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04" calcext:value-type="float">
            <text:p>1004</text:p>
          </table:table-cell>
          <table:table-cell office:value-type="float" office:value="482072427" calcext:value-type="float">
            <text:p>482072427</text:p>
          </table:table-cell>
          <table:table-cell office:value-type="float" office:value="334266409" calcext:value-type="float">
            <text:p>334266409</text:p>
          </table:table-cell>
          <table:table-cell office:value-type="float" office:value="6374" calcext:value-type="float">
            <text:p>6374</text:p>
          </table:table-cell>
          <table:table-cell office:value-type="float" office:value="1753796" calcext:value-type="float">
            <text:p>1753796</text:p>
          </table:table-cell>
          <table:table-cell office:value-type="float" office:value="1148654" calcext:value-type="float">
            <text:p>1148654</text:p>
          </table:table-cell>
          <table:table-cell office:value-type="float" office:value="10376" calcext:value-type="float">
            <text:p>1037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4218" calcext:value-type="float">
            <text:p>1.44218</text:p>
          </table:table-cell>
          <table:table-cell office:value-type="float" office:value="6374" calcext:value-type="float">
            <text:p>6374</text:p>
          </table:table-cell>
          <table:table-cell office:value-type="float" office:value="0.111796" calcext:value-type="float">
            <text:p>0.111796</text:p>
          </table:table-cell>
          <table:table-cell office:value-type="float" office:value="0.073221" calcext:value-type="float">
            <text:p>0.073221</text:p>
          </table:table-cell>
          <table:table-cell office:value-type="float" office:value="0.000661" calcext:value-type="float">
            <text:p>0.000661</text:p>
          </table:table-cell>
          <table:table-cell office:value-type="float" office:value="1.53" calcext:value-type="float">
            <text:p>1.53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08" calcext:value-type="float">
            <text:p>2008</text:p>
          </table:table-cell>
          <table:table-cell office:value-type="float" office:value="509738058" calcext:value-type="float">
            <text:p>509738058</text:p>
          </table:table-cell>
          <table:table-cell office:value-type="float" office:value="357675752" calcext:value-type="float">
            <text:p>357675752</text:p>
          </table:table-cell>
          <table:table-cell office:value-type="float" office:value="71" calcext:value-type="float">
            <text:p>71</text:p>
          </table:table-cell>
          <table:table-cell office:value-type="float" office:value="955111" calcext:value-type="float">
            <text:p>955111</text:p>
          </table:table-cell>
          <table:table-cell office:value-type="float" office:value="29255" calcext:value-type="float">
            <text:p>29255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2514" calcext:value-type="float">
            <text:p>1.42514</text:p>
          </table:table-cell>
          <table:table-cell office:value-type="float" office:value="71" calcext:value-type="float">
            <text:p>71</text:p>
          </table:table-cell>
          <table:table-cell office:value-type="float" office:value="0.060884" calcext:value-type="float">
            <text:p>0.060884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2.65" calcext:value-type="float">
            <text:p>32.65</text:p>
          </table:table-cell>
          <table:table-cell office:value-type="float" office:value="336.26" calcext:value-type="float">
            <text:p>336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11" calcext:value-type="float">
            <text:p>3011</text:p>
          </table:table-cell>
          <table:table-cell office:value-type="float" office:value="484035548" calcext:value-type="float">
            <text:p>484035548</text:p>
          </table:table-cell>
          <table:table-cell office:value-type="float" office:value="342980901" calcext:value-type="float">
            <text:p>342980901</text:p>
          </table:table-cell>
          <table:table-cell office:value-type="float" office:value="92" calcext:value-type="float">
            <text:p>92</text:p>
          </table:table-cell>
          <table:table-cell office:value-type="float" office:value="923804" calcext:value-type="float">
            <text:p>923804</text:p>
          </table:table-cell>
          <table:table-cell office:value-type="float" office:value="31921" calcext:value-type="float">
            <text:p>3192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1261" calcext:value-type="float">
            <text:p>1.411261</text:p>
          </table:table-cell>
          <table:table-cell office:value-type="float" office:value="92" calcext:value-type="float">
            <text:p>92</text:p>
          </table:table-cell>
          <table:table-cell office:value-type="float" office:value="0.058947" calcext:value-type="float">
            <text:p>0.058947</text:p>
          </table:table-cell>
          <table:table-cell office:value-type="float" office:value="0.002037" calcext:value-type="float">
            <text:p>0.00203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8.94" calcext:value-type="float">
            <text:p>28.94</text:p>
          </table:table-cell>
          <table:table-cell office:value-type="float" office:value="371.17" calcext:value-type="float">
            <text:p>371.1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14" calcext:value-type="float">
            <text:p>4014</text:p>
          </table:table-cell>
          <table:table-cell office:value-type="float" office:value="454763913" calcext:value-type="float">
            <text:p>454763913</text:p>
          </table:table-cell>
          <table:table-cell office:value-type="float" office:value="322971995" calcext:value-type="float">
            <text:p>322971995</text:p>
          </table:table-cell>
          <table:table-cell office:value-type="float" office:value="19" calcext:value-type="float">
            <text:p>19</text:p>
          </table:table-cell>
          <table:table-cell office:value-type="float" office:value="880582" calcext:value-type="float">
            <text:p>880582</text:p>
          </table:table-cell>
          <table:table-cell office:value-type="float" office:value="32295" calcext:value-type="float">
            <text:p>3229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806" calcext:value-type="float">
            <text:p>1.40806</text:p>
          </table:table-cell>
          <table:table-cell office:value-type="float" office:value="19" calcext:value-type="float">
            <text:p>19</text:p>
          </table:table-cell>
          <table:table-cell office:value-type="float" office:value="0.056189" calcext:value-type="float">
            <text:p>0.056189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27.27" calcext:value-type="float">
            <text:p>27.27</text:p>
          </table:table-cell>
          <table:table-cell office:value-type="float" office:value="1009.22" calcext:value-type="float">
            <text:p>1009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17" calcext:value-type="float">
            <text:p>5017</text:p>
          </table:table-cell>
          <table:table-cell office:value-type="float" office:value="454793742" calcext:value-type="float">
            <text:p>454793742</text:p>
          </table:table-cell>
          <table:table-cell office:value-type="float" office:value="322326466" calcext:value-type="float">
            <text:p>322326466</text:p>
          </table:table-cell>
          <table:table-cell office:value-type="float" office:value="97" calcext:value-type="float">
            <text:p>97</text:p>
          </table:table-cell>
          <table:table-cell office:value-type="float" office:value="875455" calcext:value-type="float">
            <text:p>875455</text:p>
          </table:table-cell>
          <table:table-cell office:value-type="float" office:value="34175" calcext:value-type="float">
            <text:p>34175</text:p>
          </table:table-cell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10972" calcext:value-type="float">
            <text:p>1.410972</text:p>
          </table:table-cell>
          <table:table-cell office:value-type="float" office:value="97" calcext:value-type="float">
            <text:p>97</text:p>
          </table:table-cell>
          <table:table-cell office:value-type="float" office:value="0.055862" calcext:value-type="float">
            <text:p>0.055862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5.62" calcext:value-type="float">
            <text:p>25.62</text:p>
          </table:table-cell>
          <table:table-cell office:value-type="float" office:value="421.91" calcext:value-type="float">
            <text:p>421.9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021" calcext:value-type="float">
            <text:p>6021</text:p>
          </table:table-cell>
          <table:table-cell office:value-type="float" office:value="720553741" calcext:value-type="float">
            <text:p>720553741</text:p>
          </table:table-cell>
          <table:table-cell office:value-type="float" office:value="512374779" calcext:value-type="float">
            <text:p>512374779</text:p>
          </table:table-cell>
          <table:table-cell office:value-type="float" office:value="231" calcext:value-type="float">
            <text:p>231</text:p>
          </table:table-cell>
          <table:table-cell office:value-type="float" office:value="2425158" calcext:value-type="float">
            <text:p>2425158</text:p>
          </table:table-cell>
          <table:table-cell office:value-type="float" office:value="1499700" calcext:value-type="float">
            <text:p>1499700</text:p>
          </table:table-cell>
          <table:table-cell office:value-type="float" office:value="1807" calcext:value-type="float">
            <text:p>18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6302" calcext:value-type="float">
            <text:p>1.406302</text:p>
          </table:table-cell>
          <table:table-cell office:value-type="float" office:value="231" calcext:value-type="float">
            <text:p>231</text:p>
          </table:table-cell>
          <table:table-cell office:value-type="float" office:value="0.154592" calcext:value-type="float">
            <text:p>0.154592</text:p>
          </table:table-cell>
          <table:table-cell office:value-type="float" office:value="0.095598" calcext:value-type="float">
            <text:p>0.09559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1.62" calcext:value-type="float">
            <text:p>1.62</text:p>
          </table:table-cell>
          <table:table-cell office:value-type="float" office:value="829.94" calcext:value-type="float">
            <text:p>829.9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025" calcext:value-type="float">
            <text:p>7025</text:p>
          </table:table-cell>
          <table:table-cell office:value-type="float" office:value="1490788546" calcext:value-type="float">
            <text:p>1490788546</text:p>
          </table:table-cell>
          <table:table-cell office:value-type="float" office:value="1058648387" calcext:value-type="float">
            <text:p>1058648387</text:p>
          </table:table-cell>
          <table:table-cell office:value-type="float" office:value="2296" calcext:value-type="float">
            <text:p>2296</text:p>
          </table:table-cell>
          <table:table-cell office:value-type="float" office:value="7355201" calcext:value-type="float">
            <text:p>7355201</text:p>
          </table:table-cell>
          <table:table-cell office:value-type="float" office:value="6111277" calcext:value-type="float">
            <text:p>6111277</text:p>
          </table:table-cell>
          <table:table-cell office:value-type="float" office:value="48621" calcext:value-type="float">
            <text:p>486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4082" calcext:value-type="float">
            <text:p>1.4082</text:p>
          </table:table-cell>
          <table:table-cell office:value-type="float" office:value="2296" calcext:value-type="float">
            <text:p>2296</text:p>
          </table:table-cell>
          <table:table-cell office:value-type="float" office:value="0.468857" calcext:value-type="float">
            <text:p>0.468857</text:p>
          </table:table-cell>
          <table:table-cell office:value-type="float" office:value="0.389563" calcext:value-type="float">
            <text:p>0.389563</text:p>
          </table:table-cell>
          <table:table-cell office:value-type="float" office:value="0.003099" calcext:value-type="float">
            <text:p>0.003099</text:p>
          </table:table-cell>
          <table:table-cell office:value-type="float" office:value="1.2" calcext:value-type="float">
            <text:p>1.2</text:p>
          </table:table-cell>
          <table:table-cell office:value-type="float" office:value="125.69" calcext:value-type="float">
            <text:p>125.6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028" calcext:value-type="float">
            <text:p>8028</text:p>
          </table:table-cell>
          <table:table-cell office:value-type="float" office:value="219377565" calcext:value-type="float">
            <text:p>219377565</text:p>
          </table:table-cell>
          <table:table-cell office:value-type="float" office:value="198692073" calcext:value-type="float">
            <text:p>198692073</text:p>
          </table:table-cell>
          <table:table-cell office:value-type="float" office:value="9732" calcext:value-type="float">
            <text:p>9732</text:p>
          </table:table-cell>
          <table:table-cell office:value-type="float" office:value="1208833" calcext:value-type="float">
            <text:p>1208833</text:p>
          </table:table-cell>
          <table:table-cell office:value-type="float" office:value="1284182" calcext:value-type="float">
            <text:p>1284182</text:p>
          </table:table-cell>
          <table:table-cell office:value-type="float" office:value="20476" calcext:value-type="float">
            <text:p>204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04108" calcext:value-type="float">
            <text:p>1.104108</text:p>
          </table:table-cell>
          <table:table-cell office:value-type="float" office:value="9732" calcext:value-type="float">
            <text:p>9732</text:p>
          </table:table-cell>
          <table:table-cell office:value-type="float" office:value="0.077134" calcext:value-type="float">
            <text:p>0.077134</text:p>
          </table:table-cell>
          <table:table-cell office:value-type="float" office:value="0.081942" calcext:value-type="float">
            <text:p>0.081942</text:p>
          </table:table-cell>
          <table:table-cell office:value-type="float" office:value="0.001307" calcext:value-type="float">
            <text:p>0.001307</text:p>
          </table:table-cell>
          <table:table-cell office:value-type="float" office:value="0.94" calcext:value-type="float">
            <text:p>0.94</text:p>
          </table:table-cell>
          <table:table-cell office:value-type="float" office:value="62.72" calcext:value-type="float">
            <text:p>62.7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032" calcext:value-type="float">
            <text:p>9032</text:p>
          </table:table-cell>
          <table:table-cell office:value-type="float" office:value="162845541" calcext:value-type="float">
            <text:p>162845541</text:p>
          </table:table-cell>
          <table:table-cell office:value-type="float" office:value="227901688" calcext:value-type="float">
            <text:p>227901688</text:p>
          </table:table-cell>
          <table:table-cell office:value-type="float" office:value="23323" calcext:value-type="float">
            <text:p>23323</text:p>
          </table:table-cell>
          <table:table-cell office:value-type="float" office:value="2181004" calcext:value-type="float">
            <text:p>2181004</text:p>
          </table:table-cell>
          <table:table-cell office:value-type="float" office:value="3352337" calcext:value-type="float">
            <text:p>3352337</text:p>
          </table:table-cell>
          <table:table-cell office:value-type="float" office:value="38662" calcext:value-type="float">
            <text:p>3866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4543" calcext:value-type="float">
            <text:p>0.714543</text:p>
          </table:table-cell>
          <table:table-cell office:value-type="float" office:value="23323" calcext:value-type="float">
            <text:p>23323</text:p>
          </table:table-cell>
          <table:table-cell office:value-type="float" office:value="0.139028" calcext:value-type="float">
            <text:p>0.139028</text:p>
          </table:table-cell>
          <table:table-cell office:value-type="float" office:value="0.213695" calcext:value-type="float">
            <text:p>0.213695</text:p>
          </table:table-cell>
          <table:table-cell office:value-type="float" office:value="0.002465" calcext:value-type="float">
            <text:p>0.002465</text:p>
          </table:table-cell>
          <table:table-cell office:value-type="float" office:value="0.65" calcext:value-type="float">
            <text:p>0.65</text:p>
          </table:table-cell>
          <table:table-cell office:value-type="float" office:value="86.71" calcext:value-type="float">
            <text:p>86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036" calcext:value-type="float">
            <text:p>10036</text:p>
          </table:table-cell>
          <table:table-cell office:value-type="float" office:value="107853167" calcext:value-type="float">
            <text:p>107853167</text:p>
          </table:table-cell>
          <table:table-cell office:value-type="float" office:value="199428381" calcext:value-type="float">
            <text:p>199428381</text:p>
          </table:table-cell>
          <table:table-cell office:value-type="float" office:value="16020" calcext:value-type="float">
            <text:p>16020</text:p>
          </table:table-cell>
          <table:table-cell office:value-type="float" office:value="1815521" calcext:value-type="float">
            <text:p>1815521</text:p>
          </table:table-cell>
          <table:table-cell office:value-type="float" office:value="3366622" calcext:value-type="float">
            <text:p>3366622</text:p>
          </table:table-cell>
          <table:table-cell office:value-type="float" office:value="21723" calcext:value-type="float">
            <text:p>217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0812" calcext:value-type="float">
            <text:p>0.540812</text:p>
          </table:table-cell>
          <table:table-cell office:value-type="float" office:value="16020" calcext:value-type="float">
            <text:p>16020</text:p>
          </table:table-cell>
          <table:table-cell office:value-type="float" office:value="0.11573" calcext:value-type="float">
            <text:p>0.11573</text:p>
          </table:table-cell>
          <table:table-cell office:value-type="float" office:value="0.214605" calcext:value-type="float">
            <text:p>0.214605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54" calcext:value-type="float">
            <text:p>0.54</text:p>
          </table:table-cell>
          <table:table-cell office:value-type="float" office:value="154.98" calcext:value-type="float">
            <text:p>154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039" calcext:value-type="float">
            <text:p>11039</text:p>
          </table:table-cell>
          <table:table-cell office:value-type="float" office:value="315670046" calcext:value-type="float">
            <text:p>315670046</text:p>
          </table:table-cell>
          <table:table-cell office:value-type="float" office:value="538574731" calcext:value-type="float">
            <text:p>538574731</text:p>
          </table:table-cell>
          <table:table-cell office:value-type="float" office:value="48366" calcext:value-type="float">
            <text:p>48366</text:p>
          </table:table-cell>
          <table:table-cell office:value-type="float" office:value="5472552" calcext:value-type="float">
            <text:p>5472552</text:p>
          </table:table-cell>
          <table:table-cell office:value-type="float" office:value="8329487" calcext:value-type="float">
            <text:p>8329487</text:p>
          </table:table-cell>
          <table:table-cell office:value-type="float" office:value="77487" calcext:value-type="float">
            <text:p>774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6121" calcext:value-type="float">
            <text:p>0.586121</text:p>
          </table:table-cell>
          <table:table-cell office:value-type="float" office:value="48366" calcext:value-type="float">
            <text:p>48366</text:p>
          </table:table-cell>
          <table:table-cell office:value-type="float" office:value="0.349196" calcext:value-type="float">
            <text:p>0.349196</text:p>
          </table:table-cell>
          <table:table-cell office:value-type="float" office:value="0.531493" calcext:value-type="float">
            <text:p>0.531493</text:p>
          </table:table-cell>
          <table:table-cell office:value-type="float" office:value="0.004944" calcext:value-type="float">
            <text:p>0.004944</text:p>
          </table:table-cell>
          <table:table-cell office:value-type="float" office:value="0.66" calcext:value-type="float">
            <text:p>0.66</text:p>
          </table:table-cell>
          <table:table-cell office:value-type="float" office:value="107.5" calcext:value-type="float">
            <text:p>107.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042" calcext:value-type="float">
            <text:p>12042</text:p>
          </table:table-cell>
          <table:table-cell office:value-type="float" office:value="241972797" calcext:value-type="float">
            <text:p>241972797</text:p>
          </table:table-cell>
          <table:table-cell office:value-type="float" office:value="487428164" calcext:value-type="float">
            <text:p>487428164</text:p>
          </table:table-cell>
          <table:table-cell office:value-type="float" office:value="4991" calcext:value-type="float">
            <text:p>4991</text:p>
          </table:table-cell>
          <table:table-cell office:value-type="float" office:value="4926996" calcext:value-type="float">
            <text:p>4926996</text:p>
          </table:table-cell>
          <table:table-cell office:value-type="float" office:value="7460913" calcext:value-type="float">
            <text:p>7460913</text:p>
          </table:table-cell>
          <table:table-cell office:value-type="float" office:value="8105" calcext:value-type="float">
            <text:p>810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6428" calcext:value-type="float">
            <text:p>0.496428</text:p>
          </table:table-cell>
          <table:table-cell office:value-type="float" office:value="4991" calcext:value-type="float">
            <text:p>4991</text:p>
          </table:table-cell>
          <table:table-cell office:value-type="float" office:value="0.314385" calcext:value-type="float">
            <text:p>0.314385</text:p>
          </table:table-cell>
          <table:table-cell office:value-type="float" office:value="0.47607" calcext:value-type="float">
            <text:p>0.47607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66" calcext:value-type="float">
            <text:p>0.66</text:p>
          </table:table-cell>
          <table:table-cell office:value-type="float" office:value="920.53" calcext:value-type="float">
            <text:p>920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045" calcext:value-type="float">
            <text:p>13045</text:p>
          </table:table-cell>
          <table:table-cell office:value-type="float" office:value="36672017" calcext:value-type="float">
            <text:p>36672017</text:p>
          </table:table-cell>
          <table:table-cell office:value-type="float" office:value="43441737" calcext:value-type="float">
            <text:p>43441737</text:p>
          </table:table-cell>
          <table:table-cell office:value-type="float" office:value="4455" calcext:value-type="float">
            <text:p>4455</text:p>
          </table:table-cell>
          <table:table-cell office:value-type="float" office:value="336273" calcext:value-type="float">
            <text:p>336273</text:p>
          </table:table-cell>
          <table:table-cell office:value-type="float" office:value="667804" calcext:value-type="float">
            <text:p>667804</text:p>
          </table:table-cell>
          <table:table-cell office:value-type="float" office:value="7009" calcext:value-type="float">
            <text:p>70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44166" calcext:value-type="float">
            <text:p>0.844166</text:p>
          </table:table-cell>
          <table:table-cell office:value-type="float" office:value="4455" calcext:value-type="float">
            <text:p>4455</text:p>
          </table:table-cell>
          <table:table-cell office:value-type="float" office:value="0.021457" calcext:value-type="float">
            <text:p>0.021457</text:p>
          </table:table-cell>
          <table:table-cell office:value-type="float" office:value="0.042612" calcext:value-type="float">
            <text:p>0.042612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.5" calcext:value-type="float">
            <text:p>0.5</text:p>
          </table:table-cell>
          <table:table-cell office:value-type="float" office:value="95.28" calcext:value-type="float">
            <text:p>95.2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049" calcext:value-type="float">
            <text:p>14049</text:p>
          </table:table-cell>
          <table:table-cell office:value-type="float" office:value="2674856" calcext:value-type="float">
            <text:p>2674856</text:p>
          </table:table-cell>
          <table:table-cell office:value-type="float" office:value="11380448" calcext:value-type="float">
            <text:p>11380448</text:p>
          </table:table-cell>
          <table:table-cell office:value-type="float" office:value="14737" calcext:value-type="float">
            <text:p>14737</text:p>
          </table:table-cell>
          <table:table-cell office:value-type="float" office:value="105558" calcext:value-type="float">
            <text:p>105558</text:p>
          </table:table-cell>
          <table:table-cell office:value-type="float" office:value="176672" calcext:value-type="float">
            <text:p>176672</text:p>
          </table:table-cell>
          <table:table-cell office:value-type="float" office:value="16344" calcext:value-type="float">
            <text:p>163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04" calcext:value-type="float">
            <text:p>0.23504</text:p>
          </table:table-cell>
          <table:table-cell office:value-type="float" office:value="14737" calcext:value-type="float">
            <text:p>14737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0.011262" calcext:value-type="float">
            <text:p>0.011262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6" calcext:value-type="float">
            <text:p>0.6</text:p>
          </table:table-cell>
          <table:table-cell office:value-type="float" office:value="10.81" calcext:value-type="float">
            <text:p>10.8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053" calcext:value-type="float">
            <text:p>15053</text:p>
          </table:table-cell>
          <table:table-cell office:value-type="float" office:value="2604149" calcext:value-type="float">
            <text:p>2604149</text:p>
          </table:table-cell>
          <table:table-cell office:value-type="float" office:value="3364400" calcext:value-type="float">
            <text:p>3364400</text:p>
          </table:table-cell>
          <table:table-cell office:value-type="float" office:value="339" calcext:value-type="float">
            <text:p>339</text:p>
          </table:table-cell>
          <table:table-cell office:value-type="float" office:value="19840" calcext:value-type="float">
            <text:p>19840</text:p>
          </table:table-cell>
          <table:table-cell office:value-type="float" office:value="42724" calcext:value-type="float">
            <text:p>42724</text:p>
          </table:table-cell>
          <table:table-cell office:value-type="float" office:value="608" calcext:value-type="float">
            <text:p>6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4031" calcext:value-type="float">
            <text:p>0.774031</text:p>
          </table:table-cell>
          <table:table-cell office:value-type="float" office:value="339" calcext:value-type="float">
            <text:p>339</text:p>
          </table:table-cell>
          <table:table-cell office:value-type="float" office:value="0.001265" calcext:value-type="float">
            <text:p>0.001265</text:p>
          </table:table-cell>
          <table:table-cell office:value-type="float" office:value="0.002723" calcext:value-type="float">
            <text:p>0.002723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0.46" calcext:value-type="float">
            <text:p>0.46</text:p>
          </table:table-cell>
          <table:table-cell office:value-type="float" office:value="70.27" calcext:value-type="float">
            <text:p>70.2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057" calcext:value-type="float">
            <text:p>16057</text:p>
          </table:table-cell>
          <table:table-cell office:value-type="float" office:value="622479" calcext:value-type="float">
            <text:p>622479</text:p>
          </table:table-cell>
          <table:table-cell office:value-type="float" office:value="1822607" calcext:value-type="float">
            <text:p>1822607</text:p>
          </table:table-cell>
          <table:table-cell office:value-type="float" office:value="170" calcext:value-type="float">
            <text:p>170</text:p>
          </table:table-cell>
          <table:table-cell office:value-type="float" office:value="14598" calcext:value-type="float">
            <text:p>14598</text:p>
          </table:table-cell>
          <table:table-cell office:value-type="float" office:value="44469" calcext:value-type="float">
            <text:p>4446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532" calcext:value-type="float">
            <text:p>0.341532</text:p>
          </table:table-cell>
          <table:table-cell office:value-type="float" office:value="170" calcext:value-type="float">
            <text:p>170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.002835" calcext:value-type="float">
            <text:p>0.00283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3" calcext:value-type="float">
            <text:p>0.33</text:p>
          </table:table-cell>
          <table:table-cell office:value-type="float" office:value="231.61" calcext:value-type="float">
            <text:p>231.6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061" calcext:value-type="float">
            <text:p>17061</text:p>
          </table:table-cell>
          <table:table-cell office:value-type="float" office:value="61779872" calcext:value-type="float">
            <text:p>61779872</text:p>
          </table:table-cell>
          <table:table-cell office:value-type="float" office:value="90807380" calcext:value-type="float">
            <text:p>90807380</text:p>
          </table:table-cell>
          <table:table-cell office:value-type="float" office:value="9452" calcext:value-type="float">
            <text:p>9452</text:p>
          </table:table-cell>
          <table:table-cell office:value-type="float" office:value="799136" calcext:value-type="float">
            <text:p>799136</text:p>
          </table:table-cell>
          <table:table-cell office:value-type="float" office:value="1249207" calcext:value-type="float">
            <text:p>1249207</text:p>
          </table:table-cell>
          <table:table-cell office:value-type="float" office:value="17212" calcext:value-type="float">
            <text:p>172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8034" calcext:value-type="float">
            <text:p>0.68034</text:p>
          </table:table-cell>
          <table:table-cell office:value-type="float" office:value="9452" calcext:value-type="float">
            <text:p>9452</text:p>
          </table:table-cell>
          <table:table-cell office:value-type="float" office:value="0.050941" calcext:value-type="float">
            <text:p>0.050941</text:p>
          </table:table-cell>
          <table:table-cell office:value-type="float" office:value="0.079631" calcext:value-type="float">
            <text:p>0.079631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0.64" calcext:value-type="float">
            <text:p>0.64</text:p>
          </table:table-cell>
          <table:table-cell office:value-type="float" office:value="72.58" calcext:value-type="float">
            <text:p>72.5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065" calcext:value-type="float">
            <text:p>18065</text:p>
          </table:table-cell>
          <table:table-cell office:value-type="float" office:value="3800436830" calcext:value-type="float">
            <text:p>3800436830</text:p>
          </table:table-cell>
          <table:table-cell office:value-type="float" office:value="6089059942" calcext:value-type="float">
            <text:p>6089059942</text:p>
          </table:table-cell>
          <table:table-cell office:value-type="float" office:value="23065147" calcext:value-type="float">
            <text:p>23065147</text:p>
          </table:table-cell>
          <table:table-cell office:value-type="float" office:value="181044872" calcext:value-type="float">
            <text:p>181044872</text:p>
          </table:table-cell>
          <table:table-cell office:value-type="float" office:value="122250992" calcext:value-type="float">
            <text:p>122250992</text:p>
          </table:table-cell>
          <table:table-cell office:value-type="float" office:value="116618435" calcext:value-type="float">
            <text:p>1166184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4142" calcext:value-type="float">
            <text:p>0.624142</text:p>
          </table:table-cell>
          <table:table-cell office:value-type="float" office:value="23065148" calcext:value-type="float">
            <text:p>23065148</text:p>
          </table:table-cell>
          <table:table-cell office:value-type="float" office:value="11.540709" calcext:value-type="float">
            <text:p>11.540709</text:p>
          </table:table-cell>
          <table:table-cell office:value-type="float" office:value="7.792892" calcext:value-type="float">
            <text:p>7.792892</text:p>
          </table:table-cell>
          <table:table-cell office:value-type="float" office:value="7.433844" calcext:value-type="float">
            <text:p>7.433844</text:p>
          </table:table-cell>
          <table:table-cell office:value-type="float" office:value="1.48" calcext:value-type="float">
            <text:p>1.48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068" calcext:value-type="float">
            <text:p>19068</text:p>
          </table:table-cell>
          <table:table-cell office:value-type="float" office:value="4786095909" calcext:value-type="float">
            <text:p>4786095909</text:p>
          </table:table-cell>
          <table:table-cell office:value-type="float" office:value="7627452564" calcext:value-type="float">
            <text:p>7627452564</text:p>
          </table:table-cell>
          <table:table-cell office:value-type="float" office:value="29903982" calcext:value-type="float">
            <text:p>29903982</text:p>
          </table:table-cell>
          <table:table-cell office:value-type="float" office:value="233726873" calcext:value-type="float">
            <text:p>233726873</text:p>
          </table:table-cell>
          <table:table-cell office:value-type="float" office:value="157124231" calcext:value-type="float">
            <text:p>157124231</text:p>
          </table:table-cell>
          <table:table-cell office:value-type="float" office:value="152278339" calcext:value-type="float">
            <text:p>1522783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483" calcext:value-type="float">
            <text:p>0.627483</text:p>
          </table:table-cell>
          <table:table-cell office:value-type="float" office:value="29903982" calcext:value-type="float">
            <text:p>29903982</text:p>
          </table:table-cell>
          <table:table-cell office:value-type="float" office:value="14.913779" calcext:value-type="float">
            <text:p>14.913779</text:p>
          </table:table-cell>
          <table:table-cell office:value-type="float" office:value="10.025873" calcext:value-type="float">
            <text:p>10.025873</text:p>
          </table:table-cell>
          <table:table-cell office:value-type="float" office:value="9.716663" calcext:value-type="float">
            <text:p>9.71666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071" calcext:value-type="float">
            <text:p>20071</text:p>
          </table:table-cell>
          <table:table-cell office:value-type="float" office:value="4793788148" calcext:value-type="float">
            <text:p>4793788148</text:p>
          </table:table-cell>
          <table:table-cell office:value-type="float" office:value="7641746240" calcext:value-type="float">
            <text:p>7641746240</text:p>
          </table:table-cell>
          <table:table-cell office:value-type="float" office:value="30020656" calcext:value-type="float">
            <text:p>30020656</text:p>
          </table:table-cell>
          <table:table-cell office:value-type="float" office:value="234248672" calcext:value-type="float">
            <text:p>234248672</text:p>
          </table:table-cell>
          <table:table-cell office:value-type="float" office:value="157624840" calcext:value-type="float">
            <text:p>157624840</text:p>
          </table:table-cell>
          <table:table-cell office:value-type="float" office:value="152807002" calcext:value-type="float">
            <text:p>1528070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316" calcext:value-type="float">
            <text:p>0.627316</text:p>
          </table:table-cell>
          <table:table-cell office:value-type="float" office:value="30020656" calcext:value-type="float">
            <text:p>30020656</text:p>
          </table:table-cell>
          <table:table-cell office:value-type="float" office:value="14.947074" calcext:value-type="float">
            <text:p>14.947074</text:p>
          </table:table-cell>
          <table:table-cell office:value-type="float" office:value="10.057816" calcext:value-type="float">
            <text:p>10.057816</text:p>
          </table:table-cell>
          <table:table-cell office:value-type="float" office:value="9.750398" calcext:value-type="float">
            <text:p>9.750398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074" calcext:value-type="float">
            <text:p>21074</text:p>
          </table:table-cell>
          <table:table-cell office:value-type="float" office:value="4823485998" calcext:value-type="float">
            <text:p>4823485998</text:p>
          </table:table-cell>
          <table:table-cell office:value-type="float" office:value="7659760018" calcext:value-type="float">
            <text:p>7659760018</text:p>
          </table:table-cell>
          <table:table-cell office:value-type="float" office:value="30035321" calcext:value-type="float">
            <text:p>30035321</text:p>
          </table:table-cell>
          <table:table-cell office:value-type="float" office:value="235505134" calcext:value-type="float">
            <text:p>235505134</text:p>
          </table:table-cell>
          <table:table-cell office:value-type="float" office:value="158007608" calcext:value-type="float">
            <text:p>158007608</text:p>
          </table:table-cell>
          <table:table-cell office:value-type="float" office:value="153153989" calcext:value-type="float">
            <text:p>15315398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9718" calcext:value-type="float">
            <text:p>0.629718</text:p>
          </table:table-cell>
          <table:table-cell office:value-type="float" office:value="30035320" calcext:value-type="float">
            <text:p>30035320</text:p>
          </table:table-cell>
          <table:table-cell office:value-type="float" office:value="15.027247" calcext:value-type="float">
            <text:p>15.027247</text:p>
          </table:table-cell>
          <table:table-cell office:value-type="float" office:value="10.082241" calcext:value-type="float">
            <text:p>10.082241</text:p>
          </table:table-cell>
          <table:table-cell office:value-type="float" office:value="9.772537" calcext:value-type="float">
            <text:p>9.772537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077" calcext:value-type="float">
            <text:p>22077</text:p>
          </table:table-cell>
          <table:table-cell office:value-type="float" office:value="4835767649" calcext:value-type="float">
            <text:p>4835767649</text:p>
          </table:table-cell>
          <table:table-cell office:value-type="float" office:value="7851971392" calcext:value-type="float">
            <text:p>7851971392</text:p>
          </table:table-cell>
          <table:table-cell office:value-type="float" office:value="30366978" calcext:value-type="float">
            <text:p>30366978</text:p>
          </table:table-cell>
          <table:table-cell office:value-type="float" office:value="236336937" calcext:value-type="float">
            <text:p>236336937</text:p>
          </table:table-cell>
          <table:table-cell office:value-type="float" office:value="158808881" calcext:value-type="float">
            <text:p>158808881</text:p>
          </table:table-cell>
          <table:table-cell office:value-type="float" office:value="153953966" calcext:value-type="float">
            <text:p>1539539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5867" calcext:value-type="float">
            <text:p>0.615867</text:p>
          </table:table-cell>
          <table:table-cell office:value-type="float" office:value="30366978" calcext:value-type="float">
            <text:p>30366978</text:p>
          </table:table-cell>
          <table:table-cell office:value-type="float" office:value="15.080323" calcext:value-type="float">
            <text:p>15.080323</text:p>
          </table:table-cell>
          <table:table-cell office:value-type="float" office:value="10.133368" calcext:value-type="float">
            <text:p>10.133368</text:p>
          </table:table-cell>
          <table:table-cell office:value-type="float" office:value="9.823584" calcext:value-type="float">
            <text:p>9.823584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080" calcext:value-type="float">
            <text:p>23080</text:p>
          </table:table-cell>
          <table:table-cell office:value-type="float" office:value="4800414763" calcext:value-type="float">
            <text:p>4800414763</text:p>
          </table:table-cell>
          <table:table-cell office:value-type="float" office:value="7653602954" calcext:value-type="float">
            <text:p>7653602954</text:p>
          </table:table-cell>
          <table:table-cell office:value-type="float" office:value="29904898" calcext:value-type="float">
            <text:p>29904898</text:p>
          </table:table-cell>
          <table:table-cell office:value-type="float" office:value="233713951" calcext:value-type="float">
            <text:p>233713951</text:p>
          </table:table-cell>
          <table:table-cell office:value-type="float" office:value="157088739" calcext:value-type="float">
            <text:p>157088739</text:p>
          </table:table-cell>
          <table:table-cell office:value-type="float" office:value="152269701" calcext:value-type="float">
            <text:p>1522697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21" calcext:value-type="float">
            <text:p>0.62721</text:p>
          </table:table-cell>
          <table:table-cell office:value-type="float" office:value="29904898" calcext:value-type="float">
            <text:p>29904898</text:p>
          </table:table-cell>
          <table:table-cell office:value-type="float" office:value="14.912954" calcext:value-type="float">
            <text:p>14.912954</text:p>
          </table:table-cell>
          <table:table-cell office:value-type="float" office:value="10.023608" calcext:value-type="float">
            <text:p>10.023608</text:p>
          </table:table-cell>
          <table:table-cell office:value-type="float" office:value="9.716112" calcext:value-type="float">
            <text:p>9.716112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083" calcext:value-type="float">
            <text:p>24083</text:p>
          </table:table-cell>
          <table:table-cell office:value-type="float" office:value="4962854243" calcext:value-type="float">
            <text:p>4962854243</text:p>
          </table:table-cell>
          <table:table-cell office:value-type="float" office:value="7878839794" calcext:value-type="float">
            <text:p>7878839794</text:p>
          </table:table-cell>
          <table:table-cell office:value-type="float" office:value="31226071" calcext:value-type="float">
            <text:p>31226071</text:p>
          </table:table-cell>
          <table:table-cell office:value-type="float" office:value="242570999" calcext:value-type="float">
            <text:p>242570999</text:p>
          </table:table-cell>
          <table:table-cell office:value-type="float" office:value="162881507" calcext:value-type="float">
            <text:p>162881507</text:p>
          </table:table-cell>
          <table:table-cell office:value-type="float" office:value="157947656" calcext:value-type="float">
            <text:p>15794765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9897" calcext:value-type="float">
            <text:p>0.629897</text:p>
          </table:table-cell>
          <table:table-cell office:value-type="float" office:value="31226072" calcext:value-type="float">
            <text:p>31226072</text:p>
          </table:table-cell>
          <table:table-cell office:value-type="float" office:value="15.478109" calcext:value-type="float">
            <text:p>15.478109</text:p>
          </table:table-cell>
          <table:table-cell office:value-type="float" office:value="10.393236" calcext:value-type="float">
            <text:p>10.393236</text:p>
          </table:table-cell>
          <table:table-cell office:value-type="float" office:value="10.078414" calcext:value-type="float">
            <text:p>10.078414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086" calcext:value-type="float">
            <text:p>25086</text:p>
          </table:table-cell>
          <table:table-cell office:value-type="float" office:value="4783661681" calcext:value-type="float">
            <text:p>4783661681</text:p>
          </table:table-cell>
          <table:table-cell office:value-type="float" office:value="7606316895" calcext:value-type="float">
            <text:p>7606316895</text:p>
          </table:table-cell>
          <table:table-cell office:value-type="float" office:value="29665111" calcext:value-type="float">
            <text:p>29665111</text:p>
          </table:table-cell>
          <table:table-cell office:value-type="float" office:value="232620068" calcext:value-type="float">
            <text:p>232620068</text:p>
          </table:table-cell>
          <table:table-cell office:value-type="float" office:value="155989086" calcext:value-type="float">
            <text:p>155989086</text:p>
          </table:table-cell>
          <table:table-cell office:value-type="float" office:value="151199239" calcext:value-type="float">
            <text:p>1511992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8906" calcext:value-type="float">
            <text:p>0.628906</text:p>
          </table:table-cell>
          <table:table-cell office:value-type="float" office:value="29665112" calcext:value-type="float">
            <text:p>29665112</text:p>
          </table:table-cell>
          <table:table-cell office:value-type="float" office:value="14.843155" calcext:value-type="float">
            <text:p>14.843155</text:p>
          </table:table-cell>
          <table:table-cell office:value-type="float" office:value="9.953442" calcext:value-type="float">
            <text:p>9.953442</text:p>
          </table:table-cell>
          <table:table-cell office:value-type="float" office:value="9.647807" calcext:value-type="float">
            <text:p>9.647807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090" calcext:value-type="float">
            <text:p>26090</text:p>
          </table:table-cell>
          <table:table-cell office:value-type="float" office:value="4837616161" calcext:value-type="float">
            <text:p>4837616161</text:p>
          </table:table-cell>
          <table:table-cell office:value-type="float" office:value="7860114551" calcext:value-type="float">
            <text:p>7860114551</text:p>
          </table:table-cell>
          <table:table-cell office:value-type="float" office:value="30449167" calcext:value-type="float">
            <text:p>30449167</text:p>
          </table:table-cell>
          <table:table-cell office:value-type="float" office:value="236774907" calcext:value-type="float">
            <text:p>236774907</text:p>
          </table:table-cell>
          <table:table-cell office:value-type="float" office:value="159163026" calcext:value-type="float">
            <text:p>159163026</text:p>
          </table:table-cell>
          <table:table-cell office:value-type="float" office:value="154316985" calcext:value-type="float">
            <text:p>1543169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30449168" calcext:value-type="float">
            <text:p>30449168</text:p>
          </table:table-cell>
          <table:table-cell office:value-type="float" office:value="15.093222" calcext:value-type="float">
            <text:p>15.093222</text:p>
          </table:table-cell>
          <table:table-cell office:value-type="float" office:value="10.14585" calcext:value-type="float">
            <text:p>10.14585</text:p>
          </table:table-cell>
          <table:table-cell office:value-type="float" office:value="9.83694" calcext:value-type="float">
            <text:p>9.83694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093" calcext:value-type="float">
            <text:p>27093</text:p>
          </table:table-cell>
          <table:table-cell office:value-type="float" office:value="4824388897" calcext:value-type="float">
            <text:p>4824388897</text:p>
          </table:table-cell>
          <table:table-cell office:value-type="float" office:value="7676011996" calcext:value-type="float">
            <text:p>7676011996</text:p>
          </table:table-cell>
          <table:table-cell office:value-type="float" office:value="30189101" calcext:value-type="float">
            <text:p>30189101</text:p>
          </table:table-cell>
          <table:table-cell office:value-type="float" office:value="236217675" calcext:value-type="float">
            <text:p>236217675</text:p>
          </table:table-cell>
          <table:table-cell office:value-type="float" office:value="158571181" calcext:value-type="float">
            <text:p>158571181</text:p>
          </table:table-cell>
          <table:table-cell office:value-type="float" office:value="153735296" calcext:value-type="float">
            <text:p>1537352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8502" calcext:value-type="float">
            <text:p>0.628502</text:p>
          </table:table-cell>
          <table:table-cell office:value-type="float" office:value="30189100" calcext:value-type="float">
            <text:p>30189100</text:p>
          </table:table-cell>
          <table:table-cell office:value-type="float" office:value="15.072714" calcext:value-type="float">
            <text:p>15.072714</text:p>
          </table:table-cell>
          <table:table-cell office:value-type="float" office:value="10.118201" calcext:value-type="float">
            <text:p>10.118201</text:p>
          </table:table-cell>
          <table:table-cell office:value-type="float" office:value="9.80963" calcext:value-type="float">
            <text:p>9.8096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097" calcext:value-type="float">
            <text:p>28097</text:p>
          </table:table-cell>
          <table:table-cell office:value-type="float" office:value="4843272924" calcext:value-type="float">
            <text:p>4843272924</text:p>
          </table:table-cell>
          <table:table-cell office:value-type="float" office:value="8024547222" calcext:value-type="float">
            <text:p>8024547222</text:p>
          </table:table-cell>
          <table:table-cell office:value-type="float" office:value="30710994" calcext:value-type="float">
            <text:p>30710994</text:p>
          </table:table-cell>
          <table:table-cell office:value-type="float" office:value="237199334" calcext:value-type="float">
            <text:p>237199334</text:p>
          </table:table-cell>
          <table:table-cell office:value-type="float" office:value="159632672" calcext:value-type="float">
            <text:p>159632672</text:p>
          </table:table-cell>
          <table:table-cell office:value-type="float" office:value="154768687" calcext:value-type="float">
            <text:p>1547686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03557" calcext:value-type="float">
            <text:p>0.603557</text:p>
          </table:table-cell>
          <table:table-cell office:value-type="float" office:value="30710994" calcext:value-type="float">
            <text:p>30710994</text:p>
          </table:table-cell>
          <table:table-cell office:value-type="float" office:value="15.120275" calcext:value-type="float">
            <text:p>15.120275</text:p>
          </table:table-cell>
          <table:table-cell office:value-type="float" office:value="10.175788" calcext:value-type="float">
            <text:p>10.175788</text:p>
          </table:table-cell>
          <table:table-cell office:value-type="float" office:value="9.865733" calcext:value-type="float">
            <text:p>9.86573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100" calcext:value-type="float">
            <text:p>29100</text:p>
          </table:table-cell>
          <table:table-cell office:value-type="float" office:value="4824109922" calcext:value-type="float">
            <text:p>4824109922</text:p>
          </table:table-cell>
          <table:table-cell office:value-type="float" office:value="7683639080" calcext:value-type="float">
            <text:p>7683639080</text:p>
          </table:table-cell>
          <table:table-cell office:value-type="float" office:value="30268731" calcext:value-type="float">
            <text:p>30268731</text:p>
          </table:table-cell>
          <table:table-cell office:value-type="float" office:value="236313806" calcext:value-type="float">
            <text:p>236313806</text:p>
          </table:table-cell>
          <table:table-cell office:value-type="float" office:value="158813665" calcext:value-type="float">
            <text:p>158813665</text:p>
          </table:table-cell>
          <table:table-cell office:value-type="float" office:value="153965120" calcext:value-type="float">
            <text:p>1539651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842" calcext:value-type="float">
            <text:p>0.627842</text:p>
          </table:table-cell>
          <table:table-cell office:value-type="float" office:value="30268732" calcext:value-type="float">
            <text:p>30268732</text:p>
          </table:table-cell>
          <table:table-cell office:value-type="float" office:value="15.078847" calcext:value-type="float">
            <text:p>15.078847</text:p>
          </table:table-cell>
          <table:table-cell office:value-type="float" office:value="10.133674" calcext:value-type="float">
            <text:p>10.133674</text:p>
          </table:table-cell>
          <table:table-cell office:value-type="float" office:value="9.824295" calcext:value-type="float">
            <text:p>9.824295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103" calcext:value-type="float">
            <text:p>30103</text:p>
          </table:table-cell>
          <table:table-cell office:value-type="float" office:value="4839567845" calcext:value-type="float">
            <text:p>4839567845</text:p>
          </table:table-cell>
          <table:table-cell office:value-type="float" office:value="7868814682" calcext:value-type="float">
            <text:p>7868814682</text:p>
          </table:table-cell>
          <table:table-cell office:value-type="float" office:value="30445525" calcext:value-type="float">
            <text:p>30445525</text:p>
          </table:table-cell>
          <table:table-cell office:value-type="float" office:value="236625923" calcext:value-type="float">
            <text:p>236625923</text:p>
          </table:table-cell>
          <table:table-cell office:value-type="float" office:value="159083249" calcext:value-type="float">
            <text:p>159083249</text:p>
          </table:table-cell>
          <table:table-cell office:value-type="float" office:value="154228694" calcext:value-type="float">
            <text:p>15422869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30445524" calcext:value-type="float">
            <text:p>30445524</text:p>
          </table:table-cell>
          <table:table-cell office:value-type="float" office:value="15.098763" calcext:value-type="float">
            <text:p>15.098763</text:p>
          </table:table-cell>
          <table:table-cell office:value-type="float" office:value="10.150875" calcext:value-type="float">
            <text:p>10.150875</text:p>
          </table:table-cell>
          <table:table-cell office:value-type="float" office:value="9.841113" calcext:value-type="float">
            <text:p>9.84111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107" calcext:value-type="float">
            <text:p>31107</text:p>
          </table:table-cell>
          <table:table-cell office:value-type="float" office:value="1160344364" calcext:value-type="float">
            <text:p>1160344364</text:p>
          </table:table-cell>
          <table:table-cell office:value-type="float" office:value="1820706679" calcext:value-type="float">
            <text:p>1820706679</text:p>
          </table:table-cell>
          <table:table-cell office:value-type="float" office:value="7436965" calcext:value-type="float">
            <text:p>7436965</text:p>
          </table:table-cell>
          <table:table-cell office:value-type="float" office:value="56965977" calcext:value-type="float">
            <text:p>56965977</text:p>
          </table:table-cell>
          <table:table-cell office:value-type="float" office:value="38124184" calcext:value-type="float">
            <text:p>38124184</text:p>
          </table:table-cell>
          <table:table-cell office:value-type="float" office:value="36885907" calcext:value-type="float">
            <text:p>368859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37304" calcext:value-type="float">
            <text:p>0.637304</text:p>
          </table:table-cell>
          <table:table-cell office:value-type="float" office:value="7436965" calcext:value-type="float">
            <text:p>7436965</text:p>
          </table:table-cell>
          <table:table-cell office:value-type="float" office:value="3.631297" calcext:value-type="float">
            <text:p>3.631297</text:p>
          </table:table-cell>
          <table:table-cell office:value-type="float" office:value="2.430227" calcext:value-type="float">
            <text:p>2.430227</text:p>
          </table:table-cell>
          <table:table-cell office:value-type="float" office:value="2.351293" calcext:value-type="float">
            <text:p>2.35129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111" calcext:value-type="float">
            <text:p>32111</text:p>
          </table:table-cell>
          <table:table-cell office:value-type="float" office:value="271475" calcext:value-type="float">
            <text:p>271475</text:p>
          </table:table-cell>
          <table:table-cell office:value-type="float" office:value="835362" calcext:value-type="float">
            <text:p>835362</text:p>
          </table:table-cell>
          <table:table-cell office:value-type="float" office:value="115" calcext:value-type="float">
            <text:p>115</text:p>
          </table:table-cell>
          <table:table-cell office:value-type="float" office:value="6491" calcext:value-type="float">
            <text:p>6491</text:p>
          </table:table-cell>
          <table:table-cell office:value-type="float" office:value="20056" calcext:value-type="float">
            <text:p>20056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4979" calcext:value-type="float">
            <text:p>0.324979</text:p>
          </table:table-cell>
          <table:table-cell office:value-type="float" office:value="115" calcext:value-type="float">
            <text:p>115</text:p>
          </table:table-cell>
          <table:table-cell office:value-type="float" office:value="0.000414" calcext:value-type="float">
            <text:p>0.000414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2" calcext:value-type="float">
            <text:p>0.32</text:p>
          </table:table-cell>
          <table:table-cell office:value-type="float" office:value="146.39" calcext:value-type="float">
            <text:p>146.3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115" calcext:value-type="float">
            <text:p>33115</text:p>
          </table:table-cell>
          <table:table-cell office:value-type="float" office:value="390716" calcext:value-type="float">
            <text:p>390716</text:p>
          </table:table-cell>
          <table:table-cell office:value-type="float" office:value="812047" calcext:value-type="float">
            <text:p>812047</text:p>
          </table:table-cell>
          <table:table-cell office:value-type="float" office:value="337" calcext:value-type="float">
            <text:p>337</text:p>
          </table:table-cell>
          <table:table-cell office:value-type="float" office:value="5771" calcext:value-type="float">
            <text:p>5771</text:p>
          </table:table-cell>
          <table:table-cell office:value-type="float" office:value="16453" calcext:value-type="float">
            <text:p>16453</text:p>
          </table:table-cell>
          <table:table-cell office:value-type="float" office:value="466" calcext:value-type="float">
            <text:p>4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1149" calcext:value-type="float">
            <text:p>0.481149</text:p>
          </table:table-cell>
          <table:table-cell office:value-type="float" office:value="337" calcext:value-type="float">
            <text:p>337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5" calcext:value-type="float">
            <text:p>0.35</text:p>
          </table:table-cell>
          <table:table-cell office:value-type="float" office:value="35.31" calcext:value-type="float">
            <text:p>35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119" calcext:value-type="float">
            <text:p>34119</text:p>
          </table:table-cell>
          <table:table-cell office:value-type="float" office:value="2618513153" calcext:value-type="float">
            <text:p>2618513153</text:p>
          </table:table-cell>
          <table:table-cell office:value-type="float" office:value="5965607962" calcext:value-type="float">
            <text:p>5965607962</text:p>
          </table:table-cell>
          <table:table-cell office:value-type="float" office:value="33429443" calcext:value-type="float">
            <text:p>33429443</text:p>
          </table:table-cell>
          <table:table-cell office:value-type="float" office:value="130072585" calcext:value-type="float">
            <text:p>130072585</text:p>
          </table:table-cell>
          <table:table-cell office:value-type="float" office:value="129884988" calcext:value-type="float">
            <text:p>129884988</text:p>
          </table:table-cell>
          <table:table-cell office:value-type="float" office:value="123660334" calcext:value-type="float">
            <text:p>1236603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935" calcext:value-type="float">
            <text:p>0.438935</text:p>
          </table:table-cell>
          <table:table-cell office:value-type="float" office:value="33429444" calcext:value-type="float">
            <text:p>33429444</text:p>
          </table:table-cell>
          <table:table-cell office:value-type="float" office:value="8.291479" calcext:value-type="float">
            <text:p>8.291479</text:p>
          </table:table-cell>
          <table:table-cell office:value-type="float" office:value="8.279521" calcext:value-type="float">
            <text:p>8.279521</text:p>
          </table:table-cell>
          <table:table-cell office:value-type="float" office:value="7.88273" calcext:value-type="float">
            <text:p>7.8827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122" calcext:value-type="float">
            <text:p>35122</text:p>
          </table:table-cell>
          <table:table-cell office:value-type="float" office:value="3860574645" calcext:value-type="float">
            <text:p>3860574645</text:p>
          </table:table-cell>
          <table:table-cell office:value-type="float" office:value="8617296182" calcext:value-type="float">
            <text:p>8617296182</text:p>
          </table:table-cell>
          <table:table-cell office:value-type="float" office:value="52673384" calcext:value-type="float">
            <text:p>52673384</text:p>
          </table:table-cell>
          <table:table-cell office:value-type="float" office:value="200031629" calcext:value-type="float">
            <text:p>200031629</text:p>
          </table:table-cell>
          <table:table-cell office:value-type="float" office:value="198266275" calcext:value-type="float">
            <text:p>198266275</text:p>
          </table:table-cell>
          <table:table-cell office:value-type="float" office:value="194519728" calcext:value-type="float">
            <text:p>1945197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003" calcext:value-type="float">
            <text:p>0.448003</text:p>
          </table:table-cell>
          <table:table-cell office:value-type="float" office:value="52673384" calcext:value-type="float">
            <text:p>52673384</text:p>
          </table:table-cell>
          <table:table-cell office:value-type="float" office:value="12.763733" calcext:value-type="float">
            <text:p>12.763733</text:p>
          </table:table-cell>
          <table:table-cell office:value-type="float" office:value="12.651088" calcext:value-type="float">
            <text:p>12.651088</text:p>
          </table:table-cell>
          <table:table-cell office:value-type="float" office:value="12.412026" calcext:value-type="float">
            <text:p>12.412026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125" calcext:value-type="float">
            <text:p>36125</text:p>
          </table:table-cell>
          <table:table-cell office:value-type="float" office:value="1819821206" calcext:value-type="float">
            <text:p>1819821206</text:p>
          </table:table-cell>
          <table:table-cell office:value-type="float" office:value="3554651925" calcext:value-type="float">
            <text:p>3554651925</text:p>
          </table:table-cell>
          <table:table-cell office:value-type="float" office:value="20992732" calcext:value-type="float">
            <text:p>20992732</text:p>
          </table:table-cell>
          <table:table-cell office:value-type="float" office:value="84852704" calcext:value-type="float">
            <text:p>84852704</text:p>
          </table:table-cell>
          <table:table-cell office:value-type="float" office:value="83694276" calcext:value-type="float">
            <text:p>83694276</text:p>
          </table:table-cell>
          <table:table-cell office:value-type="float" office:value="82029093" calcext:value-type="float">
            <text:p>820290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955" calcext:value-type="float">
            <text:p>0.511955</text:p>
          </table:table-cell>
          <table:table-cell office:value-type="float" office:value="20992732" calcext:value-type="float">
            <text:p>20992732</text:p>
          </table:table-cell>
          <table:table-cell office:value-type="float" office:value="5.41433" calcext:value-type="float">
            <text:p>5.41433</text:p>
          </table:table-cell>
          <table:table-cell office:value-type="float" office:value="5.340412" calcext:value-type="float">
            <text:p>5.340412</text:p>
          </table:table-cell>
          <table:table-cell office:value-type="float" office:value="5.234159" calcext:value-type="float">
            <text:p>5.234159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129" calcext:value-type="float">
            <text:p>37129</text:p>
          </table:table-cell>
          <table:table-cell office:value-type="float" office:value="530085" calcext:value-type="float">
            <text:p>530085</text:p>
          </table:table-cell>
          <table:table-cell office:value-type="float" office:value="1179857" calcext:value-type="float">
            <text:p>1179857</text:p>
          </table:table-cell>
          <table:table-cell office:value-type="float" office:value="313" calcext:value-type="float">
            <text:p>313</text:p>
          </table:table-cell>
          <table:table-cell office:value-type="float" office:value="8433" calcext:value-type="float">
            <text:p>8433</text:p>
          </table:table-cell>
          <table:table-cell office:value-type="float" office:value="24403" calcext:value-type="float">
            <text:p>24403</text:p>
          </table:table-cell>
          <table:table-cell office:value-type="float" office:value="518" calcext:value-type="float">
            <text:p>5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9279" calcext:value-type="float">
            <text:p>0.449279</text:p>
          </table:table-cell>
          <table:table-cell office:value-type="float" office:value="313" calcext:value-type="float">
            <text:p>313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0.001556" calcext:value-type="float">
            <text:p>0.001556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35" calcext:value-type="float">
            <text:p>0.35</text:p>
          </table:table-cell>
          <table:table-cell office:value-type="float" office:value="47.11" calcext:value-type="float">
            <text:p>47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134" calcext:value-type="float">
            <text:p>38134</text:p>
          </table:table-cell>
          <table:table-cell office:value-type="float" office:value="120155" calcext:value-type="float">
            <text:p>120155</text:p>
          </table:table-cell>
          <table:table-cell office:value-type="float" office:value="339296" calcext:value-type="float">
            <text:p>339296</text:p>
          </table:table-cell>
          <table:table-cell office:value-type="float" office:value="83" calcext:value-type="float">
            <text:p>83</text:p>
          </table:table-cell>
          <table:table-cell office:value-type="float" office:value="2577" calcext:value-type="float">
            <text:p>2577</text:p>
          </table:table-cell>
          <table:table-cell office:value-type="float" office:value="7784" calcext:value-type="float">
            <text:p>7784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13" calcext:value-type="float">
            <text:p>0.35413</text:p>
          </table:table-cell>
          <table:table-cell office:value-type="float" office:value="83" calcext:value-type="float">
            <text:p>83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.000496" calcext:value-type="float">
            <text:p>0.00049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102.42" calcext:value-type="float">
            <text:p>102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137" calcext:value-type="float">
            <text:p>39137</text:p>
          </table:table-cell>
          <table:table-cell office:value-type="float" office:value="3202736999" calcext:value-type="float">
            <text:p>3202736999</text:p>
          </table:table-cell>
          <table:table-cell office:value-type="float" office:value="4440246589" calcext:value-type="float">
            <text:p>4440246589</text:p>
          </table:table-cell>
          <table:table-cell office:value-type="float" office:value="2611" calcext:value-type="float">
            <text:p>2611</text:p>
          </table:table-cell>
          <table:table-cell office:value-type="float" office:value="7998209" calcext:value-type="float">
            <text:p>7998209</text:p>
          </table:table-cell>
          <table:table-cell office:value-type="float" office:value="8831767" calcext:value-type="float">
            <text:p>8831767</text:p>
          </table:table-cell>
          <table:table-cell office:value-type="float" office:value="5609" calcext:value-type="float">
            <text:p>56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1297" calcext:value-type="float">
            <text:p>0.721297</text:p>
          </table:table-cell>
          <table:table-cell office:value-type="float" office:value="2611" calcext:value-type="float">
            <text:p>2611</text:p>
          </table:table-cell>
          <table:table-cell office:value-type="float" office:value="0.510354" calcext:value-type="float">
            <text:p>0.510354</text:p>
          </table:table-cell>
          <table:table-cell office:value-type="float" office:value="0.563542" calcext:value-type="float">
            <text:p>0.563542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91" calcext:value-type="float">
            <text:p>0.91</text:p>
          </table:table-cell>
          <table:table-cell office:value-type="float" office:value="1574.57" calcext:value-type="float">
            <text:p>1574.5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140" calcext:value-type="float">
            <text:p>40140</text:p>
          </table:table-cell>
          <table:table-cell office:value-type="float" office:value="6387269217" calcext:value-type="float">
            <text:p>6387269217</text:p>
          </table:table-cell>
          <table:table-cell office:value-type="float" office:value="8828751598" calcext:value-type="float">
            <text:p>8828751598</text:p>
          </table:table-cell>
          <table:table-cell office:value-type="float" office:value="50" calcext:value-type="float">
            <text:p>50</text:p>
          </table:table-cell>
          <table:table-cell office:value-type="float" office:value="15670739" calcext:value-type="float">
            <text:p>15670739</text:p>
          </table:table-cell>
          <table:table-cell office:value-type="float" office:value="17190667" calcext:value-type="float">
            <text:p>17190667</text:p>
          </table:table-cell>
          <table:table-cell office:value-type="float" office:value="1003" calcext:value-type="float">
            <text:p>10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462" calcext:value-type="float">
            <text:p>0.723462</text:p>
          </table:table-cell>
          <table:table-cell office:value-type="float" office:value="50" calcext:value-type="float">
            <text:p>50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1.096912" calcext:value-type="float">
            <text:p>1.09691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91" calcext:value-type="float">
            <text:p>0.91</text:p>
          </table:table-cell>
          <table:table-cell office:value-type="float" office:value="17139.25" calcext:value-type="float">
            <text:p>17139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143" calcext:value-type="float">
            <text:p>41143</text:p>
          </table:table-cell>
          <table:table-cell office:value-type="float" office:value="6441654127" calcext:value-type="float">
            <text:p>6441654127</text:p>
          </table:table-cell>
          <table:table-cell office:value-type="float" office:value="8898128504" calcext:value-type="float">
            <text:p>8898128504</text:p>
          </table:table-cell>
          <table:table-cell office:value-type="float" office:value="62" calcext:value-type="float">
            <text:p>62</text:p>
          </table:table-cell>
          <table:table-cell office:value-type="float" office:value="15386923" calcext:value-type="float">
            <text:p>15386923</text:p>
          </table:table-cell>
          <table:table-cell office:value-type="float" office:value="16612594" calcext:value-type="float">
            <text:p>16612594</text:p>
          </table:table-cell>
          <table:table-cell office:value-type="float" office:value="927" calcext:value-type="float">
            <text:p>9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934" calcext:value-type="float">
            <text:p>0.723934</text:p>
          </table:table-cell>
          <table:table-cell office:value-type="float" office:value="62" calcext:value-type="float">
            <text:p>6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.060026" calcext:value-type="float">
            <text:p>1.06002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93" calcext:value-type="float">
            <text:p>0.93</text:p>
          </table:table-cell>
          <table:table-cell office:value-type="float" office:value="17920.81" calcext:value-type="float">
            <text:p>17920.8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146" calcext:value-type="float">
            <text:p>42146</text:p>
          </table:table-cell>
          <table:table-cell office:value-type="float" office:value="6602996353" calcext:value-type="float">
            <text:p>6602996353</text:p>
          </table:table-cell>
          <table:table-cell office:value-type="float" office:value="9132534066" calcext:value-type="float">
            <text:p>9132534066</text:p>
          </table:table-cell>
          <table:table-cell office:value-type="float" office:value="56" calcext:value-type="float">
            <text:p>56</text:p>
          </table:table-cell>
          <table:table-cell office:value-type="float" office:value="16317775" calcext:value-type="float">
            <text:p>16317775</text:p>
          </table:table-cell>
          <table:table-cell office:value-type="float" office:value="17974119" calcext:value-type="float">
            <text:p>17974119</text:p>
          </table:table-cell>
          <table:table-cell office:value-type="float" office:value="582" calcext:value-type="float">
            <text:p>5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019" calcext:value-type="float">
            <text:p>0.723019</text:p>
          </table:table-cell>
          <table:table-cell office:value-type="float" office:value="56" calcext:value-type="float">
            <text:p>56</text:p>
          </table:table-cell>
          <table:table-cell office:value-type="float" office:value="1.041214" calcext:value-type="float">
            <text:p>1.041214</text:p>
          </table:table-cell>
          <table:table-cell office:value-type="float" office:value="1.146903" calcext:value-type="float">
            <text:p>1.14690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91" calcext:value-type="float">
            <text:p>0.91</text:p>
          </table:table-cell>
          <table:table-cell office:value-type="float" office:value="30883.37" calcext:value-type="float">
            <text:p>30883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149" calcext:value-type="float">
            <text:p>43149</text:p>
          </table:table-cell>
          <table:table-cell office:value-type="float" office:value="6396646504" calcext:value-type="float">
            <text:p>6396646504</text:p>
          </table:table-cell>
          <table:table-cell office:value-type="float" office:value="8842631889" calcext:value-type="float">
            <text:p>8842631889</text:p>
          </table:table-cell>
          <table:table-cell office:value-type="float" office:value="45" calcext:value-type="float">
            <text:p>45</text:p>
          </table:table-cell>
          <table:table-cell office:value-type="float" office:value="15569178" calcext:value-type="float">
            <text:p>15569178</text:p>
          </table:table-cell>
          <table:table-cell office:value-type="float" office:value="17024003" calcext:value-type="float">
            <text:p>17024003</text:p>
          </table:table-cell>
          <table:table-cell office:value-type="float" office:value="756" calcext:value-type="float">
            <text:p>7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387" calcext:value-type="float">
            <text:p>0.723387</text:p>
          </table:table-cell>
          <table:table-cell office:value-type="float" office:value="45" calcext:value-type="float">
            <text:p>45</text:p>
          </table:table-cell>
          <table:table-cell office:value-type="float" office:value="0.993447" calcext:value-type="float">
            <text:p>0.993447</text:p>
          </table:table-cell>
          <table:table-cell office:value-type="float" office:value="1.086277" calcext:value-type="float">
            <text:p>1.086277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91" calcext:value-type="float">
            <text:p>0.91</text:p>
          </table:table-cell>
          <table:table-cell office:value-type="float" office:value="22518.52" calcext:value-type="float">
            <text:p>22518.5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152" calcext:value-type="float">
            <text:p>44152</text:p>
          </table:table-cell>
          <table:table-cell office:value-type="float" office:value="6314832226" calcext:value-type="float">
            <text:p>6314832226</text:p>
          </table:table-cell>
          <table:table-cell office:value-type="float" office:value="8728968980" calcext:value-type="float">
            <text:p>8728968980</text:p>
          </table:table-cell>
          <table:table-cell office:value-type="float" office:value="124" calcext:value-type="float">
            <text:p>124</text:p>
          </table:table-cell>
          <table:table-cell office:value-type="float" office:value="15643859" calcext:value-type="float">
            <text:p>15643859</text:p>
          </table:table-cell>
          <table:table-cell office:value-type="float" office:value="17269151" calcext:value-type="float">
            <text:p>17269151</text:p>
          </table:table-cell>
          <table:table-cell office:value-type="float" office:value="1157" calcext:value-type="float">
            <text:p>1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434" calcext:value-type="float">
            <text:p>0.723434</text:p>
          </table:table-cell>
          <table:table-cell office:value-type="float" office:value="124" calcext:value-type="float">
            <text:p>124</text:p>
          </table:table-cell>
          <table:table-cell office:value-type="float" office:value="0.998212" calcext:value-type="float">
            <text:p>0.998212</text:p>
          </table:table-cell>
          <table:table-cell office:value-type="float" office:value="1.10192" calcext:value-type="float">
            <text:p>1.1019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91" calcext:value-type="float">
            <text:p>0.91</text:p>
          </table:table-cell>
          <table:table-cell office:value-type="float" office:value="14925.8" calcext:value-type="float">
            <text:p>14925.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155" calcext:value-type="float">
            <text:p>45155</text:p>
          </table:table-cell>
          <table:table-cell office:value-type="float" office:value="6285986089" calcext:value-type="float">
            <text:p>6285986089</text:p>
          </table:table-cell>
          <table:table-cell office:value-type="float" office:value="8685232323" calcext:value-type="float">
            <text:p>8685232323</text:p>
          </table:table-cell>
          <table:table-cell office:value-type="float" office:value="26" calcext:value-type="float">
            <text:p>26</text:p>
          </table:table-cell>
          <table:table-cell office:value-type="float" office:value="15360606" calcext:value-type="float">
            <text:p>15360606</text:p>
          </table:table-cell>
          <table:table-cell office:value-type="float" office:value="16815567" calcext:value-type="float">
            <text:p>16815567</text:p>
          </table:table-cell>
          <table:table-cell office:value-type="float" office:value="957" calcext:value-type="float">
            <text:p>9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26" calcext:value-type="float">
            <text:p>26</text:p>
          </table:table-cell>
          <table:table-cell office:value-type="float" office:value="0.980138" calcext:value-type="float">
            <text:p>0.980138</text:p>
          </table:table-cell>
          <table:table-cell office:value-type="float" office:value="1.072977" calcext:value-type="float">
            <text:p>1.07297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91" calcext:value-type="float">
            <text:p>0.91</text:p>
          </table:table-cell>
          <table:table-cell office:value-type="float" office:value="17571.13" calcext:value-type="float">
            <text:p>17571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158" calcext:value-type="float">
            <text:p>46158</text:p>
          </table:table-cell>
          <table:table-cell office:value-type="float" office:value="6473340451" calcext:value-type="float">
            <text:p>6473340451</text:p>
          </table:table-cell>
          <table:table-cell office:value-type="float" office:value="8938389182" calcext:value-type="float">
            <text:p>8938389182</text:p>
          </table:table-cell>
          <table:table-cell office:value-type="float" office:value="94" calcext:value-type="float">
            <text:p>94</text:p>
          </table:table-cell>
          <table:table-cell office:value-type="float" office:value="15510780" calcext:value-type="float">
            <text:p>15510780</text:p>
          </table:table-cell>
          <table:table-cell office:value-type="float" office:value="16794353" calcext:value-type="float">
            <text:p>16794353</text:p>
          </table:table-cell>
          <table:table-cell office:value-type="float" office:value="1014" calcext:value-type="float">
            <text:p>10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4218" calcext:value-type="float">
            <text:p>0.724218</text:p>
          </table:table-cell>
          <table:table-cell office:value-type="float" office:value="94" calcext:value-type="float">
            <text:p>94</text:p>
          </table:table-cell>
          <table:table-cell office:value-type="float" office:value="0.989721" calcext:value-type="float">
            <text:p>0.989721</text:p>
          </table:table-cell>
          <table:table-cell office:value-type="float" office:value="1.071624" calcext:value-type="float">
            <text:p>1.07162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92" calcext:value-type="float">
            <text:p>0.92</text:p>
          </table:table-cell>
          <table:table-cell office:value-type="float" office:value="16562.48" calcext:value-type="float">
            <text:p>16562.4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161" calcext:value-type="float">
            <text:p>47161</text:p>
          </table:table-cell>
          <table:table-cell office:value-type="float" office:value="6431586846" calcext:value-type="float">
            <text:p>6431586846</text:p>
          </table:table-cell>
          <table:table-cell office:value-type="float" office:value="8885139115" calcext:value-type="float">
            <text:p>8885139115</text:p>
          </table:table-cell>
          <table:table-cell office:value-type="float" office:value="55" calcext:value-type="float">
            <text:p>55</text:p>
          </table:table-cell>
          <table:table-cell office:value-type="float" office:value="15516316" calcext:value-type="float">
            <text:p>15516316</text:p>
          </table:table-cell>
          <table:table-cell office:value-type="float" office:value="16871422" calcext:value-type="float">
            <text:p>16871422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859" calcext:value-type="float">
            <text:p>0.723859</text:p>
          </table:table-cell>
          <table:table-cell office:value-type="float" office:value="55" calcext:value-type="float">
            <text:p>55</text:p>
          </table:table-cell>
          <table:table-cell office:value-type="float" office:value="0.990074" calcext:value-type="float">
            <text:p>0.990074</text:p>
          </table:table-cell>
          <table:table-cell office:value-type="float" office:value="1.076541" calcext:value-type="float">
            <text:p>1.07654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92" calcext:value-type="float">
            <text:p>0.92</text:p>
          </table:table-cell>
          <table:table-cell office:value-type="float" office:value="21968" calcext:value-type="float">
            <text:p>219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164" calcext:value-type="float">
            <text:p>48164</text:p>
          </table:table-cell>
          <table:table-cell office:value-type="float" office:value="6374912474" calcext:value-type="float">
            <text:p>6374912474</text:p>
          </table:table-cell>
          <table:table-cell office:value-type="float" office:value="8801579181" calcext:value-type="float">
            <text:p>8801579181</text:p>
          </table:table-cell>
          <table:table-cell office:value-type="float" office:value="78" calcext:value-type="float">
            <text:p>78</text:p>
          </table:table-cell>
          <table:table-cell office:value-type="float" office:value="15437692" calcext:value-type="float">
            <text:p>15437692</text:p>
          </table:table-cell>
          <table:table-cell office:value-type="float" office:value="16826185" calcext:value-type="float">
            <text:p>16826185</text:p>
          </table:table-cell>
          <table:table-cell office:value-type="float" office:value="880" calcext:value-type="float">
            <text:p>8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4292" calcext:value-type="float">
            <text:p>0.724292</text:p>
          </table:table-cell>
          <table:table-cell office:value-type="float" office:value="78" calcext:value-type="float">
            <text:p>78</text:p>
          </table:table-cell>
          <table:table-cell office:value-type="float" office:value="0.985057" calcext:value-type="float">
            <text:p>0.985057</text:p>
          </table:table-cell>
          <table:table-cell office:value-type="float" office:value="1.073655" calcext:value-type="float">
            <text:p>1.073655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92" calcext:value-type="float">
            <text:p>0.92</text:p>
          </table:table-cell>
          <table:table-cell office:value-type="float" office:value="19120.66" calcext:value-type="float">
            <text:p>19120.6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167" calcext:value-type="float">
            <text:p>49167</text:p>
          </table:table-cell>
          <table:table-cell office:value-type="float" office:value="6445966152" calcext:value-type="float">
            <text:p>6445966152</text:p>
          </table:table-cell>
          <table:table-cell office:value-type="float" office:value="8902533852" calcext:value-type="float">
            <text:p>8902533852</text:p>
          </table:table-cell>
          <table:table-cell office:value-type="float" office:value="15" calcext:value-type="float">
            <text:p>15</text:p>
          </table:table-cell>
          <table:table-cell office:value-type="float" office:value="15251883" calcext:value-type="float">
            <text:p>15251883</text:p>
          </table:table-cell>
          <table:table-cell office:value-type="float" office:value="16383576" calcext:value-type="float">
            <text:p>16383576</text:p>
          </table:table-cell>
          <table:table-cell office:value-type="float" office:value="637" calcext:value-type="float">
            <text:p>6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406" calcext:value-type="float">
            <text:p>0.72406</text:p>
          </table:table-cell>
          <table:table-cell office:value-type="float" office:value="15" calcext:value-type="float">
            <text:p>15</text:p>
          </table:table-cell>
          <table:table-cell office:value-type="float" office:value="0.973201" calcext:value-type="float">
            <text:p>0.973201</text:p>
          </table:table-cell>
          <table:table-cell office:value-type="float" office:value="1.045413" calcext:value-type="float">
            <text:p>1.04541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93" calcext:value-type="float">
            <text:p>0.93</text:p>
          </table:table-cell>
          <table:table-cell office:value-type="float" office:value="25719.9" calcext:value-type="float">
            <text:p>25719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170" calcext:value-type="float">
            <text:p>50170</text:p>
          </table:table-cell>
          <table:table-cell office:value-type="float" office:value="1952044811" calcext:value-type="float">
            <text:p>1952044811</text:p>
          </table:table-cell>
          <table:table-cell office:value-type="float" office:value="2705490173" calcext:value-type="float">
            <text:p>2705490173</text:p>
          </table:table-cell>
          <table:table-cell office:value-type="float" office:value="1537" calcext:value-type="float">
            <text:p>1537</text:p>
          </table:table-cell>
          <table:table-cell office:value-type="float" office:value="4703742" calcext:value-type="float">
            <text:p>4703742</text:p>
          </table:table-cell>
          <table:table-cell office:value-type="float" office:value="5206924" calcext:value-type="float">
            <text:p>5206924</text:p>
          </table:table-cell>
          <table:table-cell office:value-type="float" office:value="2506" calcext:value-type="float">
            <text:p>25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1512" calcext:value-type="float">
            <text:p>0.721512</text:p>
          </table:table-cell>
          <table:table-cell office:value-type="float" office:value="1537" calcext:value-type="float">
            <text:p>1537</text:p>
          </table:table-cell>
          <table:table-cell office:value-type="float" office:value="0.300139" calcext:value-type="float">
            <text:p>0.300139</text:p>
          </table:table-cell>
          <table:table-cell office:value-type="float" office:value="0.332246" calcext:value-type="float">
            <text:p>0.33224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9" calcext:value-type="float">
            <text:p>0.9</text:p>
          </table:table-cell>
          <table:table-cell office:value-type="float" office:value="2077.78" calcext:value-type="float">
            <text:p>2077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174" calcext:value-type="float">
            <text:p>51174</text:p>
          </table:table-cell>
          <table:table-cell office:value-type="float" office:value="362601" calcext:value-type="float">
            <text:p>362601</text:p>
          </table:table-cell>
          <table:table-cell office:value-type="float" office:value="832250" calcext:value-type="float">
            <text:p>832250</text:p>
          </table:table-cell>
          <table:table-cell office:value-type="float" office:value="682" calcext:value-type="float">
            <text:p>682</text:p>
          </table:table-cell>
          <table:table-cell office:value-type="float" office:value="5571" calcext:value-type="float">
            <text:p>5571</text:p>
          </table:table-cell>
          <table:table-cell office:value-type="float" office:value="13616" calcext:value-type="float">
            <text:p>13616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688" calcext:value-type="float">
            <text:p>0.435688</text:p>
          </table:table-cell>
          <table:table-cell office:value-type="float" office:value="682" calcext:value-type="float">
            <text:p>682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41" calcext:value-type="float">
            <text:p>0.41</text:p>
          </table:table-cell>
          <table:table-cell office:value-type="float" office:value="74.4" calcext:value-type="float">
            <text:p>74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178" calcext:value-type="float">
            <text:p>52178</text:p>
          </table:table-cell>
          <table:table-cell office:value-type="float" office:value="2760289" calcext:value-type="float">
            <text:p>2760289</text:p>
          </table:table-cell>
          <table:table-cell office:value-type="float" office:value="5257280" calcext:value-type="float">
            <text:p>5257280</text:p>
          </table:table-cell>
          <table:table-cell office:value-type="float" office:value="825" calcext:value-type="float">
            <text:p>825</text:p>
          </table:table-cell>
          <table:table-cell office:value-type="float" office:value="43670" calcext:value-type="float">
            <text:p>43670</text:p>
          </table:table-cell>
          <table:table-cell office:value-type="float" office:value="120307" calcext:value-type="float">
            <text:p>120307</text:p>
          </table:table-cell>
          <table:table-cell office:value-type="float" office:value="756" calcext:value-type="float">
            <text:p>7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5041" calcext:value-type="float">
            <text:p>0.525041</text:p>
          </table:table-cell>
          <table:table-cell office:value-type="float" office:value="825" calcext:value-type="float">
            <text:p>825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0.007669" calcext:value-type="float">
            <text:p>0.007669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36" calcext:value-type="float">
            <text:p>0.36</text:p>
          </table:table-cell>
          <table:table-cell office:value-type="float" office:value="159.14" calcext:value-type="float">
            <text:p>15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181" calcext:value-type="float">
            <text:p>53181</text:p>
          </table:table-cell>
          <table:table-cell office:value-type="float" office:value="1252765660" calcext:value-type="float">
            <text:p>1252765660</text:p>
          </table:table-cell>
          <table:table-cell office:value-type="float" office:value="5258202208" calcext:value-type="float">
            <text:p>5258202208</text:p>
          </table:table-cell>
          <table:table-cell office:value-type="float" office:value="259360" calcext:value-type="float">
            <text:p>259360</text:p>
          </table:table-cell>
          <table:table-cell office:value-type="float" office:value="202036958" calcext:value-type="float">
            <text:p>202036958</text:p>
          </table:table-cell>
          <table:table-cell office:value-type="float" office:value="135550386" calcext:value-type="float">
            <text:p>135550386</text:p>
          </table:table-cell>
          <table:table-cell office:value-type="float" office:value="691704" calcext:value-type="float">
            <text:p>6917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825" calcext:value-type="float">
            <text:p>0.23825</text:p>
          </table:table-cell>
          <table:table-cell office:value-type="float" office:value="259360" calcext:value-type="float">
            <text:p>259360</text:p>
          </table:table-cell>
          <table:table-cell office:value-type="float" office:value="12.89169" calcext:value-type="float">
            <text:p>12.89169</text:p>
          </table:table-cell>
          <table:table-cell office:value-type="float" office:value="8.649277" calcext:value-type="float">
            <text:p>8.649277</text:p>
          </table:table-cell>
          <table:table-cell office:value-type="float" office:value="0.044137" calcext:value-type="float">
            <text:p>0.044137</text:p>
          </table:table-cell>
          <table:table-cell office:value-type="float" office:value="1.49" calcext:value-type="float">
            <text:p>1.49</text:p>
          </table:table-cell>
          <table:table-cell office:value-type="float" office:value="195.97" calcext:value-type="float">
            <text:p>195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184" calcext:value-type="float">
            <text:p>54184</text:p>
          </table:table-cell>
          <table:table-cell office:value-type="float" office:value="2120975219" calcext:value-type="float">
            <text:p>2120975219</text:p>
          </table:table-cell>
          <table:table-cell office:value-type="float" office:value="9147096285" calcext:value-type="float">
            <text:p>9147096285</text:p>
          </table:table-cell>
          <table:table-cell office:value-type="float" office:value="116262" calcext:value-type="float">
            <text:p>116262</text:p>
          </table:table-cell>
          <table:table-cell office:value-type="float" office:value="355170826" calcext:value-type="float">
            <text:p>355170826</text:p>
          </table:table-cell>
          <table:table-cell office:value-type="float" office:value="237786904" calcext:value-type="float">
            <text:p>237786904</text:p>
          </table:table-cell>
          <table:table-cell office:value-type="float" office:value="116160" calcext:value-type="float">
            <text:p>116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74" calcext:value-type="float">
            <text:p>0.231874</text:p>
          </table:table-cell>
          <table:table-cell office:value-type="float" office:value="116262" calcext:value-type="float">
            <text:p>116262</text:p>
          </table:table-cell>
          <table:table-cell office:value-type="float" office:value="22.662943" calcext:value-type="float">
            <text:p>22.662943</text:p>
          </table:table-cell>
          <table:table-cell office:value-type="float" office:value="15.172844" calcext:value-type="float">
            <text:p>15.172844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1.49" calcext:value-type="float">
            <text:p>1.49</text:p>
          </table:table-cell>
          <table:table-cell office:value-type="float" office:value="2047.06" calcext:value-type="float">
            <text:p>2047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187" calcext:value-type="float">
            <text:p>55187</text:p>
          </table:table-cell>
          <table:table-cell office:value-type="float" office:value="2081002060" calcext:value-type="float">
            <text:p>2081002060</text:p>
          </table:table-cell>
          <table:table-cell office:value-type="float" office:value="8977588527" calcext:value-type="float">
            <text:p>8977588527</text:p>
          </table:table-cell>
          <table:table-cell office:value-type="float" office:value="78434" calcext:value-type="float">
            <text:p>78434</text:p>
          </table:table-cell>
          <table:table-cell office:value-type="float" office:value="348771247" calcext:value-type="float">
            <text:p>348771247</text:p>
          </table:table-cell>
          <table:table-cell office:value-type="float" office:value="233242468" calcext:value-type="float">
            <text:p>233242468</text:p>
          </table:table-cell>
          <table:table-cell office:value-type="float" office:value="78787" calcext:value-type="float">
            <text:p>78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" calcext:value-type="float">
            <text:p>0.2318</text:p>
          </table:table-cell>
          <table:table-cell office:value-type="float" office:value="78434" calcext:value-type="float">
            <text:p>78434</text:p>
          </table:table-cell>
          <table:table-cell office:value-type="float" office:value="22.254595" calcext:value-type="float">
            <text:p>22.254595</text:p>
          </table:table-cell>
          <table:table-cell office:value-type="float" office:value="14.882869" calcext:value-type="float">
            <text:p>14.882869</text:p>
          </table:table-cell>
          <table:table-cell office:value-type="float" office:value="0.005027" calcext:value-type="float">
            <text:p>0.005027</text:p>
          </table:table-cell>
          <table:table-cell office:value-type="float" office:value="1.5" calcext:value-type="float">
            <text:p>1.5</text:p>
          </table:table-cell>
          <table:table-cell office:value-type="float" office:value="2960.42" calcext:value-type="float">
            <text:p>2960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190" calcext:value-type="float">
            <text:p>56190</text:p>
          </table:table-cell>
          <table:table-cell office:value-type="float" office:value="2088278739" calcext:value-type="float">
            <text:p>2088278739</text:p>
          </table:table-cell>
          <table:table-cell office:value-type="float" office:value="9006666903" calcext:value-type="float">
            <text:p>9006666903</text:p>
          </table:table-cell>
          <table:table-cell office:value-type="float" office:value="55098" calcext:value-type="float">
            <text:p>55098</text:p>
          </table:table-cell>
          <table:table-cell office:value-type="float" office:value="349724459" calcext:value-type="float">
            <text:p>349724459</text:p>
          </table:table-cell>
          <table:table-cell office:value-type="float" office:value="234062565" calcext:value-type="float">
            <text:p>234062565</text:p>
          </table:table-cell>
          <table:table-cell office:value-type="float" office:value="55313" calcext:value-type="float">
            <text:p>553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59" calcext:value-type="float">
            <text:p>0.231859</text:p>
          </table:table-cell>
          <table:table-cell office:value-type="float" office:value="55098" calcext:value-type="float">
            <text:p>55098</text:p>
          </table:table-cell>
          <table:table-cell office:value-type="float" office:value="22.315418" calcext:value-type="float">
            <text:p>22.315418</text:p>
          </table:table-cell>
          <table:table-cell office:value-type="float" office:value="14.935198" calcext:value-type="float">
            <text:p>14.935198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1.49" calcext:value-type="float">
            <text:p>1.49</text:p>
          </table:table-cell>
          <table:table-cell office:value-type="float" office:value="4231.6" calcext:value-type="float">
            <text:p>4231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193" calcext:value-type="float">
            <text:p>57193</text:p>
          </table:table-cell>
          <table:table-cell office:value-type="float" office:value="2097662898" calcext:value-type="float">
            <text:p>2097662898</text:p>
          </table:table-cell>
          <table:table-cell office:value-type="float" office:value="9037962917" calcext:value-type="float">
            <text:p>9037962917</text:p>
          </table:table-cell>
          <table:table-cell office:value-type="float" office:value="55812" calcext:value-type="float">
            <text:p>55812</text:p>
          </table:table-cell>
          <table:table-cell office:value-type="float" office:value="351206743" calcext:value-type="float">
            <text:p>351206743</text:p>
          </table:table-cell>
          <table:table-cell office:value-type="float" office:value="235129223" calcext:value-type="float">
            <text:p>235129223</text:p>
          </table:table-cell>
          <table:table-cell office:value-type="float" office:value="56093" calcext:value-type="float">
            <text:p>5609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95" calcext:value-type="float">
            <text:p>0.232095</text:p>
          </table:table-cell>
          <table:table-cell office:value-type="float" office:value="55812" calcext:value-type="float">
            <text:p>55812</text:p>
          </table:table-cell>
          <table:table-cell office:value-type="float" office:value="22.410002" calcext:value-type="float">
            <text:p>22.410002</text:p>
          </table:table-cell>
          <table:table-cell office:value-type="float" office:value="15.00326" calcext:value-type="float">
            <text:p>15.00326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1.49" calcext:value-type="float">
            <text:p>1.49</text:p>
          </table:table-cell>
          <table:table-cell office:value-type="float" office:value="4191.77" calcext:value-type="float">
            <text:p>4191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196" calcext:value-type="float">
            <text:p>58196</text:p>
          </table:table-cell>
          <table:table-cell office:value-type="float" office:value="1939901194" calcext:value-type="float">
            <text:p>1939901194</text:p>
          </table:table-cell>
          <table:table-cell office:value-type="float" office:value="9018341664" calcext:value-type="float">
            <text:p>9018341664</text:p>
          </table:table-cell>
          <table:table-cell office:value-type="float" office:value="253985" calcext:value-type="float">
            <text:p>253985</text:p>
          </table:table-cell>
          <table:table-cell office:value-type="float" office:value="382488608" calcext:value-type="float">
            <text:p>382488608</text:p>
          </table:table-cell>
          <table:table-cell office:value-type="float" office:value="241754141" calcext:value-type="float">
            <text:p>241754141</text:p>
          </table:table-cell>
          <table:table-cell office:value-type="float" office:value="254602" calcext:value-type="float">
            <text:p>2546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06" calcext:value-type="float">
            <text:p>0.215106</text:p>
          </table:table-cell>
          <table:table-cell office:value-type="float" office:value="253985" calcext:value-type="float">
            <text:p>253985</text:p>
          </table:table-cell>
          <table:table-cell office:value-type="float" office:value="24.406054" calcext:value-type="float">
            <text:p>24.406054</text:p>
          </table:table-cell>
          <table:table-cell office:value-type="float" office:value="15.425987" calcext:value-type="float">
            <text:p>15.425987</text:p>
          </table:table-cell>
          <table:table-cell office:value-type="float" office:value="0.016246" calcext:value-type="float">
            <text:p>0.016246</text:p>
          </table:table-cell>
          <table:table-cell office:value-type="float" office:value="1.58" calcext:value-type="float">
            <text:p>1.58</text:p>
          </table:table-cell>
          <table:table-cell office:value-type="float" office:value="949.54" calcext:value-type="float">
            <text:p>949.5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9198" calcext:value-type="float">
            <text:p>59198</text:p>
          </table:table-cell>
          <table:table-cell office:value-type="float" office:value="1898518831" calcext:value-type="float">
            <text:p>1898518831</text:p>
          </table:table-cell>
          <table:table-cell office:value-type="float" office:value="8883084556" calcext:value-type="float">
            <text:p>8883084556</text:p>
          </table:table-cell>
          <table:table-cell office:value-type="float" office:value="244635" calcext:value-type="float">
            <text:p>244635</text:p>
          </table:table-cell>
          <table:table-cell office:value-type="float" office:value="379127393" calcext:value-type="float">
            <text:p>379127393</text:p>
          </table:table-cell>
          <table:table-cell office:value-type="float" office:value="239113748" calcext:value-type="float">
            <text:p>239113748</text:p>
          </table:table-cell>
          <table:table-cell office:value-type="float" office:value="244789" calcext:value-type="float">
            <text:p>24478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723" calcext:value-type="float">
            <text:p>0.213723</text:p>
          </table:table-cell>
          <table:table-cell office:value-type="float" office:value="244635" calcext:value-type="float">
            <text:p>244635</text:p>
          </table:table-cell>
          <table:table-cell office:value-type="float" office:value="24.215721" calcext:value-type="float">
            <text:p>24.215721</text:p>
          </table:table-cell>
          <table:table-cell office:value-type="float" office:value="15.272734" calcext:value-type="float">
            <text:p>15.272734</text:p>
          </table:table-cell>
          <table:table-cell office:value-type="float" office:value="0.015635" calcext:value-type="float">
            <text:p>0.015635</text:p>
          </table:table-cell>
          <table:table-cell office:value-type="float" office:value="1.59" calcext:value-type="float">
            <text:p>1.59</text:p>
          </table:table-cell>
          <table:table-cell office:value-type="float" office:value="976.82" calcext:value-type="float">
            <text:p>976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0201" calcext:value-type="float">
            <text:p>60201</text:p>
          </table:table-cell>
          <table:table-cell office:value-type="float" office:value="1920103211" calcext:value-type="float">
            <text:p>1920103211</text:p>
          </table:table-cell>
          <table:table-cell office:value-type="float" office:value="8984839052" calcext:value-type="float">
            <text:p>8984839052</text:p>
          </table:table-cell>
          <table:table-cell office:value-type="float" office:value="175025" calcext:value-type="float">
            <text:p>175025</text:p>
          </table:table-cell>
          <table:table-cell office:value-type="float" office:value="383495782" calcext:value-type="float">
            <text:p>383495782</text:p>
          </table:table-cell>
          <table:table-cell office:value-type="float" office:value="241811157" calcext:value-type="float">
            <text:p>241811157</text:p>
          </table:table-cell>
          <table:table-cell office:value-type="float" office:value="175227" calcext:value-type="float">
            <text:p>1752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705" calcext:value-type="float">
            <text:p>0.213705</text:p>
          </table:table-cell>
          <table:table-cell office:value-type="float" office:value="175025" calcext:value-type="float">
            <text:p>175025</text:p>
          </table:table-cell>
          <table:table-cell office:value-type="float" office:value="24.470318" calcext:value-type="float">
            <text:p>24.470318</text:p>
          </table:table-cell>
          <table:table-cell office:value-type="float" office:value="15.429625" calcext:value-type="float">
            <text:p>15.429625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1.59" calcext:value-type="float">
            <text:p>1.59</text:p>
          </table:table-cell>
          <table:table-cell office:value-type="float" office:value="1379.99" calcext:value-type="float">
            <text:p>1379.9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1204" calcext:value-type="float">
            <text:p>61204</text:p>
          </table:table-cell>
          <table:table-cell office:value-type="float" office:value="1889385019" calcext:value-type="float">
            <text:p>1889385019</text:p>
          </table:table-cell>
          <table:table-cell office:value-type="float" office:value="8842319433" calcext:value-type="float">
            <text:p>8842319433</text:p>
          </table:table-cell>
          <table:table-cell office:value-type="float" office:value="125956" calcext:value-type="float">
            <text:p>125956</text:p>
          </table:table-cell>
          <table:table-cell office:value-type="float" office:value="377617447" calcext:value-type="float">
            <text:p>377617447</text:p>
          </table:table-cell>
          <table:table-cell office:value-type="float" office:value="237948908" calcext:value-type="float">
            <text:p>237948908</text:p>
          </table:table-cell>
          <table:table-cell office:value-type="float" office:value="126158" calcext:value-type="float">
            <text:p>1261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75" calcext:value-type="float">
            <text:p>0.213675</text:p>
          </table:table-cell>
          <table:table-cell office:value-type="float" office:value="125956" calcext:value-type="float">
            <text:p>125956</text:p>
          </table:table-cell>
          <table:table-cell office:value-type="float" office:value="24.09523" calcext:value-type="float">
            <text:p>24.09523</text:p>
          </table:table-cell>
          <table:table-cell office:value-type="float" office:value="15.183181" calcext:value-type="float">
            <text:p>15.183181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1.59" calcext:value-type="float">
            <text:p>1.59</text:p>
          </table:table-cell>
          <table:table-cell office:value-type="float" office:value="1886.12" calcext:value-type="float">
            <text:p>1886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2207" calcext:value-type="float">
            <text:p>62207</text:p>
          </table:table-cell>
          <table:table-cell office:value-type="float" office:value="2026632254" calcext:value-type="float">
            <text:p>2026632254</text:p>
          </table:table-cell>
          <table:table-cell office:value-type="float" office:value="9067433524" calcext:value-type="float">
            <text:p>9067433524</text:p>
          </table:table-cell>
          <table:table-cell office:value-type="float" office:value="466570" calcext:value-type="float">
            <text:p>466570</text:p>
          </table:table-cell>
          <table:table-cell office:value-type="float" office:value="372175859" calcext:value-type="float">
            <text:p>372175859</text:p>
          </table:table-cell>
          <table:table-cell office:value-type="float" office:value="240187043" calcext:value-type="float">
            <text:p>240187043</text:p>
          </table:table-cell>
          <table:table-cell office:value-type="float" office:value="733517" calcext:value-type="float">
            <text:p>7335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507" calcext:value-type="float">
            <text:p>0.223507</text:p>
          </table:table-cell>
          <table:table-cell office:value-type="float" office:value="466570" calcext:value-type="float">
            <text:p>466570</text:p>
          </table:table-cell>
          <table:table-cell office:value-type="float" office:value="23.748013" calcext:value-type="float">
            <text:p>23.748013</text:p>
          </table:table-cell>
          <table:table-cell office:value-type="float" office:value="15.325993" calcext:value-type="float">
            <text:p>15.325993</text:p>
          </table:table-cell>
          <table:table-cell office:value-type="float" office:value="0.046805" calcext:value-type="float">
            <text:p>0.046805</text:p>
          </table:table-cell>
          <table:table-cell office:value-type="float" office:value="1.55" calcext:value-type="float">
            <text:p>1.55</text:p>
          </table:table-cell>
          <table:table-cell office:value-type="float" office:value="327.45" calcext:value-type="float">
            <text:p>327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3210" calcext:value-type="float">
            <text:p>63210</text:p>
          </table:table-cell>
          <table:table-cell office:value-type="float" office:value="2169323119" calcext:value-type="float">
            <text:p>2169323119</text:p>
          </table:table-cell>
          <table:table-cell office:value-type="float" office:value="9351454143" calcext:value-type="float">
            <text:p>9351454143</text:p>
          </table:table-cell>
          <table:table-cell office:value-type="float" office:value="139009" calcext:value-type="float">
            <text:p>139009</text:p>
          </table:table-cell>
          <table:table-cell office:value-type="float" office:value="363237686" calcext:value-type="float">
            <text:p>363237686</text:p>
          </table:table-cell>
          <table:table-cell office:value-type="float" office:value="243192278" calcext:value-type="float">
            <text:p>243192278</text:p>
          </table:table-cell>
          <table:table-cell office:value-type="float" office:value="139097" calcext:value-type="float">
            <text:p>13909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77" calcext:value-type="float">
            <text:p>0.231977</text:p>
          </table:table-cell>
          <table:table-cell office:value-type="float" office:value="139009" calcext:value-type="float">
            <text:p>139009</text:p>
          </table:table-cell>
          <table:table-cell office:value-type="float" office:value="23.177679" calcext:value-type="float">
            <text:p>23.177679</text:p>
          </table:table-cell>
          <table:table-cell office:value-type="float" office:value="15.517752" calcext:value-type="float">
            <text:p>15.517752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1.49" calcext:value-type="float">
            <text:p>1.49</text:p>
          </table:table-cell>
          <table:table-cell office:value-type="float" office:value="1748.36" calcext:value-type="float">
            <text:p>1748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4213" calcext:value-type="float">
            <text:p>64213</text:p>
          </table:table-cell>
          <table:table-cell office:value-type="float" office:value="2176958751" calcext:value-type="float">
            <text:p>2176958751</text:p>
          </table:table-cell>
          <table:table-cell office:value-type="float" office:value="9390925740" calcext:value-type="float">
            <text:p>9390925740</text:p>
          </table:table-cell>
          <table:table-cell office:value-type="float" office:value="111964" calcext:value-type="float">
            <text:p>111964</text:p>
          </table:table-cell>
          <table:table-cell office:value-type="float" office:value="364767318" calcext:value-type="float">
            <text:p>364767318</text:p>
          </table:table-cell>
          <table:table-cell office:value-type="float" office:value="244027607" calcext:value-type="float">
            <text:p>244027607</text:p>
          </table:table-cell>
          <table:table-cell office:value-type="float" office:value="112066" calcext:value-type="float">
            <text:p>1120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5" calcext:value-type="float">
            <text:p>0.231815</text:p>
          </table:table-cell>
          <table:table-cell office:value-type="float" office:value="111964" calcext:value-type="float">
            <text:p>111964</text:p>
          </table:table-cell>
          <table:table-cell office:value-type="float" office:value="23.275284" calcext:value-type="float">
            <text:p>23.275284</text:p>
          </table:table-cell>
          <table:table-cell office:value-type="float" office:value="15.571054" calcext:value-type="float">
            <text:p>15.571054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1.49" calcext:value-type="float">
            <text:p>1.49</text:p>
          </table:table-cell>
          <table:table-cell office:value-type="float" office:value="2177.53" calcext:value-type="float">
            <text:p>2177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5216" calcext:value-type="float">
            <text:p>65216</text:p>
          </table:table-cell>
          <table:table-cell office:value-type="float" office:value="2138414756" calcext:value-type="float">
            <text:p>2138414756</text:p>
          </table:table-cell>
          <table:table-cell office:value-type="float" office:value="9224993543" calcext:value-type="float">
            <text:p>9224993543</text:p>
          </table:table-cell>
          <table:table-cell office:value-type="float" office:value="126210" calcext:value-type="float">
            <text:p>126210</text:p>
          </table:table-cell>
          <table:table-cell office:value-type="float" office:value="358325334" calcext:value-type="float">
            <text:p>358325334</text:p>
          </table:table-cell>
          <table:table-cell office:value-type="float" office:value="239722991" calcext:value-type="float">
            <text:p>239722991</text:p>
          </table:table-cell>
          <table:table-cell office:value-type="float" office:value="126153" calcext:value-type="float">
            <text:p>12615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07" calcext:value-type="float">
            <text:p>0.231807</text:p>
          </table:table-cell>
          <table:table-cell office:value-type="float" office:value="126210" calcext:value-type="float">
            <text:p>126210</text:p>
          </table:table-cell>
          <table:table-cell office:value-type="float" office:value="22.864229" calcext:value-type="float">
            <text:p>22.864229</text:p>
          </table:table-cell>
          <table:table-cell office:value-type="float" office:value="15.296382" calcext:value-type="float">
            <text:p>15.296382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1.49" calcext:value-type="float">
            <text:p>1.49</text:p>
          </table:table-cell>
          <table:table-cell office:value-type="float" office:value="1900.26" calcext:value-type="float">
            <text:p>1900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6219" calcext:value-type="float">
            <text:p>66219</text:p>
          </table:table-cell>
          <table:table-cell office:value-type="float" office:value="2160176305" calcext:value-type="float">
            <text:p>2160176305</text:p>
          </table:table-cell>
          <table:table-cell office:value-type="float" office:value="9306245514" calcext:value-type="float">
            <text:p>9306245514</text:p>
          </table:table-cell>
          <table:table-cell office:value-type="float" office:value="85596" calcext:value-type="float">
            <text:p>85596</text:p>
          </table:table-cell>
          <table:table-cell office:value-type="float" office:value="361600500" calcext:value-type="float">
            <text:p>361600500</text:p>
          </table:table-cell>
          <table:table-cell office:value-type="float" office:value="242118964" calcext:value-type="float">
            <text:p>242118964</text:p>
          </table:table-cell>
          <table:table-cell office:value-type="float" office:value="85967" calcext:value-type="float">
            <text:p>859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1" calcext:value-type="float">
            <text:p>0.232121</text:p>
          </table:table-cell>
          <table:table-cell office:value-type="float" office:value="85596" calcext:value-type="float">
            <text:p>85596</text:p>
          </table:table-cell>
          <table:table-cell office:value-type="float" office:value="23.073214" calcext:value-type="float">
            <text:p>23.073214</text:p>
          </table:table-cell>
          <table:table-cell office:value-type="float" office:value="15.449265" calcext:value-type="float">
            <text:p>15.449265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1.49" calcext:value-type="float">
            <text:p>1.49</text:p>
          </table:table-cell>
          <table:table-cell office:value-type="float" office:value="2816.42" calcext:value-type="float">
            <text:p>2816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7222" calcext:value-type="float">
            <text:p>67222</text:p>
          </table:table-cell>
          <table:table-cell office:value-type="float" office:value="1936935498" calcext:value-type="float">
            <text:p>1936935498</text:p>
          </table:table-cell>
          <table:table-cell office:value-type="float" office:value="8973176456" calcext:value-type="float">
            <text:p>8973176456</text:p>
          </table:table-cell>
          <table:table-cell office:value-type="float" office:value="342316" calcext:value-type="float">
            <text:p>342316</text:p>
          </table:table-cell>
          <table:table-cell office:value-type="float" office:value="379211570" calcext:value-type="float">
            <text:p>379211570</text:p>
          </table:table-cell>
          <table:table-cell office:value-type="float" office:value="240282045" calcext:value-type="float">
            <text:p>240282045</text:p>
          </table:table-cell>
          <table:table-cell office:value-type="float" office:value="343009" calcext:value-type="float">
            <text:p>3430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58" calcext:value-type="float">
            <text:p>0.215858</text:p>
          </table:table-cell>
          <table:table-cell office:value-type="float" office:value="342316" calcext:value-type="float">
            <text:p>342316</text:p>
          </table:table-cell>
          <table:table-cell office:value-type="float" office:value="24.196951" calcext:value-type="float">
            <text:p>24.196951</text:p>
          </table:table-cell>
          <table:table-cell office:value-type="float" office:value="15.332055" calcext:value-type="float">
            <text:p>15.332055</text:p>
          </table:table-cell>
          <table:table-cell office:value-type="float" office:value="0.021887" calcext:value-type="float">
            <text:p>0.021887</text:p>
          </table:table-cell>
          <table:table-cell office:value-type="float" office:value="1.58" calcext:value-type="float">
            <text:p>1.58</text:p>
          </table:table-cell>
          <table:table-cell office:value-type="float" office:value="700.51" calcext:value-type="float">
            <text:p>700.5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8225" calcext:value-type="float">
            <text:p>68225</text:p>
          </table:table-cell>
          <table:table-cell office:value-type="float" office:value="1910125776" calcext:value-type="float">
            <text:p>1910125776</text:p>
          </table:table-cell>
          <table:table-cell office:value-type="float" office:value="8937413007" calcext:value-type="float">
            <text:p>8937413007</text:p>
          </table:table-cell>
          <table:table-cell office:value-type="float" office:value="146763" calcext:value-type="float">
            <text:p>146763</text:p>
          </table:table-cell>
          <table:table-cell office:value-type="float" office:value="381400011" calcext:value-type="float">
            <text:p>381400011</text:p>
          </table:table-cell>
          <table:table-cell office:value-type="float" office:value="240542509" calcext:value-type="float">
            <text:p>240542509</text:p>
          </table:table-cell>
          <table:table-cell office:value-type="float" office:value="147031" calcext:value-type="float">
            <text:p>1470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722" calcext:value-type="float">
            <text:p>0.213722</text:p>
          </table:table-cell>
          <table:table-cell office:value-type="float" office:value="146763" calcext:value-type="float">
            <text:p>146763</text:p>
          </table:table-cell>
          <table:table-cell office:value-type="float" office:value="24.33659" calcext:value-type="float">
            <text:p>24.33659</text:p>
          </table:table-cell>
          <table:table-cell office:value-type="float" office:value="15.348675" calcext:value-type="float">
            <text:p>15.348675</text:p>
          </table:table-cell>
          <table:table-cell office:value-type="float" office:value="0.009382" calcext:value-type="float">
            <text:p>0.009382</text:p>
          </table:table-cell>
          <table:table-cell office:value-type="float" office:value="1.59" calcext:value-type="float">
            <text:p>1.59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9228" calcext:value-type="float">
            <text:p>69228</text:p>
          </table:table-cell>
          <table:table-cell office:value-type="float" office:value="1938527261" calcext:value-type="float">
            <text:p>1938527261</text:p>
          </table:table-cell>
          <table:table-cell office:value-type="float" office:value="9071983010" calcext:value-type="float">
            <text:p>9071983010</text:p>
          </table:table-cell>
          <table:table-cell office:value-type="float" office:value="167607" calcext:value-type="float">
            <text:p>167607</text:p>
          </table:table-cell>
          <table:table-cell office:value-type="float" office:value="387246920" calcext:value-type="float">
            <text:p>387246920</text:p>
          </table:table-cell>
          <table:table-cell office:value-type="float" office:value="244159639" calcext:value-type="float">
            <text:p>244159639</text:p>
          </table:table-cell>
          <table:table-cell office:value-type="float" office:value="167804" calcext:value-type="float">
            <text:p>16780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83" calcext:value-type="float">
            <text:p>0.213683</text:p>
          </table:table-cell>
          <table:table-cell office:value-type="float" office:value="167607" calcext:value-type="float">
            <text:p>167607</text:p>
          </table:table-cell>
          <table:table-cell office:value-type="float" office:value="24.709673" calcext:value-type="float">
            <text:p>24.709673</text:p>
          </table:table-cell>
          <table:table-cell office:value-type="float" office:value="15.579478" calcext:value-type="float">
            <text:p>15.579478</text:p>
          </table:table-cell>
          <table:table-cell office:value-type="float" office:value="0.010707" calcext:value-type="float">
            <text:p>0.010707</text:p>
          </table:table-cell>
          <table:table-cell office:value-type="float" office:value="1.59" calcext:value-type="float">
            <text:p>1.59</text:p>
          </table:table-cell>
          <table:table-cell office:value-type="float" office:value="1455.03" calcext:value-type="float">
            <text:p>1455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0231" calcext:value-type="float">
            <text:p>70231</text:p>
          </table:table-cell>
          <table:table-cell office:value-type="float" office:value="1981464129" calcext:value-type="float">
            <text:p>1981464129</text:p>
          </table:table-cell>
          <table:table-cell office:value-type="float" office:value="9272967829" calcext:value-type="float">
            <text:p>9272967829</text:p>
          </table:table-cell>
          <table:table-cell office:value-type="float" office:value="143199" calcext:value-type="float">
            <text:p>143199</text:p>
          </table:table-cell>
          <table:table-cell office:value-type="float" office:value="396041638" calcext:value-type="float">
            <text:p>396041638</text:p>
          </table:table-cell>
          <table:table-cell office:value-type="float" office:value="249555101" calcext:value-type="float">
            <text:p>249555101</text:p>
          </table:table-cell>
          <table:table-cell office:value-type="float" office:value="143407" calcext:value-type="float">
            <text:p>1434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82" calcext:value-type="float">
            <text:p>0.213682</text:p>
          </table:table-cell>
          <table:table-cell office:value-type="float" office:value="143199" calcext:value-type="float">
            <text:p>143199</text:p>
          </table:table-cell>
          <table:table-cell office:value-type="float" office:value="25.270851" calcext:value-type="float">
            <text:p>25.270851</text:p>
          </table:table-cell>
          <table:table-cell office:value-type="float" office:value="15.923756" calcext:value-type="float">
            <text:p>15.923756</text:p>
          </table:table-cell>
          <table:table-cell office:value-type="float" office:value="0.009151" calcext:value-type="float">
            <text:p>0.009151</text:p>
          </table:table-cell>
          <table:table-cell office:value-type="float" office:value="1.59" calcext:value-type="float">
            <text:p>1.59</text:p>
          </table:table-cell>
          <table:table-cell office:value-type="float" office:value="1740.19" calcext:value-type="float">
            <text:p>1740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1235" calcext:value-type="float">
            <text:p>71235</text:p>
          </table:table-cell>
          <table:table-cell office:value-type="float" office:value="1121705482" calcext:value-type="float">
            <text:p>1121705482</text:p>
          </table:table-cell>
          <table:table-cell office:value-type="float" office:value="5224039769" calcext:value-type="float">
            <text:p>5224039769</text:p>
          </table:table-cell>
          <table:table-cell office:value-type="float" office:value="116341" calcext:value-type="float">
            <text:p>116341</text:p>
          </table:table-cell>
          <table:table-cell office:value-type="float" office:value="221800439" calcext:value-type="float">
            <text:p>221800439</text:p>
          </table:table-cell>
          <table:table-cell office:value-type="float" office:value="139851725" calcext:value-type="float">
            <text:p>139851725</text:p>
          </table:table-cell>
          <table:table-cell office:value-type="float" office:value="120542" calcext:value-type="float">
            <text:p>1205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116341" calcext:value-type="float">
            <text:p>116341</text:p>
          </table:table-cell>
          <table:table-cell office:value-type="float" office:value="14.138673" calcext:value-type="float">
            <text:p>14.138673</text:p>
          </table:table-cell>
          <table:table-cell office:value-type="float" office:value="8.914851" calcext:value-type="float">
            <text:p>8.914851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1.59" calcext:value-type="float">
            <text:p>1.59</text:p>
          </table:table-cell>
          <table:table-cell office:value-type="float" office:value="1160.19" calcext:value-type="float">
            <text:p>1160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2239" calcext:value-type="float">
            <text:p>72239</text:p>
          </table:table-cell>
          <table:table-cell office:value-type="float" office:value="541043" calcext:value-type="float">
            <text:p>541043</text:p>
          </table:table-cell>
          <table:table-cell office:value-type="float" office:value="1345601" calcext:value-type="float">
            <text:p>1345601</text:p>
          </table:table-cell>
          <table:table-cell office:value-type="float" office:value="321" calcext:value-type="float">
            <text:p>321</text:p>
          </table:table-cell>
          <table:table-cell office:value-type="float" office:value="9512" calcext:value-type="float">
            <text:p>9512</text:p>
          </table:table-cell>
          <table:table-cell office:value-type="float" office:value="27957" calcext:value-type="float">
            <text:p>27957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2083" calcext:value-type="float">
            <text:p>0.402083</text:p>
          </table:table-cell>
          <table:table-cell office:value-type="float" office:value="321" calcext:value-type="float">
            <text:p>321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1782" calcext:value-type="float">
            <text:p>0.001782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4" calcext:value-type="float">
            <text:p>0.34</text:p>
          </table:table-cell>
          <table:table-cell office:value-type="float" office:value="58.98" calcext:value-type="float">
            <text:p>58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3243" calcext:value-type="float">
            <text:p>73243</text:p>
          </table:table-cell>
          <table:table-cell office:value-type="float" office:value="206637" calcext:value-type="float">
            <text:p>206637</text:p>
          </table:table-cell>
          <table:table-cell office:value-type="float" office:value="593105" calcext:value-type="float">
            <text:p>593105</text:p>
          </table:table-cell>
          <table:table-cell office:value-type="float" office:value="53" calcext:value-type="float">
            <text:p>53</text:p>
          </table:table-cell>
          <table:table-cell office:value-type="float" office:value="4632" calcext:value-type="float">
            <text:p>4632</text:p>
          </table:table-cell>
          <table:table-cell office:value-type="float" office:value="14431" calcext:value-type="float">
            <text:p>1443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399" calcext:value-type="float">
            <text:p>0.348399</text:p>
          </table:table-cell>
          <table:table-cell office:value-type="float" office:value="53" calcext:value-type="float">
            <text:p>53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272.28" calcext:value-type="float">
            <text:p>272.2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4246" calcext:value-type="float">
            <text:p>74246</text:p>
          </table:table-cell>
          <table:table-cell office:value-type="float" office:value="734672207" calcext:value-type="float">
            <text:p>734672207</text:p>
          </table:table-cell>
          <table:table-cell office:value-type="float" office:value="3271451871" calcext:value-type="float">
            <text:p>3271451871</text:p>
          </table:table-cell>
          <table:table-cell office:value-type="float" office:value="265750" calcext:value-type="float">
            <text:p>265750</text:p>
          </table:table-cell>
          <table:table-cell office:value-type="float" office:value="132289163" calcext:value-type="float">
            <text:p>132289163</text:p>
          </table:table-cell>
          <table:table-cell office:value-type="float" office:value="87033742" calcext:value-type="float">
            <text:p>87033742</text:p>
          </table:table-cell>
          <table:table-cell office:value-type="float" office:value="694030" calcext:value-type="float">
            <text:p>6940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4571" calcext:value-type="float">
            <text:p>0.224571</text:p>
          </table:table-cell>
          <table:table-cell office:value-type="float" office:value="265750" calcext:value-type="float">
            <text:p>265750</text:p>
          </table:table-cell>
          <table:table-cell office:value-type="float" office:value="8.441183" calcext:value-type="float">
            <text:p>8.441183</text:p>
          </table:table-cell>
          <table:table-cell office:value-type="float" office:value="5.553499" calcext:value-type="float">
            <text:p>5.553499</text:p>
          </table:table-cell>
          <table:table-cell office:value-type="float" office:value="0.044285" calcext:value-type="float">
            <text:p>0.044285</text:p>
          </table:table-cell>
          <table:table-cell office:value-type="float" office:value="1.52" calcext:value-type="float">
            <text:p>1.52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5248" calcext:value-type="float">
            <text:p>75248</text:p>
          </table:table-cell>
          <table:table-cell office:value-type="float" office:value="1924973042" calcext:value-type="float">
            <text:p>1924973042</text:p>
          </table:table-cell>
          <table:table-cell office:value-type="float" office:value="8969863512" calcext:value-type="float">
            <text:p>8969863512</text:p>
          </table:table-cell>
          <table:table-cell office:value-type="float" office:value="63976" calcext:value-type="float">
            <text:p>63976</text:p>
          </table:table-cell>
          <table:table-cell office:value-type="float" office:value="370464893" calcext:value-type="float">
            <text:p>370464893</text:p>
          </table:table-cell>
          <table:table-cell office:value-type="float" office:value="242521703" calcext:value-type="float">
            <text:p>242521703</text:p>
          </table:table-cell>
          <table:table-cell office:value-type="float" office:value="64153" calcext:value-type="float">
            <text:p>641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05" calcext:value-type="float">
            <text:p>0.214605</text:p>
          </table:table-cell>
          <table:table-cell office:value-type="float" office:value="63976" calcext:value-type="float">
            <text:p>63976</text:p>
          </table:table-cell>
          <table:table-cell office:value-type="float" office:value="23.662428" calcext:value-type="float">
            <text:p>23.662428</text:p>
          </table:table-cell>
          <table:table-cell office:value-type="float" office:value="15.490408" calcext:value-type="float">
            <text:p>15.490408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1.53" calcext:value-type="float">
            <text:p>1.53</text:p>
          </table:table-cell>
          <table:table-cell office:value-type="float" office:value="3780.36" calcext:value-type="float">
            <text:p>3780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6251" calcext:value-type="float">
            <text:p>76251</text:p>
          </table:table-cell>
          <table:table-cell office:value-type="float" office:value="1919966060" calcext:value-type="float">
            <text:p>1919966060</text:p>
          </table:table-cell>
          <table:table-cell office:value-type="float" office:value="8945559648" calcext:value-type="float">
            <text:p>8945559648</text:p>
          </table:table-cell>
          <table:table-cell office:value-type="float" office:value="65774" calcext:value-type="float">
            <text:p>65774</text:p>
          </table:table-cell>
          <table:table-cell office:value-type="float" office:value="369360330" calcext:value-type="float">
            <text:p>369360330</text:p>
          </table:table-cell>
          <table:table-cell office:value-type="float" office:value="241800089" calcext:value-type="float">
            <text:p>241800089</text:p>
          </table:table-cell>
          <table:table-cell office:value-type="float" office:value="66324" calcext:value-type="float">
            <text:p>663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28" calcext:value-type="float">
            <text:p>0.214628</text:p>
          </table:table-cell>
          <table:table-cell office:value-type="float" office:value="65774" calcext:value-type="float">
            <text:p>65774</text:p>
          </table:table-cell>
          <table:table-cell office:value-type="float" office:value="23.568356" calcext:value-type="float">
            <text:p>23.568356</text:p>
          </table:table-cell>
          <table:table-cell office:value-type="float" office:value="15.42892" calcext:value-type="float">
            <text:p>15.42892</text:p>
          </table:table-cell>
          <table:table-cell office:value-type="float" office:value="0.004232" calcext:value-type="float">
            <text:p>0.004232</text:p>
          </table:table-cell>
          <table:table-cell office:value-type="float" office:value="1.53" calcext:value-type="float">
            <text:p>1.53</text:p>
          </table:table-cell>
          <table:table-cell office:value-type="float" office:value="3645.74" calcext:value-type="float">
            <text:p>3645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7254" calcext:value-type="float">
            <text:p>77254</text:p>
          </table:table-cell>
          <table:table-cell office:value-type="float" office:value="1911698560" calcext:value-type="float">
            <text:p>1911698560</text:p>
          </table:table-cell>
          <table:table-cell office:value-type="float" office:value="8906270460" calcext:value-type="float">
            <text:p>8906270460</text:p>
          </table:table-cell>
          <table:table-cell office:value-type="float" office:value="65793" calcext:value-type="float">
            <text:p>65793</text:p>
          </table:table-cell>
          <table:table-cell office:value-type="float" office:value="367650827" calcext:value-type="float">
            <text:p>367650827</text:p>
          </table:table-cell>
          <table:table-cell office:value-type="float" office:value="240830927" calcext:value-type="float">
            <text:p>240830927</text:p>
          </table:table-cell>
          <table:table-cell office:value-type="float" office:value="65953" calcext:value-type="float">
            <text:p>6595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46" calcext:value-type="float">
            <text:p>0.214646</text:p>
          </table:table-cell>
          <table:table-cell office:value-type="float" office:value="65793" calcext:value-type="float">
            <text:p>65793</text:p>
          </table:table-cell>
          <table:table-cell office:value-type="float" office:value="23.459274" calcext:value-type="float">
            <text:p>23.459274</text:p>
          </table:table-cell>
          <table:table-cell office:value-type="float" office:value="15.367078" calcext:value-type="float">
            <text:p>15.367078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1.53" calcext:value-type="float">
            <text:p>1.53</text:p>
          </table:table-cell>
          <table:table-cell office:value-type="float" office:value="3651.55" calcext:value-type="float">
            <text:p>3651.5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8257" calcext:value-type="float">
            <text:p>78257</text:p>
          </table:table-cell>
          <table:table-cell office:value-type="float" office:value="1998587568" calcext:value-type="float">
            <text:p>1998587568</text:p>
          </table:table-cell>
          <table:table-cell office:value-type="float" office:value="9311275453" calcext:value-type="float">
            <text:p>9311275453</text:p>
          </table:table-cell>
          <table:table-cell office:value-type="float" office:value="73751" calcext:value-type="float">
            <text:p>73751</text:p>
          </table:table-cell>
          <table:table-cell office:value-type="float" office:value="384555085" calcext:value-type="float">
            <text:p>384555085</text:p>
          </table:table-cell>
          <table:table-cell office:value-type="float" office:value="251784851" calcext:value-type="float">
            <text:p>251784851</text:p>
          </table:table-cell>
          <table:table-cell office:value-type="float" office:value="74023" calcext:value-type="float">
            <text:p>7402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42" calcext:value-type="float">
            <text:p>0.214642</text:p>
          </table:table-cell>
          <table:table-cell office:value-type="float" office:value="73751" calcext:value-type="float">
            <text:p>73751</text:p>
          </table:table-cell>
          <table:table-cell office:value-type="float" office:value="24.53791" calcext:value-type="float">
            <text:p>24.53791</text:p>
          </table:table-cell>
          <table:table-cell office:value-type="float" office:value="16.066032" calcext:value-type="float">
            <text:p>16.066032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1.53" calcext:value-type="float">
            <text:p>1.53</text:p>
          </table:table-cell>
          <table:table-cell office:value-type="float" office:value="3401.44" calcext:value-type="float">
            <text:p>3401.4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9260" calcext:value-type="float">
            <text:p>79260</text:p>
          </table:table-cell>
          <table:table-cell office:value-type="float" office:value="1852609403" calcext:value-type="float">
            <text:p>1852609403</text:p>
          </table:table-cell>
          <table:table-cell office:value-type="float" office:value="8661706386" calcext:value-type="float">
            <text:p>8661706386</text:p>
          </table:table-cell>
          <table:table-cell office:value-type="float" office:value="191719" calcext:value-type="float">
            <text:p>191719</text:p>
          </table:table-cell>
          <table:table-cell office:value-type="float" office:value="369511463" calcext:value-type="float">
            <text:p>369511463</text:p>
          </table:table-cell>
          <table:table-cell office:value-type="float" office:value="232634126" calcext:value-type="float">
            <text:p>232634126</text:p>
          </table:table-cell>
          <table:table-cell office:value-type="float" office:value="191998" calcext:value-type="float">
            <text:p>19199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885" calcext:value-type="float">
            <text:p>0.213885</text:p>
          </table:table-cell>
          <table:table-cell office:value-type="float" office:value="191719" calcext:value-type="float">
            <text:p>191719</text:p>
          </table:table-cell>
          <table:table-cell office:value-type="float" office:value="23.577999" calcext:value-type="float">
            <text:p>23.577999</text:p>
          </table:table-cell>
          <table:table-cell office:value-type="float" office:value="14.844052" calcext:value-type="float">
            <text:p>14.844052</text:p>
          </table:table-cell>
          <table:table-cell office:value-type="float" office:value="0.012251" calcext:value-type="float">
            <text:p>0.012251</text:p>
          </table:table-cell>
          <table:table-cell office:value-type="float" office:value="1.59" calcext:value-type="float">
            <text:p>1.59</text:p>
          </table:table-cell>
          <table:table-cell office:value-type="float" office:value="1211.65" calcext:value-type="float">
            <text:p>1211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0263" calcext:value-type="float">
            <text:p>80263</text:p>
          </table:table-cell>
          <table:table-cell office:value-type="float" office:value="1919059259" calcext:value-type="float">
            <text:p>1919059259</text:p>
          </table:table-cell>
          <table:table-cell office:value-type="float" office:value="8989908433" calcext:value-type="float">
            <text:p>8989908433</text:p>
          </table:table-cell>
          <table:table-cell office:value-type="float" office:value="45770" calcext:value-type="float">
            <text:p>45770</text:p>
          </table:table-cell>
          <table:table-cell office:value-type="float" office:value="385746592" calcext:value-type="float">
            <text:p>385746592</text:p>
          </table:table-cell>
          <table:table-cell office:value-type="float" office:value="241713176" calcext:value-type="float">
            <text:p>241713176</text:p>
          </table:table-cell>
          <table:table-cell office:value-type="float" office:value="45678" calcext:value-type="float">
            <text:p>456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68" calcext:value-type="float">
            <text:p>0.213468</text:p>
          </table:table-cell>
          <table:table-cell office:value-type="float" office:value="45770" calcext:value-type="float">
            <text:p>45770</text:p>
          </table:table-cell>
          <table:table-cell office:value-type="float" office:value="24.613939" calcext:value-type="float">
            <text:p>24.613939</text:p>
          </table:table-cell>
          <table:table-cell office:value-type="float" office:value="15.423373" calcext:value-type="float">
            <text:p>15.423373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1.6" calcext:value-type="float">
            <text:p>1.6</text:p>
          </table:table-cell>
          <table:table-cell office:value-type="float" office:value="5291.68" calcext:value-type="float">
            <text:p>5291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1266" calcext:value-type="float">
            <text:p>81266</text:p>
          </table:table-cell>
          <table:table-cell office:value-type="float" office:value="1903624118" calcext:value-type="float">
            <text:p>1903624118</text:p>
          </table:table-cell>
          <table:table-cell office:value-type="float" office:value="8919225940" calcext:value-type="float">
            <text:p>8919225940</text:p>
          </table:table-cell>
          <table:table-cell office:value-type="float" office:value="79323" calcext:value-type="float">
            <text:p>79323</text:p>
          </table:table-cell>
          <table:table-cell office:value-type="float" office:value="382743472" calcext:value-type="float">
            <text:p>382743472</text:p>
          </table:table-cell>
          <table:table-cell office:value-type="float" office:value="239803604" calcext:value-type="float">
            <text:p>239803604</text:p>
          </table:table-cell>
          <table:table-cell office:value-type="float" office:value="78942" calcext:value-type="float">
            <text:p>7894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29" calcext:value-type="float">
            <text:p>0.213429</text:p>
          </table:table-cell>
          <table:table-cell office:value-type="float" office:value="79323" calcext:value-type="float">
            <text:p>79323</text:p>
          </table:table-cell>
          <table:table-cell office:value-type="float" office:value="24.422316" calcext:value-type="float">
            <text:p>24.422316</text:p>
          </table:table-cell>
          <table:table-cell office:value-type="float" office:value="15.301526" calcext:value-type="float">
            <text:p>15.301526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1.6" calcext:value-type="float">
            <text:p>1.6</text:p>
          </table:table-cell>
          <table:table-cell office:value-type="float" office:value="3037.72" calcext:value-type="float">
            <text:p>3037.7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2269" calcext:value-type="float">
            <text:p>82269</text:p>
          </table:table-cell>
          <table:table-cell office:value-type="float" office:value="1973552416" calcext:value-type="float">
            <text:p>1973552416</text:p>
          </table:table-cell>
          <table:table-cell office:value-type="float" office:value="9245601647" calcext:value-type="float">
            <text:p>9245601647</text:p>
          </table:table-cell>
          <table:table-cell office:value-type="float" office:value="79529" calcext:value-type="float">
            <text:p>79529</text:p>
          </table:table-cell>
          <table:table-cell office:value-type="float" office:value="396856408" calcext:value-type="float">
            <text:p>396856408</text:p>
          </table:table-cell>
          <table:table-cell office:value-type="float" office:value="248612173" calcext:value-type="float">
            <text:p>248612173</text:p>
          </table:table-cell>
          <table:table-cell office:value-type="float" office:value="79393" calcext:value-type="float">
            <text:p>793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59" calcext:value-type="float">
            <text:p>0.213459</text:p>
          </table:table-cell>
          <table:table-cell office:value-type="float" office:value="79529" calcext:value-type="float">
            <text:p>79529</text:p>
          </table:table-cell>
          <table:table-cell office:value-type="float" office:value="25.322842" calcext:value-type="float">
            <text:p>25.322842</text:p>
          </table:table-cell>
          <table:table-cell office:value-type="float" office:value="15.863588" calcext:value-type="float">
            <text:p>15.863588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1.6" calcext:value-type="float">
            <text:p>1.6</text:p>
          </table:table-cell>
          <table:table-cell office:value-type="float" office:value="3131.41" calcext:value-type="float">
            <text:p>3131.4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3272" calcext:value-type="float">
            <text:p>83272</text:p>
          </table:table-cell>
          <table:table-cell office:value-type="float" office:value="1903509955" calcext:value-type="float">
            <text:p>1903509955</text:p>
          </table:table-cell>
          <table:table-cell office:value-type="float" office:value="8893806479" calcext:value-type="float">
            <text:p>8893806479</text:p>
          </table:table-cell>
          <table:table-cell office:value-type="float" office:value="183217" calcext:value-type="float">
            <text:p>183217</text:p>
          </table:table-cell>
          <table:table-cell office:value-type="float" office:value="378630289" calcext:value-type="float">
            <text:p>378630289</text:p>
          </table:table-cell>
          <table:table-cell office:value-type="float" office:value="239145835" calcext:value-type="float">
            <text:p>239145835</text:p>
          </table:table-cell>
          <table:table-cell office:value-type="float" office:value="183283" calcext:value-type="float">
            <text:p>18328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26" calcext:value-type="float">
            <text:p>0.214026</text:p>
          </table:table-cell>
          <table:table-cell office:value-type="float" office:value="183217" calcext:value-type="float">
            <text:p>183217</text:p>
          </table:table-cell>
          <table:table-cell office:value-type="float" office:value="24.159861" calcext:value-type="float">
            <text:p>24.159861</text:p>
          </table:table-cell>
          <table:table-cell office:value-type="float" office:value="15.259555" calcext:value-type="float">
            <text:p>15.259555</text:p>
          </table:table-cell>
          <table:table-cell office:value-type="float" office:value="0.011695" calcext:value-type="float">
            <text:p>0.011695</text:p>
          </table:table-cell>
          <table:table-cell office:value-type="float" office:value="1.58" calcext:value-type="float">
            <text:p>1.58</text:p>
          </table:table-cell>
          <table:table-cell office:value-type="float" office:value="1304.79" calcext:value-type="float">
            <text:p>1304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4275" calcext:value-type="float">
            <text:p>84275</text:p>
          </table:table-cell>
          <table:table-cell office:value-type="float" office:value="1905584939" calcext:value-type="float">
            <text:p>1905584939</text:p>
          </table:table-cell>
          <table:table-cell office:value-type="float" office:value="8889826532" calcext:value-type="float">
            <text:p>8889826532</text:p>
          </table:table-cell>
          <table:table-cell office:value-type="float" office:value="199235" calcext:value-type="float">
            <text:p>199235</text:p>
          </table:table-cell>
          <table:table-cell office:value-type="float" office:value="374902912" calcext:value-type="float">
            <text:p>374902912</text:p>
          </table:table-cell>
          <table:table-cell office:value-type="float" office:value="240176242" calcext:value-type="float">
            <text:p>240176242</text:p>
          </table:table-cell>
          <table:table-cell office:value-type="float" office:value="199469" calcext:value-type="float">
            <text:p>19946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56" calcext:value-type="float">
            <text:p>0.214356</text:p>
          </table:table-cell>
          <table:table-cell office:value-type="float" office:value="199235" calcext:value-type="float">
            <text:p>199235</text:p>
          </table:table-cell>
          <table:table-cell office:value-type="float" office:value="23.92202" calcext:value-type="float">
            <text:p>23.92202</text:p>
          </table:table-cell>
          <table:table-cell office:value-type="float" office:value="15.325303" calcext:value-type="float">
            <text:p>15.325303</text:p>
          </table:table-cell>
          <table:table-cell office:value-type="float" office:value="0.012728" calcext:value-type="float">
            <text:p>0.012728</text:p>
          </table:table-cell>
          <table:table-cell office:value-type="float" office:value="1.56" calcext:value-type="float">
            <text:p>1.56</text:p>
          </table:table-cell>
          <table:table-cell office:value-type="float" office:value="1204.08" calcext:value-type="float">
            <text:p>1204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5278" calcext:value-type="float">
            <text:p>85278</text:p>
          </table:table-cell>
          <table:table-cell office:value-type="float" office:value="1921562768" calcext:value-type="float">
            <text:p>1921562768</text:p>
          </table:table-cell>
          <table:table-cell office:value-type="float" office:value="8963729593" calcext:value-type="float">
            <text:p>8963729593</text:p>
          </table:table-cell>
          <table:table-cell office:value-type="float" office:value="116934" calcext:value-type="float">
            <text:p>116934</text:p>
          </table:table-cell>
          <table:table-cell office:value-type="float" office:value="377999283" calcext:value-type="float">
            <text:p>377999283</text:p>
          </table:table-cell>
          <table:table-cell office:value-type="float" office:value="242178397" calcext:value-type="float">
            <text:p>242178397</text:p>
          </table:table-cell>
          <table:table-cell office:value-type="float" office:value="117063" calcext:value-type="float">
            <text:p>1170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71" calcext:value-type="float">
            <text:p>0.214371</text:p>
          </table:table-cell>
          <table:table-cell office:value-type="float" office:value="116934" calcext:value-type="float">
            <text:p>116934</text:p>
          </table:table-cell>
          <table:table-cell office:value-type="float" office:value="24.119596" calcext:value-type="float">
            <text:p>24.119596</text:p>
          </table:table-cell>
          <table:table-cell office:value-type="float" office:value="15.453058" calcext:value-type="float">
            <text:p>15.453058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1.56" calcext:value-type="float">
            <text:p>1.56</text:p>
          </table:table-cell>
          <table:table-cell office:value-type="float" office:value="2068.79" calcext:value-type="float">
            <text:p>2068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6281" calcext:value-type="float">
            <text:p>86281</text:p>
          </table:table-cell>
          <table:table-cell office:value-type="float" office:value="1972862934" calcext:value-type="float">
            <text:p>1972862934</text:p>
          </table:table-cell>
          <table:table-cell office:value-type="float" office:value="9202291498" calcext:value-type="float">
            <text:p>9202291498</text:p>
          </table:table-cell>
          <table:table-cell office:value-type="float" office:value="332920" calcext:value-type="float">
            <text:p>332920</text:p>
          </table:table-cell>
          <table:table-cell office:value-type="float" office:value="388480643" calcext:value-type="float">
            <text:p>388480643</text:p>
          </table:table-cell>
          <table:table-cell office:value-type="float" office:value="248734713" calcext:value-type="float">
            <text:p>248734713</text:p>
          </table:table-cell>
          <table:table-cell office:value-type="float" office:value="332793" calcext:value-type="float">
            <text:p>3327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332920" calcext:value-type="float">
            <text:p>332920</text:p>
          </table:table-cell>
          <table:table-cell office:value-type="float" office:value="24.788395" calcext:value-type="float">
            <text:p>24.788395</text:p>
          </table:table-cell>
          <table:table-cell office:value-type="float" office:value="15.871408" calcext:value-type="float">
            <text:p>15.871408</text:p>
          </table:table-cell>
          <table:table-cell office:value-type="float" office:value="0.021235" calcext:value-type="float">
            <text:p>0.021235</text:p>
          </table:table-cell>
          <table:table-cell office:value-type="float" office:value="1.56" calcext:value-type="float">
            <text:p>1.56</text:p>
          </table:table-cell>
          <table:table-cell office:value-type="float" office:value="747.42" calcext:value-type="float">
            <text:p>747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7284" calcext:value-type="float">
            <text:p>87284</text:p>
          </table:table-cell>
          <table:table-cell office:value-type="float" office:value="1907488567" calcext:value-type="float">
            <text:p>1907488567</text:p>
          </table:table-cell>
          <table:table-cell office:value-type="float" office:value="8899588230" calcext:value-type="float">
            <text:p>8899588230</text:p>
          </table:table-cell>
          <table:table-cell office:value-type="float" office:value="209025" calcext:value-type="float">
            <text:p>209025</text:p>
          </table:table-cell>
          <table:table-cell office:value-type="float" office:value="375238322" calcext:value-type="float">
            <text:p>375238322</text:p>
          </table:table-cell>
          <table:table-cell office:value-type="float" office:value="240447020" calcext:value-type="float">
            <text:p>240447020</text:p>
          </table:table-cell>
          <table:table-cell office:value-type="float" office:value="209449" calcext:value-type="float">
            <text:p>20944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34" calcext:value-type="float">
            <text:p>0.214334</text:p>
          </table:table-cell>
          <table:table-cell office:value-type="float" office:value="209025" calcext:value-type="float">
            <text:p>209025</text:p>
          </table:table-cell>
          <table:table-cell office:value-type="float" office:value="23.943422" calcext:value-type="float">
            <text:p>23.943422</text:p>
          </table:table-cell>
          <table:table-cell office:value-type="float" office:value="15.342582" calcext:value-type="float">
            <text:p>15.342582</text:p>
          </table:table-cell>
          <table:table-cell office:value-type="float" office:value="0.013365" calcext:value-type="float">
            <text:p>0.013365</text:p>
          </table:table-cell>
          <table:table-cell office:value-type="float" office:value="1.56" calcext:value-type="float">
            <text:p>1.56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8287" calcext:value-type="float">
            <text:p>88287</text:p>
          </table:table-cell>
          <table:table-cell office:value-type="float" office:value="1908914602" calcext:value-type="float">
            <text:p>1908914602</text:p>
          </table:table-cell>
          <table:table-cell office:value-type="float" office:value="8718726300" calcext:value-type="float">
            <text:p>8718726300</text:p>
          </table:table-cell>
          <table:table-cell office:value-type="float" office:value="426133" calcext:value-type="float">
            <text:p>426133</text:p>
          </table:table-cell>
          <table:table-cell office:value-type="float" office:value="358596473" calcext:value-type="float">
            <text:p>358596473</text:p>
          </table:table-cell>
          <table:table-cell office:value-type="float" office:value="234388356" calcext:value-type="float">
            <text:p>234388356</text:p>
          </table:table-cell>
          <table:table-cell office:value-type="float" office:value="700400" calcext:value-type="float">
            <text:p>7004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8944" calcext:value-type="float">
            <text:p>0.218944</text:p>
          </table:table-cell>
          <table:table-cell office:value-type="float" office:value="426133" calcext:value-type="float">
            <text:p>426133</text:p>
          </table:table-cell>
          <table:table-cell office:value-type="float" office:value="22.881531" calcext:value-type="float">
            <text:p>22.881531</text:p>
          </table:table-cell>
          <table:table-cell office:value-type="float" office:value="14.955987" calcext:value-type="float">
            <text:p>14.955987</text:p>
          </table:table-cell>
          <table:table-cell office:value-type="float" office:value="0.044692" calcext:value-type="float">
            <text:p>0.044692</text:p>
          </table:table-cell>
          <table:table-cell office:value-type="float" office:value="1.53" calcext:value-type="float">
            <text:p>1.53</text:p>
          </table:table-cell>
          <table:table-cell office:value-type="float" office:value="334.65" calcext:value-type="float">
            <text:p>334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9290" calcext:value-type="float">
            <text:p>89290</text:p>
          </table:table-cell>
          <table:table-cell office:value-type="float" office:value="1918764640" calcext:value-type="float">
            <text:p>1918764640</text:p>
          </table:table-cell>
          <table:table-cell office:value-type="float" office:value="8942180710" calcext:value-type="float">
            <text:p>8942180710</text:p>
          </table:table-cell>
          <table:table-cell office:value-type="float" office:value="95571" calcext:value-type="float">
            <text:p>95571</text:p>
          </table:table-cell>
          <table:table-cell office:value-type="float" office:value="368910353" calcext:value-type="float">
            <text:p>368910353</text:p>
          </table:table-cell>
          <table:table-cell office:value-type="float" office:value="241717859" calcext:value-type="float">
            <text:p>241717859</text:p>
          </table:table-cell>
          <table:table-cell office:value-type="float" office:value="95663" calcext:value-type="float">
            <text:p>956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75" calcext:value-type="float">
            <text:p>0.214575</text:p>
          </table:table-cell>
          <table:table-cell office:value-type="float" office:value="95571" calcext:value-type="float">
            <text:p>95571</text:p>
          </table:table-cell>
          <table:table-cell office:value-type="float" office:value="23.539644" calcext:value-type="float">
            <text:p>23.539644</text:p>
          </table:table-cell>
          <table:table-cell office:value-type="float" office:value="15.423672" calcext:value-type="float">
            <text:p>15.423672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1.53" calcext:value-type="float">
            <text:p>1.53</text:p>
          </table:table-cell>
          <table:table-cell office:value-type="float" office:value="2526.76" calcext:value-type="float">
            <text:p>2526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0293" calcext:value-type="float">
            <text:p>90293</text:p>
          </table:table-cell>
          <table:table-cell office:value-type="float" office:value="2040357144" calcext:value-type="float">
            <text:p>2040357144</text:p>
          </table:table-cell>
          <table:table-cell office:value-type="float" office:value="9506301849" calcext:value-type="float">
            <text:p>9506301849</text:p>
          </table:table-cell>
          <table:table-cell office:value-type="float" office:value="98756" calcext:value-type="float">
            <text:p>98756</text:p>
          </table:table-cell>
          <table:table-cell office:value-type="float" office:value="392489600" calcext:value-type="float">
            <text:p>392489600</text:p>
          </table:table-cell>
          <table:table-cell office:value-type="float" office:value="257035168" calcext:value-type="float">
            <text:p>257035168</text:p>
          </table:table-cell>
          <table:table-cell office:value-type="float" office:value="98922" calcext:value-type="float">
            <text:p>989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32" calcext:value-type="float">
            <text:p>0.214632</text:p>
          </table:table-cell>
          <table:table-cell office:value-type="float" office:value="98756" calcext:value-type="float">
            <text:p>98756</text:p>
          </table:table-cell>
          <table:table-cell office:value-type="float" office:value="25.044201" calcext:value-type="float">
            <text:p>25.044201</text:p>
          </table:table-cell>
          <table:table-cell office:value-type="float" office:value="16.401047" calcext:value-type="float">
            <text:p>16.401047</text:p>
          </table:table-cell>
          <table:table-cell office:value-type="float" office:value="0.006312" calcext:value-type="float">
            <text:p>0.006312</text:p>
          </table:table-cell>
          <table:table-cell office:value-type="float" office:value="1.53" calcext:value-type="float">
            <text:p>1.53</text:p>
          </table:table-cell>
          <table:table-cell office:value-type="float" office:value="2598.36" calcext:value-type="float">
            <text:p>2598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1296" calcext:value-type="float">
            <text:p>91296</text:p>
          </table:table-cell>
          <table:table-cell office:value-type="float" office:value="1893811437" calcext:value-type="float">
            <text:p>1893811437</text:p>
          </table:table-cell>
          <table:table-cell office:value-type="float" office:value="8822727397" calcext:value-type="float">
            <text:p>8822727397</text:p>
          </table:table-cell>
          <table:table-cell office:value-type="float" office:value="109102" calcext:value-type="float">
            <text:p>109102</text:p>
          </table:table-cell>
          <table:table-cell office:value-type="float" office:value="364012637" calcext:value-type="float">
            <text:p>364012637</text:p>
          </table:table-cell>
          <table:table-cell office:value-type="float" office:value="238564604" calcext:value-type="float">
            <text:p>238564604</text:p>
          </table:table-cell>
          <table:table-cell office:value-type="float" office:value="109124" calcext:value-type="float">
            <text:p>1091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51" calcext:value-type="float">
            <text:p>0.214651</text:p>
          </table:table-cell>
          <table:table-cell office:value-type="float" office:value="109102" calcext:value-type="float">
            <text:p>109102</text:p>
          </table:table-cell>
          <table:table-cell office:value-type="float" office:value="23.227127" calcext:value-type="float">
            <text:p>23.227127</text:p>
          </table:table-cell>
          <table:table-cell office:value-type="float" office:value="15.222467" calcext:value-type="float">
            <text:p>15.222467</text:p>
          </table:table-cell>
          <table:table-cell office:value-type="float" office:value="0.006963" calcext:value-type="float">
            <text:p>0.006963</text:p>
          </table:table-cell>
          <table:table-cell office:value-type="float" office:value="1.53" calcext:value-type="float">
            <text:p>1.53</text:p>
          </table:table-cell>
          <table:table-cell office:value-type="float" office:value="2186.18" calcext:value-type="float">
            <text:p>2186.1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2299" calcext:value-type="float">
            <text:p>92299</text:p>
          </table:table-cell>
          <table:table-cell office:value-type="float" office:value="1868082705" calcext:value-type="float">
            <text:p>1868082705</text:p>
          </table:table-cell>
          <table:table-cell office:value-type="float" office:value="8706906339" calcext:value-type="float">
            <text:p>8706906339</text:p>
          </table:table-cell>
          <table:table-cell office:value-type="float" office:value="230985" calcext:value-type="float">
            <text:p>230985</text:p>
          </table:table-cell>
          <table:table-cell office:value-type="float" office:value="364060684" calcext:value-type="float">
            <text:p>364060684</text:p>
          </table:table-cell>
          <table:table-cell office:value-type="float" office:value="234589673" calcext:value-type="float">
            <text:p>234589673</text:p>
          </table:table-cell>
          <table:table-cell office:value-type="float" office:value="231376" calcext:value-type="float">
            <text:p>23137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52" calcext:value-type="float">
            <text:p>0.214552</text:p>
          </table:table-cell>
          <table:table-cell office:value-type="float" office:value="230985" calcext:value-type="float">
            <text:p>230985</text:p>
          </table:table-cell>
          <table:table-cell office:value-type="float" office:value="23.230192" calcext:value-type="float">
            <text:p>23.230192</text:p>
          </table:table-cell>
          <table:table-cell office:value-type="float" office:value="14.968833" calcext:value-type="float">
            <text:p>14.968833</text:p>
          </table:table-cell>
          <table:table-cell office:value-type="float" office:value="0.014764" calcext:value-type="float">
            <text:p>0.014764</text:p>
          </table:table-cell>
          <table:table-cell office:value-type="float" office:value="1.55" calcext:value-type="float">
            <text:p>1.55</text:p>
          </table:table-cell>
          <table:table-cell office:value-type="float" office:value="1013.89" calcext:value-type="float">
            <text:p>1013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3301" calcext:value-type="float">
            <text:p>93301</text:p>
          </table:table-cell>
          <table:table-cell office:value-type="float" office:value="1909140148" calcext:value-type="float">
            <text:p>1909140148</text:p>
          </table:table-cell>
          <table:table-cell office:value-type="float" office:value="8941989864" calcext:value-type="float">
            <text:p>8941989864</text:p>
          </table:table-cell>
          <table:table-cell office:value-type="float" office:value="99999" calcext:value-type="float">
            <text:p>99999</text:p>
          </table:table-cell>
          <table:table-cell office:value-type="float" office:value="383783980" calcext:value-type="float">
            <text:p>383783980</text:p>
          </table:table-cell>
          <table:table-cell office:value-type="float" office:value="240474914" calcext:value-type="float">
            <text:p>240474914</text:p>
          </table:table-cell>
          <table:table-cell office:value-type="float" office:value="99748" calcext:value-type="float">
            <text:p>997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03" calcext:value-type="float">
            <text:p>0.213503</text:p>
          </table:table-cell>
          <table:table-cell office:value-type="float" office:value="99999" calcext:value-type="float">
            <text:p>99999</text:p>
          </table:table-cell>
          <table:table-cell office:value-type="float" office:value="24.513147" calcext:value-type="float">
            <text:p>24.513147</text:p>
          </table:table-cell>
          <table:table-cell office:value-type="float" office:value="15.359675" calcext:value-type="float">
            <text:p>15.359675</text:p>
          </table:table-cell>
          <table:table-cell office:value-type="float" office:value="0.006371" calcext:value-type="float">
            <text:p>0.006371</text:p>
          </table:table-cell>
          <table:table-cell office:value-type="float" office:value="1.6" calcext:value-type="float">
            <text:p>1.6</text:p>
          </table:table-cell>
          <table:table-cell office:value-type="float" office:value="2410.82" calcext:value-type="float">
            <text:p>2410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4304" calcext:value-type="float">
            <text:p>94304</text:p>
          </table:table-cell>
          <table:table-cell office:value-type="float" office:value="1967352090" calcext:value-type="float">
            <text:p>1967352090</text:p>
          </table:table-cell>
          <table:table-cell office:value-type="float" office:value="9215766720" calcext:value-type="float">
            <text:p>9215766720</text:p>
          </table:table-cell>
          <table:table-cell office:value-type="float" office:value="96849" calcext:value-type="float">
            <text:p>96849</text:p>
          </table:table-cell>
          <table:table-cell office:value-type="float" office:value="395516478" calcext:value-type="float">
            <text:p>395516478</text:p>
          </table:table-cell>
          <table:table-cell office:value-type="float" office:value="247803237" calcext:value-type="float">
            <text:p>247803237</text:p>
          </table:table-cell>
          <table:table-cell office:value-type="float" office:value="96628" calcext:value-type="float">
            <text:p>966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77" calcext:value-type="float">
            <text:p>0.213477</text:p>
          </table:table-cell>
          <table:table-cell office:value-type="float" office:value="96849" calcext:value-type="float">
            <text:p>96849</text:p>
          </table:table-cell>
          <table:table-cell office:value-type="float" office:value="25.237343" calcext:value-type="float">
            <text:p>25.237343</text:p>
          </table:table-cell>
          <table:table-cell office:value-type="float" office:value="15.811971" calcext:value-type="float">
            <text:p>15.811971</text:p>
          </table:table-cell>
          <table:table-cell office:value-type="float" office:value="0.006166" calcext:value-type="float">
            <text:p>0.006166</text:p>
          </table:table-cell>
          <table:table-cell office:value-type="float" office:value="1.6" calcext:value-type="float">
            <text:p>1.6</text:p>
          </table:table-cell>
          <table:table-cell office:value-type="float" office:value="2564.51" calcext:value-type="float">
            <text:p>2564.5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5307" calcext:value-type="float">
            <text:p>95307</text:p>
          </table:table-cell>
          <table:table-cell office:value-type="float" office:value="1931425720" calcext:value-type="float">
            <text:p>1931425720</text:p>
          </table:table-cell>
          <table:table-cell office:value-type="float" office:value="9047005453" calcext:value-type="float">
            <text:p>9047005453</text:p>
          </table:table-cell>
          <table:table-cell office:value-type="float" office:value="93112" calcext:value-type="float">
            <text:p>93112</text:p>
          </table:table-cell>
          <table:table-cell office:value-type="float" office:value="388306012" calcext:value-type="float">
            <text:p>388306012</text:p>
          </table:table-cell>
          <table:table-cell office:value-type="float" office:value="243287516" calcext:value-type="float">
            <text:p>243287516</text:p>
          </table:table-cell>
          <table:table-cell office:value-type="float" office:value="92755" calcext:value-type="float">
            <text:p>9275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88" calcext:value-type="float">
            <text:p>0.213488</text:p>
          </table:table-cell>
          <table:table-cell office:value-type="float" office:value="93112" calcext:value-type="float">
            <text:p>93112</text:p>
          </table:table-cell>
          <table:table-cell office:value-type="float" office:value="24.777254" calcext:value-type="float">
            <text:p>24.777254</text:p>
          </table:table-cell>
          <table:table-cell office:value-type="float" office:value="15.523829" calcext:value-type="float">
            <text:p>15.523829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1.6" calcext:value-type="float">
            <text:p>1.6</text:p>
          </table:table-cell>
          <table:table-cell office:value-type="float" office:value="2622.9" calcext:value-type="float">
            <text:p>2622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6309" calcext:value-type="float">
            <text:p>96309</text:p>
          </table:table-cell>
          <table:table-cell office:value-type="float" office:value="2015086505" calcext:value-type="float">
            <text:p>2015086505</text:p>
          </table:table-cell>
          <table:table-cell office:value-type="float" office:value="9440978247" calcext:value-type="float">
            <text:p>9440978247</text:p>
          </table:table-cell>
          <table:table-cell office:value-type="float" office:value="95970" calcext:value-type="float">
            <text:p>95970</text:p>
          </table:table-cell>
          <table:table-cell office:value-type="float" office:value="405202517" calcext:value-type="float">
            <text:p>405202517</text:p>
          </table:table-cell>
          <table:table-cell office:value-type="float" office:value="253834487" calcext:value-type="float">
            <text:p>253834487</text:p>
          </table:table-cell>
          <table:table-cell office:value-type="float" office:value="95705" calcext:value-type="float">
            <text:p>957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4" calcext:value-type="float">
            <text:p>0.21344</text:p>
          </table:table-cell>
          <table:table-cell office:value-type="float" office:value="95970" calcext:value-type="float">
            <text:p>95970</text:p>
          </table:table-cell>
          <table:table-cell office:value-type="float" office:value="25.881199" calcext:value-type="float">
            <text:p>25.881199</text:p>
          </table:table-cell>
          <table:table-cell office:value-type="float" office:value="16.21298" calcext:value-type="float">
            <text:p>16.21298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1.6" calcext:value-type="float">
            <text:p>1.6</text:p>
          </table:table-cell>
          <table:table-cell office:value-type="float" office:value="2652.26" calcext:value-type="float">
            <text:p>2652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7312" calcext:value-type="float">
            <text:p>97312</text:p>
          </table:table-cell>
          <table:table-cell office:value-type="float" office:value="1962694813" calcext:value-type="float">
            <text:p>1962694813</text:p>
          </table:table-cell>
          <table:table-cell office:value-type="float" office:value="9149230669" calcext:value-type="float">
            <text:p>9149230669</text:p>
          </table:table-cell>
          <table:table-cell office:value-type="float" office:value="231321" calcext:value-type="float">
            <text:p>231321</text:p>
          </table:table-cell>
          <table:table-cell office:value-type="float" office:value="385555818" calcext:value-type="float">
            <text:p>385555818</text:p>
          </table:table-cell>
          <table:table-cell office:value-type="float" office:value="246527045" calcext:value-type="float">
            <text:p>246527045</text:p>
          </table:table-cell>
          <table:table-cell office:value-type="float" office:value="231696" calcext:value-type="float">
            <text:p>23169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2" calcext:value-type="float">
            <text:p>0.21452</text:p>
          </table:table-cell>
          <table:table-cell office:value-type="float" office:value="231321" calcext:value-type="float">
            <text:p>231321</text:p>
          </table:table-cell>
          <table:table-cell office:value-type="float" office:value="24.601767" calcext:value-type="float">
            <text:p>24.601767</text:p>
          </table:table-cell>
          <table:table-cell office:value-type="float" office:value="15.730539" calcext:value-type="float">
            <text:p>15.730539</text:p>
          </table:table-cell>
          <table:table-cell office:value-type="float" office:value="0.014784" calcext:value-type="float">
            <text:p>0.014784</text:p>
          </table:table-cell>
          <table:table-cell office:value-type="float" office:value="1.56" calcext:value-type="float">
            <text:p>1.56</text:p>
          </table:table-cell>
          <table:table-cell office:value-type="float" office:value="1064.01" calcext:value-type="float">
            <text:p>1064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8315" calcext:value-type="float">
            <text:p>98315</text:p>
          </table:table-cell>
          <table:table-cell office:value-type="float" office:value="1998513650" calcext:value-type="float">
            <text:p>1998513650</text:p>
          </table:table-cell>
          <table:table-cell office:value-type="float" office:value="9322947314" calcext:value-type="float">
            <text:p>9322947314</text:p>
          </table:table-cell>
          <table:table-cell office:value-type="float" office:value="148112" calcext:value-type="float">
            <text:p>148112</text:p>
          </table:table-cell>
          <table:table-cell office:value-type="float" office:value="393046930" calcext:value-type="float">
            <text:p>393046930</text:p>
          </table:table-cell>
          <table:table-cell office:value-type="float" office:value="251881751" calcext:value-type="float">
            <text:p>251881751</text:p>
          </table:table-cell>
          <table:table-cell office:value-type="float" office:value="148289" calcext:value-type="float">
            <text:p>14828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65" calcext:value-type="float">
            <text:p>0.214365</text:p>
          </table:table-cell>
          <table:table-cell office:value-type="float" office:value="148112" calcext:value-type="float">
            <text:p>148112</text:p>
          </table:table-cell>
          <table:table-cell office:value-type="float" office:value="25.079765" calcext:value-type="float">
            <text:p>25.079765</text:p>
          </table:table-cell>
          <table:table-cell office:value-type="float" office:value="16.072214" calcext:value-type="float">
            <text:p>16.072214</text:p>
          </table:table-cell>
          <table:table-cell office:value-type="float" office:value="0.009462" calcext:value-type="float">
            <text:p>0.009462</text:p>
          </table:table-cell>
          <table:table-cell office:value-type="float" office:value="1.56" calcext:value-type="float">
            <text:p>1.56</text:p>
          </table:table-cell>
          <table:table-cell office:value-type="float" office:value="1698.59" calcext:value-type="float">
            <text:p>1698.5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9317" calcext:value-type="float">
            <text:p>99317</text:p>
          </table:table-cell>
          <table:table-cell office:value-type="float" office:value="1915176960" calcext:value-type="float">
            <text:p>1915176960</text:p>
          </table:table-cell>
          <table:table-cell office:value-type="float" office:value="8938277150" calcext:value-type="float">
            <text:p>8938277150</text:p>
          </table:table-cell>
          <table:table-cell office:value-type="float" office:value="158370" calcext:value-type="float">
            <text:p>158370</text:p>
          </table:table-cell>
          <table:table-cell office:value-type="float" office:value="376845672" calcext:value-type="float">
            <text:p>376845672</text:p>
          </table:table-cell>
          <table:table-cell office:value-type="float" office:value="241374982" calcext:value-type="float">
            <text:p>241374982</text:p>
          </table:table-cell>
          <table:table-cell office:value-type="float" office:value="158522" calcext:value-type="float">
            <text:p>1585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67" calcext:value-type="float">
            <text:p>0.214267</text:p>
          </table:table-cell>
          <table:table-cell office:value-type="float" office:value="158370" calcext:value-type="float">
            <text:p>158370</text:p>
          </table:table-cell>
          <table:table-cell office:value-type="float" office:value="24.069983" calcext:value-type="float">
            <text:p>24.069983</text:p>
          </table:table-cell>
          <table:table-cell office:value-type="float" office:value="15.417164" calcext:value-type="float">
            <text:p>15.417164</text:p>
          </table:table-cell>
          <table:table-cell office:value-type="float" office:value="0.010125" calcext:value-type="float">
            <text:p>0.010125</text:p>
          </table:table-cell>
          <table:table-cell office:value-type="float" office:value="1.56" calcext:value-type="float">
            <text:p>1.56</text:p>
          </table:table-cell>
          <table:table-cell office:value-type="float" office:value="1522.66" calcext:value-type="float">
            <text:p>1522.6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0320" calcext:value-type="float">
            <text:p>100320</text:p>
          </table:table-cell>
          <table:table-cell office:value-type="float" office:value="1910109679" calcext:value-type="float">
            <text:p>1910109679</text:p>
          </table:table-cell>
          <table:table-cell office:value-type="float" office:value="8909956569" calcext:value-type="float">
            <text:p>8909956569</text:p>
          </table:table-cell>
          <table:table-cell office:value-type="float" office:value="177267" calcext:value-type="float">
            <text:p>177267</text:p>
          </table:table-cell>
          <table:table-cell office:value-type="float" office:value="375832427" calcext:value-type="float">
            <text:p>375832427</text:p>
          </table:table-cell>
          <table:table-cell office:value-type="float" office:value="240731515" calcext:value-type="float">
            <text:p>240731515</text:p>
          </table:table-cell>
          <table:table-cell office:value-type="float" office:value="177399" calcext:value-type="float">
            <text:p>17739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79" calcext:value-type="float">
            <text:p>0.214379</text:p>
          </table:table-cell>
          <table:table-cell office:value-type="float" office:value="177267" calcext:value-type="float">
            <text:p>177267</text:p>
          </table:table-cell>
          <table:table-cell office:value-type="float" office:value="23.981331" calcext:value-type="float">
            <text:p>23.981331</text:p>
          </table:table-cell>
          <table:table-cell office:value-type="float" office:value="15.360735" calcext:value-type="float">
            <text:p>15.360735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1.56" calcext:value-type="float">
            <text:p>1.56</text:p>
          </table:table-cell>
          <table:table-cell office:value-type="float" office:value="1357.01" calcext:value-type="float">
            <text:p>1357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1324" calcext:value-type="float">
            <text:p>101324</text:p>
          </table:table-cell>
          <table:table-cell office:value-type="float" office:value="1045665541" calcext:value-type="float">
            <text:p>1045665541</text:p>
          </table:table-cell>
          <table:table-cell office:value-type="float" office:value="4851327172" calcext:value-type="float">
            <text:p>4851327172</text:p>
          </table:table-cell>
          <table:table-cell office:value-type="float" office:value="133118" calcext:value-type="float">
            <text:p>133118</text:p>
          </table:table-cell>
          <table:table-cell office:value-type="float" office:value="203095519" calcext:value-type="float">
            <text:p>203095519</text:p>
          </table:table-cell>
          <table:table-cell office:value-type="float" office:value="130299902" calcext:value-type="float">
            <text:p>130299902</text:p>
          </table:table-cell>
          <table:table-cell office:value-type="float" office:value="137275" calcext:value-type="float">
            <text:p>1372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542" calcext:value-type="float">
            <text:p>0.215542</text:p>
          </table:table-cell>
          <table:table-cell office:value-type="float" office:value="133118" calcext:value-type="float">
            <text:p>133118</text:p>
          </table:table-cell>
          <table:table-cell office:value-type="float" office:value="12.946328" calcext:value-type="float">
            <text:p>12.946328</text:p>
          </table:table-cell>
          <table:table-cell office:value-type="float" office:value="8.30597" calcext:value-type="float">
            <text:p>8.30597</text:p>
          </table:table-cell>
          <table:table-cell office:value-type="float" office:value="0.008751" calcext:value-type="float">
            <text:p>0.008751</text:p>
          </table:table-cell>
          <table:table-cell office:value-type="float" office:value="1.56" calcext:value-type="float">
            <text:p>1.56</text:p>
          </table:table-cell>
          <table:table-cell office:value-type="float" office:value="949.19" calcext:value-type="float">
            <text:p>949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2328" calcext:value-type="float">
            <text:p>102328</text:p>
          </table:table-cell>
          <table:table-cell office:value-type="float" office:value="751758" calcext:value-type="float">
            <text:p>751758</text:p>
          </table:table-cell>
          <table:table-cell office:value-type="float" office:value="1725603" calcext:value-type="float">
            <text:p>1725603</text:p>
          </table:table-cell>
          <table:table-cell office:value-type="float" office:value="1131" calcext:value-type="float">
            <text:p>1131</text:p>
          </table:table-cell>
          <table:table-cell office:value-type="float" office:value="11624" calcext:value-type="float">
            <text:p>11624</text:p>
          </table:table-cell>
          <table:table-cell office:value-type="float" office:value="33008" calcext:value-type="float">
            <text:p>33008</text:p>
          </table:table-cell>
          <table:table-cell office:value-type="float" office:value="1507" calcext:value-type="float">
            <text:p>15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649" calcext:value-type="float">
            <text:p>0.435649</text:p>
          </table:table-cell>
          <table:table-cell office:value-type="float" office:value="1131" calcext:value-type="float">
            <text:p>1131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.000096" calcext:value-type="float">
            <text:p>0.000096</text:p>
          </table:table-cell>
          <table:table-cell office:value-type="float" office:value="0.35" calcext:value-type="float">
            <text:p>0.35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3332" calcext:value-type="float">
            <text:p>103332</text:p>
          </table:table-cell>
          <table:table-cell office:value-type="float" office:value="284942" calcext:value-type="float">
            <text:p>284942</text:p>
          </table:table-cell>
          <table:table-cell office:value-type="float" office:value="844212" calcext:value-type="float">
            <text:p>844212</text:p>
          </table:table-cell>
          <table:table-cell office:value-type="float" office:value="101" calcext:value-type="float">
            <text:p>101</text:p>
          </table:table-cell>
          <table:table-cell office:value-type="float" office:value="6453" calcext:value-type="float">
            <text:p>6453</text:p>
          </table:table-cell>
          <table:table-cell office:value-type="float" office:value="20672" calcext:value-type="float">
            <text:p>20672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7524" calcext:value-type="float">
            <text:p>0.337524</text:p>
          </table:table-cell>
          <table:table-cell office:value-type="float" office:value="101" calcext:value-type="float">
            <text:p>101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1" calcext:value-type="float">
            <text:p>0.31</text:p>
          </table:table-cell>
          <table:table-cell office:value-type="float" office:value="206.72" calcext:value-type="float">
            <text:p>206.7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4336" calcext:value-type="float">
            <text:p>104336</text:p>
          </table:table-cell>
          <table:table-cell office:value-type="float" office:value="6700643953" calcext:value-type="float">
            <text:p>6700643953</text:p>
          </table:table-cell>
          <table:table-cell office:value-type="float" office:value="3634881126" calcext:value-type="float">
            <text:p>3634881126</text:p>
          </table:table-cell>
          <table:table-cell office:value-type="float" office:value="101316" calcext:value-type="float">
            <text:p>101316</text:p>
          </table:table-cell>
          <table:table-cell office:value-type="float" office:value="150807832" calcext:value-type="float">
            <text:p>150807832</text:p>
          </table:table-cell>
          <table:table-cell office:value-type="float" office:value="200395403" calcext:value-type="float">
            <text:p>200395403</text:p>
          </table:table-cell>
          <table:table-cell office:value-type="float" office:value="542453" calcext:value-type="float">
            <text:p>5424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43429" calcext:value-type="float">
            <text:p>1.843429</text:p>
          </table:table-cell>
          <table:table-cell office:value-type="float" office:value="101316" calcext:value-type="float">
            <text:p>101316</text:p>
          </table:table-cell>
          <table:table-cell office:value-type="float" office:value="9.613249" calcext:value-type="float">
            <text:p>9.613249</text:p>
          </table:table-cell>
          <table:table-cell office:value-type="float" office:value="12.774209" calcext:value-type="float">
            <text:p>12.774209</text:p>
          </table:table-cell>
          <table:table-cell office:value-type="float" office:value="0.034579" calcext:value-type="float">
            <text:p>0.034579</text:p>
          </table:table-cell>
          <table:table-cell office:value-type="float" office:value="0.75" calcext:value-type="float">
            <text:p>0.75</text:p>
          </table:table-cell>
          <table:table-cell office:value-type="float" office:value="369.42" calcext:value-type="float">
            <text:p>369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5339" calcext:value-type="float">
            <text:p>105339</text:p>
          </table:table-cell>
          <table:table-cell office:value-type="float" office:value="16403710383" calcext:value-type="float">
            <text:p>16403710383</text:p>
          </table:table-cell>
          <table:table-cell office:value-type="float" office:value="8761014643" calcext:value-type="float">
            <text:p>8761014643</text:p>
          </table:table-cell>
          <table:table-cell office:value-type="float" office:value="4764" calcext:value-type="float">
            <text:p>4764</text:p>
          </table:table-cell>
          <table:table-cell office:value-type="float" office:value="368293854" calcext:value-type="float">
            <text:p>368293854</text:p>
          </table:table-cell>
          <table:table-cell office:value-type="float" office:value="486422502" calcext:value-type="float">
            <text:p>486422502</text:p>
          </table:table-cell>
          <table:table-cell office:value-type="float" office:value="12191" calcext:value-type="float">
            <text:p>1219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2353" calcext:value-type="float">
            <text:p>1.872353</text:p>
          </table:table-cell>
          <table:table-cell office:value-type="float" office:value="4764" calcext:value-type="float">
            <text:p>4764</text:p>
          </table:table-cell>
          <table:table-cell office:value-type="float" office:value="23.500305" calcext:value-type="float">
            <text:p>23.500305</text:p>
          </table:table-cell>
          <table:table-cell office:value-type="float" office:value="31.037926" calcext:value-type="float">
            <text:p>31.037926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76" calcext:value-type="float">
            <text:p>0.76</text:p>
          </table:table-cell>
          <table:table-cell office:value-type="float" office:value="39900.13" calcext:value-type="float">
            <text:p>39900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6342" calcext:value-type="float">
            <text:p>106342</text:p>
          </table:table-cell>
          <table:table-cell office:value-type="float" office:value="17551575763" calcext:value-type="float">
            <text:p>17551575763</text:p>
          </table:table-cell>
          <table:table-cell office:value-type="float" office:value="9356351939" calcext:value-type="float">
            <text:p>9356351939</text:p>
          </table:table-cell>
          <table:table-cell office:value-type="float" office:value="5718" calcext:value-type="float">
            <text:p>5718</text:p>
          </table:table-cell>
          <table:table-cell office:value-type="float" office:value="394364180" calcext:value-type="float">
            <text:p>394364180</text:p>
          </table:table-cell>
          <table:table-cell office:value-type="float" office:value="520019657" calcext:value-type="float">
            <text:p>520019657</text:p>
          </table:table-cell>
          <table:table-cell office:value-type="float" office:value="14535" calcext:value-type="float">
            <text:p>145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9" calcext:value-type="float">
            <text:p>1.8759</text:p>
          </table:table-cell>
          <table:table-cell office:value-type="float" office:value="5718" calcext:value-type="float">
            <text:p>5718</text:p>
          </table:table-cell>
          <table:table-cell office:value-type="float" office:value="25.163816" calcext:value-type="float">
            <text:p>25.163816</text:p>
          </table:table-cell>
          <table:table-cell office:value-type="float" office:value="33.181713" calcext:value-type="float">
            <text:p>33.181713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76" calcext:value-type="float">
            <text:p>0.76</text:p>
          </table:table-cell>
          <table:table-cell office:value-type="float" office:value="35777.07" calcext:value-type="float">
            <text:p>35777.0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7345" calcext:value-type="float">
            <text:p>107345</text:p>
          </table:table-cell>
          <table:table-cell office:value-type="float" office:value="16602805035" calcext:value-type="float">
            <text:p>16602805035</text:p>
          </table:table-cell>
          <table:table-cell office:value-type="float" office:value="8860900844" calcext:value-type="float">
            <text:p>8860900844</text:p>
          </table:table-cell>
          <table:table-cell office:value-type="float" office:value="5069" calcext:value-type="float">
            <text:p>5069</text:p>
          </table:table-cell>
          <table:table-cell office:value-type="float" office:value="372832079" calcext:value-type="float">
            <text:p>372832079</text:p>
          </table:table-cell>
          <table:table-cell office:value-type="float" office:value="491365927" calcext:value-type="float">
            <text:p>491365927</text:p>
          </table:table-cell>
          <table:table-cell office:value-type="float" office:value="12895" calcext:value-type="float">
            <text:p>1289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3715" calcext:value-type="float">
            <text:p>1.873715</text:p>
          </table:table-cell>
          <table:table-cell office:value-type="float" office:value="5069" calcext:value-type="float">
            <text:p>5069</text:p>
          </table:table-cell>
          <table:table-cell office:value-type="float" office:value="23.789883" calcext:value-type="float">
            <text:p>23.789883</text:p>
          </table:table-cell>
          <table:table-cell office:value-type="float" office:value="31.353359" calcext:value-type="float">
            <text:p>31.353359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76" calcext:value-type="float">
            <text:p>0.76</text:p>
          </table:table-cell>
          <table:table-cell office:value-type="float" office:value="38105.15" calcext:value-type="float">
            <text:p>38105.1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8348" calcext:value-type="float">
            <text:p>108348</text:p>
          </table:table-cell>
          <table:table-cell office:value-type="float" office:value="16739329895" calcext:value-type="float">
            <text:p>16739329895</text:p>
          </table:table-cell>
          <table:table-cell office:value-type="float" office:value="8935752982" calcext:value-type="float">
            <text:p>8935752982</text:p>
          </table:table-cell>
          <table:table-cell office:value-type="float" office:value="4625" calcext:value-type="float">
            <text:p>4625</text:p>
          </table:table-cell>
          <table:table-cell office:value-type="float" office:value="376326097" calcext:value-type="float">
            <text:p>376326097</text:p>
          </table:table-cell>
          <table:table-cell office:value-type="float" office:value="497583483" calcext:value-type="float">
            <text:p>497583483</text:p>
          </table:table-cell>
          <table:table-cell office:value-type="float" office:value="11497" calcext:value-type="float">
            <text:p>1149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3298" calcext:value-type="float">
            <text:p>1.873298</text:p>
          </table:table-cell>
          <table:table-cell office:value-type="float" office:value="4625" calcext:value-type="float">
            <text:p>4625</text:p>
          </table:table-cell>
          <table:table-cell office:value-type="float" office:value="24.012833" calcext:value-type="float">
            <text:p>24.012833</text:p>
          </table:table-cell>
          <table:table-cell office:value-type="float" office:value="31.750093" calcext:value-type="float">
            <text:p>31.750093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76" calcext:value-type="float">
            <text:p>0.76</text:p>
          </table:table-cell>
          <table:table-cell office:value-type="float" office:value="43279.42" calcext:value-type="float">
            <text:p>43279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9351" calcext:value-type="float">
            <text:p>109351</text:p>
          </table:table-cell>
          <table:table-cell office:value-type="float" office:value="16585618924" calcext:value-type="float">
            <text:p>16585618924</text:p>
          </table:table-cell>
          <table:table-cell office:value-type="float" office:value="8846146343" calcext:value-type="float">
            <text:p>8846146343</text:p>
          </table:table-cell>
          <table:table-cell office:value-type="float" office:value="4564" calcext:value-type="float">
            <text:p>4564</text:p>
          </table:table-cell>
          <table:table-cell office:value-type="float" office:value="372502069" calcext:value-type="float">
            <text:p>372502069</text:p>
          </table:table-cell>
          <table:table-cell office:value-type="float" office:value="490947986" calcext:value-type="float">
            <text:p>490947986</text:p>
          </table:table-cell>
          <table:table-cell office:value-type="float" office:value="11811" calcext:value-type="float">
            <text:p>118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898" calcext:value-type="float">
            <text:p>1.874898</text:p>
          </table:table-cell>
          <table:table-cell office:value-type="float" office:value="4564" calcext:value-type="float">
            <text:p>4564</text:p>
          </table:table-cell>
          <table:table-cell office:value-type="float" office:value="23.768827" calcext:value-type="float">
            <text:p>23.768827</text:p>
          </table:table-cell>
          <table:table-cell office:value-type="float" office:value="31.326693" calcext:value-type="float">
            <text:p>31.32669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76" calcext:value-type="float">
            <text:p>0.76</text:p>
          </table:table-cell>
          <table:table-cell office:value-type="float" office:value="41567.02" calcext:value-type="float">
            <text:p>41567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0354" calcext:value-type="float">
            <text:p>110354</text:p>
          </table:table-cell>
          <table:table-cell office:value-type="float" office:value="17369903779" calcext:value-type="float">
            <text:p>17369903779</text:p>
          </table:table-cell>
          <table:table-cell office:value-type="float" office:value="9261585047" calcext:value-type="float">
            <text:p>9261585047</text:p>
          </table:table-cell>
          <table:table-cell office:value-type="float" office:value="4691" calcext:value-type="float">
            <text:p>4691</text:p>
          </table:table-cell>
          <table:table-cell office:value-type="float" office:value="390274828" calcext:value-type="float">
            <text:p>390274828</text:p>
          </table:table-cell>
          <table:table-cell office:value-type="float" office:value="515105791" calcext:value-type="float">
            <text:p>515105791</text:p>
          </table:table-cell>
          <table:table-cell office:value-type="float" office:value="11665" calcext:value-type="float">
            <text:p>1166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478" calcext:value-type="float">
            <text:p>1.875478</text:p>
          </table:table-cell>
          <table:table-cell office:value-type="float" office:value="4691" calcext:value-type="float">
            <text:p>4691</text:p>
          </table:table-cell>
          <table:table-cell office:value-type="float" office:value="24.90288" calcext:value-type="float">
            <text:p>24.90288</text:p>
          </table:table-cell>
          <table:table-cell office:value-type="float" office:value="32.868168" calcext:value-type="float">
            <text:p>32.868168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76" calcext:value-type="float">
            <text:p>0.76</text:p>
          </table:table-cell>
          <table:table-cell office:value-type="float" office:value="44158.23" calcext:value-type="float">
            <text:p>44158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1357" calcext:value-type="float">
            <text:p>111357</text:p>
          </table:table-cell>
          <table:table-cell office:value-type="float" office:value="512188746" calcext:value-type="float">
            <text:p>512188746</text:p>
          </table:table-cell>
          <table:table-cell office:value-type="float" office:value="278043634" calcext:value-type="float">
            <text:p>278043634</text:p>
          </table:table-cell>
          <table:table-cell office:value-type="float" office:value="5055" calcext:value-type="float">
            <text:p>5055</text:p>
          </table:table-cell>
          <table:table-cell office:value-type="float" office:value="11041528" calcext:value-type="float">
            <text:p>11041528</text:p>
          </table:table-cell>
          <table:table-cell office:value-type="float" office:value="13474727" calcext:value-type="float">
            <text:p>13474727</text:p>
          </table:table-cell>
          <table:table-cell office:value-type="float" office:value="9203" calcext:value-type="float">
            <text:p>92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42116" calcext:value-type="float">
            <text:p>1.842116</text:p>
          </table:table-cell>
          <table:table-cell office:value-type="float" office:value="5055" calcext:value-type="float">
            <text:p>5055</text:p>
          </table:table-cell>
          <table:table-cell office:value-type="float" office:value="0.704544" calcext:value-type="float">
            <text:p>0.704544</text:p>
          </table:table-cell>
          <table:table-cell office:value-type="float" office:value="0.859803" calcext:value-type="float">
            <text:p>0.859803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82" calcext:value-type="float">
            <text:p>0.82</text:p>
          </table:table-cell>
          <table:table-cell office:value-type="float" office:value="1464.17" calcext:value-type="float">
            <text:p>1464.1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2361" calcext:value-type="float">
            <text:p>112361</text:p>
          </table:table-cell>
          <table:table-cell office:value-type="float" office:value="402656" calcext:value-type="float">
            <text:p>402656</text:p>
          </table:table-cell>
          <table:table-cell office:value-type="float" office:value="819525" calcext:value-type="float">
            <text:p>819525</text:p>
          </table:table-cell>
          <table:table-cell office:value-type="float" office:value="134" calcext:value-type="float">
            <text:p>134</text:p>
          </table:table-cell>
          <table:table-cell office:value-type="float" office:value="6148" calcext:value-type="float">
            <text:p>6148</text:p>
          </table:table-cell>
          <table:table-cell office:value-type="float" office:value="17025" calcext:value-type="float">
            <text:p>17025</text:p>
          </table:table-cell>
          <table:table-cell office:value-type="float" office:value="203" calcext:value-type="float">
            <text:p>2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1329" calcext:value-type="float">
            <text:p>0.491329</text:p>
          </table:table-cell>
          <table:table-cell office:value-type="float" office:value="134" calcext:value-type="float">
            <text:p>134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6" calcext:value-type="float">
            <text:p>0.36</text:p>
          </table:table-cell>
          <table:table-cell office:value-type="float" office:value="83.87" calcext:value-type="float">
            <text:p>83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3365" calcext:value-type="float">
            <text:p>113365</text:p>
          </table:table-cell>
          <table:table-cell office:value-type="float" office:value="125287" calcext:value-type="float">
            <text:p>125287</text:p>
          </table:table-cell>
          <table:table-cell office:value-type="float" office:value="336166" calcext:value-type="float">
            <text:p>336166</text:p>
          </table:table-cell>
          <table:table-cell office:value-type="float" office:value="17" calcext:value-type="float">
            <text:p>17</text:p>
          </table:table-cell>
          <table:table-cell office:value-type="float" office:value="2706" calcext:value-type="float">
            <text:p>2706</text:p>
          </table:table-cell>
          <table:table-cell office:value-type="float" office:value="8405" calcext:value-type="float">
            <text:p>840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2694" calcext:value-type="float">
            <text:p>0.372694</text:p>
          </table:table-cell>
          <table:table-cell office:value-type="float" office:value="17" calcext:value-type="float">
            <text:p>17</text:p>
          </table:table-cell>
          <table:table-cell office:value-type="float" office:value="0.000172" calcext:value-type="float">
            <text:p>0.000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2" calcext:value-type="float">
            <text:p>0.32</text:p>
          </table:table-cell>
          <table:table-cell office:value-type="float" office:value="560.33" calcext:value-type="float">
            <text:p>560.3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4368" calcext:value-type="float">
            <text:p>114368</text:p>
          </table:table-cell>
          <table:table-cell office:value-type="float" office:value="14297581050" calcext:value-type="float">
            <text:p>14297581050</text:p>
          </table:table-cell>
          <table:table-cell office:value-type="float" office:value="8659980082" calcext:value-type="float">
            <text:p>8659980082</text:p>
          </table:table-cell>
          <table:table-cell office:value-type="float" office:value="528069" calcext:value-type="float">
            <text:p>528069</text:p>
          </table:table-cell>
          <table:table-cell office:value-type="float" office:value="1795962954" calcext:value-type="float">
            <text:p>1795962954</text:p>
          </table:table-cell>
          <table:table-cell office:value-type="float" office:value="10423407" calcext:value-type="float">
            <text:p>10423407</text:p>
          </table:table-cell>
          <table:table-cell office:value-type="float" office:value="4372769" calcext:value-type="float">
            <text:p>437276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0995" calcext:value-type="float">
            <text:p>1.650995</text:p>
          </table:table-cell>
          <table:table-cell office:value-type="float" office:value="528069" calcext:value-type="float">
            <text:p>528069</text:p>
          </table:table-cell>
          <table:table-cell office:value-type="float" office:value="114.597839" calcext:value-type="float">
            <text:p>114.597839</text:p>
          </table:table-cell>
          <table:table-cell office:value-type="float" office:value="0.665103" calcext:value-type="float">
            <text:p>0.665103</text:p>
          </table:table-cell>
          <table:table-cell office:value-type="float" office:value="0.27902" calcext:value-type="float">
            <text:p>0.27902</text:p>
          </table:table-cell>
          <table:table-cell office:value-type="float" office:value="172.3" calcext:value-type="float">
            <text:p>172.3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5371" calcext:value-type="float">
            <text:p>115371</text:p>
          </table:table-cell>
          <table:table-cell office:value-type="float" office:value="14908363127" calcext:value-type="float">
            <text:p>14908363127</text:p>
          </table:table-cell>
          <table:table-cell office:value-type="float" office:value="8955356561" calcext:value-type="float">
            <text:p>8955356561</text:p>
          </table:table-cell>
          <table:table-cell office:value-type="float" office:value="471194" calcext:value-type="float">
            <text:p>471194</text:p>
          </table:table-cell>
          <table:table-cell office:value-type="float" office:value="1876296120" calcext:value-type="float">
            <text:p>1876296120</text:p>
          </table:table-cell>
          <table:table-cell office:value-type="float" office:value="10316670" calcext:value-type="float">
            <text:p>10316670</text:p>
          </table:table-cell>
          <table:table-cell office:value-type="float" office:value="4358349" calcext:value-type="float">
            <text:p>43583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4743" calcext:value-type="float">
            <text:p>1.664743</text:p>
          </table:table-cell>
          <table:table-cell office:value-type="float" office:value="471194" calcext:value-type="float">
            <text:p>471194</text:p>
          </table:table-cell>
          <table:table-cell office:value-type="float" office:value="119.723778" calcext:value-type="float">
            <text:p>119.723778</text:p>
          </table:table-cell>
          <table:table-cell office:value-type="float" office:value="0.658292" calcext:value-type="float">
            <text:p>0.658292</text:p>
          </table:table-cell>
          <table:table-cell office:value-type="float" office:value="0.2781" calcext:value-type="float">
            <text:p>0.2781</text:p>
          </table:table-cell>
          <table:table-cell office:value-type="float" office:value="181.87" calcext:value-type="float">
            <text:p>181.87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6374" calcext:value-type="float">
            <text:p>116374</text:p>
          </table:table-cell>
          <table:table-cell office:value-type="float" office:value="14774844839" calcext:value-type="float">
            <text:p>14774844839</text:p>
          </table:table-cell>
          <table:table-cell office:value-type="float" office:value="8871025599" calcext:value-type="float">
            <text:p>8871025599</text:p>
          </table:table-cell>
          <table:table-cell office:value-type="float" office:value="428708" calcext:value-type="float">
            <text:p>428708</text:p>
          </table:table-cell>
          <table:table-cell office:value-type="float" office:value="1862475198" calcext:value-type="float">
            <text:p>1862475198</text:p>
          </table:table-cell>
          <table:table-cell office:value-type="float" office:value="9977493" calcext:value-type="float">
            <text:p>9977493</text:p>
          </table:table-cell>
          <table:table-cell office:value-type="float" office:value="4165433" calcext:value-type="float">
            <text:p>41654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5517" calcext:value-type="float">
            <text:p>1.665517</text:p>
          </table:table-cell>
          <table:table-cell office:value-type="float" office:value="428708" calcext:value-type="float">
            <text:p>428708</text:p>
          </table:table-cell>
          <table:table-cell office:value-type="float" office:value="118.841881" calcext:value-type="float">
            <text:p>118.841881</text:p>
          </table:table-cell>
          <table:table-cell office:value-type="float" office:value="0.63665" calcext:value-type="float">
            <text:p>0.63665</text:p>
          </table:table-cell>
          <table:table-cell office:value-type="float" office:value="0.26579" calcext:value-type="float">
            <text:p>0.26579</text:p>
          </table:table-cell>
          <table:table-cell office:value-type="float" office:value="186.67" calcext:value-type="float">
            <text:p>186.6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7377" calcext:value-type="float">
            <text:p>117377</text:p>
          </table:table-cell>
          <table:table-cell office:value-type="float" office:value="14939280921" calcext:value-type="float">
            <text:p>14939280921</text:p>
          </table:table-cell>
          <table:table-cell office:value-type="float" office:value="8955242332" calcext:value-type="float">
            <text:p>8955242332</text:p>
          </table:table-cell>
          <table:table-cell office:value-type="float" office:value="472681" calcext:value-type="float">
            <text:p>472681</text:p>
          </table:table-cell>
          <table:table-cell office:value-type="float" office:value="1881336192" calcext:value-type="float">
            <text:p>1881336192</text:p>
          </table:table-cell>
          <table:table-cell office:value-type="float" office:value="10309453" calcext:value-type="float">
            <text:p>10309453</text:p>
          </table:table-cell>
          <table:table-cell office:value-type="float" office:value="4345746" calcext:value-type="float">
            <text:p>434574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8216" calcext:value-type="float">
            <text:p>1.668216</text:p>
          </table:table-cell>
          <table:table-cell office:value-type="float" office:value="472681" calcext:value-type="float">
            <text:p>472681</text:p>
          </table:table-cell>
          <table:table-cell office:value-type="float" office:value="120.04538" calcext:value-type="float">
            <text:p>120.04538</text:p>
          </table:table-cell>
          <table:table-cell office:value-type="float" office:value="0.657831" calcext:value-type="float">
            <text:p>0.657831</text:p>
          </table:table-cell>
          <table:table-cell office:value-type="float" office:value="0.277296" calcext:value-type="float">
            <text:p>0.277296</text:p>
          </table:table-cell>
          <table:table-cell office:value-type="float" office:value="182.49" calcext:value-type="float">
            <text:p>182.49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8380" calcext:value-type="float">
            <text:p>118380</text:p>
          </table:table-cell>
          <table:table-cell office:value-type="float" office:value="15295517636" calcext:value-type="float">
            <text:p>15295517636</text:p>
          </table:table-cell>
          <table:table-cell office:value-type="float" office:value="9207946373" calcext:value-type="float">
            <text:p>9207946373</text:p>
          </table:table-cell>
          <table:table-cell office:value-type="float" office:value="477644" calcext:value-type="float">
            <text:p>477644</text:p>
          </table:table-cell>
          <table:table-cell office:value-type="float" office:value="1924367408" calcext:value-type="float">
            <text:p>1924367408</text:p>
          </table:table-cell>
          <table:table-cell office:value-type="float" office:value="10409890" calcext:value-type="float">
            <text:p>10409890</text:p>
          </table:table-cell>
          <table:table-cell office:value-type="float" office:value="4438135" calcext:value-type="float">
            <text:p>44381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1121" calcext:value-type="float">
            <text:p>1.661121</text:p>
          </table:table-cell>
          <table:table-cell office:value-type="float" office:value="477644" calcext:value-type="float">
            <text:p>477644</text:p>
          </table:table-cell>
          <table:table-cell office:value-type="float" office:value="122.791138" calcext:value-type="float">
            <text:p>122.791138</text:p>
          </table:table-cell>
          <table:table-cell office:value-type="float" office:value="0.66424" calcext:value-type="float">
            <text:p>0.66424</text:p>
          </table:table-cell>
          <table:table-cell office:value-type="float" office:value="0.283191" calcext:value-type="float">
            <text:p>0.283191</text:p>
          </table:table-cell>
          <table:table-cell office:value-type="float" office:value="184.86" calcext:value-type="float">
            <text:p>184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9383" calcext:value-type="float">
            <text:p>119383</text:p>
          </table:table-cell>
          <table:table-cell office:value-type="float" office:value="14637467553" calcext:value-type="float">
            <text:p>14637467553</text:p>
          </table:table-cell>
          <table:table-cell office:value-type="float" office:value="8833408456" calcext:value-type="float">
            <text:p>8833408456</text:p>
          </table:table-cell>
          <table:table-cell office:value-type="float" office:value="467447" calcext:value-type="float">
            <text:p>467447</text:p>
          </table:table-cell>
          <table:table-cell office:value-type="float" office:value="1839199690" calcext:value-type="float">
            <text:p>1839199690</text:p>
          </table:table-cell>
          <table:table-cell office:value-type="float" office:value="10105969" calcext:value-type="float">
            <text:p>10105969</text:p>
          </table:table-cell>
          <table:table-cell office:value-type="float" office:value="4309505" calcext:value-type="float">
            <text:p>430950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7058" calcext:value-type="float">
            <text:p>1.657058</text:p>
          </table:table-cell>
          <table:table-cell office:value-type="float" office:value="467447" calcext:value-type="float">
            <text:p>467447</text:p>
          </table:table-cell>
          <table:table-cell office:value-type="float" office:value="117.356712" calcext:value-type="float">
            <text:p>117.356712</text:p>
          </table:table-cell>
          <table:table-cell office:value-type="float" office:value="0.644847" calcext:value-type="float">
            <text:p>0.644847</text:p>
          </table:table-cell>
          <table:table-cell office:value-type="float" office:value="0.274983" calcext:value-type="float">
            <text:p>0.274983</text:p>
          </table:table-cell>
          <table:table-cell office:value-type="float" office:value="181.99" calcext:value-type="float">
            <text:p>181.99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0386" calcext:value-type="float">
            <text:p>120386</text:p>
          </table:table-cell>
          <table:table-cell office:value-type="float" office:value="14828244695" calcext:value-type="float">
            <text:p>14828244695</text:p>
          </table:table-cell>
          <table:table-cell office:value-type="float" office:value="8893586375" calcext:value-type="float">
            <text:p>8893586375</text:p>
          </table:table-cell>
          <table:table-cell office:value-type="float" office:value="421465" calcext:value-type="float">
            <text:p>421465</text:p>
          </table:table-cell>
          <table:table-cell office:value-type="float" office:value="1870003398" calcext:value-type="float">
            <text:p>1870003398</text:p>
          </table:table-cell>
          <table:table-cell office:value-type="float" office:value="9906077" calcext:value-type="float">
            <text:p>9906077</text:p>
          </table:table-cell>
          <table:table-cell office:value-type="float" office:value="4156788" calcext:value-type="float">
            <text:p>415678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7296" calcext:value-type="float">
            <text:p>1.667296</text:p>
          </table:table-cell>
          <table:table-cell office:value-type="float" office:value="421465" calcext:value-type="float">
            <text:p>421465</text:p>
          </table:table-cell>
          <table:table-cell office:value-type="float" office:value="119.322258" calcext:value-type="float">
            <text:p>119.322258</text:p>
          </table:table-cell>
          <table:table-cell office:value-type="float" office:value="0.632093" calcext:value-type="float">
            <text:p>0.632093</text:p>
          </table:table-cell>
          <table:table-cell office:value-type="float" office:value="0.265239" calcext:value-type="float">
            <text:p>0.265239</text:p>
          </table:table-cell>
          <table:table-cell office:value-type="float" office:value="188.77" calcext:value-type="float">
            <text:p>188.77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1388" calcext:value-type="float">
            <text:p>121388</text:p>
          </table:table-cell>
          <table:table-cell office:value-type="float" office:value="14438584716" calcext:value-type="float">
            <text:p>14438584716</text:p>
          </table:table-cell>
          <table:table-cell office:value-type="float" office:value="8712827259" calcext:value-type="float">
            <text:p>8712827259</text:p>
          </table:table-cell>
          <table:table-cell office:value-type="float" office:value="467867" calcext:value-type="float">
            <text:p>467867</text:p>
          </table:table-cell>
          <table:table-cell office:value-type="float" office:value="1813992300" calcext:value-type="float">
            <text:p>1813992300</text:p>
          </table:table-cell>
          <table:table-cell office:value-type="float" office:value="10044694" calcext:value-type="float">
            <text:p>10044694</text:p>
          </table:table-cell>
          <table:table-cell office:value-type="float" office:value="4252823" calcext:value-type="float">
            <text:p>42528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7164" calcext:value-type="float">
            <text:p>1.657164</text:p>
          </table:table-cell>
          <table:table-cell office:value-type="float" office:value="467867" calcext:value-type="float">
            <text:p>467867</text:p>
          </table:table-cell>
          <table:table-cell office:value-type="float" office:value="115.863777" calcext:value-type="float">
            <text:p>115.863777</text:p>
          </table:table-cell>
          <table:table-cell office:value-type="float" office:value="0.641577" calcext:value-type="float">
            <text:p>0.641577</text:p>
          </table:table-cell>
          <table:table-cell office:value-type="float" office:value="0.271637" calcext:value-type="float">
            <text:p>0.271637</text:p>
          </table:table-cell>
          <table:table-cell office:value-type="float" office:value="180.59" calcext:value-type="float">
            <text:p>180.5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2391" calcext:value-type="float">
            <text:p>122391</text:p>
          </table:table-cell>
          <table:table-cell office:value-type="float" office:value="15471948088" calcext:value-type="float">
            <text:p>15471948088</text:p>
          </table:table-cell>
          <table:table-cell office:value-type="float" office:value="9297094485" calcext:value-type="float">
            <text:p>9297094485</text:p>
          </table:table-cell>
          <table:table-cell office:value-type="float" office:value="480701" calcext:value-type="float">
            <text:p>480701</text:p>
          </table:table-cell>
          <table:table-cell office:value-type="float" office:value="1947880575" calcext:value-type="float">
            <text:p>1947880575</text:p>
          </table:table-cell>
          <table:table-cell office:value-type="float" office:value="10466367" calcext:value-type="float">
            <text:p>10466367</text:p>
          </table:table-cell>
          <table:table-cell office:value-type="float" office:value="4472928" calcext:value-type="float">
            <text:p>44729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417" calcext:value-type="float">
            <text:p>1.66417</text:p>
          </table:table-cell>
          <table:table-cell office:value-type="float" office:value="480701" calcext:value-type="float">
            <text:p>480701</text:p>
          </table:table-cell>
          <table:table-cell office:value-type="float" office:value="124.291481" calcext:value-type="float">
            <text:p>124.291481</text:p>
          </table:table-cell>
          <table:table-cell office:value-type="float" office:value="0.667844" calcext:value-type="float">
            <text:p>0.667844</text:p>
          </table:table-cell>
          <table:table-cell office:value-type="float" office:value="0.285411" calcext:value-type="float">
            <text:p>0.285411</text:p>
          </table:table-cell>
          <table:table-cell office:value-type="float" office:value="186.11" calcext:value-type="float">
            <text:p>186.1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3394" calcext:value-type="float">
            <text:p>123394</text:p>
          </table:table-cell>
          <table:table-cell office:value-type="float" office:value="14675823070" calcext:value-type="float">
            <text:p>14675823070</text:p>
          </table:table-cell>
          <table:table-cell office:value-type="float" office:value="8826838774" calcext:value-type="float">
            <text:p>8826838774</text:p>
          </table:table-cell>
          <table:table-cell office:value-type="float" office:value="423605" calcext:value-type="float">
            <text:p>423605</text:p>
          </table:table-cell>
          <table:table-cell office:value-type="float" office:value="1849199794" calcext:value-type="float">
            <text:p>1849199794</text:p>
          </table:table-cell>
          <table:table-cell office:value-type="float" office:value="9883977" calcext:value-type="float">
            <text:p>9883977</text:p>
          </table:table-cell>
          <table:table-cell office:value-type="float" office:value="4143639" calcext:value-type="float">
            <text:p>41436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2636" calcext:value-type="float">
            <text:p>1.662636</text:p>
          </table:table-cell>
          <table:table-cell office:value-type="float" office:value="423605" calcext:value-type="float">
            <text:p>423605</text:p>
          </table:table-cell>
          <table:table-cell office:value-type="float" office:value="117.994797" calcext:value-type="float">
            <text:p>117.994797</text:p>
          </table:table-cell>
          <table:table-cell office:value-type="float" office:value="0.630682" calcext:value-type="float">
            <text:p>0.630682</text:p>
          </table:table-cell>
          <table:table-cell office:value-type="float" office:value="0.2644" calcext:value-type="float">
            <text:p>0.2644</text:p>
          </table:table-cell>
          <table:table-cell office:value-type="float" office:value="187.09" calcext:value-type="float">
            <text:p>187.0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4397" calcext:value-type="float">
            <text:p>124397</text:p>
          </table:table-cell>
          <table:table-cell office:value-type="float" office:value="14700385393" calcext:value-type="float">
            <text:p>14700385393</text:p>
          </table:table-cell>
          <table:table-cell office:value-type="float" office:value="8870920405" calcext:value-type="float">
            <text:p>8870920405</text:p>
          </table:table-cell>
          <table:table-cell office:value-type="float" office:value="471994" calcext:value-type="float">
            <text:p>471994</text:p>
          </table:table-cell>
          <table:table-cell office:value-type="float" office:value="1847295668" calcext:value-type="float">
            <text:p>1847295668</text:p>
          </table:table-cell>
          <table:table-cell office:value-type="float" office:value="10137007" calcext:value-type="float">
            <text:p>10137007</text:p>
          </table:table-cell>
          <table:table-cell office:value-type="float" office:value="4298504" calcext:value-type="float">
            <text:p>429850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7143" calcext:value-type="float">
            <text:p>1.657143</text:p>
          </table:table-cell>
          <table:table-cell office:value-type="float" office:value="471994" calcext:value-type="float">
            <text:p>471994</text:p>
          </table:table-cell>
          <table:table-cell office:value-type="float" office:value="117.873299" calcext:value-type="float">
            <text:p>117.873299</text:p>
          </table:table-cell>
          <table:table-cell office:value-type="float" office:value="0.646828" calcext:value-type="float">
            <text:p>0.646828</text:p>
          </table:table-cell>
          <table:table-cell office:value-type="float" office:value="0.274281" calcext:value-type="float">
            <text:p>0.274281</text:p>
          </table:table-cell>
          <table:table-cell office:value-type="float" office:value="182.23" calcext:value-type="float">
            <text:p>182.23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5400" calcext:value-type="float">
            <text:p>125400</text:p>
          </table:table-cell>
          <table:table-cell office:value-type="float" office:value="14391361395" calcext:value-type="float">
            <text:p>14391361395</text:p>
          </table:table-cell>
          <table:table-cell office:value-type="float" office:value="8691423129" calcext:value-type="float">
            <text:p>8691423129</text:p>
          </table:table-cell>
          <table:table-cell office:value-type="float" office:value="420895" calcext:value-type="float">
            <text:p>420895</text:p>
          </table:table-cell>
          <table:table-cell office:value-type="float" office:value="1810687397" calcext:value-type="float">
            <text:p>1810687397</text:p>
          </table:table-cell>
          <table:table-cell office:value-type="float" office:value="9657812" calcext:value-type="float">
            <text:p>9657812</text:p>
          </table:table-cell>
          <table:table-cell office:value-type="float" office:value="4090885" calcext:value-type="float">
            <text:p>40908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5812" calcext:value-type="float">
            <text:p>1.655812</text:p>
          </table:table-cell>
          <table:table-cell office:value-type="float" office:value="420895" calcext:value-type="float">
            <text:p>420895</text:p>
          </table:table-cell>
          <table:table-cell office:value-type="float" office:value="115.537376" calcext:value-type="float">
            <text:p>115.537376</text:p>
          </table:table-cell>
          <table:table-cell office:value-type="float" office:value="0.616251" calcext:value-type="float">
            <text:p>0.616251</text:p>
          </table:table-cell>
          <table:table-cell office:value-type="float" office:value="0.261034" calcext:value-type="float">
            <text:p>0.261034</text:p>
          </table:table-cell>
          <table:table-cell office:value-type="float" office:value="187.48" calcext:value-type="float">
            <text:p>187.4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6403" calcext:value-type="float">
            <text:p>126403</text:p>
          </table:table-cell>
          <table:table-cell office:value-type="float" office:value="15479664471" calcext:value-type="float">
            <text:p>15479664471</text:p>
          </table:table-cell>
          <table:table-cell office:value-type="float" office:value="9300525963" calcext:value-type="float">
            <text:p>9300525963</text:p>
          </table:table-cell>
          <table:table-cell office:value-type="float" office:value="476078" calcext:value-type="float">
            <text:p>476078</text:p>
          </table:table-cell>
          <table:table-cell office:value-type="float" office:value="1949062510" calcext:value-type="float">
            <text:p>1949062510</text:p>
          </table:table-cell>
          <table:table-cell office:value-type="float" office:value="10464428" calcext:value-type="float">
            <text:p>10464428</text:p>
          </table:table-cell>
          <table:table-cell office:value-type="float" office:value="4468426" calcext:value-type="float">
            <text:p>44684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4386" calcext:value-type="float">
            <text:p>1.664386</text:p>
          </table:table-cell>
          <table:table-cell office:value-type="float" office:value="476078" calcext:value-type="float">
            <text:p>476078</text:p>
          </table:table-cell>
          <table:table-cell office:value-type="float" office:value="124.366898" calcext:value-type="float">
            <text:p>124.366898</text:p>
          </table:table-cell>
          <table:table-cell office:value-type="float" office:value="0.66772" calcext:value-type="float">
            <text:p>0.66772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186.26" calcext:value-type="float">
            <text:p>186.2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7405" calcext:value-type="float">
            <text:p>127405</text:p>
          </table:table-cell>
          <table:table-cell office:value-type="float" office:value="15082451774" calcext:value-type="float">
            <text:p>15082451774</text:p>
          </table:table-cell>
          <table:table-cell office:value-type="float" office:value="9083188948" calcext:value-type="float">
            <text:p>9083188948</text:p>
          </table:table-cell>
          <table:table-cell office:value-type="float" office:value="472288" calcext:value-type="float">
            <text:p>472288</text:p>
          </table:table-cell>
          <table:table-cell office:value-type="float" office:value="1896959385" calcext:value-type="float">
            <text:p>1896959385</text:p>
          </table:table-cell>
          <table:table-cell office:value-type="float" office:value="10289628" calcext:value-type="float">
            <text:p>10289628</text:p>
          </table:table-cell>
          <table:table-cell office:value-type="float" office:value="4377613" calcext:value-type="float">
            <text:p>43776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048" calcext:value-type="float">
            <text:p>1.66048</text:p>
          </table:table-cell>
          <table:table-cell office:value-type="float" office:value="472288" calcext:value-type="float">
            <text:p>472288</text:p>
          </table:table-cell>
          <table:table-cell office:value-type="float" office:value="121.163071" calcext:value-type="float">
            <text:p>121.163071</text:p>
          </table:table-cell>
          <table:table-cell office:value-type="float" office:value="0.657222" calcext:value-type="float">
            <text:p>0.657222</text:p>
          </table:table-cell>
          <table:table-cell office:value-type="float" office:value="0.279608" calcext:value-type="float">
            <text:p>0.279608</text:p>
          </table:table-cell>
          <table:table-cell office:value-type="float" office:value="184.36" calcext:value-type="float">
            <text:p>184.3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8409" calcext:value-type="float">
            <text:p>128409</text:p>
          </table:table-cell>
          <table:table-cell office:value-type="float" office:value="13797601050" calcext:value-type="float">
            <text:p>13797601050</text:p>
          </table:table-cell>
          <table:table-cell office:value-type="float" office:value="8332458940" calcext:value-type="float">
            <text:p>8332458940</text:p>
          </table:table-cell>
          <table:table-cell office:value-type="float" office:value="422913" calcext:value-type="float">
            <text:p>422913</text:p>
          </table:table-cell>
          <table:table-cell office:value-type="float" office:value="1735323399" calcext:value-type="float">
            <text:p>1735323399</text:p>
          </table:table-cell>
          <table:table-cell office:value-type="float" office:value="9420326" calcext:value-type="float">
            <text:p>9420326</text:p>
          </table:table-cell>
          <table:table-cell office:value-type="float" office:value="3973588" calcext:value-type="float">
            <text:p>397358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5886" calcext:value-type="float">
            <text:p>1.655886</text:p>
          </table:table-cell>
          <table:table-cell office:value-type="float" office:value="422913" calcext:value-type="float">
            <text:p>422913</text:p>
          </table:table-cell>
          <table:table-cell office:value-type="float" office:value="110.618225" calcext:value-type="float">
            <text:p>110.618225</text:p>
          </table:table-cell>
          <table:table-cell office:value-type="float" office:value="0.600499" calcext:value-type="float">
            <text:p>0.600499</text:p>
          </table:table-cell>
          <table:table-cell office:value-type="float" office:value="0.253296" calcext:value-type="float">
            <text:p>0.253296</text:p>
          </table:table-cell>
          <table:table-cell office:value-type="float" office:value="184.21" calcext:value-type="float">
            <text:p>184.21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9413" calcext:value-type="float">
            <text:p>129413</text:p>
          </table:table-cell>
          <table:table-cell office:value-type="float" office:value="676153" calcext:value-type="float">
            <text:p>676153</text:p>
          </table:table-cell>
          <table:table-cell office:value-type="float" office:value="2461625" calcext:value-type="float">
            <text:p>2461625</text:p>
          </table:table-cell>
          <table:table-cell office:value-type="float" office:value="327" calcext:value-type="float">
            <text:p>327</text:p>
          </table:table-cell>
          <table:table-cell office:value-type="float" office:value="19237" calcext:value-type="float">
            <text:p>19237</text:p>
          </table:table-cell>
          <table:table-cell office:value-type="float" office:value="61501" calcext:value-type="float">
            <text:p>61501</text:p>
          </table:table-cell>
          <table:table-cell office:value-type="float" office:value="391" calcext:value-type="float">
            <text:p>3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74677" calcext:value-type="float">
            <text:p>0.274677</text:p>
          </table:table-cell>
          <table:table-cell office:value-type="float" office:value="327" calcext:value-type="float">
            <text:p>327</text:p>
          </table:table-cell>
          <table:table-cell office:value-type="float" office:value="0.001226" calcext:value-type="float">
            <text:p>0.001226</text:p>
          </table:table-cell>
          <table:table-cell office:value-type="float" office:value="0.00392" calcext:value-type="float">
            <text:p>0.00392</text:p>
          </table:table-cell>
          <table:table-cell office:value-type="float" office:value="0.000025" calcext:value-type="float">
            <text:p>0.000025</text:p>
          </table:table-cell>
          <table:table-cell office:value-type="float" office:value="0.31" calcext:value-type="float">
            <text:p>0.31</text:p>
          </table:table-cell>
          <table:table-cell office:value-type="float" office:value="157.29" calcext:value-type="float">
            <text:p>157.2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0417" calcext:value-type="float">
            <text:p>130417</text:p>
          </table:table-cell>
          <table:table-cell office:value-type="float" office:value="364317" calcext:value-type="float">
            <text:p>364317</text:p>
          </table:table-cell>
          <table:table-cell office:value-type="float" office:value="687952" calcext:value-type="float">
            <text:p>687952</text:p>
          </table:table-cell>
          <table:table-cell office:value-type="float" office:value="161" calcext:value-type="float">
            <text:p>161</text:p>
          </table:table-cell>
          <table:table-cell office:value-type="float" office:value="4887" calcext:value-type="float">
            <text:p>4887</text:p>
          </table:table-cell>
          <table:table-cell office:value-type="float" office:value="13449" calcext:value-type="float">
            <text:p>13449</text:p>
          </table:table-cell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9567" calcext:value-type="float">
            <text:p>0.529567</text:p>
          </table:table-cell>
          <table:table-cell office:value-type="float" office:value="161" calcext:value-type="float">
            <text:p>161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6" calcext:value-type="float">
            <text:p>0.36</text:p>
          </table:table-cell>
          <table:table-cell office:value-type="float" office:value="53.16" calcext:value-type="float">
            <text:p>53.1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1420" calcext:value-type="float">
            <text:p>131420</text:p>
          </table:table-cell>
          <table:table-cell office:value-type="float" office:value="80867363" calcext:value-type="float">
            <text:p>80867363</text:p>
          </table:table-cell>
          <table:table-cell office:value-type="float" office:value="230893031" calcext:value-type="float">
            <text:p>230893031</text:p>
          </table:table-cell>
          <table:table-cell office:value-type="float" office:value="229320" calcext:value-type="float">
            <text:p>229320</text:p>
          </table:table-cell>
          <table:table-cell office:value-type="float" office:value="6773354" calcext:value-type="float">
            <text:p>6773354</text:p>
          </table:table-cell>
          <table:table-cell office:value-type="float" office:value="4783191" calcext:value-type="float">
            <text:p>4783191</text:p>
          </table:table-cell>
          <table:table-cell office:value-type="float" office:value="658549" calcext:value-type="float">
            <text:p>6585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237" calcext:value-type="float">
            <text:p>0.350237</text:p>
          </table:table-cell>
          <table:table-cell office:value-type="float" office:value="229320" calcext:value-type="float">
            <text:p>229320</text:p>
          </table:table-cell>
          <table:table-cell office:value-type="float" office:value="0.432198" calcext:value-type="float">
            <text:p>0.432198</text:p>
          </table:table-cell>
          <table:table-cell office:value-type="float" office:value="0.305209" calcext:value-type="float">
            <text:p>0.305209</text:p>
          </table:table-cell>
          <table:table-cell office:value-type="float" office:value="0.042021" calcext:value-type="float">
            <text:p>0.042021</text:p>
          </table:table-cell>
          <table:table-cell office:value-type="float" office:value="1.42" calcext:value-type="float">
            <text:p>1.42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2423" calcext:value-type="float">
            <text:p>132423</text:p>
          </table:table-cell>
          <table:table-cell office:value-type="float" office:value="2063240126" calcext:value-type="float">
            <text:p>2063240126</text:p>
          </table:table-cell>
          <table:table-cell office:value-type="float" office:value="8889742153" calcext:value-type="float">
            <text:p>8889742153</text:p>
          </table:table-cell>
          <table:table-cell office:value-type="float" office:value="117533" calcext:value-type="float">
            <text:p>117533</text:p>
          </table:table-cell>
          <table:table-cell office:value-type="float" office:value="353551375" calcext:value-type="float">
            <text:p>353551375</text:p>
          </table:table-cell>
          <table:table-cell office:value-type="float" office:value="231178100" calcext:value-type="float">
            <text:p>231178100</text:p>
          </table:table-cell>
          <table:table-cell office:value-type="float" office:value="117994" calcext:value-type="float">
            <text:p>11799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92" calcext:value-type="float">
            <text:p>0.232092</text:p>
          </table:table-cell>
          <table:table-cell office:value-type="float" office:value="117533" calcext:value-type="float">
            <text:p>117533</text:p>
          </table:table-cell>
          <table:table-cell office:value-type="float" office:value="22.559608" calcext:value-type="float">
            <text:p>22.559608</text:p>
          </table:table-cell>
          <table:table-cell office:value-type="float" office:value="14.751144" calcext:value-type="float">
            <text:p>14.751144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1.53" calcext:value-type="float">
            <text:p>1.53</text:p>
          </table:table-cell>
          <table:table-cell office:value-type="float" office:value="1959.24" calcext:value-type="float">
            <text:p>1959.2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3426" calcext:value-type="float">
            <text:p>133426</text:p>
          </table:table-cell>
          <table:table-cell office:value-type="float" office:value="2054199604" calcext:value-type="float">
            <text:p>2054199604</text:p>
          </table:table-cell>
          <table:table-cell office:value-type="float" office:value="8849522570" calcext:value-type="float">
            <text:p>8849522570</text:p>
          </table:table-cell>
          <table:table-cell office:value-type="float" office:value="113283" calcext:value-type="float">
            <text:p>113283</text:p>
          </table:table-cell>
          <table:table-cell office:value-type="float" office:value="351816418" calcext:value-type="float">
            <text:p>351816418</text:p>
          </table:table-cell>
          <table:table-cell office:value-type="float" office:value="230168602" calcext:value-type="float">
            <text:p>230168602</text:p>
          </table:table-cell>
          <table:table-cell office:value-type="float" office:value="113400" calcext:value-type="float">
            <text:p>1134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5" calcext:value-type="float">
            <text:p>0.232125</text:p>
          </table:table-cell>
          <table:table-cell office:value-type="float" office:value="113283" calcext:value-type="float">
            <text:p>113283</text:p>
          </table:table-cell>
          <table:table-cell office:value-type="float" office:value="22.448904" calcext:value-type="float">
            <text:p>22.448904</text:p>
          </table:table-cell>
          <table:table-cell office:value-type="float" office:value="14.68673" calcext:value-type="float">
            <text:p>14.68673</text:p>
          </table:table-cell>
          <table:table-cell office:value-type="float" office:value="0.007236" calcext:value-type="float">
            <text:p>0.007236</text:p>
          </table:table-cell>
          <table:table-cell office:value-type="float" office:value="1.53" calcext:value-type="float">
            <text:p>1.53</text:p>
          </table:table-cell>
          <table:table-cell office:value-type="float" office:value="2029.71" calcext:value-type="float">
            <text:p>2029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4429" calcext:value-type="float">
            <text:p>134429</text:p>
          </table:table-cell>
          <table:table-cell office:value-type="float" office:value="2183121961" calcext:value-type="float">
            <text:p>2183121961</text:p>
          </table:table-cell>
          <table:table-cell office:value-type="float" office:value="9405466410" calcext:value-type="float">
            <text:p>9405466410</text:p>
          </table:table-cell>
          <table:table-cell office:value-type="float" office:value="119566" calcext:value-type="float">
            <text:p>119566</text:p>
          </table:table-cell>
          <table:table-cell office:value-type="float" office:value="373874682" calcext:value-type="float">
            <text:p>373874682</text:p>
          </table:table-cell>
          <table:table-cell office:value-type="float" office:value="244591130" calcext:value-type="float">
            <text:p>244591130</text:p>
          </table:table-cell>
          <table:table-cell office:value-type="float" office:value="120265" calcext:value-type="float">
            <text:p>1202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12" calcext:value-type="float">
            <text:p>0.232112</text:p>
          </table:table-cell>
          <table:table-cell office:value-type="float" office:value="119566" calcext:value-type="float">
            <text:p>119566</text:p>
          </table:table-cell>
          <table:table-cell office:value-type="float" office:value="23.856411" calcext:value-type="float">
            <text:p>23.856411</text:p>
          </table:table-cell>
          <table:table-cell office:value-type="float" office:value="15.607012" calcext:value-type="float">
            <text:p>15.607012</text:p>
          </table:table-cell>
          <table:table-cell office:value-type="float" office:value="0.007674" calcext:value-type="float">
            <text:p>0.007674</text:p>
          </table:table-cell>
          <table:table-cell office:value-type="float" office:value="1.53" calcext:value-type="float">
            <text:p>1.53</text:p>
          </table:table-cell>
          <table:table-cell office:value-type="float" office:value="2033.77" calcext:value-type="float">
            <text:p>2033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5431" calcext:value-type="float">
            <text:p>135431</text:p>
          </table:table-cell>
          <table:table-cell office:value-type="float" office:value="2052895575" calcext:value-type="float">
            <text:p>2052895575</text:p>
          </table:table-cell>
          <table:table-cell office:value-type="float" office:value="8843417342" calcext:value-type="float">
            <text:p>8843417342</text:p>
          </table:table-cell>
          <table:table-cell office:value-type="float" office:value="126682" calcext:value-type="float">
            <text:p>126682</text:p>
          </table:table-cell>
          <table:table-cell office:value-type="float" office:value="351545595" calcext:value-type="float">
            <text:p>351545595</text:p>
          </table:table-cell>
          <table:table-cell office:value-type="float" office:value="230029257" calcext:value-type="float">
            <text:p>230029257</text:p>
          </table:table-cell>
          <table:table-cell office:value-type="float" office:value="126787" calcext:value-type="float">
            <text:p>1267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38" calcext:value-type="float">
            <text:p>0.232138</text:p>
          </table:table-cell>
          <table:table-cell office:value-type="float" office:value="126682" calcext:value-type="float">
            <text:p>126682</text:p>
          </table:table-cell>
          <table:table-cell office:value-type="float" office:value="22.45401" calcext:value-type="float">
            <text:p>22.45401</text:p>
          </table:table-cell>
          <table:table-cell office:value-type="float" office:value="14.692488" calcext:value-type="float">
            <text:p>14.692488</text:p>
          </table:table-cell>
          <table:table-cell office:value-type="float" office:value="0.008098" calcext:value-type="float">
            <text:p>0.008098</text:p>
          </table:table-cell>
          <table:table-cell office:value-type="float" office:value="1.53" calcext:value-type="float">
            <text:p>1.53</text:p>
          </table:table-cell>
          <table:table-cell office:value-type="float" office:value="1814.3" calcext:value-type="float">
            <text:p>1814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6434" calcext:value-type="float">
            <text:p>136434</text:p>
          </table:table-cell>
          <table:table-cell office:value-type="float" office:value="2067109944" calcext:value-type="float">
            <text:p>2067109944</text:p>
          </table:table-cell>
          <table:table-cell office:value-type="float" office:value="8767979497" calcext:value-type="float">
            <text:p>8767979497</text:p>
          </table:table-cell>
          <table:table-cell office:value-type="float" office:value="244064" calcext:value-type="float">
            <text:p>244064</text:p>
          </table:table-cell>
          <table:table-cell office:value-type="float" office:value="346927037" calcext:value-type="float">
            <text:p>346927037</text:p>
          </table:table-cell>
          <table:table-cell office:value-type="float" office:value="226979001" calcext:value-type="float">
            <text:p>226979001</text:p>
          </table:table-cell>
          <table:table-cell office:value-type="float" office:value="428566" calcext:value-type="float">
            <text:p>4285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757" calcext:value-type="float">
            <text:p>0.235757</text:p>
          </table:table-cell>
          <table:table-cell office:value-type="float" office:value="244064" calcext:value-type="float">
            <text:p>244064</text:p>
          </table:table-cell>
          <table:table-cell office:value-type="float" office:value="22.136919" calcext:value-type="float">
            <text:p>22.136919</text:p>
          </table:table-cell>
          <table:table-cell office:value-type="float" office:value="14.483207" calcext:value-type="float">
            <text:p>14.483207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1.53" calcext:value-type="float">
            <text:p>1.53</text:p>
          </table:table-cell>
          <table:table-cell office:value-type="float" office:value="529.62" calcext:value-type="float">
            <text:p>529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7437" calcext:value-type="float">
            <text:p>137437</text:p>
          </table:table-cell>
          <table:table-cell office:value-type="float" office:value="2079565088" calcext:value-type="float">
            <text:p>2079565088</text:p>
          </table:table-cell>
          <table:table-cell office:value-type="float" office:value="8957039113" calcext:value-type="float">
            <text:p>8957039113</text:p>
          </table:table-cell>
          <table:table-cell office:value-type="float" office:value="90572" calcext:value-type="float">
            <text:p>90572</text:p>
          </table:table-cell>
          <table:table-cell office:value-type="float" office:value="355995382" calcext:value-type="float">
            <text:p>355995382</text:p>
          </table:table-cell>
          <table:table-cell office:value-type="float" office:value="233016252" calcext:value-type="float">
            <text:p>233016252</text:p>
          </table:table-cell>
          <table:table-cell office:value-type="float" office:value="90920" calcext:value-type="float">
            <text:p>909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71" calcext:value-type="float">
            <text:p>0.232171</text:p>
          </table:table-cell>
          <table:table-cell office:value-type="float" office:value="90572" calcext:value-type="float">
            <text:p>90572</text:p>
          </table:table-cell>
          <table:table-cell office:value-type="float" office:value="22.715559" calcext:value-type="float">
            <text:p>22.715559</text:p>
          </table:table-cell>
          <table:table-cell office:value-type="float" office:value="14.868435" calcext:value-type="float">
            <text:p>14.868435</text:p>
          </table:table-cell>
          <table:table-cell office:value-type="float" office:value="0.005801" calcext:value-type="float">
            <text:p>0.005801</text:p>
          </table:table-cell>
          <table:table-cell office:value-type="float" office:value="1.53" calcext:value-type="float">
            <text:p>1.53</text:p>
          </table:table-cell>
          <table:table-cell office:value-type="float" office:value="2562.87" calcext:value-type="float">
            <text:p>2562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8440" calcext:value-type="float">
            <text:p>138440</text:p>
          </table:table-cell>
          <table:table-cell office:value-type="float" office:value="2176354901" calcext:value-type="float">
            <text:p>2176354901</text:p>
          </table:table-cell>
          <table:table-cell office:value-type="float" office:value="9380116469" calcext:value-type="float">
            <text:p>9380116469</text:p>
          </table:table-cell>
          <table:table-cell office:value-type="float" office:value="115864" calcext:value-type="float">
            <text:p>115864</text:p>
          </table:table-cell>
          <table:table-cell office:value-type="float" office:value="373130574" calcext:value-type="float">
            <text:p>373130574</text:p>
          </table:table-cell>
          <table:table-cell office:value-type="float" office:value="243894564" calcext:value-type="float">
            <text:p>243894564</text:p>
          </table:table-cell>
          <table:table-cell office:value-type="float" office:value="115964" calcext:value-type="float">
            <text:p>1159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18" calcext:value-type="float">
            <text:p>0.232018</text:p>
          </table:table-cell>
          <table:table-cell office:value-type="float" office:value="115864" calcext:value-type="float">
            <text:p>115864</text:p>
          </table:table-cell>
          <table:table-cell office:value-type="float" office:value="23.808929" calcext:value-type="float">
            <text:p>23.808929</text:p>
          </table:table-cell>
          <table:table-cell office:value-type="float" office:value="15.562564" calcext:value-type="float">
            <text:p>15.562564</text:p>
          </table:table-cell>
          <table:table-cell office:value-type="float" office:value="0.007399" calcext:value-type="float">
            <text:p>0.007399</text:p>
          </table:table-cell>
          <table:table-cell office:value-type="float" office:value="1.53" calcext:value-type="float">
            <text:p>1.53</text:p>
          </table:table-cell>
          <table:table-cell office:value-type="float" office:value="2103.19" calcext:value-type="float">
            <text:p>2103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9443" calcext:value-type="float">
            <text:p>139443</text:p>
          </table:table-cell>
          <table:table-cell office:value-type="float" office:value="2066223556" calcext:value-type="float">
            <text:p>2066223556</text:p>
          </table:table-cell>
          <table:table-cell office:value-type="float" office:value="8902825280" calcext:value-type="float">
            <text:p>8902825280</text:p>
          </table:table-cell>
          <table:table-cell office:value-type="float" office:value="131254" calcext:value-type="float">
            <text:p>131254</text:p>
          </table:table-cell>
          <table:table-cell office:value-type="float" office:value="353723308" calcext:value-type="float">
            <text:p>353723308</text:p>
          </table:table-cell>
          <table:table-cell office:value-type="float" office:value="231515897" calcext:value-type="float">
            <text:p>231515897</text:p>
          </table:table-cell>
          <table:table-cell office:value-type="float" office:value="131784" calcext:value-type="float">
            <text:p>1317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86" calcext:value-type="float">
            <text:p>0.232086</text:p>
          </table:table-cell>
          <table:table-cell office:value-type="float" office:value="131254" calcext:value-type="float">
            <text:p>131254</text:p>
          </table:table-cell>
          <table:table-cell office:value-type="float" office:value="22.57058" calcext:value-type="float">
            <text:p>22.57058</text:p>
          </table:table-cell>
          <table:table-cell office:value-type="float" office:value="14.772699" calcext:value-type="float">
            <text:p>14.772699</text:p>
          </table:table-cell>
          <table:table-cell office:value-type="float" office:value="0.008409" calcext:value-type="float">
            <text:p>0.008409</text:p>
          </table:table-cell>
          <table:table-cell office:value-type="float" office:value="1.53" calcext:value-type="float">
            <text:p>1.53</text:p>
          </table:table-cell>
          <table:table-cell office:value-type="float" office:value="1756.78" calcext:value-type="float">
            <text:p>1756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0446" calcext:value-type="float">
            <text:p>140446</text:p>
          </table:table-cell>
          <table:table-cell office:value-type="float" office:value="2057002820" calcext:value-type="float">
            <text:p>2057002820</text:p>
          </table:table-cell>
          <table:table-cell office:value-type="float" office:value="8860832445" calcext:value-type="float">
            <text:p>8860832445</text:p>
          </table:table-cell>
          <table:table-cell office:value-type="float" office:value="128292" calcext:value-type="float">
            <text:p>128292</text:p>
          </table:table-cell>
          <table:table-cell office:value-type="float" office:value="352247631" calcext:value-type="float">
            <text:p>352247631</text:p>
          </table:table-cell>
          <table:table-cell office:value-type="float" office:value="230469295" calcext:value-type="float">
            <text:p>230469295</text:p>
          </table:table-cell>
          <table:table-cell office:value-type="float" office:value="128493" calcext:value-type="float">
            <text:p>1284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46" calcext:value-type="float">
            <text:p>0.232146</text:p>
          </table:table-cell>
          <table:table-cell office:value-type="float" office:value="128292" calcext:value-type="float">
            <text:p>128292</text:p>
          </table:table-cell>
          <table:table-cell office:value-type="float" office:value="22.476418" calcext:value-type="float">
            <text:p>22.476418</text:p>
          </table:table-cell>
          <table:table-cell office:value-type="float" office:value="14.705917" calcext:value-type="float">
            <text:p>14.705917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1.53" calcext:value-type="float">
            <text:p>1.53</text:p>
          </table:table-cell>
          <table:table-cell office:value-type="float" office:value="1793.63" calcext:value-type="float">
            <text:p>1793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1449" calcext:value-type="float">
            <text:p>141449</text:p>
          </table:table-cell>
          <table:table-cell office:value-type="float" office:value="2076777393" calcext:value-type="float">
            <text:p>2076777393</text:p>
          </table:table-cell>
          <table:table-cell office:value-type="float" office:value="8810458305" calcext:value-type="float">
            <text:p>8810458305</text:p>
          </table:table-cell>
          <table:table-cell office:value-type="float" office:value="249456" calcext:value-type="float">
            <text:p>249456</text:p>
          </table:table-cell>
          <table:table-cell office:value-type="float" office:value="348578710" calcext:value-type="float">
            <text:p>348578710</text:p>
          </table:table-cell>
          <table:table-cell office:value-type="float" office:value="228045147" calcext:value-type="float">
            <text:p>228045147</text:p>
          </table:table-cell>
          <table:table-cell office:value-type="float" office:value="431597" calcext:value-type="float">
            <text:p>43159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717" calcext:value-type="float">
            <text:p>0.235717</text:p>
          </table:table-cell>
          <table:table-cell office:value-type="float" office:value="249456" calcext:value-type="float">
            <text:p>249456</text:p>
          </table:table-cell>
          <table:table-cell office:value-type="float" office:value="22.242311" calcext:value-type="float">
            <text:p>22.242311</text:p>
          </table:table-cell>
          <table:table-cell office:value-type="float" office:value="14.551236" calcext:value-type="float">
            <text:p>14.551236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1.53" calcext:value-type="float">
            <text:p>1.53</text:p>
          </table:table-cell>
          <table:table-cell office:value-type="float" office:value="528.38" calcext:value-type="float">
            <text:p>528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2452" calcext:value-type="float">
            <text:p>142452</text:p>
          </table:table-cell>
          <table:table-cell office:value-type="float" office:value="2187796158" calcext:value-type="float">
            <text:p>2187796158</text:p>
          </table:table-cell>
          <table:table-cell office:value-type="float" office:value="9425176121" calcext:value-type="float">
            <text:p>9425176121</text:p>
          </table:table-cell>
          <table:table-cell office:value-type="float" office:value="113086" calcext:value-type="float">
            <text:p>113086</text:p>
          </table:table-cell>
          <table:table-cell office:value-type="float" office:value="374619741" calcext:value-type="float">
            <text:p>374619741</text:p>
          </table:table-cell>
          <table:table-cell office:value-type="float" office:value="245164272" calcext:value-type="float">
            <text:p>245164272</text:p>
          </table:table-cell>
          <table:table-cell office:value-type="float" office:value="113381" calcext:value-type="float">
            <text:p>11338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3" calcext:value-type="float">
            <text:p>0.232123</text:p>
          </table:table-cell>
          <table:table-cell office:value-type="float" office:value="113086" calcext:value-type="float">
            <text:p>113086</text:p>
          </table:table-cell>
          <table:table-cell office:value-type="float" office:value="23.903952" calcext:value-type="float">
            <text:p>23.903952</text:p>
          </table:table-cell>
          <table:table-cell office:value-type="float" office:value="15.643582" calcext:value-type="float">
            <text:p>15.643582</text:p>
          </table:table-cell>
          <table:table-cell office:value-type="float" office:value="0.007235" calcext:value-type="float">
            <text:p>0.007235</text:p>
          </table:table-cell>
          <table:table-cell office:value-type="float" office:value="1.53" calcext:value-type="float">
            <text:p>1.53</text:p>
          </table:table-cell>
          <table:table-cell office:value-type="float" office:value="2162.3" calcext:value-type="float">
            <text:p>2162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3455" calcext:value-type="float">
            <text:p>143455</text:p>
          </table:table-cell>
          <table:table-cell office:value-type="float" office:value="2053794642" calcext:value-type="float">
            <text:p>2053794642</text:p>
          </table:table-cell>
          <table:table-cell office:value-type="float" office:value="8852331811" calcext:value-type="float">
            <text:p>8852331811</text:p>
          </table:table-cell>
          <table:table-cell office:value-type="float" office:value="128841" calcext:value-type="float">
            <text:p>128841</text:p>
          </table:table-cell>
          <table:table-cell office:value-type="float" office:value="351959598" calcext:value-type="float">
            <text:p>351959598</text:p>
          </table:table-cell>
          <table:table-cell office:value-type="float" office:value="230164014" calcext:value-type="float">
            <text:p>230164014</text:p>
          </table:table-cell>
          <table:table-cell office:value-type="float" office:value="128865" calcext:value-type="float">
            <text:p>12886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06" calcext:value-type="float">
            <text:p>0.232006</text:p>
          </table:table-cell>
          <table:table-cell office:value-type="float" office:value="128841" calcext:value-type="float">
            <text:p>128841</text:p>
          </table:table-cell>
          <table:table-cell office:value-type="float" office:value="22.458038" calcext:value-type="float">
            <text:p>22.458038</text:p>
          </table:table-cell>
          <table:table-cell office:value-type="float" office:value="14.686438" calcext:value-type="float">
            <text:p>14.686438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1.53" calcext:value-type="float">
            <text:p>1.53</text:p>
          </table:table-cell>
          <table:table-cell office:value-type="float" office:value="1786.09" calcext:value-type="float">
            <text:p>1786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4458" calcext:value-type="float">
            <text:p>144458</text:p>
          </table:table-cell>
          <table:table-cell office:value-type="float" office:value="2056574587" calcext:value-type="float">
            <text:p>2056574587</text:p>
          </table:table-cell>
          <table:table-cell office:value-type="float" office:value="8856958780" calcext:value-type="float">
            <text:p>8856958780</text:p>
          </table:table-cell>
          <table:table-cell office:value-type="float" office:value="90069" calcext:value-type="float">
            <text:p>90069</text:p>
          </table:table-cell>
          <table:table-cell office:value-type="float" office:value="352097113" calcext:value-type="float">
            <text:p>352097113</text:p>
          </table:table-cell>
          <table:table-cell office:value-type="float" office:value="230413319" calcext:value-type="float">
            <text:p>230413319</text:p>
          </table:table-cell>
          <table:table-cell office:value-type="float" office:value="90348" calcext:value-type="float">
            <text:p>903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99" calcext:value-type="float">
            <text:p>0.232199</text:p>
          </table:table-cell>
          <table:table-cell office:value-type="float" office:value="90069" calcext:value-type="float">
            <text:p>90069</text:p>
          </table:table-cell>
          <table:table-cell office:value-type="float" office:value="22.466816" calcext:value-type="float">
            <text:p>22.466816</text:p>
          </table:table-cell>
          <table:table-cell office:value-type="float" office:value="14.702345" calcext:value-type="float">
            <text:p>14.702345</text:p>
          </table:table-cell>
          <table:table-cell office:value-type="float" office:value="0.005765" calcext:value-type="float">
            <text:p>0.005765</text:p>
          </table:table-cell>
          <table:table-cell office:value-type="float" office:value="1.53" calcext:value-type="float">
            <text:p>1.53</text:p>
          </table:table-cell>
          <table:table-cell office:value-type="float" office:value="2550.29" calcext:value-type="float">
            <text:p>2550.2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5462" calcext:value-type="float">
            <text:p>145462</text:p>
          </table:table-cell>
          <table:table-cell office:value-type="float" office:value="2056650124" calcext:value-type="float">
            <text:p>2056650124</text:p>
          </table:table-cell>
          <table:table-cell office:value-type="float" office:value="8849721282" calcext:value-type="float">
            <text:p>8849721282</text:p>
          </table:table-cell>
          <table:table-cell office:value-type="float" office:value="106256" calcext:value-type="float">
            <text:p>106256</text:p>
          </table:table-cell>
          <table:table-cell office:value-type="float" office:value="351194551" calcext:value-type="float">
            <text:p>351194551</text:p>
          </table:table-cell>
          <table:table-cell office:value-type="float" office:value="229832529" calcext:value-type="float">
            <text:p>229832529</text:p>
          </table:table-cell>
          <table:table-cell office:value-type="float" office:value="106504" calcext:value-type="float">
            <text:p>1065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397" calcext:value-type="float">
            <text:p>0.232397</text:p>
          </table:table-cell>
          <table:table-cell office:value-type="float" office:value="106256" calcext:value-type="float">
            <text:p>106256</text:p>
          </table:table-cell>
          <table:table-cell office:value-type="float" office:value="22.386904" calcext:value-type="float">
            <text:p>22.386904</text:p>
          </table:table-cell>
          <table:table-cell office:value-type="float" office:value="14.650679" calcext:value-type="float">
            <text:p>14.650679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1.53" calcext:value-type="float">
            <text:p>1.53</text:p>
          </table:table-cell>
          <table:table-cell office:value-type="float" office:value="2157.97" calcext:value-type="float">
            <text:p>2157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6465" calcext:value-type="float">
            <text:p>146465</text:p>
          </table:table-cell>
          <table:table-cell office:value-type="float" office:value="2216342175" calcext:value-type="float">
            <text:p>2216342175</text:p>
          </table:table-cell>
          <table:table-cell office:value-type="float" office:value="9415961913" calcext:value-type="float">
            <text:p>9415961913</text:p>
          </table:table-cell>
          <table:table-cell office:value-type="float" office:value="204416" calcext:value-type="float">
            <text:p>204416</text:p>
          </table:table-cell>
          <table:table-cell office:value-type="float" office:value="373364396" calcext:value-type="float">
            <text:p>373364396</text:p>
          </table:table-cell>
          <table:table-cell office:value-type="float" office:value="244291084" calcext:value-type="float">
            <text:p>244291084</text:p>
          </table:table-cell>
          <table:table-cell office:value-type="float" office:value="375378" calcext:value-type="float">
            <text:p>37537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381" calcext:value-type="float">
            <text:p>0.235381</text:p>
          </table:table-cell>
          <table:table-cell office:value-type="float" office:value="204416" calcext:value-type="float">
            <text:p>204416</text:p>
          </table:table-cell>
          <table:table-cell office:value-type="float" office:value="23.823849" calcext:value-type="float">
            <text:p>23.823849</text:p>
          </table:table-cell>
          <table:table-cell office:value-type="float" office:value="15.587866" calcext:value-type="float">
            <text:p>15.587866</text:p>
          </table:table-cell>
          <table:table-cell office:value-type="float" office:value="0.023952" calcext:value-type="float">
            <text:p>0.023952</text:p>
          </table:table-cell>
          <table:table-cell office:value-type="float" office:value="1.53" calcext:value-type="float">
            <text:p>1.53</text:p>
          </table:table-cell>
          <table:table-cell office:value-type="float" office:value="650.79" calcext:value-type="float">
            <text:p>650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7468" calcext:value-type="float">
            <text:p>147468</text:p>
          </table:table-cell>
          <table:table-cell office:value-type="float" office:value="2065098115" calcext:value-type="float">
            <text:p>2065098115</text:p>
          </table:table-cell>
          <table:table-cell office:value-type="float" office:value="8894491889" calcext:value-type="float">
            <text:p>8894491889</text:p>
          </table:table-cell>
          <table:table-cell office:value-type="float" office:value="91684" calcext:value-type="float">
            <text:p>91684</text:p>
          </table:table-cell>
          <table:table-cell office:value-type="float" office:value="353706489" calcext:value-type="float">
            <text:p>353706489</text:p>
          </table:table-cell>
          <table:table-cell office:value-type="float" office:value="231394303" calcext:value-type="float">
            <text:p>231394303</text:p>
          </table:table-cell>
          <table:table-cell office:value-type="float" office:value="91944" calcext:value-type="float">
            <text:p>9194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77" calcext:value-type="float">
            <text:p>0.232177</text:p>
          </table:table-cell>
          <table:table-cell office:value-type="float" office:value="91684" calcext:value-type="float">
            <text:p>91684</text:p>
          </table:table-cell>
          <table:table-cell office:value-type="float" office:value="22.569508" calcext:value-type="float">
            <text:p>22.569508</text:p>
          </table:table-cell>
          <table:table-cell office:value-type="float" office:value="14.76494" calcext:value-type="float">
            <text:p>14.76494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1.53" calcext:value-type="float">
            <text:p>1.53</text:p>
          </table:table-cell>
          <table:table-cell office:value-type="float" office:value="2516.69" calcext:value-type="float">
            <text:p>2516.6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8470" calcext:value-type="float">
            <text:p>148470</text:p>
          </table:table-cell>
          <table:table-cell office:value-type="float" office:value="2069249126" calcext:value-type="float">
            <text:p>2069249126</text:p>
          </table:table-cell>
          <table:table-cell office:value-type="float" office:value="8916067023" calcext:value-type="float">
            <text:p>8916067023</text:p>
          </table:table-cell>
          <table:table-cell office:value-type="float" office:value="142503" calcext:value-type="float">
            <text:p>142503</text:p>
          </table:table-cell>
          <table:table-cell office:value-type="float" office:value="354436368" calcext:value-type="float">
            <text:p>354436368</text:p>
          </table:table-cell>
          <table:table-cell office:value-type="float" office:value="231859257" calcext:value-type="float">
            <text:p>231859257</text:p>
          </table:table-cell>
          <table:table-cell office:value-type="float" office:value="142590" calcext:value-type="float">
            <text:p>1425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81" calcext:value-type="float">
            <text:p>0.232081</text:p>
          </table:table-cell>
          <table:table-cell office:value-type="float" office:value="142503" calcext:value-type="float">
            <text:p>142503</text:p>
          </table:table-cell>
          <table:table-cell office:value-type="float" office:value="22.638649" calcext:value-type="float">
            <text:p>22.638649</text:p>
          </table:table-cell>
          <table:table-cell office:value-type="float" office:value="14.809374" calcext:value-type="float">
            <text:p>14.809374</text:p>
          </table:table-cell>
          <table:table-cell office:value-type="float" office:value="0.009108" calcext:value-type="float">
            <text:p>0.009108</text:p>
          </table:table-cell>
          <table:table-cell office:value-type="float" office:value="1.53" calcext:value-type="float">
            <text:p>1.53</text:p>
          </table:table-cell>
          <table:table-cell office:value-type="float" office:value="1626.06" calcext:value-type="float">
            <text:p>1626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9473" calcext:value-type="float">
            <text:p>149473</text:p>
          </table:table-cell>
          <table:table-cell office:value-type="float" office:value="2086852563" calcext:value-type="float">
            <text:p>2086852563</text:p>
          </table:table-cell>
          <table:table-cell office:value-type="float" office:value="8989703036" calcext:value-type="float">
            <text:p>8989703036</text:p>
          </table:table-cell>
          <table:table-cell office:value-type="float" office:value="128305" calcext:value-type="float">
            <text:p>128305</text:p>
          </table:table-cell>
          <table:table-cell office:value-type="float" office:value="357391500" calcext:value-type="float">
            <text:p>357391500</text:p>
          </table:table-cell>
          <table:table-cell office:value-type="float" office:value="233839532" calcext:value-type="float">
            <text:p>233839532</text:p>
          </table:table-cell>
          <table:table-cell office:value-type="float" office:value="128429" calcext:value-type="float">
            <text:p>1284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38" calcext:value-type="float">
            <text:p>0.232138</text:p>
          </table:table-cell>
          <table:table-cell office:value-type="float" office:value="128305" calcext:value-type="float">
            <text:p>128305</text:p>
          </table:table-cell>
          <table:table-cell office:value-type="float" office:value="22.804642" calcext:value-type="float">
            <text:p>22.804642</text:p>
          </table:table-cell>
          <table:table-cell office:value-type="float" office:value="14.920967" calcext:value-type="float">
            <text:p>14.920967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1.53" calcext:value-type="float">
            <text:p>1.53</text:p>
          </table:table-cell>
          <table:table-cell office:value-type="float" office:value="1820.77" calcext:value-type="float">
            <text:p>1820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0476" calcext:value-type="float">
            <text:p>150476</text:p>
          </table:table-cell>
          <table:table-cell office:value-type="float" office:value="2186333550" calcext:value-type="float">
            <text:p>2186333550</text:p>
          </table:table-cell>
          <table:table-cell office:value-type="float" office:value="9283871185" calcext:value-type="float">
            <text:p>9283871185</text:p>
          </table:table-cell>
          <table:table-cell office:value-type="float" office:value="321527" calcext:value-type="float">
            <text:p>321527</text:p>
          </table:table-cell>
          <table:table-cell office:value-type="float" office:value="367500512" calcext:value-type="float">
            <text:p>367500512</text:p>
          </table:table-cell>
          <table:table-cell office:value-type="float" office:value="240354976" calcext:value-type="float">
            <text:p>240354976</text:p>
          </table:table-cell>
          <table:table-cell office:value-type="float" office:value="491073" calcext:value-type="float">
            <text:p>49107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498" calcext:value-type="float">
            <text:p>0.235498</text:p>
          </table:table-cell>
          <table:table-cell office:value-type="float" office:value="321527" calcext:value-type="float">
            <text:p>321527</text:p>
          </table:table-cell>
          <table:table-cell office:value-type="float" office:value="23.449684" calcext:value-type="float">
            <text:p>23.449684</text:p>
          </table:table-cell>
          <table:table-cell office:value-type="float" office:value="15.336708" calcext:value-type="float">
            <text:p>15.336708</text:p>
          </table:table-cell>
          <table:table-cell office:value-type="float" office:value="0.031335" calcext:value-type="float">
            <text:p>0.031335</text:p>
          </table:table-cell>
          <table:table-cell office:value-type="float" office:value="1.53" calcext:value-type="float">
            <text:p>1.53</text:p>
          </table:table-cell>
          <table:table-cell office:value-type="float" office:value="489.45" calcext:value-type="float">
            <text:p>489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1479" calcext:value-type="float">
            <text:p>151479</text:p>
          </table:table-cell>
          <table:table-cell office:value-type="float" office:value="2057982117" calcext:value-type="float">
            <text:p>2057982117</text:p>
          </table:table-cell>
          <table:table-cell office:value-type="float" office:value="8866110352" calcext:value-type="float">
            <text:p>8866110352</text:p>
          </table:table-cell>
          <table:table-cell office:value-type="float" office:value="103352" calcext:value-type="float">
            <text:p>103352</text:p>
          </table:table-cell>
          <table:table-cell office:value-type="float" office:value="352215336" calcext:value-type="float">
            <text:p>352215336</text:p>
          </table:table-cell>
          <table:table-cell office:value-type="float" office:value="230607328" calcext:value-type="float">
            <text:p>230607328</text:p>
          </table:table-cell>
          <table:table-cell office:value-type="float" office:value="103420" calcext:value-type="float">
            <text:p>1034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18" calcext:value-type="float">
            <text:p>0.232118</text:p>
          </table:table-cell>
          <table:table-cell office:value-type="float" office:value="103352" calcext:value-type="float">
            <text:p>103352</text:p>
          </table:table-cell>
          <table:table-cell office:value-type="float" office:value="22.474358" calcext:value-type="float">
            <text:p>22.474358</text:p>
          </table:table-cell>
          <table:table-cell office:value-type="float" office:value="14.714725" calcext:value-type="float">
            <text:p>14.714725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1.53" calcext:value-type="float">
            <text:p>1.53</text:p>
          </table:table-cell>
          <table:table-cell office:value-type="float" office:value="2229.81" calcext:value-type="float">
            <text:p>2229.8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2482" calcext:value-type="float">
            <text:p>152482</text:p>
          </table:table-cell>
          <table:table-cell office:value-type="float" office:value="2072404413" calcext:value-type="float">
            <text:p>2072404413</text:p>
          </table:table-cell>
          <table:table-cell office:value-type="float" office:value="8930657224" calcext:value-type="float">
            <text:p>8930657224</text:p>
          </table:table-cell>
          <table:table-cell office:value-type="float" office:value="122506" calcext:value-type="float">
            <text:p>122506</text:p>
          </table:table-cell>
          <table:table-cell office:value-type="float" office:value="355176183" calcext:value-type="float">
            <text:p>355176183</text:p>
          </table:table-cell>
          <table:table-cell office:value-type="float" office:value="232206488" calcext:value-type="float">
            <text:p>232206488</text:p>
          </table:table-cell>
          <table:table-cell office:value-type="float" office:value="122741" calcext:value-type="float">
            <text:p>1227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55" calcext:value-type="float">
            <text:p>0.232055</text:p>
          </table:table-cell>
          <table:table-cell office:value-type="float" office:value="122506" calcext:value-type="float">
            <text:p>122506</text:p>
          </table:table-cell>
          <table:table-cell office:value-type="float" office:value="22.663286" calcext:value-type="float">
            <text:p>22.663286</text:p>
          </table:table-cell>
          <table:table-cell office:value-type="float" office:value="14.816766" calcext:value-type="float">
            <text:p>14.816766</text:p>
          </table:table-cell>
          <table:table-cell office:value-type="float" office:value="0.007832" calcext:value-type="float">
            <text:p>0.007832</text:p>
          </table:table-cell>
          <table:table-cell office:value-type="float" office:value="1.53" calcext:value-type="float">
            <text:p>1.53</text:p>
          </table:table-cell>
          <table:table-cell office:value-type="float" office:value="1891.84" calcext:value-type="float">
            <text:p>1891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3485" calcext:value-type="float">
            <text:p>153485</text:p>
          </table:table-cell>
          <table:table-cell office:value-type="float" office:value="2082590803" calcext:value-type="float">
            <text:p>2082590803</text:p>
          </table:table-cell>
          <table:table-cell office:value-type="float" office:value="8971924061" calcext:value-type="float">
            <text:p>8971924061</text:p>
          </table:table-cell>
          <table:table-cell office:value-type="float" office:value="110384" calcext:value-type="float">
            <text:p>110384</text:p>
          </table:table-cell>
          <table:table-cell office:value-type="float" office:value="356535048" calcext:value-type="float">
            <text:p>356535048</text:p>
          </table:table-cell>
          <table:table-cell office:value-type="float" office:value="233359579" calcext:value-type="float">
            <text:p>233359579</text:p>
          </table:table-cell>
          <table:table-cell office:value-type="float" office:value="110538" calcext:value-type="float">
            <text:p>1105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3" calcext:value-type="float">
            <text:p>0.232123</text:p>
          </table:table-cell>
          <table:table-cell office:value-type="float" office:value="110384" calcext:value-type="float">
            <text:p>110384</text:p>
          </table:table-cell>
          <table:table-cell office:value-type="float" office:value="22.749992" calcext:value-type="float">
            <text:p>22.749992</text:p>
          </table:table-cell>
          <table:table-cell office:value-type="float" office:value="14.890343" calcext:value-type="float">
            <text:p>14.890343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1.53" calcext:value-type="float">
            <text:p>1.53</text:p>
          </table:table-cell>
          <table:table-cell office:value-type="float" office:value="2111.13" calcext:value-type="float">
            <text:p>2111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4488" calcext:value-type="float">
            <text:p>154488</text:p>
          </table:table-cell>
          <table:table-cell office:value-type="float" office:value="2192534559" calcext:value-type="float">
            <text:p>2192534559</text:p>
          </table:table-cell>
          <table:table-cell office:value-type="float" office:value="9445159682" calcext:value-type="float">
            <text:p>9445159682</text:p>
          </table:table-cell>
          <table:table-cell office:value-type="float" office:value="113642" calcext:value-type="float">
            <text:p>113642</text:p>
          </table:table-cell>
          <table:table-cell office:value-type="float" office:value="375504864" calcext:value-type="float">
            <text:p>375504864</text:p>
          </table:table-cell>
          <table:table-cell office:value-type="float" office:value="245687832" calcext:value-type="float">
            <text:p>245687832</text:p>
          </table:table-cell>
          <table:table-cell office:value-type="float" office:value="113880" calcext:value-type="float">
            <text:p>1138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33" calcext:value-type="float">
            <text:p>0.232133</text:p>
          </table:table-cell>
          <table:table-cell office:value-type="float" office:value="113642" calcext:value-type="float">
            <text:p>113642</text:p>
          </table:table-cell>
          <table:table-cell office:value-type="float" office:value="23.96043" calcext:value-type="float">
            <text:p>23.96043</text:p>
          </table:table-cell>
          <table:table-cell office:value-type="float" office:value="15.676991" calcext:value-type="float">
            <text:p>15.676991</text:p>
          </table:table-cell>
          <table:table-cell office:value-type="float" office:value="0.007267" calcext:value-type="float">
            <text:p>0.007267</text:p>
          </table:table-cell>
          <table:table-cell office:value-type="float" office:value="1.53" calcext:value-type="float">
            <text:p>1.53</text:p>
          </table:table-cell>
          <table:table-cell office:value-type="float" office:value="2157.43" calcext:value-type="float">
            <text:p>2157.4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5491" calcext:value-type="float">
            <text:p>155491</text:p>
          </table:table-cell>
          <table:table-cell office:value-type="float" office:value="520136242" calcext:value-type="float">
            <text:p>520136242</text:p>
          </table:table-cell>
          <table:table-cell office:value-type="float" office:value="2225588602" calcext:value-type="float">
            <text:p>2225588602</text:p>
          </table:table-cell>
          <table:table-cell office:value-type="float" office:value="64922" calcext:value-type="float">
            <text:p>64922</text:p>
          </table:table-cell>
          <table:table-cell office:value-type="float" office:value="87228489" calcext:value-type="float">
            <text:p>87228489</text:p>
          </table:table-cell>
          <table:table-cell office:value-type="float" office:value="57211833" calcext:value-type="float">
            <text:p>57211833</text:p>
          </table:table-cell>
          <table:table-cell office:value-type="float" office:value="69026" calcext:value-type="float">
            <text:p>690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3707" calcext:value-type="float">
            <text:p>0.233707</text:p>
          </table:table-cell>
          <table:table-cell office:value-type="float" office:value="64922" calcext:value-type="float">
            <text:p>64922</text:p>
          </table:table-cell>
          <table:table-cell office:value-type="float" office:value="5.565926" calcext:value-type="float">
            <text:p>5.565926</text:p>
          </table:table-cell>
          <table:table-cell office:value-type="float" office:value="3.650605" calcext:value-type="float">
            <text:p>3.650605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1.52" calcext:value-type="float">
            <text:p>1.52</text:p>
          </table:table-cell>
          <table:table-cell office:value-type="float" office:value="828.84" calcext:value-type="float">
            <text:p>828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6495" calcext:value-type="float">
            <text:p>156495</text:p>
          </table:table-cell>
          <table:table-cell office:value-type="float" office:value="403520" calcext:value-type="float">
            <text:p>403520</text:p>
          </table:table-cell>
          <table:table-cell office:value-type="float" office:value="853720" calcext:value-type="float">
            <text:p>853720</text:p>
          </table:table-cell>
          <table:table-cell office:value-type="float" office:value="209" calcext:value-type="float">
            <text:p>209</text:p>
          </table:table-cell>
          <table:table-cell office:value-type="float" office:value="5903" calcext:value-type="float">
            <text:p>5903</text:p>
          </table:table-cell>
          <table:table-cell office:value-type="float" office:value="16865" calcext:value-type="float">
            <text:p>1686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2661" calcext:value-type="float">
            <text:p>0.472661</text:p>
          </table:table-cell>
          <table:table-cell office:value-type="float" office:value="209" calcext:value-type="float">
            <text:p>209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5" calcext:value-type="float">
            <text:p>0.35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7499" calcext:value-type="float">
            <text:p>157499</text:p>
          </table:table-cell>
          <table:table-cell office:value-type="float" office:value="211164" calcext:value-type="float">
            <text:p>211164</text:p>
          </table:table-cell>
          <table:table-cell office:value-type="float" office:value="600727" calcext:value-type="float">
            <text:p>600727</text:p>
          </table:table-cell>
          <table:table-cell office:value-type="float" office:value="170" calcext:value-type="float">
            <text:p>170</text:p>
          </table:table-cell>
          <table:table-cell office:value-type="float" office:value="4747" calcext:value-type="float">
            <text:p>4747</text:p>
          </table:table-cell>
          <table:table-cell office:value-type="float" office:value="14388" calcext:value-type="float">
            <text:p>14388</text:p>
          </table:table-cell>
          <table:table-cell office:value-type="float" office:value="238" calcext:value-type="float">
            <text:p>2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514" calcext:value-type="float">
            <text:p>0.351514</text:p>
          </table:table-cell>
          <table:table-cell office:value-type="float" office:value="170" calcext:value-type="float">
            <text:p>170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917" calcext:value-type="float">
            <text:p>0.000917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3" calcext:value-type="float">
            <text:p>0.33</text:p>
          </table:table-cell>
          <table:table-cell office:value-type="float" office:value="60.45" calcext:value-type="float">
            <text:p>60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8503" calcext:value-type="float">
            <text:p>158503</text:p>
          </table:table-cell>
          <table:table-cell office:value-type="float" office:value="1404856554" calcext:value-type="float">
            <text:p>1404856554</text:p>
          </table:table-cell>
          <table:table-cell office:value-type="float" office:value="4434360812" calcext:value-type="float">
            <text:p>4434360812</text:p>
          </table:table-cell>
          <table:table-cell office:value-type="float" office:value="7347889" calcext:value-type="float">
            <text:p>7347889</text:p>
          </table:table-cell>
          <table:table-cell office:value-type="float" office:value="169529757" calcext:value-type="float">
            <text:p>169529757</text:p>
          </table:table-cell>
          <table:table-cell office:value-type="float" office:value="153023186" calcext:value-type="float">
            <text:p>153023186</text:p>
          </table:table-cell>
          <table:table-cell office:value-type="float" office:value="19779920" calcext:value-type="float">
            <text:p>197799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6812" calcext:value-type="float">
            <text:p>0.316812</text:p>
          </table:table-cell>
          <table:table-cell office:value-type="float" office:value="7347889" calcext:value-type="float">
            <text:p>7347889</text:p>
          </table:table-cell>
          <table:table-cell office:value-type="float" office:value="10.806678" calcext:value-type="float">
            <text:p>10.806678</text:p>
          </table:table-cell>
          <table:table-cell office:value-type="float" office:value="9.754466" calcext:value-type="float">
            <text:p>9.754466</text:p>
          </table:table-cell>
          <table:table-cell office:value-type="float" office:value="1.260871" calcext:value-type="float">
            <text:p>1.260871</text:p>
          </table:table-cell>
          <table:table-cell office:value-type="float" office:value="1.11" calcext:value-type="float">
            <text:p>1.11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9506" calcext:value-type="float">
            <text:p>159506</text:p>
          </table:table-cell>
          <table:table-cell office:value-type="float" office:value="2244278204" calcext:value-type="float">
            <text:p>2244278204</text:p>
          </table:table-cell>
          <table:table-cell office:value-type="float" office:value="6641364180" calcext:value-type="float">
            <text:p>6641364180</text:p>
          </table:table-cell>
          <table:table-cell office:value-type="float" office:value="11493216" calcext:value-type="float">
            <text:p>11493216</text:p>
          </table:table-cell>
          <table:table-cell office:value-type="float" office:value="262954452" calcext:value-type="float">
            <text:p>262954452</text:p>
          </table:table-cell>
          <table:table-cell office:value-type="float" office:value="235991873" calcext:value-type="float">
            <text:p>235991873</text:p>
          </table:table-cell>
          <table:table-cell office:value-type="float" office:value="34716308" calcext:value-type="float">
            <text:p>347163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7924" calcext:value-type="float">
            <text:p>0.337924</text:p>
          </table:table-cell>
          <table:table-cell office:value-type="float" office:value="11493216" calcext:value-type="float">
            <text:p>11493216</text:p>
          </table:table-cell>
          <table:table-cell office:value-type="float" office:value="16.778748" calcext:value-type="float">
            <text:p>16.778748</text:p>
          </table:table-cell>
          <table:table-cell office:value-type="float" office:value="15.058305" calcext:value-type="float">
            <text:p>15.058305</text:p>
          </table:table-cell>
          <table:table-cell office:value-type="float" office:value="2.215198" calcext:value-type="float">
            <text:p>2.215198</text:p>
          </table:table-cell>
          <table:table-cell office:value-type="float" office:value="1.11" calcext:value-type="float">
            <text:p>1.11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0509" calcext:value-type="float">
            <text:p>160509</text:p>
          </table:table-cell>
          <table:table-cell office:value-type="float" office:value="2267544906" calcext:value-type="float">
            <text:p>2267544906</text:p>
          </table:table-cell>
          <table:table-cell office:value-type="float" office:value="6649455357" calcext:value-type="float">
            <text:p>6649455357</text:p>
          </table:table-cell>
          <table:table-cell office:value-type="float" office:value="11439624" calcext:value-type="float">
            <text:p>11439624</text:p>
          </table:table-cell>
          <table:table-cell office:value-type="float" office:value="262302044" calcext:value-type="float">
            <text:p>262302044</text:p>
          </table:table-cell>
          <table:table-cell office:value-type="float" office:value="233425510" calcext:value-type="float">
            <text:p>233425510</text:p>
          </table:table-cell>
          <table:table-cell office:value-type="float" office:value="34875239" calcext:value-type="float">
            <text:p>348752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012" calcext:value-type="float">
            <text:p>0.341012</text:p>
          </table:table-cell>
          <table:table-cell office:value-type="float" office:value="11439624" calcext:value-type="float">
            <text:p>11439624</text:p>
          </table:table-cell>
          <table:table-cell office:value-type="float" office:value="16.73712" calcext:value-type="float">
            <text:p>16.73712</text:p>
          </table:table-cell>
          <table:table-cell office:value-type="float" office:value="14.894548" calcext:value-type="float">
            <text:p>14.894548</text:p>
          </table:table-cell>
          <table:table-cell office:value-type="float" office:value="2.225339" calcext:value-type="float">
            <text:p>2.225339</text:p>
          </table:table-cell>
          <table:table-cell office:value-type="float" office:value="1.12" calcext:value-type="float">
            <text:p>1.12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1512" calcext:value-type="float">
            <text:p>161512</text:p>
          </table:table-cell>
          <table:table-cell office:value-type="float" office:value="2128593186" calcext:value-type="float">
            <text:p>2128593186</text:p>
          </table:table-cell>
          <table:table-cell office:value-type="float" office:value="6801815027" calcext:value-type="float">
            <text:p>6801815027</text:p>
          </table:table-cell>
          <table:table-cell office:value-type="float" office:value="11693794" calcext:value-type="float">
            <text:p>11693794</text:p>
          </table:table-cell>
          <table:table-cell office:value-type="float" office:value="272784047" calcext:value-type="float">
            <text:p>272784047</text:p>
          </table:table-cell>
          <table:table-cell office:value-type="float" office:value="247702605" calcext:value-type="float">
            <text:p>247702605</text:p>
          </table:table-cell>
          <table:table-cell office:value-type="float" office:value="32505683" calcext:value-type="float">
            <text:p>3250568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2945" calcext:value-type="float">
            <text:p>0.312945</text:p>
          </table:table-cell>
          <table:table-cell office:value-type="float" office:value="11693794" calcext:value-type="float">
            <text:p>11693794</text:p>
          </table:table-cell>
          <table:table-cell office:value-type="float" office:value="17.40596" calcext:value-type="float">
            <text:p>17.40596</text:p>
          </table:table-cell>
          <table:table-cell office:value-type="float" office:value="15.805551" calcext:value-type="float">
            <text:p>15.805551</text:p>
          </table:table-cell>
          <table:table-cell office:value-type="float" office:value="2.074141" calcext:value-type="float">
            <text:p>2.074141</text:p>
          </table:table-cell>
          <table:table-cell office:value-type="float" office:value="1.1" calcext:value-type="float">
            <text:p>1.1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2516" calcext:value-type="float">
            <text:p>162516</text:p>
          </table:table-cell>
          <table:table-cell office:value-type="float" office:value="2278605841" calcext:value-type="float">
            <text:p>2278605841</text:p>
          </table:table-cell>
          <table:table-cell office:value-type="float" office:value="6856469066" calcext:value-type="float">
            <text:p>6856469066</text:p>
          </table:table-cell>
          <table:table-cell office:value-type="float" office:value="11832258" calcext:value-type="float">
            <text:p>11832258</text:p>
          </table:table-cell>
          <table:table-cell office:value-type="float" office:value="269476067" calcext:value-type="float">
            <text:p>269476067</text:p>
          </table:table-cell>
          <table:table-cell office:value-type="float" office:value="242451340" calcext:value-type="float">
            <text:p>242451340</text:p>
          </table:table-cell>
          <table:table-cell office:value-type="float" office:value="35434325" calcext:value-type="float">
            <text:p>354343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2329" calcext:value-type="float">
            <text:p>0.332329</text:p>
          </table:table-cell>
          <table:table-cell office:value-type="float" office:value="11832258" calcext:value-type="float">
            <text:p>11832258</text:p>
          </table:table-cell>
          <table:table-cell office:value-type="float" office:value="17.177757" calcext:value-type="float">
            <text:p>17.177757</text:p>
          </table:table-cell>
          <table:table-cell office:value-type="float" office:value="15.455066" calcext:value-type="float">
            <text:p>15.455066</text:p>
          </table:table-cell>
          <table:table-cell office:value-type="float" office:value="2.258762" calcext:value-type="float">
            <text:p>2.258762</text:p>
          </table:table-cell>
          <table:table-cell office:value-type="float" office:value="1.11" calcext:value-type="float">
            <text:p>1.1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3519" calcext:value-type="float">
            <text:p>163519</text:p>
          </table:table-cell>
          <table:table-cell office:value-type="float" office:value="2247363774" calcext:value-type="float">
            <text:p>2247363774</text:p>
          </table:table-cell>
          <table:table-cell office:value-type="float" office:value="6595162247" calcext:value-type="float">
            <text:p>6595162247</text:p>
          </table:table-cell>
          <table:table-cell office:value-type="float" office:value="11403758" calcext:value-type="float">
            <text:p>11403758</text:p>
          </table:table-cell>
          <table:table-cell office:value-type="float" office:value="262771281" calcext:value-type="float">
            <text:p>262771281</text:p>
          </table:table-cell>
          <table:table-cell office:value-type="float" office:value="233878228" calcext:value-type="float">
            <text:p>233878228</text:p>
          </table:table-cell>
          <table:table-cell office:value-type="float" office:value="34424893" calcext:value-type="float">
            <text:p>3442489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0759" calcext:value-type="float">
            <text:p>0.340759</text:p>
          </table:table-cell>
          <table:table-cell office:value-type="float" office:value="11403758" calcext:value-type="float">
            <text:p>11403758</text:p>
          </table:table-cell>
          <table:table-cell office:value-type="float" office:value="16.767061" calcext:value-type="float">
            <text:p>16.767061</text:p>
          </table:table-cell>
          <table:table-cell office:value-type="float" office:value="14.923436" calcext:value-type="float">
            <text:p>14.923436</text:p>
          </table:table-cell>
          <table:table-cell office:value-type="float" office:value="2.196603" calcext:value-type="float">
            <text:p>2.196603</text:p>
          </table:table-cell>
          <table:table-cell office:value-type="float" office:value="1.12" calcext:value-type="float">
            <text:p>1.12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4522" calcext:value-type="float">
            <text:p>164522</text:p>
          </table:table-cell>
          <table:table-cell office:value-type="float" office:value="2099134525" calcext:value-type="float">
            <text:p>2099134525</text:p>
          </table:table-cell>
          <table:table-cell office:value-type="float" office:value="6603719400" calcext:value-type="float">
            <text:p>6603719400</text:p>
          </table:table-cell>
          <table:table-cell office:value-type="float" office:value="11336145" calcext:value-type="float">
            <text:p>11336145</text:p>
          </table:table-cell>
          <table:table-cell office:value-type="float" office:value="262950881" calcext:value-type="float">
            <text:p>262950881</text:p>
          </table:table-cell>
          <table:table-cell office:value-type="float" office:value="237955266" calcext:value-type="float">
            <text:p>237955266</text:p>
          </table:table-cell>
          <table:table-cell office:value-type="float" office:value="32142417" calcext:value-type="float">
            <text:p>321424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7872" calcext:value-type="float">
            <text:p>0.317872</text:p>
          </table:table-cell>
          <table:table-cell office:value-type="float" office:value="11336145" calcext:value-type="float">
            <text:p>11336145</text:p>
          </table:table-cell>
          <table:table-cell office:value-type="float" office:value="16.778521" calcext:value-type="float">
            <text:p>16.778521</text:p>
          </table:table-cell>
          <table:table-cell office:value-type="float" office:value="15.183586" calcext:value-type="float">
            <text:p>15.183586</text:p>
          </table:table-cell>
          <table:table-cell office:value-type="float" office:value="2.050962" calcext:value-type="float">
            <text:p>2.050962</text:p>
          </table:table-cell>
          <table:table-cell office:value-type="float" office:value="1.11" calcext:value-type="float">
            <text:p>1.1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5525" calcext:value-type="float">
            <text:p>165525</text:p>
          </table:table-cell>
          <table:table-cell office:value-type="float" office:value="2120595160" calcext:value-type="float">
            <text:p>2120595160</text:p>
          </table:table-cell>
          <table:table-cell office:value-type="float" office:value="6797578327" calcext:value-type="float">
            <text:p>6797578327</text:p>
          </table:table-cell>
          <table:table-cell office:value-type="float" office:value="11711744" calcext:value-type="float">
            <text:p>11711744</text:p>
          </table:table-cell>
          <table:table-cell office:value-type="float" office:value="272335616" calcext:value-type="float">
            <text:p>272335616</text:p>
          </table:table-cell>
          <table:table-cell office:value-type="float" office:value="247263515" calcext:value-type="float">
            <text:p>247263515</text:p>
          </table:table-cell>
          <table:table-cell office:value-type="float" office:value="32512881" calcext:value-type="float">
            <text:p>325128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1963" calcext:value-type="float">
            <text:p>0.311963</text:p>
          </table:table-cell>
          <table:table-cell office:value-type="float" office:value="11711744" calcext:value-type="float">
            <text:p>11711744</text:p>
          </table:table-cell>
          <table:table-cell office:value-type="float" office:value="17.377348" calcext:value-type="float">
            <text:p>17.377348</text:p>
          </table:table-cell>
          <table:table-cell office:value-type="float" office:value="15.777533" calcext:value-type="float">
            <text:p>15.777533</text:p>
          </table:table-cell>
          <table:table-cell office:value-type="float" office:value="2.0746" calcext:value-type="float">
            <text:p>2.0746</text:p>
          </table:table-cell>
          <table:table-cell office:value-type="float" office:value="1.1" calcext:value-type="float">
            <text:p>1.1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6528" calcext:value-type="float">
            <text:p>166528</text:p>
          </table:table-cell>
          <table:table-cell office:value-type="float" office:value="2440746011" calcext:value-type="float">
            <text:p>2440746011</text:p>
          </table:table-cell>
          <table:table-cell office:value-type="float" office:value="6797192024" calcext:value-type="float">
            <text:p>6797192024</text:p>
          </table:table-cell>
          <table:table-cell office:value-type="float" office:value="11675827" calcext:value-type="float">
            <text:p>11675827</text:p>
          </table:table-cell>
          <table:table-cell office:value-type="float" office:value="264494840" calcext:value-type="float">
            <text:p>264494840</text:p>
          </table:table-cell>
          <table:table-cell office:value-type="float" office:value="233613395" calcext:value-type="float">
            <text:p>233613395</text:p>
          </table:table-cell>
          <table:table-cell office:value-type="float" office:value="37571380" calcext:value-type="float">
            <text:p>375713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082" calcext:value-type="float">
            <text:p>0.359082</text:p>
          </table:table-cell>
          <table:table-cell office:value-type="float" office:value="11675827" calcext:value-type="float">
            <text:p>11675827</text:p>
          </table:table-cell>
          <table:table-cell office:value-type="float" office:value="16.877039" calcext:value-type="float">
            <text:p>16.877039</text:p>
          </table:table-cell>
          <table:table-cell office:value-type="float" office:value="14.906537" calcext:value-type="float">
            <text:p>14.906537</text:p>
          </table:table-cell>
          <table:table-cell office:value-type="float" office:value="2.397376" calcext:value-type="float">
            <text:p>2.397376</text:p>
          </table:table-cell>
          <table:table-cell office:value-type="float" office:value="1.13" calcext:value-type="float">
            <text:p>1.13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7530" calcext:value-type="float">
            <text:p>167530</text:p>
          </table:table-cell>
          <table:table-cell office:value-type="float" office:value="2129721797" calcext:value-type="float">
            <text:p>2129721797</text:p>
          </table:table-cell>
          <table:table-cell office:value-type="float" office:value="6840353965" calcext:value-type="float">
            <text:p>6840353965</text:p>
          </table:table-cell>
          <table:table-cell office:value-type="float" office:value="11801056" calcext:value-type="float">
            <text:p>11801056</text:p>
          </table:table-cell>
          <table:table-cell office:value-type="float" office:value="275393484" calcext:value-type="float">
            <text:p>275393484</text:p>
          </table:table-cell>
          <table:table-cell office:value-type="float" office:value="250295123" calcext:value-type="float">
            <text:p>250295123</text:p>
          </table:table-cell>
          <table:table-cell office:value-type="float" office:value="32608128" calcext:value-type="float">
            <text:p>326081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1347" calcext:value-type="float">
            <text:p>0.311347</text:p>
          </table:table-cell>
          <table:table-cell office:value-type="float" office:value="11801056" calcext:value-type="float">
            <text:p>11801056</text:p>
          </table:table-cell>
          <table:table-cell office:value-type="float" office:value="17.590002" calcext:value-type="float">
            <text:p>17.590002</text:p>
          </table:table-cell>
          <table:table-cell office:value-type="float" office:value="15.986914" calcext:value-type="float">
            <text:p>15.986914</text:p>
          </table:table-cell>
          <table:table-cell office:value-type="float" office:value="2.082755" calcext:value-type="float">
            <text:p>2.082755</text:p>
          </table:table-cell>
          <table:table-cell office:value-type="float" office:value="1.1" calcext:value-type="float">
            <text:p>1.1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8533" calcext:value-type="float">
            <text:p>168533</text:p>
          </table:table-cell>
          <table:table-cell office:value-type="float" office:value="2225836741" calcext:value-type="float">
            <text:p>2225836741</text:p>
          </table:table-cell>
          <table:table-cell office:value-type="float" office:value="6683480315" calcext:value-type="float">
            <text:p>6683480315</text:p>
          </table:table-cell>
          <table:table-cell office:value-type="float" office:value="11682635" calcext:value-type="float">
            <text:p>11682635</text:p>
          </table:table-cell>
          <table:table-cell office:value-type="float" office:value="268715439" calcext:value-type="float">
            <text:p>268715439</text:p>
          </table:table-cell>
          <table:table-cell office:value-type="float" office:value="241741247" calcext:value-type="float">
            <text:p>241741247</text:p>
          </table:table-cell>
          <table:table-cell office:value-type="float" office:value="34196721" calcext:value-type="float">
            <text:p>341967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036" calcext:value-type="float">
            <text:p>0.333036</text:p>
          </table:table-cell>
          <table:table-cell office:value-type="float" office:value="11682635" calcext:value-type="float">
            <text:p>11682635</text:p>
          </table:table-cell>
          <table:table-cell office:value-type="float" office:value="17.146349" calcext:value-type="float">
            <text:p>17.146349</text:p>
          </table:table-cell>
          <table:table-cell office:value-type="float" office:value="15.425164" calcext:value-type="float">
            <text:p>15.425164</text:p>
          </table:table-cell>
          <table:table-cell office:value-type="float" office:value="2.182044" calcext:value-type="float">
            <text:p>2.182044</text:p>
          </table:table-cell>
          <table:table-cell office:value-type="float" office:value="1.11" calcext:value-type="float">
            <text:p>1.11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9537" calcext:value-type="float">
            <text:p>169537</text:p>
          </table:table-cell>
          <table:table-cell office:value-type="float" office:value="2050633303" calcext:value-type="float">
            <text:p>2050633303</text:p>
          </table:table-cell>
          <table:table-cell office:value-type="float" office:value="6204014320" calcext:value-type="float">
            <text:p>6204014320</text:p>
          </table:table-cell>
          <table:table-cell office:value-type="float" office:value="10685770" calcext:value-type="float">
            <text:p>10685770</text:p>
          </table:table-cell>
          <table:table-cell office:value-type="float" office:value="247705824" calcext:value-type="float">
            <text:p>247705824</text:p>
          </table:table-cell>
          <table:table-cell office:value-type="float" office:value="222829800" calcext:value-type="float">
            <text:p>222829800</text:p>
          </table:table-cell>
          <table:table-cell office:value-type="float" office:value="31473163" calcext:value-type="float">
            <text:p>314731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0533" calcext:value-type="float">
            <text:p>0.330533</text:p>
          </table:table-cell>
          <table:table-cell office:value-type="float" office:value="10685770" calcext:value-type="float">
            <text:p>10685770</text:p>
          </table:table-cell>
          <table:table-cell office:value-type="float" office:value="15.790012" calcext:value-type="float">
            <text:p>15.790012</text:p>
          </table:table-cell>
          <table:table-cell office:value-type="float" office:value="14.204289" calcext:value-type="float">
            <text:p>14.204289</text:p>
          </table:table-cell>
          <table:table-cell office:value-type="float" office:value="2.006258" calcext:value-type="float">
            <text:p>2.006258</text:p>
          </table:table-cell>
          <table:table-cell office:value-type="float" office:value="1.11" calcext:value-type="float">
            <text:p>1.11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0541" calcext:value-type="float">
            <text:p>170541</text:p>
          </table:table-cell>
          <table:table-cell office:value-type="float" office:value="624402" calcext:value-type="float">
            <text:p>624402</text:p>
          </table:table-cell>
          <table:table-cell office:value-type="float" office:value="1788586" calcext:value-type="float">
            <text:p>1788586</text:p>
          </table:table-cell>
          <table:table-cell office:value-type="float" office:value="643" calcext:value-type="float">
            <text:p>643</text:p>
          </table:table-cell>
          <table:table-cell office:value-type="float" office:value="12951" calcext:value-type="float">
            <text:p>12951</text:p>
          </table:table-cell>
          <table:table-cell office:value-type="float" office:value="39714" calcext:value-type="float">
            <text:p>39714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04" calcext:value-type="float">
            <text:p>0.349104</text:p>
          </table:table-cell>
          <table:table-cell office:value-type="float" office:value="643" calcext:value-type="float">
            <text:p>643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33" calcext:value-type="float">
            <text:p>0.33</text:p>
          </table:table-cell>
          <table:table-cell office:value-type="float" office:value="51.51" calcext:value-type="float">
            <text:p>51.5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1545" calcext:value-type="float">
            <text:p>171545</text:p>
          </table:table-cell>
          <table:table-cell office:value-type="float" office:value="246908" calcext:value-type="float">
            <text:p>246908</text:p>
          </table:table-cell>
          <table:table-cell office:value-type="float" office:value="766309" calcext:value-type="float">
            <text:p>766309</text:p>
          </table:table-cell>
          <table:table-cell office:value-type="float" office:value="58" calcext:value-type="float">
            <text:p>58</text:p>
          </table:table-cell>
          <table:table-cell office:value-type="float" office:value="5826" calcext:value-type="float">
            <text:p>5826</text:p>
          </table:table-cell>
          <table:table-cell office:value-type="float" office:value="18388" calcext:value-type="float">
            <text:p>1838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2204" calcext:value-type="float">
            <text:p>0.322204</text:p>
          </table:table-cell>
          <table:table-cell office:value-type="float" office:value="58" calcext:value-type="float">
            <text:p>5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1172" calcext:value-type="float">
            <text:p>0.00117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2" calcext:value-type="float">
            <text:p>0.32</text:p>
          </table:table-cell>
          <table:table-cell office:value-type="float" office:value="274.45" calcext:value-type="float">
            <text:p>274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2549" calcext:value-type="float">
            <text:p>172549</text:p>
          </table:table-cell>
          <table:table-cell office:value-type="float" office:value="16446771" calcext:value-type="float">
            <text:p>16446771</text:p>
          </table:table-cell>
          <table:table-cell office:value-type="float" office:value="43213030" calcext:value-type="float">
            <text:p>43213030</text:p>
          </table:table-cell>
          <table:table-cell office:value-type="float" office:value="3808" calcext:value-type="float">
            <text:p>3808</text:p>
          </table:table-cell>
          <table:table-cell office:value-type="float" office:value="83696" calcext:value-type="float">
            <text:p>83696</text:p>
          </table:table-cell>
          <table:table-cell office:value-type="float" office:value="151134" calcext:value-type="float">
            <text:p>151134</text:p>
          </table:table-cell>
          <table:table-cell office:value-type="float" office:value="6022" calcext:value-type="float">
            <text:p>60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0597" calcext:value-type="float">
            <text:p>0.380597</text:p>
          </table:table-cell>
          <table:table-cell office:value-type="float" office:value="3808" calcext:value-type="float">
            <text:p>3808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55" calcext:value-type="float">
            <text:p>0.55</text:p>
          </table:table-cell>
          <table:table-cell office:value-type="float" office:value="25.1" calcext:value-type="float">
            <text:p>25.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3552" calcext:value-type="float">
            <text:p>173552</text:p>
          </table:table-cell>
          <table:table-cell office:value-type="float" office:value="2201792542" calcext:value-type="float">
            <text:p>2201792542</text:p>
          </table:table-cell>
          <table:table-cell office:value-type="float" office:value="3064860284" calcext:value-type="float">
            <text:p>3064860284</text:p>
          </table:table-cell>
          <table:table-cell office:value-type="float" office:value="2709309" calcext:value-type="float">
            <text:p>2709309</text:p>
          </table:table-cell>
          <table:table-cell office:value-type="float" office:value="74981078" calcext:value-type="float">
            <text:p>74981078</text:p>
          </table:table-cell>
          <table:table-cell office:value-type="float" office:value="59930099" calcext:value-type="float">
            <text:p>59930099</text:p>
          </table:table-cell>
          <table:table-cell office:value-type="float" office:value="56366571" calcext:value-type="float">
            <text:p>563665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8399" calcext:value-type="float">
            <text:p>0.718399</text:p>
          </table:table-cell>
          <table:table-cell office:value-type="float" office:value="2709309" calcext:value-type="float">
            <text:p>2709309</text:p>
          </table:table-cell>
          <table:table-cell office:value-type="float" office:value="4.784436" calcext:value-type="float">
            <text:p>4.784436</text:p>
          </table:table-cell>
          <table:table-cell office:value-type="float" office:value="3.824054" calcext:value-type="float">
            <text:p>3.824054</text:p>
          </table:table-cell>
          <table:table-cell office:value-type="float" office:value="3.596671" calcext:value-type="float">
            <text:p>3.596671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4555" calcext:value-type="float">
            <text:p>174555</text:p>
          </table:table-cell>
          <table:table-cell office:value-type="float" office:value="2746233088" calcext:value-type="float">
            <text:p>2746233088</text:p>
          </table:table-cell>
          <table:table-cell office:value-type="float" office:value="3663735933" calcext:value-type="float">
            <text:p>3663735933</text:p>
          </table:table-cell>
          <table:table-cell office:value-type="float" office:value="3441401" calcext:value-type="float">
            <text:p>3441401</text:p>
          </table:table-cell>
          <table:table-cell office:value-type="float" office:value="97761052" calcext:value-type="float">
            <text:p>97761052</text:p>
          </table:table-cell>
          <table:table-cell office:value-type="float" office:value="77665095" calcext:value-type="float">
            <text:p>77665095</text:p>
          </table:table-cell>
          <table:table-cell office:value-type="float" office:value="73457286" calcext:value-type="float">
            <text:p>734572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572" calcext:value-type="float">
            <text:p>0.749572</text:p>
          </table:table-cell>
          <table:table-cell office:value-type="float" office:value="3441401" calcext:value-type="float">
            <text:p>3441401</text:p>
          </table:table-cell>
          <table:table-cell office:value-type="float" office:value="6.237994" calcext:value-type="float">
            <text:p>6.237994</text:p>
          </table:table-cell>
          <table:table-cell office:value-type="float" office:value="4.955699" calcext:value-type="float">
            <text:p>4.955699</text:p>
          </table:table-cell>
          <table:table-cell office:value-type="float" office:value="4.687205" calcext:value-type="float">
            <text:p>4.687205</text:p>
          </table:table-cell>
          <table:table-cell office:value-type="float" office:value="1.26" calcext:value-type="float">
            <text:p>1.2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5559" calcext:value-type="float">
            <text:p>175559</text:p>
          </table:table-cell>
          <table:table-cell office:value-type="float" office:value="2817577311" calcext:value-type="float">
            <text:p>2817577311</text:p>
          </table:table-cell>
          <table:table-cell office:value-type="float" office:value="3802767631" calcext:value-type="float">
            <text:p>3802767631</text:p>
          </table:table-cell>
          <table:table-cell office:value-type="float" office:value="3555470" calcext:value-type="float">
            <text:p>3555470</text:p>
          </table:table-cell>
          <table:table-cell office:value-type="float" office:value="100216771" calcext:value-type="float">
            <text:p>100216771</text:p>
          </table:table-cell>
          <table:table-cell office:value-type="float" office:value="80155667" calcext:value-type="float">
            <text:p>80155667</text:p>
          </table:table-cell>
          <table:table-cell office:value-type="float" office:value="75603006" calcext:value-type="float">
            <text:p>756030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0928" calcext:value-type="float">
            <text:p>0.740928</text:p>
          </table:table-cell>
          <table:table-cell office:value-type="float" office:value="3555470" calcext:value-type="float">
            <text:p>3555470</text:p>
          </table:table-cell>
          <table:table-cell office:value-type="float" office:value="6.38832" calcext:value-type="float">
            <text:p>6.38832</text:p>
          </table:table-cell>
          <table:table-cell office:value-type="float" office:value="5.109524" calcext:value-type="float">
            <text:p>5.109524</text:p>
          </table:table-cell>
          <table:table-cell office:value-type="float" office:value="4.819315" calcext:value-type="float">
            <text:p>4.819315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6563" calcext:value-type="float">
            <text:p>176563</text:p>
          </table:table-cell>
          <table:table-cell office:value-type="float" office:value="2763094443" calcext:value-type="float">
            <text:p>2763094443</text:p>
          </table:table-cell>
          <table:table-cell office:value-type="float" office:value="3773243347" calcext:value-type="float">
            <text:p>3773243347</text:p>
          </table:table-cell>
          <table:table-cell office:value-type="float" office:value="3477405" calcext:value-type="float">
            <text:p>3477405</text:p>
          </table:table-cell>
          <table:table-cell office:value-type="float" office:value="98899646" calcext:value-type="float">
            <text:p>98899646</text:p>
          </table:table-cell>
          <table:table-cell office:value-type="float" office:value="79443408" calcext:value-type="float">
            <text:p>79443408</text:p>
          </table:table-cell>
          <table:table-cell office:value-type="float" office:value="74987176" calcext:value-type="float">
            <text:p>7498717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2286" calcext:value-type="float">
            <text:p>0.732286</text:p>
          </table:table-cell>
          <table:table-cell office:value-type="float" office:value="3477405" calcext:value-type="float">
            <text:p>3477405</text:p>
          </table:table-cell>
          <table:table-cell office:value-type="float" office:value="6.30436" calcext:value-type="float">
            <text:p>6.30436</text:p>
          </table:table-cell>
          <table:table-cell office:value-type="float" office:value="5.064122" calcext:value-type="float">
            <text:p>5.064122</text:p>
          </table:table-cell>
          <table:table-cell office:value-type="float" office:value="4.780059" calcext:value-type="float">
            <text:p>4.780059</text:p>
          </table:table-cell>
          <table:table-cell office:value-type="float" office:value="1.24" calcext:value-type="float">
            <text:p>1.2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7566" calcext:value-type="float">
            <text:p>177566</text:p>
          </table:table-cell>
          <table:table-cell office:value-type="float" office:value="2883920802" calcext:value-type="float">
            <text:p>2883920802</text:p>
          </table:table-cell>
          <table:table-cell office:value-type="float" office:value="3860138647" calcext:value-type="float">
            <text:p>3860138647</text:p>
          </table:table-cell>
          <table:table-cell office:value-type="float" office:value="3643664" calcext:value-type="float">
            <text:p>3643664</text:p>
          </table:table-cell>
          <table:table-cell office:value-type="float" office:value="102515626" calcext:value-type="float">
            <text:p>102515626</text:p>
          </table:table-cell>
          <table:table-cell office:value-type="float" office:value="81689257" calcext:value-type="float">
            <text:p>81689257</text:p>
          </table:table-cell>
          <table:table-cell office:value-type="float" office:value="77070649" calcext:value-type="float">
            <text:p>770706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03" calcext:value-type="float">
            <text:p>0.747103</text:p>
          </table:table-cell>
          <table:table-cell office:value-type="float" office:value="3643664" calcext:value-type="float">
            <text:p>3643664</text:p>
          </table:table-cell>
          <table:table-cell office:value-type="float" office:value="6.541376" calcext:value-type="float">
            <text:p>6.541376</text:p>
          </table:table-cell>
          <table:table-cell office:value-type="float" office:value="5.212475" calcext:value-type="float">
            <text:p>5.212475</text:p>
          </table:table-cell>
          <table:table-cell office:value-type="float" office:value="4.917768" calcext:value-type="float">
            <text:p>4.917768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8570" calcext:value-type="float">
            <text:p>178570</text:p>
          </table:table-cell>
          <table:table-cell office:value-type="float" office:value="2939379189" calcext:value-type="float">
            <text:p>2939379189</text:p>
          </table:table-cell>
          <table:table-cell office:value-type="float" office:value="4015021285" calcext:value-type="float">
            <text:p>4015021285</text:p>
          </table:table-cell>
          <table:table-cell office:value-type="float" office:value="3729388" calcext:value-type="float">
            <text:p>3729388</text:p>
          </table:table-cell>
          <table:table-cell office:value-type="float" office:value="104171908" calcext:value-type="float">
            <text:p>104171908</text:p>
          </table:table-cell>
          <table:table-cell office:value-type="float" office:value="83321405" calcext:value-type="float">
            <text:p>83321405</text:p>
          </table:table-cell>
          <table:table-cell office:value-type="float" office:value="78711092" calcext:value-type="float">
            <text:p>787110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2096" calcext:value-type="float">
            <text:p>0.732096</text:p>
          </table:table-cell>
          <table:table-cell office:value-type="float" office:value="3729388" calcext:value-type="float">
            <text:p>3729388</text:p>
          </table:table-cell>
          <table:table-cell office:value-type="float" office:value="6.64044" calcext:value-type="float">
            <text:p>6.64044</text:p>
          </table:table-cell>
          <table:table-cell office:value-type="float" office:value="5.311325" calcext:value-type="float">
            <text:p>5.311325</text:p>
          </table:table-cell>
          <table:table-cell office:value-type="float" office:value="5.01744" calcext:value-type="float">
            <text:p>5.01744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9573" calcext:value-type="float">
            <text:p>179573</text:p>
          </table:table-cell>
          <table:table-cell office:value-type="float" office:value="2878826571" calcext:value-type="float">
            <text:p>2878826571</text:p>
          </table:table-cell>
          <table:table-cell office:value-type="float" office:value="3847661448" calcext:value-type="float">
            <text:p>3847661448</text:p>
          </table:table-cell>
          <table:table-cell office:value-type="float" office:value="3630642" calcext:value-type="float">
            <text:p>3630642</text:p>
          </table:table-cell>
          <table:table-cell office:value-type="float" office:value="102197176" calcext:value-type="float">
            <text:p>102197176</text:p>
          </table:table-cell>
          <table:table-cell office:value-type="float" office:value="81347771" calcext:value-type="float">
            <text:p>81347771</text:p>
          </table:table-cell>
          <table:table-cell office:value-type="float" office:value="76836842" calcext:value-type="float">
            <text:p>768368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02" calcext:value-type="float">
            <text:p>0.748202</text:p>
          </table:table-cell>
          <table:table-cell office:value-type="float" office:value="3630642" calcext:value-type="float">
            <text:p>3630642</text:p>
          </table:table-cell>
          <table:table-cell office:value-type="float" office:value="6.521056" calcext:value-type="float">
            <text:p>6.521056</text:p>
          </table:table-cell>
          <table:table-cell office:value-type="float" office:value="5.190685" calcext:value-type="float">
            <text:p>5.190685</text:p>
          </table:table-cell>
          <table:table-cell office:value-type="float" office:value="4.902849" calcext:value-type="float">
            <text:p>4.902849</text:p>
          </table:table-cell>
          <table:table-cell office:value-type="float" office:value="1.26" calcext:value-type="float">
            <text:p>1.2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0577" calcext:value-type="float">
            <text:p>180577</text:p>
          </table:table-cell>
          <table:table-cell office:value-type="float" office:value="1098233898" calcext:value-type="float">
            <text:p>1098233898</text:p>
          </table:table-cell>
          <table:table-cell office:value-type="float" office:value="1421620234" calcext:value-type="float">
            <text:p>1421620234</text:p>
          </table:table-cell>
          <table:table-cell office:value-type="float" office:value="1391605" calcext:value-type="float">
            <text:p>1391605</text:p>
          </table:table-cell>
          <table:table-cell office:value-type="float" office:value="38520115" calcext:value-type="float">
            <text:p>38520115</text:p>
          </table:table-cell>
          <table:table-cell office:value-type="float" office:value="30318819" calcext:value-type="float">
            <text:p>30318819</text:p>
          </table:table-cell>
          <table:table-cell office:value-type="float" office:value="28503266" calcext:value-type="float">
            <text:p>285032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2523" calcext:value-type="float">
            <text:p>0.772523</text:p>
          </table:table-cell>
          <table:table-cell office:value-type="float" office:value="1391605" calcext:value-type="float">
            <text:p>1391605</text:p>
          </table:table-cell>
          <table:table-cell office:value-type="float" office:value="2.455466" calcext:value-type="float">
            <text:p>2.455466</text:p>
          </table:table-cell>
          <table:table-cell office:value-type="float" office:value="1.932674" calcext:value-type="float">
            <text:p>1.932674</text:p>
          </table:table-cell>
          <table:table-cell office:value-type="float" office:value="1.816941" calcext:value-type="float">
            <text:p>1.816941</text:p>
          </table:table-cell>
          <table:table-cell office:value-type="float" office:value="1.27" calcext:value-type="float">
            <text:p>1.27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1581" calcext:value-type="float">
            <text:p>181581</text:p>
          </table:table-cell>
          <table:table-cell office:value-type="float" office:value="175356" calcext:value-type="float">
            <text:p>175356</text:p>
          </table:table-cell>
          <table:table-cell office:value-type="float" office:value="508109" calcext:value-type="float">
            <text:p>508109</text:p>
          </table:table-cell>
          <table:table-cell office:value-type="float" office:value="85" calcext:value-type="float">
            <text:p>85</text:p>
          </table:table-cell>
          <table:table-cell office:value-type="float" office:value="3930" calcext:value-type="float">
            <text:p>3930</text:p>
          </table:table-cell>
          <table:table-cell office:value-type="float" office:value="11753" calcext:value-type="float">
            <text:p>11753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115" calcext:value-type="float">
            <text:p>0.345115</text:p>
          </table:table-cell>
          <table:table-cell office:value-type="float" office:value="85" calcext:value-type="float">
            <text:p>85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3" calcext:value-type="float">
            <text:p>0.33</text:p>
          </table:table-cell>
          <table:table-cell office:value-type="float" office:value="109.84" calcext:value-type="float">
            <text:p>109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2585" calcext:value-type="float">
            <text:p>182585</text:p>
          </table:table-cell>
          <table:table-cell office:value-type="float" office:value="381396" calcext:value-type="float">
            <text:p>381396</text:p>
          </table:table-cell>
          <table:table-cell office:value-type="float" office:value="749784" calcext:value-type="float">
            <text:p>749784</text:p>
          </table:table-cell>
          <table:table-cell office:value-type="float" office:value="255" calcext:value-type="float">
            <text:p>255</text:p>
          </table:table-cell>
          <table:table-cell office:value-type="float" office:value="5511" calcext:value-type="float">
            <text:p>5511</text:p>
          </table:table-cell>
          <table:table-cell office:value-type="float" office:value="15075" calcext:value-type="float">
            <text:p>15075</text:p>
          </table:table-cell>
          <table:table-cell office:value-type="float" office:value="308" calcext:value-type="float">
            <text:p>3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8675" calcext:value-type="float">
            <text:p>0.508675</text:p>
          </table:table-cell>
          <table:table-cell office:value-type="float" office:value="255" calcext:value-type="float">
            <text:p>255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7" calcext:value-type="float">
            <text:p>0.37</text:p>
          </table:table-cell>
          <table:table-cell office:value-type="float" office:value="48.94" calcext:value-type="float">
            <text:p>48.9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3589" calcext:value-type="float">
            <text:p>183589</text:p>
          </table:table-cell>
          <table:table-cell office:value-type="float" office:value="717891756" calcext:value-type="float">
            <text:p>717891756</text:p>
          </table:table-cell>
          <table:table-cell office:value-type="float" office:value="3284380961" calcext:value-type="float">
            <text:p>3284380961</text:p>
          </table:table-cell>
          <table:table-cell office:value-type="float" office:value="4855232" calcext:value-type="float">
            <text:p>4855232</text:p>
          </table:table-cell>
          <table:table-cell office:value-type="float" office:value="112127331" calcext:value-type="float">
            <text:p>112127331</text:p>
          </table:table-cell>
          <table:table-cell office:value-type="float" office:value="109405216" calcext:value-type="float">
            <text:p>109405216</text:p>
          </table:table-cell>
          <table:table-cell office:value-type="float" office:value="11665519" calcext:value-type="float">
            <text:p>116655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8578" calcext:value-type="float">
            <text:p>0.218578</text:p>
          </table:table-cell>
          <table:table-cell office:value-type="float" office:value="4855232" calcext:value-type="float">
            <text:p>4855232</text:p>
          </table:table-cell>
          <table:table-cell office:value-type="float" office:value="7.147559" calcext:value-type="float">
            <text:p>7.147559</text:p>
          </table:table-cell>
          <table:table-cell office:value-type="float" office:value="6.974038" calcext:value-type="float">
            <text:p>6.974038</text:p>
          </table:table-cell>
          <table:table-cell office:value-type="float" office:value="0.743619" calcext:value-type="float">
            <text:p>0.743619</text:p>
          </table:table-cell>
          <table:table-cell office:value-type="float" office:value="1.02" calcext:value-type="float">
            <text:p>1.02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4592" calcext:value-type="float">
            <text:p>184592</text:p>
          </table:table-cell>
          <table:table-cell office:value-type="float" office:value="1443658043" calcext:value-type="float">
            <text:p>1443658043</text:p>
          </table:table-cell>
          <table:table-cell office:value-type="float" office:value="6547492811" calcext:value-type="float">
            <text:p>6547492811</text:p>
          </table:table-cell>
          <table:table-cell office:value-type="float" office:value="10439133" calcext:value-type="float">
            <text:p>10439133</text:p>
          </table:table-cell>
          <table:table-cell office:value-type="float" office:value="239257863" calcext:value-type="float">
            <text:p>239257863</text:p>
          </table:table-cell>
          <table:table-cell office:value-type="float" office:value="231643438" calcext:value-type="float">
            <text:p>231643438</text:p>
          </table:table-cell>
          <table:table-cell office:value-type="float" office:value="26949322" calcext:value-type="float">
            <text:p>269493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9" calcext:value-type="float">
            <text:p>0.22049</text:p>
          </table:table-cell>
          <table:table-cell office:value-type="float" office:value="10439133" calcext:value-type="float">
            <text:p>10439133</text:p>
          </table:table-cell>
          <table:table-cell office:value-type="float" office:value="15.266703" calcext:value-type="float">
            <text:p>15.266703</text:p>
          </table:table-cell>
          <table:table-cell office:value-type="float" office:value="14.780838" calcext:value-type="float">
            <text:p>14.780838</text:p>
          </table:table-cell>
          <table:table-cell office:value-type="float" office:value="1.719598" calcext:value-type="float">
            <text:p>1.719598</text:p>
          </table:table-cell>
          <table:table-cell office:value-type="float" office:value="1.03" calcext:value-type="float">
            <text:p>1.0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5595" calcext:value-type="float">
            <text:p>185595</text:p>
          </table:table-cell>
          <table:table-cell office:value-type="float" office:value="1325306441" calcext:value-type="float">
            <text:p>1325306441</text:p>
          </table:table-cell>
          <table:table-cell office:value-type="float" office:value="6619489564" calcext:value-type="float">
            <text:p>6619489564</text:p>
          </table:table-cell>
          <table:table-cell office:value-type="float" office:value="10473776" calcext:value-type="float">
            <text:p>10473776</text:p>
          </table:table-cell>
          <table:table-cell office:value-type="float" office:value="243246739" calcext:value-type="float">
            <text:p>243246739</text:p>
          </table:table-cell>
          <table:table-cell office:value-type="float" office:value="237724334" calcext:value-type="float">
            <text:p>237724334</text:p>
          </table:table-cell>
          <table:table-cell office:value-type="float" office:value="24549761" calcext:value-type="float">
            <text:p>245497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10473776" calcext:value-type="float">
            <text:p>10473776</text:p>
          </table:table-cell>
          <table:table-cell office:value-type="float" office:value="15.521228" calcext:value-type="float">
            <text:p>15.521228</text:p>
          </table:table-cell>
          <table:table-cell office:value-type="float" office:value="15.168851" calcext:value-type="float">
            <text:p>15.168851</text:p>
          </table:table-cell>
          <table:table-cell office:value-type="float" office:value="1.566485" calcext:value-type="float">
            <text:p>1.566485</text:p>
          </table:table-cell>
          <table:table-cell office:value-type="float" office:value="1.02" calcext:value-type="float">
            <text:p>1.02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6599" calcext:value-type="float">
            <text:p>186599</text:p>
          </table:table-cell>
          <table:table-cell office:value-type="float" office:value="1404100968" calcext:value-type="float">
            <text:p>1404100968</text:p>
          </table:table-cell>
          <table:table-cell office:value-type="float" office:value="6873559097" calcext:value-type="float">
            <text:p>6873559097</text:p>
          </table:table-cell>
          <table:table-cell office:value-type="float" office:value="10684527" calcext:value-type="float">
            <text:p>10684527</text:p>
          </table:table-cell>
          <table:table-cell office:value-type="float" office:value="246869779" calcext:value-type="float">
            <text:p>246869779</text:p>
          </table:table-cell>
          <table:table-cell office:value-type="float" office:value="241305665" calcext:value-type="float">
            <text:p>241305665</text:p>
          </table:table-cell>
          <table:table-cell office:value-type="float" office:value="26487868" calcext:value-type="float">
            <text:p>264878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4276" calcext:value-type="float">
            <text:p>0.204276</text:p>
          </table:table-cell>
          <table:table-cell office:value-type="float" office:value="10684527" calcext:value-type="float">
            <text:p>10684527</text:p>
          </table:table-cell>
          <table:table-cell office:value-type="float" office:value="15.736719" calcext:value-type="float">
            <text:p>15.736719</text:p>
          </table:table-cell>
          <table:table-cell office:value-type="float" office:value="15.382034" calcext:value-type="float">
            <text:p>15.382034</text:p>
          </table:table-cell>
          <table:table-cell office:value-type="float" office:value="1.68847" calcext:value-type="float">
            <text:p>1.68847</text:p>
          </table:table-cell>
          <table:table-cell office:value-type="float" office:value="1.02" calcext:value-type="float">
            <text:p>1.02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7603" calcext:value-type="float">
            <text:p>187603</text:p>
          </table:table-cell>
          <table:table-cell office:value-type="float" office:value="1449848910" calcext:value-type="float">
            <text:p>1449848910</text:p>
          </table:table-cell>
          <table:table-cell office:value-type="float" office:value="6754553145" calcext:value-type="float">
            <text:p>6754553145</text:p>
          </table:table-cell>
          <table:table-cell office:value-type="float" office:value="10825164" calcext:value-type="float">
            <text:p>10825164</text:p>
          </table:table-cell>
          <table:table-cell office:value-type="float" office:value="249830926" calcext:value-type="float">
            <text:p>249830926</text:p>
          </table:table-cell>
          <table:table-cell office:value-type="float" office:value="242337017" calcext:value-type="float">
            <text:p>242337017</text:p>
          </table:table-cell>
          <table:table-cell office:value-type="float" office:value="26674703" calcext:value-type="float">
            <text:p>266747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48" calcext:value-type="float">
            <text:p>0.214648</text:p>
          </table:table-cell>
          <table:table-cell office:value-type="float" office:value="10825164" calcext:value-type="float">
            <text:p>10825164</text:p>
          </table:table-cell>
          <table:table-cell office:value-type="float" office:value="15.925477" calcext:value-type="float">
            <text:p>15.925477</text:p>
          </table:table-cell>
          <table:table-cell office:value-type="float" office:value="15.447779" calcext:value-type="float">
            <text:p>15.447779</text:p>
          </table:table-cell>
          <table:table-cell office:value-type="float" office:value="1.700379" calcext:value-type="float">
            <text:p>1.700379</text:p>
          </table:table-cell>
          <table:table-cell office:value-type="float" office:value="1.03" calcext:value-type="float">
            <text:p>1.03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8606" calcext:value-type="float">
            <text:p>188606</text:p>
          </table:table-cell>
          <table:table-cell office:value-type="float" office:value="1331971417" calcext:value-type="float">
            <text:p>1331971417</text:p>
          </table:table-cell>
          <table:table-cell office:value-type="float" office:value="6674500239" calcext:value-type="float">
            <text:p>6674500239</text:p>
          </table:table-cell>
          <table:table-cell office:value-type="float" office:value="10543661" calcext:value-type="float">
            <text:p>10543661</text:p>
          </table:table-cell>
          <table:table-cell office:value-type="float" office:value="245565316" calcext:value-type="float">
            <text:p>245565316</text:p>
          </table:table-cell>
          <table:table-cell office:value-type="float" office:value="240049055" calcext:value-type="float">
            <text:p>240049055</text:p>
          </table:table-cell>
          <table:table-cell office:value-type="float" office:value="24640381" calcext:value-type="float">
            <text:p>246403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9561" calcext:value-type="float">
            <text:p>0.199561</text:p>
          </table:table-cell>
          <table:table-cell office:value-type="float" office:value="10543661" calcext:value-type="float">
            <text:p>10543661</text:p>
          </table:table-cell>
          <table:table-cell office:value-type="float" office:value="15.669172" calcext:value-type="float">
            <text:p>15.669172</text:p>
          </table:table-cell>
          <table:table-cell office:value-type="float" office:value="15.317188" calcext:value-type="float">
            <text:p>15.317188</text:p>
          </table:table-cell>
          <table:table-cell office:value-type="float" office:value="1.572268" calcext:value-type="float">
            <text:p>1.572268</text:p>
          </table:table-cell>
          <table:table-cell office:value-type="float" office:value="1.02" calcext:value-type="float">
            <text:p>1.0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9609" calcext:value-type="float">
            <text:p>189609</text:p>
          </table:table-cell>
          <table:table-cell office:value-type="float" office:value="1326990989" calcext:value-type="float">
            <text:p>1326990989</text:p>
          </table:table-cell>
          <table:table-cell office:value-type="float" office:value="6411069993" calcext:value-type="float">
            <text:p>6411069993</text:p>
          </table:table-cell>
          <table:table-cell office:value-type="float" office:value="10029596" calcext:value-type="float">
            <text:p>10029596</text:p>
          </table:table-cell>
          <table:table-cell office:value-type="float" office:value="232170792" calcext:value-type="float">
            <text:p>232170792</text:p>
          </table:table-cell>
          <table:table-cell office:value-type="float" office:value="226507619" calcext:value-type="float">
            <text:p>226507619</text:p>
          </table:table-cell>
          <table:table-cell office:value-type="float" office:value="24925742" calcext:value-type="float">
            <text:p>249257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6984" calcext:value-type="float">
            <text:p>0.206984</text:p>
          </table:table-cell>
          <table:table-cell office:value-type="float" office:value="10029596" calcext:value-type="float">
            <text:p>10029596</text:p>
          </table:table-cell>
          <table:table-cell office:value-type="float" office:value="14.814487" calcext:value-type="float">
            <text:p>14.814487</text:p>
          </table:table-cell>
          <table:table-cell office:value-type="float" office:value="14.453128" calcext:value-type="float">
            <text:p>14.453128</text:p>
          </table:table-cell>
          <table:table-cell office:value-type="float" office:value="1.590476" calcext:value-type="float">
            <text:p>1.590476</text:p>
          </table:table-cell>
          <table:table-cell office:value-type="float" office:value="1.03" calcext:value-type="float">
            <text:p>1.03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0612" calcext:value-type="float">
            <text:p>190612</text:p>
          </table:table-cell>
          <table:table-cell office:value-type="float" office:value="1492666758" calcext:value-type="float">
            <text:p>1492666758</text:p>
          </table:table-cell>
          <table:table-cell office:value-type="float" office:value="7043425395" calcext:value-type="float">
            <text:p>7043425395</text:p>
          </table:table-cell>
          <table:table-cell office:value-type="float" office:value="11337425" calcext:value-type="float">
            <text:p>11337425</text:p>
          </table:table-cell>
          <table:table-cell office:value-type="float" office:value="258357055" calcext:value-type="float">
            <text:p>258357055</text:p>
          </table:table-cell>
          <table:table-cell office:value-type="float" office:value="250891623" calcext:value-type="float">
            <text:p>250891623</text:p>
          </table:table-cell>
          <table:table-cell office:value-type="float" office:value="28012747" calcext:value-type="float">
            <text:p>280127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1923" calcext:value-type="float">
            <text:p>0.211923</text:p>
          </table:table-cell>
          <table:table-cell office:value-type="float" office:value="11337425" calcext:value-type="float">
            <text:p>11337425</text:p>
          </table:table-cell>
          <table:table-cell office:value-type="float" office:value="16.485395" calcext:value-type="float">
            <text:p>16.485395</text:p>
          </table:table-cell>
          <table:table-cell office:value-type="float" office:value="16.009037" calcext:value-type="float">
            <text:p>16.009037</text:p>
          </table:table-cell>
          <table:table-cell office:value-type="float" office:value="1.787454" calcext:value-type="float">
            <text:p>1.787454</text:p>
          </table:table-cell>
          <table:table-cell office:value-type="float" office:value="1.03" calcext:value-type="float">
            <text:p>1.03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1615" calcext:value-type="float">
            <text:p>191615</text:p>
          </table:table-cell>
          <table:table-cell office:value-type="float" office:value="1365316811" calcext:value-type="float">
            <text:p>1365316811</text:p>
          </table:table-cell>
          <table:table-cell office:value-type="float" office:value="6772699555" calcext:value-type="float">
            <text:p>6772699555</text:p>
          </table:table-cell>
          <table:table-cell office:value-type="float" office:value="10624840" calcext:value-type="float">
            <text:p>10624840</text:p>
          </table:table-cell>
          <table:table-cell office:value-type="float" office:value="245908547" calcext:value-type="float">
            <text:p>245908547</text:p>
          </table:table-cell>
          <table:table-cell office:value-type="float" office:value="240376010" calcext:value-type="float">
            <text:p>240376010</text:p>
          </table:table-cell>
          <table:table-cell office:value-type="float" office:value="25214261" calcext:value-type="float">
            <text:p>25214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1591" calcext:value-type="float">
            <text:p>0.201591</text:p>
          </table:table-cell>
          <table:table-cell office:value-type="float" office:value="10624840" calcext:value-type="float">
            <text:p>10624840</text:p>
          </table:table-cell>
          <table:table-cell office:value-type="float" office:value="15.691073" calcext:value-type="float">
            <text:p>15.691073</text:p>
          </table:table-cell>
          <table:table-cell office:value-type="float" office:value="15.338051" calcext:value-type="float">
            <text:p>15.338051</text:p>
          </table:table-cell>
          <table:table-cell office:value-type="float" office:value="1.608886" calcext:value-type="float">
            <text:p>1.608886</text:p>
          </table:table-cell>
          <table:table-cell office:value-type="float" office:value="1.02" calcext:value-type="float">
            <text:p>1.02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2618" calcext:value-type="float">
            <text:p>192618</text:p>
          </table:table-cell>
          <table:table-cell office:value-type="float" office:value="1473803357" calcext:value-type="float">
            <text:p>1473803357</text:p>
          </table:table-cell>
          <table:table-cell office:value-type="float" office:value="6663879794" calcext:value-type="float">
            <text:p>6663879794</text:p>
          </table:table-cell>
          <table:table-cell office:value-type="float" office:value="10576197" calcext:value-type="float">
            <text:p>10576197</text:p>
          </table:table-cell>
          <table:table-cell office:value-type="float" office:value="241354717" calcext:value-type="float">
            <text:p>241354717</text:p>
          </table:table-cell>
          <table:table-cell office:value-type="float" office:value="233741548" calcext:value-type="float">
            <text:p>233741548</text:p>
          </table:table-cell>
          <table:table-cell office:value-type="float" office:value="27587999" calcext:value-type="float">
            <text:p>2758799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10576197" calcext:value-type="float">
            <text:p>10576197</text:p>
          </table:table-cell>
          <table:table-cell office:value-type="float" office:value="15.4005" calcext:value-type="float">
            <text:p>15.4005</text:p>
          </table:table-cell>
          <table:table-cell office:value-type="float" office:value="14.914715" calcext:value-type="float">
            <text:p>14.914715</text:p>
          </table:table-cell>
          <table:table-cell office:value-type="float" office:value="1.760351" calcext:value-type="float">
            <text:p>1.760351</text:p>
          </table:table-cell>
          <table:table-cell office:value-type="float" office:value="1.03" calcext:value-type="float">
            <text:p>1.03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3621" calcext:value-type="float">
            <text:p>193621</text:p>
          </table:table-cell>
          <table:table-cell office:value-type="float" office:value="1332996570" calcext:value-type="float">
            <text:p>1332996570</text:p>
          </table:table-cell>
          <table:table-cell office:value-type="float" office:value="6673069920" calcext:value-type="float">
            <text:p>6673069920</text:p>
          </table:table-cell>
          <table:table-cell office:value-type="float" office:value="10532043" calcext:value-type="float">
            <text:p>10532043</text:p>
          </table:table-cell>
          <table:table-cell office:value-type="float" office:value="245629658" calcext:value-type="float">
            <text:p>245629658</text:p>
          </table:table-cell>
          <table:table-cell office:value-type="float" office:value="240107362" calcext:value-type="float">
            <text:p>240107362</text:p>
          </table:table-cell>
          <table:table-cell office:value-type="float" office:value="24642326" calcext:value-type="float">
            <text:p>246423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9758" calcext:value-type="float">
            <text:p>0.199758</text:p>
          </table:table-cell>
          <table:table-cell office:value-type="float" office:value="10532043" calcext:value-type="float">
            <text:p>10532043</text:p>
          </table:table-cell>
          <table:table-cell office:value-type="float" office:value="15.673279" calcext:value-type="float">
            <text:p>15.673279</text:p>
          </table:table-cell>
          <table:table-cell office:value-type="float" office:value="15.320909" calcext:value-type="float">
            <text:p>15.320909</text:p>
          </table:table-cell>
          <table:table-cell office:value-type="float" office:value="1.572392" calcext:value-type="float">
            <text:p>1.572392</text:p>
          </table:table-cell>
          <table:table-cell office:value-type="float" office:value="1.02" calcext:value-type="float">
            <text:p>1.0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4624" calcext:value-type="float">
            <text:p>194624</text:p>
          </table:table-cell>
          <table:table-cell office:value-type="float" office:value="1402524651" calcext:value-type="float">
            <text:p>1402524651</text:p>
          </table:table-cell>
          <table:table-cell office:value-type="float" office:value="6795074520" calcext:value-type="float">
            <text:p>6795074520</text:p>
          </table:table-cell>
          <table:table-cell office:value-type="float" office:value="10573473" calcext:value-type="float">
            <text:p>10573473</text:p>
          </table:table-cell>
          <table:table-cell office:value-type="float" office:value="243231231" calcext:value-type="float">
            <text:p>243231231</text:p>
          </table:table-cell>
          <table:table-cell office:value-type="float" office:value="237532984" calcext:value-type="float">
            <text:p>237532984</text:p>
          </table:table-cell>
          <table:table-cell office:value-type="float" office:value="26492453" calcext:value-type="float">
            <text:p>264924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6403" calcext:value-type="float">
            <text:p>0.206403</text:p>
          </table:table-cell>
          <table:table-cell office:value-type="float" office:value="10573473" calcext:value-type="float">
            <text:p>10573473</text:p>
          </table:table-cell>
          <table:table-cell office:value-type="float" office:value="15.520238" calcext:value-type="float">
            <text:p>15.520238</text:p>
          </table:table-cell>
          <table:table-cell office:value-type="float" office:value="15.156642" calcext:value-type="float">
            <text:p>15.156642</text:p>
          </table:table-cell>
          <table:table-cell office:value-type="float" office:value="1.690446" calcext:value-type="float">
            <text:p>1.690446</text:p>
          </table:table-cell>
          <table:table-cell office:value-type="float" office:value="1.02" calcext:value-type="float">
            <text:p>1.02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5627" calcext:value-type="float">
            <text:p>195627</text:p>
          </table:table-cell>
          <table:table-cell office:value-type="float" office:value="1434273109" calcext:value-type="float">
            <text:p>1434273109</text:p>
          </table:table-cell>
          <table:table-cell office:value-type="float" office:value="6793682562" calcext:value-type="float">
            <text:p>6793682562</text:p>
          </table:table-cell>
          <table:table-cell office:value-type="float" office:value="10918853" calcext:value-type="float">
            <text:p>10918853</text:p>
          </table:table-cell>
          <table:table-cell office:value-type="float" office:value="251324742" calcext:value-type="float">
            <text:p>251324742</text:p>
          </table:table-cell>
          <table:table-cell office:value-type="float" office:value="244173476" calcext:value-type="float">
            <text:p>244173476</text:p>
          </table:table-cell>
          <table:table-cell office:value-type="float" office:value="26433339" calcext:value-type="float">
            <text:p>264333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1119" calcext:value-type="float">
            <text:p>0.211119</text:p>
          </table:table-cell>
          <table:table-cell office:value-type="float" office:value="10918853" calcext:value-type="float">
            <text:p>10918853</text:p>
          </table:table-cell>
          <table:table-cell office:value-type="float" office:value="16.036673" calcext:value-type="float">
            <text:p>16.036673</text:p>
          </table:table-cell>
          <table:table-cell office:value-type="float" office:value="15.580361" calcext:value-type="float">
            <text:p>15.580361</text:p>
          </table:table-cell>
          <table:table-cell office:value-type="float" office:value="1.686674" calcext:value-type="float">
            <text:p>1.686674</text:p>
          </table:table-cell>
          <table:table-cell office:value-type="float" office:value="1.03" calcext:value-type="float">
            <text:p>1.03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6630" calcext:value-type="float">
            <text:p>196630</text:p>
          </table:table-cell>
          <table:table-cell office:value-type="float" office:value="1330739358" calcext:value-type="float">
            <text:p>1330739358</text:p>
          </table:table-cell>
          <table:table-cell office:value-type="float" office:value="6759976604" calcext:value-type="float">
            <text:p>6759976604</text:p>
          </table:table-cell>
          <table:table-cell office:value-type="float" office:value="10769759" calcext:value-type="float">
            <text:p>10769759</text:p>
          </table:table-cell>
          <table:table-cell office:value-type="float" office:value="250138622" calcext:value-type="float">
            <text:p>250138622</text:p>
          </table:table-cell>
          <table:table-cell office:value-type="float" office:value="244660146" calcext:value-type="float">
            <text:p>244660146</text:p>
          </table:table-cell>
          <table:table-cell office:value-type="float" office:value="24836219" calcext:value-type="float">
            <text:p>248362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6856" calcext:value-type="float">
            <text:p>0.196856</text:p>
          </table:table-cell>
          <table:table-cell office:value-type="float" office:value="10769759" calcext:value-type="float">
            <text:p>10769759</text:p>
          </table:table-cell>
          <table:table-cell office:value-type="float" office:value="15.960989" calcext:value-type="float">
            <text:p>15.960989</text:p>
          </table:table-cell>
          <table:table-cell office:value-type="float" office:value="15.611415" calcext:value-type="float">
            <text:p>15.611415</text:p>
          </table:table-cell>
          <table:table-cell office:value-type="float" office:value="1.584764" calcext:value-type="float">
            <text:p>1.584764</text:p>
          </table:table-cell>
          <table:table-cell office:value-type="float" office:value="1.02" calcext:value-type="float">
            <text:p>1.02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7633" calcext:value-type="float">
            <text:p>197633</text:p>
          </table:table-cell>
          <table:table-cell office:value-type="float" office:value="1328484551" calcext:value-type="float">
            <text:p>1328484551</text:p>
          </table:table-cell>
          <table:table-cell office:value-type="float" office:value="6299740667" calcext:value-type="float">
            <text:p>6299740667</text:p>
          </table:table-cell>
          <table:table-cell office:value-type="float" office:value="9814877" calcext:value-type="float">
            <text:p>9814877</text:p>
          </table:table-cell>
          <table:table-cell office:value-type="float" office:value="226218380" calcext:value-type="float">
            <text:p>226218380</text:p>
          </table:table-cell>
          <table:table-cell office:value-type="float" office:value="220471571" calcext:value-type="float">
            <text:p>220471571</text:p>
          </table:table-cell>
          <table:table-cell office:value-type="float" office:value="25187521" calcext:value-type="float">
            <text:p>2518752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0879" calcext:value-type="float">
            <text:p>0.210879</text:p>
          </table:table-cell>
          <table:table-cell office:value-type="float" office:value="9814877" calcext:value-type="float">
            <text:p>9814877</text:p>
          </table:table-cell>
          <table:table-cell office:value-type="float" office:value="14.434672" calcext:value-type="float">
            <text:p>14.434672</text:p>
          </table:table-cell>
          <table:table-cell office:value-type="float" office:value="14.067976" calcext:value-type="float">
            <text:p>14.067976</text:p>
          </table:table-cell>
          <table:table-cell office:value-type="float" office:value="1.60718" calcext:value-type="float">
            <text:p>1.60718</text:p>
          </table:table-cell>
          <table:table-cell office:value-type="float" office:value="1.03" calcext:value-type="float">
            <text:p>1.03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8636" calcext:value-type="float">
            <text:p>198636</text:p>
          </table:table-cell>
          <table:table-cell office:value-type="float" office:value="1506093622" calcext:value-type="float">
            <text:p>1506093622</text:p>
          </table:table-cell>
          <table:table-cell office:value-type="float" office:value="7373145288" calcext:value-type="float">
            <text:p>7373145288</text:p>
          </table:table-cell>
          <table:table-cell office:value-type="float" office:value="11980666" calcext:value-type="float">
            <text:p>11980666</text:p>
          </table:table-cell>
          <table:table-cell office:value-type="float" office:value="273829092" calcext:value-type="float">
            <text:p>273829092</text:p>
          </table:table-cell>
          <table:table-cell office:value-type="float" office:value="266536498" calcext:value-type="float">
            <text:p>266536498</text:p>
          </table:table-cell>
          <table:table-cell office:value-type="float" office:value="28124052" calcext:value-type="float">
            <text:p>281240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4267" calcext:value-type="float">
            <text:p>0.204267</text:p>
          </table:table-cell>
          <table:table-cell office:value-type="float" office:value="11980666" calcext:value-type="float">
            <text:p>11980666</text:p>
          </table:table-cell>
          <table:table-cell office:value-type="float" office:value="17.472643" calcext:value-type="float">
            <text:p>17.472643</text:p>
          </table:table-cell>
          <table:table-cell office:value-type="float" office:value="17.007315" calcext:value-type="float">
            <text:p>17.007315</text:p>
          </table:table-cell>
          <table:table-cell office:value-type="float" office:value="1.794556" calcext:value-type="float">
            <text:p>1.794556</text:p>
          </table:table-cell>
          <table:table-cell office:value-type="float" office:value="1.03" calcext:value-type="float">
            <text:p>1.03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9639" calcext:value-type="float">
            <text:p>199639</text:p>
          </table:table-cell>
          <table:table-cell office:value-type="float" office:value="656815721" calcext:value-type="float">
            <text:p>656815721</text:p>
          </table:table-cell>
          <table:table-cell office:value-type="float" office:value="3214957177" calcext:value-type="float">
            <text:p>3214957177</text:p>
          </table:table-cell>
          <table:table-cell office:value-type="float" office:value="5058476" calcext:value-type="float">
            <text:p>5058476</text:p>
          </table:table-cell>
          <table:table-cell office:value-type="float" office:value="117079933" calcext:value-type="float">
            <text:p>117079933</text:p>
          </table:table-cell>
          <table:table-cell office:value-type="float" office:value="114371116" calcext:value-type="float">
            <text:p>114371116</text:p>
          </table:table-cell>
          <table:table-cell office:value-type="float" office:value="12098529" calcext:value-type="float">
            <text:p>120985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43" calcext:value-type="float">
            <text:p>0.2043</text:p>
          </table:table-cell>
          <table:table-cell office:value-type="float" office:value="5058476" calcext:value-type="float">
            <text:p>5058476</text:p>
          </table:table-cell>
          <table:table-cell office:value-type="float" office:value="7.470704" calcext:value-type="float">
            <text:p>7.470704</text:p>
          </table:table-cell>
          <table:table-cell office:value-type="float" office:value="7.297858" calcext:value-type="float">
            <text:p>7.297858</text:p>
          </table:table-cell>
          <table:table-cell office:value-type="float" office:value="0.77199" calcext:value-type="float">
            <text:p>0.77199</text:p>
          </table:table-cell>
          <table:table-cell office:value-type="float" office:value="1.02" calcext:value-type="float">
            <text:p>1.02</text:p>
          </table:table-cell>
          <table:table-cell office:value-type="float" office:value="9.45" calcext:value-type="float">
            <text:p>9.45</text:p>
          </table:table-cell>
        </table:table-row>
        <table:table-row table:style-name="ro1">
          <table:table-cell office:value-type="string" calcext:value-type="string">
            <text:p>46767 <text:s/>(Apo edw kai katw einai to syr2k)</text:p>
          </table:table-cell>
          <table:table-cell office:value-type="float" office:value="200643" calcext:value-type="float">
            <text:p>200643</text:p>
          </table:table-cell>
          <table:table-cell office:value-type="float" office:value="541630" calcext:value-type="float">
            <text:p>541630</text:p>
          </table:table-cell>
          <table:table-cell office:value-type="float" office:value="1295750" calcext:value-type="float">
            <text:p>1295750</text:p>
          </table:table-cell>
          <table:table-cell office:value-type="float" office:value="892" calcext:value-type="float">
            <text:p>892</text:p>
          </table:table-cell>
          <table:table-cell office:value-type="float" office:value="8200" calcext:value-type="float">
            <text:p>8200</text:p>
          </table:table-cell>
          <table:table-cell office:value-type="float" office:value="23720" calcext:value-type="float">
            <text:p>23720</text:p>
          </table:table-cell>
          <table:table-cell office:value-type="float" office:value="1318" calcext:value-type="float">
            <text:p>13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18005" calcext:value-type="float">
            <text:p>0.418005</text:p>
          </table:table-cell>
          <table:table-cell office:value-type="float" office:value="892" calcext:value-type="float">
            <text:p>892</text:p>
          </table:table-cell>
          <table:table-cell office:value-type="float" office:value="0.000523" calcext:value-type="float">
            <text:p>0.000523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35" calcext:value-type="float">
            <text:p>0.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1647" calcext:value-type="float">
            <text:p>201647</text:p>
          </table:table-cell>
          <table:table-cell office:value-type="float" office:value="123716" calcext:value-type="float">
            <text:p>123716</text:p>
          </table:table-cell>
          <table:table-cell office:value-type="float" office:value="347880" calcext:value-type="float">
            <text:p>347880</text:p>
          </table:table-cell>
          <table:table-cell office:value-type="float" office:value="48" calcext:value-type="float">
            <text:p>48</text:p>
          </table:table-cell>
          <table:table-cell office:value-type="float" office:value="2951" calcext:value-type="float">
            <text:p>2951</text:p>
          </table:table-cell>
          <table:table-cell office:value-type="float" office:value="8839" calcext:value-type="float">
            <text:p>883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628" calcext:value-type="float">
            <text:p>0.355628</text:p>
          </table:table-cell>
          <table:table-cell office:value-type="float" office:value="48" calcext:value-type="float">
            <text:p>48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166.77" calcext:value-type="float">
            <text:p>166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2651" calcext:value-type="float">
            <text:p>202651</text:p>
          </table:table-cell>
          <table:table-cell office:value-type="float" office:value="8611145823" calcext:value-type="float">
            <text:p>8611145823</text:p>
          </table:table-cell>
          <table:table-cell office:value-type="float" office:value="4415244985" calcext:value-type="float">
            <text:p>4415244985</text:p>
          </table:table-cell>
          <table:table-cell office:value-type="float" office:value="1424907" calcext:value-type="float">
            <text:p>1424907</text:p>
          </table:table-cell>
          <table:table-cell office:value-type="float" office:value="190039333" calcext:value-type="float">
            <text:p>190039333</text:p>
          </table:table-cell>
          <table:table-cell office:value-type="float" office:value="173857602" calcext:value-type="float">
            <text:p>173857602</text:p>
          </table:table-cell>
          <table:table-cell office:value-type="float" office:value="19439108" calcext:value-type="float">
            <text:p>194391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50321" calcext:value-type="float">
            <text:p>1.950321</text:p>
          </table:table-cell>
          <table:table-cell office:value-type="float" office:value="1424907" calcext:value-type="float">
            <text:p>1424907</text:p>
          </table:table-cell>
          <table:table-cell office:value-type="float" office:value="12.11406" calcext:value-type="float">
            <text:p>12.11406</text:p>
          </table:table-cell>
          <table:table-cell office:value-type="float" office:value="11.082556" calcext:value-type="float">
            <text:p>11.082556</text:p>
          </table:table-cell>
          <table:table-cell office:value-type="float" office:value="1.239146" calcext:value-type="float">
            <text:p>1.239146</text:p>
          </table:table-cell>
          <table:table-cell office:value-type="float" office:value="1.09" calcext:value-type="float">
            <text:p>1.09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3654" calcext:value-type="float">
            <text:p>203654</text:p>
          </table:table-cell>
          <table:table-cell office:value-type="float" office:value="17441409402" calcext:value-type="float">
            <text:p>17441409402</text:p>
          </table:table-cell>
          <table:table-cell office:value-type="float" office:value="8839569309" calcext:value-type="float">
            <text:p>8839569309</text:p>
          </table:table-cell>
          <table:table-cell office:value-type="float" office:value="2745588" calcext:value-type="float">
            <text:p>2745588</text:p>
          </table:table-cell>
          <table:table-cell office:value-type="float" office:value="385254144" calcext:value-type="float">
            <text:p>385254144</text:p>
          </table:table-cell>
          <table:table-cell office:value-type="float" office:value="352189567" calcext:value-type="float">
            <text:p>352189567</text:p>
          </table:table-cell>
          <table:table-cell office:value-type="float" office:value="38735628" calcext:value-type="float">
            <text:p>3873562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3106" calcext:value-type="float">
            <text:p>1.973106</text:p>
          </table:table-cell>
          <table:table-cell office:value-type="float" office:value="2745588" calcext:value-type="float">
            <text:p>2745588</text:p>
          </table:table-cell>
          <table:table-cell office:value-type="float" office:value="24.582518" calcext:value-type="float">
            <text:p>24.582518</text:p>
          </table:table-cell>
          <table:table-cell office:value-type="float" office:value="22.472713" calcext:value-type="float">
            <text:p>22.472713</text:p>
          </table:table-cell>
          <table:table-cell office:value-type="float" office:value="2.471665" calcext:value-type="float">
            <text:p>2.471665</text:p>
          </table:table-cell>
          <table:table-cell office:value-type="float" office:value="1.09" calcext:value-type="float">
            <text:p>1.09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4656" calcext:value-type="float">
            <text:p>204656</text:p>
          </table:table-cell>
          <table:table-cell office:value-type="float" office:value="17404537321" calcext:value-type="float">
            <text:p>17404537321</text:p>
          </table:table-cell>
          <table:table-cell office:value-type="float" office:value="8827519762" calcext:value-type="float">
            <text:p>8827519762</text:p>
          </table:table-cell>
          <table:table-cell office:value-type="float" office:value="2791369" calcext:value-type="float">
            <text:p>2791369</text:p>
          </table:table-cell>
          <table:table-cell office:value-type="float" office:value="384639437" calcext:value-type="float">
            <text:p>384639437</text:p>
          </table:table-cell>
          <table:table-cell office:value-type="float" office:value="351623585" calcext:value-type="float">
            <text:p>351623585</text:p>
          </table:table-cell>
          <table:table-cell office:value-type="float" office:value="38933821" calcext:value-type="float">
            <text:p>3893382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1622" calcext:value-type="float">
            <text:p>1.971622</text:p>
          </table:table-cell>
          <table:table-cell office:value-type="float" office:value="2791369" calcext:value-type="float">
            <text:p>2791369</text:p>
          </table:table-cell>
          <table:table-cell office:value-type="float" office:value="24.567787" calcext:value-type="float">
            <text:p>24.567787</text:p>
          </table:table-cell>
          <table:table-cell office:value-type="float" office:value="22.458992" calcext:value-type="float">
            <text:p>22.458992</text:p>
          </table:table-cell>
          <table:table-cell office:value-type="float" office:value="2.486791" calcext:value-type="float">
            <text:p>2.486791</text:p>
          </table:table-cell>
          <table:table-cell office:value-type="float" office:value="1.09" calcext:value-type="float">
            <text:p>1.09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5659" calcext:value-type="float">
            <text:p>205659</text:p>
          </table:table-cell>
          <table:table-cell office:value-type="float" office:value="17470452954" calcext:value-type="float">
            <text:p>17470452954</text:p>
          </table:table-cell>
          <table:table-cell office:value-type="float" office:value="8839890494" calcext:value-type="float">
            <text:p>8839890494</text:p>
          </table:table-cell>
          <table:table-cell office:value-type="float" office:value="2745337" calcext:value-type="float">
            <text:p>2745337</text:p>
          </table:table-cell>
          <table:table-cell office:value-type="float" office:value="386043110" calcext:value-type="float">
            <text:p>386043110</text:p>
          </table:table-cell>
          <table:table-cell office:value-type="float" office:value="352897156" calcext:value-type="float">
            <text:p>352897156</text:p>
          </table:table-cell>
          <table:table-cell office:value-type="float" office:value="38682120" calcext:value-type="float">
            <text:p>386821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632" calcext:value-type="float">
            <text:p>1.97632</text:p>
          </table:table-cell>
          <table:table-cell office:value-type="float" office:value="2745337" calcext:value-type="float">
            <text:p>2745337</text:p>
          </table:table-cell>
          <table:table-cell office:value-type="float" office:value="24.63286" calcext:value-type="float">
            <text:p>24.63286</text:p>
          </table:table-cell>
          <table:table-cell office:value-type="float" office:value="22.517864" calcext:value-type="float">
            <text:p>22.517864</text:p>
          </table:table-cell>
          <table:table-cell office:value-type="float" office:value="2.468251" calcext:value-type="float">
            <text:p>2.468251</text:p>
          </table:table-cell>
          <table:table-cell office:value-type="float" office:value="1.09" calcext:value-type="float">
            <text:p>1.09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6662" calcext:value-type="float">
            <text:p>206662</text:p>
          </table:table-cell>
          <table:table-cell office:value-type="float" office:value="18766384541" calcext:value-type="float">
            <text:p>18766384541</text:p>
          </table:table-cell>
          <table:table-cell office:value-type="float" office:value="9531160965" calcext:value-type="float">
            <text:p>9531160965</text:p>
          </table:table-cell>
          <table:table-cell office:value-type="float" office:value="2927222" calcext:value-type="float">
            <text:p>2927222</text:p>
          </table:table-cell>
          <table:table-cell office:value-type="float" office:value="414764248" calcext:value-type="float">
            <text:p>414764248</text:p>
          </table:table-cell>
          <table:table-cell office:value-type="float" office:value="378976497" calcext:value-type="float">
            <text:p>378976497</text:p>
          </table:table-cell>
          <table:table-cell office:value-type="float" office:value="41547301" calcext:value-type="float">
            <text:p>415473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8951" calcext:value-type="float">
            <text:p>1.968951</text:p>
          </table:table-cell>
          <table:table-cell office:value-type="float" office:value="2927222" calcext:value-type="float">
            <text:p>2927222</text:p>
          </table:table-cell>
          <table:table-cell office:value-type="float" office:value="26.465515" calcext:value-type="float">
            <text:p>26.465515</text:p>
          </table:table-cell>
          <table:table-cell office:value-type="float" office:value="24.181952" calcext:value-type="float">
            <text:p>24.181952</text:p>
          </table:table-cell>
          <table:table-cell office:value-type="float" office:value="2.651074" calcext:value-type="float">
            <text:p>2.651074</text:p>
          </table:table-cell>
          <table:table-cell office:value-type="float" office:value="1.09" calcext:value-type="float">
            <text:p>1.09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7665" calcext:value-type="float">
            <text:p>207665</text:p>
          </table:table-cell>
          <table:table-cell office:value-type="float" office:value="17478728561" calcext:value-type="float">
            <text:p>17478728561</text:p>
          </table:table-cell>
          <table:table-cell office:value-type="float" office:value="8847270577" calcext:value-type="float">
            <text:p>8847270577</text:p>
          </table:table-cell>
          <table:table-cell office:value-type="float" office:value="2745660" calcext:value-type="float">
            <text:p>2745660</text:p>
          </table:table-cell>
          <table:table-cell office:value-type="float" office:value="386212387" calcext:value-type="float">
            <text:p>386212387</text:p>
          </table:table-cell>
          <table:table-cell office:value-type="float" office:value="353043233" calcext:value-type="float">
            <text:p>353043233</text:p>
          </table:table-cell>
          <table:table-cell office:value-type="float" office:value="38801831" calcext:value-type="float">
            <text:p>388018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607" calcext:value-type="float">
            <text:p>1.975607</text:p>
          </table:table-cell>
          <table:table-cell office:value-type="float" office:value="2745660" calcext:value-type="float">
            <text:p>2745660</text:p>
          </table:table-cell>
          <table:table-cell office:value-type="float" office:value="24.643661" calcext:value-type="float">
            <text:p>24.643661</text:p>
          </table:table-cell>
          <table:table-cell office:value-type="float" office:value="22.527185" calcext:value-type="float">
            <text:p>22.527185</text:p>
          </table:table-cell>
          <table:table-cell office:value-type="float" office:value="2.47589" calcext:value-type="float">
            <text:p>2.47589</text:p>
          </table:table-cell>
          <table:table-cell office:value-type="float" office:value="1.09" calcext:value-type="float">
            <text:p>1.0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8667" calcext:value-type="float">
            <text:p>208667</text:p>
          </table:table-cell>
          <table:table-cell office:value-type="float" office:value="17395609209" calcext:value-type="float">
            <text:p>17395609209</text:p>
          </table:table-cell>
          <table:table-cell office:value-type="float" office:value="8824265435" calcext:value-type="float">
            <text:p>8824265435</text:p>
          </table:table-cell>
          <table:table-cell office:value-type="float" office:value="2784427" calcext:value-type="float">
            <text:p>2784427</text:p>
          </table:table-cell>
          <table:table-cell office:value-type="float" office:value="384461903" calcext:value-type="float">
            <text:p>384461903</text:p>
          </table:table-cell>
          <table:table-cell office:value-type="float" office:value="351445347" calcext:value-type="float">
            <text:p>351445347</text:p>
          </table:table-cell>
          <table:table-cell office:value-type="float" office:value="38872866" calcext:value-type="float">
            <text:p>3887286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1338" calcext:value-type="float">
            <text:p>1.971338</text:p>
          </table:table-cell>
          <table:table-cell office:value-type="float" office:value="2784427" calcext:value-type="float">
            <text:p>2784427</text:p>
          </table:table-cell>
          <table:table-cell office:value-type="float" office:value="24.556448" calcext:value-type="float">
            <text:p>24.556448</text:p>
          </table:table-cell>
          <table:table-cell office:value-type="float" office:value="22.447607" calcext:value-type="float">
            <text:p>22.447607</text:p>
          </table:table-cell>
          <table:table-cell office:value-type="float" office:value="2.482898" calcext:value-type="float">
            <text:p>2.482898</text:p>
          </table:table-cell>
          <table:table-cell office:value-type="float" office:value="1.09" calcext:value-type="float">
            <text:p>1.09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9670" calcext:value-type="float">
            <text:p>209670</text:p>
          </table:table-cell>
          <table:table-cell office:value-type="float" office:value="17473293533" calcext:value-type="float">
            <text:p>17473293533</text:p>
          </table:table-cell>
          <table:table-cell office:value-type="float" office:value="8846460463" calcext:value-type="float">
            <text:p>8846460463</text:p>
          </table:table-cell>
          <table:table-cell office:value-type="float" office:value="2753482" calcext:value-type="float">
            <text:p>2753482</text:p>
          </table:table-cell>
          <table:table-cell office:value-type="float" office:value="386145580" calcext:value-type="float">
            <text:p>386145580</text:p>
          </table:table-cell>
          <table:table-cell office:value-type="float" office:value="352942465" calcext:value-type="float">
            <text:p>352942465</text:p>
          </table:table-cell>
          <table:table-cell office:value-type="float" office:value="38877679" calcext:value-type="float">
            <text:p>3887767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173" calcext:value-type="float">
            <text:p>1.975173</text:p>
          </table:table-cell>
          <table:table-cell office:value-type="float" office:value="2753482" calcext:value-type="float">
            <text:p>2753482</text:p>
          </table:table-cell>
          <table:table-cell office:value-type="float" office:value="24.639399" calcext:value-type="float">
            <text:p>24.639399</text:p>
          </table:table-cell>
          <table:table-cell office:value-type="float" office:value="22.520756" calcext:value-type="float">
            <text:p>22.520756</text:p>
          </table:table-cell>
          <table:table-cell office:value-type="float" office:value="2.480729" calcext:value-type="float">
            <text:p>2.480729</text:p>
          </table:table-cell>
          <table:table-cell office:value-type="float" office:value="1.09" calcext:value-type="float">
            <text:p>1.09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0673" calcext:value-type="float">
            <text:p>210673</text:p>
          </table:table-cell>
          <table:table-cell office:value-type="float" office:value="18787277860" calcext:value-type="float">
            <text:p>18787277860</text:p>
          </table:table-cell>
          <table:table-cell office:value-type="float" office:value="9542272084" calcext:value-type="float">
            <text:p>9542272084</text:p>
          </table:table-cell>
          <table:table-cell office:value-type="float" office:value="2929629" calcext:value-type="float">
            <text:p>2929629</text:p>
          </table:table-cell>
          <table:table-cell office:value-type="float" office:value="415217226" calcext:value-type="float">
            <text:p>415217226</text:p>
          </table:table-cell>
          <table:table-cell office:value-type="float" office:value="379389840" calcext:value-type="float">
            <text:p>379389840</text:p>
          </table:table-cell>
          <table:table-cell office:value-type="float" office:value="41525212" calcext:value-type="float">
            <text:p>415252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8848" calcext:value-type="float">
            <text:p>1.968848</text:p>
          </table:table-cell>
          <table:table-cell office:value-type="float" office:value="2929629" calcext:value-type="float">
            <text:p>2929629</text:p>
          </table:table-cell>
          <table:table-cell office:value-type="float" office:value="26.494419" calcext:value-type="float">
            <text:p>26.494419</text:p>
          </table:table-cell>
          <table:table-cell office:value-type="float" office:value="24.208324" calcext:value-type="float">
            <text:p>24.208324</text:p>
          </table:table-cell>
          <table:table-cell office:value-type="float" office:value="2.649665" calcext:value-type="float">
            <text:p>2.649665</text:p>
          </table:table-cell>
          <table:table-cell office:value-type="float" office:value="1.09" calcext:value-type="float">
            <text:p>1.09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1676" calcext:value-type="float">
            <text:p>211676</text:p>
          </table:table-cell>
          <table:table-cell office:value-type="float" office:value="17398990113" calcext:value-type="float">
            <text:p>17398990113</text:p>
          </table:table-cell>
          <table:table-cell office:value-type="float" office:value="8828650679" calcext:value-type="float">
            <text:p>8828650679</text:p>
          </table:table-cell>
          <table:table-cell office:value-type="float" office:value="2790363" calcext:value-type="float">
            <text:p>2790363</text:p>
          </table:table-cell>
          <table:table-cell office:value-type="float" office:value="384570315" calcext:value-type="float">
            <text:p>384570315</text:p>
          </table:table-cell>
          <table:table-cell office:value-type="float" office:value="351517501" calcext:value-type="float">
            <text:p>351517501</text:p>
          </table:table-cell>
          <table:table-cell office:value-type="float" office:value="38973276" calcext:value-type="float">
            <text:p>389732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0742" calcext:value-type="float">
            <text:p>1.970742</text:p>
          </table:table-cell>
          <table:table-cell office:value-type="float" office:value="2790363" calcext:value-type="float">
            <text:p>2790363</text:p>
          </table:table-cell>
          <table:table-cell office:value-type="float" office:value="24.538883" calcext:value-type="float">
            <text:p>24.538883</text:p>
          </table:table-cell>
          <table:table-cell office:value-type="float" office:value="22.429831" calcext:value-type="float">
            <text:p>22.429831</text:p>
          </table:table-cell>
          <table:table-cell office:value-type="float" office:value="2.486829" calcext:value-type="float">
            <text:p>2.486829</text:p>
          </table:table-cell>
          <table:table-cell office:value-type="float" office:value="1.09" calcext:value-type="float">
            <text:p>1.09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2679" calcext:value-type="float">
            <text:p>212679</text:p>
          </table:table-cell>
          <table:table-cell office:value-type="float" office:value="18189707487" calcext:value-type="float">
            <text:p>18189707487</text:p>
          </table:table-cell>
          <table:table-cell office:value-type="float" office:value="9226140074" calcext:value-type="float">
            <text:p>9226140074</text:p>
          </table:table-cell>
          <table:table-cell office:value-type="float" office:value="2839950" calcext:value-type="float">
            <text:p>2839950</text:p>
          </table:table-cell>
          <table:table-cell office:value-type="float" office:value="401959083" calcext:value-type="float">
            <text:p>401959083</text:p>
          </table:table-cell>
          <table:table-cell office:value-type="float" office:value="367374270" calcext:value-type="float">
            <text:p>367374270</text:p>
          </table:table-cell>
          <table:table-cell office:value-type="float" office:value="40173013" calcext:value-type="float">
            <text:p>401730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154" calcext:value-type="float">
            <text:p>1.97154</text:p>
          </table:table-cell>
          <table:table-cell office:value-type="float" office:value="2839950" calcext:value-type="float">
            <text:p>2839950</text:p>
          </table:table-cell>
          <table:table-cell office:value-type="float" office:value="25.648436" calcext:value-type="float">
            <text:p>25.648436</text:p>
          </table:table-cell>
          <table:table-cell office:value-type="float" office:value="23.441629" calcext:value-type="float">
            <text:p>23.441629</text:p>
          </table:table-cell>
          <table:table-cell office:value-type="float" office:value="2.563383" calcext:value-type="float">
            <text:p>2.563383</text:p>
          </table:table-cell>
          <table:table-cell office:value-type="float" office:value="1.09" calcext:value-type="float">
            <text:p>1.09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3682" calcext:value-type="float">
            <text:p>213682</text:p>
          </table:table-cell>
          <table:table-cell office:value-type="float" office:value="17480472664" calcext:value-type="float">
            <text:p>17480472664</text:p>
          </table:table-cell>
          <table:table-cell office:value-type="float" office:value="8848138936" calcext:value-type="float">
            <text:p>8848138936</text:p>
          </table:table-cell>
          <table:table-cell office:value-type="float" office:value="2749886" calcext:value-type="float">
            <text:p>2749886</text:p>
          </table:table-cell>
          <table:table-cell office:value-type="float" office:value="386266011" calcext:value-type="float">
            <text:p>386266011</text:p>
          </table:table-cell>
          <table:table-cell office:value-type="float" office:value="353081513" calcext:value-type="float">
            <text:p>353081513</text:p>
          </table:table-cell>
          <table:table-cell office:value-type="float" office:value="38835111" calcext:value-type="float">
            <text:p>388351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61" calcext:value-type="float">
            <text:p>1.97561</text:p>
          </table:table-cell>
          <table:table-cell office:value-type="float" office:value="2749886" calcext:value-type="float">
            <text:p>2749886</text:p>
          </table:table-cell>
          <table:table-cell office:value-type="float" office:value="24.647083" calcext:value-type="float">
            <text:p>24.647083</text:p>
          </table:table-cell>
          <table:table-cell office:value-type="float" office:value="22.529627" calcext:value-type="float">
            <text:p>22.529627</text:p>
          </table:table-cell>
          <table:table-cell office:value-type="float" office:value="2.478013" calcext:value-type="float">
            <text:p>2.478013</text:p>
          </table:table-cell>
          <table:table-cell office:value-type="float" office:value="1.09" calcext:value-type="float">
            <text:p>1.09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4685" calcext:value-type="float">
            <text:p>214685</text:p>
          </table:table-cell>
          <table:table-cell office:value-type="float" office:value="18809181287" calcext:value-type="float">
            <text:p>18809181287</text:p>
          </table:table-cell>
          <table:table-cell office:value-type="float" office:value="9552892792" calcext:value-type="float">
            <text:p>9552892792</text:p>
          </table:table-cell>
          <table:table-cell office:value-type="float" office:value="2929133" calcext:value-type="float">
            <text:p>2929133</text:p>
          </table:table-cell>
          <table:table-cell office:value-type="float" office:value="415665507" calcext:value-type="float">
            <text:p>415665507</text:p>
          </table:table-cell>
          <table:table-cell office:value-type="float" office:value="379830683" calcext:value-type="float">
            <text:p>379830683</text:p>
          </table:table-cell>
          <table:table-cell office:value-type="float" office:value="41575947" calcext:value-type="float">
            <text:p>415759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8951" calcext:value-type="float">
            <text:p>1.968951</text:p>
          </table:table-cell>
          <table:table-cell office:value-type="float" office:value="2929133" calcext:value-type="float">
            <text:p>2929133</text:p>
          </table:table-cell>
          <table:table-cell office:value-type="float" office:value="26.523024" calcext:value-type="float">
            <text:p>26.523024</text:p>
          </table:table-cell>
          <table:table-cell office:value-type="float" office:value="24.236454" calcext:value-type="float">
            <text:p>24.236454</text:p>
          </table:table-cell>
          <table:table-cell office:value-type="float" office:value="2.652902" calcext:value-type="float">
            <text:p>2.652902</text:p>
          </table:table-cell>
          <table:table-cell office:value-type="float" office:value="1.09" calcext:value-type="float">
            <text:p>1.09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5688" calcext:value-type="float">
            <text:p>215688</text:p>
          </table:table-cell>
          <table:table-cell office:value-type="float" office:value="17402890470" calcext:value-type="float">
            <text:p>17402890470</text:p>
          </table:table-cell>
          <table:table-cell office:value-type="float" office:value="8830030235" calcext:value-type="float">
            <text:p>8830030235</text:p>
          </table:table-cell>
          <table:table-cell office:value-type="float" office:value="2793347" calcext:value-type="float">
            <text:p>2793347</text:p>
          </table:table-cell>
          <table:table-cell office:value-type="float" office:value="384601963" calcext:value-type="float">
            <text:p>384601963</text:p>
          </table:table-cell>
          <table:table-cell office:value-type="float" office:value="351602962" calcext:value-type="float">
            <text:p>351602962</text:p>
          </table:table-cell>
          <table:table-cell office:value-type="float" office:value="39005247" calcext:value-type="float">
            <text:p>390052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0876" calcext:value-type="float">
            <text:p>1.970876</text:p>
          </table:table-cell>
          <table:table-cell office:value-type="float" office:value="2793347" calcext:value-type="float">
            <text:p>2793347</text:p>
          </table:table-cell>
          <table:table-cell office:value-type="float" office:value="24.540903" calcext:value-type="float">
            <text:p>24.540903</text:p>
          </table:table-cell>
          <table:table-cell office:value-type="float" office:value="22.435284" calcext:value-type="float">
            <text:p>22.435284</text:p>
          </table:table-cell>
          <table:table-cell office:value-type="float" office:value="2.488869" calcext:value-type="float">
            <text:p>2.488869</text:p>
          </table:table-cell>
          <table:table-cell office:value-type="float" office:value="1.09" calcext:value-type="float">
            <text:p>1.09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6691" calcext:value-type="float">
            <text:p>216691</text:p>
          </table:table-cell>
          <table:table-cell office:value-type="float" office:value="17474098387" calcext:value-type="float">
            <text:p>17474098387</text:p>
          </table:table-cell>
          <table:table-cell office:value-type="float" office:value="8844736802" calcext:value-type="float">
            <text:p>8844736802</text:p>
          </table:table-cell>
          <table:table-cell office:value-type="float" office:value="2744150" calcext:value-type="float">
            <text:p>2744150</text:p>
          </table:table-cell>
          <table:table-cell office:value-type="float" office:value="386093400" calcext:value-type="float">
            <text:p>386093400</text:p>
          </table:table-cell>
          <table:table-cell office:value-type="float" office:value="352966621" calcext:value-type="float">
            <text:p>352966621</text:p>
          </table:table-cell>
          <table:table-cell office:value-type="float" office:value="38751627" calcext:value-type="float">
            <text:p>3875162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649" calcext:value-type="float">
            <text:p>1.975649</text:p>
          </table:table-cell>
          <table:table-cell office:value-type="float" office:value="2744150" calcext:value-type="float">
            <text:p>2744150</text:p>
          </table:table-cell>
          <table:table-cell office:value-type="float" office:value="24.63607" calcext:value-type="float">
            <text:p>24.63607</text:p>
          </table:table-cell>
          <table:table-cell office:value-type="float" office:value="22.522297" calcext:value-type="float">
            <text:p>22.522297</text:p>
          </table:table-cell>
          <table:table-cell office:value-type="float" office:value="2.472686" calcext:value-type="float">
            <text:p>2.472686</text:p>
          </table:table-cell>
          <table:table-cell office:value-type="float" office:value="1.09" calcext:value-type="float">
            <text:p>1.09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7694" calcext:value-type="float">
            <text:p>217694</text:p>
          </table:table-cell>
          <table:table-cell office:value-type="float" office:value="17478922659" calcext:value-type="float">
            <text:p>17478922659</text:p>
          </table:table-cell>
          <table:table-cell office:value-type="float" office:value="8847728264" calcext:value-type="float">
            <text:p>8847728264</text:p>
          </table:table-cell>
          <table:table-cell office:value-type="float" office:value="2745792" calcext:value-type="float">
            <text:p>2745792</text:p>
          </table:table-cell>
          <table:table-cell office:value-type="float" office:value="386239433" calcext:value-type="float">
            <text:p>386239433</text:p>
          </table:table-cell>
          <table:table-cell office:value-type="float" office:value="353059432" calcext:value-type="float">
            <text:p>353059432</text:p>
          </table:table-cell>
          <table:table-cell office:value-type="float" office:value="38805643" calcext:value-type="float">
            <text:p>3880564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526" calcext:value-type="float">
            <text:p>1.975526</text:p>
          </table:table-cell>
          <table:table-cell office:value-type="float" office:value="2745792" calcext:value-type="float">
            <text:p>2745792</text:p>
          </table:table-cell>
          <table:table-cell office:value-type="float" office:value="24.645388" calcext:value-type="float">
            <text:p>24.645388</text:p>
          </table:table-cell>
          <table:table-cell office:value-type="float" office:value="22.528219" calcext:value-type="float">
            <text:p>22.528219</text:p>
          </table:table-cell>
          <table:table-cell office:value-type="float" office:value="2.476133" calcext:value-type="float">
            <text:p>2.476133</text:p>
          </table:table-cell>
          <table:table-cell office:value-type="float" office:value="1.09" calcext:value-type="float">
            <text:p>1.0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8697" calcext:value-type="float">
            <text:p>218697</text:p>
          </table:table-cell>
          <table:table-cell office:value-type="float" office:value="4837890511" calcext:value-type="float">
            <text:p>4837890511</text:p>
          </table:table-cell>
          <table:table-cell office:value-type="float" office:value="2467312136" calcext:value-type="float">
            <text:p>2467312136</text:p>
          </table:table-cell>
          <table:table-cell office:value-type="float" office:value="745753" calcext:value-type="float">
            <text:p>745753</text:p>
          </table:table-cell>
          <table:table-cell office:value-type="float" office:value="106792311" calcext:value-type="float">
            <text:p>106792311</text:p>
          </table:table-cell>
          <table:table-cell office:value-type="float" office:value="97678538" calcext:value-type="float">
            <text:p>97678538</text:p>
          </table:table-cell>
          <table:table-cell office:value-type="float" office:value="10605903" calcext:value-type="float">
            <text:p>106059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0794" calcext:value-type="float">
            <text:p>1.960794</text:p>
          </table:table-cell>
          <table:table-cell office:value-type="float" office:value="745753" calcext:value-type="float">
            <text:p>745753</text:p>
          </table:table-cell>
          <table:table-cell office:value-type="float" office:value="6.814265" calcext:value-type="float">
            <text:p>6.814265</text:p>
          </table:table-cell>
          <table:table-cell office:value-type="float" office:value="6.232728" calcext:value-type="float">
            <text:p>6.232728</text:p>
          </table:table-cell>
          <table:table-cell office:value-type="float" office:value="0.676748" calcext:value-type="float">
            <text:p>0.676748</text:p>
          </table:table-cell>
          <table:table-cell office:value-type="float" office:value="1.09" calcext:value-type="float">
            <text:p>1.09</text:p>
          </table:table-cell>
          <table:table-cell office:value-type="float" office:value="9.21" calcext:value-type="float">
            <text:p>9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9701" calcext:value-type="float">
            <text:p>219701</text:p>
          </table:table-cell>
          <table:table-cell office:value-type="float" office:value="290029" calcext:value-type="float">
            <text:p>290029</text:p>
          </table:table-cell>
          <table:table-cell office:value-type="float" office:value="883236" calcext:value-type="float">
            <text:p>883236</text:p>
          </table:table-cell>
          <table:table-cell office:value-type="float" office:value="176" calcext:value-type="float">
            <text:p>176</text:p>
          </table:table-cell>
          <table:table-cell office:value-type="float" office:value="6969" calcext:value-type="float">
            <text:p>6969</text:p>
          </table:table-cell>
          <table:table-cell office:value-type="float" office:value="21602" calcext:value-type="float">
            <text:p>21602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8371" calcext:value-type="float">
            <text:p>0.328371</text:p>
          </table:table-cell>
          <table:table-cell office:value-type="float" office:value="176" calcext:value-type="float">
            <text:p>176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2" calcext:value-type="float">
            <text:p>0.32</text:p>
          </table:table-cell>
          <table:table-cell office:value-type="float" office:value="96.01" calcext:value-type="float">
            <text:p>96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0705" calcext:value-type="float">
            <text:p>220705</text:p>
          </table:table-cell>
          <table:table-cell office:value-type="float" office:value="429080" calcext:value-type="float">
            <text:p>429080</text:p>
          </table:table-cell>
          <table:table-cell office:value-type="float" office:value="912828" calcext:value-type="float">
            <text:p>912828</text:p>
          </table:table-cell>
          <table:table-cell office:value-type="float" office:value="83" calcext:value-type="float">
            <text:p>83</text:p>
          </table:table-cell>
          <table:table-cell office:value-type="float" office:value="6425" calcext:value-type="float">
            <text:p>6425</text:p>
          </table:table-cell>
          <table:table-cell office:value-type="float" office:value="18846" calcext:value-type="float">
            <text:p>1884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0056" calcext:value-type="float">
            <text:p>0.470056</text:p>
          </table:table-cell>
          <table:table-cell office:value-type="float" office:value="83" calcext:value-type="float">
            <text:p>83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157.05" calcext:value-type="float">
            <text:p>157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1709" calcext:value-type="float">
            <text:p>221709</text:p>
          </table:table-cell>
          <table:table-cell office:value-type="float" office:value="15170877571" calcext:value-type="float">
            <text:p>15170877571</text:p>
          </table:table-cell>
          <table:table-cell office:value-type="float" office:value="6143331420" calcext:value-type="float">
            <text:p>6143331420</text:p>
          </table:table-cell>
          <table:table-cell office:value-type="float" office:value="293246" calcext:value-type="float">
            <text:p>293246</text:p>
          </table:table-cell>
          <table:table-cell office:value-type="float" office:value="239900808" calcext:value-type="float">
            <text:p>239900808</text:p>
          </table:table-cell>
          <table:table-cell office:value-type="float" office:value="242343533" calcext:value-type="float">
            <text:p>242343533</text:p>
          </table:table-cell>
          <table:table-cell office:value-type="float" office:value="1561038" calcext:value-type="float">
            <text:p>15610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69487" calcext:value-type="float">
            <text:p>2.469487</text:p>
          </table:table-cell>
          <table:table-cell office:value-type="float" office:value="293246" calcext:value-type="float">
            <text:p>293246</text:p>
          </table:table-cell>
          <table:table-cell office:value-type="float" office:value="15.292481" calcext:value-type="float">
            <text:p>15.292481</text:p>
          </table:table-cell>
          <table:table-cell office:value-type="float" office:value="15.448194" calcext:value-type="float">
            <text:p>15.448194</text:p>
          </table:table-cell>
          <table:table-cell office:value-type="float" office:value="0.099508" calcext:value-type="float">
            <text:p>0.099508</text:p>
          </table:table-cell>
          <table:table-cell office:value-type="float" office:value="0.99" calcext:value-type="float">
            <text:p>0.99</text:p>
          </table:table-cell>
          <table:table-cell office:value-type="float" office:value="155.25" calcext:value-type="float">
            <text:p>155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2713" calcext:value-type="float">
            <text:p>222713</text:p>
          </table:table-cell>
          <table:table-cell office:value-type="float" office:value="23492620731" calcext:value-type="float">
            <text:p>23492620731</text:p>
          </table:table-cell>
          <table:table-cell office:value-type="float" office:value="9473367417" calcext:value-type="float">
            <text:p>9473367417</text:p>
          </table:table-cell>
          <table:table-cell office:value-type="float" office:value="277194" calcext:value-type="float">
            <text:p>277194</text:p>
          </table:table-cell>
          <table:table-cell office:value-type="float" office:value="370984281" calcext:value-type="float">
            <text:p>370984281</text:p>
          </table:table-cell>
          <table:table-cell office:value-type="float" office:value="374591286" calcext:value-type="float">
            <text:p>374591286</text:p>
          </table:table-cell>
          <table:table-cell office:value-type="float" office:value="1443896" calcext:value-type="float">
            <text:p>144389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986" calcext:value-type="float">
            <text:p>2.47986</text:p>
          </table:table-cell>
          <table:table-cell office:value-type="float" office:value="277194" calcext:value-type="float">
            <text:p>277194</text:p>
          </table:table-cell>
          <table:table-cell office:value-type="float" office:value="23.648401" calcext:value-type="float">
            <text:p>23.648401</text:p>
          </table:table-cell>
          <table:table-cell office:value-type="float" office:value="23.87833" calcext:value-type="float">
            <text:p>23.87833</text:p>
          </table:table-cell>
          <table:table-cell office:value-type="float" office:value="0.092041" calcext:value-type="float">
            <text:p>0.092041</text:p>
          </table:table-cell>
          <table:table-cell office:value-type="float" office:value="0.99" calcext:value-type="float">
            <text:p>0.99</text:p>
          </table:table-cell>
          <table:table-cell office:value-type="float" office:value="259.43" calcext:value-type="float">
            <text:p>259.4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3716" calcext:value-type="float">
            <text:p>223716</text:p>
          </table:table-cell>
          <table:table-cell office:value-type="float" office:value="22122961870" calcext:value-type="float">
            <text:p>22122961870</text:p>
          </table:table-cell>
          <table:table-cell office:value-type="float" office:value="8941026260" calcext:value-type="float">
            <text:p>8941026260</text:p>
          </table:table-cell>
          <table:table-cell office:value-type="float" office:value="257169" calcext:value-type="float">
            <text:p>257169</text:p>
          </table:table-cell>
          <table:table-cell office:value-type="float" office:value="349252022" calcext:value-type="float">
            <text:p>349252022</text:p>
          </table:table-cell>
          <table:table-cell office:value-type="float" office:value="352683361" calcext:value-type="float">
            <text:p>352683361</text:p>
          </table:table-cell>
          <table:table-cell office:value-type="float" office:value="1317405" calcext:value-type="float">
            <text:p>13174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432" calcext:value-type="float">
            <text:p>2.47432</text:p>
          </table:table-cell>
          <table:table-cell office:value-type="float" office:value="257169" calcext:value-type="float">
            <text:p>257169</text:p>
          </table:table-cell>
          <table:table-cell office:value-type="float" office:value="22.285275" calcext:value-type="float">
            <text:p>22.285275</text:p>
          </table:table-cell>
          <table:table-cell office:value-type="float" office:value="22.504223" calcext:value-type="float">
            <text:p>22.504223</text:p>
          </table:table-cell>
          <table:table-cell office:value-type="float" office:value="0.084062" calcext:value-type="float">
            <text:p>0.084062</text:p>
          </table:table-cell>
          <table:table-cell office:value-type="float" office:value="0.99" calcext:value-type="float">
            <text:p>0.99</text:p>
          </table:table-cell>
          <table:table-cell office:value-type="float" office:value="267.71" calcext:value-type="float">
            <text:p>267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4719" calcext:value-type="float">
            <text:p>224719</text:p>
          </table:table-cell>
          <table:table-cell office:value-type="float" office:value="22766882682" calcext:value-type="float">
            <text:p>22766882682</text:p>
          </table:table-cell>
          <table:table-cell office:value-type="float" office:value="9144967870" calcext:value-type="float">
            <text:p>9144967870</text:p>
          </table:table-cell>
          <table:table-cell office:value-type="float" office:value="202925" calcext:value-type="float">
            <text:p>202925</text:p>
          </table:table-cell>
          <table:table-cell office:value-type="float" office:value="359789084" calcext:value-type="float">
            <text:p>359789084</text:p>
          </table:table-cell>
          <table:table-cell office:value-type="float" office:value="363304013" calcext:value-type="float">
            <text:p>363304013</text:p>
          </table:table-cell>
          <table:table-cell office:value-type="float" office:value="1017931" calcext:value-type="float">
            <text:p>10179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9553" calcext:value-type="float">
            <text:p>2.489553</text:p>
          </table:table-cell>
          <table:table-cell office:value-type="float" office:value="202925" calcext:value-type="float">
            <text:p>202925</text:p>
          </table:table-cell>
          <table:table-cell office:value-type="float" office:value="22.957628" calcext:value-type="float">
            <text:p>22.957628</text:p>
          </table:table-cell>
          <table:table-cell office:value-type="float" office:value="23.18191" calcext:value-type="float">
            <text:p>23.18191</text:p>
          </table:table-cell>
          <table:table-cell office:value-type="float" office:value="0.064953" calcext:value-type="float">
            <text:p>0.064953</text:p>
          </table:table-cell>
          <table:table-cell office:value-type="float" office:value="0.99" calcext:value-type="float">
            <text:p>0.99</text:p>
          </table:table-cell>
          <table:table-cell office:value-type="float" office:value="356.9" calcext:value-type="float">
            <text:p>356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5722" calcext:value-type="float">
            <text:p>225722</text:p>
          </table:table-cell>
          <table:table-cell office:value-type="float" office:value="21957280784" calcext:value-type="float">
            <text:p>21957280784</text:p>
          </table:table-cell>
          <table:table-cell office:value-type="float" office:value="8862923106" calcext:value-type="float">
            <text:p>8862923106</text:p>
          </table:table-cell>
          <table:table-cell office:value-type="float" office:value="216151" calcext:value-type="float">
            <text:p>216151</text:p>
          </table:table-cell>
          <table:table-cell office:value-type="float" office:value="346682959" calcext:value-type="float">
            <text:p>346682959</text:p>
          </table:table-cell>
          <table:table-cell office:value-type="float" office:value="350053133" calcext:value-type="float">
            <text:p>350053133</text:p>
          </table:table-cell>
          <table:table-cell office:value-type="float" office:value="1055822" calcext:value-type="float">
            <text:p>10558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7431" calcext:value-type="float">
            <text:p>2.477431</text:p>
          </table:table-cell>
          <table:table-cell office:value-type="float" office:value="216151" calcext:value-type="float">
            <text:p>216151</text:p>
          </table:table-cell>
          <table:table-cell office:value-type="float" office:value="22.121344" calcext:value-type="float">
            <text:p>22.121344</text:p>
          </table:table-cell>
          <table:table-cell office:value-type="float" office:value="22.336391" calcext:value-type="float">
            <text:p>22.336391</text:p>
          </table:table-cell>
          <table:table-cell office:value-type="float" office:value="0.06737" calcext:value-type="float">
            <text:p>0.06737</text:p>
          </table:table-cell>
          <table:table-cell office:value-type="float" office:value="0.99" calcext:value-type="float">
            <text:p>0.99</text:p>
          </table:table-cell>
          <table:table-cell office:value-type="float" office:value="331.55" calcext:value-type="float">
            <text:p>331.5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6725" calcext:value-type="float">
            <text:p>226725</text:p>
          </table:table-cell>
          <table:table-cell office:value-type="float" office:value="23648131454" calcext:value-type="float">
            <text:p>23648131454</text:p>
          </table:table-cell>
          <table:table-cell office:value-type="float" office:value="9501692249" calcext:value-type="float">
            <text:p>9501692249</text:p>
          </table:table-cell>
          <table:table-cell office:value-type="float" office:value="212725" calcext:value-type="float">
            <text:p>212725</text:p>
          </table:table-cell>
          <table:table-cell office:value-type="float" office:value="373660176" calcext:value-type="float">
            <text:p>373660176</text:p>
          </table:table-cell>
          <table:table-cell office:value-type="float" office:value="377275092" calcext:value-type="float">
            <text:p>377275092</text:p>
          </table:table-cell>
          <table:table-cell office:value-type="float" office:value="1065155" calcext:value-type="float">
            <text:p>10651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8834" calcext:value-type="float">
            <text:p>2.488834</text:p>
          </table:table-cell>
          <table:table-cell office:value-type="float" office:value="212725" calcext:value-type="float">
            <text:p>212725</text:p>
          </table:table-cell>
          <table:table-cell office:value-type="float" office:value="23.842722" calcext:value-type="float">
            <text:p>23.842722</text:p>
          </table:table-cell>
          <table:table-cell office:value-type="float" office:value="24.073387" calcext:value-type="float">
            <text:p>24.073387</text:p>
          </table:table-cell>
          <table:table-cell office:value-type="float" office:value="0.067966" calcext:value-type="float">
            <text:p>0.067966</text:p>
          </table:table-cell>
          <table:table-cell office:value-type="float" office:value="0.99" calcext:value-type="float">
            <text:p>0.99</text:p>
          </table:table-cell>
          <table:table-cell office:value-type="float" office:value="354.2" calcext:value-type="float">
            <text:p>354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7728" calcext:value-type="float">
            <text:p>227728</text:p>
          </table:table-cell>
          <table:table-cell office:value-type="float" office:value="21560479267" calcext:value-type="float">
            <text:p>21560479267</text:p>
          </table:table-cell>
          <table:table-cell office:value-type="float" office:value="8698378821" calcext:value-type="float">
            <text:p>8698378821</text:p>
          </table:table-cell>
          <table:table-cell office:value-type="float" office:value="238066" calcext:value-type="float">
            <text:p>238066</text:p>
          </table:table-cell>
          <table:table-cell office:value-type="float" office:value="340479014" calcext:value-type="float">
            <text:p>340479014</text:p>
          </table:table-cell>
          <table:table-cell office:value-type="float" office:value="343830132" calcext:value-type="float">
            <text:p>343830132</text:p>
          </table:table-cell>
          <table:table-cell office:value-type="float" office:value="1237399" calcext:value-type="float">
            <text:p>123739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8678" calcext:value-type="float">
            <text:p>2.478678</text:p>
          </table:table-cell>
          <table:table-cell office:value-type="float" office:value="238066" calcext:value-type="float">
            <text:p>238066</text:p>
          </table:table-cell>
          <table:table-cell office:value-type="float" office:value="21.725479" calcext:value-type="float">
            <text:p>21.725479</text:p>
          </table:table-cell>
          <table:table-cell office:value-type="float" office:value="21.939312" calcext:value-type="float">
            <text:p>21.939312</text:p>
          </table:table-cell>
          <table:table-cell office:value-type="float" office:value="0.078957" calcext:value-type="float">
            <text:p>0.078957</text:p>
          </table:table-cell>
          <table:table-cell office:value-type="float" office:value="0.99" calcext:value-type="float">
            <text:p>0.99</text:p>
          </table:table-cell>
          <table:table-cell office:value-type="float" office:value="277.87" calcext:value-type="float">
            <text:p>277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8731" calcext:value-type="float">
            <text:p>228731</text:p>
          </table:table-cell>
          <table:table-cell office:value-type="float" office:value="21854951076" calcext:value-type="float">
            <text:p>21854951076</text:p>
          </table:table-cell>
          <table:table-cell office:value-type="float" office:value="8782431419" calcext:value-type="float">
            <text:p>8782431419</text:p>
          </table:table-cell>
          <table:table-cell office:value-type="float" office:value="207178" calcext:value-type="float">
            <text:p>207178</text:p>
          </table:table-cell>
          <table:table-cell office:value-type="float" office:value="345382917" calcext:value-type="float">
            <text:p>345382917</text:p>
          </table:table-cell>
          <table:table-cell office:value-type="float" office:value="348764436" calcext:value-type="float">
            <text:p>348764436</text:p>
          </table:table-cell>
          <table:table-cell office:value-type="float" office:value="1083311" calcext:value-type="float">
            <text:p>10833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8485" calcext:value-type="float">
            <text:p>2.488485</text:p>
          </table:table-cell>
          <table:table-cell office:value-type="float" office:value="207178" calcext:value-type="float">
            <text:p>207178</text:p>
          </table:table-cell>
          <table:table-cell office:value-type="float" office:value="22.038391" calcext:value-type="float">
            <text:p>22.038391</text:p>
          </table:table-cell>
          <table:table-cell office:value-type="float" office:value="22.254162" calcext:value-type="float">
            <text:p>22.254162</text:p>
          </table:table-cell>
          <table:table-cell office:value-type="float" office:value="0.069125" calcext:value-type="float">
            <text:p>0.069125</text:p>
          </table:table-cell>
          <table:table-cell office:value-type="float" office:value="0.99" calcext:value-type="float">
            <text:p>0.99</text:p>
          </table:table-cell>
          <table:table-cell office:value-type="float" office:value="321.94" calcext:value-type="float">
            <text:p>321.9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9734" calcext:value-type="float">
            <text:p>229734</text:p>
          </table:table-cell>
          <table:table-cell office:value-type="float" office:value="21343381020" calcext:value-type="float">
            <text:p>21343381020</text:p>
          </table:table-cell>
          <table:table-cell office:value-type="float" office:value="8620048290" calcext:value-type="float">
            <text:p>8620048290</text:p>
          </table:table-cell>
          <table:table-cell office:value-type="float" office:value="230121" calcext:value-type="float">
            <text:p>230121</text:p>
          </table:table-cell>
          <table:table-cell office:value-type="float" office:value="336992684" calcext:value-type="float">
            <text:p>336992684</text:p>
          </table:table-cell>
          <table:table-cell office:value-type="float" office:value="340308777" calcext:value-type="float">
            <text:p>340308777</text:p>
          </table:table-cell>
          <table:table-cell office:value-type="float" office:value="1163223" calcext:value-type="float">
            <text:p>11632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6017" calcext:value-type="float">
            <text:p>2.476017</text:p>
          </table:table-cell>
          <table:table-cell office:value-type="float" office:value="230121" calcext:value-type="float">
            <text:p>230121</text:p>
          </table:table-cell>
          <table:table-cell office:value-type="float" office:value="21.503021" calcext:value-type="float">
            <text:p>21.503021</text:p>
          </table:table-cell>
          <table:table-cell office:value-type="float" office:value="21.714617" calcext:value-type="float">
            <text:p>21.714617</text:p>
          </table:table-cell>
          <table:table-cell office:value-type="float" office:value="0.074224" calcext:value-type="float">
            <text:p>0.074224</text:p>
          </table:table-cell>
          <table:table-cell office:value-type="float" office:value="0.99" calcext:value-type="float">
            <text:p>0.99</text:p>
          </table:table-cell>
          <table:table-cell office:value-type="float" office:value="292.56" calcext:value-type="float">
            <text:p>292.5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0737" calcext:value-type="float">
            <text:p>230737</text:p>
          </table:table-cell>
          <table:table-cell office:value-type="float" office:value="23960800507" calcext:value-type="float">
            <text:p>23960800507</text:p>
          </table:table-cell>
          <table:table-cell office:value-type="float" office:value="9646175202" calcext:value-type="float">
            <text:p>9646175202</text:p>
          </table:table-cell>
          <table:table-cell office:value-type="float" office:value="247526" calcext:value-type="float">
            <text:p>247526</text:p>
          </table:table-cell>
          <table:table-cell office:value-type="float" office:value="378468235" calcext:value-type="float">
            <text:p>378468235</text:p>
          </table:table-cell>
          <table:table-cell office:value-type="float" office:value="382133139" calcext:value-type="float">
            <text:p>382133139</text:p>
          </table:table-cell>
          <table:table-cell office:value-type="float" office:value="1232655" calcext:value-type="float">
            <text:p>12326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3969" calcext:value-type="float">
            <text:p>2.483969</text:p>
          </table:table-cell>
          <table:table-cell office:value-type="float" office:value="247526" calcext:value-type="float">
            <text:p>247526</text:p>
          </table:table-cell>
          <table:table-cell office:value-type="float" office:value="24.149517" calcext:value-type="float">
            <text:p>24.149517</text:p>
          </table:table-cell>
          <table:table-cell office:value-type="float" office:value="24.383371" calcext:value-type="float">
            <text:p>24.383371</text:p>
          </table:table-cell>
          <table:table-cell office:value-type="float" office:value="0.078654" calcext:value-type="float">
            <text:p>0.078654</text:p>
          </table:table-cell>
          <table:table-cell office:value-type="float" office:value="0.99" calcext:value-type="float">
            <text:p>0.99</text:p>
          </table:table-cell>
          <table:table-cell office:value-type="float" office:value="310.01" calcext:value-type="float">
            <text:p>310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1739" calcext:value-type="float">
            <text:p>231739</text:p>
          </table:table-cell>
          <table:table-cell office:value-type="float" office:value="21980095116" calcext:value-type="float">
            <text:p>21980095116</text:p>
          </table:table-cell>
          <table:table-cell office:value-type="float" office:value="8830141794" calcext:value-type="float">
            <text:p>8830141794</text:p>
          </table:table-cell>
          <table:table-cell office:value-type="float" office:value="209075" calcext:value-type="float">
            <text:p>209075</text:p>
          </table:table-cell>
          <table:table-cell office:value-type="float" office:value="347379148" calcext:value-type="float">
            <text:p>347379148</text:p>
          </table:table-cell>
          <table:table-cell office:value-type="float" office:value="350782502" calcext:value-type="float">
            <text:p>350782502</text:p>
          </table:table-cell>
          <table:table-cell office:value-type="float" office:value="1109333" calcext:value-type="float">
            <text:p>11093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9212" calcext:value-type="float">
            <text:p>2.489212</text:p>
          </table:table-cell>
          <table:table-cell office:value-type="float" office:value="209075" calcext:value-type="float">
            <text:p>209075</text:p>
          </table:table-cell>
          <table:table-cell office:value-type="float" office:value="22.187889" calcext:value-type="float">
            <text:p>22.187889</text:p>
          </table:table-cell>
          <table:table-cell office:value-type="float" office:value="22.40527" calcext:value-type="float">
            <text:p>22.40527</text:p>
          </table:table-cell>
          <table:table-cell office:value-type="float" office:value="0.070856" calcext:value-type="float">
            <text:p>0.070856</text:p>
          </table:table-cell>
          <table:table-cell office:value-type="float" office:value="0.99" calcext:value-type="float">
            <text:p>0.99</text:p>
          </table:table-cell>
          <table:table-cell office:value-type="float" office:value="316.21" calcext:value-type="float">
            <text:p>316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2742" calcext:value-type="float">
            <text:p>232742</text:p>
          </table:table-cell>
          <table:table-cell office:value-type="float" office:value="21212338654" calcext:value-type="float">
            <text:p>21212338654</text:p>
          </table:table-cell>
          <table:table-cell office:value-type="float" office:value="8566157787" calcext:value-type="float">
            <text:p>8566157787</text:p>
          </table:table-cell>
          <table:table-cell office:value-type="float" office:value="237788" calcext:value-type="float">
            <text:p>237788</text:p>
          </table:table-cell>
          <table:table-cell office:value-type="float" office:value="334925666" calcext:value-type="float">
            <text:p>334925666</text:p>
          </table:table-cell>
          <table:table-cell office:value-type="float" office:value="338214803" calcext:value-type="float">
            <text:p>338214803</text:p>
          </table:table-cell>
          <table:table-cell office:value-type="float" office:value="1230649" calcext:value-type="float">
            <text:p>12306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6295" calcext:value-type="float">
            <text:p>2.476295</text:p>
          </table:table-cell>
          <table:table-cell office:value-type="float" office:value="237788" calcext:value-type="float">
            <text:p>237788</text:p>
          </table:table-cell>
          <table:table-cell office:value-type="float" office:value="21.37113" calcext:value-type="float">
            <text:p>21.37113</text:p>
          </table:table-cell>
          <table:table-cell office:value-type="float" office:value="21.581005" calcext:value-type="float">
            <text:p>21.581005</text:p>
          </table:table-cell>
          <table:table-cell office:value-type="float" office:value="0.078526" calcext:value-type="float">
            <text:p>0.078526</text:p>
          </table:table-cell>
          <table:table-cell office:value-type="float" office:value="0.99" calcext:value-type="float">
            <text:p>0.99</text:p>
          </table:table-cell>
          <table:table-cell office:value-type="float" office:value="274.83" calcext:value-type="float">
            <text:p>274.8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3745" calcext:value-type="float">
            <text:p>233745</text:p>
          </table:table-cell>
          <table:table-cell office:value-type="float" office:value="21497269482" calcext:value-type="float">
            <text:p>21497269482</text:p>
          </table:table-cell>
          <table:table-cell office:value-type="float" office:value="8645688180" calcext:value-type="float">
            <text:p>8645688180</text:p>
          </table:table-cell>
          <table:table-cell office:value-type="float" office:value="237537" calcext:value-type="float">
            <text:p>237537</text:p>
          </table:table-cell>
          <table:table-cell office:value-type="float" office:value="339701906" calcext:value-type="float">
            <text:p>339701906</text:p>
          </table:table-cell>
          <table:table-cell office:value-type="float" office:value="343046392" calcext:value-type="float">
            <text:p>343046392</text:p>
          </table:table-cell>
          <table:table-cell office:value-type="float" office:value="1340587" calcext:value-type="float">
            <text:p>134058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6473" calcext:value-type="float">
            <text:p>2.486473</text:p>
          </table:table-cell>
          <table:table-cell office:value-type="float" office:value="237537" calcext:value-type="float">
            <text:p>237537</text:p>
          </table:table-cell>
          <table:table-cell office:value-type="float" office:value="21.675896" calcext:value-type="float">
            <text:p>21.675896</text:p>
          </table:table-cell>
          <table:table-cell office:value-type="float" office:value="21.889301" calcext:value-type="float">
            <text:p>21.889301</text:p>
          </table:table-cell>
          <table:table-cell office:value-type="float" office:value="0.085541" calcext:value-type="float">
            <text:p>0.085541</text:p>
          </table:table-cell>
          <table:table-cell office:value-type="float" office:value="0.99" calcext:value-type="float">
            <text:p>0.99</text:p>
          </table:table-cell>
          <table:table-cell office:value-type="float" office:value="255.89" calcext:value-type="float">
            <text:p>255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4748" calcext:value-type="float">
            <text:p>234748</text:p>
          </table:table-cell>
          <table:table-cell office:value-type="float" office:value="22375064606" calcext:value-type="float">
            <text:p>22375064606</text:p>
          </table:table-cell>
          <table:table-cell office:value-type="float" office:value="9024677692" calcext:value-type="float">
            <text:p>9024677692</text:p>
          </table:table-cell>
          <table:table-cell office:value-type="float" office:value="227662" calcext:value-type="float">
            <text:p>227662</text:p>
          </table:table-cell>
          <table:table-cell office:value-type="float" office:value="353320085" calcext:value-type="float">
            <text:p>353320085</text:p>
          </table:table-cell>
          <table:table-cell office:value-type="float" office:value="356768099" calcext:value-type="float">
            <text:p>356768099</text:p>
          </table:table-cell>
          <table:table-cell office:value-type="float" office:value="1114017" calcext:value-type="float">
            <text:p>111401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932" calcext:value-type="float">
            <text:p>2.47932</text:p>
          </table:table-cell>
          <table:table-cell office:value-type="float" office:value="227662" calcext:value-type="float">
            <text:p>227662</text:p>
          </table:table-cell>
          <table:table-cell office:value-type="float" office:value="22.544851" calcext:value-type="float">
            <text:p>22.544851</text:p>
          </table:table-cell>
          <table:table-cell office:value-type="float" office:value="22.764864" calcext:value-type="float">
            <text:p>22.764864</text:p>
          </table:table-cell>
          <table:table-cell office:value-type="float" office:value="0.071084" calcext:value-type="float">
            <text:p>0.071084</text:p>
          </table:table-cell>
          <table:table-cell office:value-type="float" office:value="0.99" calcext:value-type="float">
            <text:p>0.99</text:p>
          </table:table-cell>
          <table:table-cell office:value-type="float" office:value="320.25" calcext:value-type="float">
            <text:p>320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5751" calcext:value-type="float">
            <text:p>235751</text:p>
          </table:table-cell>
          <table:table-cell office:value-type="float" office:value="21474671643" calcext:value-type="float">
            <text:p>21474671643</text:p>
          </table:table-cell>
          <table:table-cell office:value-type="float" office:value="8634154551" calcext:value-type="float">
            <text:p>8634154551</text:p>
          </table:table-cell>
          <table:table-cell office:value-type="float" office:value="213534" calcext:value-type="float">
            <text:p>213534</text:p>
          </table:table-cell>
          <table:table-cell office:value-type="float" office:value="339354582" calcext:value-type="float">
            <text:p>339354582</text:p>
          </table:table-cell>
          <table:table-cell office:value-type="float" office:value="342691527" calcext:value-type="float">
            <text:p>342691527</text:p>
          </table:table-cell>
          <table:table-cell office:value-type="float" office:value="1139924" calcext:value-type="float">
            <text:p>11399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7177" calcext:value-type="float">
            <text:p>2.487177</text:p>
          </table:table-cell>
          <table:table-cell office:value-type="float" office:value="213534" calcext:value-type="float">
            <text:p>213534</text:p>
          </table:table-cell>
          <table:table-cell office:value-type="float" office:value="21.653732" calcext:value-type="float">
            <text:p>21.653732</text:p>
          </table:table-cell>
          <table:table-cell office:value-type="float" office:value="21.866657" calcext:value-type="float">
            <text:p>21.866657</text:p>
          </table:table-cell>
          <table:table-cell office:value-type="float" office:value="0.072737" calcext:value-type="float">
            <text:p>0.072737</text:p>
          </table:table-cell>
          <table:table-cell office:value-type="float" office:value="0.99" calcext:value-type="float">
            <text:p>0.99</text:p>
          </table:table-cell>
          <table:table-cell office:value-type="float" office:value="300.63" calcext:value-type="float">
            <text:p>300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6755" calcext:value-type="float">
            <text:p>236755</text:p>
          </table:table-cell>
          <table:table-cell office:value-type="float" office:value="19504131207" calcext:value-type="float">
            <text:p>19504131207</text:p>
          </table:table-cell>
          <table:table-cell office:value-type="float" office:value="7875158139" calcext:value-type="float">
            <text:p>7875158139</text:p>
          </table:table-cell>
          <table:table-cell office:value-type="float" office:value="227152" calcext:value-type="float">
            <text:p>227152</text:p>
          </table:table-cell>
          <table:table-cell office:value-type="float" office:value="308035243" calcext:value-type="float">
            <text:p>308035243</text:p>
          </table:table-cell>
          <table:table-cell office:value-type="float" office:value="311113231" calcext:value-type="float">
            <text:p>311113231</text:p>
          </table:table-cell>
          <table:table-cell office:value-type="float" office:value="1251239" calcext:value-type="float">
            <text:p>12512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6665" calcext:value-type="float">
            <text:p>2.476665</text:p>
          </table:table-cell>
          <table:table-cell office:value-type="float" office:value="227152" calcext:value-type="float">
            <text:p>227152</text:p>
          </table:table-cell>
          <table:table-cell office:value-type="float" office:value="19.635712" calcext:value-type="float">
            <text:p>19.635712</text:p>
          </table:table-cell>
          <table:table-cell office:value-type="float" office:value="19.831919" calcext:value-type="float">
            <text:p>19.831919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99" calcext:value-type="float">
            <text:p>0.99</text:p>
          </table:table-cell>
          <table:table-cell office:value-type="float" office:value="248.64" calcext:value-type="float">
            <text:p>248.6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7759" calcext:value-type="float">
            <text:p>237759</text:p>
          </table:table-cell>
          <table:table-cell office:value-type="float" office:value="595263" calcext:value-type="float">
            <text:p>595263</text:p>
          </table:table-cell>
          <table:table-cell office:value-type="float" office:value="2128642" calcext:value-type="float">
            <text:p>2128642</text:p>
          </table:table-cell>
          <table:table-cell office:value-type="float" office:value="456" calcext:value-type="float">
            <text:p>456</text:p>
          </table:table-cell>
          <table:table-cell office:value-type="float" office:value="17730" calcext:value-type="float">
            <text:p>17730</text:p>
          </table:table-cell>
          <table:table-cell office:value-type="float" office:value="54291" calcext:value-type="float">
            <text:p>54291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79644" calcext:value-type="float">
            <text:p>0.279644</text:p>
          </table:table-cell>
          <table:table-cell office:value-type="float" office:value="456" calcext:value-type="float">
            <text:p>456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3461" calcext:value-type="float">
            <text:p>0.003461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0.33" calcext:value-type="float">
            <text:p>0.33</text:p>
          </table:table-cell>
          <table:table-cell office:value-type="float" office:value="95.25" calcext:value-type="float">
            <text:p>95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8763" calcext:value-type="float">
            <text:p>238763</text:p>
          </table:table-cell>
          <table:table-cell office:value-type="float" office:value="370052" calcext:value-type="float">
            <text:p>370052</text:p>
          </table:table-cell>
          <table:table-cell office:value-type="float" office:value="780078" calcext:value-type="float">
            <text:p>780078</text:p>
          </table:table-cell>
          <table:table-cell office:value-type="float" office:value="176" calcext:value-type="float">
            <text:p>176</text:p>
          </table:table-cell>
          <table:table-cell office:value-type="float" office:value="4746" calcext:value-type="float">
            <text:p>4746</text:p>
          </table:table-cell>
          <table:table-cell office:value-type="float" office:value="13425" calcext:value-type="float">
            <text:p>13425</text:p>
          </table:table-cell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378" calcext:value-type="float">
            <text:p>0.474378</text:p>
          </table:table-cell>
          <table:table-cell office:value-type="float" office:value="176" calcext:value-type="float">
            <text:p>176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5" calcext:value-type="float">
            <text:p>0.35</text:p>
          </table:table-cell>
          <table:table-cell office:value-type="float" office:value="48.82" calcext:value-type="float">
            <text:p>48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9767" calcext:value-type="float">
            <text:p>239767</text:p>
          </table:table-cell>
          <table:table-cell office:value-type="float" office:value="31660919" calcext:value-type="float">
            <text:p>31660919</text:p>
          </table:table-cell>
          <table:table-cell office:value-type="float" office:value="96513227" calcext:value-type="float">
            <text:p>96513227</text:p>
          </table:table-cell>
          <table:table-cell office:value-type="float" office:value="4137" calcext:value-type="float">
            <text:p>4137</text:p>
          </table:table-cell>
          <table:table-cell office:value-type="float" office:value="88002" calcext:value-type="float">
            <text:p>88002</text:p>
          </table:table-cell>
          <table:table-cell office:value-type="float" office:value="183181" calcext:value-type="float">
            <text:p>183181</text:p>
          </table:table-cell>
          <table:table-cell office:value-type="float" office:value="6442" calcext:value-type="float">
            <text:p>644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8047" calcext:value-type="float">
            <text:p>0.328047</text:p>
          </table:table-cell>
          <table:table-cell office:value-type="float" office:value="4137" calcext:value-type="float">
            <text:p>4137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11677" calcext:value-type="float">
            <text:p>0.011677</text:p>
          </table:table-cell>
          <table:table-cell office:value-type="float" office:value="0.000411" calcext:value-type="float">
            <text:p>0.000411</text:p>
          </table:table-cell>
          <table:table-cell office:value-type="float" office:value="0.48" calcext:value-type="float">
            <text:p>0.48</text:p>
          </table:table-cell>
          <table:table-cell office:value-type="float" office:value="28.44" calcext:value-type="float">
            <text:p>28.4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0770" calcext:value-type="float">
            <text:p>240770</text:p>
          </table:table-cell>
          <table:table-cell office:value-type="float" office:value="1510892314" calcext:value-type="float">
            <text:p>1510892314</text:p>
          </table:table-cell>
          <table:table-cell office:value-type="float" office:value="2678773908" calcext:value-type="float">
            <text:p>2678773908</text:p>
          </table:table-cell>
          <table:table-cell office:value-type="float" office:value="3192396" calcext:value-type="float">
            <text:p>3192396</text:p>
          </table:table-cell>
          <table:table-cell office:value-type="float" office:value="39942004" calcext:value-type="float">
            <text:p>39942004</text:p>
          </table:table-cell>
          <table:table-cell office:value-type="float" office:value="36724045" calcext:value-type="float">
            <text:p>36724045</text:p>
          </table:table-cell>
          <table:table-cell office:value-type="float" office:value="30176297" calcext:value-type="float">
            <text:p>3017629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4024" calcext:value-type="float">
            <text:p>0.564024</text:p>
          </table:table-cell>
          <table:table-cell office:value-type="float" office:value="3192396" calcext:value-type="float">
            <text:p>3192396</text:p>
          </table:table-cell>
          <table:table-cell office:value-type="float" office:value="2.548642" calcext:value-type="float">
            <text:p>2.548642</text:p>
          </table:table-cell>
          <table:table-cell office:value-type="float" office:value="2.343309" calcext:value-type="float">
            <text:p>2.343309</text:p>
          </table:table-cell>
          <table:table-cell office:value-type="float" office:value="1.925506" calcext:value-type="float">
            <text:p>1.925506</text:p>
          </table:table-cell>
          <table:table-cell office:value-type="float" office:value="1.09" calcext:value-type="float">
            <text:p>1.0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1773" calcext:value-type="float">
            <text:p>241773</text:p>
          </table:table-cell>
          <table:table-cell office:value-type="float" office:value="1625045202" calcext:value-type="float">
            <text:p>1625045202</text:p>
          </table:table-cell>
          <table:table-cell office:value-type="float" office:value="2816773941" calcext:value-type="float">
            <text:p>2816773941</text:p>
          </table:table-cell>
          <table:table-cell office:value-type="float" office:value="3431201" calcext:value-type="float">
            <text:p>3431201</text:p>
          </table:table-cell>
          <table:table-cell office:value-type="float" office:value="43742017" calcext:value-type="float">
            <text:p>43742017</text:p>
          </table:table-cell>
          <table:table-cell office:value-type="float" office:value="40152003" calcext:value-type="float">
            <text:p>40152003</text:p>
          </table:table-cell>
          <table:table-cell office:value-type="float" office:value="33019136" calcext:value-type="float">
            <text:p>330191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6917" calcext:value-type="float">
            <text:p>0.576917</text:p>
          </table:table-cell>
          <table:table-cell office:value-type="float" office:value="3431201" calcext:value-type="float">
            <text:p>3431201</text:p>
          </table:table-cell>
          <table:table-cell office:value-type="float" office:value="2.791116" calcext:value-type="float">
            <text:p>2.791116</text:p>
          </table:table-cell>
          <table:table-cell office:value-type="float" office:value="2.562042" calcext:value-type="float">
            <text:p>2.562042</text:p>
          </table:table-cell>
          <table:table-cell office:value-type="float" office:value="2.106904" calcext:value-type="float">
            <text:p>2.106904</text:p>
          </table:table-cell>
          <table:table-cell office:value-type="float" office:value="1.09" calcext:value-type="float">
            <text:p>1.0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2777" calcext:value-type="float">
            <text:p>242777</text:p>
          </table:table-cell>
          <table:table-cell office:value-type="float" office:value="1579847823" calcext:value-type="float">
            <text:p>1579847823</text:p>
          </table:table-cell>
          <table:table-cell office:value-type="float" office:value="2783265405" calcext:value-type="float">
            <text:p>2783265405</text:p>
          </table:table-cell>
          <table:table-cell office:value-type="float" office:value="3294813" calcext:value-type="float">
            <text:p>3294813</text:p>
          </table:table-cell>
          <table:table-cell office:value-type="float" office:value="42171400" calcext:value-type="float">
            <text:p>42171400</text:p>
          </table:table-cell>
          <table:table-cell office:value-type="float" office:value="39060986" calcext:value-type="float">
            <text:p>39060986</text:p>
          </table:table-cell>
          <table:table-cell office:value-type="float" office:value="32171636" calcext:value-type="float">
            <text:p>321716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7624" calcext:value-type="float">
            <text:p>0.567624</text:p>
          </table:table-cell>
          <table:table-cell office:value-type="float" office:value="3294813" calcext:value-type="float">
            <text:p>3294813</text:p>
          </table:table-cell>
          <table:table-cell office:value-type="float" office:value="2.688217" calcext:value-type="float">
            <text:p>2.688217</text:p>
          </table:table-cell>
          <table:table-cell office:value-type="float" office:value="2.489943" calcext:value-type="float">
            <text:p>2.489943</text:p>
          </table:table-cell>
          <table:table-cell office:value-type="float" office:value="2.050781" calcext:value-type="float">
            <text:p>2.050781</text:p>
          </table:table-cell>
          <table:table-cell office:value-type="float" office:value="1.08" calcext:value-type="float">
            <text:p>1.0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3780" calcext:value-type="float">
            <text:p>243780</text:p>
          </table:table-cell>
          <table:table-cell office:value-type="float" office:value="1579937859" calcext:value-type="float">
            <text:p>1579937859</text:p>
          </table:table-cell>
          <table:table-cell office:value-type="float" office:value="2777032641" calcext:value-type="float">
            <text:p>2777032641</text:p>
          </table:table-cell>
          <table:table-cell office:value-type="float" office:value="3338729" calcext:value-type="float">
            <text:p>3338729</text:p>
          </table:table-cell>
          <table:table-cell office:value-type="float" office:value="43232684" calcext:value-type="float">
            <text:p>43232684</text:p>
          </table:table-cell>
          <table:table-cell office:value-type="float" office:value="39574111" calcext:value-type="float">
            <text:p>39574111</text:p>
          </table:table-cell>
          <table:table-cell office:value-type="float" office:value="32752894" calcext:value-type="float">
            <text:p>3275289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893" calcext:value-type="float">
            <text:p>0.56893</text:p>
          </table:table-cell>
          <table:table-cell office:value-type="float" office:value="3338729" calcext:value-type="float">
            <text:p>3338729</text:p>
          </table:table-cell>
          <table:table-cell office:value-type="float" office:value="2.758616" calcext:value-type="float">
            <text:p>2.758616</text:p>
          </table:table-cell>
          <table:table-cell office:value-type="float" office:value="2.525168" calcext:value-type="float">
            <text:p>2.525168</text:p>
          </table:table-cell>
          <table:table-cell office:value-type="float" office:value="2.089916" calcext:value-type="float">
            <text:p>2.089916</text:p>
          </table:table-cell>
          <table:table-cell office:value-type="float" office:value="1.09" calcext:value-type="float">
            <text:p>1.09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4784" calcext:value-type="float">
            <text:p>244784</text:p>
          </table:table-cell>
          <table:table-cell office:value-type="float" office:value="1624139965" calcext:value-type="float">
            <text:p>1624139965</text:p>
          </table:table-cell>
          <table:table-cell office:value-type="float" office:value="2814748807" calcext:value-type="float">
            <text:p>2814748807</text:p>
          </table:table-cell>
          <table:table-cell office:value-type="float" office:value="3437466" calcext:value-type="float">
            <text:p>3437466</text:p>
          </table:table-cell>
          <table:table-cell office:value-type="float" office:value="43851943" calcext:value-type="float">
            <text:p>43851943</text:p>
          </table:table-cell>
          <table:table-cell office:value-type="float" office:value="40309770" calcext:value-type="float">
            <text:p>40309770</text:p>
          </table:table-cell>
          <table:table-cell office:value-type="float" office:value="33075940" calcext:value-type="float">
            <text:p>330759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7011" calcext:value-type="float">
            <text:p>0.577011</text:p>
          </table:table-cell>
          <table:table-cell office:value-type="float" office:value="3437466" calcext:value-type="float">
            <text:p>3437466</text:p>
          </table:table-cell>
          <table:table-cell office:value-type="float" office:value="2.795343" calcext:value-type="float">
            <text:p>2.795343</text:p>
          </table:table-cell>
          <table:table-cell office:value-type="float" office:value="2.569547" calcext:value-type="float">
            <text:p>2.569547</text:p>
          </table:table-cell>
          <table:table-cell office:value-type="float" office:value="2.108427" calcext:value-type="float">
            <text:p>2.108427</text:p>
          </table:table-cell>
          <table:table-cell office:value-type="float" office:value="1.09" calcext:value-type="float">
            <text:p>1.0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5787" calcext:value-type="float">
            <text:p>245787</text:p>
          </table:table-cell>
          <table:table-cell office:value-type="float" office:value="1633816583" calcext:value-type="float">
            <text:p>1633816583</text:p>
          </table:table-cell>
          <table:table-cell office:value-type="float" office:value="2843668228" calcext:value-type="float">
            <text:p>2843668228</text:p>
          </table:table-cell>
          <table:table-cell office:value-type="float" office:value="3425301" calcext:value-type="float">
            <text:p>3425301</text:p>
          </table:table-cell>
          <table:table-cell office:value-type="float" office:value="43503263" calcext:value-type="float">
            <text:p>43503263</text:p>
          </table:table-cell>
          <table:table-cell office:value-type="float" office:value="39886744" calcext:value-type="float">
            <text:p>39886744</text:p>
          </table:table-cell>
          <table:table-cell office:value-type="float" office:value="32817268" calcext:value-type="float">
            <text:p>3281726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4545" calcext:value-type="float">
            <text:p>0.574545</text:p>
          </table:table-cell>
          <table:table-cell office:value-type="float" office:value="3425301" calcext:value-type="float">
            <text:p>3425301</text:p>
          </table:table-cell>
          <table:table-cell office:value-type="float" office:value="2.775881" calcext:value-type="float">
            <text:p>2.775881</text:p>
          </table:table-cell>
          <table:table-cell office:value-type="float" office:value="2.545116" calcext:value-type="float">
            <text:p>2.545116</text:p>
          </table:table-cell>
          <table:table-cell office:value-type="float" office:value="2.094023" calcext:value-type="float">
            <text:p>2.094023</text:p>
          </table:table-cell>
          <table:table-cell office:value-type="float" office:value="1.09" calcext:value-type="float">
            <text:p>1.0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6790" calcext:value-type="float">
            <text:p>246790</text:p>
          </table:table-cell>
          <table:table-cell office:value-type="float" office:value="1618328694" calcext:value-type="float">
            <text:p>1618328694</text:p>
          </table:table-cell>
          <table:table-cell office:value-type="float" office:value="2802829102" calcext:value-type="float">
            <text:p>2802829102</text:p>
          </table:table-cell>
          <table:table-cell office:value-type="float" office:value="3436507" calcext:value-type="float">
            <text:p>3436507</text:p>
          </table:table-cell>
          <table:table-cell office:value-type="float" office:value="43860520" calcext:value-type="float">
            <text:p>43860520</text:p>
          </table:table-cell>
          <table:table-cell office:value-type="float" office:value="40325057" calcext:value-type="float">
            <text:p>40325057</text:p>
          </table:table-cell>
          <table:table-cell office:value-type="float" office:value="33113843" calcext:value-type="float">
            <text:p>3311384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7391" calcext:value-type="float">
            <text:p>0.577391</text:p>
          </table:table-cell>
          <table:table-cell office:value-type="float" office:value="3436507" calcext:value-type="float">
            <text:p>3436507</text:p>
          </table:table-cell>
          <table:table-cell office:value-type="float" office:value="2.798677" calcext:value-type="float">
            <text:p>2.798677</text:p>
          </table:table-cell>
          <table:table-cell office:value-type="float" office:value="2.573084" calcext:value-type="float">
            <text:p>2.573084</text:p>
          </table:table-cell>
          <table:table-cell office:value-type="float" office:value="2.112947" calcext:value-type="float">
            <text:p>2.112947</text:p>
          </table:table-cell>
          <table:table-cell office:value-type="float" office:value="1.09" calcext:value-type="float">
            <text:p>1.09</text:p>
          </table:table-cell>
          <table:table-cell office:value-type="float" office:value="1.22" calcext:value-type="float">
            <text:p>1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7793" calcext:value-type="float">
            <text:p>247793</text:p>
          </table:table-cell>
          <table:table-cell office:value-type="float" office:value="1545966165" calcext:value-type="float">
            <text:p>1545966165</text:p>
          </table:table-cell>
          <table:table-cell office:value-type="float" office:value="2750851379" calcext:value-type="float">
            <text:p>2750851379</text:p>
          </table:table-cell>
          <table:table-cell office:value-type="float" office:value="3239015" calcext:value-type="float">
            <text:p>3239015</text:p>
          </table:table-cell>
          <table:table-cell office:value-type="float" office:value="42080541" calcext:value-type="float">
            <text:p>42080541</text:p>
          </table:table-cell>
          <table:table-cell office:value-type="float" office:value="38860944" calcext:value-type="float">
            <text:p>38860944</text:p>
          </table:table-cell>
          <table:table-cell office:value-type="float" office:value="32220044" calcext:value-type="float">
            <text:p>3222004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1996" calcext:value-type="float">
            <text:p>0.561996</text:p>
          </table:table-cell>
          <table:table-cell office:value-type="float" office:value="3239015" calcext:value-type="float">
            <text:p>3239015</text:p>
          </table:table-cell>
          <table:table-cell office:value-type="float" office:value="2.685099" calcext:value-type="float">
            <text:p>2.685099</text:p>
          </table:table-cell>
          <table:table-cell office:value-type="float" office:value="2.479661" calcext:value-type="float">
            <text:p>2.479661</text:p>
          </table:table-cell>
          <table:table-cell office:value-type="float" office:value="2.055915" calcext:value-type="float">
            <text:p>2.055915</text:p>
          </table:table-cell>
          <table:table-cell office:value-type="float" office:value="1.08" calcext:value-type="float">
            <text:p>1.08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8796" calcext:value-type="float">
            <text:p>248796</text:p>
          </table:table-cell>
          <table:table-cell office:value-type="float" office:value="687177772" calcext:value-type="float">
            <text:p>687177772</text:p>
          </table:table-cell>
          <table:table-cell office:value-type="float" office:value="1137965048" calcext:value-type="float">
            <text:p>1137965048</text:p>
          </table:table-cell>
          <table:table-cell office:value-type="float" office:value="1467685" calcext:value-type="float">
            <text:p>1467685</text:p>
          </table:table-cell>
          <table:table-cell office:value-type="float" office:value="18322627" calcext:value-type="float">
            <text:p>18322627</text:p>
          </table:table-cell>
          <table:table-cell office:value-type="float" office:value="16779335" calcext:value-type="float">
            <text:p>16779335</text:p>
          </table:table-cell>
          <table:table-cell office:value-type="float" office:value="13462180" calcext:value-type="float">
            <text:p>13462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03865" calcext:value-type="float">
            <text:p>0.603865</text:p>
          </table:table-cell>
          <table:table-cell office:value-type="float" office:value="1467685" calcext:value-type="float">
            <text:p>1467685</text:p>
          </table:table-cell>
          <table:table-cell office:value-type="float" office:value="1.169141" calcext:value-type="float">
            <text:p>1.169141</text:p>
          </table:table-cell>
          <table:table-cell office:value-type="float" office:value="1.070665" calcext:value-type="float">
            <text:p>1.070665</text:p>
          </table:table-cell>
          <table:table-cell office:value-type="float" office:value="0.859003" calcext:value-type="float">
            <text:p>0.859003</text:p>
          </table:table-cell>
          <table:table-cell office:value-type="float" office:value="1.09" calcext:value-type="float">
            <text:p>1.09</text:p>
          </table:table-cell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9800" calcext:value-type="float">
            <text:p>249800</text:p>
          </table:table-cell>
          <table:table-cell office:value-type="float" office:value="235720" calcext:value-type="float">
            <text:p>235720</text:p>
          </table:table-cell>
          <table:table-cell office:value-type="float" office:value="708698" calcext:value-type="float">
            <text:p>708698</text:p>
          </table:table-cell>
          <table:table-cell office:value-type="float" office:value="99" calcext:value-type="float">
            <text:p>99</text:p>
          </table:table-cell>
          <table:table-cell office:value-type="float" office:value="5604" calcext:value-type="float">
            <text:p>5604</text:p>
          </table:table-cell>
          <table:table-cell office:value-type="float" office:value="17885" calcext:value-type="float">
            <text:p>17885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261" calcext:value-type="float">
            <text:p>0.33261</text:p>
          </table:table-cell>
          <table:table-cell office:value-type="float" office:value="99" calcext:value-type="float">
            <text:p>99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1" calcext:value-type="float">
            <text:p>0.31</text:p>
          </table:table-cell>
          <table:table-cell office:value-type="float" office:value="124.2" calcext:value-type="float">
            <text:p>124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0804" calcext:value-type="float">
            <text:p>250804</text:p>
          </table:table-cell>
          <table:table-cell office:value-type="float" office:value="361033" calcext:value-type="float">
            <text:p>361033</text:p>
          </table:table-cell>
          <table:table-cell office:value-type="float" office:value="685010" calcext:value-type="float">
            <text:p>685010</text:p>
          </table:table-cell>
          <table:table-cell office:value-type="float" office:value="88" calcext:value-type="float">
            <text:p>88</text:p>
          </table:table-cell>
          <table:table-cell office:value-type="float" office:value="4879" calcext:value-type="float">
            <text:p>4879</text:p>
          </table:table-cell>
          <table:table-cell office:value-type="float" office:value="13705" calcext:value-type="float">
            <text:p>1370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7048" calcext:value-type="float">
            <text:p>0.527048</text:p>
          </table:table-cell>
          <table:table-cell office:value-type="float" office:value="88" calcext:value-type="float">
            <text:p>88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6" calcext:value-type="float">
            <text:p>0.36</text:p>
          </table:table-cell>
          <table:table-cell office:value-type="float" office:value="97.89" calcext:value-type="float">
            <text:p>97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1807" calcext:value-type="float">
            <text:p>251807</text:p>
          </table:table-cell>
          <table:table-cell office:value-type="float" office:value="11791128812" calcext:value-type="float">
            <text:p>11791128812</text:p>
          </table:table-cell>
          <table:table-cell office:value-type="float" office:value="5019836001" calcext:value-type="float">
            <text:p>5019836001</text:p>
          </table:table-cell>
          <table:table-cell office:value-type="float" office:value="244001" calcext:value-type="float">
            <text:p>244001</text:p>
          </table:table-cell>
          <table:table-cell office:value-type="float" office:value="194710271" calcext:value-type="float">
            <text:p>194710271</text:p>
          </table:table-cell>
          <table:table-cell office:value-type="float" office:value="241604329" calcext:value-type="float">
            <text:p>241604329</text:p>
          </table:table-cell>
          <table:table-cell office:value-type="float" office:value="1442604" calcext:value-type="float">
            <text:p>14426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48907" calcext:value-type="float">
            <text:p>2.348907</text:p>
          </table:table-cell>
          <table:table-cell office:value-type="float" office:value="244001" calcext:value-type="float">
            <text:p>244001</text:p>
          </table:table-cell>
          <table:table-cell office:value-type="float" office:value="12.424185" calcext:value-type="float">
            <text:p>12.424185</text:p>
          </table:table-cell>
          <table:table-cell office:value-type="float" office:value="15.416429" calcext:value-type="float">
            <text:p>15.416429</text:p>
          </table:table-cell>
          <table:table-cell office:value-type="float" office:value="0.092051" calcext:value-type="float">
            <text:p>0.092051</text:p>
          </table:table-cell>
          <table:table-cell office:value-type="float" office:value="0.81" calcext:value-type="float">
            <text:p>0.81</text:p>
          </table:table-cell>
          <table:table-cell office:value-type="float" office:value="167.48" calcext:value-type="float">
            <text:p>167.4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2809" calcext:value-type="float">
            <text:p>252809</text:p>
          </table:table-cell>
          <table:table-cell office:value-type="float" office:value="20758359821" calcext:value-type="float">
            <text:p>20758359821</text:p>
          </table:table-cell>
          <table:table-cell office:value-type="float" office:value="8773395525" calcext:value-type="float">
            <text:p>8773395525</text:p>
          </table:table-cell>
          <table:table-cell office:value-type="float" office:value="217964" calcext:value-type="float">
            <text:p>217964</text:p>
          </table:table-cell>
          <table:table-cell office:value-type="float" office:value="341747840" calcext:value-type="float">
            <text:p>341747840</text:p>
          </table:table-cell>
          <table:table-cell office:value-type="float" office:value="418879486" calcext:value-type="float">
            <text:p>418879486</text:p>
          </table:table-cell>
          <table:table-cell office:value-type="float" office:value="1532240" calcext:value-type="float">
            <text:p>153224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6058" calcext:value-type="float">
            <text:p>2.366058</text:p>
          </table:table-cell>
          <table:table-cell office:value-type="float" office:value="217964" calcext:value-type="float">
            <text:p>217964</text:p>
          </table:table-cell>
          <table:table-cell office:value-type="float" office:value="21.828205" calcext:value-type="float">
            <text:p>21.828205</text:p>
          </table:table-cell>
          <table:table-cell office:value-type="float" office:value="26.754778" calcext:value-type="float">
            <text:p>26.754778</text:p>
          </table:table-cell>
          <table:table-cell office:value-type="float" office:value="0.097868" calcext:value-type="float">
            <text:p>0.097868</text:p>
          </table:table-cell>
          <table:table-cell office:value-type="float" office:value="0.82" calcext:value-type="float">
            <text:p>0.82</text:p>
          </table:table-cell>
          <table:table-cell office:value-type="float" office:value="273.38" calcext:value-type="float">
            <text:p>273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3812" calcext:value-type="float">
            <text:p>253812</text:p>
          </table:table-cell>
          <table:table-cell office:value-type="float" office:value="21049449821" calcext:value-type="float">
            <text:p>21049449821</text:p>
          </table:table-cell>
          <table:table-cell office:value-type="float" office:value="8884875833" calcext:value-type="float">
            <text:p>8884875833</text:p>
          </table:table-cell>
          <table:table-cell office:value-type="float" office:value="195084" calcext:value-type="float">
            <text:p>195084</text:p>
          </table:table-cell>
          <table:table-cell office:value-type="float" office:value="346430816" calcext:value-type="float">
            <text:p>346430816</text:p>
          </table:table-cell>
          <table:table-cell office:value-type="float" office:value="424131340" calcext:value-type="float">
            <text:p>424131340</text:p>
          </table:table-cell>
          <table:table-cell office:value-type="float" office:value="1412772" calcext:value-type="float">
            <text:p>141277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9133" calcext:value-type="float">
            <text:p>2.369133</text:p>
          </table:table-cell>
          <table:table-cell office:value-type="float" office:value="195084" calcext:value-type="float">
            <text:p>195084</text:p>
          </table:table-cell>
          <table:table-cell office:value-type="float" office:value="22.105257" calcext:value-type="float">
            <text:p>22.105257</text:p>
          </table:table-cell>
          <table:table-cell office:value-type="float" office:value="27.063215" calcext:value-type="float">
            <text:p>27.063215</text:p>
          </table:table-cell>
          <table:table-cell office:value-type="float" office:value="0.090147" calcext:value-type="float">
            <text:p>0.090147</text:p>
          </table:table-cell>
          <table:table-cell office:value-type="float" office:value="0.82" calcext:value-type="float">
            <text:p>0.82</text:p>
          </table:table-cell>
          <table:table-cell office:value-type="float" office:value="300.21" calcext:value-type="float">
            <text:p>300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4815" calcext:value-type="float">
            <text:p>254815</text:p>
          </table:table-cell>
          <table:table-cell office:value-type="float" office:value="21023200563" calcext:value-type="float">
            <text:p>21023200563</text:p>
          </table:table-cell>
          <table:table-cell office:value-type="float" office:value="8868128726" calcext:value-type="float">
            <text:p>8868128726</text:p>
          </table:table-cell>
          <table:table-cell office:value-type="float" office:value="204774" calcext:value-type="float">
            <text:p>204774</text:p>
          </table:table-cell>
          <table:table-cell office:value-type="float" office:value="345974369" calcext:value-type="float">
            <text:p>345974369</text:p>
          </table:table-cell>
          <table:table-cell office:value-type="float" office:value="424970209" calcext:value-type="float">
            <text:p>424970209</text:p>
          </table:table-cell>
          <table:table-cell office:value-type="float" office:value="1490840" calcext:value-type="float">
            <text:p>149084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70647" calcext:value-type="float">
            <text:p>2.370647</text:p>
          </table:table-cell>
          <table:table-cell office:value-type="float" office:value="204774" calcext:value-type="float">
            <text:p>204774</text:p>
          </table:table-cell>
          <table:table-cell office:value-type="float" office:value="22.076132" calcext:value-type="float">
            <text:p>22.076132</text:p>
          </table:table-cell>
          <table:table-cell office:value-type="float" office:value="27.116743" calcext:value-type="float">
            <text:p>27.116743</text:p>
          </table:table-cell>
          <table:table-cell office:value-type="float" office:value="0.095128" calcext:value-type="float">
            <text:p>0.095128</text:p>
          </table:table-cell>
          <table:table-cell office:value-type="float" office:value="0.81" calcext:value-type="float">
            <text:p>0.81</text:p>
          </table:table-cell>
          <table:table-cell office:value-type="float" office:value="285.05" calcext:value-type="float">
            <text:p>285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5817" calcext:value-type="float">
            <text:p>255817</text:p>
          </table:table-cell>
          <table:table-cell office:value-type="float" office:value="21570386620" calcext:value-type="float">
            <text:p>21570386620</text:p>
          </table:table-cell>
          <table:table-cell office:value-type="float" office:value="9102313845" calcext:value-type="float">
            <text:p>9102313845</text:p>
          </table:table-cell>
          <table:table-cell office:value-type="float" office:value="238375" calcext:value-type="float">
            <text:p>238375</text:p>
          </table:table-cell>
          <table:table-cell office:value-type="float" office:value="354889777" calcext:value-type="float">
            <text:p>354889777</text:p>
          </table:table-cell>
          <table:table-cell office:value-type="float" office:value="435016095" calcext:value-type="float">
            <text:p>435016095</text:p>
          </table:table-cell>
          <table:table-cell office:value-type="float" office:value="1704998" calcext:value-type="float">
            <text:p>170499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977" calcext:value-type="float">
            <text:p>2.36977</text:p>
          </table:table-cell>
          <table:table-cell office:value-type="float" office:value="238375" calcext:value-type="float">
            <text:p>238375</text:p>
          </table:table-cell>
          <table:table-cell office:value-type="float" office:value="22.667612" calcext:value-type="float">
            <text:p>22.667612</text:p>
          </table:table-cell>
          <table:table-cell office:value-type="float" office:value="27.78546" calcext:value-type="float">
            <text:p>27.78546</text:p>
          </table:table-cell>
          <table:table-cell office:value-type="float" office:value="0.108902" calcext:value-type="float">
            <text:p>0.108902</text:p>
          </table:table-cell>
          <table:table-cell office:value-type="float" office:value="0.82" calcext:value-type="float">
            <text:p>0.82</text:p>
          </table:table-cell>
          <table:table-cell office:value-type="float" office:value="255.14" calcext:value-type="float">
            <text:p>255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6820" calcext:value-type="float">
            <text:p>256820</text:p>
          </table:table-cell>
          <table:table-cell office:value-type="float" office:value="21462904942" calcext:value-type="float">
            <text:p>21462904942</text:p>
          </table:table-cell>
          <table:table-cell office:value-type="float" office:value="9053162327" calcext:value-type="float">
            <text:p>9053162327</text:p>
          </table:table-cell>
          <table:table-cell office:value-type="float" office:value="208315" calcext:value-type="float">
            <text:p>208315</text:p>
          </table:table-cell>
          <table:table-cell office:value-type="float" office:value="353077155" calcext:value-type="float">
            <text:p>353077155</text:p>
          </table:table-cell>
          <table:table-cell office:value-type="float" office:value="432174260" calcext:value-type="float">
            <text:p>432174260</text:p>
          </table:table-cell>
          <table:table-cell office:value-type="float" office:value="1488466" calcext:value-type="float">
            <text:p>148846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70763" calcext:value-type="float">
            <text:p>2.370763</text:p>
          </table:table-cell>
          <table:table-cell office:value-type="float" office:value="208315" calcext:value-type="float">
            <text:p>208315</text:p>
          </table:table-cell>
          <table:table-cell office:value-type="float" office:value="22.52935" calcext:value-type="float">
            <text:p>22.52935</text:p>
          </table:table-cell>
          <table:table-cell office:value-type="float" office:value="27.576424" calcext:value-type="float">
            <text:p>27.576424</text:p>
          </table:table-cell>
          <table:table-cell office:value-type="float" office:value="0.094977" calcext:value-type="float">
            <text:p>0.094977</text:p>
          </table:table-cell>
          <table:table-cell office:value-type="float" office:value="0.82" calcext:value-type="float">
            <text:p>0.82</text:p>
          </table:table-cell>
          <table:table-cell office:value-type="float" office:value="290.35" calcext:value-type="float">
            <text:p>290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7823" calcext:value-type="float">
            <text:p>257823</text:p>
          </table:table-cell>
          <table:table-cell office:value-type="float" office:value="21247722581" calcext:value-type="float">
            <text:p>21247722581</text:p>
          </table:table-cell>
          <table:table-cell office:value-type="float" office:value="8938380848" calcext:value-type="float">
            <text:p>8938380848</text:p>
          </table:table-cell>
          <table:table-cell office:value-type="float" office:value="208532" calcext:value-type="float">
            <text:p>208532</text:p>
          </table:table-cell>
          <table:table-cell office:value-type="float" office:value="349183836" calcext:value-type="float">
            <text:p>349183836</text:p>
          </table:table-cell>
          <table:table-cell office:value-type="float" office:value="424500642" calcext:value-type="float">
            <text:p>424500642</text:p>
          </table:table-cell>
          <table:table-cell office:value-type="float" office:value="1518282" calcext:value-type="float">
            <text:p>151828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77133" calcext:value-type="float">
            <text:p>2.377133</text:p>
          </table:table-cell>
          <table:table-cell office:value-type="float" office:value="208532" calcext:value-type="float">
            <text:p>208532</text:p>
          </table:table-cell>
          <table:table-cell office:value-type="float" office:value="22.280924" calcext:value-type="float">
            <text:p>22.280924</text:p>
          </table:table-cell>
          <table:table-cell office:value-type="float" office:value="27.086781" calcext:value-type="float">
            <text:p>27.086781</text:p>
          </table:table-cell>
          <table:table-cell office:value-type="float" office:value="0.096879" calcext:value-type="float">
            <text:p>0.096879</text:p>
          </table:table-cell>
          <table:table-cell office:value-type="float" office:value="0.82" calcext:value-type="float">
            <text:p>0.82</text:p>
          </table:table-cell>
          <table:table-cell office:value-type="float" office:value="279.59" calcext:value-type="float">
            <text:p>279.5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8825" calcext:value-type="float">
            <text:p>258825</text:p>
          </table:table-cell>
          <table:table-cell office:value-type="float" office:value="21043389146" calcext:value-type="float">
            <text:p>21043389146</text:p>
          </table:table-cell>
          <table:table-cell office:value-type="float" office:value="8859058848" calcext:value-type="float">
            <text:p>8859058848</text:p>
          </table:table-cell>
          <table:table-cell office:value-type="float" office:value="211167" calcext:value-type="float">
            <text:p>211167</text:p>
          </table:table-cell>
          <table:table-cell office:value-type="float" office:value="346570283" calcext:value-type="float">
            <text:p>346570283</text:p>
          </table:table-cell>
          <table:table-cell office:value-type="float" office:value="426789740" calcext:value-type="float">
            <text:p>426789740</text:p>
          </table:table-cell>
          <table:table-cell office:value-type="float" office:value="1468528" calcext:value-type="float">
            <text:p>14685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75352" calcext:value-type="float">
            <text:p>2.375352</text:p>
          </table:table-cell>
          <table:table-cell office:value-type="float" office:value="211167" calcext:value-type="float">
            <text:p>211167</text:p>
          </table:table-cell>
          <table:table-cell office:value-type="float" office:value="22.136225" calcext:value-type="float">
            <text:p>22.136225</text:p>
          </table:table-cell>
          <table:table-cell office:value-type="float" office:value="27.260023" calcext:value-type="float">
            <text:p>27.260023</text:p>
          </table:table-cell>
          <table:table-cell office:value-type="float" office:value="0.093798" calcext:value-type="float">
            <text:p>0.093798</text:p>
          </table:table-cell>
          <table:table-cell office:value-type="float" office:value="0.81" calcext:value-type="float">
            <text:p>0.81</text:p>
          </table:table-cell>
          <table:table-cell office:value-type="float" office:value="290.62" calcext:value-type="float">
            <text:p>290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9828" calcext:value-type="float">
            <text:p>259828</text:p>
          </table:table-cell>
          <table:table-cell office:value-type="float" office:value="20937913634" calcext:value-type="float">
            <text:p>20937913634</text:p>
          </table:table-cell>
          <table:table-cell office:value-type="float" office:value="8856104463" calcext:value-type="float">
            <text:p>8856104463</text:p>
          </table:table-cell>
          <table:table-cell office:value-type="float" office:value="229826" calcext:value-type="float">
            <text:p>229826</text:p>
          </table:table-cell>
          <table:table-cell office:value-type="float" office:value="344670220" calcext:value-type="float">
            <text:p>344670220</text:p>
          </table:table-cell>
          <table:table-cell office:value-type="float" office:value="423545861" calcext:value-type="float">
            <text:p>423545861</text:p>
          </table:table-cell>
          <table:table-cell office:value-type="float" office:value="1638492" calcext:value-type="float">
            <text:p>163849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4235" calcext:value-type="float">
            <text:p>2.364235</text:p>
          </table:table-cell>
          <table:table-cell office:value-type="float" office:value="229826" calcext:value-type="float">
            <text:p>229826</text:p>
          </table:table-cell>
          <table:table-cell office:value-type="float" office:value="21.992914" calcext:value-type="float">
            <text:p>21.992914</text:p>
          </table:table-cell>
          <table:table-cell office:value-type="float" office:value="27.025858" calcext:value-type="float">
            <text:p>27.025858</text:p>
          </table:table-cell>
          <table:table-cell office:value-type="float" office:value="0.10455" calcext:value-type="float">
            <text:p>0.10455</text:p>
          </table:table-cell>
          <table:table-cell office:value-type="float" office:value="0.81" calcext:value-type="float">
            <text:p>0.81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0831" calcext:value-type="float">
            <text:p>260831</text:p>
          </table:table-cell>
          <table:table-cell office:value-type="float" office:value="20906194795" calcext:value-type="float">
            <text:p>20906194795</text:p>
          </table:table-cell>
          <table:table-cell office:value-type="float" office:value="8830487991" calcext:value-type="float">
            <text:p>8830487991</text:p>
          </table:table-cell>
          <table:table-cell office:value-type="float" office:value="253125" calcext:value-type="float">
            <text:p>253125</text:p>
          </table:table-cell>
          <table:table-cell office:value-type="float" office:value="344170824" calcext:value-type="float">
            <text:p>344170824</text:p>
          </table:table-cell>
          <table:table-cell office:value-type="float" office:value="421666474" calcext:value-type="float">
            <text:p>421666474</text:p>
          </table:table-cell>
          <table:table-cell office:value-type="float" office:value="1830002" calcext:value-type="float">
            <text:p>18300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7502" calcext:value-type="float">
            <text:p>2.367502</text:p>
          </table:table-cell>
          <table:table-cell office:value-type="float" office:value="253125" calcext:value-type="float">
            <text:p>253125</text:p>
          </table:table-cell>
          <table:table-cell office:value-type="float" office:value="21.961048" calcext:value-type="float">
            <text:p>21.961048</text:p>
          </table:table-cell>
          <table:table-cell office:value-type="float" office:value="26.905935" calcext:value-type="float">
            <text:p>26.905935</text:p>
          </table:table-cell>
          <table:table-cell office:value-type="float" office:value="0.11677" calcext:value-type="float">
            <text:p>0.11677</text:p>
          </table:table-cell>
          <table:table-cell office:value-type="float" office:value="0.82" calcext:value-type="float">
            <text:p>0.82</text:p>
          </table:table-cell>
          <table:table-cell office:value-type="float" office:value="230.42" calcext:value-type="float">
            <text:p>230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1834" calcext:value-type="float">
            <text:p>261834</text:p>
          </table:table-cell>
          <table:table-cell office:value-type="float" office:value="21049828681" calcext:value-type="float">
            <text:p>21049828681</text:p>
          </table:table-cell>
          <table:table-cell office:value-type="float" office:value="8889502382" calcext:value-type="float">
            <text:p>8889502382</text:p>
          </table:table-cell>
          <table:table-cell office:value-type="float" office:value="236362" calcext:value-type="float">
            <text:p>236362</text:p>
          </table:table-cell>
          <table:table-cell office:value-type="float" office:value="346387273" calcext:value-type="float">
            <text:p>346387273</text:p>
          </table:table-cell>
          <table:table-cell office:value-type="float" office:value="424046051" calcext:value-type="float">
            <text:p>424046051</text:p>
          </table:table-cell>
          <table:table-cell office:value-type="float" office:value="1721528" calcext:value-type="float">
            <text:p>172152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7942" calcext:value-type="float">
            <text:p>2.367942</text:p>
          </table:table-cell>
          <table:table-cell office:value-type="float" office:value="236362" calcext:value-type="float">
            <text:p>236362</text:p>
          </table:table-cell>
          <table:table-cell office:value-type="float" office:value="22.102478" calcext:value-type="float">
            <text:p>22.102478</text:p>
          </table:table-cell>
          <table:table-cell office:value-type="float" office:value="27.057774" calcext:value-type="float">
            <text:p>27.057774</text:p>
          </table:table-cell>
          <table:table-cell office:value-type="float" office:value="0.109848" calcext:value-type="float">
            <text:p>0.109848</text:p>
          </table:table-cell>
          <table:table-cell office:value-type="float" office:value="0.82" calcext:value-type="float">
            <text:p>0.82</text:p>
          </table:table-cell>
          <table:table-cell office:value-type="float" office:value="246.32" calcext:value-type="float">
            <text:p>246.3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2837" calcext:value-type="float">
            <text:p>262837</text:p>
          </table:table-cell>
          <table:table-cell office:value-type="float" office:value="20992047886" calcext:value-type="float">
            <text:p>20992047886</text:p>
          </table:table-cell>
          <table:table-cell office:value-type="float" office:value="8857721207" calcext:value-type="float">
            <text:p>8857721207</text:p>
          </table:table-cell>
          <table:table-cell office:value-type="float" office:value="207143" calcext:value-type="float">
            <text:p>207143</text:p>
          </table:table-cell>
          <table:table-cell office:value-type="float" office:value="345433173" calcext:value-type="float">
            <text:p>345433173</text:p>
          </table:table-cell>
          <table:table-cell office:value-type="float" office:value="424401312" calcext:value-type="float">
            <text:p>424401312</text:p>
          </table:table-cell>
          <table:table-cell office:value-type="float" office:value="1541706" calcext:value-type="float">
            <text:p>154170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9915" calcext:value-type="float">
            <text:p>2.369915</text:p>
          </table:table-cell>
          <table:table-cell office:value-type="float" office:value="207143" calcext:value-type="float">
            <text:p>207143</text:p>
          </table:table-cell>
          <table:table-cell office:value-type="float" office:value="22.041599" calcext:value-type="float">
            <text:p>22.041599</text:p>
          </table:table-cell>
          <table:table-cell office:value-type="float" office:value="27.080442" calcext:value-type="float">
            <text:p>27.080442</text:p>
          </table:table-cell>
          <table:table-cell office:value-type="float" office:value="0.098374" calcext:value-type="float">
            <text:p>0.098374</text:p>
          </table:table-cell>
          <table:table-cell office:value-type="float" office:value="0.81" calcext:value-type="float">
            <text:p>0.81</text:p>
          </table:table-cell>
          <table:table-cell office:value-type="float" office:value="275.28" calcext:value-type="float">
            <text:p>275.2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3840" calcext:value-type="float">
            <text:p>263840</text:p>
          </table:table-cell>
          <table:table-cell office:value-type="float" office:value="21043701638" calcext:value-type="float">
            <text:p>21043701638</text:p>
          </table:table-cell>
          <table:table-cell office:value-type="float" office:value="8870239092" calcext:value-type="float">
            <text:p>8870239092</text:p>
          </table:table-cell>
          <table:table-cell office:value-type="float" office:value="204987" calcext:value-type="float">
            <text:p>204987</text:p>
          </table:table-cell>
          <table:table-cell office:value-type="float" office:value="345847530" calcext:value-type="float">
            <text:p>345847530</text:p>
          </table:table-cell>
          <table:table-cell office:value-type="float" office:value="420647075" calcext:value-type="float">
            <text:p>420647075</text:p>
          </table:table-cell>
          <table:table-cell office:value-type="float" office:value="1435747" calcext:value-type="float">
            <text:p>143574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72394" calcext:value-type="float">
            <text:p>2.372394</text:p>
          </table:table-cell>
          <table:table-cell office:value-type="float" office:value="204987" calcext:value-type="float">
            <text:p>204987</text:p>
          </table:table-cell>
          <table:table-cell office:value-type="float" office:value="22.068037" calcext:value-type="float">
            <text:p>22.068037</text:p>
          </table:table-cell>
          <table:table-cell office:value-type="float" office:value="26.840891" calcext:value-type="float">
            <text:p>26.840891</text:p>
          </table:table-cell>
          <table:table-cell office:value-type="float" office:value="0.091613" calcext:value-type="float">
            <text:p>0.091613</text:p>
          </table:table-cell>
          <table:table-cell office:value-type="float" office:value="0.82" calcext:value-type="float">
            <text:p>0.82</text:p>
          </table:table-cell>
          <table:table-cell office:value-type="float" office:value="292.98" calcext:value-type="float">
            <text:p>292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4843" calcext:value-type="float">
            <text:p>264843</text:p>
          </table:table-cell>
          <table:table-cell office:value-type="float" office:value="21187216460" calcext:value-type="float">
            <text:p>21187216460</text:p>
          </table:table-cell>
          <table:table-cell office:value-type="float" office:value="8902904208" calcext:value-type="float">
            <text:p>8902904208</text:p>
          </table:table-cell>
          <table:table-cell office:value-type="float" office:value="209466" calcext:value-type="float">
            <text:p>209466</text:p>
          </table:table-cell>
          <table:table-cell office:value-type="float" office:value="348612622" calcext:value-type="float">
            <text:p>348612622</text:p>
          </table:table-cell>
          <table:table-cell office:value-type="float" office:value="427660239" calcext:value-type="float">
            <text:p>427660239</text:p>
          </table:table-cell>
          <table:table-cell office:value-type="float" office:value="1447190" calcext:value-type="float">
            <text:p>144719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7981" calcext:value-type="float">
            <text:p>2.37981</text:p>
          </table:table-cell>
          <table:table-cell office:value-type="float" office:value="209466" calcext:value-type="float">
            <text:p>209466</text:p>
          </table:table-cell>
          <table:table-cell office:value-type="float" office:value="22.244474" calcext:value-type="float">
            <text:p>22.244474</text:p>
          </table:table-cell>
          <table:table-cell office:value-type="float" office:value="27.288389" calcext:value-type="float">
            <text:p>27.288389</text:p>
          </table:table-cell>
          <table:table-cell office:value-type="float" office:value="0.092343" calcext:value-type="float">
            <text:p>0.092343</text:p>
          </table:table-cell>
          <table:table-cell office:value-type="float" office:value="0.82" calcext:value-type="float">
            <text:p>0.82</text:p>
          </table:table-cell>
          <table:table-cell office:value-type="float" office:value="295.51" calcext:value-type="float">
            <text:p>295.5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5847" calcext:value-type="float">
            <text:p>265847</text:p>
          </table:table-cell>
          <table:table-cell office:value-type="float" office:value="17752490431" calcext:value-type="float">
            <text:p>17752490431</text:p>
          </table:table-cell>
          <table:table-cell office:value-type="float" office:value="7495591064" calcext:value-type="float">
            <text:p>7495591064</text:p>
          </table:table-cell>
          <table:table-cell office:value-type="float" office:value="181095" calcext:value-type="float">
            <text:p>181095</text:p>
          </table:table-cell>
          <table:table-cell office:value-type="float" office:value="291934012" calcext:value-type="float">
            <text:p>291934012</text:p>
          </table:table-cell>
          <table:table-cell office:value-type="float" office:value="356597423" calcext:value-type="float">
            <text:p>356597423</text:p>
          </table:table-cell>
          <table:table-cell office:value-type="float" office:value="1236462" calcext:value-type="float">
            <text:p>12364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68391" calcext:value-type="float">
            <text:p>2.368391</text:p>
          </table:table-cell>
          <table:table-cell office:value-type="float" office:value="181095" calcext:value-type="float">
            <text:p>181095</text:p>
          </table:table-cell>
          <table:table-cell office:value-type="float" office:value="18.609339" calcext:value-type="float">
            <text:p>18.609339</text:p>
          </table:table-cell>
          <table:table-cell office:value-type="float" office:value="22.731308" calcext:value-type="float">
            <text:p>22.731308</text:p>
          </table:table-cell>
          <table:table-cell office:value-type="float" office:value="0.078818" calcext:value-type="float">
            <text:p>0.078818</text:p>
          </table:table-cell>
          <table:table-cell office:value-type="float" office:value="0.82" calcext:value-type="float">
            <text:p>0.82</text:p>
          </table:table-cell>
          <table:table-cell office:value-type="float" office:value="288.4" calcext:value-type="float">
            <text:p>288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6851" calcext:value-type="float">
            <text:p>266851</text:p>
          </table:table-cell>
          <table:table-cell office:value-type="float" office:value="367875" calcext:value-type="float">
            <text:p>367875</text:p>
          </table:table-cell>
          <table:table-cell office:value-type="float" office:value="774299" calcext:value-type="float">
            <text:p>774299</text:p>
          </table:table-cell>
          <table:table-cell office:value-type="float" office:value="236" calcext:value-type="float">
            <text:p>236</text:p>
          </table:table-cell>
          <table:table-cell office:value-type="float" office:value="4836" calcext:value-type="float">
            <text:p>4836</text:p>
          </table:table-cell>
          <table:table-cell office:value-type="float" office:value="13555" calcext:value-type="float">
            <text:p>13555</text:p>
          </table:table-cell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5107" calcext:value-type="float">
            <text:p>0.475107</text:p>
          </table:table-cell>
          <table:table-cell office:value-type="float" office:value="236" calcext:value-type="float">
            <text:p>236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36" calcext:value-type="float">
            <text:p>0.36</text:p>
          </table:table-cell>
          <table:table-cell office:value-type="float" office:value="29.15" calcext:value-type="float">
            <text:p>29.1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7855" calcext:value-type="float">
            <text:p>267855</text:p>
          </table:table-cell>
          <table:table-cell office:value-type="float" office:value="294768" calcext:value-type="float">
            <text:p>294768</text:p>
          </table:table-cell>
          <table:table-cell office:value-type="float" office:value="913443" calcext:value-type="float">
            <text:p>913443</text:p>
          </table:table-cell>
          <table:table-cell office:value-type="float" office:value="232" calcext:value-type="float">
            <text:p>232</text:p>
          </table:table-cell>
          <table:table-cell office:value-type="float" office:value="7184" calcext:value-type="float">
            <text:p>7184</text:p>
          </table:table-cell>
          <table:table-cell office:value-type="float" office:value="22428" calcext:value-type="float">
            <text:p>22428</text:p>
          </table:table-cell>
          <table:table-cell office:value-type="float" office:value="289" calcext:value-type="float">
            <text:p>2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27" calcext:value-type="float">
            <text:p>0.3227</text:p>
          </table:table-cell>
          <table:table-cell office:value-type="float" office:value="232" calcext:value-type="float">
            <text:p>232</text:p>
          </table:table-cell>
          <table:table-cell office:value-type="float" office:value="0.000458" calcext:value-type="float">
            <text:p>0.000458</text:p>
          </table:table-cell>
          <table:table-cell office:value-type="float" office:value="0.00143" calcext:value-type="float">
            <text:p>0.00143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2" calcext:value-type="float">
            <text:p>0.32</text:p>
          </table:table-cell>
          <table:table-cell office:value-type="float" office:value="77.61" calcext:value-type="float">
            <text:p>77.6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8859" calcext:value-type="float">
            <text:p>268859</text:p>
          </table:table-cell>
          <table:table-cell office:value-type="float" office:value="62325953" calcext:value-type="float">
            <text:p>62325953</text:p>
          </table:table-cell>
          <table:table-cell office:value-type="float" office:value="162721629" calcext:value-type="float">
            <text:p>162721629</text:p>
          </table:table-cell>
          <table:table-cell office:value-type="float" office:value="4760" calcext:value-type="float">
            <text:p>4760</text:p>
          </table:table-cell>
          <table:table-cell office:value-type="float" office:value="180832" calcext:value-type="float">
            <text:p>180832</text:p>
          </table:table-cell>
          <table:table-cell office:value-type="float" office:value="277997" calcext:value-type="float">
            <text:p>277997</text:p>
          </table:table-cell>
          <table:table-cell office:value-type="float" office:value="7368" calcext:value-type="float">
            <text:p>73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022" calcext:value-type="float">
            <text:p>0.383022</text:p>
          </table:table-cell>
          <table:table-cell office:value-type="float" office:value="4760" calcext:value-type="float">
            <text:p>4760</text:p>
          </table:table-cell>
          <table:table-cell office:value-type="float" office:value="0.011527" calcext:value-type="float">
            <text:p>0.011527</text:p>
          </table:table-cell>
          <table:table-cell office:value-type="float" office:value="0.017721" calcext:value-type="float">
            <text:p>0.017721</text:p>
          </table:table-cell>
          <table:table-cell office:value-type="float" office:value="0.00047" calcext:value-type="float">
            <text:p>0.00047</text:p>
          </table:table-cell>
          <table:table-cell office:value-type="float" office:value="0.65" calcext:value-type="float">
            <text:p>0.65</text:p>
          </table:table-cell>
          <table:table-cell office:value-type="float" office:value="37.73" calcext:value-type="float">
            <text:p>37.7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9863" calcext:value-type="float">
            <text:p>269863</text:p>
          </table:table-cell>
          <table:table-cell office:value-type="float" office:value="201845512" calcext:value-type="float">
            <text:p>201845512</text:p>
          </table:table-cell>
          <table:table-cell office:value-type="float" office:value="2326941835" calcext:value-type="float">
            <text:p>2326941835</text:p>
          </table:table-cell>
          <table:table-cell office:value-type="float" office:value="2110897" calcext:value-type="float">
            <text:p>2110897</text:p>
          </table:table-cell>
          <table:table-cell office:value-type="float" office:value="85118663" calcext:value-type="float">
            <text:p>85118663</text:p>
          </table:table-cell>
          <table:table-cell office:value-type="float" office:value="73191965" calcext:value-type="float">
            <text:p>73191965</text:p>
          </table:table-cell>
          <table:table-cell office:value-type="float" office:value="2547989" calcext:value-type="float">
            <text:p>25479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6743" calcext:value-type="float">
            <text:p>0.086743</text:p>
          </table:table-cell>
          <table:table-cell office:value-type="float" office:value="2110897" calcext:value-type="float">
            <text:p>2110897</text:p>
          </table:table-cell>
          <table:table-cell office:value-type="float" office:value="5.425891" calcext:value-type="float">
            <text:p>5.425891</text:p>
          </table:table-cell>
          <table:table-cell office:value-type="float" office:value="4.665624" calcext:value-type="float">
            <text:p>4.665624</text:p>
          </table:table-cell>
          <table:table-cell office:value-type="float" office:value="0.162422" calcext:value-type="float">
            <text:p>0.162422</text:p>
          </table:table-cell>
          <table:table-cell office:value-type="float" office:value="1.16" calcext:value-type="float">
            <text:p>1.16</text:p>
          </table:table-cell>
          <table:table-cell office:value-type="float" office:value="28.73" calcext:value-type="float">
            <text:p>28.7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0866" calcext:value-type="float">
            <text:p>270866</text:p>
          </table:table-cell>
          <table:table-cell office:value-type="float" office:value="261826747" calcext:value-type="float">
            <text:p>261826747</text:p>
          </table:table-cell>
          <table:table-cell office:value-type="float" office:value="2398160152" calcext:value-type="float">
            <text:p>2398160152</text:p>
          </table:table-cell>
          <table:table-cell office:value-type="float" office:value="2086175" calcext:value-type="float">
            <text:p>2086175</text:p>
          </table:table-cell>
          <table:table-cell office:value-type="float" office:value="87749467" calcext:value-type="float">
            <text:p>87749467</text:p>
          </table:table-cell>
          <table:table-cell office:value-type="float" office:value="75828101" calcext:value-type="float">
            <text:p>75828101</text:p>
          </table:table-cell>
          <table:table-cell office:value-type="float" office:value="5763875" calcext:value-type="float">
            <text:p>576387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9178" calcext:value-type="float">
            <text:p>0.109178</text:p>
          </table:table-cell>
          <table:table-cell office:value-type="float" office:value="2086175" calcext:value-type="float">
            <text:p>2086175</text:p>
          </table:table-cell>
          <table:table-cell office:value-type="float" office:value="5.599168" calcext:value-type="float">
            <text:p>5.599168</text:p>
          </table:table-cell>
          <table:table-cell office:value-type="float" office:value="4.838483" calcext:value-type="float">
            <text:p>4.838483</text:p>
          </table:table-cell>
          <table:table-cell office:value-type="float" office:value="0.367785" calcext:value-type="float">
            <text:p>0.367785</text:p>
          </table:table-cell>
          <table:table-cell office:value-type="float" office:value="1.16" calcext:value-type="float">
            <text:p>1.16</text:p>
          </table:table-cell>
          <table:table-cell office:value-type="float" office:value="13.16" calcext:value-type="float">
            <text:p>13.1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1869" calcext:value-type="float">
            <text:p>271869</text:p>
          </table:table-cell>
          <table:table-cell office:value-type="float" office:value="261373610" calcext:value-type="float">
            <text:p>261373610</text:p>
          </table:table-cell>
          <table:table-cell office:value-type="float" office:value="2401693544" calcext:value-type="float">
            <text:p>2401693544</text:p>
          </table:table-cell>
          <table:table-cell office:value-type="float" office:value="2078112" calcext:value-type="float">
            <text:p>2078112</text:p>
          </table:table-cell>
          <table:table-cell office:value-type="float" office:value="87539858" calcext:value-type="float">
            <text:p>87539858</text:p>
          </table:table-cell>
          <table:table-cell office:value-type="float" office:value="75632030" calcext:value-type="float">
            <text:p>75632030</text:p>
          </table:table-cell>
          <table:table-cell office:value-type="float" office:value="5742665" calcext:value-type="float">
            <text:p>574266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8829" calcext:value-type="float">
            <text:p>0.108829</text:p>
          </table:table-cell>
          <table:table-cell office:value-type="float" office:value="2078112" calcext:value-type="float">
            <text:p>2078112</text:p>
          </table:table-cell>
          <table:table-cell office:value-type="float" office:value="5.585793" calcext:value-type="float">
            <text:p>5.585793</text:p>
          </table:table-cell>
          <table:table-cell office:value-type="float" office:value="4.825972" calcext:value-type="float">
            <text:p>4.825972</text:p>
          </table:table-cell>
          <table:table-cell office:value-type="float" office:value="0.366431" calcext:value-type="float">
            <text:p>0.366431</text:p>
          </table:table-cell>
          <table:table-cell office:value-type="float" office:value="1.16" calcext:value-type="float">
            <text:p>1.16</text:p>
          </table:table-cell>
          <table:table-cell office:value-type="float" office:value="13.17" calcext:value-type="float">
            <text:p>13.1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2873" calcext:value-type="float">
            <text:p>272873</text:p>
          </table:table-cell>
          <table:table-cell office:value-type="float" office:value="261285223" calcext:value-type="float">
            <text:p>261285223</text:p>
          </table:table-cell>
          <table:table-cell office:value-type="float" office:value="2398226229" calcext:value-type="float">
            <text:p>2398226229</text:p>
          </table:table-cell>
          <table:table-cell office:value-type="float" office:value="2062899" calcext:value-type="float">
            <text:p>2062899</text:p>
          </table:table-cell>
          <table:table-cell office:value-type="float" office:value="86913836" calcext:value-type="float">
            <text:p>86913836</text:p>
          </table:table-cell>
          <table:table-cell office:value-type="float" office:value="75026102" calcext:value-type="float">
            <text:p>75026102</text:p>
          </table:table-cell>
          <table:table-cell office:value-type="float" office:value="5731646" calcext:value-type="float">
            <text:p>57316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8949" calcext:value-type="float">
            <text:p>0.108949</text:p>
          </table:table-cell>
          <table:table-cell office:value-type="float" office:value="2062899" calcext:value-type="float">
            <text:p>2062899</text:p>
          </table:table-cell>
          <table:table-cell office:value-type="float" office:value="5.540325" calcext:value-type="float">
            <text:p>5.540325</text:p>
          </table:table-cell>
          <table:table-cell office:value-type="float" office:value="4.78254" calcext:value-type="float">
            <text:p>4.78254</text:p>
          </table:table-cell>
          <table:table-cell office:value-type="float" office:value="0.365364" calcext:value-type="float">
            <text:p>0.365364</text:p>
          </table:table-cell>
          <table:table-cell office:value-type="float" office:value="1.16" calcext:value-type="float">
            <text:p>1.16</text:p>
          </table:table-cell>
          <table:table-cell office:value-type="float" office:value="13.09" calcext:value-type="float">
            <text:p>13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3877" calcext:value-type="float">
            <text:p>273877</text:p>
          </table:table-cell>
          <table:table-cell office:value-type="float" office:value="263408219" calcext:value-type="float">
            <text:p>263408219</text:p>
          </table:table-cell>
          <table:table-cell office:value-type="float" office:value="2431532796" calcext:value-type="float">
            <text:p>2431532796</text:p>
          </table:table-cell>
          <table:table-cell office:value-type="float" office:value="2111056" calcext:value-type="float">
            <text:p>2111056</text:p>
          </table:table-cell>
          <table:table-cell office:value-type="float" office:value="88933255" calcext:value-type="float">
            <text:p>88933255</text:p>
          </table:table-cell>
          <table:table-cell office:value-type="float" office:value="76980703" calcext:value-type="float">
            <text:p>76980703</text:p>
          </table:table-cell>
          <table:table-cell office:value-type="float" office:value="5787706" calcext:value-type="float">
            <text:p>57877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833" calcext:value-type="float">
            <text:p>0.10833</text:p>
          </table:table-cell>
          <table:table-cell office:value-type="float" office:value="2111056" calcext:value-type="float">
            <text:p>2111056</text:p>
          </table:table-cell>
          <table:table-cell office:value-type="float" office:value="5.669052" calcext:value-type="float">
            <text:p>5.669052</text:p>
          </table:table-cell>
          <table:table-cell office:value-type="float" office:value="4.907136" calcext:value-type="float">
            <text:p>4.907136</text:p>
          </table:table-cell>
          <table:table-cell office:value-type="float" office:value="0.368937" calcext:value-type="float">
            <text:p>0.368937</text:p>
          </table:table-cell>
          <table:table-cell office:value-type="float" office:value="1.16" calcext:value-type="float">
            <text:p>1.16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4881" calcext:value-type="float">
            <text:p>274881</text:p>
          </table:table-cell>
          <table:table-cell office:value-type="float" office:value="264373881" calcext:value-type="float">
            <text:p>264373881</text:p>
          </table:table-cell>
          <table:table-cell office:value-type="float" office:value="2405181678" calcext:value-type="float">
            <text:p>2405181678</text:p>
          </table:table-cell>
          <table:table-cell office:value-type="float" office:value="2074823" calcext:value-type="float">
            <text:p>2074823</text:p>
          </table:table-cell>
          <table:table-cell office:value-type="float" office:value="87420138" calcext:value-type="float">
            <text:p>87420138</text:p>
          </table:table-cell>
          <table:table-cell office:value-type="float" office:value="75526028" calcext:value-type="float">
            <text:p>75526028</text:p>
          </table:table-cell>
          <table:table-cell office:value-type="float" office:value="5747514" calcext:value-type="float">
            <text:p>57475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9918" calcext:value-type="float">
            <text:p>0.109918</text:p>
          </table:table-cell>
          <table:table-cell office:value-type="float" office:value="2074823" calcext:value-type="float">
            <text:p>2074823</text:p>
          </table:table-cell>
          <table:table-cell office:value-type="float" office:value="5.572598" calcext:value-type="float">
            <text:p>5.572598</text:p>
          </table:table-cell>
          <table:table-cell office:value-type="float" office:value="4.814408" calcext:value-type="float">
            <text:p>4.814408</text:p>
          </table:table-cell>
          <table:table-cell office:value-type="float" office:value="0.366375" calcext:value-type="float">
            <text:p>0.366375</text:p>
          </table:table-cell>
          <table:table-cell office:value-type="float" office:value="1.16" calcext:value-type="float">
            <text:p>1.16</text:p>
          </table:table-cell>
          <table:table-cell office:value-type="float" office:value="13.14" calcext:value-type="float">
            <text:p>13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5885" calcext:value-type="float">
            <text:p>275885</text:p>
          </table:table-cell>
          <table:table-cell office:value-type="float" office:value="261512886" calcext:value-type="float">
            <text:p>261512886</text:p>
          </table:table-cell>
          <table:table-cell office:value-type="float" office:value="2392387963" calcext:value-type="float">
            <text:p>2392387963</text:p>
          </table:table-cell>
          <table:table-cell office:value-type="float" office:value="2080393" calcext:value-type="float">
            <text:p>2080393</text:p>
          </table:table-cell>
          <table:table-cell office:value-type="float" office:value="87809908" calcext:value-type="float">
            <text:p>87809908</text:p>
          </table:table-cell>
          <table:table-cell office:value-type="float" office:value="75891288" calcext:value-type="float">
            <text:p>75891288</text:p>
          </table:table-cell>
          <table:table-cell office:value-type="float" office:value="5749338" calcext:value-type="float">
            <text:p>574933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931" calcext:value-type="float">
            <text:p>0.10931</text:p>
          </table:table-cell>
          <table:table-cell office:value-type="float" office:value="2080393" calcext:value-type="float">
            <text:p>2080393</text:p>
          </table:table-cell>
          <table:table-cell office:value-type="float" office:value="5.597444" calcext:value-type="float">
            <text:p>5.597444</text:p>
          </table:table-cell>
          <table:table-cell office:value-type="float" office:value="4.837692" calcext:value-type="float">
            <text:p>4.837692</text:p>
          </table:table-cell>
          <table:table-cell office:value-type="float" office:value="0.366492" calcext:value-type="float">
            <text:p>0.366492</text:p>
          </table:table-cell>
          <table:table-cell office:value-type="float" office:value="1.16" calcext:value-type="float">
            <text:p>1.1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6889" calcext:value-type="float">
            <text:p>276889</text:p>
          </table:table-cell>
          <table:table-cell office:value-type="float" office:value="261741114" calcext:value-type="float">
            <text:p>261741114</text:p>
          </table:table-cell>
          <table:table-cell office:value-type="float" office:value="2396459880" calcext:value-type="float">
            <text:p>2396459880</text:p>
          </table:table-cell>
          <table:table-cell office:value-type="float" office:value="2080018" calcext:value-type="float">
            <text:p>2080018</text:p>
          </table:table-cell>
          <table:table-cell office:value-type="float" office:value="87773354" calcext:value-type="float">
            <text:p>87773354</text:p>
          </table:table-cell>
          <table:table-cell office:value-type="float" office:value="75866419" calcext:value-type="float">
            <text:p>75866419</text:p>
          </table:table-cell>
          <table:table-cell office:value-type="float" office:value="5746504" calcext:value-type="float">
            <text:p>574650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922" calcext:value-type="float">
            <text:p>0.10922</text:p>
          </table:table-cell>
          <table:table-cell office:value-type="float" office:value="2080018" calcext:value-type="float">
            <text:p>2080018</text:p>
          </table:table-cell>
          <table:table-cell office:value-type="float" office:value="5.595114" calcext:value-type="float">
            <text:p>5.595114</text:p>
          </table:table-cell>
          <table:table-cell office:value-type="float" office:value="4.836106" calcext:value-type="float">
            <text:p>4.836106</text:p>
          </table:table-cell>
          <table:table-cell office:value-type="float" office:value="0.366311" calcext:value-type="float">
            <text:p>0.366311</text:p>
          </table:table-cell>
          <table:table-cell office:value-type="float" office:value="1.16" calcext:value-type="float">
            <text:p>1.1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7893" calcext:value-type="float">
            <text:p>277893</text:p>
          </table:table-cell>
          <table:table-cell office:value-type="float" office:value="261879306" calcext:value-type="float">
            <text:p>261879306</text:p>
          </table:table-cell>
          <table:table-cell office:value-type="float" office:value="2423351360" calcext:value-type="float">
            <text:p>2423351360</text:p>
          </table:table-cell>
          <table:table-cell office:value-type="float" office:value="2087367" calcext:value-type="float">
            <text:p>2087367</text:p>
          </table:table-cell>
          <table:table-cell office:value-type="float" office:value="88003727" calcext:value-type="float">
            <text:p>88003727</text:p>
          </table:table-cell>
          <table:table-cell office:value-type="float" office:value="76074001" calcext:value-type="float">
            <text:p>76074001</text:p>
          </table:table-cell>
          <table:table-cell office:value-type="float" office:value="5751031" calcext:value-type="float">
            <text:p>575103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8065" calcext:value-type="float">
            <text:p>0.108065</text:p>
          </table:table-cell>
          <table:table-cell office:value-type="float" office:value="2087367" calcext:value-type="float">
            <text:p>2087367</text:p>
          </table:table-cell>
          <table:table-cell office:value-type="float" office:value="5.609799" calcext:value-type="float">
            <text:p>5.609799</text:p>
          </table:table-cell>
          <table:table-cell office:value-type="float" office:value="4.849339" calcext:value-type="float">
            <text:p>4.849339</text:p>
          </table:table-cell>
          <table:table-cell office:value-type="float" office:value="0.3666" calcext:value-type="float">
            <text:p>0.3666</text:p>
          </table:table-cell>
          <table:table-cell office:value-type="float" office:value="1.16" calcext:value-type="float">
            <text:p>1.16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8897" calcext:value-type="float">
            <text:p>278897</text:p>
          </table:table-cell>
          <table:table-cell office:value-type="float" office:value="260120739" calcext:value-type="float">
            <text:p>260120739</text:p>
          </table:table-cell>
          <table:table-cell office:value-type="float" office:value="2393078715" calcext:value-type="float">
            <text:p>2393078715</text:p>
          </table:table-cell>
          <table:table-cell office:value-type="float" office:value="2066944" calcext:value-type="float">
            <text:p>2066944</text:p>
          </table:table-cell>
          <table:table-cell office:value-type="float" office:value="86819025" calcext:value-type="float">
            <text:p>86819025</text:p>
          </table:table-cell>
          <table:table-cell office:value-type="float" office:value="74957654" calcext:value-type="float">
            <text:p>74957654</text:p>
          </table:table-cell>
          <table:table-cell office:value-type="float" office:value="5744671" calcext:value-type="float">
            <text:p>574467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8697" calcext:value-type="float">
            <text:p>0.108697</text:p>
          </table:table-cell>
          <table:table-cell office:value-type="float" office:value="2066944" calcext:value-type="float">
            <text:p>2066944</text:p>
          </table:table-cell>
          <table:table-cell office:value-type="float" office:value="5.53428" calcext:value-type="float">
            <text:p>5.53428</text:p>
          </table:table-cell>
          <table:table-cell office:value-type="float" office:value="4.778177" calcext:value-type="float">
            <text:p>4.778177</text:p>
          </table:table-cell>
          <table:table-cell office:value-type="float" office:value="0.366194" calcext:value-type="float">
            <text:p>0.366194</text:p>
          </table:table-cell>
          <table:table-cell office:value-type="float" office:value="1.16" calcext:value-type="float">
            <text:p>1.16</text:p>
          </table:table-cell>
          <table:table-cell office:value-type="float" office:value="13.05" calcext:value-type="float">
            <text:p>13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9901" calcext:value-type="float">
            <text:p>279901</text:p>
          </table:table-cell>
          <table:table-cell office:value-type="float" office:value="36419739" calcext:value-type="float">
            <text:p>36419739</text:p>
          </table:table-cell>
          <table:table-cell office:value-type="float" office:value="488941441" calcext:value-type="float">
            <text:p>488941441</text:p>
          </table:table-cell>
          <table:table-cell office:value-type="float" office:value="390859" calcext:value-type="float">
            <text:p>390859</text:p>
          </table:table-cell>
          <table:table-cell office:value-type="float" office:value="17006397" calcext:value-type="float">
            <text:p>17006397</text:p>
          </table:table-cell>
          <table:table-cell office:value-type="float" office:value="16458592" calcext:value-type="float">
            <text:p>16458592</text:p>
          </table:table-cell>
          <table:table-cell office:value-type="float" office:value="396937" calcext:value-type="float">
            <text:p>39693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74487" calcext:value-type="float">
            <text:p>0.074487</text:p>
          </table:table-cell>
          <table:table-cell office:value-type="float" office:value="390859" calcext:value-type="float">
            <text:p>390859</text:p>
          </table:table-cell>
          <table:table-cell office:value-type="float" office:value="1.084073" calcext:value-type="float">
            <text:p>1.084073</text:p>
          </table:table-cell>
          <table:table-cell office:value-type="float" office:value="1.049153" calcext:value-type="float">
            <text:p>1.049153</text:p>
          </table:table-cell>
          <table:table-cell office:value-type="float" office:value="0.025303" calcext:value-type="float">
            <text:p>0.025303</text:p>
          </table:table-cell>
          <table:table-cell office:value-type="float" office:value="1.03" calcext:value-type="float">
            <text:p>1.03</text:p>
          </table:table-cell>
          <table:table-cell office:value-type="float" office:value="41.46" calcext:value-type="float">
            <text:p>41.4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0905" calcext:value-type="float">
            <text:p>280905</text:p>
          </table:table-cell>
          <table:table-cell office:value-type="float" office:value="386063" calcext:value-type="float">
            <text:p>386063</text:p>
          </table:table-cell>
          <table:table-cell office:value-type="float" office:value="797765" calcext:value-type="float">
            <text:p>797765</text:p>
          </table:table-cell>
          <table:table-cell office:value-type="float" office:value="288" calcext:value-type="float">
            <text:p>288</text:p>
          </table:table-cell>
          <table:table-cell office:value-type="float" office:value="5428" calcext:value-type="float">
            <text:p>5428</text:p>
          </table:table-cell>
          <table:table-cell office:value-type="float" office:value="15171" calcext:value-type="float">
            <text:p>15171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3931" calcext:value-type="float">
            <text:p>0.483931</text:p>
          </table:table-cell>
          <table:table-cell office:value-type="float" office:value="288" calcext:value-type="float">
            <text:p>288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36" calcext:value-type="float">
            <text:p>0.36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1909" calcext:value-type="float">
            <text:p>281909</text:p>
          </table:table-cell>
          <table:table-cell office:value-type="float" office:value="119167" calcext:value-type="float">
            <text:p>119167</text:p>
          </table:table-cell>
          <table:table-cell office:value-type="float" office:value="336920" calcext:value-type="float">
            <text:p>336920</text:p>
          </table:table-cell>
          <table:table-cell office:value-type="float" office:value="37" calcext:value-type="float">
            <text:p>37</text:p>
          </table:table-cell>
          <table:table-cell office:value-type="float" office:value="2947" calcext:value-type="float">
            <text:p>2947</text:p>
          </table:table-cell>
          <table:table-cell office:value-type="float" office:value="8452" calcext:value-type="float">
            <text:p>8452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695" calcext:value-type="float">
            <text:p>0.353695</text:p>
          </table:table-cell>
          <table:table-cell office:value-type="float" office:value="37" calcext:value-type="float">
            <text:p>37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5" calcext:value-type="float">
            <text:p>0.35</text:p>
          </table:table-cell>
          <table:table-cell office:value-type="float" office:value="162.54" calcext:value-type="float">
            <text:p>162.5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2913" calcext:value-type="float">
            <text:p>282913</text:p>
          </table:table-cell>
          <table:table-cell office:value-type="float" office:value="548369563" calcext:value-type="float">
            <text:p>548369563</text:p>
          </table:table-cell>
          <table:table-cell office:value-type="float" office:value="5877438792" calcext:value-type="float">
            <text:p>5877438792</text:p>
          </table:table-cell>
          <table:table-cell office:value-type="float" office:value="164497" calcext:value-type="float">
            <text:p>164497</text:p>
          </table:table-cell>
          <table:table-cell office:value-type="float" office:value="176680718" calcext:value-type="float">
            <text:p>176680718</text:p>
          </table:table-cell>
          <table:table-cell office:value-type="float" office:value="139902341" calcext:value-type="float">
            <text:p>139902341</text:p>
          </table:table-cell>
          <table:table-cell office:value-type="float" office:value="594698" calcext:value-type="float">
            <text:p>59469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301" calcext:value-type="float">
            <text:p>0.093301</text:p>
          </table:table-cell>
          <table:table-cell office:value-type="float" office:value="164497" calcext:value-type="float">
            <text:p>164497</text:p>
          </table:table-cell>
          <table:table-cell office:value-type="float" office:value="11.262516" calcext:value-type="float">
            <text:p>11.262516</text:p>
          </table:table-cell>
          <table:table-cell office:value-type="float" office:value="8.918077" calcext:value-type="float">
            <text:p>8.918077</text:p>
          </table:table-cell>
          <table:table-cell office:value-type="float" office:value="0.037909" calcext:value-type="float">
            <text:p>0.037909</text:p>
          </table:table-cell>
          <table:table-cell office:value-type="float" office:value="1.26" calcext:value-type="float">
            <text:p>1.26</text:p>
          </table:table-cell>
          <table:table-cell office:value-type="float" office:value="235.25" calcext:value-type="float">
            <text:p>235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3916" calcext:value-type="float">
            <text:p>283916</text:p>
          </table:table-cell>
          <table:table-cell office:value-type="float" office:value="425282950" calcext:value-type="float">
            <text:p>425282950</text:p>
          </table:table-cell>
          <table:table-cell office:value-type="float" office:value="4781517775" calcext:value-type="float">
            <text:p>4781517775</text:p>
          </table:table-cell>
          <table:table-cell office:value-type="float" office:value="17377" calcext:value-type="float">
            <text:p>17377</text:p>
          </table:table-cell>
          <table:table-cell office:value-type="float" office:value="143324938" calcext:value-type="float">
            <text:p>143324938</text:p>
          </table:table-cell>
          <table:table-cell office:value-type="float" office:value="113650828" calcext:value-type="float">
            <text:p>113650828</text:p>
          </table:table-cell>
          <table:table-cell office:value-type="float" office:value="17482" calcext:value-type="float">
            <text:p>174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943" calcext:value-type="float">
            <text:p>0.088943</text:p>
          </table:table-cell>
          <table:table-cell office:value-type="float" office:value="17377" calcext:value-type="float">
            <text:p>17377</text:p>
          </table:table-cell>
          <table:table-cell office:value-type="float" office:value="9.14536" calcext:value-type="float">
            <text:p>9.14536</text:p>
          </table:table-cell>
          <table:table-cell office:value-type="float" office:value="7.251897" calcext:value-type="float">
            <text:p>7.251897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1.26" calcext:value-type="float">
            <text:p>1.26</text:p>
          </table:table-cell>
          <table:table-cell office:value-type="float" office:value="6501.02" calcext:value-type="float">
            <text:p>6501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4919" calcext:value-type="float">
            <text:p>284919</text:p>
          </table:table-cell>
          <table:table-cell office:value-type="float" office:value="508224037" calcext:value-type="float">
            <text:p>508224037</text:p>
          </table:table-cell>
          <table:table-cell office:value-type="float" office:value="5465847071" calcext:value-type="float">
            <text:p>5465847071</text:p>
          </table:table-cell>
          <table:table-cell office:value-type="float" office:value="11889" calcext:value-type="float">
            <text:p>11889</text:p>
          </table:table-cell>
          <table:table-cell office:value-type="float" office:value="164719658" calcext:value-type="float">
            <text:p>164719658</text:p>
          </table:table-cell>
          <table:table-cell office:value-type="float" office:value="130194016" calcext:value-type="float">
            <text:p>130194016</text:p>
          </table:table-cell>
          <table:table-cell office:value-type="float" office:value="18732" calcext:value-type="float">
            <text:p>1873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982" calcext:value-type="float">
            <text:p>0.092982</text:p>
          </table:table-cell>
          <table:table-cell office:value-type="float" office:value="11889" calcext:value-type="float">
            <text:p>11889</text:p>
          </table:table-cell>
          <table:table-cell office:value-type="float" office:value="10.510527" calcext:value-type="float">
            <text:p>10.510527</text:p>
          </table:table-cell>
          <table:table-cell office:value-type="float" office:value="8.307494" calcext:value-type="float">
            <text:p>8.307494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1.27" calcext:value-type="float">
            <text:p>1.27</text:p>
          </table:table-cell>
          <table:table-cell office:value-type="float" office:value="6950.35" calcext:value-type="float">
            <text:p>6950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5922" calcext:value-type="float">
            <text:p>285922</text:p>
          </table:table-cell>
          <table:table-cell office:value-type="float" office:value="503447339" calcext:value-type="float">
            <text:p>503447339</text:p>
          </table:table-cell>
          <table:table-cell office:value-type="float" office:value="5693394423" calcext:value-type="float">
            <text:p>5693394423</text:p>
          </table:table-cell>
          <table:table-cell office:value-type="float" office:value="984" calcext:value-type="float">
            <text:p>984</text:p>
          </table:table-cell>
          <table:table-cell office:value-type="float" office:value="171050107" calcext:value-type="float">
            <text:p>171050107</text:p>
          </table:table-cell>
          <table:table-cell office:value-type="float" office:value="135535525" calcext:value-type="float">
            <text:p>135535525</text:p>
          </table:table-cell>
          <table:table-cell office:value-type="float" office:value="1370" calcext:value-type="float">
            <text:p>13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427" calcext:value-type="float">
            <text:p>0.088427</text:p>
          </table:table-cell>
          <table:table-cell office:value-type="float" office:value="984" calcext:value-type="float">
            <text:p>984</text:p>
          </table:table-cell>
          <table:table-cell office:value-type="float" office:value="10.914464" calcext:value-type="float">
            <text:p>10.914464</text:p>
          </table:table-cell>
          <table:table-cell office:value-type="float" office:value="8.648328" calcext:value-type="float">
            <text:p>8.648328</text:p>
          </table:table-cell>
          <table:table-cell office:value-type="float" office:value="0.000087" calcext:value-type="float">
            <text:p>0.000087</text:p>
          </table:table-cell>
          <table:table-cell office:value-type="float" office:value="1.26" calcext:value-type="float">
            <text:p>1.26</text:p>
          </table:table-cell>
          <table:table-cell office:value-type="float" office:value="98931.04" calcext:value-type="float">
            <text:p>98931.0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6925" calcext:value-type="float">
            <text:p>286925</text:p>
          </table:table-cell>
          <table:table-cell office:value-type="float" office:value="448886069" calcext:value-type="float">
            <text:p>448886069</text:p>
          </table:table-cell>
          <table:table-cell office:value-type="float" office:value="4787918929" calcext:value-type="float">
            <text:p>4787918929</text:p>
          </table:table-cell>
          <table:table-cell office:value-type="float" office:value="1463" calcext:value-type="float">
            <text:p>1463</text:p>
          </table:table-cell>
          <table:table-cell office:value-type="float" office:value="144024929" calcext:value-type="float">
            <text:p>144024929</text:p>
          </table:table-cell>
          <table:table-cell office:value-type="float" office:value="113851503" calcext:value-type="float">
            <text:p>113851503</text:p>
          </table:table-cell>
          <table:table-cell office:value-type="float" office:value="1819" calcext:value-type="float">
            <text:p>181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754" calcext:value-type="float">
            <text:p>0.093754</text:p>
          </table:table-cell>
          <table:table-cell office:value-type="float" office:value="1463" calcext:value-type="float">
            <text:p>1463</text:p>
          </table:table-cell>
          <table:table-cell office:value-type="float" office:value="9.190025" calcext:value-type="float">
            <text:p>9.190025</text:p>
          </table:table-cell>
          <table:table-cell office:value-type="float" office:value="7.264702" calcext:value-type="float">
            <text:p>7.264702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1.27" calcext:value-type="float">
            <text:p>1.27</text:p>
          </table:table-cell>
          <table:table-cell office:value-type="float" office:value="62590.16" calcext:value-type="float">
            <text:p>62590.1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7928" calcext:value-type="float">
            <text:p>287928</text:p>
          </table:table-cell>
          <table:table-cell office:value-type="float" office:value="542271006" calcext:value-type="float">
            <text:p>542271006</text:p>
          </table:table-cell>
          <table:table-cell office:value-type="float" office:value="6138596644" calcext:value-type="float">
            <text:p>6138596644</text:p>
          </table:table-cell>
          <table:table-cell office:value-type="float" office:value="1406" calcext:value-type="float">
            <text:p>1406</text:p>
          </table:table-cell>
          <table:table-cell office:value-type="float" office:value="184414292" calcext:value-type="float">
            <text:p>184414292</text:p>
          </table:table-cell>
          <table:table-cell office:value-type="float" office:value="146121876" calcext:value-type="float">
            <text:p>146121876</text:p>
          </table:table-cell>
          <table:table-cell office:value-type="float" office:value="1306" calcext:value-type="float">
            <text:p>13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338" calcext:value-type="float">
            <text:p>0.088338</text:p>
          </table:table-cell>
          <table:table-cell office:value-type="float" office:value="1406" calcext:value-type="float">
            <text:p>1406</text:p>
          </table:table-cell>
          <table:table-cell office:value-type="float" office:value="11.767213" calcext:value-type="float">
            <text:p>11.767213</text:p>
          </table:table-cell>
          <table:table-cell office:value-type="float" office:value="9.323829" calcext:value-type="float">
            <text:p>9.323829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1.26" calcext:value-type="float">
            <text:p>1.26</text:p>
          </table:table-cell>
          <table:table-cell office:value-type="float" office:value="111885.05" calcext:value-type="float">
            <text:p>111885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8931" calcext:value-type="float">
            <text:p>288931</text:p>
          </table:table-cell>
          <table:table-cell office:value-type="float" office:value="395455793" calcext:value-type="float">
            <text:p>395455793</text:p>
          </table:table-cell>
          <table:table-cell office:value-type="float" office:value="4197856445" calcext:value-type="float">
            <text:p>4197856445</text:p>
          </table:table-cell>
          <table:table-cell office:value-type="float" office:value="1771" calcext:value-type="float">
            <text:p>1771</text:p>
          </table:table-cell>
          <table:table-cell office:value-type="float" office:value="126075909" calcext:value-type="float">
            <text:p>126075909</text:p>
          </table:table-cell>
          <table:table-cell office:value-type="float" office:value="99742886" calcext:value-type="float">
            <text:p>99742886</text:p>
          </table:table-cell>
          <table:table-cell office:value-type="float" office:value="1868" calcext:value-type="float">
            <text:p>18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4204" calcext:value-type="float">
            <text:p>0.094204</text:p>
          </table:table-cell>
          <table:table-cell office:value-type="float" office:value="1771" calcext:value-type="float">
            <text:p>1771</text:p>
          </table:table-cell>
          <table:table-cell office:value-type="float" office:value="8.044724" calcext:value-type="float">
            <text:p>8.044724</text:p>
          </table:table-cell>
          <table:table-cell office:value-type="float" office:value="6.364451" calcext:value-type="float">
            <text:p>6.36445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1.26" calcext:value-type="float">
            <text:p>1.26</text:p>
          </table:table-cell>
          <table:table-cell office:value-type="float" office:value="53395.55" calcext:value-type="float">
            <text:p>53395.5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9934" calcext:value-type="float">
            <text:p>289934</text:p>
          </table:table-cell>
          <table:table-cell office:value-type="float" office:value="594894209" calcext:value-type="float">
            <text:p>594894209</text:p>
          </table:table-cell>
          <table:table-cell office:value-type="float" office:value="6721729652" calcext:value-type="float">
            <text:p>6721729652</text:p>
          </table:table-cell>
          <table:table-cell office:value-type="float" office:value="218" calcext:value-type="float">
            <text:p>218</text:p>
          </table:table-cell>
          <table:table-cell office:value-type="float" office:value="202151638" calcext:value-type="float">
            <text:p>202151638</text:p>
          </table:table-cell>
          <table:table-cell office:value-type="float" office:value="160038110" calcext:value-type="float">
            <text:p>160038110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503" calcext:value-type="float">
            <text:p>0.088503</text:p>
          </table:table-cell>
          <table:table-cell office:value-type="float" office:value="218" calcext:value-type="float">
            <text:p>218</text:p>
          </table:table-cell>
          <table:table-cell office:value-type="float" office:value="12.899008" calcext:value-type="float">
            <text:p>12.899008</text:p>
          </table:table-cell>
          <table:table-cell office:value-type="float" office:value="10.211803" calcext:value-type="float">
            <text:p>10.211803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1.26" calcext:value-type="float">
            <text:p>1.26</text:p>
          </table:table-cell>
          <table:table-cell office:value-type="float" office:value="669615.56" calcext:value-type="float">
            <text:p>669615.5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0937" calcext:value-type="float">
            <text:p>290937</text:p>
          </table:table-cell>
          <table:table-cell office:value-type="float" office:value="320856806" calcext:value-type="float">
            <text:p>320856806</text:p>
          </table:table-cell>
          <table:table-cell office:value-type="float" office:value="3351321882" calcext:value-type="float">
            <text:p>3351321882</text:p>
          </table:table-cell>
          <table:table-cell office:value-type="float" office:value="678" calcext:value-type="float">
            <text:p>678</text:p>
          </table:table-cell>
          <table:table-cell office:value-type="float" office:value="99739545" calcext:value-type="float">
            <text:p>99739545</text:p>
          </table:table-cell>
          <table:table-cell office:value-type="float" office:value="78995462" calcext:value-type="float">
            <text:p>78995462</text:p>
          </table:table-cell>
          <table:table-cell office:value-type="float" office:value="866" calcext:value-type="float">
            <text:p>86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74" calcext:value-type="float">
            <text:p>0.09574</text:p>
          </table:table-cell>
          <table:table-cell office:value-type="float" office:value="678" calcext:value-type="float">
            <text:p>678</text:p>
          </table:table-cell>
          <table:table-cell office:value-type="float" office:value="6.364238" calcext:value-type="float">
            <text:p>6.364238</text:p>
          </table:table-cell>
          <table:table-cell office:value-type="float" office:value="5.040588" calcext:value-type="float">
            <text:p>5.040588</text:p>
          </table:table-cell>
          <table:table-cell office:value-type="float" office:value="0.000055" calcext:value-type="float">
            <text:p>0.000055</text:p>
          </table:table-cell>
          <table:table-cell office:value-type="float" office:value="1.26" calcext:value-type="float">
            <text:p>1.26</text:p>
          </table:table-cell>
          <table:table-cell office:value-type="float" office:value="91218.78" calcext:value-type="float">
            <text:p>91218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1940" calcext:value-type="float">
            <text:p>291940</text:p>
          </table:table-cell>
          <table:table-cell office:value-type="float" office:value="660752086" calcext:value-type="float">
            <text:p>660752086</text:p>
          </table:table-cell>
          <table:table-cell office:value-type="float" office:value="7471384237" calcext:value-type="float">
            <text:p>7471384237</text:p>
          </table:table-cell>
          <table:table-cell office:value-type="float" office:value="349" calcext:value-type="float">
            <text:p>349</text:p>
          </table:table-cell>
          <table:table-cell office:value-type="float" office:value="225377760" calcext:value-type="float">
            <text:p>225377760</text:p>
          </table:table-cell>
          <table:table-cell office:value-type="float" office:value="178208238" calcext:value-type="float">
            <text:p>178208238</text:p>
          </table:table-cell>
          <table:table-cell office:value-type="float" office:value="293" calcext:value-type="float">
            <text:p>29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438" calcext:value-type="float">
            <text:p>0.088438</text:p>
          </table:table-cell>
          <table:table-cell office:value-type="float" office:value="349" calcext:value-type="float">
            <text:p>349</text:p>
          </table:table-cell>
          <table:table-cell office:value-type="float" office:value="14.381034" calcext:value-type="float">
            <text:p>14.381034</text:p>
          </table:table-cell>
          <table:table-cell office:value-type="float" office:value="11.371214" calcext:value-type="float">
            <text:p>11.371214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1.26" calcext:value-type="float">
            <text:p>1.26</text:p>
          </table:table-cell>
          <table:table-cell office:value-type="float" office:value="608219.25" calcext:value-type="float">
            <text:p>608219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2943" calcext:value-type="float">
            <text:p>292943</text:p>
          </table:table-cell>
          <table:table-cell office:value-type="float" office:value="324402968" calcext:value-type="float">
            <text:p>324402968</text:p>
          </table:table-cell>
          <table:table-cell office:value-type="float" office:value="3654290126" calcext:value-type="float">
            <text:p>3654290126</text:p>
          </table:table-cell>
          <table:table-cell office:value-type="float" office:value="2722" calcext:value-type="float">
            <text:p>2722</text:p>
          </table:table-cell>
          <table:table-cell office:value-type="float" office:value="109199106" calcext:value-type="float">
            <text:p>109199106</text:p>
          </table:table-cell>
          <table:table-cell office:value-type="float" office:value="86473212" calcext:value-type="float">
            <text:p>86473212</text:p>
          </table:table-cell>
          <table:table-cell office:value-type="float" office:value="2371" calcext:value-type="float">
            <text:p>237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773" calcext:value-type="float">
            <text:p>0.088773</text:p>
          </table:table-cell>
          <table:table-cell office:value-type="float" office:value="2722" calcext:value-type="float">
            <text:p>2722</text:p>
          </table:table-cell>
          <table:table-cell office:value-type="float" office:value="6.967839" calcext:value-type="float">
            <text:p>6.967839</text:p>
          </table:table-cell>
          <table:table-cell office:value-type="float" office:value="5.517733" calcext:value-type="float">
            <text:p>5.517733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1.26" calcext:value-type="float">
            <text:p>1.26</text:p>
          </table:table-cell>
          <table:table-cell office:value-type="float" office:value="36471.2" calcext:value-type="float">
            <text:p>36471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3946" calcext:value-type="float">
            <text:p>293946</text:p>
          </table:table-cell>
          <table:table-cell office:value-type="float" office:value="631136270" calcext:value-type="float">
            <text:p>631136270</text:p>
          </table:table-cell>
          <table:table-cell office:value-type="float" office:value="6835207171" calcext:value-type="float">
            <text:p>6835207171</text:p>
          </table:table-cell>
          <table:table-cell office:value-type="float" office:value="574" calcext:value-type="float">
            <text:p>574</text:p>
          </table:table-cell>
          <table:table-cell office:value-type="float" office:value="205195757" calcext:value-type="float">
            <text:p>205195757</text:p>
          </table:table-cell>
          <table:table-cell office:value-type="float" office:value="162278830" calcext:value-type="float">
            <text:p>162278830</text:p>
          </table:table-cell>
          <table:table-cell office:value-type="float" office:value="674" calcext:value-type="float">
            <text:p>6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336" calcext:value-type="float">
            <text:p>0.092336</text:p>
          </table:table-cell>
          <table:table-cell office:value-type="float" office:value="574" calcext:value-type="float">
            <text:p>574</text:p>
          </table:table-cell>
          <table:table-cell office:value-type="float" office:value="13.093249" calcext:value-type="float">
            <text:p>13.093249</text:p>
          </table:table-cell>
          <table:table-cell office:value-type="float" office:value="10.354781" calcext:value-type="float">
            <text:p>10.354781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1.26" calcext:value-type="float">
            <text:p>1.26</text:p>
          </table:table-cell>
          <table:table-cell office:value-type="float" office:value="240769.78" calcext:value-type="float">
            <text:p>240769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4950" calcext:value-type="float">
            <text:p>294950</text:p>
          </table:table-cell>
          <table:table-cell office:value-type="float" office:value="396250825" calcext:value-type="float">
            <text:p>396250825</text:p>
          </table:table-cell>
          <table:table-cell office:value-type="float" office:value="4452230015" calcext:value-type="float">
            <text:p>4452230015</text:p>
          </table:table-cell>
          <table:table-cell office:value-type="float" office:value="1098" calcext:value-type="float">
            <text:p>1098</text:p>
          </table:table-cell>
          <table:table-cell office:value-type="float" office:value="133204021" calcext:value-type="float">
            <text:p>133204021</text:p>
          </table:table-cell>
          <table:table-cell office:value-type="float" office:value="105616224" calcext:value-type="float">
            <text:p>105616224</text:p>
          </table:table-cell>
          <table:table-cell office:value-type="float" office:value="801" calcext:value-type="float">
            <text:p>80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9001" calcext:value-type="float">
            <text:p>0.089001</text:p>
          </table:table-cell>
          <table:table-cell office:value-type="float" office:value="1098" calcext:value-type="float">
            <text:p>1098</text:p>
          </table:table-cell>
          <table:table-cell office:value-type="float" office:value="8.491094" calcext:value-type="float">
            <text:p>8.491094</text:p>
          </table:table-cell>
          <table:table-cell office:value-type="float" office:value="6.732508" calcext:value-type="float">
            <text:p>6.732508</text:p>
          </table:table-cell>
          <table:table-cell office:value-type="float" office:value="0.000051" calcext:value-type="float">
            <text:p>0.000051</text:p>
          </table:table-cell>
          <table:table-cell office:value-type="float" office:value="1.26" calcext:value-type="float">
            <text:p>1.26</text:p>
          </table:table-cell>
          <table:table-cell office:value-type="float" office:value="131855.45" calcext:value-type="float">
            <text:p>131855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5953" calcext:value-type="float">
            <text:p>295953</text:p>
          </table:table-cell>
          <table:table-cell office:value-type="float" office:value="546428193" calcext:value-type="float">
            <text:p>546428193</text:p>
          </table:table-cell>
          <table:table-cell office:value-type="float" office:value="5911221835" calcext:value-type="float">
            <text:p>5911221835</text:p>
          </table:table-cell>
          <table:table-cell office:value-type="float" office:value="408" calcext:value-type="float">
            <text:p>408</text:p>
          </table:table-cell>
          <table:table-cell office:value-type="float" office:value="178286279" calcext:value-type="float">
            <text:p>178286279</text:p>
          </table:table-cell>
          <table:table-cell office:value-type="float" office:value="140960674" calcext:value-type="float">
            <text:p>140960674</text:p>
          </table:table-cell>
          <table:table-cell office:value-type="float" office:value="597" calcext:value-type="float">
            <text:p>59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2439" calcext:value-type="float">
            <text:p>0.092439</text:p>
          </table:table-cell>
          <table:table-cell office:value-type="float" office:value="408" calcext:value-type="float">
            <text:p>408</text:p>
          </table:table-cell>
          <table:table-cell office:value-type="float" office:value="11.376193" calcext:value-type="float">
            <text:p>11.376193</text:p>
          </table:table-cell>
          <table:table-cell office:value-type="float" office:value="8.994499" calcext:value-type="float">
            <text:p>8.994499</text:p>
          </table:table-cell>
          <table:table-cell office:value-type="float" office:value="0.000038" calcext:value-type="float">
            <text:p>0.000038</text:p>
          </table:table-cell>
          <table:table-cell office:value-type="float" office:value="1.26" calcext:value-type="float">
            <text:p>1.26</text:p>
          </table:table-cell>
          <table:table-cell office:value-type="float" office:value="236115.03" calcext:value-type="float">
            <text:p>236115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6957" calcext:value-type="float">
            <text:p>296957</text:p>
          </table:table-cell>
          <table:table-cell office:value-type="float" office:value="473171381" calcext:value-type="float">
            <text:p>473171381</text:p>
          </table:table-cell>
          <table:table-cell office:value-type="float" office:value="5330227683" calcext:value-type="float">
            <text:p>5330227683</text:p>
          </table:table-cell>
          <table:table-cell office:value-type="float" office:value="78" calcext:value-type="float">
            <text:p>78</text:p>
          </table:table-cell>
          <table:table-cell office:value-type="float" office:value="160146715" calcext:value-type="float">
            <text:p>160146715</text:p>
          </table:table-cell>
          <table:table-cell office:value-type="float" office:value="126951960" calcext:value-type="float">
            <text:p>126951960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771" calcext:value-type="float">
            <text:p>0.088771</text:p>
          </table:table-cell>
          <table:table-cell office:value-type="float" office:value="78" calcext:value-type="float">
            <text:p>78</text:p>
          </table:table-cell>
          <table:table-cell office:value-type="float" office:value="10.208556" calcext:value-type="float">
            <text:p>10.208556</text:p>
          </table:table-cell>
          <table:table-cell office:value-type="float" office:value="8.092555" calcext:value-type="float">
            <text:p>8.09255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.26" calcext:value-type="float">
            <text:p>1.26</text:p>
          </table:table-cell>
          <table:table-cell office:value-type="float" office:value="1476185.62" calcext:value-type="float">
            <text:p>1476185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7960" calcext:value-type="float">
            <text:p>297960</text:p>
          </table:table-cell>
          <table:table-cell office:value-type="float" office:value="472176859" calcext:value-type="float">
            <text:p>472176859</text:p>
          </table:table-cell>
          <table:table-cell office:value-type="float" office:value="5072273242" calcext:value-type="float">
            <text:p>5072273242</text:p>
          </table:table-cell>
          <table:table-cell office:value-type="float" office:value="178" calcext:value-type="float">
            <text:p>178</text:p>
          </table:table-cell>
          <table:table-cell office:value-type="float" office:value="152972976" calcext:value-type="float">
            <text:p>152972976</text:p>
          </table:table-cell>
          <table:table-cell office:value-type="float" office:value="120971516" calcext:value-type="float">
            <text:p>120971516</text:p>
          </table:table-cell>
          <table:table-cell office:value-type="float" office:value="309" calcext:value-type="float">
            <text:p>30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178" calcext:value-type="float">
            <text:p>178</text:p>
          </table:table-cell>
          <table:table-cell office:value-type="float" office:value="9.760987" calcext:value-type="float">
            <text:p>9.760987</text:p>
          </table:table-cell>
          <table:table-cell office:value-type="float" office:value="7.71902" calcext:value-type="float">
            <text:p>7.71902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1.26" calcext:value-type="float">
            <text:p>1.26</text:p>
          </table:table-cell>
          <table:table-cell office:value-type="float" office:value="391493.59" calcext:value-type="float">
            <text:p>391493.5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8963" calcext:value-type="float">
            <text:p>298963</text:p>
          </table:table-cell>
          <table:table-cell office:value-type="float" office:value="514177015" calcext:value-type="float">
            <text:p>514177015</text:p>
          </table:table-cell>
          <table:table-cell office:value-type="float" office:value="5822865823" calcext:value-type="float">
            <text:p>5822865823</text:p>
          </table:table-cell>
          <table:table-cell office:value-type="float" office:value="812" calcext:value-type="float">
            <text:p>812</text:p>
          </table:table-cell>
          <table:table-cell office:value-type="float" office:value="175285944" calcext:value-type="float">
            <text:p>175285944</text:p>
          </table:table-cell>
          <table:table-cell office:value-type="float" office:value="138920203" calcext:value-type="float">
            <text:p>138920203</text:p>
          </table:table-cell>
          <table:table-cell office:value-type="float" office:value="766" calcext:value-type="float">
            <text:p>7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303" calcext:value-type="float">
            <text:p>0.088303</text:p>
          </table:table-cell>
          <table:table-cell office:value-type="float" office:value="812" calcext:value-type="float">
            <text:p>812</text:p>
          </table:table-cell>
          <table:table-cell office:value-type="float" office:value="11.184747" calcext:value-type="float">
            <text:p>11.184747</text:p>
          </table:table-cell>
          <table:table-cell office:value-type="float" office:value="8.864301" calcext:value-type="float">
            <text:p>8.86430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1.26" calcext:value-type="float">
            <text:p>1.26</text:p>
          </table:table-cell>
          <table:table-cell office:value-type="float" office:value="181357.97" calcext:value-type="float">
            <text:p>181357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9966" calcext:value-type="float">
            <text:p>299966</text:p>
          </table:table-cell>
          <table:table-cell office:value-type="float" office:value="403508735" calcext:value-type="float">
            <text:p>403508735</text:p>
          </table:table-cell>
          <table:table-cell office:value-type="float" office:value="4293545549" calcext:value-type="float">
            <text:p>4293545549</text:p>
          </table:table-cell>
          <table:table-cell office:value-type="float" office:value="439" calcext:value-type="float">
            <text:p>439</text:p>
          </table:table-cell>
          <table:table-cell office:value-type="float" office:value="129588831" calcext:value-type="float">
            <text:p>129588831</text:p>
          </table:table-cell>
          <table:table-cell office:value-type="float" office:value="102579441" calcext:value-type="float">
            <text:p>102579441</text:p>
          </table:table-cell>
          <table:table-cell office:value-type="float" office:value="550" calcext:value-type="float">
            <text:p>5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398" calcext:value-type="float">
            <text:p>0.09398</text:p>
          </table:table-cell>
          <table:table-cell office:value-type="float" office:value="439" calcext:value-type="float">
            <text:p>439</text:p>
          </table:table-cell>
          <table:table-cell office:value-type="float" office:value="8.268879" calcext:value-type="float">
            <text:p>8.268879</text:p>
          </table:table-cell>
          <table:table-cell office:value-type="float" office:value="6.545448" calcext:value-type="float">
            <text:p>6.545448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1.26" calcext:value-type="float">
            <text:p>1.26</text:p>
          </table:table-cell>
          <table:table-cell office:value-type="float" office:value="186508.08" calcext:value-type="float">
            <text:p>186508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0969" calcext:value-type="float">
            <text:p>300969</text:p>
          </table:table-cell>
          <table:table-cell office:value-type="float" office:value="572787010" calcext:value-type="float">
            <text:p>572787010</text:p>
          </table:table-cell>
          <table:table-cell office:value-type="float" office:value="6468605994" calcext:value-type="float">
            <text:p>6468605994</text:p>
          </table:table-cell>
          <table:table-cell office:value-type="float" office:value="92" calcext:value-type="float">
            <text:p>92</text:p>
          </table:table-cell>
          <table:table-cell office:value-type="float" office:value="194499519" calcext:value-type="float">
            <text:p>194499519</text:p>
          </table:table-cell>
          <table:table-cell office:value-type="float" office:value="153989854" calcext:value-type="float">
            <text:p>153989854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549" calcext:value-type="float">
            <text:p>0.088549</text:p>
          </table:table-cell>
          <table:table-cell office:value-type="float" office:value="92" calcext:value-type="float">
            <text:p>92</text:p>
          </table:table-cell>
          <table:table-cell office:value-type="float" office:value="12.410737" calcext:value-type="float">
            <text:p>12.410737</text:p>
          </table:table-cell>
          <table:table-cell office:value-type="float" office:value="9.825873" calcext:value-type="float">
            <text:p>9.82587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.26" calcext:value-type="float">
            <text:p>1.26</text:p>
          </table:table-cell>
          <table:table-cell office:value-type="float" office:value="1655804.88" calcext:value-type="float">
            <text:p>1655804.8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1972" calcext:value-type="float">
            <text:p>301972</text:p>
          </table:table-cell>
          <table:table-cell office:value-type="float" office:value="341353673" calcext:value-type="float">
            <text:p>341353673</text:p>
          </table:table-cell>
          <table:table-cell office:value-type="float" office:value="3584693082" calcext:value-type="float">
            <text:p>3584693082</text:p>
          </table:table-cell>
          <table:table-cell office:value-type="float" office:value="525" calcext:value-type="float">
            <text:p>525</text:p>
          </table:table-cell>
          <table:table-cell office:value-type="float" office:value="107028153" calcext:value-type="float">
            <text:p>107028153</text:p>
          </table:table-cell>
          <table:table-cell office:value-type="float" office:value="84766838" calcext:value-type="float">
            <text:p>84766838</text:p>
          </table:table-cell>
          <table:table-cell office:value-type="float" office:value="608" calcext:value-type="float">
            <text:p>6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95225" calcext:value-type="float">
            <text:p>0.095225</text:p>
          </table:table-cell>
          <table:table-cell office:value-type="float" office:value="525" calcext:value-type="float">
            <text:p>525</text:p>
          </table:table-cell>
          <table:table-cell office:value-type="float" office:value="6.829314" calcext:value-type="float">
            <text:p>6.829314</text:p>
          </table:table-cell>
          <table:table-cell office:value-type="float" office:value="5.408851" calcext:value-type="float">
            <text:p>5.408851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1.26" calcext:value-type="float">
            <text:p>1.26</text:p>
          </table:table-cell>
          <table:table-cell office:value-type="float" office:value="139419.14" calcext:value-type="float">
            <text:p>13941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2975" calcext:value-type="float">
            <text:p>302975</text:p>
          </table:table-cell>
          <table:table-cell office:value-type="float" office:value="670946845" calcext:value-type="float">
            <text:p>670946845</text:p>
          </table:table-cell>
          <table:table-cell office:value-type="float" office:value="7582283458" calcext:value-type="float">
            <text:p>7582283458</text:p>
          </table:table-cell>
          <table:table-cell office:value-type="float" office:value="622" calcext:value-type="float">
            <text:p>622</text:p>
          </table:table-cell>
          <table:table-cell office:value-type="float" office:value="228773812" calcext:value-type="float">
            <text:p>228773812</text:p>
          </table:table-cell>
          <table:table-cell office:value-type="float" office:value="181038103" calcext:value-type="float">
            <text:p>181038103</text:p>
          </table:table-cell>
          <table:table-cell office:value-type="float" office:value="577" calcext:value-type="float">
            <text:p>57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489" calcext:value-type="float">
            <text:p>0.088489</text:p>
          </table:table-cell>
          <table:table-cell office:value-type="float" office:value="622" calcext:value-type="float">
            <text:p>622</text:p>
          </table:table-cell>
          <table:table-cell office:value-type="float" office:value="14.597731" calcext:value-type="float">
            <text:p>14.597731</text:p>
          </table:table-cell>
          <table:table-cell office:value-type="float" office:value="11.551783" calcext:value-type="float">
            <text:p>11.55178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26" calcext:value-type="float">
            <text:p>1.26</text:p>
          </table:table-cell>
          <table:table-cell office:value-type="float" office:value="313757.53" calcext:value-type="float">
            <text:p>313757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3978" calcext:value-type="float">
            <text:p>303978</text:p>
          </table:table-cell>
          <table:table-cell office:value-type="float" office:value="306084214" calcext:value-type="float">
            <text:p>306084214</text:p>
          </table:table-cell>
          <table:table-cell office:value-type="float" office:value="3462539582" calcext:value-type="float">
            <text:p>3462539582</text:p>
          </table:table-cell>
          <table:table-cell office:value-type="float" office:value="640" calcext:value-type="float">
            <text:p>640</text:p>
          </table:table-cell>
          <table:table-cell office:value-type="float" office:value="103607212" calcext:value-type="float">
            <text:p>103607212</text:p>
          </table:table-cell>
          <table:table-cell office:value-type="float" office:value="81975403" calcext:value-type="float">
            <text:p>81975403</text:p>
          </table:table-cell>
          <table:table-cell office:value-type="float" office:value="585" calcext:value-type="float">
            <text:p>58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088399" calcext:value-type="float">
            <text:p>0.088399</text:p>
          </table:table-cell>
          <table:table-cell office:value-type="float" office:value="640" calcext:value-type="float">
            <text:p>640</text:p>
          </table:table-cell>
          <table:table-cell office:value-type="float" office:value="6.611029" calcext:value-type="float">
            <text:p>6.611029</text:p>
          </table:table-cell>
          <table:table-cell office:value-type="float" office:value="5.230733" calcext:value-type="float">
            <text:p>5.23073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1.26" calcext:value-type="float">
            <text:p>1.26</text:p>
          </table:table-cell>
          <table:table-cell office:value-type="float" office:value="140128.89" calcext:value-type="float">
            <text:p>140128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4981" calcext:value-type="float">
            <text:p>304981</text:p>
          </table:table-cell>
          <table:table-cell office:value-type="float" office:value="22091616" calcext:value-type="float">
            <text:p>22091616</text:p>
          </table:table-cell>
          <table:table-cell office:value-type="float" office:value="214597154" calcext:value-type="float">
            <text:p>214597154</text:p>
          </table:table-cell>
          <table:table-cell office:value-type="float" office:value="4832" calcext:value-type="float">
            <text:p>4832</text:p>
          </table:table-cell>
          <table:table-cell office:value-type="float" office:value="6116240" calcext:value-type="float">
            <text:p>6116240</text:p>
          </table:table-cell>
          <table:table-cell office:value-type="float" office:value="4961761" calcext:value-type="float">
            <text:p>4961761</text:p>
          </table:table-cell>
          <table:table-cell office:value-type="float" office:value="8435" calcext:value-type="float">
            <text:p>84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02945" calcext:value-type="float">
            <text:p>0.102945</text:p>
          </table:table-cell>
          <table:table-cell office:value-type="float" office:value="4832" calcext:value-type="float">
            <text:p>4832</text:p>
          </table:table-cell>
          <table:table-cell office:value-type="float" office:value="0.390269" calcext:value-type="float">
            <text:p>0.390269</text:p>
          </table:table-cell>
          <table:table-cell office:value-type="float" office:value="0.316603" calcext:value-type="float">
            <text:p>0.316603</text:p>
          </table:table-cell>
          <table:table-cell office:value-type="float" office:value="0.000538" calcext:value-type="float">
            <text:p>0.000538</text:p>
          </table:table-cell>
          <table:table-cell office:value-type="float" office:value="1.23" calcext:value-type="float">
            <text:p>1.23</text:p>
          </table:table-cell>
          <table:table-cell office:value-type="float" office:value="588.23" calcext:value-type="float">
            <text:p>588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5985" calcext:value-type="float">
            <text:p>305985</text:p>
          </table:table-cell>
          <table:table-cell office:value-type="float" office:value="129198" calcext:value-type="float">
            <text:p>129198</text:p>
          </table:table-cell>
          <table:table-cell office:value-type="float" office:value="358450" calcext:value-type="float">
            <text:p>358450</text:p>
          </table:table-cell>
          <table:table-cell office:value-type="float" office:value="69" calcext:value-type="float">
            <text:p>69</text:p>
          </table:table-cell>
          <table:table-cell office:value-type="float" office:value="3084" calcext:value-type="float">
            <text:p>3084</text:p>
          </table:table-cell>
          <table:table-cell office:value-type="float" office:value="8674" calcext:value-type="float">
            <text:p>8674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435" calcext:value-type="float">
            <text:p>0.360435</text:p>
          </table:table-cell>
          <table:table-cell office:value-type="float" office:value="69" calcext:value-type="float">
            <text:p>69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139.9" calcext:value-type="float">
            <text:p>139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6989" calcext:value-type="float">
            <text:p>306989</text:p>
          </table:table-cell>
          <table:table-cell office:value-type="float" office:value="423411" calcext:value-type="float">
            <text:p>423411</text:p>
          </table:table-cell>
          <table:table-cell office:value-type="float" office:value="849534" calcext:value-type="float">
            <text:p>849534</text:p>
          </table:table-cell>
          <table:table-cell office:value-type="float" office:value="167" calcext:value-type="float">
            <text:p>167</text:p>
          </table:table-cell>
          <table:table-cell office:value-type="float" office:value="6208" calcext:value-type="float">
            <text:p>6208</text:p>
          </table:table-cell>
          <table:table-cell office:value-type="float" office:value="17408" calcext:value-type="float">
            <text:p>17408</text:p>
          </table:table-cell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404" calcext:value-type="float">
            <text:p>0.498404</text:p>
          </table:table-cell>
          <table:table-cell office:value-type="float" office:value="167" calcext:value-type="float">
            <text:p>167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6" calcext:value-type="float">
            <text:p>0.36</text:p>
          </table:table-cell>
          <table:table-cell office:value-type="float" office:value="146.29" calcext:value-type="float">
            <text:p>146.2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7993" calcext:value-type="float">
            <text:p>307993</text:p>
          </table:table-cell>
          <table:table-cell office:value-type="float" office:value="2429390228" calcext:value-type="float">
            <text:p>2429390228</text:p>
          </table:table-cell>
          <table:table-cell office:value-type="float" office:value="2881546318" calcext:value-type="float">
            <text:p>2881546318</text:p>
          </table:table-cell>
          <table:table-cell office:value-type="float" office:value="9298064" calcext:value-type="float">
            <text:p>9298064</text:p>
          </table:table-cell>
          <table:table-cell office:value-type="float" office:value="96459683" calcext:value-type="float">
            <text:p>96459683</text:p>
          </table:table-cell>
          <table:table-cell office:value-type="float" office:value="23069358" calcext:value-type="float">
            <text:p>23069358</text:p>
          </table:table-cell>
          <table:table-cell office:value-type="float" office:value="11155698" calcext:value-type="float">
            <text:p>1115569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43086" calcext:value-type="float">
            <text:p>0.843086</text:p>
          </table:table-cell>
          <table:table-cell office:value-type="float" office:value="9298064" calcext:value-type="float">
            <text:p>9298064</text:p>
          </table:table-cell>
          <table:table-cell office:value-type="float" office:value="6.148824" calcext:value-type="float">
            <text:p>6.148824</text:p>
          </table:table-cell>
          <table:table-cell office:value-type="float" office:value="1.470557" calcext:value-type="float">
            <text:p>1.470557</text:p>
          </table:table-cell>
          <table:table-cell office:value-type="float" office:value="0.71112" calcext:value-type="float">
            <text:p>0.71112</text:p>
          </table:table-cell>
          <table:table-cell office:value-type="float" office:value="4.18" calcext:value-type="float">
            <text:p>4.18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8996" calcext:value-type="float">
            <text:p>308996</text:p>
          </table:table-cell>
          <table:table-cell office:value-type="float" office:value="4986968208" calcext:value-type="float">
            <text:p>4986968208</text:p>
          </table:table-cell>
          <table:table-cell office:value-type="float" office:value="4608171511" calcext:value-type="float">
            <text:p>4608171511</text:p>
          </table:table-cell>
          <table:table-cell office:value-type="float" office:value="15958437" calcext:value-type="float">
            <text:p>15958437</text:p>
          </table:table-cell>
          <table:table-cell office:value-type="float" office:value="215357666" calcext:value-type="float">
            <text:p>215357666</text:p>
          </table:table-cell>
          <table:table-cell office:value-type="float" office:value="43209884" calcext:value-type="float">
            <text:p>43209884</text:p>
          </table:table-cell>
          <table:table-cell office:value-type="float" office:value="19385190" calcext:value-type="float">
            <text:p>1938519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82201" calcext:value-type="float">
            <text:p>1.082201</text:p>
          </table:table-cell>
          <table:table-cell office:value-type="float" office:value="15958437" calcext:value-type="float">
            <text:p>15958437</text:p>
          </table:table-cell>
          <table:table-cell office:value-type="float" office:value="13.741666" calcext:value-type="float">
            <text:p>13.741666</text:p>
          </table:table-cell>
          <table:table-cell office:value-type="float" office:value="2.757161" calcext:value-type="float">
            <text:p>2.757161</text:p>
          </table:table-cell>
          <table:table-cell office:value-type="float" office:value="1.236941" calcext:value-type="float">
            <text:p>1.236941</text:p>
          </table:table-cell>
          <table:table-cell office:value-type="float" office:value="4.98" calcext:value-type="float">
            <text:p>4.98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9999" calcext:value-type="float">
            <text:p>309999</text:p>
          </table:table-cell>
          <table:table-cell office:value-type="float" office:value="15983285546" calcext:value-type="float">
            <text:p>15983285546</text:p>
          </table:table-cell>
          <table:table-cell office:value-type="float" office:value="8624586491" calcext:value-type="float">
            <text:p>8624586491</text:p>
          </table:table-cell>
          <table:table-cell office:value-type="float" office:value="34229666" calcext:value-type="float">
            <text:p>34229666</text:p>
          </table:table-cell>
          <table:table-cell office:value-type="float" office:value="753221196" calcext:value-type="float">
            <text:p>753221196</text:p>
          </table:table-cell>
          <table:table-cell office:value-type="float" office:value="141562780" calcext:value-type="float">
            <text:p>141562780</text:p>
          </table:table-cell>
          <table:table-cell office:value-type="float" office:value="61320204" calcext:value-type="float">
            <text:p>6132020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53223" calcext:value-type="float">
            <text:p>1.853223</text:p>
          </table:table-cell>
          <table:table-cell office:value-type="float" office:value="34229664" calcext:value-type="float">
            <text:p>34229664</text:p>
          </table:table-cell>
          <table:table-cell office:value-type="float" office:value="48.06197" calcext:value-type="float">
            <text:p>48.06197</text:p>
          </table:table-cell>
          <table:table-cell office:value-type="float" office:value="9.03292" calcext:value-type="float">
            <text:p>9.03292</text:p>
          </table:table-cell>
          <table:table-cell office:value-type="float" office:value="3.912755" calcext:value-type="float">
            <text:p>3.912755</text:p>
          </table:table-cell>
          <table:table-cell office:value-type="float" office:value="5.32" calcext:value-type="float">
            <text:p>5.32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1003" calcext:value-type="float">
            <text:p>311003</text:p>
          </table:table-cell>
          <table:table-cell office:value-type="float" office:value="4273598099" calcext:value-type="float">
            <text:p>4273598099</text:p>
          </table:table-cell>
          <table:table-cell office:value-type="float" office:value="2222209682" calcext:value-type="float">
            <text:p>2222209682</text:p>
          </table:table-cell>
          <table:table-cell office:value-type="float" office:value="7862271" calcext:value-type="float">
            <text:p>7862271</text:p>
          </table:table-cell>
          <table:table-cell office:value-type="float" office:value="200851909" calcext:value-type="float">
            <text:p>200851909</text:p>
          </table:table-cell>
          <table:table-cell office:value-type="float" office:value="35614631" calcext:value-type="float">
            <text:p>35614631</text:p>
          </table:table-cell>
          <table:table-cell office:value-type="float" office:value="17004431" calcext:value-type="float">
            <text:p>170044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2313" calcext:value-type="float">
            <text:p>1.92313</text:p>
          </table:table-cell>
          <table:table-cell office:value-type="float" office:value="7862271" calcext:value-type="float">
            <text:p>7862271</text:p>
          </table:table-cell>
          <table:table-cell office:value-type="float" office:value="12.803308" calcext:value-type="float">
            <text:p>12.803308</text:p>
          </table:table-cell>
          <table:table-cell office:value-type="float" office:value="2.270255" calcext:value-type="float">
            <text:p>2.270255</text:p>
          </table:table-cell>
          <table:table-cell office:value-type="float" office:value="1.083948" calcext:value-type="float">
            <text:p>1.083948</text:p>
          </table:table-cell>
          <table:table-cell office:value-type="float" office:value="5.64" calcext:value-type="float">
            <text:p>5.64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2007" calcext:value-type="float">
            <text:p>312007</text:p>
          </table:table-cell>
          <table:table-cell office:value-type="float" office:value="267681" calcext:value-type="float">
            <text:p>267681</text:p>
          </table:table-cell>
          <table:table-cell office:value-type="float" office:value="806668" calcext:value-type="float">
            <text:p>806668</text:p>
          </table:table-cell>
          <table:table-cell office:value-type="float" office:value="105" calcext:value-type="float">
            <text:p>105</text:p>
          </table:table-cell>
          <table:table-cell office:value-type="float" office:value="6057" calcext:value-type="float">
            <text:p>6057</text:p>
          </table:table-cell>
          <table:table-cell office:value-type="float" office:value="18677" calcext:value-type="float">
            <text:p>1867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1835" calcext:value-type="float">
            <text:p>0.331835</text:p>
          </table:table-cell>
          <table:table-cell office:value-type="float" office:value="105" calcext:value-type="float">
            <text:p>105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1191" calcext:value-type="float">
            <text:p>0.00119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2" calcext:value-type="float">
            <text:p>0.32</text:p>
          </table:table-cell>
          <table:table-cell office:value-type="float" office:value="144.78" calcext:value-type="float">
            <text:p>144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3011" calcext:value-type="float">
            <text:p>313011</text:p>
          </table:table-cell>
          <table:table-cell office:value-type="float" office:value="518465" calcext:value-type="float">
            <text:p>518465</text:p>
          </table:table-cell>
          <table:table-cell office:value-type="float" office:value="1154866" calcext:value-type="float">
            <text:p>1154866</text:p>
          </table:table-cell>
          <table:table-cell office:value-type="float" office:value="305" calcext:value-type="float">
            <text:p>305</text:p>
          </table:table-cell>
          <table:table-cell office:value-type="float" office:value="8384" calcext:value-type="float">
            <text:p>8384</text:p>
          </table:table-cell>
          <table:table-cell office:value-type="float" office:value="24550" calcext:value-type="float">
            <text:p>24550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94" calcext:value-type="float">
            <text:p>0.44894</text:p>
          </table:table-cell>
          <table:table-cell office:value-type="float" office:value="305" calcext:value-type="float">
            <text:p>305</text:p>
          </table:table-cell>
          <table:table-cell office:value-type="float" office:value="0.000534" calcext:value-type="float">
            <text:p>0.000534</text:p>
          </table:table-cell>
          <table:table-cell office:value-type="float" office:value="0.001565" calcext:value-type="float">
            <text:p>0.001565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4" calcext:value-type="float">
            <text:p>0.34</text:p>
          </table:table-cell>
          <table:table-cell office:value-type="float" office:value="68.58" calcext:value-type="float">
            <text:p>68.5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4015" calcext:value-type="float">
            <text:p>314015</text:p>
          </table:table-cell>
          <table:table-cell office:value-type="float" office:value="26076184" calcext:value-type="float">
            <text:p>26076184</text:p>
          </table:table-cell>
          <table:table-cell office:value-type="float" office:value="44155783" calcext:value-type="float">
            <text:p>44155783</text:p>
          </table:table-cell>
          <table:table-cell office:value-type="float" office:value="8398" calcext:value-type="float">
            <text:p>8398</text:p>
          </table:table-cell>
          <table:table-cell office:value-type="float" office:value="394800" calcext:value-type="float">
            <text:p>394800</text:p>
          </table:table-cell>
          <table:table-cell office:value-type="float" office:value="704243" calcext:value-type="float">
            <text:p>704243</text:p>
          </table:table-cell>
          <table:table-cell office:value-type="float" office:value="13215" calcext:value-type="float">
            <text:p>132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9055" calcext:value-type="float">
            <text:p>0.59055</text:p>
          </table:table-cell>
          <table:table-cell office:value-type="float" office:value="8398" calcext:value-type="float">
            <text:p>8398</text:p>
          </table:table-cell>
          <table:table-cell office:value-type="float" office:value="0.025167" calcext:value-type="float">
            <text:p>0.025167</text:p>
          </table:table-cell>
          <table:table-cell office:value-type="float" office:value="0.044892" calcext:value-type="float">
            <text:p>0.044892</text:p>
          </table:table-cell>
          <table:table-cell office:value-type="float" office:value="0.000842" calcext:value-type="float">
            <text:p>0.000842</text:p>
          </table:table-cell>
          <table:table-cell office:value-type="float" office:value="0.56" calcext:value-type="float">
            <text:p>0.56</text:p>
          </table:table-cell>
          <table:table-cell office:value-type="float" office:value="53.29" calcext:value-type="float">
            <text:p>53.2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5019" calcext:value-type="float">
            <text:p>315019</text:p>
          </table:table-cell>
          <table:table-cell office:value-type="float" office:value="374878" calcext:value-type="float">
            <text:p>374878</text:p>
          </table:table-cell>
          <table:table-cell office:value-type="float" office:value="695935" calcext:value-type="float">
            <text:p>695935</text:p>
          </table:table-cell>
          <table:table-cell office:value-type="float" office:value="140" calcext:value-type="float">
            <text:p>140</text:p>
          </table:table-cell>
          <table:table-cell office:value-type="float" office:value="5023" calcext:value-type="float">
            <text:p>5023</text:p>
          </table:table-cell>
          <table:table-cell office:value-type="float" office:value="14124" calcext:value-type="float">
            <text:p>14124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8668" calcext:value-type="float">
            <text:p>0.538668</text:p>
          </table:table-cell>
          <table:table-cell office:value-type="float" office:value="140" calcext:value-type="float">
            <text:p>140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91.12" calcext:value-type="float">
            <text:p>91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6023" calcext:value-type="float">
            <text:p>316023</text:p>
          </table:table-cell>
          <table:table-cell office:value-type="float" office:value="1157764" calcext:value-type="float">
            <text:p>1157764</text:p>
          </table:table-cell>
          <table:table-cell office:value-type="float" office:value="2580136" calcext:value-type="float">
            <text:p>2580136</text:p>
          </table:table-cell>
          <table:table-cell office:value-type="float" office:value="362" calcext:value-type="float">
            <text:p>362</text:p>
          </table:table-cell>
          <table:table-cell office:value-type="float" office:value="20993" calcext:value-type="float">
            <text:p>20993</text:p>
          </table:table-cell>
          <table:table-cell office:value-type="float" office:value="61717" calcext:value-type="float">
            <text:p>61717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722" calcext:value-type="float">
            <text:p>0.448722</text:p>
          </table:table-cell>
          <table:table-cell office:value-type="float" office:value="362" calcext:value-type="float">
            <text:p>362</text:p>
          </table:table-cell>
          <table:table-cell office:value-type="float" office:value="0.001338" calcext:value-type="float">
            <text:p>0.001338</text:p>
          </table:table-cell>
          <table:table-cell office:value-type="float" office:value="0.003934" calcext:value-type="float">
            <text:p>0.003934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34" calcext:value-type="float">
            <text:p>0.34</text:p>
          </table:table-cell>
          <table:table-cell office:value-type="float" office:value="170.96" calcext:value-type="float">
            <text:p>170.9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7027" calcext:value-type="float">
            <text:p>317027</text:p>
          </table:table-cell>
          <table:table-cell office:value-type="float" office:value="391290" calcext:value-type="float">
            <text:p>391290</text:p>
          </table:table-cell>
          <table:table-cell office:value-type="float" office:value="756022" calcext:value-type="float">
            <text:p>756022</text:p>
          </table:table-cell>
          <table:table-cell office:value-type="float" office:value="178" calcext:value-type="float">
            <text:p>178</text:p>
          </table:table-cell>
          <table:table-cell office:value-type="float" office:value="5723" calcext:value-type="float">
            <text:p>5723</text:p>
          </table:table-cell>
          <table:table-cell office:value-type="float" office:value="16000" calcext:value-type="float">
            <text:p>16000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564" calcext:value-type="float">
            <text:p>0.517564</text:p>
          </table:table-cell>
          <table:table-cell office:value-type="float" office:value="178" calcext:value-type="float">
            <text:p>178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6" calcext:value-type="float">
            <text:p>0.36</text:p>
          </table:table-cell>
          <table:table-cell office:value-type="float" office:value="106.67" calcext:value-type="float">
            <text:p>106.6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8031" calcext:value-type="float">
            <text:p>318031</text:p>
          </table:table-cell>
          <table:table-cell office:value-type="float" office:value="125938" calcext:value-type="float">
            <text:p>125938</text:p>
          </table:table-cell>
          <table:table-cell office:value-type="float" office:value="343163" calcext:value-type="float">
            <text:p>343163</text:p>
          </table:table-cell>
          <table:table-cell office:value-type="float" office:value="35" calcext:value-type="float">
            <text:p>35</text:p>
          </table:table-cell>
          <table:table-cell office:value-type="float" office:value="2827" calcext:value-type="float">
            <text:p>2827</text:p>
          </table:table-cell>
          <table:table-cell office:value-type="float" office:value="8586" calcext:value-type="float">
            <text:p>858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6992" calcext:value-type="float">
            <text:p>0.366992</text:p>
          </table:table-cell>
          <table:table-cell office:value-type="float" office:value="35" calcext:value-type="float">
            <text:p>3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3" calcext:value-type="float">
            <text:p>0.33</text:p>
          </table:table-cell>
          <table:table-cell office:value-type="float" office:value="268.31" calcext:value-type="float">
            <text:p>268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9036" calcext:value-type="float">
            <text:p>319036</text:p>
          </table:table-cell>
          <table:table-cell office:value-type="float" office:value="526343" calcext:value-type="float">
            <text:p>526343</text:p>
          </table:table-cell>
          <table:table-cell office:value-type="float" office:value="1144513" calcext:value-type="float">
            <text:p>1144513</text:p>
          </table:table-cell>
          <table:table-cell office:value-type="float" office:value="181" calcext:value-type="float">
            <text:p>181</text:p>
          </table:table-cell>
          <table:table-cell office:value-type="float" office:value="8989" calcext:value-type="float">
            <text:p>8989</text:p>
          </table:table-cell>
          <table:table-cell office:value-type="float" office:value="25278" calcext:value-type="float">
            <text:p>25278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9884" calcext:value-type="float">
            <text:p>0.459884</text:p>
          </table:table-cell>
          <table:table-cell office:value-type="float" office:value="181" calcext:value-type="float">
            <text:p>181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6" calcext:value-type="float">
            <text:p>0.36</text:p>
          </table:table-cell>
          <table:table-cell office:value-type="float" office:value="145.28" calcext:value-type="float">
            <text:p>145.2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0040" calcext:value-type="float">
            <text:p>320040</text:p>
          </table:table-cell>
          <table:table-cell office:value-type="float" office:value="693246" calcext:value-type="float">
            <text:p>693246</text:p>
          </table:table-cell>
          <table:table-cell office:value-type="float" office:value="1615224" calcext:value-type="float">
            <text:p>1615224</text:p>
          </table:table-cell>
          <table:table-cell office:value-type="float" office:value="244" calcext:value-type="float">
            <text:p>244</text:p>
          </table:table-cell>
          <table:table-cell office:value-type="float" office:value="12969" calcext:value-type="float">
            <text:p>12969</text:p>
          </table:table-cell>
          <table:table-cell office:value-type="float" office:value="39928" calcext:value-type="float">
            <text:p>39928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9195" calcext:value-type="float">
            <text:p>0.429195</text:p>
          </table:table-cell>
          <table:table-cell office:value-type="float" office:value="244" calcext:value-type="float">
            <text:p>244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.002545" calcext:value-type="float">
            <text:p>0.002545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2" calcext:value-type="float">
            <text:p>0.32</text:p>
          </table:table-cell>
          <table:table-cell office:value-type="float" office:value="164.99" calcext:value-type="float">
            <text:p>164.9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1044" calcext:value-type="float">
            <text:p>321044</text:p>
          </table:table-cell>
          <table:table-cell office:value-type="float" office:value="399890" calcext:value-type="float">
            <text:p>399890</text:p>
          </table:table-cell>
          <table:table-cell office:value-type="float" office:value="798107" calcext:value-type="float">
            <text:p>798107</text:p>
          </table:table-cell>
          <table:table-cell office:value-type="float" office:value="113" calcext:value-type="float">
            <text:p>113</text:p>
          </table:table-cell>
          <table:table-cell office:value-type="float" office:value="6066" calcext:value-type="float">
            <text:p>6066</text:p>
          </table:table-cell>
          <table:table-cell office:value-type="float" office:value="17248" calcext:value-type="float">
            <text:p>1724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1048" calcext:value-type="float">
            <text:p>0.501048</text:p>
          </table:table-cell>
          <table:table-cell office:value-type="float" office:value="113" calcext:value-type="float">
            <text:p>113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155.39" calcext:value-type="float">
            <text:p>155.3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2048" calcext:value-type="float">
            <text:p>322048</text:p>
          </table:table-cell>
          <table:table-cell office:value-type="float" office:value="126086" calcext:value-type="float">
            <text:p>126086</text:p>
          </table:table-cell>
          <table:table-cell office:value-type="float" office:value="344052" calcext:value-type="float">
            <text:p>344052</text:p>
          </table:table-cell>
          <table:table-cell office:value-type="float" office:value="34" calcext:value-type="float">
            <text:p>34</text:p>
          </table:table-cell>
          <table:table-cell office:value-type="float" office:value="2944" calcext:value-type="float">
            <text:p>2944</text:p>
          </table:table-cell>
          <table:table-cell office:value-type="float" office:value="8656" calcext:value-type="float">
            <text:p>86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6474" calcext:value-type="float">
            <text:p>0.366474</text:p>
          </table:table-cell>
          <table:table-cell office:value-type="float" office:value="34" calcext:value-type="float">
            <text:p>34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4" calcext:value-type="float">
            <text:p>0.34</text:p>
          </table:table-cell>
          <table:table-cell office:value-type="float" office:value="270.5" calcext:value-type="float">
            <text:p>270.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3052" calcext:value-type="float">
            <text:p>323052</text:p>
          </table:table-cell>
          <table:table-cell office:value-type="float" office:value="366817" calcext:value-type="float">
            <text:p>366817</text:p>
          </table:table-cell>
          <table:table-cell office:value-type="float" office:value="672084" calcext:value-type="float">
            <text:p>672084</text:p>
          </table:table-cell>
          <table:table-cell office:value-type="float" office:value="117" calcext:value-type="float">
            <text:p>117</text:p>
          </table:table-cell>
          <table:table-cell office:value-type="float" office:value="4894" calcext:value-type="float">
            <text:p>4894</text:p>
          </table:table-cell>
          <table:table-cell office:value-type="float" office:value="13845" calcext:value-type="float">
            <text:p>13845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579" calcext:value-type="float">
            <text:p>0.54579</text:p>
          </table:table-cell>
          <table:table-cell office:value-type="float" office:value="117" calcext:value-type="float">
            <text:p>117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119.35" calcext:value-type="float">
            <text:p>119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4056" calcext:value-type="float">
            <text:p>324056</text:p>
          </table:table-cell>
          <table:table-cell office:value-type="float" office:value="332204" calcext:value-type="float">
            <text:p>332204</text:p>
          </table:table-cell>
          <table:table-cell office:value-type="float" office:value="1007518" calcext:value-type="float">
            <text:p>1007518</text:p>
          </table:table-cell>
          <table:table-cell office:value-type="float" office:value="218" calcext:value-type="float">
            <text:p>218</text:p>
          </table:table-cell>
          <table:table-cell office:value-type="float" office:value="8263" calcext:value-type="float">
            <text:p>8263</text:p>
          </table:table-cell>
          <table:table-cell office:value-type="float" office:value="25998" calcext:value-type="float">
            <text:p>25998</text:p>
          </table:table-cell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9725" calcext:value-type="float">
            <text:p>0.329725</text:p>
          </table:table-cell>
          <table:table-cell office:value-type="float" office:value="218" calcext:value-type="float">
            <text:p>218</text:p>
          </table:table-cell>
          <table:table-cell office:value-type="float" office:value="0.000527" calcext:value-type="float">
            <text:p>0.000527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2" calcext:value-type="float">
            <text:p>0.32</text:p>
          </table:table-cell>
          <table:table-cell office:value-type="float" office:value="127.44" calcext:value-type="float">
            <text:p>127.4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5060" calcext:value-type="float">
            <text:p>325060</text:p>
          </table:table-cell>
          <table:table-cell office:value-type="float" office:value="456307" calcext:value-type="float">
            <text:p>456307</text:p>
          </table:table-cell>
          <table:table-cell office:value-type="float" office:value="914883" calcext:value-type="float">
            <text:p>914883</text:p>
          </table:table-cell>
          <table:table-cell office:value-type="float" office:value="86" calcext:value-type="float">
            <text:p>86</text:p>
          </table:table-cell>
          <table:table-cell office:value-type="float" office:value="6870" calcext:value-type="float">
            <text:p>6870</text:p>
          </table:table-cell>
          <table:table-cell office:value-type="float" office:value="19565" calcext:value-type="float">
            <text:p>19565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76" calcext:value-type="float">
            <text:p>0.49876</text:p>
          </table:table-cell>
          <table:table-cell office:value-type="float" office:value="86" calcext:value-type="float">
            <text:p>86</text:p>
          </table:table-cell>
          <table:table-cell office:value-type="float" office:value="0.000438" calcext:value-type="float">
            <text:p>0.000438</text:p>
          </table:table-cell>
          <table:table-cell office:value-type="float" office:value="0.001247" calcext:value-type="float">
            <text:p>0.00124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5" calcext:value-type="float">
            <text:p>0.35</text:p>
          </table:table-cell>
          <table:table-cell office:value-type="float" office:value="235.72" calcext:value-type="float">
            <text:p>235.7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6064" calcext:value-type="float">
            <text:p>326064</text:p>
          </table:table-cell>
          <table:table-cell office:value-type="float" office:value="119757" calcext:value-type="float">
            <text:p>119757</text:p>
          </table:table-cell>
          <table:table-cell office:value-type="float" office:value="354832" calcext:value-type="float">
            <text:p>354832</text:p>
          </table:table-cell>
          <table:table-cell office:value-type="float" office:value="69" calcext:value-type="float">
            <text:p>69</text:p>
          </table:table-cell>
          <table:table-cell office:value-type="float" office:value="3067" calcext:value-type="float">
            <text:p>3067</text:p>
          </table:table-cell>
          <table:table-cell office:value-type="float" office:value="9140" calcext:value-type="float">
            <text:p>9140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7503" calcext:value-type="float">
            <text:p>0.337503</text:p>
          </table:table-cell>
          <table:table-cell office:value-type="float" office:value="69" calcext:value-type="float">
            <text:p>69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42.81" calcext:value-type="float">
            <text:p>142.8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7068" calcext:value-type="float">
            <text:p>327068</text:p>
          </table:table-cell>
          <table:table-cell office:value-type="float" office:value="382150" calcext:value-type="float">
            <text:p>382150</text:p>
          </table:table-cell>
          <table:table-cell office:value-type="float" office:value="741682" calcext:value-type="float">
            <text:p>741682</text:p>
          </table:table-cell>
          <table:table-cell office:value-type="float" office:value="131" calcext:value-type="float">
            <text:p>131</text:p>
          </table:table-cell>
          <table:table-cell office:value-type="float" office:value="5624" calcext:value-type="float">
            <text:p>5624</text:p>
          </table:table-cell>
          <table:table-cell office:value-type="float" office:value="15626" calcext:value-type="float">
            <text:p>15626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5248" calcext:value-type="float">
            <text:p>0.515248</text:p>
          </table:table-cell>
          <table:table-cell office:value-type="float" office:value="131" calcext:value-type="float">
            <text:p>131</text:p>
          </table:table-cell>
          <table:table-cell office:value-type="float" office:value="0.000359" calcext:value-type="float">
            <text:p>0.000359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6" calcext:value-type="float">
            <text:p>0.36</text:p>
          </table:table-cell>
          <table:table-cell office:value-type="float" office:value="128.08" calcext:value-type="float">
            <text:p>128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8072" calcext:value-type="float">
            <text:p>328072</text:p>
          </table:table-cell>
          <table:table-cell office:value-type="float" office:value="252651" calcext:value-type="float">
            <text:p>252651</text:p>
          </table:table-cell>
          <table:table-cell office:value-type="float" office:value="734217" calcext:value-type="float">
            <text:p>734217</text:p>
          </table:table-cell>
          <table:table-cell office:value-type="float" office:value="16" calcext:value-type="float">
            <text:p>16</text:p>
          </table:table-cell>
          <table:table-cell office:value-type="float" office:value="5825" calcext:value-type="float">
            <text:p>5825</text:p>
          </table:table-cell>
          <table:table-cell office:value-type="float" office:value="18301" calcext:value-type="float">
            <text:p>1830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4109" calcext:value-type="float">
            <text:p>0.344109</text:p>
          </table:table-cell>
          <table:table-cell office:value-type="float" office:value="16" calcext:value-type="float">
            <text:p>16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2" calcext:value-type="float">
            <text:p>0.32</text:p>
          </table:table-cell>
          <table:table-cell office:value-type="float" office:value="1220.07" calcext:value-type="float">
            <text:p>1220.0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29076" calcext:value-type="float">
            <text:p>329076</text:p>
          </table:table-cell>
          <table:table-cell office:value-type="float" office:value="475440" calcext:value-type="float">
            <text:p>475440</text:p>
          </table:table-cell>
          <table:table-cell office:value-type="float" office:value="1017487" calcext:value-type="float">
            <text:p>1017487</text:p>
          </table:table-cell>
          <table:table-cell office:value-type="float" office:value="267" calcext:value-type="float">
            <text:p>267</text:p>
          </table:table-cell>
          <table:table-cell office:value-type="float" office:value="7484" calcext:value-type="float">
            <text:p>7484</text:p>
          </table:table-cell>
          <table:table-cell office:value-type="float" office:value="21667" calcext:value-type="float">
            <text:p>21667</text:p>
          </table:table-cell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7269" calcext:value-type="float">
            <text:p>0.467269</text:p>
          </table:table-cell>
          <table:table-cell office:value-type="float" office:value="267" calcext:value-type="float">
            <text:p>267</text:p>
          </table:table-cell>
          <table:table-cell office:value-type="float" office:value="0.000477" calcext:value-type="float">
            <text:p>0.000477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5" calcext:value-type="float">
            <text:p>0.35</text:p>
          </table:table-cell>
          <table:table-cell office:value-type="float" office:value="115.87" calcext:value-type="float">
            <text:p>115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0080" calcext:value-type="float">
            <text:p>330080</text:p>
          </table:table-cell>
          <table:table-cell office:value-type="float" office:value="152003" calcext:value-type="float">
            <text:p>152003</text:p>
          </table:table-cell>
          <table:table-cell office:value-type="float" office:value="432673" calcext:value-type="float">
            <text:p>432673</text:p>
          </table:table-cell>
          <table:table-cell office:value-type="float" office:value="83" calcext:value-type="float">
            <text:p>83</text:p>
          </table:table-cell>
          <table:table-cell office:value-type="float" office:value="3714" calcext:value-type="float">
            <text:p>3714</text:p>
          </table:table-cell>
          <table:table-cell office:value-type="float" office:value="10917" calcext:value-type="float">
            <text:p>10917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312" calcext:value-type="float">
            <text:p>0.351312</text:p>
          </table:table-cell>
          <table:table-cell office:value-type="float" office:value="83" calcext:value-type="float">
            <text:p>83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41.78" calcext:value-type="float">
            <text:p>141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1085" calcext:value-type="float">
            <text:p>331085</text:p>
          </table:table-cell>
          <table:table-cell office:value-type="float" office:value="410581" calcext:value-type="float">
            <text:p>410581</text:p>
          </table:table-cell>
          <table:table-cell office:value-type="float" office:value="776415" calcext:value-type="float">
            <text:p>776415</text:p>
          </table:table-cell>
          <table:table-cell office:value-type="float" office:value="97" calcext:value-type="float">
            <text:p>97</text:p>
          </table:table-cell>
          <table:table-cell office:value-type="float" office:value="5839" calcext:value-type="float">
            <text:p>5839</text:p>
          </table:table-cell>
          <table:table-cell office:value-type="float" office:value="15679" calcext:value-type="float">
            <text:p>15679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8816" calcext:value-type="float">
            <text:p>0.528816</text:p>
          </table:table-cell>
          <table:table-cell office:value-type="float" office:value="97" calcext:value-type="float">
            <text:p>97</text:p>
          </table:table-cell>
          <table:table-cell office:value-type="float" office:value="0.000372" calcext:value-type="float">
            <text:p>0.000372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7" calcext:value-type="float">
            <text:p>0.37</text:p>
          </table:table-cell>
          <table:table-cell office:value-type="float" office:value="165.04" calcext:value-type="float">
            <text:p>165.0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2089" calcext:value-type="float">
            <text:p>332089</text:p>
          </table:table-cell>
          <table:table-cell office:value-type="float" office:value="245928" calcext:value-type="float">
            <text:p>245928</text:p>
          </table:table-cell>
          <table:table-cell office:value-type="float" office:value="720578" calcext:value-type="float">
            <text:p>720578</text:p>
          </table:table-cell>
          <table:table-cell office:value-type="float" office:value="82" calcext:value-type="float">
            <text:p>82</text:p>
          </table:table-cell>
          <table:table-cell office:value-type="float" office:value="5810" calcext:value-type="float">
            <text:p>5810</text:p>
          </table:table-cell>
          <table:table-cell office:value-type="float" office:value="18240" calcext:value-type="float">
            <text:p>18240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293" calcext:value-type="float">
            <text:p>0.341293</text:p>
          </table:table-cell>
          <table:table-cell office:value-type="float" office:value="82" calcext:value-type="float">
            <text:p>82</text:p>
          </table:table-cell>
          <table:table-cell office:value-type="float" office:value="0.00037" calcext:value-type="float">
            <text:p>0.00037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2" calcext:value-type="float">
            <text:p>0.32</text:p>
          </table:table-cell>
          <table:table-cell office:value-type="float" office:value="230.89" calcext:value-type="float">
            <text:p>230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3093" calcext:value-type="float">
            <text:p>333093</text:p>
          </table:table-cell>
          <table:table-cell office:value-type="float" office:value="406538" calcext:value-type="float">
            <text:p>406538</text:p>
          </table:table-cell>
          <table:table-cell office:value-type="float" office:value="817960" calcext:value-type="float">
            <text:p>817960</text:p>
          </table:table-cell>
          <table:table-cell office:value-type="float" office:value="131" calcext:value-type="float">
            <text:p>131</text:p>
          </table:table-cell>
          <table:table-cell office:value-type="float" office:value="6223" calcext:value-type="float">
            <text:p>6223</text:p>
          </table:table-cell>
          <table:table-cell office:value-type="float" office:value="17676" calcext:value-type="float">
            <text:p>17676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7015" calcext:value-type="float">
            <text:p>0.497015</text:p>
          </table:table-cell>
          <table:table-cell office:value-type="float" office:value="131" calcext:value-type="float">
            <text:p>131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5" calcext:value-type="float">
            <text:p>0.35</text:p>
          </table:table-cell>
          <table:table-cell office:value-type="float" office:value="143.71" calcext:value-type="float">
            <text:p>143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4097" calcext:value-type="float">
            <text:p>334097</text:p>
          </table:table-cell>
          <table:table-cell office:value-type="float" office:value="193993" calcext:value-type="float">
            <text:p>193993</text:p>
          </table:table-cell>
          <table:table-cell office:value-type="float" office:value="577311" calcext:value-type="float">
            <text:p>577311</text:p>
          </table:table-cell>
          <table:table-cell office:value-type="float" office:value="166" calcext:value-type="float">
            <text:p>166</text:p>
          </table:table-cell>
          <table:table-cell office:value-type="float" office:value="5017" calcext:value-type="float">
            <text:p>5017</text:p>
          </table:table-cell>
          <table:table-cell office:value-type="float" office:value="15038" calcext:value-type="float">
            <text:p>15038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6029" calcext:value-type="float">
            <text:p>0.336029</text:p>
          </table:table-cell>
          <table:table-cell office:value-type="float" office:value="166" calcext:value-type="float">
            <text:p>166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3" calcext:value-type="float">
            <text:p>0.33</text:p>
          </table:table-cell>
          <table:table-cell office:value-type="float" office:value="97.02" calcext:value-type="float">
            <text:p>97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5101" calcext:value-type="float">
            <text:p>335101</text:p>
          </table:table-cell>
          <table:table-cell office:value-type="float" office:value="390059" calcext:value-type="float">
            <text:p>390059</text:p>
          </table:table-cell>
          <table:table-cell office:value-type="float" office:value="759106" calcext:value-type="float">
            <text:p>759106</text:p>
          </table:table-cell>
          <table:table-cell office:value-type="float" office:value="121" calcext:value-type="float">
            <text:p>121</text:p>
          </table:table-cell>
          <table:table-cell office:value-type="float" office:value="5594" calcext:value-type="float">
            <text:p>5594</text:p>
          </table:table-cell>
          <table:table-cell office:value-type="float" office:value="15785" calcext:value-type="float">
            <text:p>15785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384" calcext:value-type="float">
            <text:p>0.51384</text:p>
          </table:table-cell>
          <table:table-cell office:value-type="float" office:value="121" calcext:value-type="float">
            <text:p>121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134.91" calcext:value-type="float">
            <text:p>134.9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6105" calcext:value-type="float">
            <text:p>336105</text:p>
          </table:table-cell>
          <table:table-cell office:value-type="float" office:value="283132" calcext:value-type="float">
            <text:p>283132</text:p>
          </table:table-cell>
          <table:table-cell office:value-type="float" office:value="851300" calcext:value-type="float">
            <text:p>851300</text:p>
          </table:table-cell>
          <table:table-cell office:value-type="float" office:value="120" calcext:value-type="float">
            <text:p>120</text:p>
          </table:table-cell>
          <table:table-cell office:value-type="float" office:value="6949" calcext:value-type="float">
            <text:p>6949</text:p>
          </table:table-cell>
          <table:table-cell office:value-type="float" office:value="21589" calcext:value-type="float">
            <text:p>21589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2588" calcext:value-type="float">
            <text:p>0.332588</text:p>
          </table:table-cell>
          <table:table-cell office:value-type="float" office:value="120" calcext:value-type="float">
            <text:p>120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2" calcext:value-type="float">
            <text:p>0.32</text:p>
          </table:table-cell>
          <table:table-cell office:value-type="float" office:value="192.76" calcext:value-type="float">
            <text:p>192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7109" calcext:value-type="float">
            <text:p>337109</text:p>
          </table:table-cell>
          <table:table-cell office:value-type="float" office:value="23874456" calcext:value-type="float">
            <text:p>23874456</text:p>
          </table:table-cell>
          <table:table-cell office:value-type="float" office:value="27078708" calcext:value-type="float">
            <text:p>27078708</text:p>
          </table:table-cell>
          <table:table-cell office:value-type="float" office:value="13611" calcext:value-type="float">
            <text:p>13611</text:p>
          </table:table-cell>
          <table:table-cell office:value-type="float" office:value="240020" calcext:value-type="float">
            <text:p>240020</text:p>
          </table:table-cell>
          <table:table-cell office:value-type="float" office:value="445888" calcext:value-type="float">
            <text:p>445888</text:p>
          </table:table-cell>
          <table:table-cell office:value-type="float" office:value="21565" calcext:value-type="float">
            <text:p>215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881669" calcext:value-type="float">
            <text:p>0.881669</text:p>
          </table:table-cell>
          <table:table-cell office:value-type="float" office:value="13611" calcext:value-type="float">
            <text:p>13611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28423" calcext:value-type="float">
            <text:p>0.028423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54" calcext:value-type="float">
            <text:p>0.54</text:p>
          </table:table-cell>
          <table:table-cell office:value-type="float" office:value="20.68" calcext:value-type="float">
            <text:p>20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8113" calcext:value-type="float">
            <text:p>338113</text:p>
          </table:table-cell>
          <table:table-cell office:value-type="float" office:value="196333" calcext:value-type="float">
            <text:p>196333</text:p>
          </table:table-cell>
          <table:table-cell office:value-type="float" office:value="572053" calcext:value-type="float">
            <text:p>572053</text:p>
          </table:table-cell>
          <table:table-cell office:value-type="float" office:value="108" calcext:value-type="float">
            <text:p>108</text:p>
          </table:table-cell>
          <table:table-cell office:value-type="float" office:value="4845" calcext:value-type="float">
            <text:p>4845</text:p>
          </table:table-cell>
          <table:table-cell office:value-type="float" office:value="14162" calcext:value-type="float">
            <text:p>14162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3208" calcext:value-type="float">
            <text:p>0.343208</text:p>
          </table:table-cell>
          <table:table-cell office:value-type="float" office:value="108" calcext:value-type="float">
            <text:p>108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903" calcext:value-type="float">
            <text:p>0.00090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" calcext:value-type="float">
            <text:p>0.34</text:p>
          </table:table-cell>
          <table:table-cell office:value-type="float" office:value="129.93" calcext:value-type="float">
            <text:p>129.9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39117" calcext:value-type="float">
            <text:p>339117</text:p>
          </table:table-cell>
          <table:table-cell office:value-type="float" office:value="461509" calcext:value-type="float">
            <text:p>461509</text:p>
          </table:table-cell>
          <table:table-cell office:value-type="float" office:value="966482" calcext:value-type="float">
            <text:p>966482</text:p>
          </table:table-cell>
          <table:table-cell office:value-type="float" office:value="130" calcext:value-type="float">
            <text:p>130</text:p>
          </table:table-cell>
          <table:table-cell office:value-type="float" office:value="7505" calcext:value-type="float">
            <text:p>7505</text:p>
          </table:table-cell>
          <table:table-cell office:value-type="float" office:value="20903" calcext:value-type="float">
            <text:p>20903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7514" calcext:value-type="float">
            <text:p>0.477514</text:p>
          </table:table-cell>
          <table:table-cell office:value-type="float" office:value="130" calcext:value-type="float">
            <text:p>130</text:p>
          </table:table-cell>
          <table:table-cell office:value-type="float" office:value="0.000478" calcext:value-type="float">
            <text:p>0.000478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6" calcext:value-type="float">
            <text:p>0.36</text:p>
          </table:table-cell>
          <table:table-cell office:value-type="float" office:value="159.56" calcext:value-type="float">
            <text:p>159.5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0121" calcext:value-type="float">
            <text:p>340121</text:p>
          </table:table-cell>
          <table:table-cell office:value-type="float" office:value="61280424" calcext:value-type="float">
            <text:p>61280424</text:p>
          </table:table-cell>
          <table:table-cell office:value-type="float" office:value="25600595" calcext:value-type="float">
            <text:p>25600595</text:p>
          </table:table-cell>
          <table:table-cell office:value-type="float" office:value="474" calcext:value-type="float">
            <text:p>474</text:p>
          </table:table-cell>
          <table:table-cell office:value-type="float" office:value="20881" calcext:value-type="float">
            <text:p>20881</text:p>
          </table:table-cell>
          <table:table-cell office:value-type="float" office:value="44460" calcext:value-type="float">
            <text:p>44460</text:p>
          </table:table-cell>
          <table:table-cell office:value-type="float" office:value="735" calcext:value-type="float">
            <text:p>7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393711" calcext:value-type="float">
            <text:p>2.393711</text:p>
          </table:table-cell>
          <table:table-cell office:value-type="float" office:value="474" calcext:value-type="float">
            <text:p>474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000047" calcext:value-type="float">
            <text:p>0.000047</text:p>
          </table:table-cell>
          <table:table-cell office:value-type="float" office:value="0.47" calcext:value-type="float">
            <text:p>0.47</text:p>
          </table:table-cell>
          <table:table-cell office:value-type="float" office:value="60.49" calcext:value-type="float">
            <text:p>60.4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1126" calcext:value-type="float">
            <text:p>341126</text:p>
          </table:table-cell>
          <table:table-cell office:value-type="float" office:value="373278" calcext:value-type="float">
            <text:p>373278</text:p>
          </table:table-cell>
          <table:table-cell office:value-type="float" office:value="681075" calcext:value-type="float">
            <text:p>681075</text:p>
          </table:table-cell>
          <table:table-cell office:value-type="float" office:value="34" calcext:value-type="float">
            <text:p>34</text:p>
          </table:table-cell>
          <table:table-cell office:value-type="float" office:value="4863" calcext:value-type="float">
            <text:p>4863</text:p>
          </table:table-cell>
          <table:table-cell office:value-type="float" office:value="13569" calcext:value-type="float">
            <text:p>13569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8072" calcext:value-type="float">
            <text:p>0.548072</text:p>
          </table:table-cell>
          <table:table-cell office:value-type="float" office:value="34" calcext:value-type="float">
            <text:p>34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6" calcext:value-type="float">
            <text:p>0.36</text:p>
          </table:table-cell>
          <table:table-cell office:value-type="float" office:value="387.69" calcext:value-type="float">
            <text:p>387.6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2130" calcext:value-type="float">
            <text:p>342130</text:p>
          </table:table-cell>
          <table:table-cell office:value-type="float" office:value="611509" calcext:value-type="float">
            <text:p>611509</text:p>
          </table:table-cell>
          <table:table-cell office:value-type="float" office:value="1523445" calcext:value-type="float">
            <text:p>1523445</text:p>
          </table:table-cell>
          <table:table-cell office:value-type="float" office:value="275" calcext:value-type="float">
            <text:p>275</text:p>
          </table:table-cell>
          <table:table-cell office:value-type="float" office:value="13333" calcext:value-type="float">
            <text:p>13333</text:p>
          </table:table-cell>
          <table:table-cell office:value-type="float" office:value="37350" calcext:value-type="float">
            <text:p>37350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1399" calcext:value-type="float">
            <text:p>0.401399</text:p>
          </table:table-cell>
          <table:table-cell office:value-type="float" office:value="275" calcext:value-type="float">
            <text:p>275</text:p>
          </table:table-cell>
          <table:table-cell office:value-type="float" office:value="0.00085" calcext:value-type="float">
            <text:p>0.00085</text:p>
          </table:table-cell>
          <table:table-cell office:value-type="float" office:value="0.002381" calcext:value-type="float">
            <text:p>0.002381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6" calcext:value-type="float">
            <text:p>0.36</text:p>
          </table:table-cell>
          <table:table-cell office:value-type="float" office:value="135.82" calcext:value-type="float">
            <text:p>135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3135" calcext:value-type="float">
            <text:p>343135</text:p>
          </table:table-cell>
          <table:table-cell office:value-type="float" office:value="430230" calcext:value-type="float">
            <text:p>430230</text:p>
          </table:table-cell>
          <table:table-cell office:value-type="float" office:value="834715" calcext:value-type="float">
            <text:p>834715</text:p>
          </table:table-cell>
          <table:table-cell office:value-type="float" office:value="69" calcext:value-type="float">
            <text:p>69</text:p>
          </table:table-cell>
          <table:table-cell office:value-type="float" office:value="6166" calcext:value-type="float">
            <text:p>6166</text:p>
          </table:table-cell>
          <table:table-cell office:value-type="float" office:value="17265" calcext:value-type="float">
            <text:p>1726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5421" calcext:value-type="float">
            <text:p>0.515421</text:p>
          </table:table-cell>
          <table:table-cell office:value-type="float" office:value="69" calcext:value-type="float">
            <text:p>69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69.77" calcext:value-type="float">
            <text:p>269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4139" calcext:value-type="float">
            <text:p>344139</text:p>
          </table:table-cell>
          <table:table-cell office:value-type="float" office:value="496512" calcext:value-type="float">
            <text:p>496512</text:p>
          </table:table-cell>
          <table:table-cell office:value-type="float" office:value="1382384" calcext:value-type="float">
            <text:p>1382384</text:p>
          </table:table-cell>
          <table:table-cell office:value-type="float" office:value="87" calcext:value-type="float">
            <text:p>87</text:p>
          </table:table-cell>
          <table:table-cell office:value-type="float" office:value="11271" calcext:value-type="float">
            <text:p>11271</text:p>
          </table:table-cell>
          <table:table-cell office:value-type="float" office:value="34216" calcext:value-type="float">
            <text:p>3421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171" calcext:value-type="float">
            <text:p>0.359171</text:p>
          </table:table-cell>
          <table:table-cell office:value-type="float" office:value="87" calcext:value-type="float">
            <text:p>87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02181" calcext:value-type="float">
            <text:p>0.00218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438.67" calcext:value-type="float">
            <text:p>438.6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5143" calcext:value-type="float">
            <text:p>345143</text:p>
          </table:table-cell>
          <table:table-cell office:value-type="float" office:value="406368" calcext:value-type="float">
            <text:p>406368</text:p>
          </table:table-cell>
          <table:table-cell office:value-type="float" office:value="817975" calcext:value-type="float">
            <text:p>817975</text:p>
          </table:table-cell>
          <table:table-cell office:value-type="float" office:value="98" calcext:value-type="float">
            <text:p>98</text:p>
          </table:table-cell>
          <table:table-cell office:value-type="float" office:value="6026" calcext:value-type="float">
            <text:p>6026</text:p>
          </table:table-cell>
          <table:table-cell office:value-type="float" office:value="17222" calcext:value-type="float">
            <text:p>17222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6798" calcext:value-type="float">
            <text:p>0.496798</text:p>
          </table:table-cell>
          <table:table-cell office:value-type="float" office:value="98" calcext:value-type="float">
            <text:p>98</text:p>
          </table:table-cell>
          <table:table-cell office:value-type="float" office:value="0.000384" calcext:value-type="float">
            <text:p>0.000384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5" calcext:value-type="float">
            <text:p>0.35</text:p>
          </table:table-cell>
          <table:table-cell office:value-type="float" office:value="173.96" calcext:value-type="float">
            <text:p>173.9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6147" calcext:value-type="float">
            <text:p>346147</text:p>
          </table:table-cell>
          <table:table-cell office:value-type="float" office:value="140876" calcext:value-type="float">
            <text:p>140876</text:p>
          </table:table-cell>
          <table:table-cell office:value-type="float" office:value="409668" calcext:value-type="float">
            <text:p>409668</text:p>
          </table:table-cell>
          <table:table-cell office:value-type="float" office:value="67" calcext:value-type="float">
            <text:p>67</text:p>
          </table:table-cell>
          <table:table-cell office:value-type="float" office:value="3399" calcext:value-type="float">
            <text:p>3399</text:p>
          </table:table-cell>
          <table:table-cell office:value-type="float" office:value="9907" calcext:value-type="float">
            <text:p>990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3878" calcext:value-type="float">
            <text:p>0.343878</text:p>
          </table:table-cell>
          <table:table-cell office:value-type="float" office:value="67" calcext:value-type="float">
            <text:p>67</text:p>
          </table:table-cell>
          <table:table-cell office:value-type="float" office:value="0.000217" calcext:value-type="float">
            <text:p>0.000217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80.13" calcext:value-type="float">
            <text:p>180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7152" calcext:value-type="float">
            <text:p>347152</text:p>
          </table:table-cell>
          <table:table-cell office:value-type="float" office:value="384272" calcext:value-type="float">
            <text:p>384272</text:p>
          </table:table-cell>
          <table:table-cell office:value-type="float" office:value="763992" calcext:value-type="float">
            <text:p>763992</text:p>
          </table:table-cell>
          <table:table-cell office:value-type="float" office:value="68" calcext:value-type="float">
            <text:p>68</text:p>
          </table:table-cell>
          <table:table-cell office:value-type="float" office:value="5530" calcext:value-type="float">
            <text:p>5530</text:p>
          </table:table-cell>
          <table:table-cell office:value-type="float" office:value="15244" calcext:value-type="float">
            <text:p>15244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2979" calcext:value-type="float">
            <text:p>0.502979</text:p>
          </table:table-cell>
          <table:table-cell office:value-type="float" office:value="68" calcext:value-type="float">
            <text:p>68</text:p>
          </table:table-cell>
          <table:table-cell office:value-type="float" office:value="0.000352" calcext:value-type="float">
            <text:p>0.000352</text:p>
          </table:table-cell>
          <table:table-cell office:value-type="float" office:value="0.000971" calcext:value-type="float">
            <text:p>0.00097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41.97" calcext:value-type="float">
            <text:p>241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8156" calcext:value-type="float">
            <text:p>348156</text:p>
          </table:table-cell>
          <table:table-cell office:value-type="float" office:value="291889" calcext:value-type="float">
            <text:p>291889</text:p>
          </table:table-cell>
          <table:table-cell office:value-type="float" office:value="874185" calcext:value-type="float">
            <text:p>874185</text:p>
          </table:table-cell>
          <table:table-cell office:value-type="float" office:value="83" calcext:value-type="float">
            <text:p>83</text:p>
          </table:table-cell>
          <table:table-cell office:value-type="float" office:value="6904" calcext:value-type="float">
            <text:p>6904</text:p>
          </table:table-cell>
          <table:table-cell office:value-type="float" office:value="21430" calcext:value-type="float">
            <text:p>21430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898" calcext:value-type="float">
            <text:p>0.333898</text:p>
          </table:table-cell>
          <table:table-cell office:value-type="float" office:value="83" calcext:value-type="float">
            <text:p>83</text:p>
          </table:table-cell>
          <table:table-cell office:value-type="float" office:value="0.00044" calcext:value-type="float">
            <text:p>0.00044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2" calcext:value-type="float">
            <text:p>0.32</text:p>
          </table:table-cell>
          <table:table-cell office:value-type="float" office:value="345.65" calcext:value-type="float">
            <text:p>345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9160" calcext:value-type="float">
            <text:p>349160</text:p>
          </table:table-cell>
          <table:table-cell office:value-type="float" office:value="559207" calcext:value-type="float">
            <text:p>559207</text:p>
          </table:table-cell>
          <table:table-cell office:value-type="float" office:value="1215538" calcext:value-type="float">
            <text:p>1215538</text:p>
          </table:table-cell>
          <table:table-cell office:value-type="float" office:value="98" calcext:value-type="float">
            <text:p>98</text:p>
          </table:table-cell>
          <table:table-cell office:value-type="float" office:value="9276" calcext:value-type="float">
            <text:p>9276</text:p>
          </table:table-cell>
          <table:table-cell office:value-type="float" office:value="26609" calcext:value-type="float">
            <text:p>26609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049" calcext:value-type="float">
            <text:p>0.460049</text:p>
          </table:table-cell>
          <table:table-cell office:value-type="float" office:value="98" calcext:value-type="float">
            <text:p>98</text:p>
          </table:table-cell>
          <table:table-cell office:value-type="float" office:value="0.000591" calcext:value-type="float">
            <text:p>0.000591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5" calcext:value-type="float">
            <text:p>0.35</text:p>
          </table:table-cell>
          <table:table-cell office:value-type="float" office:value="289.23" calcext:value-type="float">
            <text:p>289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0164" calcext:value-type="float">
            <text:p>350164</text:p>
          </table:table-cell>
          <table:table-cell office:value-type="float" office:value="401349" calcext:value-type="float">
            <text:p>401349</text:p>
          </table:table-cell>
          <table:table-cell office:value-type="float" office:value="931597" calcext:value-type="float">
            <text:p>931597</text:p>
          </table:table-cell>
          <table:table-cell office:value-type="float" office:value="117" calcext:value-type="float">
            <text:p>117</text:p>
          </table:table-cell>
          <table:table-cell office:value-type="float" office:value="7714" calcext:value-type="float">
            <text:p>7714</text:p>
          </table:table-cell>
          <table:table-cell office:value-type="float" office:value="22673" calcext:value-type="float">
            <text:p>22673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0818" calcext:value-type="float">
            <text:p>0.430818</text:p>
          </table:table-cell>
          <table:table-cell office:value-type="float" office:value="117" calcext:value-type="float">
            <text:p>117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" calcext:value-type="float">
            <text:p>0.34</text:p>
          </table:table-cell>
          <table:table-cell office:value-type="float" office:value="208.01" calcext:value-type="float">
            <text:p>208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1168" calcext:value-type="float">
            <text:p>351168</text:p>
          </table:table-cell>
          <table:table-cell office:value-type="float" office:value="71571650" calcext:value-type="float">
            <text:p>71571650</text:p>
          </table:table-cell>
          <table:table-cell office:value-type="float" office:value="43833792" calcext:value-type="float">
            <text:p>43833792</text:p>
          </table:table-cell>
          <table:table-cell office:value-type="float" office:value="4939" calcext:value-type="float">
            <text:p>4939</text:p>
          </table:table-cell>
          <table:table-cell office:value-type="float" office:value="174549" calcext:value-type="float">
            <text:p>174549</text:p>
          </table:table-cell>
          <table:table-cell office:value-type="float" office:value="402028" calcext:value-type="float">
            <text:p>402028</text:p>
          </table:table-cell>
          <table:table-cell office:value-type="float" office:value="8744" calcext:value-type="float">
            <text:p>87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32796" calcext:value-type="float">
            <text:p>1.632796</text:p>
          </table:table-cell>
          <table:table-cell office:value-type="float" office:value="4939" calcext:value-type="float">
            <text:p>4939</text:p>
          </table:table-cell>
          <table:table-cell office:value-type="float" office:value="0.011127" calcext:value-type="float">
            <text:p>0.011127</text:p>
          </table:table-cell>
          <table:table-cell office:value-type="float" office:value="0.025627" calcext:value-type="float">
            <text:p>0.025627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43" calcext:value-type="float">
            <text:p>0.43</text:p>
          </table:table-cell>
          <table:table-cell office:value-type="float" office:value="45.98" calcext:value-type="float">
            <text:p>45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2172" calcext:value-type="float">
            <text:p>352172</text:p>
          </table:table-cell>
          <table:table-cell office:value-type="float" office:value="4220666" calcext:value-type="float">
            <text:p>4220666</text:p>
          </table:table-cell>
          <table:table-cell office:value-type="float" office:value="7371214" calcext:value-type="float">
            <text:p>7371214</text:p>
          </table:table-cell>
          <table:table-cell office:value-type="float" office:value="940" calcext:value-type="float">
            <text:p>940</text:p>
          </table:table-cell>
          <table:table-cell office:value-type="float" office:value="68810" calcext:value-type="float">
            <text:p>68810</text:p>
          </table:table-cell>
          <table:table-cell office:value-type="float" office:value="152863" calcext:value-type="float">
            <text:p>152863</text:p>
          </table:table-cell>
          <table:table-cell office:value-type="float" office:value="1332" calcext:value-type="float">
            <text:p>13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2588" calcext:value-type="float">
            <text:p>0.572588</text:p>
          </table:table-cell>
          <table:table-cell office:value-type="float" office:value="940" calcext:value-type="float">
            <text:p>940</text:p>
          </table:table-cell>
          <table:table-cell office:value-type="float" office:value="0.004386" calcext:value-type="float">
            <text:p>0.004386</text:p>
          </table:table-cell>
          <table:table-cell office:value-type="float" office:value="0.009744" calcext:value-type="float">
            <text:p>0.009744</text:p>
          </table:table-cell>
          <table:table-cell office:value-type="float" office:value="0.000085" calcext:value-type="float">
            <text:p>0.000085</text:p>
          </table:table-cell>
          <table:table-cell office:value-type="float" office:value="0.45" calcext:value-type="float">
            <text:p>0.45</text:p>
          </table:table-cell>
          <table:table-cell office:value-type="float" office:value="114.76" calcext:value-type="float">
            <text:p>114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3176" calcext:value-type="float">
            <text:p>353176</text:p>
          </table:table-cell>
          <table:table-cell office:value-type="float" office:value="4781210" calcext:value-type="float">
            <text:p>4781210</text:p>
          </table:table-cell>
          <table:table-cell office:value-type="float" office:value="4687097" calcext:value-type="float">
            <text:p>4687097</text:p>
          </table:table-cell>
          <table:table-cell office:value-type="float" office:value="562" calcext:value-type="float">
            <text:p>562</text:p>
          </table:table-cell>
          <table:table-cell office:value-type="float" office:value="32073" calcext:value-type="float">
            <text:p>32073</text:p>
          </table:table-cell>
          <table:table-cell office:value-type="float" office:value="74180" calcext:value-type="float">
            <text:p>74180</text:p>
          </table:table-cell>
          <table:table-cell office:value-type="float" office:value="959" calcext:value-type="float">
            <text:p>9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20079" calcext:value-type="float">
            <text:p>1.020079</text:p>
          </table:table-cell>
          <table:table-cell office:value-type="float" office:value="562" calcext:value-type="float">
            <text:p>562</text:p>
          </table:table-cell>
          <table:table-cell office:value-type="float" office:value="0.002044" calcext:value-type="float">
            <text:p>0.002044</text:p>
          </table:table-cell>
          <table:table-cell office:value-type="float" office:value="0.004729" calcext:value-type="float">
            <text:p>0.004729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43" calcext:value-type="float">
            <text:p>0.43</text:p>
          </table:table-cell>
          <table:table-cell office:value-type="float" office:value="77.35" calcext:value-type="float">
            <text:p>77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4180" calcext:value-type="float">
            <text:p>354180</text:p>
          </table:table-cell>
          <table:table-cell office:value-type="float" office:value="227610" calcext:value-type="float">
            <text:p>227610</text:p>
          </table:table-cell>
          <table:table-cell office:value-type="float" office:value="667349" calcext:value-type="float">
            <text:p>667349</text:p>
          </table:table-cell>
          <table:table-cell office:value-type="float" office:value="183" calcext:value-type="float">
            <text:p>183</text:p>
          </table:table-cell>
          <table:table-cell office:value-type="float" office:value="5686" calcext:value-type="float">
            <text:p>5686</text:p>
          </table:table-cell>
          <table:table-cell office:value-type="float" office:value="17229" calcext:value-type="float">
            <text:p>17229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066" calcext:value-type="float">
            <text:p>0.341066</text:p>
          </table:table-cell>
          <table:table-cell office:value-type="float" office:value="183" calcext:value-type="float">
            <text:p>183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1098" calcext:value-type="float">
            <text:p>0.001098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3" calcext:value-type="float">
            <text:p>0.33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5184" calcext:value-type="float">
            <text:p>355184</text:p>
          </table:table-cell>
          <table:table-cell office:value-type="float" office:value="436301" calcext:value-type="float">
            <text:p>436301</text:p>
          </table:table-cell>
          <table:table-cell office:value-type="float" office:value="859682" calcext:value-type="float">
            <text:p>859682</text:p>
          </table:table-cell>
          <table:table-cell office:value-type="float" office:value="69" calcext:value-type="float">
            <text:p>69</text:p>
          </table:table-cell>
          <table:table-cell office:value-type="float" office:value="6294" calcext:value-type="float">
            <text:p>6294</text:p>
          </table:table-cell>
          <table:table-cell office:value-type="float" office:value="18321" calcext:value-type="float">
            <text:p>18321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7514" calcext:value-type="float">
            <text:p>0.507514</text:p>
          </table:table-cell>
          <table:table-cell office:value-type="float" office:value="69" calcext:value-type="float">
            <text:p>69</text:p>
          </table:table-cell>
          <table:table-cell office:value-type="float" office:value="0.000401" calcext:value-type="float">
            <text:p>0.000401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218.11" calcext:value-type="float">
            <text:p>218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6188" calcext:value-type="float">
            <text:p>356188</text:p>
          </table:table-cell>
          <table:table-cell office:value-type="float" office:value="3243419" calcext:value-type="float">
            <text:p>3243419</text:p>
          </table:table-cell>
          <table:table-cell office:value-type="float" office:value="3500779" calcext:value-type="float">
            <text:p>3500779</text:p>
          </table:table-cell>
          <table:table-cell office:value-type="float" office:value="230" calcext:value-type="float">
            <text:p>230</text:p>
          </table:table-cell>
          <table:table-cell office:value-type="float" office:value="22745" calcext:value-type="float">
            <text:p>22745</text:p>
          </table:table-cell>
          <table:table-cell office:value-type="float" office:value="58491" calcext:value-type="float">
            <text:p>58491</text:p>
          </table:table-cell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926485" calcext:value-type="float">
            <text:p>0.926485</text:p>
          </table:table-cell>
          <table:table-cell office:value-type="float" office:value="230" calcext:value-type="float">
            <text:p>230</text:p>
          </table:table-cell>
          <table:table-cell office:value-type="float" office:value="0.00145" calcext:value-type="float">
            <text:p>0.00145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39" calcext:value-type="float">
            <text:p>0.39</text:p>
          </table:table-cell>
          <table:table-cell office:value-type="float" office:value="196.28" calcext:value-type="float">
            <text:p>196.2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7192" calcext:value-type="float">
            <text:p>357192</text:p>
          </table:table-cell>
          <table:table-cell office:value-type="float" office:value="369021" calcext:value-type="float">
            <text:p>369021</text:p>
          </table:table-cell>
          <table:table-cell office:value-type="float" office:value="675511" calcext:value-type="float">
            <text:p>675511</text:p>
          </table:table-cell>
          <table:table-cell office:value-type="float" office:value="17" calcext:value-type="float">
            <text:p>17</text:p>
          </table:table-cell>
          <table:table-cell office:value-type="float" office:value="4844" calcext:value-type="float">
            <text:p>4844</text:p>
          </table:table-cell>
          <table:table-cell office:value-type="float" office:value="13368" calcext:value-type="float">
            <text:p>13368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6284" calcext:value-type="float">
            <text:p>0.546284</text:p>
          </table:table-cell>
          <table:table-cell office:value-type="float" office:value="17" calcext:value-type="float">
            <text:p>17</text:p>
          </table:table-cell>
          <table:table-cell office:value-type="float" office:value="0.000309" calcext:value-type="float">
            <text:p>0.000309</text:p>
          </table:table-cell>
          <table:table-cell office:value-type="float" office:value="0.000852" calcext:value-type="float">
            <text:p>0.00085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6" calcext:value-type="float">
            <text:p>0.36</text:p>
          </table:table-cell>
          <table:table-cell office:value-type="float" office:value="742.67" calcext:value-type="float">
            <text:p>742.6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8196" calcext:value-type="float">
            <text:p>358196</text:p>
          </table:table-cell>
          <table:table-cell office:value-type="float" office:value="120393" calcext:value-type="float">
            <text:p>120393</text:p>
          </table:table-cell>
          <table:table-cell office:value-type="float" office:value="341043" calcext:value-type="float">
            <text:p>341043</text:p>
          </table:table-cell>
          <table:table-cell office:value-type="float" office:value="67" calcext:value-type="float">
            <text:p>67</text:p>
          </table:table-cell>
          <table:table-cell office:value-type="float" office:value="2935" calcext:value-type="float">
            <text:p>2935</text:p>
          </table:table-cell>
          <table:table-cell office:value-type="float" office:value="8549" calcext:value-type="float">
            <text:p>8549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014" calcext:value-type="float">
            <text:p>0.353014</text:p>
          </table:table-cell>
          <table:table-cell office:value-type="float" office:value="67" calcext:value-type="float">
            <text:p>67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25.72" calcext:value-type="float">
            <text:p>125.7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9200" calcext:value-type="float">
            <text:p>359200</text:p>
          </table:table-cell>
          <table:table-cell office:value-type="float" office:value="4385820" calcext:value-type="float">
            <text:p>4385820</text:p>
          </table:table-cell>
          <table:table-cell office:value-type="float" office:value="3797324" calcext:value-type="float">
            <text:p>3797324</text:p>
          </table:table-cell>
          <table:table-cell office:value-type="float" office:value="414" calcext:value-type="float">
            <text:p>414</text:p>
          </table:table-cell>
          <table:table-cell office:value-type="float" office:value="22637" calcext:value-type="float">
            <text:p>22637</text:p>
          </table:table-cell>
          <table:table-cell office:value-type="float" office:value="53627" calcext:value-type="float">
            <text:p>53627</text:p>
          </table:table-cell>
          <table:table-cell office:value-type="float" office:value="511" calcext:value-type="float">
            <text:p>5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54976" calcext:value-type="float">
            <text:p>1.154976</text:p>
          </table:table-cell>
          <table:table-cell office:value-type="float" office:value="414" calcext:value-type="float">
            <text:p>414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3418" calcext:value-type="float">
            <text:p>0.003418</text:p>
          </table:table-cell>
          <table:table-cell office:value-type="float" office:value="0.000033" calcext:value-type="float">
            <text:p>0.000033</text:p>
          </table:table-cell>
          <table:table-cell office:value-type="float" office:value="0.42" calcext:value-type="float">
            <text:p>0.42</text:p>
          </table:table-cell>
          <table:table-cell office:value-type="float" office:value="104.95" calcext:value-type="float">
            <text:p>104.9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0204" calcext:value-type="float">
            <text:p>360204</text:p>
          </table:table-cell>
          <table:table-cell office:value-type="float" office:value="231710" calcext:value-type="float">
            <text:p>231710</text:p>
          </table:table-cell>
          <table:table-cell office:value-type="float" office:value="701249" calcext:value-type="float">
            <text:p>701249</text:p>
          </table:table-cell>
          <table:table-cell office:value-type="float" office:value="34" calcext:value-type="float">
            <text:p>34</text:p>
          </table:table-cell>
          <table:table-cell office:value-type="float" office:value="5715" calcext:value-type="float">
            <text:p>5715</text:p>
          </table:table-cell>
          <table:table-cell office:value-type="float" office:value="17879" calcext:value-type="float">
            <text:p>1787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0425" calcext:value-type="float">
            <text:p>0.330425</text:p>
          </table:table-cell>
          <table:table-cell office:value-type="float" office:value="34" calcext:value-type="float">
            <text:p>34</text:p>
          </table:table-cell>
          <table:table-cell office:value-type="float" office:value="0.000364" calcext:value-type="float">
            <text:p>0.00036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446.98" calcext:value-type="float">
            <text:p>446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1208" calcext:value-type="float">
            <text:p>361208</text:p>
          </table:table-cell>
          <table:table-cell office:value-type="float" office:value="432574" calcext:value-type="float">
            <text:p>432574</text:p>
          </table:table-cell>
          <table:table-cell office:value-type="float" office:value="820598" calcext:value-type="float">
            <text:p>820598</text:p>
          </table:table-cell>
          <table:table-cell office:value-type="float" office:value="130" calcext:value-type="float">
            <text:p>130</text:p>
          </table:table-cell>
          <table:table-cell office:value-type="float" office:value="6140" calcext:value-type="float">
            <text:p>6140</text:p>
          </table:table-cell>
          <table:table-cell office:value-type="float" office:value="16858" calcext:value-type="float">
            <text:p>16858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7145" calcext:value-type="float">
            <text:p>0.527145</text:p>
          </table:table-cell>
          <table:table-cell office:value-type="float" office:value="130" calcext:value-type="float">
            <text:p>130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1075" calcext:value-type="float">
            <text:p>0.001075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6" calcext:value-type="float">
            <text:p>0.36</text:p>
          </table:table-cell>
          <table:table-cell office:value-type="float" office:value="139.32" calcext:value-type="float">
            <text:p>139.3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2212" calcext:value-type="float">
            <text:p>362212</text:p>
          </table:table-cell>
          <table:table-cell office:value-type="float" office:value="3981725" calcext:value-type="float">
            <text:p>3981725</text:p>
          </table:table-cell>
          <table:table-cell office:value-type="float" office:value="3057134" calcext:value-type="float">
            <text:p>3057134</text:p>
          </table:table-cell>
          <table:table-cell office:value-type="float" office:value="162" calcext:value-type="float">
            <text:p>162</text:p>
          </table:table-cell>
          <table:table-cell office:value-type="float" office:value="17348" calcext:value-type="float">
            <text:p>17348</text:p>
          </table:table-cell>
          <table:table-cell office:value-type="float" office:value="38103" calcext:value-type="float">
            <text:p>38103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302437" calcext:value-type="float">
            <text:p>1.302437</text:p>
          </table:table-cell>
          <table:table-cell office:value-type="float" office:value="162" calcext:value-type="float">
            <text:p>162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46" calcext:value-type="float">
            <text:p>0.46</text:p>
          </table:table-cell>
          <table:table-cell office:value-type="float" office:value="178.89" calcext:value-type="float">
            <text:p>178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3216" calcext:value-type="float">
            <text:p>363216</text:p>
          </table:table-cell>
          <table:table-cell office:value-type="float" office:value="440095" calcext:value-type="float">
            <text:p>440095</text:p>
          </table:table-cell>
          <table:table-cell office:value-type="float" office:value="898889" calcext:value-type="float">
            <text:p>898889</text:p>
          </table:table-cell>
          <table:table-cell office:value-type="float" office:value="394" calcext:value-type="float">
            <text:p>394</text:p>
          </table:table-cell>
          <table:table-cell office:value-type="float" office:value="6966" calcext:value-type="float">
            <text:p>6966</text:p>
          </table:table-cell>
          <table:table-cell office:value-type="float" office:value="19970" calcext:value-type="float">
            <text:p>19970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599" calcext:value-type="float">
            <text:p>0.489599</text:p>
          </table:table-cell>
          <table:table-cell office:value-type="float" office:value="394" calcext:value-type="float">
            <text:p>394</text:p>
          </table:table-cell>
          <table:table-cell office:value-type="float" office:value="0.000444" calcext:value-type="float">
            <text:p>0.000444</text:p>
          </table:table-cell>
          <table:table-cell office:value-type="float" office:value="0.001273" calcext:value-type="float">
            <text:p>0.00127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35" calcext:value-type="float">
            <text:p>0.35</text:p>
          </table:table-cell>
          <table:table-cell office:value-type="float" office:value="59.97" calcext:value-type="float">
            <text:p>59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4220" calcext:value-type="float">
            <text:p>364220</text:p>
          </table:table-cell>
          <table:table-cell office:value-type="float" office:value="307462" calcext:value-type="float">
            <text:p>307462</text:p>
          </table:table-cell>
          <table:table-cell office:value-type="float" office:value="959995" calcext:value-type="float">
            <text:p>959995</text:p>
          </table:table-cell>
          <table:table-cell office:value-type="float" office:value="194" calcext:value-type="float">
            <text:p>194</text:p>
          </table:table-cell>
          <table:table-cell office:value-type="float" office:value="8015" calcext:value-type="float">
            <text:p>8015</text:p>
          </table:table-cell>
          <table:table-cell office:value-type="float" office:value="24485" calcext:value-type="float">
            <text:p>24485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0275" calcext:value-type="float">
            <text:p>0.320275</text:p>
          </table:table-cell>
          <table:table-cell office:value-type="float" office:value="194" calcext:value-type="float">
            <text:p>194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1561" calcext:value-type="float">
            <text:p>0.00156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3" calcext:value-type="float">
            <text:p>0.33</text:p>
          </table:table-cell>
          <table:table-cell office:value-type="float" office:value="154.97" calcext:value-type="float">
            <text:p>154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5224" calcext:value-type="float">
            <text:p>365224</text:p>
          </table:table-cell>
          <table:table-cell office:value-type="float" office:value="4589010" calcext:value-type="float">
            <text:p>4589010</text:p>
          </table:table-cell>
          <table:table-cell office:value-type="float" office:value="4376362" calcext:value-type="float">
            <text:p>4376362</text:p>
          </table:table-cell>
          <table:table-cell office:value-type="float" office:value="384" calcext:value-type="float">
            <text:p>384</text:p>
          </table:table-cell>
          <table:table-cell office:value-type="float" office:value="27804" calcext:value-type="float">
            <text:p>27804</text:p>
          </table:table-cell>
          <table:table-cell office:value-type="float" office:value="68410" calcext:value-type="float">
            <text:p>68410</text:p>
          </table:table-cell>
          <table:table-cell office:value-type="float" office:value="547" calcext:value-type="float">
            <text:p>5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4859" calcext:value-type="float">
            <text:p>1.04859</text:p>
          </table:table-cell>
          <table:table-cell office:value-type="float" office:value="384" calcext:value-type="float">
            <text:p>384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.004361" calcext:value-type="float">
            <text:p>0.004361</text:p>
          </table:table-cell>
          <table:table-cell office:value-type="float" office:value="0.000035" calcext:value-type="float">
            <text:p>0.000035</text:p>
          </table:table-cell>
          <table:table-cell office:value-type="float" office:value="0.41" calcext:value-type="float">
            <text:p>0.41</text:p>
          </table:table-cell>
          <table:table-cell office:value-type="float" office:value="125.06" calcext:value-type="float">
            <text:p>125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6228" calcext:value-type="float">
            <text:p>366228</text:p>
          </table:table-cell>
          <table:table-cell office:value-type="float" office:value="590174" calcext:value-type="float">
            <text:p>590174</text:p>
          </table:table-cell>
          <table:table-cell office:value-type="float" office:value="1591076" calcext:value-type="float">
            <text:p>1591076</text:p>
          </table:table-cell>
          <table:table-cell office:value-type="float" office:value="252" calcext:value-type="float">
            <text:p>252</text:p>
          </table:table-cell>
          <table:table-cell office:value-type="float" office:value="14203" calcext:value-type="float">
            <text:p>14203</text:p>
          </table:table-cell>
          <table:table-cell office:value-type="float" office:value="40686" calcext:value-type="float">
            <text:p>40686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0928" calcext:value-type="float">
            <text:p>0.370928</text:p>
          </table:table-cell>
          <table:table-cell office:value-type="float" office:value="252" calcext:value-type="float">
            <text:p>252</text:p>
          </table:table-cell>
          <table:table-cell office:value-type="float" office:value="0.000905" calcext:value-type="float">
            <text:p>0.000905</text:p>
          </table:table-cell>
          <table:table-cell office:value-type="float" office:value="0.002594" calcext:value-type="float">
            <text:p>0.00259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5" calcext:value-type="float">
            <text:p>0.35</text:p>
          </table:table-cell>
          <table:table-cell office:value-type="float" office:value="192.82" calcext:value-type="float">
            <text:p>192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7232" calcext:value-type="float">
            <text:p>367232</text:p>
          </table:table-cell>
          <table:table-cell office:value-type="float" office:value="1423047" calcext:value-type="float">
            <text:p>1423047</text:p>
          </table:table-cell>
          <table:table-cell office:value-type="float" office:value="3489101" calcext:value-type="float">
            <text:p>3489101</text:p>
          </table:table-cell>
          <table:table-cell office:value-type="float" office:value="368" calcext:value-type="float">
            <text:p>368</text:p>
          </table:table-cell>
          <table:table-cell office:value-type="float" office:value="29767" calcext:value-type="float">
            <text:p>29767</text:p>
          </table:table-cell>
          <table:table-cell office:value-type="float" office:value="85180" calcext:value-type="float">
            <text:p>85180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7855" calcext:value-type="float">
            <text:p>0.407855</text:p>
          </table:table-cell>
          <table:table-cell office:value-type="float" office:value="368" calcext:value-type="float">
            <text:p>368</text:p>
          </table:table-cell>
          <table:table-cell office:value-type="float" office:value="0.001897" calcext:value-type="float">
            <text:p>0.001897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35" calcext:value-type="float">
            <text:p>0.35</text:p>
          </table:table-cell>
          <table:table-cell office:value-type="float" office:value="260.49" calcext:value-type="float">
            <text:p>260.4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8236" calcext:value-type="float">
            <text:p>368236</text:p>
          </table:table-cell>
          <table:table-cell office:value-type="float" office:value="1317164" calcext:value-type="float">
            <text:p>1317164</text:p>
          </table:table-cell>
          <table:table-cell office:value-type="float" office:value="3460660" calcext:value-type="float">
            <text:p>3460660</text:p>
          </table:table-cell>
          <table:table-cell office:value-type="float" office:value="270" calcext:value-type="float">
            <text:p>270</text:p>
          </table:table-cell>
          <table:table-cell office:value-type="float" office:value="30456" calcext:value-type="float">
            <text:p>30456</text:p>
          </table:table-cell>
          <table:table-cell office:value-type="float" office:value="87740" calcext:value-type="float">
            <text:p>87740</text:p>
          </table:table-cell>
          <table:table-cell office:value-type="float" office:value="270" calcext:value-type="float">
            <text:p>2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0611" calcext:value-type="float">
            <text:p>0.380611</text:p>
          </table:table-cell>
          <table:table-cell office:value-type="float" office:value="270" calcext:value-type="float">
            <text:p>270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05593" calcext:value-type="float">
            <text:p>0.005593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5" calcext:value-type="float">
            <text:p>0.35</text:p>
          </table:table-cell>
          <table:table-cell office:value-type="float" office:value="324.96" calcext:value-type="float">
            <text:p>324.9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9240" calcext:value-type="float">
            <text:p>369240</text:p>
          </table:table-cell>
          <table:table-cell office:value-type="float" office:value="1627420" calcext:value-type="float">
            <text:p>1627420</text:p>
          </table:table-cell>
          <table:table-cell office:value-type="float" office:value="3986987" calcext:value-type="float">
            <text:p>3986987</text:p>
          </table:table-cell>
          <table:table-cell office:value-type="float" office:value="336" calcext:value-type="float">
            <text:p>336</text:p>
          </table:table-cell>
          <table:table-cell office:value-type="float" office:value="34274" calcext:value-type="float">
            <text:p>34274</text:p>
          </table:table-cell>
          <table:table-cell office:value-type="float" office:value="97443" calcext:value-type="float">
            <text:p>97443</text:p>
          </table:table-cell>
          <table:table-cell office:value-type="float" office:value="333" calcext:value-type="float">
            <text:p>3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08183" calcext:value-type="float">
            <text:p>0.408183</text:p>
          </table:table-cell>
          <table:table-cell office:value-type="float" office:value="336" calcext:value-type="float">
            <text:p>336</text:p>
          </table:table-cell>
          <table:table-cell office:value-type="float" office:value="0.002185" calcext:value-type="float">
            <text:p>0.002185</text:p>
          </table:table-cell>
          <table:table-cell office:value-type="float" office:value="0.006212" calcext:value-type="float">
            <text:p>0.00621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0.35" calcext:value-type="float">
            <text:p>0.35</text:p>
          </table:table-cell>
          <table:table-cell office:value-type="float" office:value="292.62" calcext:value-type="float">
            <text:p>292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0244" calcext:value-type="float">
            <text:p>370244</text:p>
          </table:table-cell>
          <table:table-cell office:value-type="float" office:value="2064696" calcext:value-type="float">
            <text:p>2064696</text:p>
          </table:table-cell>
          <table:table-cell office:value-type="float" office:value="6151789" calcext:value-type="float">
            <text:p>6151789</text:p>
          </table:table-cell>
          <table:table-cell office:value-type="float" office:value="1090" calcext:value-type="float">
            <text:p>1090</text:p>
          </table:table-cell>
          <table:table-cell office:value-type="float" office:value="56133" calcext:value-type="float">
            <text:p>56133</text:p>
          </table:table-cell>
          <table:table-cell office:value-type="float" office:value="155988" calcext:value-type="float">
            <text:p>155988</text:p>
          </table:table-cell>
          <table:table-cell office:value-type="float" office:value="1323" calcext:value-type="float">
            <text:p>13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5625" calcext:value-type="float">
            <text:p>0.335625</text:p>
          </table:table-cell>
          <table:table-cell office:value-type="float" office:value="1090" calcext:value-type="float">
            <text:p>1090</text:p>
          </table:table-cell>
          <table:table-cell office:value-type="float" office:value="0.003578" calcext:value-type="float">
            <text:p>0.003578</text:p>
          </table:table-cell>
          <table:table-cell office:value-type="float" office:value="0.009943" calcext:value-type="float">
            <text:p>0.009943</text:p>
          </table:table-cell>
          <table:table-cell office:value-type="float" office:value="0.000084" calcext:value-type="float">
            <text:p>0.000084</text:p>
          </table:table-cell>
          <table:table-cell office:value-type="float" office:value="0.36" calcext:value-type="float">
            <text:p>0.36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1248" calcext:value-type="float">
            <text:p>371248</text:p>
          </table:table-cell>
          <table:table-cell office:value-type="float" office:value="553630" calcext:value-type="float">
            <text:p>553630</text:p>
          </table:table-cell>
          <table:table-cell office:value-type="float" office:value="1236977" calcext:value-type="float">
            <text:p>1236977</text:p>
          </table:table-cell>
          <table:table-cell office:value-type="float" office:value="131" calcext:value-type="float">
            <text:p>131</text:p>
          </table:table-cell>
          <table:table-cell office:value-type="float" office:value="9240" calcext:value-type="float">
            <text:p>9240</text:p>
          </table:table-cell>
          <table:table-cell office:value-type="float" office:value="28055" calcext:value-type="float">
            <text:p>28055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567" calcext:value-type="float">
            <text:p>0.447567</text:p>
          </table:table-cell>
          <table:table-cell office:value-type="float" office:value="131" calcext:value-type="float">
            <text:p>131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001788" calcext:value-type="float">
            <text:p>0.00178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3" calcext:value-type="float">
            <text:p>0.33</text:p>
          </table:table-cell>
          <table:table-cell office:value-type="float" office:value="308.3" calcext:value-type="float">
            <text:p>308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2252" calcext:value-type="float">
            <text:p>372252</text:p>
          </table:table-cell>
          <table:table-cell office:value-type="float" office:value="156158" calcext:value-type="float">
            <text:p>156158</text:p>
          </table:table-cell>
          <table:table-cell office:value-type="float" office:value="463339" calcext:value-type="float">
            <text:p>463339</text:p>
          </table:table-cell>
          <table:table-cell office:value-type="float" office:value="113" calcext:value-type="float">
            <text:p>113</text:p>
          </table:table-cell>
          <table:table-cell office:value-type="float" office:value="3930" calcext:value-type="float">
            <text:p>3930</text:p>
          </table:table-cell>
          <table:table-cell office:value-type="float" office:value="12021" calcext:value-type="float">
            <text:p>12021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7028" calcext:value-type="float">
            <text:p>0.337028</text:p>
          </table:table-cell>
          <table:table-cell office:value-type="float" office:value="113" calcext:value-type="float">
            <text:p>113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766" calcext:value-type="float">
            <text:p>0.00076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3" calcext:value-type="float">
            <text:p>0.33</text:p>
          </table:table-cell>
          <table:table-cell office:value-type="float" office:value="117.85" calcext:value-type="float">
            <text:p>117.8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3256" calcext:value-type="float">
            <text:p>373256</text:p>
          </table:table-cell>
          <table:table-cell office:value-type="float" office:value="450048" calcext:value-type="float">
            <text:p>450048</text:p>
          </table:table-cell>
          <table:table-cell office:value-type="float" office:value="893077" calcext:value-type="float">
            <text:p>893077</text:p>
          </table:table-cell>
          <table:table-cell office:value-type="float" office:value="146" calcext:value-type="float">
            <text:p>146</text:p>
          </table:table-cell>
          <table:table-cell office:value-type="float" office:value="6788" calcext:value-type="float">
            <text:p>6788</text:p>
          </table:table-cell>
          <table:table-cell office:value-type="float" office:value="19134" calcext:value-type="float">
            <text:p>19134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393" calcext:value-type="float">
            <text:p>0.50393</text:p>
          </table:table-cell>
          <table:table-cell office:value-type="float" office:value="146" calcext:value-type="float">
            <text:p>146</text:p>
          </table:table-cell>
          <table:table-cell office:value-type="float" office:value="0.000433" calcext:value-type="float">
            <text:p>0.000433</text:p>
          </table:table-cell>
          <table:table-cell office:value-type="float" office:value="0.00122" calcext:value-type="float">
            <text:p>0.0012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5" calcext:value-type="float">
            <text:p>0.35</text:p>
          </table:table-cell>
          <table:table-cell office:value-type="float" office:value="137.65" calcext:value-type="float">
            <text:p>137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4260" calcext:value-type="float">
            <text:p>374260</text:p>
          </table:table-cell>
          <table:table-cell office:value-type="float" office:value="551144" calcext:value-type="float">
            <text:p>551144</text:p>
          </table:table-cell>
          <table:table-cell office:value-type="float" office:value="1259172" calcext:value-type="float">
            <text:p>1259172</text:p>
          </table:table-cell>
          <table:table-cell office:value-type="float" office:value="134" calcext:value-type="float">
            <text:p>134</text:p>
          </table:table-cell>
          <table:table-cell office:value-type="float" office:value="10280" calcext:value-type="float">
            <text:p>10280</text:p>
          </table:table-cell>
          <table:table-cell office:value-type="float" office:value="31043" calcext:value-type="float">
            <text:p>31043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7704" calcext:value-type="float">
            <text:p>0.437704</text:p>
          </table:table-cell>
          <table:table-cell office:value-type="float" office:value="134" calcext:value-type="float">
            <text:p>134</text:p>
          </table:table-cell>
          <table:table-cell office:value-type="float" office:value="0.000655" calcext:value-type="float">
            <text:p>0.000655</text:p>
          </table:table-cell>
          <table:table-cell office:value-type="float" office:value="0.001979" calcext:value-type="float">
            <text:p>0.00197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3" calcext:value-type="float">
            <text:p>0.33</text:p>
          </table:table-cell>
          <table:table-cell office:value-type="float" office:value="236.97" calcext:value-type="float">
            <text:p>236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5264" calcext:value-type="float">
            <text:p>375264</text:p>
          </table:table-cell>
          <table:table-cell office:value-type="float" office:value="878049" calcext:value-type="float">
            <text:p>878049</text:p>
          </table:table-cell>
          <table:table-cell office:value-type="float" office:value="1821100" calcext:value-type="float">
            <text:p>1821100</text:p>
          </table:table-cell>
          <table:table-cell office:value-type="float" office:value="308" calcext:value-type="float">
            <text:p>308</text:p>
          </table:table-cell>
          <table:table-cell office:value-type="float" office:value="14208" calcext:value-type="float">
            <text:p>14208</text:p>
          </table:table-cell>
          <table:table-cell office:value-type="float" office:value="42128" calcext:value-type="float">
            <text:p>42128</text:p>
          </table:table-cell>
          <table:table-cell office:value-type="float" office:value="288" calcext:value-type="float">
            <text:p>2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2153" calcext:value-type="float">
            <text:p>0.482153</text:p>
          </table:table-cell>
          <table:table-cell office:value-type="float" office:value="308" calcext:value-type="float">
            <text:p>308</text:p>
          </table:table-cell>
          <table:table-cell office:value-type="float" office:value="0.000906" calcext:value-type="float">
            <text:p>0.000906</text:p>
          </table:table-cell>
          <table:table-cell office:value-type="float" office:value="0.002685" calcext:value-type="float">
            <text:p>0.002685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34" calcext:value-type="float">
            <text:p>0.34</text:p>
          </table:table-cell>
          <table:table-cell office:value-type="float" office:value="146.28" calcext:value-type="float">
            <text:p>146.2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6268" calcext:value-type="float">
            <text:p>376268</text:p>
          </table:table-cell>
          <table:table-cell office:value-type="float" office:value="156039" calcext:value-type="float">
            <text:p>156039</text:p>
          </table:table-cell>
          <table:table-cell office:value-type="float" office:value="450834" calcext:value-type="float">
            <text:p>450834</text:p>
          </table:table-cell>
          <table:table-cell office:value-type="float" office:value="128" calcext:value-type="float">
            <text:p>128</text:p>
          </table:table-cell>
          <table:table-cell office:value-type="float" office:value="3809" calcext:value-type="float">
            <text:p>3809</text:p>
          </table:table-cell>
          <table:table-cell office:value-type="float" office:value="11780" calcext:value-type="float">
            <text:p>1178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6112" calcext:value-type="float">
            <text:p>0.346112</text:p>
          </table:table-cell>
          <table:table-cell office:value-type="float" office:value="128" calcext:value-type="float">
            <text:p>128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2" calcext:value-type="float">
            <text:p>0.32</text:p>
          </table:table-cell>
          <table:table-cell office:value-type="float" office:value="98.17" calcext:value-type="float">
            <text:p>98.1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7272" calcext:value-type="float">
            <text:p>377272</text:p>
          </table:table-cell>
          <table:table-cell office:value-type="float" office:value="392686" calcext:value-type="float">
            <text:p>392686</text:p>
          </table:table-cell>
          <table:table-cell office:value-type="float" office:value="739076" calcext:value-type="float">
            <text:p>739076</text:p>
          </table:table-cell>
          <table:table-cell office:value-type="float" office:value="85" calcext:value-type="float">
            <text:p>85</text:p>
          </table:table-cell>
          <table:table-cell office:value-type="float" office:value="5423" calcext:value-type="float">
            <text:p>5423</text:p>
          </table:table-cell>
          <table:table-cell office:value-type="float" office:value="15045" calcext:value-type="float">
            <text:p>1504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132" calcext:value-type="float">
            <text:p>0.53132</text:p>
          </table:table-cell>
          <table:table-cell office:value-type="float" office:value="85" calcext:value-type="float">
            <text:p>85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0959" calcext:value-type="float">
            <text:p>0.00095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192.88" calcext:value-type="float">
            <text:p>192.8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8276" calcext:value-type="float">
            <text:p>378276</text:p>
          </table:table-cell>
          <table:table-cell office:value-type="float" office:value="126056" calcext:value-type="float">
            <text:p>126056</text:p>
          </table:table-cell>
          <table:table-cell office:value-type="float" office:value="351691" calcext:value-type="float">
            <text:p>351691</text:p>
          </table:table-cell>
          <table:table-cell office:value-type="float" office:value="66" calcext:value-type="float">
            <text:p>66</text:p>
          </table:table-cell>
          <table:table-cell office:value-type="float" office:value="2970" calcext:value-type="float">
            <text:p>2970</text:p>
          </table:table-cell>
          <table:table-cell office:value-type="float" office:value="8971" calcext:value-type="float">
            <text:p>8971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428" calcext:value-type="float">
            <text:p>0.358428</text:p>
          </table:table-cell>
          <table:table-cell office:value-type="float" office:value="66" calcext:value-type="float">
            <text:p>66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0.000572" calcext:value-type="float">
            <text:p>0.00057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3" calcext:value-type="float">
            <text:p>0.33</text:p>
          </table:table-cell>
          <table:table-cell office:value-type="float" office:value="140.17" calcext:value-type="float">
            <text:p>140.1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79280" calcext:value-type="float">
            <text:p>379280</text:p>
          </table:table-cell>
          <table:table-cell office:value-type="float" office:value="626238" calcext:value-type="float">
            <text:p>626238</text:p>
          </table:table-cell>
          <table:table-cell office:value-type="float" office:value="1447581" calcext:value-type="float">
            <text:p>1447581</text:p>
          </table:table-cell>
          <table:table-cell office:value-type="float" office:value="120" calcext:value-type="float">
            <text:p>120</text:p>
          </table:table-cell>
          <table:table-cell office:value-type="float" office:value="11042" calcext:value-type="float">
            <text:p>11042</text:p>
          </table:table-cell>
          <table:table-cell office:value-type="float" office:value="32788" calcext:value-type="float">
            <text:p>32788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261" calcext:value-type="float">
            <text:p>0.43261</text:p>
          </table:table-cell>
          <table:table-cell office:value-type="float" office:value="120" calcext:value-type="float">
            <text:p>120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528.84" calcext:value-type="float">
            <text:p>528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0285" calcext:value-type="float">
            <text:p>380285</text:p>
          </table:table-cell>
          <table:table-cell office:value-type="float" office:value="145924" calcext:value-type="float">
            <text:p>145924</text:p>
          </table:table-cell>
          <table:table-cell office:value-type="float" office:value="424501" calcext:value-type="float">
            <text:p>424501</text:p>
          </table:table-cell>
          <table:table-cell office:value-type="float" office:value="148" calcext:value-type="float">
            <text:p>148</text:p>
          </table:table-cell>
          <table:table-cell office:value-type="float" office:value="3453" calcext:value-type="float">
            <text:p>3453</text:p>
          </table:table-cell>
          <table:table-cell office:value-type="float" office:value="11111" calcext:value-type="float">
            <text:p>11111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3754" calcext:value-type="float">
            <text:p>0.343754</text:p>
          </table:table-cell>
          <table:table-cell office:value-type="float" office:value="148" calcext:value-type="float">
            <text:p>148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1" calcext:value-type="float">
            <text:p>0.31</text:p>
          </table:table-cell>
          <table:table-cell office:value-type="float" office:value="105.82" calcext:value-type="float">
            <text:p>105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1289" calcext:value-type="float">
            <text:p>381289</text:p>
          </table:table-cell>
          <table:table-cell office:value-type="float" office:value="374216" calcext:value-type="float">
            <text:p>374216</text:p>
          </table:table-cell>
          <table:table-cell office:value-type="float" office:value="689891" calcext:value-type="float">
            <text:p>689891</text:p>
          </table:table-cell>
          <table:table-cell office:value-type="float" office:value="146" calcext:value-type="float">
            <text:p>146</text:p>
          </table:table-cell>
          <table:table-cell office:value-type="float" office:value="5095" calcext:value-type="float">
            <text:p>5095</text:p>
          </table:table-cell>
          <table:table-cell office:value-type="float" office:value="14179" calcext:value-type="float">
            <text:p>14179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2428" calcext:value-type="float">
            <text:p>0.542428</text:p>
          </table:table-cell>
          <table:table-cell office:value-type="float" office:value="146" calcext:value-type="float">
            <text:p>146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904" calcext:value-type="float">
            <text:p>0.00090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6" calcext:value-type="float">
            <text:p>0.36</text:p>
          </table:table-cell>
          <table:table-cell office:value-type="float" office:value="104.26" calcext:value-type="float">
            <text:p>104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2294" calcext:value-type="float">
            <text:p>382294</text:p>
          </table:table-cell>
          <table:table-cell office:value-type="float" office:value="122526" calcext:value-type="float">
            <text:p>122526</text:p>
          </table:table-cell>
          <table:table-cell office:value-type="float" office:value="341313" calcext:value-type="float">
            <text:p>341313</text:p>
          </table:table-cell>
          <table:table-cell office:value-type="float" office:value="84" calcext:value-type="float">
            <text:p>84</text:p>
          </table:table-cell>
          <table:table-cell office:value-type="float" office:value="2926" calcext:value-type="float">
            <text:p>2926</text:p>
          </table:table-cell>
          <table:table-cell office:value-type="float" office:value="8844" calcext:value-type="float">
            <text:p>884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984" calcext:value-type="float">
            <text:p>0.358984</text:p>
          </table:table-cell>
          <table:table-cell office:value-type="float" office:value="84" calcext:value-type="float">
            <text:p>84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3" calcext:value-type="float">
            <text:p>0.33</text:p>
          </table:table-cell>
          <table:table-cell office:value-type="float" office:value="142.65" calcext:value-type="float">
            <text:p>142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3298" calcext:value-type="float">
            <text:p>383298</text:p>
          </table:table-cell>
          <table:table-cell office:value-type="float" office:value="524985" calcext:value-type="float">
            <text:p>524985</text:p>
          </table:table-cell>
          <table:table-cell office:value-type="float" office:value="1158051" calcext:value-type="float">
            <text:p>1158051</text:p>
          </table:table-cell>
          <table:table-cell office:value-type="float" office:value="209" calcext:value-type="float">
            <text:p>209</text:p>
          </table:table-cell>
          <table:table-cell office:value-type="float" office:value="8763" calcext:value-type="float">
            <text:p>8763</text:p>
          </table:table-cell>
          <table:table-cell office:value-type="float" office:value="26800" calcext:value-type="float">
            <text:p>268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335" calcext:value-type="float">
            <text:p>0.453335</text:p>
          </table:table-cell>
          <table:table-cell office:value-type="float" office:value="209" calcext:value-type="float">
            <text:p>209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1708" calcext:value-type="float">
            <text:p>0.00170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3" calcext:value-type="float">
            <text:p>0.33</text:p>
          </table:table-cell>
          <table:table-cell office:value-type="float" office:value="148.89" calcext:value-type="float">
            <text:p>148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4302" calcext:value-type="float">
            <text:p>384302</text:p>
          </table:table-cell>
          <table:table-cell office:value-type="float" office:value="329133" calcext:value-type="float">
            <text:p>329133</text:p>
          </table:table-cell>
          <table:table-cell office:value-type="float" office:value="869979" calcext:value-type="float">
            <text:p>869979</text:p>
          </table:table-cell>
          <table:table-cell office:value-type="float" office:value="98" calcext:value-type="float">
            <text:p>98</text:p>
          </table:table-cell>
          <table:table-cell office:value-type="float" office:value="7072" calcext:value-type="float">
            <text:p>7072</text:p>
          </table:table-cell>
          <table:table-cell office:value-type="float" office:value="21933" calcext:value-type="float">
            <text:p>21933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8323" calcext:value-type="float">
            <text:p>0.378323</text:p>
          </table:table-cell>
          <table:table-cell office:value-type="float" office:value="98" calcext:value-type="float">
            <text:p>98</text:p>
          </table:table-cell>
          <table:table-cell office:value-type="float" office:value="0.000451" calcext:value-type="float">
            <text:p>0.000451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2" calcext:value-type="float">
            <text:p>0.32</text:p>
          </table:table-cell>
          <table:table-cell office:value-type="float" office:value="223.81" calcext:value-type="float">
            <text:p>223.8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5306" calcext:value-type="float">
            <text:p>385306</text:p>
          </table:table-cell>
          <table:table-cell office:value-type="float" office:value="409705" calcext:value-type="float">
            <text:p>409705</text:p>
          </table:table-cell>
          <table:table-cell office:value-type="float" office:value="761933" calcext:value-type="float">
            <text:p>761933</text:p>
          </table:table-cell>
          <table:table-cell office:value-type="float" office:value="103" calcext:value-type="float">
            <text:p>103</text:p>
          </table:table-cell>
          <table:table-cell office:value-type="float" office:value="5573" calcext:value-type="float">
            <text:p>5573</text:p>
          </table:table-cell>
          <table:table-cell office:value-type="float" office:value="15575" calcext:value-type="float">
            <text:p>1557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7718" calcext:value-type="float">
            <text:p>0.537718</text:p>
          </table:table-cell>
          <table:table-cell office:value-type="float" office:value="103" calcext:value-type="float">
            <text:p>103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993" calcext:value-type="float">
            <text:p>0.00099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6" calcext:value-type="float">
            <text:p>0.36</text:p>
          </table:table-cell>
          <table:table-cell office:value-type="float" office:value="163.95" calcext:value-type="float">
            <text:p>163.9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6311" calcext:value-type="float">
            <text:p>386311</text:p>
          </table:table-cell>
          <table:table-cell office:value-type="float" office:value="123059" calcext:value-type="float">
            <text:p>123059</text:p>
          </table:table-cell>
          <table:table-cell office:value-type="float" office:value="333337" calcext:value-type="float">
            <text:p>333337</text:p>
          </table:table-cell>
          <table:table-cell office:value-type="float" office:value="67" calcext:value-type="float">
            <text:p>67</text:p>
          </table:table-cell>
          <table:table-cell office:value-type="float" office:value="2758" calcext:value-type="float">
            <text:p>2758</text:p>
          </table:table-cell>
          <table:table-cell office:value-type="float" office:value="8420" calcext:value-type="float">
            <text:p>8420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9173" calcext:value-type="float">
            <text:p>0.369173</text:p>
          </table:table-cell>
          <table:table-cell office:value-type="float" office:value="67" calcext:value-type="float">
            <text:p>67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179.15" calcext:value-type="float">
            <text:p>179.1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7315" calcext:value-type="float">
            <text:p>387315</text:p>
          </table:table-cell>
          <table:table-cell office:value-type="float" office:value="512771" calcext:value-type="float">
            <text:p>512771</text:p>
          </table:table-cell>
          <table:table-cell office:value-type="float" office:value="1123348" calcext:value-type="float">
            <text:p>1123348</text:p>
          </table:table-cell>
          <table:table-cell office:value-type="float" office:value="245" calcext:value-type="float">
            <text:p>245</text:p>
          </table:table-cell>
          <table:table-cell office:value-type="float" office:value="8466" calcext:value-type="float">
            <text:p>8466</text:p>
          </table:table-cell>
          <table:table-cell office:value-type="float" office:value="25501" calcext:value-type="float">
            <text:p>25501</text:p>
          </table:table-cell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6467" calcext:value-type="float">
            <text:p>0.456467</text:p>
          </table:table-cell>
          <table:table-cell office:value-type="float" office:value="245" calcext:value-type="float">
            <text:p>245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1626" calcext:value-type="float">
            <text:p>0.001626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3" calcext:value-type="float">
            <text:p>0.33</text:p>
          </table:table-cell>
          <table:table-cell office:value-type="float" office:value="129.45" calcext:value-type="float">
            <text:p>129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8319" calcext:value-type="float">
            <text:p>388319</text:p>
          </table:table-cell>
          <table:table-cell office:value-type="float" office:value="171103" calcext:value-type="float">
            <text:p>171103</text:p>
          </table:table-cell>
          <table:table-cell office:value-type="float" office:value="506880" calcext:value-type="float">
            <text:p>506880</text:p>
          </table:table-cell>
          <table:table-cell office:value-type="float" office:value="64" calcext:value-type="float">
            <text:p>64</text:p>
          </table:table-cell>
          <table:table-cell office:value-type="float" office:value="4134" calcext:value-type="float">
            <text:p>4134</text:p>
          </table:table-cell>
          <table:table-cell office:value-type="float" office:value="12823" calcext:value-type="float">
            <text:p>1282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7561" calcext:value-type="float">
            <text:p>0.337561</text:p>
          </table:table-cell>
          <table:table-cell office:value-type="float" office:value="64" calcext:value-type="float">
            <text:p>64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2" calcext:value-type="float">
            <text:p>0.32</text:p>
          </table:table-cell>
          <table:table-cell office:value-type="float" office:value="213.72" calcext:value-type="float">
            <text:p>213.7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89323" calcext:value-type="float">
            <text:p>389323</text:p>
          </table:table-cell>
          <table:table-cell office:value-type="float" office:value="480626" calcext:value-type="float">
            <text:p>480626</text:p>
          </table:table-cell>
          <table:table-cell office:value-type="float" office:value="980915" calcext:value-type="float">
            <text:p>980915</text:p>
          </table:table-cell>
          <table:table-cell office:value-type="float" office:value="115" calcext:value-type="float">
            <text:p>115</text:p>
          </table:table-cell>
          <table:table-cell office:value-type="float" office:value="7517" calcext:value-type="float">
            <text:p>7517</text:p>
          </table:table-cell>
          <table:table-cell office:value-type="float" office:value="20839" calcext:value-type="float">
            <text:p>20839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977" calcext:value-type="float">
            <text:p>0.489977</text:p>
          </table:table-cell>
          <table:table-cell office:value-type="float" office:value="115" calcext:value-type="float">
            <text:p>11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1328" calcext:value-type="float">
            <text:p>0.00132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6" calcext:value-type="float">
            <text:p>0.36</text:p>
          </table:table-cell>
          <table:table-cell office:value-type="float" office:value="184.42" calcext:value-type="float">
            <text:p>184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0327" calcext:value-type="float">
            <text:p>390327</text:p>
          </table:table-cell>
          <table:table-cell office:value-type="float" office:value="295875" calcext:value-type="float">
            <text:p>295875</text:p>
          </table:table-cell>
          <table:table-cell office:value-type="float" office:value="772040" calcext:value-type="float">
            <text:p>772040</text:p>
          </table:table-cell>
          <table:table-cell office:value-type="float" office:value="99" calcext:value-type="float">
            <text:p>99</text:p>
          </table:table-cell>
          <table:table-cell office:value-type="float" office:value="6388" calcext:value-type="float">
            <text:p>6388</text:p>
          </table:table-cell>
          <table:table-cell office:value-type="float" office:value="19218" calcext:value-type="float">
            <text:p>1921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3238" calcext:value-type="float">
            <text:p>0.383238</text:p>
          </table:table-cell>
          <table:table-cell office:value-type="float" office:value="99" calcext:value-type="float">
            <text:p>99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001225" calcext:value-type="float">
            <text:p>0.001225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3" calcext:value-type="float">
            <text:p>0.33</text:p>
          </table:table-cell>
          <table:table-cell office:value-type="float" office:value="206.65" calcext:value-type="float">
            <text:p>206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1331" calcext:value-type="float">
            <text:p>391331</text:p>
          </table:table-cell>
          <table:table-cell office:value-type="float" office:value="572389" calcext:value-type="float">
            <text:p>572389</text:p>
          </table:table-cell>
          <table:table-cell office:value-type="float" office:value="1289008" calcext:value-type="float">
            <text:p>1289008</text:p>
          </table:table-cell>
          <table:table-cell office:value-type="float" office:value="226" calcext:value-type="float">
            <text:p>226</text:p>
          </table:table-cell>
          <table:table-cell office:value-type="float" office:value="9638" calcext:value-type="float">
            <text:p>9638</text:p>
          </table:table-cell>
          <table:table-cell office:value-type="float" office:value="29560" calcext:value-type="float">
            <text:p>2956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054" calcext:value-type="float">
            <text:p>0.444054</text:p>
          </table:table-cell>
          <table:table-cell office:value-type="float" office:value="226" calcext:value-type="float">
            <text:p>22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1884" calcext:value-type="float">
            <text:p>0.00188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3" calcext:value-type="float">
            <text:p>0.33</text:p>
          </table:table-cell>
          <table:table-cell office:value-type="float" office:value="140.76" calcext:value-type="float">
            <text:p>140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2335" calcext:value-type="float">
            <text:p>392335</text:p>
          </table:table-cell>
          <table:table-cell office:value-type="float" office:value="155536" calcext:value-type="float">
            <text:p>155536</text:p>
          </table:table-cell>
          <table:table-cell office:value-type="float" office:value="446944" calcext:value-type="float">
            <text:p>446944</text:p>
          </table:table-cell>
          <table:table-cell office:value-type="float" office:value="17" calcext:value-type="float">
            <text:p>17</text:p>
          </table:table-cell>
          <table:table-cell office:value-type="float" office:value="3700" calcext:value-type="float">
            <text:p>3700</text:p>
          </table:table-cell>
          <table:table-cell office:value-type="float" office:value="11333" calcext:value-type="float">
            <text:p>1133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999" calcext:value-type="float">
            <text:p>0.347999</text:p>
          </table:table-cell>
          <table:table-cell office:value-type="float" office:value="17" calcext:value-type="float">
            <text:p>17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3" calcext:value-type="float">
            <text:p>0.33</text:p>
          </table:table-cell>
          <table:table-cell office:value-type="float" office:value="708.31" calcext:value-type="float">
            <text:p>708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3339" calcext:value-type="float">
            <text:p>393339</text:p>
          </table:table-cell>
          <table:table-cell office:value-type="float" office:value="391988" calcext:value-type="float">
            <text:p>391988</text:p>
          </table:table-cell>
          <table:table-cell office:value-type="float" office:value="739031" calcext:value-type="float">
            <text:p>739031</text:p>
          </table:table-cell>
          <table:table-cell office:value-type="float" office:value="113" calcext:value-type="float">
            <text:p>113</text:p>
          </table:table-cell>
          <table:table-cell office:value-type="float" office:value="5418" calcext:value-type="float">
            <text:p>5418</text:p>
          </table:table-cell>
          <table:table-cell office:value-type="float" office:value="15302" calcext:value-type="float">
            <text:p>15302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0408" calcext:value-type="float">
            <text:p>0.530408</text:p>
          </table:table-cell>
          <table:table-cell office:value-type="float" office:value="113" calcext:value-type="float">
            <text:p>113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144.36" calcext:value-type="float">
            <text:p>144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4343" calcext:value-type="float">
            <text:p>394343</text:p>
          </table:table-cell>
          <table:table-cell office:value-type="float" office:value="219868" calcext:value-type="float">
            <text:p>219868</text:p>
          </table:table-cell>
          <table:table-cell office:value-type="float" office:value="672470" calcext:value-type="float">
            <text:p>672470</text:p>
          </table:table-cell>
          <table:table-cell office:value-type="float" office:value="118" calcext:value-type="float">
            <text:p>118</text:p>
          </table:table-cell>
          <table:table-cell office:value-type="float" office:value="5748" calcext:value-type="float">
            <text:p>5748</text:p>
          </table:table-cell>
          <table:table-cell office:value-type="float" office:value="17649" calcext:value-type="float">
            <text:p>17649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6956" calcext:value-type="float">
            <text:p>0.326956</text:p>
          </table:table-cell>
          <table:table-cell office:value-type="float" office:value="118" calcext:value-type="float">
            <text:p>118</text:p>
          </table:table-cell>
          <table:table-cell office:value-type="float" office:value="0.000366" calcext:value-type="float">
            <text:p>0.000366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3" calcext:value-type="float">
            <text:p>0.33</text:p>
          </table:table-cell>
          <table:table-cell office:value-type="float" office:value="153.47" calcext:value-type="float">
            <text:p>153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5347" calcext:value-type="float">
            <text:p>395347</text:p>
          </table:table-cell>
          <table:table-cell office:value-type="float" office:value="506278" calcext:value-type="float">
            <text:p>506278</text:p>
          </table:table-cell>
          <table:table-cell office:value-type="float" office:value="1098735" calcext:value-type="float">
            <text:p>1098735</text:p>
          </table:table-cell>
          <table:table-cell office:value-type="float" office:value="147" calcext:value-type="float">
            <text:p>147</text:p>
          </table:table-cell>
          <table:table-cell office:value-type="float" office:value="8126" calcext:value-type="float">
            <text:p>8126</text:p>
          </table:table-cell>
          <table:table-cell office:value-type="float" office:value="24732" calcext:value-type="float">
            <text:p>24732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783" calcext:value-type="float">
            <text:p>0.460783</text:p>
          </table:table-cell>
          <table:table-cell office:value-type="float" office:value="147" calcext:value-type="float">
            <text:p>147</text:p>
          </table:table-cell>
          <table:table-cell office:value-type="float" office:value="0.000518" calcext:value-type="float">
            <text:p>0.000518</text:p>
          </table:table-cell>
          <table:table-cell office:value-type="float" office:value="0.001577" calcext:value-type="float">
            <text:p>0.00157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3" calcext:value-type="float">
            <text:p>0.33</text:p>
          </table:table-cell>
          <table:table-cell office:value-type="float" office:value="176.66" calcext:value-type="float">
            <text:p>176.6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6351" calcext:value-type="float">
            <text:p>396351</text:p>
          </table:table-cell>
          <table:table-cell office:value-type="float" office:value="19956511" calcext:value-type="float">
            <text:p>19956511</text:p>
          </table:table-cell>
          <table:table-cell office:value-type="float" office:value="19903280" calcext:value-type="float">
            <text:p>19903280</text:p>
          </table:table-cell>
          <table:table-cell office:value-type="float" office:value="6490" calcext:value-type="float">
            <text:p>6490</text:p>
          </table:table-cell>
          <table:table-cell office:value-type="float" office:value="182317" calcext:value-type="float">
            <text:p>182317</text:p>
          </table:table-cell>
          <table:table-cell office:value-type="float" office:value="283934" calcext:value-type="float">
            <text:p>283934</text:p>
          </table:table-cell>
          <table:table-cell office:value-type="float" office:value="10246" calcext:value-type="float">
            <text:p>102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002675" calcext:value-type="float">
            <text:p>1.002675</text:p>
          </table:table-cell>
          <table:table-cell office:value-type="float" office:value="6490" calcext:value-type="float">
            <text:p>6490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0.018099" calcext:value-type="float">
            <text:p>0.018099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64" calcext:value-type="float">
            <text:p>0.64</text:p>
          </table:table-cell>
          <table:table-cell office:value-type="float" office:value="27.71" calcext:value-type="float">
            <text:p>27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7355" calcext:value-type="float">
            <text:p>397355</text:p>
          </table:table-cell>
          <table:table-cell office:value-type="float" office:value="433672" calcext:value-type="float">
            <text:p>433672</text:p>
          </table:table-cell>
          <table:table-cell office:value-type="float" office:value="862650" calcext:value-type="float">
            <text:p>862650</text:p>
          </table:table-cell>
          <table:table-cell office:value-type="float" office:value="160" calcext:value-type="float">
            <text:p>160</text:p>
          </table:table-cell>
          <table:table-cell office:value-type="float" office:value="6456" calcext:value-type="float">
            <text:p>6456</text:p>
          </table:table-cell>
          <table:table-cell office:value-type="float" office:value="17591" calcext:value-type="float">
            <text:p>17591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2721" calcext:value-type="float">
            <text:p>0.502721</text:p>
          </table:table-cell>
          <table:table-cell office:value-type="float" office:value="160" calcext:value-type="float">
            <text:p>160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7" calcext:value-type="float">
            <text:p>0.37</text:p>
          </table:table-cell>
          <table:table-cell office:value-type="float" office:value="114.97" calcext:value-type="float">
            <text:p>114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8359" calcext:value-type="float">
            <text:p>398359</text:p>
          </table:table-cell>
          <table:table-cell office:value-type="float" office:value="156013" calcext:value-type="float">
            <text:p>156013</text:p>
          </table:table-cell>
          <table:table-cell office:value-type="float" office:value="462409" calcext:value-type="float">
            <text:p>462409</text:p>
          </table:table-cell>
          <table:table-cell office:value-type="float" office:value="84" calcext:value-type="float">
            <text:p>84</text:p>
          </table:table-cell>
          <table:table-cell office:value-type="float" office:value="4071" calcext:value-type="float">
            <text:p>4071</text:p>
          </table:table-cell>
          <table:table-cell office:value-type="float" office:value="11979" calcext:value-type="float">
            <text:p>1197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7392" calcext:value-type="float">
            <text:p>0.337392</text:p>
          </table:table-cell>
          <table:table-cell office:value-type="float" office:value="84" calcext:value-type="float">
            <text:p>84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44.33" calcext:value-type="float">
            <text:p>144.3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9363" calcext:value-type="float">
            <text:p>399363</text:p>
          </table:table-cell>
          <table:table-cell office:value-type="float" office:value="565234" calcext:value-type="float">
            <text:p>565234</text:p>
          </table:table-cell>
          <table:table-cell office:value-type="float" office:value="1280998" calcext:value-type="float">
            <text:p>1280998</text:p>
          </table:table-cell>
          <table:table-cell office:value-type="float" office:value="131" calcext:value-type="float">
            <text:p>131</text:p>
          </table:table-cell>
          <table:table-cell office:value-type="float" office:value="10020" calcext:value-type="float">
            <text:p>10020</text:p>
          </table:table-cell>
          <table:table-cell office:value-type="float" office:value="28654" calcext:value-type="float">
            <text:p>28654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245" calcext:value-type="float">
            <text:p>0.441245</text:p>
          </table:table-cell>
          <table:table-cell office:value-type="float" office:value="131" calcext:value-type="float">
            <text:p>131</text:p>
          </table:table-cell>
          <table:table-cell office:value-type="float" office:value="0.000639" calcext:value-type="float">
            <text:p>0.000639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267.79" calcext:value-type="float">
            <text:p>267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0368" calcext:value-type="float">
            <text:p>400368</text:p>
          </table:table-cell>
          <table:table-cell office:value-type="float" office:value="149465" calcext:value-type="float">
            <text:p>149465</text:p>
          </table:table-cell>
          <table:table-cell office:value-type="float" office:value="453032" calcext:value-type="float">
            <text:p>453032</text:p>
          </table:table-cell>
          <table:table-cell office:value-type="float" office:value="51" calcext:value-type="float">
            <text:p>51</text:p>
          </table:table-cell>
          <table:table-cell office:value-type="float" office:value="3681" calcext:value-type="float">
            <text:p>3681</text:p>
          </table:table-cell>
          <table:table-cell office:value-type="float" office:value="11544" calcext:value-type="float">
            <text:p>11544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9922" calcext:value-type="float">
            <text:p>0.329922</text:p>
          </table:table-cell>
          <table:table-cell office:value-type="float" office:value="51" calcext:value-type="float">
            <text:p>51</text:p>
          </table:table-cell>
          <table:table-cell office:value-type="float" office:value="0.000234" calcext:value-type="float">
            <text:p>0.000234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250.96" calcext:value-type="float">
            <text:p>250.9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1372" calcext:value-type="float">
            <text:p>401372</text:p>
          </table:table-cell>
          <table:table-cell office:value-type="float" office:value="450131" calcext:value-type="float">
            <text:p>450131</text:p>
          </table:table-cell>
          <table:table-cell office:value-type="float" office:value="858391" calcext:value-type="float">
            <text:p>858391</text:p>
          </table:table-cell>
          <table:table-cell office:value-type="float" office:value="84" calcext:value-type="float">
            <text:p>84</text:p>
          </table:table-cell>
          <table:table-cell office:value-type="float" office:value="6512" calcext:value-type="float">
            <text:p>6512</text:p>
          </table:table-cell>
          <table:table-cell office:value-type="float" office:value="17802" calcext:value-type="float">
            <text:p>17802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4389" calcext:value-type="float">
            <text:p>0.524389</text:p>
          </table:table-cell>
          <table:table-cell office:value-type="float" office:value="84" calcext:value-type="float">
            <text:p>8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7" calcext:value-type="float">
            <text:p>0.37</text:p>
          </table:table-cell>
          <table:table-cell office:value-type="float" office:value="225.34" calcext:value-type="float">
            <text:p>225.3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2377" calcext:value-type="float">
            <text:p>402377</text:p>
          </table:table-cell>
          <table:table-cell office:value-type="float" office:value="141118" calcext:value-type="float">
            <text:p>141118</text:p>
          </table:table-cell>
          <table:table-cell office:value-type="float" office:value="410100" calcext:value-type="float">
            <text:p>410100</text:p>
          </table:table-cell>
          <table:table-cell office:value-type="float" office:value="82" calcext:value-type="float">
            <text:p>82</text:p>
          </table:table-cell>
          <table:table-cell office:value-type="float" office:value="3611" calcext:value-type="float">
            <text:p>3611</text:p>
          </table:table-cell>
          <table:table-cell office:value-type="float" office:value="10596" calcext:value-type="float">
            <text:p>1059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4106" calcext:value-type="float">
            <text:p>0.344106</text:p>
          </table:table-cell>
          <table:table-cell office:value-type="float" office:value="82" calcext:value-type="float">
            <text:p>82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37.61" calcext:value-type="float">
            <text:p>137.6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3381" calcext:value-type="float">
            <text:p>403381</text:p>
          </table:table-cell>
          <table:table-cell office:value-type="float" office:value="574041" calcext:value-type="float">
            <text:p>574041</text:p>
          </table:table-cell>
          <table:table-cell office:value-type="float" office:value="1266955" calcext:value-type="float">
            <text:p>1266955</text:p>
          </table:table-cell>
          <table:table-cell office:value-type="float" office:value="241" calcext:value-type="float">
            <text:p>241</text:p>
          </table:table-cell>
          <table:table-cell office:value-type="float" office:value="9977" calcext:value-type="float">
            <text:p>9977</text:p>
          </table:table-cell>
          <table:table-cell office:value-type="float" office:value="28794" calcext:value-type="float">
            <text:p>28794</text:p>
          </table:table-cell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087" calcext:value-type="float">
            <text:p>0.453087</text:p>
          </table:table-cell>
          <table:table-cell office:value-type="float" office:value="241" calcext:value-type="float">
            <text:p>241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1835" calcext:value-type="float">
            <text:p>0.00183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5" calcext:value-type="float">
            <text:p>0.35</text:p>
          </table:table-cell>
          <table:table-cell office:value-type="float" office:value="127.97" calcext:value-type="float">
            <text:p>127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4385" calcext:value-type="float">
            <text:p>404385</text:p>
          </table:table-cell>
          <table:table-cell office:value-type="float" office:value="241697" calcext:value-type="float">
            <text:p>241697</text:p>
          </table:table-cell>
          <table:table-cell office:value-type="float" office:value="713373" calcext:value-type="float">
            <text:p>713373</text:p>
          </table:table-cell>
          <table:table-cell office:value-type="float" office:value="48" calcext:value-type="float">
            <text:p>48</text:p>
          </table:table-cell>
          <table:table-cell office:value-type="float" office:value="5868" calcext:value-type="float">
            <text:p>5868</text:p>
          </table:table-cell>
          <table:table-cell office:value-type="float" office:value="18193" calcext:value-type="float">
            <text:p>18193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809" calcext:value-type="float">
            <text:p>0.338809</text:p>
          </table:table-cell>
          <table:table-cell office:value-type="float" office:value="48" calcext:value-type="float">
            <text:p>48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404.29" calcext:value-type="float">
            <text:p>404.2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5389" calcext:value-type="float">
            <text:p>405389</text:p>
          </table:table-cell>
          <table:table-cell office:value-type="float" office:value="404141" calcext:value-type="float">
            <text:p>404141</text:p>
          </table:table-cell>
          <table:table-cell office:value-type="float" office:value="791643" calcext:value-type="float">
            <text:p>791643</text:p>
          </table:table-cell>
          <table:table-cell office:value-type="float" office:value="64" calcext:value-type="float">
            <text:p>64</text:p>
          </table:table-cell>
          <table:table-cell office:value-type="float" office:value="5935" calcext:value-type="float">
            <text:p>5935</text:p>
          </table:table-cell>
          <table:table-cell office:value-type="float" office:value="16473" calcext:value-type="float">
            <text:p>16473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0509" calcext:value-type="float">
            <text:p>0.510509</text:p>
          </table:table-cell>
          <table:table-cell office:value-type="float" office:value="64" calcext:value-type="float">
            <text:p>64</text:p>
          </table:table-cell>
          <table:table-cell office:value-type="float" office:value="0.000378" calcext:value-type="float">
            <text:p>0.000378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232.01" calcext:value-type="float">
            <text:p>232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6393" calcext:value-type="float">
            <text:p>406393</text:p>
          </table:table-cell>
          <table:table-cell office:value-type="float" office:value="69046204" calcext:value-type="float">
            <text:p>69046204</text:p>
          </table:table-cell>
          <table:table-cell office:value-type="float" office:value="38496168" calcext:value-type="float">
            <text:p>38496168</text:p>
          </table:table-cell>
          <table:table-cell office:value-type="float" office:value="2094" calcext:value-type="float">
            <text:p>2094</text:p>
          </table:table-cell>
          <table:table-cell office:value-type="float" office:value="132996" calcext:value-type="float">
            <text:p>132996</text:p>
          </table:table-cell>
          <table:table-cell office:value-type="float" office:value="274782" calcext:value-type="float">
            <text:p>274782</text:p>
          </table:table-cell>
          <table:table-cell office:value-type="float" office:value="3585" calcext:value-type="float">
            <text:p>3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793586" calcext:value-type="float">
            <text:p>1.793586</text:p>
          </table:table-cell>
          <table:table-cell office:value-type="float" office:value="2094" calcext:value-type="float">
            <text:p>2094</text:p>
          </table:table-cell>
          <table:table-cell office:value-type="float" office:value="0.008478" calcext:value-type="float">
            <text:p>0.008478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48" calcext:value-type="float">
            <text:p>0.48</text:p>
          </table:table-cell>
          <table:table-cell office:value-type="float" office:value="76.65" calcext:value-type="float">
            <text:p>76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7397" calcext:value-type="float">
            <text:p>407397</text:p>
          </table:table-cell>
          <table:table-cell office:value-type="float" office:value="500596" calcext:value-type="float">
            <text:p>500596</text:p>
          </table:table-cell>
          <table:table-cell office:value-type="float" office:value="1069310" calcext:value-type="float">
            <text:p>1069310</text:p>
          </table:table-cell>
          <table:table-cell office:value-type="float" office:value="66" calcext:value-type="float">
            <text:p>66</text:p>
          </table:table-cell>
          <table:table-cell office:value-type="float" office:value="8044" calcext:value-type="float">
            <text:p>8044</text:p>
          </table:table-cell>
          <table:table-cell office:value-type="float" office:value="23776" calcext:value-type="float">
            <text:p>23776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8149" calcext:value-type="float">
            <text:p>0.468149</text:p>
          </table:table-cell>
          <table:table-cell office:value-type="float" office:value="66" calcext:value-type="float">
            <text:p>66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.001516" calcext:value-type="float">
            <text:p>0.00151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505.87" calcext:value-type="float">
            <text:p>505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8401" calcext:value-type="float">
            <text:p>408401</text:p>
          </table:table-cell>
          <table:table-cell office:value-type="float" office:value="206482" calcext:value-type="float">
            <text:p>206482</text:p>
          </table:table-cell>
          <table:table-cell office:value-type="float" office:value="626216" calcext:value-type="float">
            <text:p>626216</text:p>
          </table:table-cell>
          <table:table-cell office:value-type="float" office:value="18" calcext:value-type="float">
            <text:p>18</text:p>
          </table:table-cell>
          <table:table-cell office:value-type="float" office:value="5305" calcext:value-type="float">
            <text:p>5305</text:p>
          </table:table-cell>
          <table:table-cell office:value-type="float" office:value="15433" calcext:value-type="float">
            <text:p>1543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973" calcext:value-type="float">
            <text:p>0.32973</text:p>
          </table:table-cell>
          <table:table-cell office:value-type="float" office:value="18" calcext:value-type="float">
            <text:p>18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4" calcext:value-type="float">
            <text:p>0.34</text:p>
          </table:table-cell>
          <table:table-cell office:value-type="float" office:value="907.82" calcext:value-type="float">
            <text:p>907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9405" calcext:value-type="float">
            <text:p>409405</text:p>
          </table:table-cell>
          <table:table-cell office:value-type="float" office:value="717145" calcext:value-type="float">
            <text:p>717145</text:p>
          </table:table-cell>
          <table:table-cell office:value-type="float" office:value="1470975" calcext:value-type="float">
            <text:p>1470975</text:p>
          </table:table-cell>
          <table:table-cell office:value-type="float" office:value="193" calcext:value-type="float">
            <text:p>193</text:p>
          </table:table-cell>
          <table:table-cell office:value-type="float" office:value="11294" calcext:value-type="float">
            <text:p>11294</text:p>
          </table:table-cell>
          <table:table-cell office:value-type="float" office:value="32272" calcext:value-type="float">
            <text:p>32272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753" calcext:value-type="float">
            <text:p>0.48753</text:p>
          </table:table-cell>
          <table:table-cell office:value-type="float" office:value="193" calcext:value-type="float">
            <text:p>193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2057" calcext:value-type="float">
            <text:p>0.00205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5" calcext:value-type="float">
            <text:p>0.35</text:p>
          </table:table-cell>
          <table:table-cell office:value-type="float" office:value="189.84" calcext:value-type="float">
            <text:p>189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0409" calcext:value-type="float">
            <text:p>410409</text:p>
          </table:table-cell>
          <table:table-cell office:value-type="float" office:value="117299" calcext:value-type="float">
            <text:p>117299</text:p>
          </table:table-cell>
          <table:table-cell office:value-type="float" office:value="329536" calcext:value-type="float">
            <text:p>329536</text:p>
          </table:table-cell>
          <table:table-cell office:value-type="float" office:value="66" calcext:value-type="float">
            <text:p>66</text:p>
          </table:table-cell>
          <table:table-cell office:value-type="float" office:value="2767" calcext:value-type="float">
            <text:p>2767</text:p>
          </table:table-cell>
          <table:table-cell office:value-type="float" office:value="8465" calcext:value-type="float">
            <text:p>846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952" calcext:value-type="float">
            <text:p>0.355952</text:p>
          </table:table-cell>
          <table:table-cell office:value-type="float" office:value="66" calcext:value-type="float">
            <text:p>66</text:p>
          </table:table-cell>
          <table:table-cell office:value-type="float" office:value="0.000176" calcext:value-type="float">
            <text:p>0.000176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3" calcext:value-type="float">
            <text:p>0.33</text:p>
          </table:table-cell>
          <table:table-cell office:value-type="float" office:value="136.53" calcext:value-type="float">
            <text:p>136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1413" calcext:value-type="float">
            <text:p>411413</text:p>
          </table:table-cell>
          <table:table-cell office:value-type="float" office:value="917064" calcext:value-type="float">
            <text:p>917064</text:p>
          </table:table-cell>
          <table:table-cell office:value-type="float" office:value="1956929" calcext:value-type="float">
            <text:p>1956929</text:p>
          </table:table-cell>
          <table:table-cell office:value-type="float" office:value="168" calcext:value-type="float">
            <text:p>168</text:p>
          </table:table-cell>
          <table:table-cell office:value-type="float" office:value="15360" calcext:value-type="float">
            <text:p>15360</text:p>
          </table:table-cell>
          <table:table-cell office:value-type="float" office:value="44831" calcext:value-type="float">
            <text:p>44831</text:p>
          </table:table-cell>
          <table:table-cell office:value-type="float" office:value="167" calcext:value-type="float">
            <text:p>1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8624" calcext:value-type="float">
            <text:p>0.468624</text:p>
          </table:table-cell>
          <table:table-cell office:value-type="float" office:value="168" calcext:value-type="float">
            <text:p>168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.002858" calcext:value-type="float">
            <text:p>0.002858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4" calcext:value-type="float">
            <text:p>0.34</text:p>
          </table:table-cell>
          <table:table-cell office:value-type="float" office:value="268.45" calcext:value-type="float">
            <text:p>268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2417" calcext:value-type="float">
            <text:p>412417</text:p>
          </table:table-cell>
          <table:table-cell office:value-type="float" office:value="150847" calcext:value-type="float">
            <text:p>150847</text:p>
          </table:table-cell>
          <table:table-cell office:value-type="float" office:value="456750" calcext:value-type="float">
            <text:p>456750</text:p>
          </table:table-cell>
          <table:table-cell office:value-type="float" office:value="48" calcext:value-type="float">
            <text:p>48</text:p>
          </table:table-cell>
          <table:table-cell office:value-type="float" office:value="3826" calcext:value-type="float">
            <text:p>3826</text:p>
          </table:table-cell>
          <table:table-cell office:value-type="float" office:value="12133" calcext:value-type="float">
            <text:p>1213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0262" calcext:value-type="float">
            <text:p>0.330262</text:p>
          </table:table-cell>
          <table:table-cell office:value-type="float" office:value="48" calcext:value-type="float">
            <text:p>48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773" calcext:value-type="float">
            <text:p>0.000773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263.76" calcext:value-type="float">
            <text:p>263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3421" calcext:value-type="float">
            <text:p>413421</text:p>
          </table:table-cell>
          <table:table-cell office:value-type="float" office:value="427490" calcext:value-type="float">
            <text:p>427490</text:p>
          </table:table-cell>
          <table:table-cell office:value-type="float" office:value="857204" calcext:value-type="float">
            <text:p>857204</text:p>
          </table:table-cell>
          <table:table-cell office:value-type="float" office:value="114" calcext:value-type="float">
            <text:p>114</text:p>
          </table:table-cell>
          <table:table-cell office:value-type="float" office:value="6673" calcext:value-type="float">
            <text:p>6673</text:p>
          </table:table-cell>
          <table:table-cell office:value-type="float" office:value="18202" calcext:value-type="float">
            <text:p>18202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8703" calcext:value-type="float">
            <text:p>0.498703</text:p>
          </table:table-cell>
          <table:table-cell office:value-type="float" office:value="114" calcext:value-type="float">
            <text:p>114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00116" calcext:value-type="float">
            <text:p>0.0011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7" calcext:value-type="float">
            <text:p>0.37</text:p>
          </table:table-cell>
          <table:table-cell office:value-type="float" office:value="159.67" calcext:value-type="float">
            <text:p>159.6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4425" calcext:value-type="float">
            <text:p>414425</text:p>
          </table:table-cell>
          <table:table-cell office:value-type="float" office:value="201452" calcext:value-type="float">
            <text:p>201452</text:p>
          </table:table-cell>
          <table:table-cell office:value-type="float" office:value="594595" calcext:value-type="float">
            <text:p>594595</text:p>
          </table:table-cell>
          <table:table-cell office:value-type="float" office:value="179" calcext:value-type="float">
            <text:p>179</text:p>
          </table:table-cell>
          <table:table-cell office:value-type="float" office:value="5238" calcext:value-type="float">
            <text:p>5238</text:p>
          </table:table-cell>
          <table:table-cell office:value-type="float" office:value="15634" calcext:value-type="float">
            <text:p>15634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805" calcext:value-type="float">
            <text:p>0.338805</text:p>
          </table:table-cell>
          <table:table-cell office:value-type="float" office:value="179" calcext:value-type="float">
            <text:p>179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.000997" calcext:value-type="float">
            <text:p>0.00099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4" calcext:value-type="float">
            <text:p>0.34</text:p>
          </table:table-cell>
          <table:table-cell office:value-type="float" office:value="105.64" calcext:value-type="float">
            <text:p>105.6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5429" calcext:value-type="float">
            <text:p>415429</text:p>
          </table:table-cell>
          <table:table-cell office:value-type="float" office:value="546329" calcext:value-type="float">
            <text:p>546329</text:p>
          </table:table-cell>
          <table:table-cell office:value-type="float" office:value="1203796" calcext:value-type="float">
            <text:p>1203796</text:p>
          </table:table-cell>
          <table:table-cell office:value-type="float" office:value="338" calcext:value-type="float">
            <text:p>338</text:p>
          </table:table-cell>
          <table:table-cell office:value-type="float" office:value="9306" calcext:value-type="float">
            <text:p>9306</text:p>
          </table:table-cell>
          <table:table-cell office:value-type="float" office:value="27600" calcext:value-type="float">
            <text:p>27600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839" calcext:value-type="float">
            <text:p>0.453839</text:p>
          </table:table-cell>
          <table:table-cell office:value-type="float" office:value="338" calcext:value-type="float">
            <text:p>338</text:p>
          </table:table-cell>
          <table:table-cell office:value-type="float" office:value="0.000593" calcext:value-type="float">
            <text:p>0.000593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34" calcext:value-type="float">
            <text:p>0.34</text:p>
          </table:table-cell>
          <table:table-cell office:value-type="float" office:value="86.25" calcext:value-type="float">
            <text:p>86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6433" calcext:value-type="float">
            <text:p>416433</text:p>
          </table:table-cell>
          <table:table-cell office:value-type="float" office:value="157325" calcext:value-type="float">
            <text:p>157325</text:p>
          </table:table-cell>
          <table:table-cell office:value-type="float" office:value="448725" calcext:value-type="float">
            <text:p>448725</text:p>
          </table:table-cell>
          <table:table-cell office:value-type="float" office:value="50" calcext:value-type="float">
            <text:p>50</text:p>
          </table:table-cell>
          <table:table-cell office:value-type="float" office:value="3726" calcext:value-type="float">
            <text:p>3726</text:p>
          </table:table-cell>
          <table:table-cell office:value-type="float" office:value="11387" calcext:value-type="float">
            <text:p>1138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605" calcext:value-type="float">
            <text:p>0.350605</text:p>
          </table:table-cell>
          <table:table-cell office:value-type="float" office:value="50" calcext:value-type="float">
            <text:p>50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237.23" calcext:value-type="float">
            <text:p>237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7437" calcext:value-type="float">
            <text:p>417437</text:p>
          </table:table-cell>
          <table:table-cell office:value-type="float" office:value="394619" calcext:value-type="float">
            <text:p>394619</text:p>
          </table:table-cell>
          <table:table-cell office:value-type="float" office:value="735918" calcext:value-type="float">
            <text:p>735918</text:p>
          </table:table-cell>
          <table:table-cell office:value-type="float" office:value="64" calcext:value-type="float">
            <text:p>64</text:p>
          </table:table-cell>
          <table:table-cell office:value-type="float" office:value="5320" calcext:value-type="float">
            <text:p>5320</text:p>
          </table:table-cell>
          <table:table-cell office:value-type="float" office:value="15165" calcext:value-type="float">
            <text:p>151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6227" calcext:value-type="float">
            <text:p>0.536227</text:p>
          </table:table-cell>
          <table:table-cell office:value-type="float" office:value="64" calcext:value-type="float">
            <text:p>64</text:p>
          </table:table-cell>
          <table:table-cell office:value-type="float" office:value="0.000339" calcext:value-type="float">
            <text:p>0.000339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5" calcext:value-type="float">
            <text:p>0.35</text:p>
          </table:table-cell>
          <table:table-cell office:value-type="float" office:value="252.75" calcext:value-type="float">
            <text:p>252.7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8442" calcext:value-type="float">
            <text:p>418442</text:p>
          </table:table-cell>
          <table:table-cell office:value-type="float" office:value="154470" calcext:value-type="float">
            <text:p>154470</text:p>
          </table:table-cell>
          <table:table-cell office:value-type="float" office:value="448525" calcext:value-type="float">
            <text:p>448525</text:p>
          </table:table-cell>
          <table:table-cell office:value-type="float" office:value="152" calcext:value-type="float">
            <text:p>152</text:p>
          </table:table-cell>
          <table:table-cell office:value-type="float" office:value="4011" calcext:value-type="float">
            <text:p>4011</text:p>
          </table:table-cell>
          <table:table-cell office:value-type="float" office:value="11389" calcext:value-type="float">
            <text:p>11389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4396" calcext:value-type="float">
            <text:p>0.344396</text:p>
          </table:table-cell>
          <table:table-cell office:value-type="float" office:value="152" calcext:value-type="float">
            <text:p>152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5" calcext:value-type="float">
            <text:p>0.35</text:p>
          </table:table-cell>
          <table:table-cell office:value-type="float" office:value="80.77" calcext:value-type="float">
            <text:p>80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9446" calcext:value-type="float">
            <text:p>419446</text:p>
          </table:table-cell>
          <table:table-cell office:value-type="float" office:value="575952" calcext:value-type="float">
            <text:p>575952</text:p>
          </table:table-cell>
          <table:table-cell office:value-type="float" office:value="1325714" calcext:value-type="float">
            <text:p>1325714</text:p>
          </table:table-cell>
          <table:table-cell office:value-type="float" office:value="201" calcext:value-type="float">
            <text:p>201</text:p>
          </table:table-cell>
          <table:table-cell office:value-type="float" office:value="10259" calcext:value-type="float">
            <text:p>10259</text:p>
          </table:table-cell>
          <table:table-cell office:value-type="float" office:value="30389" calcext:value-type="float">
            <text:p>30389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4447" calcext:value-type="float">
            <text:p>0.434447</text:p>
          </table:table-cell>
          <table:table-cell office:value-type="float" office:value="201" calcext:value-type="float">
            <text:p>201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937" calcext:value-type="float">
            <text:p>0.001937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4" calcext:value-type="float">
            <text:p>0.34</text:p>
          </table:table-cell>
          <table:table-cell office:value-type="float" office:value="178.76" calcext:value-type="float">
            <text:p>178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0450" calcext:value-type="float">
            <text:p>420450</text:p>
          </table:table-cell>
          <table:table-cell office:value-type="float" office:value="147713" calcext:value-type="float">
            <text:p>147713</text:p>
          </table:table-cell>
          <table:table-cell office:value-type="float" office:value="440653" calcext:value-type="float">
            <text:p>440653</text:p>
          </table:table-cell>
          <table:table-cell office:value-type="float" office:value="20" calcext:value-type="float">
            <text:p>20</text:p>
          </table:table-cell>
          <table:table-cell office:value-type="float" office:value="3563" calcext:value-type="float">
            <text:p>3563</text:p>
          </table:table-cell>
          <table:table-cell office:value-type="float" office:value="11247" calcext:value-type="float">
            <text:p>1124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5214" calcext:value-type="float">
            <text:p>0.335214</text:p>
          </table:table-cell>
          <table:table-cell office:value-type="float" office:value="20" calcext:value-type="float">
            <text:p>20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" calcext:value-type="float">
            <text:p>0</text:p>
          </table:table-cell>
          <table:table-cell office:value-type="float" office:value="0.32" calcext:value-type="float">
            <text:p>0.32</text:p>
          </table:table-cell>
          <table:table-cell office:value-type="float" office:value="5623.5" calcext:value-type="float">
            <text:p>5623.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1454" calcext:value-type="float">
            <text:p>421454</text:p>
          </table:table-cell>
          <table:table-cell office:value-type="float" office:value="433831" calcext:value-type="float">
            <text:p>433831</text:p>
          </table:table-cell>
          <table:table-cell office:value-type="float" office:value="842075" calcext:value-type="float">
            <text:p>842075</text:p>
          </table:table-cell>
          <table:table-cell office:value-type="float" office:value="147" calcext:value-type="float">
            <text:p>147</text:p>
          </table:table-cell>
          <table:table-cell office:value-type="float" office:value="6468" calcext:value-type="float">
            <text:p>6468</text:p>
          </table:table-cell>
          <table:table-cell office:value-type="float" office:value="17895" calcext:value-type="float">
            <text:p>17895</text:p>
          </table:table-cell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5193" calcext:value-type="float">
            <text:p>0.515193</text:p>
          </table:table-cell>
          <table:table-cell office:value-type="float" office:value="147" calcext:value-type="float">
            <text:p>147</text:p>
          </table:table-cell>
          <table:table-cell office:value-type="float" office:value="0.000412" calcext:value-type="float">
            <text:p>0.000412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6" calcext:value-type="float">
            <text:p>0.36</text:p>
          </table:table-cell>
          <table:table-cell office:value-type="float" office:value="129.67" calcext:value-type="float">
            <text:p>129.6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2458" calcext:value-type="float">
            <text:p>422458</text:p>
          </table:table-cell>
          <table:table-cell office:value-type="float" office:value="139627" calcext:value-type="float">
            <text:p>139627</text:p>
          </table:table-cell>
          <table:table-cell office:value-type="float" office:value="397602" calcext:value-type="float">
            <text:p>397602</text:p>
          </table:table-cell>
          <table:table-cell office:value-type="float" office:value="100" calcext:value-type="float">
            <text:p>100</text:p>
          </table:table-cell>
          <table:table-cell office:value-type="float" office:value="3484" calcext:value-type="float">
            <text:p>3484</text:p>
          </table:table-cell>
          <table:table-cell office:value-type="float" office:value="10149" calcext:value-type="float">
            <text:p>1014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1173" calcext:value-type="float">
            <text:p>0.351173</text:p>
          </table:table-cell>
          <table:table-cell office:value-type="float" office:value="100" calcext:value-type="float">
            <text:p>100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4" calcext:value-type="float">
            <text:p>0.34</text:p>
          </table:table-cell>
          <table:table-cell office:value-type="float" office:value="109.13" calcext:value-type="float">
            <text:p>109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3462" calcext:value-type="float">
            <text:p>423462</text:p>
          </table:table-cell>
          <table:table-cell office:value-type="float" office:value="525864" calcext:value-type="float">
            <text:p>525864</text:p>
          </table:table-cell>
          <table:table-cell office:value-type="float" office:value="1171919" calcext:value-type="float">
            <text:p>1171919</text:p>
          </table:table-cell>
          <table:table-cell office:value-type="float" office:value="117" calcext:value-type="float">
            <text:p>117</text:p>
          </table:table-cell>
          <table:table-cell office:value-type="float" office:value="8938" calcext:value-type="float">
            <text:p>8938</text:p>
          </table:table-cell>
          <table:table-cell office:value-type="float" office:value="26598" calcext:value-type="float">
            <text:p>26598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72" calcext:value-type="float">
            <text:p>0.44872</text:p>
          </table:table-cell>
          <table:table-cell office:value-type="float" office:value="117" calcext:value-type="float">
            <text:p>117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" calcext:value-type="float">
            <text:p>0.34</text:p>
          </table:table-cell>
          <table:table-cell office:value-type="float" office:value="244.02" calcext:value-type="float">
            <text:p>244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4466" calcext:value-type="float">
            <text:p>424466</text:p>
          </table:table-cell>
          <table:table-cell office:value-type="float" office:value="209548" calcext:value-type="float">
            <text:p>209548</text:p>
          </table:table-cell>
          <table:table-cell office:value-type="float" office:value="624399" calcext:value-type="float">
            <text:p>624399</text:p>
          </table:table-cell>
          <table:table-cell office:value-type="float" office:value="49" calcext:value-type="float">
            <text:p>49</text:p>
          </table:table-cell>
          <table:table-cell office:value-type="float" office:value="5111" calcext:value-type="float">
            <text:p>5111</text:p>
          </table:table-cell>
          <table:table-cell office:value-type="float" office:value="15983" calcext:value-type="float">
            <text:p>15983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56" calcext:value-type="float">
            <text:p>0.3356</text:p>
          </table:table-cell>
          <table:table-cell office:value-type="float" office:value="49" calcext:value-type="float">
            <text:p>49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347.46" calcext:value-type="float">
            <text:p>347.4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5470" calcext:value-type="float">
            <text:p>425470</text:p>
          </table:table-cell>
          <table:table-cell office:value-type="float" office:value="375123" calcext:value-type="float">
            <text:p>375123</text:p>
          </table:table-cell>
          <table:table-cell office:value-type="float" office:value="679899" calcext:value-type="float">
            <text:p>679899</text:p>
          </table:table-cell>
          <table:table-cell office:value-type="float" office:value="50" calcext:value-type="float">
            <text:p>50</text:p>
          </table:table-cell>
          <table:table-cell office:value-type="float" office:value="4723" calcext:value-type="float">
            <text:p>4723</text:p>
          </table:table-cell>
          <table:table-cell office:value-type="float" office:value="13297" calcext:value-type="float">
            <text:p>1329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1733" calcext:value-type="float">
            <text:p>0.551733</text:p>
          </table:table-cell>
          <table:table-cell office:value-type="float" office:value="50" calcext:value-type="float">
            <text:p>50</text:p>
          </table:table-cell>
          <table:table-cell office:value-type="float" office:value="0.000301" calcext:value-type="float">
            <text:p>0.000301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6" calcext:value-type="float">
            <text:p>0.36</text:p>
          </table:table-cell>
          <table:table-cell office:value-type="float" office:value="415.53" calcext:value-type="float">
            <text:p>415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6474" calcext:value-type="float">
            <text:p>426474</text:p>
          </table:table-cell>
          <table:table-cell office:value-type="float" office:value="139807" calcext:value-type="float">
            <text:p>139807</text:p>
          </table:table-cell>
          <table:table-cell office:value-type="float" office:value="394128" calcext:value-type="float">
            <text:p>394128</text:p>
          </table:table-cell>
          <table:table-cell office:value-type="float" office:value="82" calcext:value-type="float">
            <text:p>82</text:p>
          </table:table-cell>
          <table:table-cell office:value-type="float" office:value="3308" calcext:value-type="float">
            <text:p>3308</text:p>
          </table:table-cell>
          <table:table-cell office:value-type="float" office:value="9883" calcext:value-type="float">
            <text:p>988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725" calcext:value-type="float">
            <text:p>0.354725</text:p>
          </table:table-cell>
          <table:table-cell office:value-type="float" office:value="82" calcext:value-type="float">
            <text:p>82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128.35" calcext:value-type="float">
            <text:p>128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7478" calcext:value-type="float">
            <text:p>427478</text:p>
          </table:table-cell>
          <table:table-cell office:value-type="float" office:value="568278" calcext:value-type="float">
            <text:p>568278</text:p>
          </table:table-cell>
          <table:table-cell office:value-type="float" office:value="1286485" calcext:value-type="float">
            <text:p>1286485</text:p>
          </table:table-cell>
          <table:table-cell office:value-type="float" office:value="229" calcext:value-type="float">
            <text:p>229</text:p>
          </table:table-cell>
          <table:table-cell office:value-type="float" office:value="10051" calcext:value-type="float">
            <text:p>10051</text:p>
          </table:table-cell>
          <table:table-cell office:value-type="float" office:value="29372" calcext:value-type="float">
            <text:p>29372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1729" calcext:value-type="float">
            <text:p>0.441729</text:p>
          </table:table-cell>
          <table:table-cell office:value-type="float" office:value="229" calcext:value-type="float">
            <text:p>229</text:p>
          </table:table-cell>
          <table:table-cell office:value-type="float" office:value="0.000641" calcext:value-type="float">
            <text:p>0.000641</text:p>
          </table:table-cell>
          <table:table-cell office:value-type="float" office:value="0.001872" calcext:value-type="float">
            <text:p>0.00187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4" calcext:value-type="float">
            <text:p>0.34</text:p>
          </table:table-cell>
          <table:table-cell office:value-type="float" office:value="138.55" calcext:value-type="float">
            <text:p>138.5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8482" calcext:value-type="float">
            <text:p>428482</text:p>
          </table:table-cell>
          <table:table-cell office:value-type="float" office:value="191314" calcext:value-type="float">
            <text:p>191314</text:p>
          </table:table-cell>
          <table:table-cell office:value-type="float" office:value="561315" calcext:value-type="float">
            <text:p>561315</text:p>
          </table:table-cell>
          <table:table-cell office:value-type="float" office:value="98" calcext:value-type="float">
            <text:p>98</text:p>
          </table:table-cell>
          <table:table-cell office:value-type="float" office:value="4874" calcext:value-type="float">
            <text:p>4874</text:p>
          </table:table-cell>
          <table:table-cell office:value-type="float" office:value="14552" calcext:value-type="float">
            <text:p>1455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0832" calcext:value-type="float">
            <text:p>0.340832</text:p>
          </table:table-cell>
          <table:table-cell office:value-type="float" office:value="98" calcext:value-type="float">
            <text:p>98</text:p>
          </table:table-cell>
          <table:table-cell office:value-type="float" office:value="0.000311" calcext:value-type="float">
            <text:p>0.000311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194.03" calcext:value-type="float">
            <text:p>194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9487" calcext:value-type="float">
            <text:p>429487</text:p>
          </table:table-cell>
          <table:table-cell office:value-type="float" office:value="447466" calcext:value-type="float">
            <text:p>447466</text:p>
          </table:table-cell>
          <table:table-cell office:value-type="float" office:value="895466" calcext:value-type="float">
            <text:p>895466</text:p>
          </table:table-cell>
          <table:table-cell office:value-type="float" office:value="87" calcext:value-type="float">
            <text:p>87</text:p>
          </table:table-cell>
          <table:table-cell office:value-type="float" office:value="6840" calcext:value-type="float">
            <text:p>6840</text:p>
          </table:table-cell>
          <table:table-cell office:value-type="float" office:value="18973" calcext:value-type="float">
            <text:p>1897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9702" calcext:value-type="float">
            <text:p>0.499702</text:p>
          </table:table-cell>
          <table:table-cell office:value-type="float" office:value="87" calcext:value-type="float">
            <text:p>87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001208" calcext:value-type="float">
            <text:p>0.00120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228.59" calcext:value-type="float">
            <text:p>228.5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0491" calcext:value-type="float">
            <text:p>430491</text:p>
          </table:table-cell>
          <table:table-cell office:value-type="float" office:value="146828" calcext:value-type="float">
            <text:p>146828</text:p>
          </table:table-cell>
          <table:table-cell office:value-type="float" office:value="437527" calcext:value-type="float">
            <text:p>437527</text:p>
          </table:table-cell>
          <table:table-cell office:value-type="float" office:value="99" calcext:value-type="float">
            <text:p>99</text:p>
          </table:table-cell>
          <table:table-cell office:value-type="float" office:value="3724" calcext:value-type="float">
            <text:p>3724</text:p>
          </table:table-cell>
          <table:table-cell office:value-type="float" office:value="11290" calcext:value-type="float">
            <text:p>1129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5586" calcext:value-type="float">
            <text:p>0.335586</text:p>
          </table:table-cell>
          <table:table-cell office:value-type="float" office:value="99" calcext:value-type="float">
            <text:p>99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72" calcext:value-type="float">
            <text:p>0.0007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3" calcext:value-type="float">
            <text:p>0.33</text:p>
          </table:table-cell>
          <table:table-cell office:value-type="float" office:value="120.11" calcext:value-type="float">
            <text:p>120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1495" calcext:value-type="float">
            <text:p>431495</text:p>
          </table:table-cell>
          <table:table-cell office:value-type="float" office:value="516726" calcext:value-type="float">
            <text:p>516726</text:p>
          </table:table-cell>
          <table:table-cell office:value-type="float" office:value="1138344" calcext:value-type="float">
            <text:p>1138344</text:p>
          </table:table-cell>
          <table:table-cell office:value-type="float" office:value="148" calcext:value-type="float">
            <text:p>148</text:p>
          </table:table-cell>
          <table:table-cell office:value-type="float" office:value="8658" calcext:value-type="float">
            <text:p>8658</text:p>
          </table:table-cell>
          <table:table-cell office:value-type="float" office:value="25405" calcext:value-type="float">
            <text:p>25405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928" calcext:value-type="float">
            <text:p>0.453928</text:p>
          </table:table-cell>
          <table:table-cell office:value-type="float" office:value="148" calcext:value-type="float">
            <text:p>148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1619" calcext:value-type="float">
            <text:p>0.001619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4" calcext:value-type="float">
            <text:p>0.34</text:p>
          </table:table-cell>
          <table:table-cell office:value-type="float" office:value="185.44" calcext:value-type="float">
            <text:p>185.4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2499" calcext:value-type="float">
            <text:p>432499</text:p>
          </table:table-cell>
          <table:table-cell office:value-type="float" office:value="172774" calcext:value-type="float">
            <text:p>172774</text:p>
          </table:table-cell>
          <table:table-cell office:value-type="float" office:value="529369" calcext:value-type="float">
            <text:p>529369</text:p>
          </table:table-cell>
          <table:table-cell office:value-type="float" office:value="49" calcext:value-type="float">
            <text:p>49</text:p>
          </table:table-cell>
          <table:table-cell office:value-type="float" office:value="4577" calcext:value-type="float">
            <text:p>4577</text:p>
          </table:table-cell>
          <table:table-cell office:value-type="float" office:value="13643" calcext:value-type="float">
            <text:p>1364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6377" calcext:value-type="float">
            <text:p>0.326377</text:p>
          </table:table-cell>
          <table:table-cell office:value-type="float" office:value="49" calcext:value-type="float">
            <text:p>49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303.18" calcext:value-type="float">
            <text:p>303.1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3503" calcext:value-type="float">
            <text:p>433503</text:p>
          </table:table-cell>
          <table:table-cell office:value-type="float" office:value="455421" calcext:value-type="float">
            <text:p>455421</text:p>
          </table:table-cell>
          <table:table-cell office:value-type="float" office:value="887284" calcext:value-type="float">
            <text:p>887284</text:p>
          </table:table-cell>
          <table:table-cell office:value-type="float" office:value="83" calcext:value-type="float">
            <text:p>83</text:p>
          </table:table-cell>
          <table:table-cell office:value-type="float" office:value="6753" calcext:value-type="float">
            <text:p>6753</text:p>
          </table:table-cell>
          <table:table-cell office:value-type="float" office:value="18897" calcext:value-type="float">
            <text:p>18897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3275" calcext:value-type="float">
            <text:p>0.513275</text:p>
          </table:table-cell>
          <table:table-cell office:value-type="float" office:value="83" calcext:value-type="float">
            <text:p>83</text:p>
          </table:table-cell>
          <table:table-cell office:value-type="float" office:value="0.00043" calcext:value-type="float">
            <text:p>0.00043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242.27" calcext:value-type="float">
            <text:p>242.2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4507" calcext:value-type="float">
            <text:p>434507</text:p>
          </table:table-cell>
          <table:table-cell office:value-type="float" office:value="194963" calcext:value-type="float">
            <text:p>194963</text:p>
          </table:table-cell>
          <table:table-cell office:value-type="float" office:value="565553" calcext:value-type="float">
            <text:p>565553</text:p>
          </table:table-cell>
          <table:table-cell office:value-type="float" office:value="166" calcext:value-type="float">
            <text:p>166</text:p>
          </table:table-cell>
          <table:table-cell office:value-type="float" office:value="4751" calcext:value-type="float">
            <text:p>4751</text:p>
          </table:table-cell>
          <table:table-cell office:value-type="float" office:value="14507" calcext:value-type="float">
            <text:p>14507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473" calcext:value-type="float">
            <text:p>0.34473</text:p>
          </table:table-cell>
          <table:table-cell office:value-type="float" office:value="166" calcext:value-type="float">
            <text:p>166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3" calcext:value-type="float">
            <text:p>0.33</text:p>
          </table:table-cell>
          <table:table-cell office:value-type="float" office:value="95.44" calcext:value-type="float">
            <text:p>95.4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5511" calcext:value-type="float">
            <text:p>435511</text:p>
          </table:table-cell>
          <table:table-cell office:value-type="float" office:value="524513" calcext:value-type="float">
            <text:p>524513</text:p>
          </table:table-cell>
          <table:table-cell office:value-type="float" office:value="1159765" calcext:value-type="float">
            <text:p>1159765</text:p>
          </table:table-cell>
          <table:table-cell office:value-type="float" office:value="161" calcext:value-type="float">
            <text:p>161</text:p>
          </table:table-cell>
          <table:table-cell office:value-type="float" office:value="8875" calcext:value-type="float">
            <text:p>8875</text:p>
          </table:table-cell>
          <table:table-cell office:value-type="float" office:value="26206" calcext:value-type="float">
            <text:p>26206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258" calcext:value-type="float">
            <text:p>0.452258</text:p>
          </table:table-cell>
          <table:table-cell office:value-type="float" office:value="161" calcext:value-type="float">
            <text:p>161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1671" calcext:value-type="float">
            <text:p>0.001671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197.04" calcext:value-type="float">
            <text:p>197.0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6515" calcext:value-type="float">
            <text:p>436515</text:p>
          </table:table-cell>
          <table:table-cell office:value-type="float" office:value="157405" calcext:value-type="float">
            <text:p>157405</text:p>
          </table:table-cell>
          <table:table-cell office:value-type="float" office:value="450006" calcext:value-type="float">
            <text:p>450006</text:p>
          </table:table-cell>
          <table:table-cell office:value-type="float" office:value="84" calcext:value-type="float">
            <text:p>84</text:p>
          </table:table-cell>
          <table:table-cell office:value-type="float" office:value="3786" calcext:value-type="float">
            <text:p>3786</text:p>
          </table:table-cell>
          <table:table-cell office:value-type="float" office:value="11446" calcext:value-type="float">
            <text:p>11446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784" calcext:value-type="float">
            <text:p>0.349784</text:p>
          </table:table-cell>
          <table:table-cell office:value-type="float" office:value="84" calcext:value-type="float">
            <text:p>84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73" calcext:value-type="float">
            <text:p>0.0007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146.74" calcext:value-type="float">
            <text:p>146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7519" calcext:value-type="float">
            <text:p>437519</text:p>
          </table:table-cell>
          <table:table-cell office:value-type="float" office:value="394865" calcext:value-type="float">
            <text:p>394865</text:p>
          </table:table-cell>
          <table:table-cell office:value-type="float" office:value="759117" calcext:value-type="float">
            <text:p>759117</text:p>
          </table:table-cell>
          <table:table-cell office:value-type="float" office:value="64" calcext:value-type="float">
            <text:p>64</text:p>
          </table:table-cell>
          <table:table-cell office:value-type="float" office:value="5817" calcext:value-type="float">
            <text:p>5817</text:p>
          </table:table-cell>
          <table:table-cell office:value-type="float" office:value="15958" calcext:value-type="float">
            <text:p>15958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0164" calcext:value-type="float">
            <text:p>0.520164</text:p>
          </table:table-cell>
          <table:table-cell office:value-type="float" office:value="64" calcext:value-type="float">
            <text:p>64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6" calcext:value-type="float">
            <text:p>0.36</text:p>
          </table:table-cell>
          <table:table-cell office:value-type="float" office:value="301.09" calcext:value-type="float">
            <text:p>301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8523" calcext:value-type="float">
            <text:p>438523</text:p>
          </table:table-cell>
          <table:table-cell office:value-type="float" office:value="160177" calcext:value-type="float">
            <text:p>160177</text:p>
          </table:table-cell>
          <table:table-cell office:value-type="float" office:value="443700" calcext:value-type="float">
            <text:p>443700</text:p>
          </table:table-cell>
          <table:table-cell office:value-type="float" office:value="66" calcext:value-type="float">
            <text:p>66</text:p>
          </table:table-cell>
          <table:table-cell office:value-type="float" office:value="3741" calcext:value-type="float">
            <text:p>3741</text:p>
          </table:table-cell>
          <table:table-cell office:value-type="float" office:value="11000" calcext:value-type="float">
            <text:p>1100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003" calcext:value-type="float">
            <text:p>0.361003</text:p>
          </table:table-cell>
          <table:table-cell office:value-type="float" office:value="66" calcext:value-type="float">
            <text:p>66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83.33" calcext:value-type="float">
            <text:p>183.3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9527" calcext:value-type="float">
            <text:p>439527</text:p>
          </table:table-cell>
          <table:table-cell office:value-type="float" office:value="833381" calcext:value-type="float">
            <text:p>833381</text:p>
          </table:table-cell>
          <table:table-cell office:value-type="float" office:value="1822294" calcext:value-type="float">
            <text:p>1822294</text:p>
          </table:table-cell>
          <table:table-cell office:value-type="float" office:value="166" calcext:value-type="float">
            <text:p>166</text:p>
          </table:table-cell>
          <table:table-cell office:value-type="float" office:value="14319" calcext:value-type="float">
            <text:p>14319</text:p>
          </table:table-cell>
          <table:table-cell office:value-type="float" office:value="42032" calcext:value-type="float">
            <text:p>42032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7325" calcext:value-type="float">
            <text:p>0.457325</text:p>
          </table:table-cell>
          <table:table-cell office:value-type="float" office:value="166" calcext:value-type="float">
            <text:p>166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4" calcext:value-type="float">
            <text:p>0.34</text:p>
          </table:table-cell>
          <table:table-cell office:value-type="float" office:value="257.87" calcext:value-type="float">
            <text:p>257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0531" calcext:value-type="float">
            <text:p>440531</text:p>
          </table:table-cell>
          <table:table-cell office:value-type="float" office:value="184577" calcext:value-type="float">
            <text:p>184577</text:p>
          </table:table-cell>
          <table:table-cell office:value-type="float" office:value="574523" calcext:value-type="float">
            <text:p>574523</text:p>
          </table:table-cell>
          <table:table-cell office:value-type="float" office:value="80" calcext:value-type="float">
            <text:p>80</text:p>
          </table:table-cell>
          <table:table-cell office:value-type="float" office:value="4924" calcext:value-type="float">
            <text:p>4924</text:p>
          </table:table-cell>
          <table:table-cell office:value-type="float" office:value="14884" calcext:value-type="float">
            <text:p>1488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127" calcext:value-type="float">
            <text:p>0.32127</text:p>
          </table:table-cell>
          <table:table-cell office:value-type="float" office:value="80" calcext:value-type="float">
            <text:p>80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190.82" calcext:value-type="float">
            <text:p>190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1535" calcext:value-type="float">
            <text:p>441535</text:p>
          </table:table-cell>
          <table:table-cell office:value-type="float" office:value="368939" calcext:value-type="float">
            <text:p>368939</text:p>
          </table:table-cell>
          <table:table-cell office:value-type="float" office:value="682168" calcext:value-type="float">
            <text:p>682168</text:p>
          </table:table-cell>
          <table:table-cell office:value-type="float" office:value="80" calcext:value-type="float">
            <text:p>80</text:p>
          </table:table-cell>
          <table:table-cell office:value-type="float" office:value="4941" calcext:value-type="float">
            <text:p>4941</text:p>
          </table:table-cell>
          <table:table-cell office:value-type="float" office:value="13849" calcext:value-type="float">
            <text:p>13849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0833" calcext:value-type="float">
            <text:p>0.540833</text:p>
          </table:table-cell>
          <table:table-cell office:value-type="float" office:value="80" calcext:value-type="float">
            <text:p>80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182.22" calcext:value-type="float">
            <text:p>182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2540" calcext:value-type="float">
            <text:p>442540</text:p>
          </table:table-cell>
          <table:table-cell office:value-type="float" office:value="139342" calcext:value-type="float">
            <text:p>139342</text:p>
          </table:table-cell>
          <table:table-cell office:value-type="float" office:value="391971" calcext:value-type="float">
            <text:p>391971</text:p>
          </table:table-cell>
          <table:table-cell office:value-type="float" office:value="293" calcext:value-type="float">
            <text:p>293</text:p>
          </table:table-cell>
          <table:table-cell office:value-type="float" office:value="3513" calcext:value-type="float">
            <text:p>3513</text:p>
          </table:table-cell>
          <table:table-cell office:value-type="float" office:value="10368" calcext:value-type="float">
            <text:p>10368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5491" calcext:value-type="float">
            <text:p>0.355491</text:p>
          </table:table-cell>
          <table:table-cell office:value-type="float" office:value="293" calcext:value-type="float">
            <text:p>293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00066" calcext:value-type="float">
            <text:p>0.00066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0.34" calcext:value-type="float">
            <text:p>0.34</text:p>
          </table:table-cell>
          <table:table-cell office:value-type="float" office:value="40.03" calcext:value-type="float">
            <text:p>40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3544" calcext:value-type="float">
            <text:p>443544</text:p>
          </table:table-cell>
          <table:table-cell office:value-type="float" office:value="524879" calcext:value-type="float">
            <text:p>524879</text:p>
          </table:table-cell>
          <table:table-cell office:value-type="float" office:value="1157416" calcext:value-type="float">
            <text:p>1157416</text:p>
          </table:table-cell>
          <table:table-cell office:value-type="float" office:value="144" calcext:value-type="float">
            <text:p>144</text:p>
          </table:table-cell>
          <table:table-cell office:value-type="float" office:value="8906" calcext:value-type="float">
            <text:p>8906</text:p>
          </table:table-cell>
          <table:table-cell office:value-type="float" office:value="26303" calcext:value-type="float">
            <text:p>2630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492" calcext:value-type="float">
            <text:p>0.453492</text:p>
          </table:table-cell>
          <table:table-cell office:value-type="float" office:value="144" calcext:value-type="float">
            <text:p>144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1677" calcext:value-type="float">
            <text:p>0.001677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217.38" calcext:value-type="float">
            <text:p>217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4549" calcext:value-type="float">
            <text:p>444549</text:p>
          </table:table-cell>
          <table:table-cell office:value-type="float" office:value="346860" calcext:value-type="float">
            <text:p>346860</text:p>
          </table:table-cell>
          <table:table-cell office:value-type="float" office:value="893304" calcext:value-type="float">
            <text:p>893304</text:p>
          </table:table-cell>
          <table:table-cell office:value-type="float" office:value="83" calcext:value-type="float">
            <text:p>83</text:p>
          </table:table-cell>
          <table:table-cell office:value-type="float" office:value="7203" calcext:value-type="float">
            <text:p>7203</text:p>
          </table:table-cell>
          <table:table-cell office:value-type="float" office:value="22110" calcext:value-type="float">
            <text:p>22110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8289" calcext:value-type="float">
            <text:p>0.388289</text:p>
          </table:table-cell>
          <table:table-cell office:value-type="float" office:value="83" calcext:value-type="float">
            <text:p>83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269.63" calcext:value-type="float">
            <text:p>269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5553" calcext:value-type="float">
            <text:p>445553</text:p>
          </table:table-cell>
          <table:table-cell office:value-type="float" office:value="749049" calcext:value-type="float">
            <text:p>749049</text:p>
          </table:table-cell>
          <table:table-cell office:value-type="float" office:value="1486992" calcext:value-type="float">
            <text:p>1486992</text:p>
          </table:table-cell>
          <table:table-cell office:value-type="float" office:value="200" calcext:value-type="float">
            <text:p>200</text:p>
          </table:table-cell>
          <table:table-cell office:value-type="float" office:value="11399" calcext:value-type="float">
            <text:p>11399</text:p>
          </table:table-cell>
          <table:table-cell office:value-type="float" office:value="32502" calcext:value-type="float">
            <text:p>32502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3734" calcext:value-type="float">
            <text:p>0.503734</text:p>
          </table:table-cell>
          <table:table-cell office:value-type="float" office:value="200" calcext:value-type="float">
            <text:p>200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.002072" calcext:value-type="float">
            <text:p>0.00207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5" calcext:value-type="float">
            <text:p>0.35</text:p>
          </table:table-cell>
          <table:table-cell office:value-type="float" office:value="178.58" calcext:value-type="float">
            <text:p>178.5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6558" calcext:value-type="float">
            <text:p>446558</text:p>
          </table:table-cell>
          <table:table-cell office:value-type="float" office:value="124029" calcext:value-type="float">
            <text:p>124029</text:p>
          </table:table-cell>
          <table:table-cell office:value-type="float" office:value="349457" calcext:value-type="float">
            <text:p>349457</text:p>
          </table:table-cell>
          <table:table-cell office:value-type="float" office:value="67" calcext:value-type="float">
            <text:p>67</text:p>
          </table:table-cell>
          <table:table-cell office:value-type="float" office:value="3002" calcext:value-type="float">
            <text:p>3002</text:p>
          </table:table-cell>
          <table:table-cell office:value-type="float" office:value="8926" calcext:value-type="float">
            <text:p>892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4919" calcext:value-type="float">
            <text:p>0.354919</text:p>
          </table:table-cell>
          <table:table-cell office:value-type="float" office:value="67" calcext:value-type="float">
            <text:p>67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43.97" calcext:value-type="float">
            <text:p>143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7562" calcext:value-type="float">
            <text:p>447562</text:p>
          </table:table-cell>
          <table:table-cell office:value-type="float" office:value="510209" calcext:value-type="float">
            <text:p>510209</text:p>
          </table:table-cell>
          <table:table-cell office:value-type="float" office:value="1129759" calcext:value-type="float">
            <text:p>1129759</text:p>
          </table:table-cell>
          <table:table-cell office:value-type="float" office:value="49" calcext:value-type="float">
            <text:p>49</text:p>
          </table:table-cell>
          <table:table-cell office:value-type="float" office:value="8606" calcext:value-type="float">
            <text:p>8606</text:p>
          </table:table-cell>
          <table:table-cell office:value-type="float" office:value="25684" calcext:value-type="float">
            <text:p>25684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1609" calcext:value-type="float">
            <text:p>0.451609</text:p>
          </table:table-cell>
          <table:table-cell office:value-type="float" office:value="49" calcext:value-type="float">
            <text:p>49</text:p>
          </table:table-cell>
          <table:table-cell office:value-type="float" office:value="0.000549" calcext:value-type="float">
            <text:p>0.000549</text:p>
          </table:table-cell>
          <table:table-cell office:value-type="float" office:value="0.001637" calcext:value-type="float">
            <text:p>0.00163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535.08" calcext:value-type="float">
            <text:p>535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8566" calcext:value-type="float">
            <text:p>448566</text:p>
          </table:table-cell>
          <table:table-cell office:value-type="float" office:value="188009" calcext:value-type="float">
            <text:p>188009</text:p>
          </table:table-cell>
          <table:table-cell office:value-type="float" office:value="561438" calcext:value-type="float">
            <text:p>561438</text:p>
          </table:table-cell>
          <table:table-cell office:value-type="float" office:value="65" calcext:value-type="float">
            <text:p>65</text:p>
          </table:table-cell>
          <table:table-cell office:value-type="float" office:value="4761" calcext:value-type="float">
            <text:p>4761</text:p>
          </table:table-cell>
          <table:table-cell office:value-type="float" office:value="14496" calcext:value-type="float">
            <text:p>1449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487" calcext:value-type="float">
            <text:p>0.33487</text:p>
          </table:table-cell>
          <table:table-cell office:value-type="float" office:value="65" calcext:value-type="float">
            <text:p>65</text:p>
          </table:table-cell>
          <table:table-cell office:value-type="float" office:value="0.000303" calcext:value-type="float">
            <text:p>0.000303</text:p>
          </table:table-cell>
          <table:table-cell office:value-type="float" office:value="0.000924" calcext:value-type="float">
            <text:p>0.00092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3" calcext:value-type="float">
            <text:p>0.33</text:p>
          </table:table-cell>
          <table:table-cell office:value-type="float" office:value="241.6" calcext:value-type="float">
            <text:p>241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9570" calcext:value-type="float">
            <text:p>449570</text:p>
          </table:table-cell>
          <table:table-cell office:value-type="float" office:value="414339" calcext:value-type="float">
            <text:p>414339</text:p>
          </table:table-cell>
          <table:table-cell office:value-type="float" office:value="797548" calcext:value-type="float">
            <text:p>797548</text:p>
          </table:table-cell>
          <table:table-cell office:value-type="float" office:value="52" calcext:value-type="float">
            <text:p>52</text:p>
          </table:table-cell>
          <table:table-cell office:value-type="float" office:value="5914" calcext:value-type="float">
            <text:p>5914</text:p>
          </table:table-cell>
          <table:table-cell office:value-type="float" office:value="16585" calcext:value-type="float">
            <text:p>16585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9516" calcext:value-type="float">
            <text:p>0.519516</text:p>
          </table:table-cell>
          <table:table-cell office:value-type="float" office:value="52" calcext:value-type="float">
            <text:p>52</text:p>
          </table:table-cell>
          <table:table-cell office:value-type="float" office:value="0.000377" calcext:value-type="float">
            <text:p>0.000377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6" calcext:value-type="float">
            <text:p>0.36</text:p>
          </table:table-cell>
          <table:table-cell office:value-type="float" office:value="345.52" calcext:value-type="float">
            <text:p>345.5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0575" calcext:value-type="float">
            <text:p>450575</text:p>
          </table:table-cell>
          <table:table-cell office:value-type="float" office:value="10365852" calcext:value-type="float">
            <text:p>10365852</text:p>
          </table:table-cell>
          <table:table-cell office:value-type="float" office:value="9402020" calcext:value-type="float">
            <text:p>9402020</text:p>
          </table:table-cell>
          <table:table-cell office:value-type="float" office:value="1191" calcext:value-type="float">
            <text:p>1191</text:p>
          </table:table-cell>
          <table:table-cell office:value-type="float" office:value="88984" calcext:value-type="float">
            <text:p>88984</text:p>
          </table:table-cell>
          <table:table-cell office:value-type="float" office:value="104417" calcext:value-type="float">
            <text:p>104417</text:p>
          </table:table-cell>
          <table:table-cell office:value-type="float" office:value="2051" calcext:value-type="float">
            <text:p>20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102513" calcext:value-type="float">
            <text:p>1.102513</text:p>
          </table:table-cell>
          <table:table-cell office:value-type="float" office:value="1191" calcext:value-type="float">
            <text:p>1191</text:p>
          </table:table-cell>
          <table:table-cell office:value-type="float" office:value="0.005667" calcext:value-type="float">
            <text:p>0.005667</text:p>
          </table:table-cell>
          <table:table-cell office:value-type="float" office:value="0.006649" calcext:value-type="float">
            <text:p>0.006649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85" calcext:value-type="float">
            <text:p>0.85</text:p>
          </table:table-cell>
          <table:table-cell office:value-type="float" office:value="50.91" calcext:value-type="float">
            <text:p>50.9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1579" calcext:value-type="float">
            <text:p>451579</text:p>
          </table:table-cell>
          <table:table-cell office:value-type="float" office:value="9780885" calcext:value-type="float">
            <text:p>9780885</text:p>
          </table:table-cell>
          <table:table-cell office:value-type="float" office:value="10257761" calcext:value-type="float">
            <text:p>10257761</text:p>
          </table:table-cell>
          <table:table-cell office:value-type="float" office:value="871" calcext:value-type="float">
            <text:p>871</text:p>
          </table:table-cell>
          <table:table-cell office:value-type="float" office:value="92114" calcext:value-type="float">
            <text:p>92114</text:p>
          </table:table-cell>
          <table:table-cell office:value-type="float" office:value="178033" calcext:value-type="float">
            <text:p>178033</text:p>
          </table:table-cell>
          <table:table-cell office:value-type="float" office:value="1058" calcext:value-type="float">
            <text:p>105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953511" calcext:value-type="float">
            <text:p>0.953511</text:p>
          </table:table-cell>
          <table:table-cell office:value-type="float" office:value="871" calcext:value-type="float">
            <text:p>871</text:p>
          </table:table-cell>
          <table:table-cell office:value-type="float" office:value="0.005872" calcext:value-type="float">
            <text:p>0.005872</text:p>
          </table:table-cell>
          <table:table-cell office:value-type="float" office:value="0.011349" calcext:value-type="float">
            <text:p>0.011349</text:p>
          </table:table-cell>
          <table:table-cell office:value-type="float" office:value="0.000067" calcext:value-type="float">
            <text:p>0.000067</text:p>
          </table:table-cell>
          <table:table-cell office:value-type="float" office:value="0.52" calcext:value-type="float">
            <text:p>0.52</text:p>
          </table:table-cell>
          <table:table-cell office:value-type="float" office:value="168.27" calcext:value-type="float">
            <text:p>168.2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2583" calcext:value-type="float">
            <text:p>452583</text:p>
          </table:table-cell>
          <table:table-cell office:value-type="float" office:value="157133" calcext:value-type="float">
            <text:p>157133</text:p>
          </table:table-cell>
          <table:table-cell office:value-type="float" office:value="459138" calcext:value-type="float">
            <text:p>459138</text:p>
          </table:table-cell>
          <table:table-cell office:value-type="float" office:value="33" calcext:value-type="float">
            <text:p>33</text:p>
          </table:table-cell>
          <table:table-cell office:value-type="float" office:value="4012" calcext:value-type="float">
            <text:p>4012</text:p>
          </table:table-cell>
          <table:table-cell office:value-type="float" office:value="11531" calcext:value-type="float">
            <text:p>1153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2235" calcext:value-type="float">
            <text:p>0.342235</text:p>
          </table:table-cell>
          <table:table-cell office:value-type="float" office:value="33" calcext:value-type="float">
            <text:p>33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.000735" calcext:value-type="float">
            <text:p>0.00073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5" calcext:value-type="float">
            <text:p>0.35</text:p>
          </table:table-cell>
          <table:table-cell office:value-type="float" office:value="384.37" calcext:value-type="float">
            <text:p>384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3587" calcext:value-type="float">
            <text:p>453587</text:p>
          </table:table-cell>
          <table:table-cell office:value-type="float" office:value="407652" calcext:value-type="float">
            <text:p>407652</text:p>
          </table:table-cell>
          <table:table-cell office:value-type="float" office:value="788393" calcext:value-type="float">
            <text:p>788393</text:p>
          </table:table-cell>
          <table:table-cell office:value-type="float" office:value="54" calcext:value-type="float">
            <text:p>54</text:p>
          </table:table-cell>
          <table:table-cell office:value-type="float" office:value="6139" calcext:value-type="float">
            <text:p>6139</text:p>
          </table:table-cell>
          <table:table-cell office:value-type="float" office:value="16495" calcext:value-type="float">
            <text:p>1649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067" calcext:value-type="float">
            <text:p>0.517067</text:p>
          </table:table-cell>
          <table:table-cell office:value-type="float" office:value="54" calcext:value-type="float">
            <text:p>54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7" calcext:value-type="float">
            <text:p>0.37</text:p>
          </table:table-cell>
          <table:table-cell office:value-type="float" office:value="329.9" calcext:value-type="float">
            <text:p>329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4591" calcext:value-type="float">
            <text:p>454591</text:p>
          </table:table-cell>
          <table:table-cell office:value-type="float" office:value="65025841" calcext:value-type="float">
            <text:p>65025841</text:p>
          </table:table-cell>
          <table:table-cell office:value-type="float" office:value="33841656" calcext:value-type="float">
            <text:p>33841656</text:p>
          </table:table-cell>
          <table:table-cell office:value-type="float" office:value="1222" calcext:value-type="float">
            <text:p>1222</text:p>
          </table:table-cell>
          <table:table-cell office:value-type="float" office:value="98554" calcext:value-type="float">
            <text:p>98554</text:p>
          </table:table-cell>
          <table:table-cell office:value-type="float" office:value="215739" calcext:value-type="float">
            <text:p>215739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21473" calcext:value-type="float">
            <text:p>1.921473</text:p>
          </table:table-cell>
          <table:table-cell office:value-type="float" office:value="1222" calcext:value-type="float">
            <text:p>1222</text:p>
          </table:table-cell>
          <table:table-cell office:value-type="float" office:value="0.006282" calcext:value-type="float">
            <text:p>0.006282</text:p>
          </table:table-cell>
          <table:table-cell office:value-type="float" office:value="0.013752" calcext:value-type="float">
            <text:p>0.013752</text:p>
          </table:table-cell>
          <table:table-cell office:value-type="float" office:value="0.000097" calcext:value-type="float">
            <text:p>0.000097</text:p>
          </table:table-cell>
          <table:table-cell office:value-type="float" office:value="0.46" calcext:value-type="float">
            <text:p>0.46</text:p>
          </table:table-cell>
          <table:table-cell office:value-type="float" office:value="142.12" calcext:value-type="float">
            <text:p>142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5595" calcext:value-type="float">
            <text:p>455595</text:p>
          </table:table-cell>
          <table:table-cell office:value-type="float" office:value="527626" calcext:value-type="float">
            <text:p>527626</text:p>
          </table:table-cell>
          <table:table-cell office:value-type="float" office:value="1145140" calcext:value-type="float">
            <text:p>1145140</text:p>
          </table:table-cell>
          <table:table-cell office:value-type="float" office:value="115" calcext:value-type="float">
            <text:p>115</text:p>
          </table:table-cell>
          <table:table-cell office:value-type="float" office:value="8988" calcext:value-type="float">
            <text:p>8988</text:p>
          </table:table-cell>
          <table:table-cell office:value-type="float" office:value="25537" calcext:value-type="float">
            <text:p>2553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752" calcext:value-type="float">
            <text:p>0.460752</text:p>
          </table:table-cell>
          <table:table-cell office:value-type="float" office:value="115" calcext:value-type="float">
            <text:p>115</text:p>
          </table:table-cell>
          <table:table-cell office:value-type="float" office:value="0.000573" calcext:value-type="float">
            <text:p>0.000573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236.45" calcext:value-type="float">
            <text:p>236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6599" calcext:value-type="float">
            <text:p>456599</text:p>
          </table:table-cell>
          <table:table-cell office:value-type="float" office:value="198117" calcext:value-type="float">
            <text:p>198117</text:p>
          </table:table-cell>
          <table:table-cell office:value-type="float" office:value="553121" calcext:value-type="float">
            <text:p>553121</text:p>
          </table:table-cell>
          <table:table-cell office:value-type="float" office:value="37" calcext:value-type="float">
            <text:p>37</text:p>
          </table:table-cell>
          <table:table-cell office:value-type="float" office:value="4826" calcext:value-type="float">
            <text:p>4826</text:p>
          </table:table-cell>
          <table:table-cell office:value-type="float" office:value="13602" calcext:value-type="float">
            <text:p>1360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18" calcext:value-type="float">
            <text:p>0.35818</text:p>
          </table:table-cell>
          <table:table-cell office:value-type="float" office:value="37" calcext:value-type="float">
            <text:p>37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5" calcext:value-type="float">
            <text:p>0.35</text:p>
          </table:table-cell>
          <table:table-cell office:value-type="float" office:value="412.18" calcext:value-type="float">
            <text:p>412.1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7603" calcext:value-type="float">
            <text:p>457603</text:p>
          </table:table-cell>
          <table:table-cell office:value-type="float" office:value="438950" calcext:value-type="float">
            <text:p>438950</text:p>
          </table:table-cell>
          <table:table-cell office:value-type="float" office:value="836598" calcext:value-type="float">
            <text:p>836598</text:p>
          </table:table-cell>
          <table:table-cell office:value-type="float" office:value="49" calcext:value-type="float">
            <text:p>49</text:p>
          </table:table-cell>
          <table:table-cell office:value-type="float" office:value="6486" calcext:value-type="float">
            <text:p>6486</text:p>
          </table:table-cell>
          <table:table-cell office:value-type="float" office:value="17486" calcext:value-type="float">
            <text:p>17486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4684" calcext:value-type="float">
            <text:p>0.524684</text:p>
          </table:table-cell>
          <table:table-cell office:value-type="float" office:value="49" calcext:value-type="float">
            <text:p>49</text:p>
          </table:table-cell>
          <table:table-cell office:value-type="float" office:value="0.000413" calcext:value-type="float">
            <text:p>0.000413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7" calcext:value-type="float">
            <text:p>0.37</text:p>
          </table:table-cell>
          <table:table-cell office:value-type="float" office:value="372.04" calcext:value-type="float">
            <text:p>372.0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8607" calcext:value-type="float">
            <text:p>458607</text:p>
          </table:table-cell>
          <table:table-cell office:value-type="float" office:value="151132" calcext:value-type="float">
            <text:p>151132</text:p>
          </table:table-cell>
          <table:table-cell office:value-type="float" office:value="431375" calcext:value-type="float">
            <text:p>431375</text:p>
          </table:table-cell>
          <table:table-cell office:value-type="float" office:value="99" calcext:value-type="float">
            <text:p>99</text:p>
          </table:table-cell>
          <table:table-cell office:value-type="float" office:value="3724" calcext:value-type="float">
            <text:p>3724</text:p>
          </table:table-cell>
          <table:table-cell office:value-type="float" office:value="10980" calcext:value-type="float">
            <text:p>10980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349" calcext:value-type="float">
            <text:p>0.350349</text:p>
          </table:table-cell>
          <table:table-cell office:value-type="float" office:value="99" calcext:value-type="float">
            <text:p>99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4" calcext:value-type="float">
            <text:p>0.34</text:p>
          </table:table-cell>
          <table:table-cell office:value-type="float" office:value="118.06" calcext:value-type="float">
            <text:p>118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9612" calcext:value-type="float">
            <text:p>459612</text:p>
          </table:table-cell>
          <table:table-cell office:value-type="float" office:value="523117" calcext:value-type="float">
            <text:p>523117</text:p>
          </table:table-cell>
          <table:table-cell office:value-type="float" office:value="1127852" calcext:value-type="float">
            <text:p>1127852</text:p>
          </table:table-cell>
          <table:table-cell office:value-type="float" office:value="144" calcext:value-type="float">
            <text:p>144</text:p>
          </table:table-cell>
          <table:table-cell office:value-type="float" office:value="8842" calcext:value-type="float">
            <text:p>8842</text:p>
          </table:table-cell>
          <table:table-cell office:value-type="float" office:value="25345" calcext:value-type="float">
            <text:p>25345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3817" calcext:value-type="float">
            <text:p>0.463817</text:p>
          </table:table-cell>
          <table:table-cell office:value-type="float" office:value="144" calcext:value-type="float">
            <text:p>144</text:p>
          </table:table-cell>
          <table:table-cell office:value-type="float" office:value="0.000563" calcext:value-type="float">
            <text:p>0.000563</text:p>
          </table:table-cell>
          <table:table-cell office:value-type="float" office:value="0.001614" calcext:value-type="float">
            <text:p>0.00161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5" calcext:value-type="float">
            <text:p>0.35</text:p>
          </table:table-cell>
          <table:table-cell office:value-type="float" office:value="196.47" calcext:value-type="float">
            <text:p>196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0616" calcext:value-type="float">
            <text:p>460616</text:p>
          </table:table-cell>
          <table:table-cell office:value-type="float" office:value="709589" calcext:value-type="float">
            <text:p>709589</text:p>
          </table:table-cell>
          <table:table-cell office:value-type="float" office:value="1681206" calcext:value-type="float">
            <text:p>1681206</text:p>
          </table:table-cell>
          <table:table-cell office:value-type="float" office:value="154" calcext:value-type="float">
            <text:p>154</text:p>
          </table:table-cell>
          <table:table-cell office:value-type="float" office:value="14709" calcext:value-type="float">
            <text:p>14709</text:p>
          </table:table-cell>
          <table:table-cell office:value-type="float" office:value="41159" calcext:value-type="float">
            <text:p>41159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22071" calcext:value-type="float">
            <text:p>0.422071</text:p>
          </table:table-cell>
          <table:table-cell office:value-type="float" office:value="154" calcext:value-type="float">
            <text:p>154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2624" calcext:value-type="float">
            <text:p>0.00262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6" calcext:value-type="float">
            <text:p>0.36</text:p>
          </table:table-cell>
          <table:table-cell office:value-type="float" office:value="285.83" calcext:value-type="float">
            <text:p>285.8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1620" calcext:value-type="float">
            <text:p>461620</text:p>
          </table:table-cell>
          <table:table-cell office:value-type="float" office:value="2274975" calcext:value-type="float">
            <text:p>2274975</text:p>
          </table:table-cell>
          <table:table-cell office:value-type="float" office:value="4078639" calcext:value-type="float">
            <text:p>4078639</text:p>
          </table:table-cell>
          <table:table-cell office:value-type="float" office:value="397" calcext:value-type="float">
            <text:p>397</text:p>
          </table:table-cell>
          <table:table-cell office:value-type="float" office:value="34358" calcext:value-type="float">
            <text:p>34358</text:p>
          </table:table-cell>
          <table:table-cell office:value-type="float" office:value="91956" calcext:value-type="float">
            <text:p>91956</text:p>
          </table:table-cell>
          <table:table-cell office:value-type="float" office:value="443" calcext:value-type="float">
            <text:p>4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7778" calcext:value-type="float">
            <text:p>0.557778</text:p>
          </table:table-cell>
          <table:table-cell office:value-type="float" office:value="397" calcext:value-type="float">
            <text:p>397</text:p>
          </table:table-cell>
          <table:table-cell office:value-type="float" office:value="0.00219" calcext:value-type="float">
            <text:p>0.00219</text:p>
          </table:table-cell>
          <table:table-cell office:value-type="float" office:value="0.005862" calcext:value-type="float">
            <text:p>0.005862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37" calcext:value-type="float">
            <text:p>0.37</text:p>
          </table:table-cell>
          <table:table-cell office:value-type="float" office:value="207.58" calcext:value-type="float">
            <text:p>207.5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2624" calcext:value-type="float">
            <text:p>462624</text:p>
          </table:table-cell>
          <table:table-cell office:value-type="float" office:value="124866" calcext:value-type="float">
            <text:p>124866</text:p>
          </table:table-cell>
          <table:table-cell office:value-type="float" office:value="336214" calcext:value-type="float">
            <text:p>336214</text:p>
          </table:table-cell>
          <table:table-cell office:value-type="float" office:value="99" calcext:value-type="float">
            <text:p>99</text:p>
          </table:table-cell>
          <table:table-cell office:value-type="float" office:value="2849" calcext:value-type="float">
            <text:p>2849</text:p>
          </table:table-cell>
          <table:table-cell office:value-type="float" office:value="8540" calcext:value-type="float">
            <text:p>854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1388" calcext:value-type="float">
            <text:p>0.371388</text:p>
          </table:table-cell>
          <table:table-cell office:value-type="float" office:value="99" calcext:value-type="float">
            <text:p>99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544" calcext:value-type="float">
            <text:p>0.00054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3" calcext:value-type="float">
            <text:p>0.33</text:p>
          </table:table-cell>
          <table:table-cell office:value-type="float" office:value="92.83" calcext:value-type="float">
            <text:p>92.8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3628" calcext:value-type="float">
            <text:p>463628</text:p>
          </table:table-cell>
          <table:table-cell office:value-type="float" office:value="591614" calcext:value-type="float">
            <text:p>591614</text:p>
          </table:table-cell>
          <table:table-cell office:value-type="float" office:value="1357781" calcext:value-type="float">
            <text:p>1357781</text:p>
          </table:table-cell>
          <table:table-cell office:value-type="float" office:value="130" calcext:value-type="float">
            <text:p>130</text:p>
          </table:table-cell>
          <table:table-cell office:value-type="float" office:value="10556" calcext:value-type="float">
            <text:p>10556</text:p>
          </table:table-cell>
          <table:table-cell office:value-type="float" office:value="31101" calcext:value-type="float">
            <text:p>31101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721" calcext:value-type="float">
            <text:p>0.435721</text:p>
          </table:table-cell>
          <table:table-cell office:value-type="float" office:value="130" calcext:value-type="float">
            <text:p>130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1983" calcext:value-type="float">
            <text:p>0.00198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257.03" calcext:value-type="float">
            <text:p>257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4632" calcext:value-type="float">
            <text:p>464632</text:p>
          </table:table-cell>
          <table:table-cell office:value-type="float" office:value="1371111" calcext:value-type="float">
            <text:p>1371111</text:p>
          </table:table-cell>
          <table:table-cell office:value-type="float" office:value="2394388" calcext:value-type="float">
            <text:p>2394388</text:p>
          </table:table-cell>
          <table:table-cell office:value-type="float" office:value="109" calcext:value-type="float">
            <text:p>109</text:p>
          </table:table-cell>
          <table:table-cell office:value-type="float" office:value="20199" calcext:value-type="float">
            <text:p>20199</text:p>
          </table:table-cell>
          <table:table-cell office:value-type="float" office:value="55004" calcext:value-type="float">
            <text:p>5500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2635" calcext:value-type="float">
            <text:p>0.572635</text:p>
          </table:table-cell>
          <table:table-cell office:value-type="float" office:value="109" calcext:value-type="float">
            <text:p>109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3506" calcext:value-type="float">
            <text:p>0.00350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7" calcext:value-type="float">
            <text:p>0.37</text:p>
          </table:table-cell>
          <table:table-cell office:value-type="float" office:value="335.39" calcext:value-type="float">
            <text:p>335.3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5636" calcext:value-type="float">
            <text:p>465636</text:p>
          </table:table-cell>
          <table:table-cell office:value-type="float" office:value="427513" calcext:value-type="float">
            <text:p>427513</text:p>
          </table:table-cell>
          <table:table-cell office:value-type="float" office:value="809376" calcext:value-type="float">
            <text:p>809376</text:p>
          </table:table-cell>
          <table:table-cell office:value-type="float" office:value="80" calcext:value-type="float">
            <text:p>80</text:p>
          </table:table-cell>
          <table:table-cell office:value-type="float" office:value="6000" calcext:value-type="float">
            <text:p>6000</text:p>
          </table:table-cell>
          <table:table-cell office:value-type="float" office:value="16584" calcext:value-type="float">
            <text:p>16584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8201" calcext:value-type="float">
            <text:p>0.528201</text:p>
          </table:table-cell>
          <table:table-cell office:value-type="float" office:value="80" calcext:value-type="float">
            <text:p>80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218.21" calcext:value-type="float">
            <text:p>218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6640" calcext:value-type="float">
            <text:p>466640</text:p>
          </table:table-cell>
          <table:table-cell office:value-type="float" office:value="446953" calcext:value-type="float">
            <text:p>446953</text:p>
          </table:table-cell>
          <table:table-cell office:value-type="float" office:value="1023454" calcext:value-type="float">
            <text:p>1023454</text:p>
          </table:table-cell>
          <table:table-cell office:value-type="float" office:value="52" calcext:value-type="float">
            <text:p>52</text:p>
          </table:table-cell>
          <table:table-cell office:value-type="float" office:value="8589" calcext:value-type="float">
            <text:p>8589</text:p>
          </table:table-cell>
          <table:table-cell office:value-type="float" office:value="25294" calcext:value-type="float">
            <text:p>2529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671" calcext:value-type="float">
            <text:p>0.43671</text:p>
          </table:table-cell>
          <table:table-cell office:value-type="float" office:value="52" calcext:value-type="float">
            <text:p>52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.001612" calcext:value-type="float">
            <text:p>0.00161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468.41" calcext:value-type="float">
            <text:p>468.4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7644" calcext:value-type="float">
            <text:p>467644</text:p>
          </table:table-cell>
          <table:table-cell office:value-type="float" office:value="501771" calcext:value-type="float">
            <text:p>501771</text:p>
          </table:table-cell>
          <table:table-cell office:value-type="float" office:value="1076592" calcext:value-type="float">
            <text:p>1076592</text:p>
          </table:table-cell>
          <table:table-cell office:value-type="float" office:value="128" calcext:value-type="float">
            <text:p>128</text:p>
          </table:table-cell>
          <table:table-cell office:value-type="float" office:value="8193" calcext:value-type="float">
            <text:p>8193</text:p>
          </table:table-cell>
          <table:table-cell office:value-type="float" office:value="23725" calcext:value-type="float">
            <text:p>23725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6074" calcext:value-type="float">
            <text:p>0.466074</text:p>
          </table:table-cell>
          <table:table-cell office:value-type="float" office:value="128" calcext:value-type="float">
            <text:p>128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213.74" calcext:value-type="float">
            <text:p>213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8648" calcext:value-type="float">
            <text:p>468648</text:p>
          </table:table-cell>
          <table:table-cell office:value-type="float" office:value="189675" calcext:value-type="float">
            <text:p>189675</text:p>
          </table:table-cell>
          <table:table-cell office:value-type="float" office:value="563267" calcext:value-type="float">
            <text:p>563267</text:p>
          </table:table-cell>
          <table:table-cell office:value-type="float" office:value="68" calcext:value-type="float">
            <text:p>68</text:p>
          </table:table-cell>
          <table:table-cell office:value-type="float" office:value="4822" calcext:value-type="float">
            <text:p>4822</text:p>
          </table:table-cell>
          <table:table-cell office:value-type="float" office:value="14342" calcext:value-type="float">
            <text:p>1434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6741" calcext:value-type="float">
            <text:p>0.336741</text:p>
          </table:table-cell>
          <table:table-cell office:value-type="float" office:value="68" calcext:value-type="float">
            <text:p>68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914" calcext:value-type="float">
            <text:p>0.00091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270.6" calcext:value-type="float">
            <text:p>270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9652" calcext:value-type="float">
            <text:p>469652</text:p>
          </table:table-cell>
          <table:table-cell office:value-type="float" office:value="462791" calcext:value-type="float">
            <text:p>462791</text:p>
          </table:table-cell>
          <table:table-cell office:value-type="float" office:value="937526" calcext:value-type="float">
            <text:p>937526</text:p>
          </table:table-cell>
          <table:table-cell office:value-type="float" office:value="195" calcext:value-type="float">
            <text:p>195</text:p>
          </table:table-cell>
          <table:table-cell office:value-type="float" office:value="7406" calcext:value-type="float">
            <text:p>7406</text:p>
          </table:table-cell>
          <table:table-cell office:value-type="float" office:value="20361" calcext:value-type="float">
            <text:p>20361</text:p>
          </table:table-cell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363" calcext:value-type="float">
            <text:p>0.49363</text:p>
          </table:table-cell>
          <table:table-cell office:value-type="float" office:value="195" calcext:value-type="float">
            <text:p>195</text:p>
          </table:table-cell>
          <table:table-cell office:value-type="float" office:value="0.000472" calcext:value-type="float">
            <text:p>0.000472</text:p>
          </table:table-cell>
          <table:table-cell office:value-type="float" office:value="0.001298" calcext:value-type="float">
            <text:p>0.001298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6" calcext:value-type="float">
            <text:p>0.36</text:p>
          </table:table-cell>
          <table:table-cell office:value-type="float" office:value="111.26" calcext:value-type="float">
            <text:p>111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0656" calcext:value-type="float">
            <text:p>470656</text:p>
          </table:table-cell>
          <table:table-cell office:value-type="float" office:value="154749" calcext:value-type="float">
            <text:p>154749</text:p>
          </table:table-cell>
          <table:table-cell office:value-type="float" office:value="434144" calcext:value-type="float">
            <text:p>434144</text:p>
          </table:table-cell>
          <table:table-cell office:value-type="float" office:value="84" calcext:value-type="float">
            <text:p>84</text:p>
          </table:table-cell>
          <table:table-cell office:value-type="float" office:value="3818" calcext:value-type="float">
            <text:p>3818</text:p>
          </table:table-cell>
          <table:table-cell office:value-type="float" office:value="11136" calcext:value-type="float">
            <text:p>1113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446" calcext:value-type="float">
            <text:p>0.356446</text:p>
          </table:table-cell>
          <table:table-cell office:value-type="float" office:value="84" calcext:value-type="float">
            <text:p>84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71" calcext:value-type="float">
            <text:p>0.0007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42.77" calcext:value-type="float">
            <text:p>142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1660" calcext:value-type="float">
            <text:p>471660</text:p>
          </table:table-cell>
          <table:table-cell office:value-type="float" office:value="508468" calcext:value-type="float">
            <text:p>508468</text:p>
          </table:table-cell>
          <table:table-cell office:value-type="float" office:value="1097675" calcext:value-type="float">
            <text:p>1097675</text:p>
          </table:table-cell>
          <table:table-cell office:value-type="float" office:value="65" calcext:value-type="float">
            <text:p>65</text:p>
          </table:table-cell>
          <table:table-cell office:value-type="float" office:value="8394" calcext:value-type="float">
            <text:p>8394</text:p>
          </table:table-cell>
          <table:table-cell office:value-type="float" office:value="24531" calcext:value-type="float">
            <text:p>24531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3223" calcext:value-type="float">
            <text:p>0.463223</text:p>
          </table:table-cell>
          <table:table-cell office:value-type="float" office:value="65" calcext:value-type="float">
            <text:p>65</text:p>
          </table:table-cell>
          <table:table-cell office:value-type="float" office:value="0.000535" calcext:value-type="float">
            <text:p>0.000535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408.85" calcext:value-type="float">
            <text:p>408.8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2664" calcext:value-type="float">
            <text:p>472664</text:p>
          </table:table-cell>
          <table:table-cell office:value-type="float" office:value="174079" calcext:value-type="float">
            <text:p>174079</text:p>
          </table:table-cell>
          <table:table-cell office:value-type="float" office:value="513993" calcext:value-type="float">
            <text:p>513993</text:p>
          </table:table-cell>
          <table:table-cell office:value-type="float" office:value="33" calcext:value-type="float">
            <text:p>33</text:p>
          </table:table-cell>
          <table:table-cell office:value-type="float" office:value="4329" calcext:value-type="float">
            <text:p>4329</text:p>
          </table:table-cell>
          <table:table-cell office:value-type="float" office:value="13060" calcext:value-type="float">
            <text:p>13060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68" calcext:value-type="float">
            <text:p>0.33868</text:p>
          </table:table-cell>
          <table:table-cell office:value-type="float" office:value="33" calcext:value-type="float">
            <text:p>33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3" calcext:value-type="float">
            <text:p>0.33</text:p>
          </table:table-cell>
          <table:table-cell office:value-type="float" office:value="421.29" calcext:value-type="float">
            <text:p>421.2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3668" calcext:value-type="float">
            <text:p>473668</text:p>
          </table:table-cell>
          <table:table-cell office:value-type="float" office:value="408561" calcext:value-type="float">
            <text:p>408561</text:p>
          </table:table-cell>
          <table:table-cell office:value-type="float" office:value="784863" calcext:value-type="float">
            <text:p>784863</text:p>
          </table:table-cell>
          <table:table-cell office:value-type="float" office:value="194" calcext:value-type="float">
            <text:p>194</text:p>
          </table:table-cell>
          <table:table-cell office:value-type="float" office:value="6037" calcext:value-type="float">
            <text:p>6037</text:p>
          </table:table-cell>
          <table:table-cell office:value-type="float" office:value="16722" calcext:value-type="float">
            <text:p>16722</text:p>
          </table:table-cell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0551" calcext:value-type="float">
            <text:p>0.520551</text:p>
          </table:table-cell>
          <table:table-cell office:value-type="float" office:value="194" calcext:value-type="float">
            <text:p>194</text:p>
          </table:table-cell>
          <table:table-cell office:value-type="float" office:value="0.000385" calcext:value-type="float">
            <text:p>0.00038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6" calcext:value-type="float">
            <text:p>0.36</text:p>
          </table:table-cell>
          <table:table-cell office:value-type="float" office:value="90.88" calcext:value-type="float">
            <text:p>90.8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4672" calcext:value-type="float">
            <text:p>474672</text:p>
          </table:table-cell>
          <table:table-cell office:value-type="float" office:value="164127" calcext:value-type="float">
            <text:p>164127</text:p>
          </table:table-cell>
          <table:table-cell office:value-type="float" office:value="446869" calcext:value-type="float">
            <text:p>446869</text:p>
          </table:table-cell>
          <table:table-cell office:value-type="float" office:value="84" calcext:value-type="float">
            <text:p>84</text:p>
          </table:table-cell>
          <table:table-cell office:value-type="float" office:value="3930" calcext:value-type="float">
            <text:p>3930</text:p>
          </table:table-cell>
          <table:table-cell office:value-type="float" office:value="11100" calcext:value-type="float">
            <text:p>1110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7282" calcext:value-type="float">
            <text:p>0.367282</text:p>
          </table:table-cell>
          <table:table-cell office:value-type="float" office:value="84" calcext:value-type="float">
            <text:p>84</text:p>
          </table:table-cell>
          <table:table-cell office:value-type="float" office:value="0.000251" calcext:value-type="float">
            <text:p>0.000251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5" calcext:value-type="float">
            <text:p>0.35</text:p>
          </table:table-cell>
          <table:table-cell office:value-type="float" office:value="142.31" calcext:value-type="float">
            <text:p>142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5676" calcext:value-type="float">
            <text:p>475676</text:p>
          </table:table-cell>
          <table:table-cell office:value-type="float" office:value="1436827" calcext:value-type="float">
            <text:p>1436827</text:p>
          </table:table-cell>
          <table:table-cell office:value-type="float" office:value="2906117" calcext:value-type="float">
            <text:p>2906117</text:p>
          </table:table-cell>
          <table:table-cell office:value-type="float" office:value="448" calcext:value-type="float">
            <text:p>448</text:p>
          </table:table-cell>
          <table:table-cell office:value-type="float" office:value="23643" calcext:value-type="float">
            <text:p>23643</text:p>
          </table:table-cell>
          <table:table-cell office:value-type="float" office:value="67135" calcext:value-type="float">
            <text:p>67135</text:p>
          </table:table-cell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94415" calcext:value-type="float">
            <text:p>0.494415</text:p>
          </table:table-cell>
          <table:table-cell office:value-type="float" office:value="448" calcext:value-type="float">
            <text:p>448</text:p>
          </table:table-cell>
          <table:table-cell office:value-type="float" office:value="0.001507" calcext:value-type="float">
            <text:p>0.001507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000028" calcext:value-type="float">
            <text:p>0.000028</text:p>
          </table:table-cell>
          <table:table-cell office:value-type="float" office:value="0.35" calcext:value-type="float">
            <text:p>0.35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6680" calcext:value-type="float">
            <text:p>476680</text:p>
          </table:table-cell>
          <table:table-cell office:value-type="float" office:value="167896" calcext:value-type="float">
            <text:p>167896</text:p>
          </table:table-cell>
          <table:table-cell office:value-type="float" office:value="505682" calcext:value-type="float">
            <text:p>505682</text:p>
          </table:table-cell>
          <table:table-cell office:value-type="float" office:value="96" calcext:value-type="float">
            <text:p>96</text:p>
          </table:table-cell>
          <table:table-cell office:value-type="float" office:value="4381" calcext:value-type="float">
            <text:p>4381</text:p>
          </table:table-cell>
          <table:table-cell office:value-type="float" office:value="13054" calcext:value-type="float">
            <text:p>13054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2019" calcext:value-type="float">
            <text:p>0.332019</text:p>
          </table:table-cell>
          <table:table-cell office:value-type="float" office:value="96" calcext:value-type="float">
            <text:p>96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74.05" calcext:value-type="float">
            <text:p>174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7684" calcext:value-type="float">
            <text:p>477684</text:p>
          </table:table-cell>
          <table:table-cell office:value-type="float" office:value="374891" calcext:value-type="float">
            <text:p>374891</text:p>
          </table:table-cell>
          <table:table-cell office:value-type="float" office:value="671577" calcext:value-type="float">
            <text:p>671577</text:p>
          </table:table-cell>
          <table:table-cell office:value-type="float" office:value="97" calcext:value-type="float">
            <text:p>97</text:p>
          </table:table-cell>
          <table:table-cell office:value-type="float" office:value="4972" calcext:value-type="float">
            <text:p>4972</text:p>
          </table:table-cell>
          <table:table-cell office:value-type="float" office:value="13641" calcext:value-type="float">
            <text:p>13641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8225" calcext:value-type="float">
            <text:p>0.558225</text:p>
          </table:table-cell>
          <table:table-cell office:value-type="float" office:value="97" calcext:value-type="float">
            <text:p>97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.00087" calcext:value-type="float">
            <text:p>0.0008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6" calcext:value-type="float">
            <text:p>0.36</text:p>
          </table:table-cell>
          <table:table-cell office:value-type="float" office:value="143.59" calcext:value-type="float">
            <text:p>143.5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8688" calcext:value-type="float">
            <text:p>478688</text:p>
          </table:table-cell>
          <table:table-cell office:value-type="float" office:value="164837" calcext:value-type="float">
            <text:p>164837</text:p>
          </table:table-cell>
          <table:table-cell office:value-type="float" office:value="474047" calcext:value-type="float">
            <text:p>474047</text:p>
          </table:table-cell>
          <table:table-cell office:value-type="float" office:value="53" calcext:value-type="float">
            <text:p>53</text:p>
          </table:table-cell>
          <table:table-cell office:value-type="float" office:value="3989" calcext:value-type="float">
            <text:p>3989</text:p>
          </table:table-cell>
          <table:table-cell office:value-type="float" office:value="12323" calcext:value-type="float">
            <text:p>12323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7723" calcext:value-type="float">
            <text:p>0.347723</text:p>
          </table:table-cell>
          <table:table-cell office:value-type="float" office:value="53" calcext:value-type="float">
            <text:p>53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241.63" calcext:value-type="float">
            <text:p>241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9692" calcext:value-type="float">
            <text:p>479692</text:p>
          </table:table-cell>
          <table:table-cell office:value-type="float" office:value="528903" calcext:value-type="float">
            <text:p>528903</text:p>
          </table:table-cell>
          <table:table-cell office:value-type="float" office:value="1165096" calcext:value-type="float">
            <text:p>1165096</text:p>
          </table:table-cell>
          <table:table-cell office:value-type="float" office:value="208" calcext:value-type="float">
            <text:p>208</text:p>
          </table:table-cell>
          <table:table-cell office:value-type="float" office:value="9161" calcext:value-type="float">
            <text:p>9161</text:p>
          </table:table-cell>
          <table:table-cell office:value-type="float" office:value="26893" calcext:value-type="float">
            <text:p>26893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957" calcext:value-type="float">
            <text:p>0.453957</text:p>
          </table:table-cell>
          <table:table-cell office:value-type="float" office:value="208" calcext:value-type="float">
            <text:p>208</text:p>
          </table:table-cell>
          <table:table-cell office:value-type="float" office:value="0.000584" calcext:value-type="float">
            <text:p>0.000584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4" calcext:value-type="float">
            <text:p>0.34</text:p>
          </table:table-cell>
          <table:table-cell office:value-type="float" office:value="137.91" calcext:value-type="float">
            <text:p>137.9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0696" calcext:value-type="float">
            <text:p>480696</text:p>
          </table:table-cell>
          <table:table-cell office:value-type="float" office:value="187923" calcext:value-type="float">
            <text:p>187923</text:p>
          </table:table-cell>
          <table:table-cell office:value-type="float" office:value="544251" calcext:value-type="float">
            <text:p>544251</text:p>
          </table:table-cell>
          <table:table-cell office:value-type="float" office:value="33" calcext:value-type="float">
            <text:p>33</text:p>
          </table:table-cell>
          <table:table-cell office:value-type="float" office:value="4616" calcext:value-type="float">
            <text:p>4616</text:p>
          </table:table-cell>
          <table:table-cell office:value-type="float" office:value="13566" calcext:value-type="float">
            <text:p>1356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287" calcext:value-type="float">
            <text:p>0.345287</text:p>
          </table:table-cell>
          <table:table-cell office:value-type="float" office:value="33" calcext:value-type="float">
            <text:p>33</text:p>
          </table:table-cell>
          <table:table-cell office:value-type="float" office:value="0.000294" calcext:value-type="float">
            <text:p>0.000294</text:p>
          </table:table-cell>
          <table:table-cell office:value-type="float" office:value="0.000865" calcext:value-type="float">
            <text:p>0.00086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4" calcext:value-type="float">
            <text:p>0.34</text:p>
          </table:table-cell>
          <table:table-cell office:value-type="float" office:value="452.2" calcext:value-type="float">
            <text:p>452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1700" calcext:value-type="float">
            <text:p>481700</text:p>
          </table:table-cell>
          <table:table-cell office:value-type="float" office:value="424422" calcext:value-type="float">
            <text:p>424422</text:p>
          </table:table-cell>
          <table:table-cell office:value-type="float" office:value="799299" calcext:value-type="float">
            <text:p>799299</text:p>
          </table:table-cell>
          <table:table-cell office:value-type="float" office:value="115" calcext:value-type="float">
            <text:p>115</text:p>
          </table:table-cell>
          <table:table-cell office:value-type="float" office:value="6227" calcext:value-type="float">
            <text:p>6227</text:p>
          </table:table-cell>
          <table:table-cell office:value-type="float" office:value="16971" calcext:value-type="float">
            <text:p>16971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0993" calcext:value-type="float">
            <text:p>0.530993</text:p>
          </table:table-cell>
          <table:table-cell office:value-type="float" office:value="115" calcext:value-type="float">
            <text:p>115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1082" calcext:value-type="float">
            <text:p>0.00108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7" calcext:value-type="float">
            <text:p>0.37</text:p>
          </table:table-cell>
          <table:table-cell office:value-type="float" office:value="158.61" calcext:value-type="float">
            <text:p>158.6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2703" calcext:value-type="float">
            <text:p>482703</text:p>
          </table:table-cell>
          <table:table-cell office:value-type="float" office:value="136756" calcext:value-type="float">
            <text:p>136756</text:p>
          </table:table-cell>
          <table:table-cell office:value-type="float" office:value="386391" calcext:value-type="float">
            <text:p>386391</text:p>
          </table:table-cell>
          <table:table-cell office:value-type="float" office:value="51" calcext:value-type="float">
            <text:p>51</text:p>
          </table:table-cell>
          <table:table-cell office:value-type="float" office:value="3303" calcext:value-type="float">
            <text:p>3303</text:p>
          </table:table-cell>
          <table:table-cell office:value-type="float" office:value="9972" calcext:value-type="float">
            <text:p>9972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932" calcext:value-type="float">
            <text:p>0.353932</text:p>
          </table:table-cell>
          <table:table-cell office:value-type="float" office:value="51" calcext:value-type="float">
            <text:p>51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000636" calcext:value-type="float">
            <text:p>0.00063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212.17" calcext:value-type="float">
            <text:p>212.1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3707" calcext:value-type="float">
            <text:p>483707</text:p>
          </table:table-cell>
          <table:table-cell office:value-type="float" office:value="520538" calcext:value-type="float">
            <text:p>520538</text:p>
          </table:table-cell>
          <table:table-cell office:value-type="float" office:value="1170367" calcext:value-type="float">
            <text:p>1170367</text:p>
          </table:table-cell>
          <table:table-cell office:value-type="float" office:value="116" calcext:value-type="float">
            <text:p>116</text:p>
          </table:table-cell>
          <table:table-cell office:value-type="float" office:value="9091" calcext:value-type="float">
            <text:p>9091</text:p>
          </table:table-cell>
          <table:table-cell office:value-type="float" office:value="26685" calcext:value-type="float">
            <text:p>2668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4765" calcext:value-type="float">
            <text:p>0.444765</text:p>
          </table:table-cell>
          <table:table-cell office:value-type="float" office:value="116" calcext:value-type="float">
            <text:p>116</text:p>
          </table:table-cell>
          <table:table-cell office:value-type="float" office:value="0.00058" calcext:value-type="float">
            <text:p>0.00058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" calcext:value-type="float">
            <text:p>0.34</text:p>
          </table:table-cell>
          <table:table-cell office:value-type="float" office:value="249.39" calcext:value-type="float">
            <text:p>249.3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4711" calcext:value-type="float">
            <text:p>484711</text:p>
          </table:table-cell>
          <table:table-cell office:value-type="float" office:value="187901" calcext:value-type="float">
            <text:p>187901</text:p>
          </table:table-cell>
          <table:table-cell office:value-type="float" office:value="545960" calcext:value-type="float">
            <text:p>545960</text:p>
          </table:table-cell>
          <table:table-cell office:value-type="float" office:value="124" calcext:value-type="float">
            <text:p>124</text:p>
          </table:table-cell>
          <table:table-cell office:value-type="float" office:value="4574" calcext:value-type="float">
            <text:p>4574</text:p>
          </table:table-cell>
          <table:table-cell office:value-type="float" office:value="13676" calcext:value-type="float">
            <text:p>13676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4166" calcext:value-type="float">
            <text:p>0.344166</text:p>
          </table:table-cell>
          <table:table-cell office:value-type="float" office:value="124" calcext:value-type="float">
            <text:p>124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3" calcext:value-type="float">
            <text:p>0.33</text:p>
          </table:table-cell>
          <table:table-cell office:value-type="float" office:value="134.08" calcext:value-type="float">
            <text:p>134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5715" calcext:value-type="float">
            <text:p>485715</text:p>
          </table:table-cell>
          <table:table-cell office:value-type="float" office:value="411451" calcext:value-type="float">
            <text:p>411451</text:p>
          </table:table-cell>
          <table:table-cell office:value-type="float" office:value="816790" calcext:value-type="float">
            <text:p>816790</text:p>
          </table:table-cell>
          <table:table-cell office:value-type="float" office:value="135" calcext:value-type="float">
            <text:p>135</text:p>
          </table:table-cell>
          <table:table-cell office:value-type="float" office:value="6085" calcext:value-type="float">
            <text:p>6085</text:p>
          </table:table-cell>
          <table:table-cell office:value-type="float" office:value="16956" calcext:value-type="float">
            <text:p>16956</text:p>
          </table:table-cell>
          <table:table-cell office:value-type="float" office:value="114" calcext:value-type="float">
            <text:p>1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3742" calcext:value-type="float">
            <text:p>0.503742</text:p>
          </table:table-cell>
          <table:table-cell office:value-type="float" office:value="135" calcext:value-type="float">
            <text:p>135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6" calcext:value-type="float">
            <text:p>0.36</text:p>
          </table:table-cell>
          <table:table-cell office:value-type="float" office:value="148.74" calcext:value-type="float">
            <text:p>148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6719" calcext:value-type="float">
            <text:p>486719</text:p>
          </table:table-cell>
          <table:table-cell office:value-type="float" office:value="140930" calcext:value-type="float">
            <text:p>140930</text:p>
          </table:table-cell>
          <table:table-cell office:value-type="float" office:value="387827" calcext:value-type="float">
            <text:p>387827</text:p>
          </table:table-cell>
          <table:table-cell office:value-type="float" office:value="83" calcext:value-type="float">
            <text:p>83</text:p>
          </table:table-cell>
          <table:table-cell office:value-type="float" office:value="3192" calcext:value-type="float">
            <text:p>3192</text:p>
          </table:table-cell>
          <table:table-cell office:value-type="float" office:value="9845" calcext:value-type="float">
            <text:p>9845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3384" calcext:value-type="float">
            <text:p>0.363384</text:p>
          </table:table-cell>
          <table:table-cell office:value-type="float" office:value="83" calcext:value-type="float">
            <text:p>8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0628" calcext:value-type="float">
            <text:p>0.00062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2" calcext:value-type="float">
            <text:p>0.32</text:p>
          </table:table-cell>
          <table:table-cell office:value-type="float" office:value="127.86" calcext:value-type="float">
            <text:p>127.8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7723" calcext:value-type="float">
            <text:p>487723</text:p>
          </table:table-cell>
          <table:table-cell office:value-type="float" office:value="568432" calcext:value-type="float">
            <text:p>568432</text:p>
          </table:table-cell>
          <table:table-cell office:value-type="float" office:value="1255644" calcext:value-type="float">
            <text:p>1255644</text:p>
          </table:table-cell>
          <table:table-cell office:value-type="float" office:value="146" calcext:value-type="float">
            <text:p>146</text:p>
          </table:table-cell>
          <table:table-cell office:value-type="float" office:value="9840" calcext:value-type="float">
            <text:p>9840</text:p>
          </table:table-cell>
          <table:table-cell office:value-type="float" office:value="28645" calcext:value-type="float">
            <text:p>2864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702" calcext:value-type="float">
            <text:p>0.452702</text:p>
          </table:table-cell>
          <table:table-cell office:value-type="float" office:value="146" calcext:value-type="float">
            <text:p>146</text:p>
          </table:table-cell>
          <table:table-cell office:value-type="float" office:value="0.000627" calcext:value-type="float">
            <text:p>0.000627</text:p>
          </table:table-cell>
          <table:table-cell office:value-type="float" office:value="0.001826" calcext:value-type="float">
            <text:p>0.00182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4" calcext:value-type="float">
            <text:p>0.34</text:p>
          </table:table-cell>
          <table:table-cell office:value-type="float" office:value="212.19" calcext:value-type="float">
            <text:p>212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8727" calcext:value-type="float">
            <text:p>488727</text:p>
          </table:table-cell>
          <table:table-cell office:value-type="float" office:value="219904" calcext:value-type="float">
            <text:p>219904</text:p>
          </table:table-cell>
          <table:table-cell office:value-type="float" office:value="640025" calcext:value-type="float">
            <text:p>640025</text:p>
          </table:table-cell>
          <table:table-cell office:value-type="float" office:value="129" calcext:value-type="float">
            <text:p>129</text:p>
          </table:table-cell>
          <table:table-cell office:value-type="float" office:value="5424" calcext:value-type="float">
            <text:p>5424</text:p>
          </table:table-cell>
          <table:table-cell office:value-type="float" office:value="16151" calcext:value-type="float">
            <text:p>16151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3587" calcext:value-type="float">
            <text:p>0.343587</text:p>
          </table:table-cell>
          <table:table-cell office:value-type="float" office:value="129" calcext:value-type="float">
            <text:p>129</text:p>
          </table:table-cell>
          <table:table-cell office:value-type="float" office:value="0.000346" calcext:value-type="float">
            <text:p>0.000346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134.59" calcext:value-type="float">
            <text:p>134.5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9731" calcext:value-type="float">
            <text:p>489731</text:p>
          </table:table-cell>
          <table:table-cell office:value-type="float" office:value="410764" calcext:value-type="float">
            <text:p>410764</text:p>
          </table:table-cell>
          <table:table-cell office:value-type="float" office:value="788444" calcext:value-type="float">
            <text:p>788444</text:p>
          </table:table-cell>
          <table:table-cell office:value-type="float" office:value="65" calcext:value-type="float">
            <text:p>65</text:p>
          </table:table-cell>
          <table:table-cell office:value-type="float" office:value="5994" calcext:value-type="float">
            <text:p>5994</text:p>
          </table:table-cell>
          <table:table-cell office:value-type="float" office:value="16703" calcext:value-type="float">
            <text:p>1670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0981" calcext:value-type="float">
            <text:p>0.520981</text:p>
          </table:table-cell>
          <table:table-cell office:value-type="float" office:value="65" calcext:value-type="float">
            <text:p>65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1065" calcext:value-type="float">
            <text:p>0.00106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69.4" calcext:value-type="float">
            <text:p>269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0735" calcext:value-type="float">
            <text:p>490735</text:p>
          </table:table-cell>
          <table:table-cell office:value-type="float" office:value="193864" calcext:value-type="float">
            <text:p>193864</text:p>
          </table:table-cell>
          <table:table-cell office:value-type="float" office:value="570888" calcext:value-type="float">
            <text:p>570888</text:p>
          </table:table-cell>
          <table:table-cell office:value-type="float" office:value="51" calcext:value-type="float">
            <text:p>51</text:p>
          </table:table-cell>
          <table:table-cell office:value-type="float" office:value="4811" calcext:value-type="float">
            <text:p>4811</text:p>
          </table:table-cell>
          <table:table-cell office:value-type="float" office:value="14710" calcext:value-type="float">
            <text:p>147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9583" calcext:value-type="float">
            <text:p>0.339583</text:p>
          </table:table-cell>
          <table:table-cell office:value-type="float" office:value="51" calcext:value-type="float">
            <text:p>51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312.98" calcext:value-type="float">
            <text:p>312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1739" calcext:value-type="float">
            <text:p>491739</text:p>
          </table:table-cell>
          <table:table-cell office:value-type="float" office:value="517149" calcext:value-type="float">
            <text:p>517149</text:p>
          </table:table-cell>
          <table:table-cell office:value-type="float" office:value="1123156" calcext:value-type="float">
            <text:p>1123156</text:p>
          </table:table-cell>
          <table:table-cell office:value-type="float" office:value="113" calcext:value-type="float">
            <text:p>113</text:p>
          </table:table-cell>
          <table:table-cell office:value-type="float" office:value="8581" calcext:value-type="float">
            <text:p>8581</text:p>
          </table:table-cell>
          <table:table-cell office:value-type="float" office:value="25340" calcext:value-type="float">
            <text:p>2534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0443" calcext:value-type="float">
            <text:p>0.460443</text:p>
          </table:table-cell>
          <table:table-cell office:value-type="float" office:value="113" calcext:value-type="float">
            <text:p>113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.001615" calcext:value-type="float">
            <text:p>0.001615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" calcext:value-type="float">
            <text:p>0.34</text:p>
          </table:table-cell>
          <table:table-cell office:value-type="float" office:value="236.82" calcext:value-type="float">
            <text:p>236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2743" calcext:value-type="float">
            <text:p>492743</text:p>
          </table:table-cell>
          <table:table-cell office:value-type="float" office:value="171451" calcext:value-type="float">
            <text:p>171451</text:p>
          </table:table-cell>
          <table:table-cell office:value-type="float" office:value="502073" calcext:value-type="float">
            <text:p>502073</text:p>
          </table:table-cell>
          <table:table-cell office:value-type="float" office:value="32" calcext:value-type="float">
            <text:p>32</text:p>
          </table:table-cell>
          <table:table-cell office:value-type="float" office:value="4151" calcext:value-type="float">
            <text:p>4151</text:p>
          </table:table-cell>
          <table:table-cell office:value-type="float" office:value="12648" calcext:value-type="float">
            <text:p>1264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486" calcext:value-type="float">
            <text:p>0.341486</text:p>
          </table:table-cell>
          <table:table-cell office:value-type="float" office:value="32" calcext:value-type="float">
            <text:p>3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3" calcext:value-type="float">
            <text:p>0.33</text:p>
          </table:table-cell>
          <table:table-cell office:value-type="float" office:value="421.6" calcext:value-type="float">
            <text:p>421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3747" calcext:value-type="float">
            <text:p>493747</text:p>
          </table:table-cell>
          <table:table-cell office:value-type="float" office:value="441986" calcext:value-type="float">
            <text:p>441986</text:p>
          </table:table-cell>
          <table:table-cell office:value-type="float" office:value="865833" calcext:value-type="float">
            <text:p>865833</text:p>
          </table:table-cell>
          <table:table-cell office:value-type="float" office:value="161" calcext:value-type="float">
            <text:p>161</text:p>
          </table:table-cell>
          <table:table-cell office:value-type="float" office:value="6818" calcext:value-type="float">
            <text:p>6818</text:p>
          </table:table-cell>
          <table:table-cell office:value-type="float" office:value="18651" calcext:value-type="float">
            <text:p>18651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0475" calcext:value-type="float">
            <text:p>0.510475</text:p>
          </table:table-cell>
          <table:table-cell office:value-type="float" office:value="161" calcext:value-type="float">
            <text:p>161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7" calcext:value-type="float">
            <text:p>0.37</text:p>
          </table:table-cell>
          <table:table-cell office:value-type="float" office:value="123.52" calcext:value-type="float">
            <text:p>123.5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4752" calcext:value-type="float">
            <text:p>494752</text:p>
          </table:table-cell>
          <table:table-cell office:value-type="float" office:value="154998" calcext:value-type="float">
            <text:p>154998</text:p>
          </table:table-cell>
          <table:table-cell office:value-type="float" office:value="432429" calcext:value-type="float">
            <text:p>432429</text:p>
          </table:table-cell>
          <table:table-cell office:value-type="float" office:value="69" calcext:value-type="float">
            <text:p>69</text:p>
          </table:table-cell>
          <table:table-cell office:value-type="float" office:value="3589" calcext:value-type="float">
            <text:p>3589</text:p>
          </table:table-cell>
          <table:table-cell office:value-type="float" office:value="10899" calcext:value-type="float">
            <text:p>10899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436" calcext:value-type="float">
            <text:p>0.358436</text:p>
          </table:table-cell>
          <table:table-cell office:value-type="float" office:value="69" calcext:value-type="float">
            <text:p>6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3" calcext:value-type="float">
            <text:p>0.33</text:p>
          </table:table-cell>
          <table:table-cell office:value-type="float" office:value="170.3" calcext:value-type="float">
            <text:p>170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5756" calcext:value-type="float">
            <text:p>495756</text:p>
          </table:table-cell>
          <table:table-cell office:value-type="float" office:value="528618" calcext:value-type="float">
            <text:p>528618</text:p>
          </table:table-cell>
          <table:table-cell office:value-type="float" office:value="1156287" calcext:value-type="float">
            <text:p>1156287</text:p>
          </table:table-cell>
          <table:table-cell office:value-type="float" office:value="67" calcext:value-type="float">
            <text:p>67</text:p>
          </table:table-cell>
          <table:table-cell office:value-type="float" office:value="8862" calcext:value-type="float">
            <text:p>8862</text:p>
          </table:table-cell>
          <table:table-cell office:value-type="float" office:value="26153" calcext:value-type="float">
            <text:p>26153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7169" calcext:value-type="float">
            <text:p>0.457169</text:p>
          </table:table-cell>
          <table:table-cell office:value-type="float" office:value="67" calcext:value-type="float">
            <text:p>67</text:p>
          </table:table-cell>
          <table:table-cell office:value-type="float" office:value="0.000565" calcext:value-type="float">
            <text:p>0.000565</text:p>
          </table:table-cell>
          <table:table-cell office:value-type="float" office:value="0.001667" calcext:value-type="float">
            <text:p>0.00166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435.88" calcext:value-type="float">
            <text:p>435.8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6760" calcext:value-type="float">
            <text:p>496760</text:p>
          </table:table-cell>
          <table:table-cell office:value-type="float" office:value="167982" calcext:value-type="float">
            <text:p>167982</text:p>
          </table:table-cell>
          <table:table-cell office:value-type="float" office:value="496347" calcext:value-type="float">
            <text:p>496347</text:p>
          </table:table-cell>
          <table:table-cell office:value-type="float" office:value="96" calcext:value-type="float">
            <text:p>96</text:p>
          </table:table-cell>
          <table:table-cell office:value-type="float" office:value="4134" calcext:value-type="float">
            <text:p>4134</text:p>
          </table:table-cell>
          <table:table-cell office:value-type="float" office:value="12718" calcext:value-type="float">
            <text:p>1271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437" calcext:value-type="float">
            <text:p>0.338437</text:p>
          </table:table-cell>
          <table:table-cell office:value-type="float" office:value="96" calcext:value-type="float">
            <text:p>96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3" calcext:value-type="float">
            <text:p>0.33</text:p>
          </table:table-cell>
          <table:table-cell office:value-type="float" office:value="141.31" calcext:value-type="float">
            <text:p>141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7764" calcext:value-type="float">
            <text:p>497764</text:p>
          </table:table-cell>
          <table:table-cell office:value-type="float" office:value="375098" calcext:value-type="float">
            <text:p>375098</text:p>
          </table:table-cell>
          <table:table-cell office:value-type="float" office:value="674224" calcext:value-type="float">
            <text:p>674224</text:p>
          </table:table-cell>
          <table:table-cell office:value-type="float" office:value="97" calcext:value-type="float">
            <text:p>97</text:p>
          </table:table-cell>
          <table:table-cell office:value-type="float" office:value="4928" calcext:value-type="float">
            <text:p>4928</text:p>
          </table:table-cell>
          <table:table-cell office:value-type="float" office:value="13536" calcext:value-type="float">
            <text:p>13536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634" calcext:value-type="float">
            <text:p>0.55634</text:p>
          </table:table-cell>
          <table:table-cell office:value-type="float" office:value="97" calcext:value-type="float">
            <text:p>97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000863" calcext:value-type="float">
            <text:p>0.00086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6" calcext:value-type="float">
            <text:p>0.36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8768" calcext:value-type="float">
            <text:p>498768</text:p>
          </table:table-cell>
          <table:table-cell office:value-type="float" office:value="191988" calcext:value-type="float">
            <text:p>191988</text:p>
          </table:table-cell>
          <table:table-cell office:value-type="float" office:value="547205" calcext:value-type="float">
            <text:p>547205</text:p>
          </table:table-cell>
          <table:table-cell office:value-type="float" office:value="149" calcext:value-type="float">
            <text:p>149</text:p>
          </table:table-cell>
          <table:table-cell office:value-type="float" office:value="4902" calcext:value-type="float">
            <text:p>4902</text:p>
          </table:table-cell>
          <table:table-cell office:value-type="float" office:value="14128" calcext:value-type="float">
            <text:p>14128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852" calcext:value-type="float">
            <text:p>0.350852</text:p>
          </table:table-cell>
          <table:table-cell office:value-type="float" office:value="149" calcext:value-type="float">
            <text:p>149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5" calcext:value-type="float">
            <text:p>0.35</text:p>
          </table:table-cell>
          <table:table-cell office:value-type="float" office:value="100.91" calcext:value-type="float">
            <text:p>100.9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9772" calcext:value-type="float">
            <text:p>499772</text:p>
          </table:table-cell>
          <table:table-cell office:value-type="float" office:value="583592" calcext:value-type="float">
            <text:p>583592</text:p>
          </table:table-cell>
          <table:table-cell office:value-type="float" office:value="1305392" calcext:value-type="float">
            <text:p>1305392</text:p>
          </table:table-cell>
          <table:table-cell office:value-type="float" office:value="228" calcext:value-type="float">
            <text:p>228</text:p>
          </table:table-cell>
          <table:table-cell office:value-type="float" office:value="10073" calcext:value-type="float">
            <text:p>10073</text:p>
          </table:table-cell>
          <table:table-cell office:value-type="float" office:value="29383" calcext:value-type="float">
            <text:p>29383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7063" calcext:value-type="float">
            <text:p>0.447063</text:p>
          </table:table-cell>
          <table:table-cell office:value-type="float" office:value="228" calcext:value-type="float">
            <text:p>228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1873" calcext:value-type="float">
            <text:p>0.001873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4" calcext:value-type="float">
            <text:p>0.34</text:p>
          </table:table-cell>
          <table:table-cell office:value-type="float" office:value="138.6" calcext:value-type="float">
            <text:p>138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0776" calcext:value-type="float">
            <text:p>500776</text:p>
          </table:table-cell>
          <table:table-cell office:value-type="float" office:value="152176" calcext:value-type="float">
            <text:p>152176</text:p>
          </table:table-cell>
          <table:table-cell office:value-type="float" office:value="455891" calcext:value-type="float">
            <text:p>455891</text:p>
          </table:table-cell>
          <table:table-cell office:value-type="float" office:value="70" calcext:value-type="float">
            <text:p>70</text:p>
          </table:table-cell>
          <table:table-cell office:value-type="float" office:value="3951" calcext:value-type="float">
            <text:p>3951</text:p>
          </table:table-cell>
          <table:table-cell office:value-type="float" office:value="11753" calcext:value-type="float">
            <text:p>1175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799" calcext:value-type="float">
            <text:p>0.333799</text:p>
          </table:table-cell>
          <table:table-cell office:value-type="float" office:value="70" calcext:value-type="float">
            <text:p>70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80.82" calcext:value-type="float">
            <text:p>180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1781" calcext:value-type="float">
            <text:p>501781</text:p>
          </table:table-cell>
          <table:table-cell office:value-type="float" office:value="390430" calcext:value-type="float">
            <text:p>390430</text:p>
          </table:table-cell>
          <table:table-cell office:value-type="float" office:value="742470" calcext:value-type="float">
            <text:p>742470</text:p>
          </table:table-cell>
          <table:table-cell office:value-type="float" office:value="130" calcext:value-type="float">
            <text:p>130</text:p>
          </table:table-cell>
          <table:table-cell office:value-type="float" office:value="5605" calcext:value-type="float">
            <text:p>5605</text:p>
          </table:table-cell>
          <table:table-cell office:value-type="float" office:value="15540" calcext:value-type="float">
            <text:p>1554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5853" calcext:value-type="float">
            <text:p>0.525853</text:p>
          </table:table-cell>
          <table:table-cell office:value-type="float" office:value="130" calcext:value-type="float">
            <text:p>130</text:p>
          </table:table-cell>
          <table:table-cell office:value-type="float" office:value="0.000357" calcext:value-type="float">
            <text:p>0.000357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6" calcext:value-type="float">
            <text:p>0.36</text:p>
          </table:table-cell>
          <table:table-cell office:value-type="float" office:value="135.13" calcext:value-type="float">
            <text:p>135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2785" calcext:value-type="float">
            <text:p>502785</text:p>
          </table:table-cell>
          <table:table-cell office:value-type="float" office:value="137736" calcext:value-type="float">
            <text:p>137736</text:p>
          </table:table-cell>
          <table:table-cell office:value-type="float" office:value="400234" calcext:value-type="float">
            <text:p>400234</text:p>
          </table:table-cell>
          <table:table-cell office:value-type="float" office:value="52" calcext:value-type="float">
            <text:p>52</text:p>
          </table:table-cell>
          <table:table-cell office:value-type="float" office:value="3420" calcext:value-type="float">
            <text:p>3420</text:p>
          </table:table-cell>
          <table:table-cell office:value-type="float" office:value="10210" calcext:value-type="float">
            <text:p>10210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4139" calcext:value-type="float">
            <text:p>0.344139</text:p>
          </table:table-cell>
          <table:table-cell office:value-type="float" office:value="52" calcext:value-type="float">
            <text:p>52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651" calcext:value-type="float">
            <text:p>0.00065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217.23" calcext:value-type="float">
            <text:p>217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3789" calcext:value-type="float">
            <text:p>503789</text:p>
          </table:table-cell>
          <table:table-cell office:value-type="float" office:value="526900" calcext:value-type="float">
            <text:p>526900</text:p>
          </table:table-cell>
          <table:table-cell office:value-type="float" office:value="1170946" calcext:value-type="float">
            <text:p>1170946</text:p>
          </table:table-cell>
          <table:table-cell office:value-type="float" office:value="211" calcext:value-type="float">
            <text:p>211</text:p>
          </table:table-cell>
          <table:table-cell office:value-type="float" office:value="9212" calcext:value-type="float">
            <text:p>9212</text:p>
          </table:table-cell>
          <table:table-cell office:value-type="float" office:value="27030" calcext:value-type="float">
            <text:p>27030</text:p>
          </table:table-cell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9978" calcext:value-type="float">
            <text:p>0.449978</text:p>
          </table:table-cell>
          <table:table-cell office:value-type="float" office:value="211" calcext:value-type="float">
            <text:p>211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001723" calcext:value-type="float">
            <text:p>0.00172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34" calcext:value-type="float">
            <text:p>0.34</text:p>
          </table:table-cell>
          <table:table-cell office:value-type="float" office:value="136.52" calcext:value-type="float">
            <text:p>136.5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4793" calcext:value-type="float">
            <text:p>504793</text:p>
          </table:table-cell>
          <table:table-cell office:value-type="float" office:value="179208" calcext:value-type="float">
            <text:p>179208</text:p>
          </table:table-cell>
          <table:table-cell office:value-type="float" office:value="493454" calcext:value-type="float">
            <text:p>493454</text:p>
          </table:table-cell>
          <table:table-cell office:value-type="float" office:value="128" calcext:value-type="float">
            <text:p>128</text:p>
          </table:table-cell>
          <table:table-cell office:value-type="float" office:value="4186" calcext:value-type="float">
            <text:p>4186</text:p>
          </table:table-cell>
          <table:table-cell office:value-type="float" office:value="12458" calcext:value-type="float">
            <text:p>12458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3171" calcext:value-type="float">
            <text:p>0.363171</text:p>
          </table:table-cell>
          <table:table-cell office:value-type="float" office:value="128" calcext:value-type="float">
            <text:p>128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103.82" calcext:value-type="float">
            <text:p>103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5797" calcext:value-type="float">
            <text:p>505797</text:p>
          </table:table-cell>
          <table:table-cell office:value-type="float" office:value="429487" calcext:value-type="float">
            <text:p>429487</text:p>
          </table:table-cell>
          <table:table-cell office:value-type="float" office:value="821151" calcext:value-type="float">
            <text:p>821151</text:p>
          </table:table-cell>
          <table:table-cell office:value-type="float" office:value="132" calcext:value-type="float">
            <text:p>132</text:p>
          </table:table-cell>
          <table:table-cell office:value-type="float" office:value="6200" calcext:value-type="float">
            <text:p>6200</text:p>
          </table:table-cell>
          <table:table-cell office:value-type="float" office:value="17106" calcext:value-type="float">
            <text:p>17106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03" calcext:value-type="float">
            <text:p>0.52303</text:p>
          </table:table-cell>
          <table:table-cell office:value-type="float" office:value="132" calcext:value-type="float">
            <text:p>132</text:p>
          </table:table-cell>
          <table:table-cell office:value-type="float" office:value="0.000395" calcext:value-type="float">
            <text:p>0.000395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6" calcext:value-type="float">
            <text:p>0.36</text:p>
          </table:table-cell>
          <table:table-cell office:value-type="float" office:value="135.76" calcext:value-type="float">
            <text:p>135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6801" calcext:value-type="float">
            <text:p>506801</text:p>
          </table:table-cell>
          <table:table-cell office:value-type="float" office:value="161171" calcext:value-type="float">
            <text:p>161171</text:p>
          </table:table-cell>
          <table:table-cell office:value-type="float" office:value="492849" calcext:value-type="float">
            <text:p>492849</text:p>
          </table:table-cell>
          <table:table-cell office:value-type="float" office:value="115" calcext:value-type="float">
            <text:p>115</text:p>
          </table:table-cell>
          <table:table-cell office:value-type="float" office:value="4498" calcext:value-type="float">
            <text:p>4498</text:p>
          </table:table-cell>
          <table:table-cell office:value-type="float" office:value="13063" calcext:value-type="float">
            <text:p>13063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7019" calcext:value-type="float">
            <text:p>0.327019</text:p>
          </table:table-cell>
          <table:table-cell office:value-type="float" office:value="115" calcext:value-type="float">
            <text:p>115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4" calcext:value-type="float">
            <text:p>0.34</text:p>
          </table:table-cell>
          <table:table-cell office:value-type="float" office:value="141.99" calcext:value-type="float">
            <text:p>141.9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7805" calcext:value-type="float">
            <text:p>507805</text:p>
          </table:table-cell>
          <table:table-cell office:value-type="float" office:value="495653" calcext:value-type="float">
            <text:p>495653</text:p>
          </table:table-cell>
          <table:table-cell office:value-type="float" office:value="1067716" calcext:value-type="float">
            <text:p>1067716</text:p>
          </table:table-cell>
          <table:table-cell office:value-type="float" office:value="114" calcext:value-type="float">
            <text:p>114</text:p>
          </table:table-cell>
          <table:table-cell office:value-type="float" office:value="8152" calcext:value-type="float">
            <text:p>8152</text:p>
          </table:table-cell>
          <table:table-cell office:value-type="float" office:value="23841" calcext:value-type="float">
            <text:p>23841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4218" calcext:value-type="float">
            <text:p>0.464218</text:p>
          </table:table-cell>
          <table:table-cell office:value-type="float" office:value="114" calcext:value-type="float">
            <text:p>11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152" calcext:value-type="float">
            <text:p>0.0015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" calcext:value-type="float">
            <text:p>0.34</text:p>
          </table:table-cell>
          <table:table-cell office:value-type="float" office:value="224.92" calcext:value-type="float">
            <text:p>224.9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8809" calcext:value-type="float">
            <text:p>508809</text:p>
          </table:table-cell>
          <table:table-cell office:value-type="float" office:value="189764" calcext:value-type="float">
            <text:p>189764</text:p>
          </table:table-cell>
          <table:table-cell office:value-type="float" office:value="547712" calcext:value-type="float">
            <text:p>547712</text:p>
          </table:table-cell>
          <table:table-cell office:value-type="float" office:value="49" calcext:value-type="float">
            <text:p>49</text:p>
          </table:table-cell>
          <table:table-cell office:value-type="float" office:value="4595" calcext:value-type="float">
            <text:p>4595</text:p>
          </table:table-cell>
          <table:table-cell office:value-type="float" office:value="14072" calcext:value-type="float">
            <text:p>1407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6467" calcext:value-type="float">
            <text:p>0.346467</text:p>
          </table:table-cell>
          <table:table-cell office:value-type="float" office:value="49" calcext:value-type="float">
            <text:p>49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312.71" calcext:value-type="float">
            <text:p>312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9813" calcext:value-type="float">
            <text:p>509813</text:p>
          </table:table-cell>
          <table:table-cell office:value-type="float" office:value="411127" calcext:value-type="float">
            <text:p>411127</text:p>
          </table:table-cell>
          <table:table-cell office:value-type="float" office:value="795879" calcext:value-type="float">
            <text:p>795879</text:p>
          </table:table-cell>
          <table:table-cell office:value-type="float" office:value="52" calcext:value-type="float">
            <text:p>52</text:p>
          </table:table-cell>
          <table:table-cell office:value-type="float" office:value="6083" calcext:value-type="float">
            <text:p>6083</text:p>
          </table:table-cell>
          <table:table-cell office:value-type="float" office:value="17039" calcext:value-type="float">
            <text:p>17039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57" calcext:value-type="float">
            <text:p>0.51657</text:p>
          </table:table-cell>
          <table:table-cell office:value-type="float" office:value="52" calcext:value-type="float">
            <text:p>52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6" calcext:value-type="float">
            <text:p>0.36</text:p>
          </table:table-cell>
          <table:table-cell office:value-type="float" office:value="362.53" calcext:value-type="float">
            <text:p>362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0817" calcext:value-type="float">
            <text:p>510817</text:p>
          </table:table-cell>
          <table:table-cell office:value-type="float" office:value="125488" calcext:value-type="float">
            <text:p>125488</text:p>
          </table:table-cell>
          <table:table-cell office:value-type="float" office:value="346921" calcext:value-type="float">
            <text:p>346921</text:p>
          </table:table-cell>
          <table:table-cell office:value-type="float" office:value="6" calcext:value-type="float">
            <text:p>6</text:p>
          </table:table-cell>
          <table:table-cell office:value-type="float" office:value="2879" calcext:value-type="float">
            <text:p>2879</text:p>
          </table:table-cell>
          <table:table-cell office:value-type="float" office:value="8577" calcext:value-type="float">
            <text:p>85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1719" calcext:value-type="float">
            <text:p>0.361719</text:p>
          </table:table-cell>
          <table:table-cell office:value-type="float" office:value="6" calcext:value-type="float">
            <text:p>6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547" calcext:value-type="float">
            <text:p>0.000547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1715.4" calcext:value-type="float">
            <text:p>1715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1821" calcext:value-type="float">
            <text:p>511821</text:p>
          </table:table-cell>
          <table:table-cell office:value-type="float" office:value="535499" calcext:value-type="float">
            <text:p>535499</text:p>
          </table:table-cell>
          <table:table-cell office:value-type="float" office:value="1155825" calcext:value-type="float">
            <text:p>1155825</text:p>
          </table:table-cell>
          <table:table-cell office:value-type="float" office:value="197" calcext:value-type="float">
            <text:p>197</text:p>
          </table:table-cell>
          <table:table-cell office:value-type="float" office:value="9055" calcext:value-type="float">
            <text:p>9055</text:p>
          </table:table-cell>
          <table:table-cell office:value-type="float" office:value="25800" calcext:value-type="float">
            <text:p>25800</text:p>
          </table:table-cell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3305" calcext:value-type="float">
            <text:p>0.463305</text:p>
          </table:table-cell>
          <table:table-cell office:value-type="float" office:value="197" calcext:value-type="float">
            <text:p>197</text:p>
          </table:table-cell>
          <table:table-cell office:value-type="float" office:value="0.000577" calcext:value-type="float">
            <text:p>0.000577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5" calcext:value-type="float">
            <text:p>0.35</text:p>
          </table:table-cell>
          <table:table-cell office:value-type="float" office:value="140.22" calcext:value-type="float">
            <text:p>140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2826" calcext:value-type="float">
            <text:p>512826</text:p>
          </table:table-cell>
          <table:table-cell office:value-type="float" office:value="152466" calcext:value-type="float">
            <text:p>152466</text:p>
          </table:table-cell>
          <table:table-cell office:value-type="float" office:value="449564" calcext:value-type="float">
            <text:p>449564</text:p>
          </table:table-cell>
          <table:table-cell office:value-type="float" office:value="85" calcext:value-type="float">
            <text:p>85</text:p>
          </table:table-cell>
          <table:table-cell office:value-type="float" office:value="3776" calcext:value-type="float">
            <text:p>3776</text:p>
          </table:table-cell>
          <table:table-cell office:value-type="float" office:value="11493" calcext:value-type="float">
            <text:p>11493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9142" calcext:value-type="float">
            <text:p>0.339142</text:p>
          </table:table-cell>
          <table:table-cell office:value-type="float" office:value="85" calcext:value-type="float">
            <text:p>8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3" calcext:value-type="float">
            <text:p>0.33</text:p>
          </table:table-cell>
          <table:table-cell office:value-type="float" office:value="143.66" calcext:value-type="float">
            <text:p>143.6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3830" calcext:value-type="float">
            <text:p>513830</text:p>
          </table:table-cell>
          <table:table-cell office:value-type="float" office:value="402616" calcext:value-type="float">
            <text:p>402616</text:p>
          </table:table-cell>
          <table:table-cell office:value-type="float" office:value="779740" calcext:value-type="float">
            <text:p>779740</text:p>
          </table:table-cell>
          <table:table-cell office:value-type="float" office:value="52" calcext:value-type="float">
            <text:p>52</text:p>
          </table:table-cell>
          <table:table-cell office:value-type="float" office:value="5996" calcext:value-type="float">
            <text:p>5996</text:p>
          </table:table-cell>
          <table:table-cell office:value-type="float" office:value="16592" calcext:value-type="float">
            <text:p>16592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346" calcext:value-type="float">
            <text:p>0.516346</text:p>
          </table:table-cell>
          <table:table-cell office:value-type="float" office:value="52" calcext:value-type="float">
            <text:p>52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001058" calcext:value-type="float">
            <text:p>0.00105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6" calcext:value-type="float">
            <text:p>0.36</text:p>
          </table:table-cell>
          <table:table-cell office:value-type="float" office:value="353.02" calcext:value-type="float">
            <text:p>353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4835" calcext:value-type="float">
            <text:p>514835</text:p>
          </table:table-cell>
          <table:table-cell office:value-type="float" office:value="154927" calcext:value-type="float">
            <text:p>154927</text:p>
          </table:table-cell>
          <table:table-cell office:value-type="float" office:value="441455" calcext:value-type="float">
            <text:p>441455</text:p>
          </table:table-cell>
          <table:table-cell office:value-type="float" office:value="84" calcext:value-type="float">
            <text:p>84</text:p>
          </table:table-cell>
          <table:table-cell office:value-type="float" office:value="3843" calcext:value-type="float">
            <text:p>3843</text:p>
          </table:table-cell>
          <table:table-cell office:value-type="float" office:value="10957" calcext:value-type="float">
            <text:p>10957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946" calcext:value-type="float">
            <text:p>0.350946</text:p>
          </table:table-cell>
          <table:table-cell office:value-type="float" office:value="84" calcext:value-type="float">
            <text:p>84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5" calcext:value-type="float">
            <text:p>0.35</text:p>
          </table:table-cell>
          <table:table-cell office:value-type="float" office:value="138.7" calcext:value-type="float">
            <text:p>138.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5839" calcext:value-type="float">
            <text:p>515839</text:p>
          </table:table-cell>
          <table:table-cell office:value-type="float" office:value="511489" calcext:value-type="float">
            <text:p>511489</text:p>
          </table:table-cell>
          <table:table-cell office:value-type="float" office:value="1125948" calcext:value-type="float">
            <text:p>1125948</text:p>
          </table:table-cell>
          <table:table-cell office:value-type="float" office:value="83" calcext:value-type="float">
            <text:p>83</text:p>
          </table:table-cell>
          <table:table-cell office:value-type="float" office:value="8628" calcext:value-type="float">
            <text:p>8628</text:p>
          </table:table-cell>
          <table:table-cell office:value-type="float" office:value="25234" calcext:value-type="float">
            <text:p>25234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4274" calcext:value-type="float">
            <text:p>0.454274</text:p>
          </table:table-cell>
          <table:table-cell office:value-type="float" office:value="83" calcext:value-type="float">
            <text:p>83</text:p>
          </table:table-cell>
          <table:table-cell office:value-type="float" office:value="0.00055" calcext:value-type="float">
            <text:p>0.00055</text:p>
          </table:table-cell>
          <table:table-cell office:value-type="float" office:value="0.001609" calcext:value-type="float">
            <text:p>0.00160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327.71" calcext:value-type="float">
            <text:p>327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6843" calcext:value-type="float">
            <text:p>516843</text:p>
          </table:table-cell>
          <table:table-cell office:value-type="float" office:value="155660" calcext:value-type="float">
            <text:p>155660</text:p>
          </table:table-cell>
          <table:table-cell office:value-type="float" office:value="459715" calcext:value-type="float">
            <text:p>459715</text:p>
          </table:table-cell>
          <table:table-cell office:value-type="float" office:value="34" calcext:value-type="float">
            <text:p>34</text:p>
          </table:table-cell>
          <table:table-cell office:value-type="float" office:value="3888" calcext:value-type="float">
            <text:p>3888</text:p>
          </table:table-cell>
          <table:table-cell office:value-type="float" office:value="11682" calcext:value-type="float">
            <text:p>1168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601" calcext:value-type="float">
            <text:p>0.338601</text:p>
          </table:table-cell>
          <table:table-cell office:value-type="float" office:value="34" calcext:value-type="float">
            <text:p>34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000745" calcext:value-type="float">
            <text:p>0.00074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3" calcext:value-type="float">
            <text:p>0.33</text:p>
          </table:table-cell>
          <table:table-cell office:value-type="float" office:value="376.84" calcext:value-type="float">
            <text:p>376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7847" calcext:value-type="float">
            <text:p>517847</text:p>
          </table:table-cell>
          <table:table-cell office:value-type="float" office:value="414959" calcext:value-type="float">
            <text:p>414959</text:p>
          </table:table-cell>
          <table:table-cell office:value-type="float" office:value="782017" calcext:value-type="float">
            <text:p>782017</text:p>
          </table:table-cell>
          <table:table-cell office:value-type="float" office:value="87" calcext:value-type="float">
            <text:p>87</text:p>
          </table:table-cell>
          <table:table-cell office:value-type="float" office:value="6060" calcext:value-type="float">
            <text:p>6060</text:p>
          </table:table-cell>
          <table:table-cell office:value-type="float" office:value="16128" calcext:value-type="float">
            <text:p>16128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0627" calcext:value-type="float">
            <text:p>0.530627</text:p>
          </table:table-cell>
          <table:table-cell office:value-type="float" office:value="87" calcext:value-type="float">
            <text:p>87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8" calcext:value-type="float">
            <text:p>0.38</text:p>
          </table:table-cell>
          <table:table-cell office:value-type="float" office:value="199.11" calcext:value-type="float">
            <text:p>199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8851" calcext:value-type="float">
            <text:p>518851</text:p>
          </table:table-cell>
          <table:table-cell office:value-type="float" office:value="165215" calcext:value-type="float">
            <text:p>165215</text:p>
          </table:table-cell>
          <table:table-cell office:value-type="float" office:value="483523" calcext:value-type="float">
            <text:p>483523</text:p>
          </table:table-cell>
          <table:table-cell office:value-type="float" office:value="51" calcext:value-type="float">
            <text:p>51</text:p>
          </table:table-cell>
          <table:table-cell office:value-type="float" office:value="4163" calcext:value-type="float">
            <text:p>4163</text:p>
          </table:table-cell>
          <table:table-cell office:value-type="float" office:value="12399" calcext:value-type="float">
            <text:p>12399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69" calcext:value-type="float">
            <text:p>0.34169</text:p>
          </table:table-cell>
          <table:table-cell office:value-type="float" office:value="51" calcext:value-type="float">
            <text:p>51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258.31" calcext:value-type="float">
            <text:p>258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19855" calcext:value-type="float">
            <text:p>519855</text:p>
          </table:table-cell>
          <table:table-cell office:value-type="float" office:value="528731" calcext:value-type="float">
            <text:p>528731</text:p>
          </table:table-cell>
          <table:table-cell office:value-type="float" office:value="1167366" calcext:value-type="float">
            <text:p>1167366</text:p>
          </table:table-cell>
          <table:table-cell office:value-type="float" office:value="241" calcext:value-type="float">
            <text:p>241</text:p>
          </table:table-cell>
          <table:table-cell office:value-type="float" office:value="9123" calcext:value-type="float">
            <text:p>9123</text:p>
          </table:table-cell>
          <table:table-cell office:value-type="float" office:value="26536" calcext:value-type="float">
            <text:p>26536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927" calcext:value-type="float">
            <text:p>0.452927</text:p>
          </table:table-cell>
          <table:table-cell office:value-type="float" office:value="241" calcext:value-type="float">
            <text:p>241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.001692" calcext:value-type="float">
            <text:p>0.00169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34" calcext:value-type="float">
            <text:p>0.34</text:p>
          </table:table-cell>
          <table:table-cell office:value-type="float" office:value="117.94" calcext:value-type="float">
            <text:p>117.9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0859" calcext:value-type="float">
            <text:p>520859</text:p>
          </table:table-cell>
          <table:table-cell office:value-type="float" office:value="170994" calcext:value-type="float">
            <text:p>170994</text:p>
          </table:table-cell>
          <table:table-cell office:value-type="float" office:value="511054" calcext:value-type="float">
            <text:p>511054</text:p>
          </table:table-cell>
          <table:table-cell office:value-type="float" office:value="33" calcext:value-type="float">
            <text:p>33</text:p>
          </table:table-cell>
          <table:table-cell office:value-type="float" office:value="4305" calcext:value-type="float">
            <text:p>4305</text:p>
          </table:table-cell>
          <table:table-cell office:value-type="float" office:value="12999" calcext:value-type="float">
            <text:p>12999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4591" calcext:value-type="float">
            <text:p>0.334591</text:p>
          </table:table-cell>
          <table:table-cell office:value-type="float" office:value="33" calcext:value-type="float">
            <text:p>33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000829" calcext:value-type="float">
            <text:p>0.00082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3" calcext:value-type="float">
            <text:p>0.33</text:p>
          </table:table-cell>
          <table:table-cell office:value-type="float" office:value="433.3" calcext:value-type="float">
            <text:p>433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1863" calcext:value-type="float">
            <text:p>521863</text:p>
          </table:table-cell>
          <table:table-cell office:value-type="float" office:value="408995" calcext:value-type="float">
            <text:p>408995</text:p>
          </table:table-cell>
          <table:table-cell office:value-type="float" office:value="813856" calcext:value-type="float">
            <text:p>813856</text:p>
          </table:table-cell>
          <table:table-cell office:value-type="float" office:value="69" calcext:value-type="float">
            <text:p>69</text:p>
          </table:table-cell>
          <table:table-cell office:value-type="float" office:value="6259" calcext:value-type="float">
            <text:p>6259</text:p>
          </table:table-cell>
          <table:table-cell office:value-type="float" office:value="17536" calcext:value-type="float">
            <text:p>17536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254" calcext:value-type="float">
            <text:p>0.50254</text:p>
          </table:table-cell>
          <table:table-cell office:value-type="float" office:value="69" calcext:value-type="float">
            <text:p>69</text:p>
          </table:table-cell>
          <table:table-cell office:value-type="float" office:value="0.000399" calcext:value-type="float">
            <text:p>0.000399</text:p>
          </table:table-cell>
          <table:table-cell office:value-type="float" office:value="0.001118" calcext:value-type="float">
            <text:p>0.00111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219.2" calcext:value-type="float">
            <text:p>219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2867" calcext:value-type="float">
            <text:p>522867</text:p>
          </table:table-cell>
          <table:table-cell office:value-type="float" office:value="125506" calcext:value-type="float">
            <text:p>125506</text:p>
          </table:table-cell>
          <table:table-cell office:value-type="float" office:value="354871" calcext:value-type="float">
            <text:p>354871</text:p>
          </table:table-cell>
          <table:table-cell office:value-type="float" office:value="19" calcext:value-type="float">
            <text:p>19</text:p>
          </table:table-cell>
          <table:table-cell office:value-type="float" office:value="3055" calcext:value-type="float">
            <text:p>3055</text:p>
          </table:table-cell>
          <table:table-cell office:value-type="float" office:value="9022" calcext:value-type="float">
            <text:p>90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3667" calcext:value-type="float">
            <text:p>0.353667</text:p>
          </table:table-cell>
          <table:table-cell office:value-type="float" office:value="19" calcext:value-type="float">
            <text:p>19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4" calcext:value-type="float">
            <text:p>0.34</text:p>
          </table:table-cell>
          <table:table-cell office:value-type="float" office:value="530.71" calcext:value-type="float">
            <text:p>530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3871" calcext:value-type="float">
            <text:p>523871</text:p>
          </table:table-cell>
          <table:table-cell office:value-type="float" office:value="560315" calcext:value-type="float">
            <text:p>560315</text:p>
          </table:table-cell>
          <table:table-cell office:value-type="float" office:value="1239511" calcext:value-type="float">
            <text:p>1239511</text:p>
          </table:table-cell>
          <table:table-cell office:value-type="float" office:value="152" calcext:value-type="float">
            <text:p>152</text:p>
          </table:table-cell>
          <table:table-cell office:value-type="float" office:value="9687" calcext:value-type="float">
            <text:p>9687</text:p>
          </table:table-cell>
          <table:table-cell office:value-type="float" office:value="28076" calcext:value-type="float">
            <text:p>28076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2045" calcext:value-type="float">
            <text:p>0.452045</text:p>
          </table:table-cell>
          <table:table-cell office:value-type="float" office:value="152" calcext:value-type="float">
            <text:p>152</text:p>
          </table:table-cell>
          <table:table-cell office:value-type="float" office:value="0.000617" calcext:value-type="float">
            <text:p>0.000617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5" calcext:value-type="float">
            <text:p>0.35</text:p>
          </table:table-cell>
          <table:table-cell office:value-type="float" office:value="200.54" calcext:value-type="float">
            <text:p>200.5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4875" calcext:value-type="float">
            <text:p>524875</text:p>
          </table:table-cell>
          <table:table-cell office:value-type="float" office:value="170013" calcext:value-type="float">
            <text:p>170013</text:p>
          </table:table-cell>
          <table:table-cell office:value-type="float" office:value="497903" calcext:value-type="float">
            <text:p>497903</text:p>
          </table:table-cell>
          <table:table-cell office:value-type="float" office:value="81" calcext:value-type="float">
            <text:p>81</text:p>
          </table:table-cell>
          <table:table-cell office:value-type="float" office:value="4330" calcext:value-type="float">
            <text:p>4330</text:p>
          </table:table-cell>
          <table:table-cell office:value-type="float" office:value="12593" calcext:value-type="float">
            <text:p>12593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458" calcext:value-type="float">
            <text:p>0.341458</text:p>
          </table:table-cell>
          <table:table-cell office:value-type="float" office:value="81" calcext:value-type="float">
            <text:p>81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000803" calcext:value-type="float">
            <text:p>0.00080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67.91" calcext:value-type="float">
            <text:p>167.9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5879" calcext:value-type="float">
            <text:p>525879</text:p>
          </table:table-cell>
          <table:table-cell office:value-type="float" office:value="375003" calcext:value-type="float">
            <text:p>375003</text:p>
          </table:table-cell>
          <table:table-cell office:value-type="float" office:value="700751" calcext:value-type="float">
            <text:p>700751</text:p>
          </table:table-cell>
          <table:table-cell office:value-type="float" office:value="116" calcext:value-type="float">
            <text:p>116</text:p>
          </table:table-cell>
          <table:table-cell office:value-type="float" office:value="5356" calcext:value-type="float">
            <text:p>5356</text:p>
          </table:table-cell>
          <table:table-cell office:value-type="float" office:value="14324" calcext:value-type="float">
            <text:p>14324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35144" calcext:value-type="float">
            <text:p>0.535144</text:p>
          </table:table-cell>
          <table:table-cell office:value-type="float" office:value="116" calcext:value-type="float">
            <text:p>116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7" calcext:value-type="float">
            <text:p>0.37</text:p>
          </table:table-cell>
          <table:table-cell office:value-type="float" office:value="132.63" calcext:value-type="float">
            <text:p>132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6883" calcext:value-type="float">
            <text:p>526883</text:p>
          </table:table-cell>
          <table:table-cell office:value-type="float" office:value="137509" calcext:value-type="float">
            <text:p>137509</text:p>
          </table:table-cell>
          <table:table-cell office:value-type="float" office:value="417958" calcext:value-type="float">
            <text:p>417958</text:p>
          </table:table-cell>
          <table:table-cell office:value-type="float" office:value="51" calcext:value-type="float">
            <text:p>51</text:p>
          </table:table-cell>
          <table:table-cell office:value-type="float" office:value="3689" calcext:value-type="float">
            <text:p>3689</text:p>
          </table:table-cell>
          <table:table-cell office:value-type="float" office:value="10921" calcext:value-type="float">
            <text:p>10921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9002" calcext:value-type="float">
            <text:p>0.329002</text:p>
          </table:table-cell>
          <table:table-cell office:value-type="float" office:value="51" calcext:value-type="float">
            <text:p>5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696" calcext:value-type="float">
            <text:p>0.000696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222.88" calcext:value-type="float">
            <text:p>222.8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7887" calcext:value-type="float">
            <text:p>527887</text:p>
          </table:table-cell>
          <table:table-cell office:value-type="float" office:value="495934" calcext:value-type="float">
            <text:p>495934</text:p>
          </table:table-cell>
          <table:table-cell office:value-type="float" office:value="1067842" calcext:value-type="float">
            <text:p>1067842</text:p>
          </table:table-cell>
          <table:table-cell office:value-type="float" office:value="192" calcext:value-type="float">
            <text:p>192</text:p>
          </table:table-cell>
          <table:table-cell office:value-type="float" office:value="8343" calcext:value-type="float">
            <text:p>8343</text:p>
          </table:table-cell>
          <table:table-cell office:value-type="float" office:value="24297" calcext:value-type="float">
            <text:p>24297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4426" calcext:value-type="float">
            <text:p>0.464426</text:p>
          </table:table-cell>
          <table:table-cell office:value-type="float" office:value="192" calcext:value-type="float">
            <text:p>192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4" calcext:value-type="float">
            <text:p>0.34</text:p>
          </table:table-cell>
          <table:table-cell office:value-type="float" office:value="134.98" calcext:value-type="float">
            <text:p>134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8891" calcext:value-type="float">
            <text:p>528891</text:p>
          </table:table-cell>
          <table:table-cell office:value-type="float" office:value="189467" calcext:value-type="float">
            <text:p>189467</text:p>
          </table:table-cell>
          <table:table-cell office:value-type="float" office:value="548558" calcext:value-type="float">
            <text:p>548558</text:p>
          </table:table-cell>
          <table:table-cell office:value-type="float" office:value="66" calcext:value-type="float">
            <text:p>66</text:p>
          </table:table-cell>
          <table:table-cell office:value-type="float" office:value="4712" calcext:value-type="float">
            <text:p>4712</text:p>
          </table:table-cell>
          <table:table-cell office:value-type="float" office:value="14008" calcext:value-type="float">
            <text:p>1400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391" calcext:value-type="float">
            <text:p>0.345391</text:p>
          </table:table-cell>
          <table:table-cell office:value-type="float" office:value="66" calcext:value-type="float">
            <text:p>66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233.47" calcext:value-type="float">
            <text:p>233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29895" calcext:value-type="float">
            <text:p>529895</text:p>
          </table:table-cell>
          <table:table-cell office:value-type="float" office:value="462798" calcext:value-type="float">
            <text:p>462798</text:p>
          </table:table-cell>
          <table:table-cell office:value-type="float" office:value="917562" calcext:value-type="float">
            <text:p>917562</text:p>
          </table:table-cell>
          <table:table-cell office:value-type="float" office:value="165" calcext:value-type="float">
            <text:p>165</text:p>
          </table:table-cell>
          <table:table-cell office:value-type="float" office:value="7004" calcext:value-type="float">
            <text:p>7004</text:p>
          </table:table-cell>
          <table:table-cell office:value-type="float" office:value="19292" calcext:value-type="float">
            <text:p>19292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4378" calcext:value-type="float">
            <text:p>0.504378</text:p>
          </table:table-cell>
          <table:table-cell office:value-type="float" office:value="165" calcext:value-type="float">
            <text:p>165</text:p>
          </table:table-cell>
          <table:table-cell office:value-type="float" office:value="0.000446" calcext:value-type="float">
            <text:p>0.000446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6" calcext:value-type="float">
            <text:p>0.36</text:p>
          </table:table-cell>
          <table:table-cell office:value-type="float" office:value="140.82" calcext:value-type="float">
            <text:p>140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0899" calcext:value-type="float">
            <text:p>530899</text:p>
          </table:table-cell>
          <table:table-cell office:value-type="float" office:value="122117" calcext:value-type="float">
            <text:p>122117</text:p>
          </table:table-cell>
          <table:table-cell office:value-type="float" office:value="338704" calcext:value-type="float">
            <text:p>338704</text:p>
          </table:table-cell>
          <table:table-cell office:value-type="float" office:value="69" calcext:value-type="float">
            <text:p>69</text:p>
          </table:table-cell>
          <table:table-cell office:value-type="float" office:value="2881" calcext:value-type="float">
            <text:p>2881</text:p>
          </table:table-cell>
          <table:table-cell office:value-type="float" office:value="8543" calcext:value-type="float">
            <text:p>85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542" calcext:value-type="float">
            <text:p>0.360542</text:p>
          </table:table-cell>
          <table:table-cell office:value-type="float" office:value="69" calcext:value-type="float">
            <text:p>69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31.43" calcext:value-type="float">
            <text:p>131.4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1903" calcext:value-type="float">
            <text:p>531903</text:p>
          </table:table-cell>
          <table:table-cell office:value-type="float" office:value="511522" calcext:value-type="float">
            <text:p>511522</text:p>
          </table:table-cell>
          <table:table-cell office:value-type="float" office:value="1124280" calcext:value-type="float">
            <text:p>1124280</text:p>
          </table:table-cell>
          <table:table-cell office:value-type="float" office:value="129" calcext:value-type="float">
            <text:p>129</text:p>
          </table:table-cell>
          <table:table-cell office:value-type="float" office:value="8681" calcext:value-type="float">
            <text:p>8681</text:p>
          </table:table-cell>
          <table:table-cell office:value-type="float" office:value="25547" calcext:value-type="float">
            <text:p>25547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4977" calcext:value-type="float">
            <text:p>0.454977</text:p>
          </table:table-cell>
          <table:table-cell office:value-type="float" office:value="129" calcext:value-type="float">
            <text:p>129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1628" calcext:value-type="float">
            <text:p>0.001628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211.13" calcext:value-type="float">
            <text:p>211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2908" calcext:value-type="float">
            <text:p>532908</text:p>
          </table:table-cell>
          <table:table-cell office:value-type="float" office:value="168064" calcext:value-type="float">
            <text:p>168064</text:p>
          </table:table-cell>
          <table:table-cell office:value-type="float" office:value="504553" calcext:value-type="float">
            <text:p>504553</text:p>
          </table:table-cell>
          <table:table-cell office:value-type="float" office:value="86" calcext:value-type="float">
            <text:p>86</text:p>
          </table:table-cell>
          <table:table-cell office:value-type="float" office:value="4217" calcext:value-type="float">
            <text:p>4217</text:p>
          </table:table-cell>
          <table:table-cell office:value-type="float" office:value="13168" calcext:value-type="float">
            <text:p>1316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095" calcext:value-type="float">
            <text:p>0.333095</text:p>
          </table:table-cell>
          <table:table-cell office:value-type="float" office:value="86" calcext:value-type="float">
            <text:p>86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2" calcext:value-type="float">
            <text:p>0.32</text:p>
          </table:table-cell>
          <table:table-cell office:value-type="float" office:value="166.68" calcext:value-type="float">
            <text:p>166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3912" calcext:value-type="float">
            <text:p>533912</text:p>
          </table:table-cell>
          <table:table-cell office:value-type="float" office:value="441512" calcext:value-type="float">
            <text:p>441512</text:p>
          </table:table-cell>
          <table:table-cell office:value-type="float" office:value="881681" calcext:value-type="float">
            <text:p>881681</text:p>
          </table:table-cell>
          <table:table-cell office:value-type="float" office:value="67" calcext:value-type="float">
            <text:p>67</text:p>
          </table:table-cell>
          <table:table-cell office:value-type="float" office:value="6853" calcext:value-type="float">
            <text:p>6853</text:p>
          </table:table-cell>
          <table:table-cell office:value-type="float" office:value="18987" calcext:value-type="float">
            <text:p>18987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00762" calcext:value-type="float">
            <text:p>0.500762</text:p>
          </table:table-cell>
          <table:table-cell office:value-type="float" office:value="67" calcext:value-type="float">
            <text:p>67</text:p>
          </table:table-cell>
          <table:table-cell office:value-type="float" office:value="0.000437" calcext:value-type="float">
            <text:p>0.000437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306.24" calcext:value-type="float">
            <text:p>306.2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4916" calcext:value-type="float">
            <text:p>534916</text:p>
          </table:table-cell>
          <table:table-cell office:value-type="float" office:value="198324" calcext:value-type="float">
            <text:p>198324</text:p>
          </table:table-cell>
          <table:table-cell office:value-type="float" office:value="535918" calcext:value-type="float">
            <text:p>535918</text:p>
          </table:table-cell>
          <table:table-cell office:value-type="float" office:value="148" calcext:value-type="float">
            <text:p>148</text:p>
          </table:table-cell>
          <table:table-cell office:value-type="float" office:value="4602" calcext:value-type="float">
            <text:p>4602</text:p>
          </table:table-cell>
          <table:table-cell office:value-type="float" office:value="13343" calcext:value-type="float">
            <text:p>13343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0064" calcext:value-type="float">
            <text:p>0.370064</text:p>
          </table:table-cell>
          <table:table-cell office:value-type="float" office:value="148" calcext:value-type="float">
            <text:p>148</text:p>
          </table:table-cell>
          <table:table-cell office:value-type="float" office:value="0.000293" calcext:value-type="float">
            <text:p>0.000293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4" calcext:value-type="float">
            <text:p>0.34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5920" calcext:value-type="float">
            <text:p>535920</text:p>
          </table:table-cell>
          <table:table-cell office:value-type="float" office:value="473539" calcext:value-type="float">
            <text:p>473539</text:p>
          </table:table-cell>
          <table:table-cell office:value-type="float" office:value="1004748" calcext:value-type="float">
            <text:p>1004748</text:p>
          </table:table-cell>
          <table:table-cell office:value-type="float" office:value="129" calcext:value-type="float">
            <text:p>129</text:p>
          </table:table-cell>
          <table:table-cell office:value-type="float" office:value="7714" calcext:value-type="float">
            <text:p>7714</text:p>
          </table:table-cell>
          <table:table-cell office:value-type="float" office:value="22773" calcext:value-type="float">
            <text:p>22773</text:p>
          </table:table-cell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1301" calcext:value-type="float">
            <text:p>0.471301</text:p>
          </table:table-cell>
          <table:table-cell office:value-type="float" office:value="129" calcext:value-type="float">
            <text:p>129</text:p>
          </table:table-cell>
          <table:table-cell office:value-type="float" office:value="0.000492" calcext:value-type="float">
            <text:p>0.000492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180.74" calcext:value-type="float">
            <text:p>180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6924" calcext:value-type="float">
            <text:p>536924</text:p>
          </table:table-cell>
          <table:table-cell office:value-type="float" office:value="168002" calcext:value-type="float">
            <text:p>168002</text:p>
          </table:table-cell>
          <table:table-cell office:value-type="float" office:value="520337" calcext:value-type="float">
            <text:p>520337</text:p>
          </table:table-cell>
          <table:table-cell office:value-type="float" office:value="64" calcext:value-type="float">
            <text:p>64</text:p>
          </table:table-cell>
          <table:table-cell office:value-type="float" office:value="4584" calcext:value-type="float">
            <text:p>4584</text:p>
          </table:table-cell>
          <table:table-cell office:value-type="float" office:value="13703" calcext:value-type="float">
            <text:p>1370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2872" calcext:value-type="float">
            <text:p>0.322872</text:p>
          </table:table-cell>
          <table:table-cell office:value-type="float" office:value="64" calcext:value-type="float">
            <text:p>64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3" calcext:value-type="float">
            <text:p>0.33</text:p>
          </table:table-cell>
          <table:table-cell office:value-type="float" office:value="217.51" calcext:value-type="float">
            <text:p>217.5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7928" calcext:value-type="float">
            <text:p>537928</text:p>
          </table:table-cell>
          <table:table-cell office:value-type="float" office:value="375217" calcext:value-type="float">
            <text:p>375217</text:p>
          </table:table-cell>
          <table:table-cell office:value-type="float" office:value="683127" calcext:value-type="float">
            <text:p>683127</text:p>
          </table:table-cell>
          <table:table-cell office:value-type="float" office:value="135" calcext:value-type="float">
            <text:p>135</text:p>
          </table:table-cell>
          <table:table-cell office:value-type="float" office:value="5119" calcext:value-type="float">
            <text:p>5119</text:p>
          </table:table-cell>
          <table:table-cell office:value-type="float" office:value="14019" calcext:value-type="float">
            <text:p>14019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9264" calcext:value-type="float">
            <text:p>0.549264</text:p>
          </table:table-cell>
          <table:table-cell office:value-type="float" office:value="135" calcext:value-type="float">
            <text:p>135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7" calcext:value-type="float">
            <text:p>0.37</text:p>
          </table:table-cell>
          <table:table-cell office:value-type="float" office:value="111.26" calcext:value-type="float">
            <text:p>111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8932" calcext:value-type="float">
            <text:p>538932</text:p>
          </table:table-cell>
          <table:table-cell office:value-type="float" office:value="198149" calcext:value-type="float">
            <text:p>198149</text:p>
          </table:table-cell>
          <table:table-cell office:value-type="float" office:value="573827" calcext:value-type="float">
            <text:p>573827</text:p>
          </table:table-cell>
          <table:table-cell office:value-type="float" office:value="70" calcext:value-type="float">
            <text:p>70</text:p>
          </table:table-cell>
          <table:table-cell office:value-type="float" office:value="4808" calcext:value-type="float">
            <text:p>4808</text:p>
          </table:table-cell>
          <table:table-cell office:value-type="float" office:value="14551" calcext:value-type="float">
            <text:p>14551</text:p>
          </table:table-cell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5311" calcext:value-type="float">
            <text:p>0.345311</text:p>
          </table:table-cell>
          <table:table-cell office:value-type="float" office:value="70" calcext:value-type="float">
            <text:p>70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309.6" calcext:value-type="float">
            <text:p>309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9936" calcext:value-type="float">
            <text:p>539936</text:p>
          </table:table-cell>
          <table:table-cell office:value-type="float" office:value="464778" calcext:value-type="float">
            <text:p>464778</text:p>
          </table:table-cell>
          <table:table-cell office:value-type="float" office:value="962404" calcext:value-type="float">
            <text:p>962404</text:p>
          </table:table-cell>
          <table:table-cell office:value-type="float" office:value="149" calcext:value-type="float">
            <text:p>149</text:p>
          </table:table-cell>
          <table:table-cell office:value-type="float" office:value="7266" calcext:value-type="float">
            <text:p>7266</text:p>
          </table:table-cell>
          <table:table-cell office:value-type="float" office:value="20954" calcext:value-type="float">
            <text:p>2095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2934" calcext:value-type="float">
            <text:p>0.482934</text:p>
          </table:table-cell>
          <table:table-cell office:value-type="float" office:value="149" calcext:value-type="float">
            <text:p>149</text:p>
          </table:table-cell>
          <table:table-cell office:value-type="float" office:value="0.000463" calcext:value-type="float">
            <text:p>0.000463</text:p>
          </table:table-cell>
          <table:table-cell office:value-type="float" office:value="0.001336" calcext:value-type="float">
            <text:p>0.001336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5" calcext:value-type="float">
            <text:p>0.35</text:p>
          </table:table-cell>
          <table:table-cell office:value-type="float" office:value="150.75" calcext:value-type="float">
            <text:p>150.7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0940" calcext:value-type="float">
            <text:p>540940</text:p>
          </table:table-cell>
          <table:table-cell office:value-type="float" office:value="202277" calcext:value-type="float">
            <text:p>202277</text:p>
          </table:table-cell>
          <table:table-cell office:value-type="float" office:value="560547" calcext:value-type="float">
            <text:p>560547</text:p>
          </table:table-cell>
          <table:table-cell office:value-type="float" office:value="106" calcext:value-type="float">
            <text:p>106</text:p>
          </table:table-cell>
          <table:table-cell office:value-type="float" office:value="4867" calcext:value-type="float">
            <text:p>4867</text:p>
          </table:table-cell>
          <table:table-cell office:value-type="float" office:value="14442" calcext:value-type="float">
            <text:p>14442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0856" calcext:value-type="float">
            <text:p>0.360856</text:p>
          </table:table-cell>
          <table:table-cell office:value-type="float" office:value="106" calcext:value-type="float">
            <text:p>10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4" calcext:value-type="float">
            <text:p>0.34</text:p>
          </table:table-cell>
          <table:table-cell office:value-type="float" office:value="156.98" calcext:value-type="float">
            <text:p>156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1944" calcext:value-type="float">
            <text:p>541944</text:p>
          </table:table-cell>
          <table:table-cell office:value-type="float" office:value="352807" calcext:value-type="float">
            <text:p>352807</text:p>
          </table:table-cell>
          <table:table-cell office:value-type="float" office:value="614692" calcext:value-type="float">
            <text:p>614692</text:p>
          </table:table-cell>
          <table:table-cell office:value-type="float" office:value="87" calcext:value-type="float">
            <text:p>87</text:p>
          </table:table-cell>
          <table:table-cell office:value-type="float" office:value="4501" calcext:value-type="float">
            <text:p>4501</text:p>
          </table:table-cell>
          <table:table-cell office:value-type="float" office:value="12170" calcext:value-type="float">
            <text:p>12170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3957" calcext:value-type="float">
            <text:p>0.573957</text:p>
          </table:table-cell>
          <table:table-cell office:value-type="float" office:value="87" calcext:value-type="float">
            <text:p>87</text:p>
          </table:table-cell>
          <table:table-cell office:value-type="float" office:value="0.000287" calcext:value-type="float">
            <text:p>0.000287</text:p>
          </table:table-cell>
          <table:table-cell office:value-type="float" office:value="0.000776" calcext:value-type="float">
            <text:p>0.00077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7" calcext:value-type="float">
            <text:p>0.37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2948" calcext:value-type="float">
            <text:p>542948</text:p>
          </table:table-cell>
          <table:table-cell office:value-type="float" office:value="121990" calcext:value-type="float">
            <text:p>121990</text:p>
          </table:table-cell>
          <table:table-cell office:value-type="float" office:value="359446" calcext:value-type="float">
            <text:p>359446</text:p>
          </table:table-cell>
          <table:table-cell office:value-type="float" office:value="65" calcext:value-type="float">
            <text:p>65</text:p>
          </table:table-cell>
          <table:table-cell office:value-type="float" office:value="3283" calcext:value-type="float">
            <text:p>3283</text:p>
          </table:table-cell>
          <table:table-cell office:value-type="float" office:value="9517" calcext:value-type="float">
            <text:p>9517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9383" calcext:value-type="float">
            <text:p>0.339383</text:p>
          </table:table-cell>
          <table:table-cell office:value-type="float" office:value="65" calcext:value-type="float">
            <text:p>6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07" calcext:value-type="float">
            <text:p>0.00060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48.7" calcext:value-type="float">
            <text:p>148.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3952" calcext:value-type="float">
            <text:p>543952</text:p>
          </table:table-cell>
          <table:table-cell office:value-type="float" office:value="569051" calcext:value-type="float">
            <text:p>569051</text:p>
          </table:table-cell>
          <table:table-cell office:value-type="float" office:value="1291991" calcext:value-type="float">
            <text:p>1291991</text:p>
          </table:table-cell>
          <table:table-cell office:value-type="float" office:value="197" calcext:value-type="float">
            <text:p>197</text:p>
          </table:table-cell>
          <table:table-cell office:value-type="float" office:value="10072" calcext:value-type="float">
            <text:p>10072</text:p>
          </table:table-cell>
          <table:table-cell office:value-type="float" office:value="29998" calcext:value-type="float">
            <text:p>29998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0445" calcext:value-type="float">
            <text:p>0.440445</text:p>
          </table:table-cell>
          <table:table-cell office:value-type="float" office:value="197" calcext:value-type="float">
            <text:p>197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1912" calcext:value-type="float">
            <text:p>0.001912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4" calcext:value-type="float">
            <text:p>0.34</text:p>
          </table:table-cell>
          <table:table-cell office:value-type="float" office:value="153.05" calcext:value-type="float">
            <text:p>153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4956" calcext:value-type="float">
            <text:p>544956</text:p>
          </table:table-cell>
          <table:table-cell office:value-type="float" office:value="139930" calcext:value-type="float">
            <text:p>139930</text:p>
          </table:table-cell>
          <table:table-cell office:value-type="float" office:value="408868" calcext:value-type="float">
            <text:p>408868</text:p>
          </table:table-cell>
          <table:table-cell office:value-type="float" office:value="49" calcext:value-type="float">
            <text:p>49</text:p>
          </table:table-cell>
          <table:table-cell office:value-type="float" office:value="3553" calcext:value-type="float">
            <text:p>3553</text:p>
          </table:table-cell>
          <table:table-cell office:value-type="float" office:value="10434" calcext:value-type="float">
            <text:p>10434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2238" calcext:value-type="float">
            <text:p>0.342238</text:p>
          </table:table-cell>
          <table:table-cell office:value-type="float" office:value="49" calcext:value-type="float">
            <text:p>49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231.87" calcext:value-type="float">
            <text:p>231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5960" calcext:value-type="float">
            <text:p>545960</text:p>
          </table:table-cell>
          <table:table-cell office:value-type="float" office:value="393575" calcext:value-type="float">
            <text:p>393575</text:p>
          </table:table-cell>
          <table:table-cell office:value-type="float" office:value="758366" calcext:value-type="float">
            <text:p>758366</text:p>
          </table:table-cell>
          <table:table-cell office:value-type="float" office:value="66" calcext:value-type="float">
            <text:p>66</text:p>
          </table:table-cell>
          <table:table-cell office:value-type="float" office:value="5880" calcext:value-type="float">
            <text:p>5880</text:p>
          </table:table-cell>
          <table:table-cell office:value-type="float" office:value="15969" calcext:value-type="float">
            <text:p>1596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8978" calcext:value-type="float">
            <text:p>0.518978</text:p>
          </table:table-cell>
          <table:table-cell office:value-type="float" office:value="66" calcext:value-type="float">
            <text:p>66</text:p>
          </table:table-cell>
          <table:table-cell office:value-type="float" office:value="0.000375" calcext:value-type="float">
            <text:p>0.000375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7" calcext:value-type="float">
            <text:p>0.37</text:p>
          </table:table-cell>
          <table:table-cell office:value-type="float" office:value="249.52" calcext:value-type="float">
            <text:p>249.5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6964" calcext:value-type="float">
            <text:p>546964</text:p>
          </table:table-cell>
          <table:table-cell office:value-type="float" office:value="203102" calcext:value-type="float">
            <text:p>203102</text:p>
          </table:table-cell>
          <table:table-cell office:value-type="float" office:value="552696" calcext:value-type="float">
            <text:p>552696</text:p>
          </table:table-cell>
          <table:table-cell office:value-type="float" office:value="130" calcext:value-type="float">
            <text:p>130</text:p>
          </table:table-cell>
          <table:table-cell office:value-type="float" office:value="4791" calcext:value-type="float">
            <text:p>4791</text:p>
          </table:table-cell>
          <table:table-cell office:value-type="float" office:value="13999" calcext:value-type="float">
            <text:p>13999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7475" calcext:value-type="float">
            <text:p>0.367475</text:p>
          </table:table-cell>
          <table:table-cell office:value-type="float" office:value="130" calcext:value-type="float">
            <text:p>130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0892" calcext:value-type="float">
            <text:p>0.000892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4" calcext:value-type="float">
            <text:p>0.34</text:p>
          </table:table-cell>
          <table:table-cell office:value-type="float" office:value="116.66" calcext:value-type="float">
            <text:p>116.6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7968" calcext:value-type="float">
            <text:p>547968</text:p>
          </table:table-cell>
          <table:table-cell office:value-type="float" office:value="473504" calcext:value-type="float">
            <text:p>473504</text:p>
          </table:table-cell>
          <table:table-cell office:value-type="float" office:value="1000928" calcext:value-type="float">
            <text:p>1000928</text:p>
          </table:table-cell>
          <table:table-cell office:value-type="float" office:value="83" calcext:value-type="float">
            <text:p>83</text:p>
          </table:table-cell>
          <table:table-cell office:value-type="float" office:value="7510" calcext:value-type="float">
            <text:p>7510</text:p>
          </table:table-cell>
          <table:table-cell office:value-type="float" office:value="22123" calcext:value-type="float">
            <text:p>221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3065" calcext:value-type="float">
            <text:p>0.473065</text:p>
          </table:table-cell>
          <table:table-cell office:value-type="float" office:value="83" calcext:value-type="float">
            <text:p>83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141" calcext:value-type="float">
            <text:p>0.0014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280.04" calcext:value-type="float">
            <text:p>280.0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8972" calcext:value-type="float">
            <text:p>548972</text:p>
          </table:table-cell>
          <table:table-cell office:value-type="float" office:value="229123" calcext:value-type="float">
            <text:p>229123</text:p>
          </table:table-cell>
          <table:table-cell office:value-type="float" office:value="686472" calcext:value-type="float">
            <text:p>686472</text:p>
          </table:table-cell>
          <table:table-cell office:value-type="float" office:value="97" calcext:value-type="float">
            <text:p>97</text:p>
          </table:table-cell>
          <table:table-cell office:value-type="float" office:value="5899" calcext:value-type="float">
            <text:p>5899</text:p>
          </table:table-cell>
          <table:table-cell office:value-type="float" office:value="17829" calcext:value-type="float">
            <text:p>17829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769" calcext:value-type="float">
            <text:p>0.333769</text:p>
          </table:table-cell>
          <table:table-cell office:value-type="float" office:value="97" calcext:value-type="float">
            <text:p>97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3" calcext:value-type="float">
            <text:p>0.33</text:p>
          </table:table-cell>
          <table:table-cell office:value-type="float" office:value="198.1" calcext:value-type="float">
            <text:p>198.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9976" calcext:value-type="float">
            <text:p>549976</text:p>
          </table:table-cell>
          <table:table-cell office:value-type="float" office:value="359248" calcext:value-type="float">
            <text:p>359248</text:p>
          </table:table-cell>
          <table:table-cell office:value-type="float" office:value="625668" calcext:value-type="float">
            <text:p>625668</text:p>
          </table:table-cell>
          <table:table-cell office:value-type="float" office:value="50" calcext:value-type="float">
            <text:p>50</text:p>
          </table:table-cell>
          <table:table-cell office:value-type="float" office:value="4443" calcext:value-type="float">
            <text:p>4443</text:p>
          </table:table-cell>
          <table:table-cell office:value-type="float" office:value="11979" calcext:value-type="float">
            <text:p>11979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4183" calcext:value-type="float">
            <text:p>0.574183</text:p>
          </table:table-cell>
          <table:table-cell office:value-type="float" office:value="50" calcext:value-type="float">
            <text:p>50</text:p>
          </table:table-cell>
          <table:table-cell office:value-type="float" office:value="0.000283" calcext:value-type="float">
            <text:p>0.000283</text:p>
          </table:table-cell>
          <table:table-cell office:value-type="float" office:value="0.000764" calcext:value-type="float">
            <text:p>0.000764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7" calcext:value-type="float">
            <text:p>0.37</text:p>
          </table:table-cell>
          <table:table-cell office:value-type="float" office:value="249.56" calcext:value-type="float">
            <text:p>249.5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0980" calcext:value-type="float">
            <text:p>550980</text:p>
          </table:table-cell>
          <table:table-cell office:value-type="float" office:value="121963" calcext:value-type="float">
            <text:p>121963</text:p>
          </table:table-cell>
          <table:table-cell office:value-type="float" office:value="333977" calcext:value-type="float">
            <text:p>333977</text:p>
          </table:table-cell>
          <table:table-cell office:value-type="float" office:value="97" calcext:value-type="float">
            <text:p>97</text:p>
          </table:table-cell>
          <table:table-cell office:value-type="float" office:value="2828" calcext:value-type="float">
            <text:p>2828</text:p>
          </table:table-cell>
          <table:table-cell office:value-type="float" office:value="8408" calcext:value-type="float">
            <text:p>840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5184" calcext:value-type="float">
            <text:p>0.365184</text:p>
          </table:table-cell>
          <table:table-cell office:value-type="float" office:value="97" calcext:value-type="float">
            <text:p>97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4" calcext:value-type="float">
            <text:p>0.34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1984" calcext:value-type="float">
            <text:p>551984</text:p>
          </table:table-cell>
          <table:table-cell office:value-type="float" office:value="495614" calcext:value-type="float">
            <text:p>495614</text:p>
          </table:table-cell>
          <table:table-cell office:value-type="float" office:value="1065879" calcext:value-type="float">
            <text:p>1065879</text:p>
          </table:table-cell>
          <table:table-cell office:value-type="float" office:value="292" calcext:value-type="float">
            <text:p>292</text:p>
          </table:table-cell>
          <table:table-cell office:value-type="float" office:value="8353" calcext:value-type="float">
            <text:p>8353</text:p>
          </table:table-cell>
          <table:table-cell office:value-type="float" office:value="24161" calcext:value-type="float">
            <text:p>24161</text:p>
          </table:table-cell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4981" calcext:value-type="float">
            <text:p>0.464981</text:p>
          </table:table-cell>
          <table:table-cell office:value-type="float" office:value="292" calcext:value-type="float">
            <text:p>292</text:p>
          </table:table-cell>
          <table:table-cell office:value-type="float" office:value="0.000532" calcext:value-type="float">
            <text:p>0.000532</text:p>
          </table:table-cell>
          <table:table-cell office:value-type="float" office:value="0.00154" calcext:value-type="float">
            <text:p>0.00154</text:p>
          </table:table-cell>
          <table:table-cell office:value-type="float" office:value="0.000017" calcext:value-type="float">
            <text:p>0.000017</text:p>
          </table:table-cell>
          <table:table-cell office:value-type="float" office:value="0.35" calcext:value-type="float">
            <text:p>0.35</text:p>
          </table:table-cell>
          <table:table-cell office:value-type="float" office:value="89.15" calcext:value-type="float">
            <text:p>89.1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2988" calcext:value-type="float">
            <text:p>552988</text:p>
          </table:table-cell>
          <table:table-cell office:value-type="float" office:value="217930" calcext:value-type="float">
            <text:p>217930</text:p>
          </table:table-cell>
          <table:table-cell office:value-type="float" office:value="621936" calcext:value-type="float">
            <text:p>621936</text:p>
          </table:table-cell>
          <table:table-cell office:value-type="float" office:value="48" calcext:value-type="float">
            <text:p>48</text:p>
          </table:table-cell>
          <table:table-cell office:value-type="float" office:value="5407" calcext:value-type="float">
            <text:p>5407</text:p>
          </table:table-cell>
          <table:table-cell office:value-type="float" office:value="15960" calcext:value-type="float">
            <text:p>1596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406" calcext:value-type="float">
            <text:p>0.350406</text:p>
          </table:table-cell>
          <table:table-cell office:value-type="float" office:value="48" calcext:value-type="float">
            <text:p>48</text:p>
          </table:table-cell>
          <table:table-cell office:value-type="float" office:value="0.000345" calcext:value-type="float">
            <text:p>0.000345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4" calcext:value-type="float">
            <text:p>0.34</text:p>
          </table:table-cell>
          <table:table-cell office:value-type="float" office:value="354.67" calcext:value-type="float">
            <text:p>354.6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3992" calcext:value-type="float">
            <text:p>553992</text:p>
          </table:table-cell>
          <table:table-cell office:value-type="float" office:value="413084" calcext:value-type="float">
            <text:p>413084</text:p>
          </table:table-cell>
          <table:table-cell office:value-type="float" office:value="798181" calcext:value-type="float">
            <text:p>798181</text:p>
          </table:table-cell>
          <table:table-cell office:value-type="float" office:value="86" calcext:value-type="float">
            <text:p>86</text:p>
          </table:table-cell>
          <table:table-cell office:value-type="float" office:value="6106" calcext:value-type="float">
            <text:p>6106</text:p>
          </table:table-cell>
          <table:table-cell office:value-type="float" office:value="16821" calcext:value-type="float">
            <text:p>16821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7532" calcext:value-type="float">
            <text:p>0.517532</text:p>
          </table:table-cell>
          <table:table-cell office:value-type="float" office:value="86" calcext:value-type="float">
            <text:p>86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221.33" calcext:value-type="float">
            <text:p>221.3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4996" calcext:value-type="float">
            <text:p>554996</text:p>
          </table:table-cell>
          <table:table-cell office:value-type="float" office:value="121932" calcext:value-type="float">
            <text:p>121932</text:p>
          </table:table-cell>
          <table:table-cell office:value-type="float" office:value="349034" calcext:value-type="float">
            <text:p>349034</text:p>
          </table:table-cell>
          <table:table-cell office:value-type="float" office:value="33" calcext:value-type="float">
            <text:p>33</text:p>
          </table:table-cell>
          <table:table-cell office:value-type="float" office:value="3034" calcext:value-type="float">
            <text:p>3034</text:p>
          </table:table-cell>
          <table:table-cell office:value-type="float" office:value="8775" calcext:value-type="float">
            <text:p>87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341" calcext:value-type="float">
            <text:p>0.349341</text:p>
          </table:table-cell>
          <table:table-cell office:value-type="float" office:value="33" calcext:value-type="float">
            <text:p>33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559" calcext:value-type="float">
            <text:p>0.00055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5" calcext:value-type="float">
            <text:p>0.35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6000" calcext:value-type="float">
            <text:p>556000</text:p>
          </table:table-cell>
          <table:table-cell office:value-type="float" office:value="527088" calcext:value-type="float">
            <text:p>527088</text:p>
          </table:table-cell>
          <table:table-cell office:value-type="float" office:value="1179544" calcext:value-type="float">
            <text:p>1179544</text:p>
          </table:table-cell>
          <table:table-cell office:value-type="float" office:value="149" calcext:value-type="float">
            <text:p>149</text:p>
          </table:table-cell>
          <table:table-cell office:value-type="float" office:value="9143" calcext:value-type="float">
            <text:p>9143</text:p>
          </table:table-cell>
          <table:table-cell office:value-type="float" office:value="27165" calcext:value-type="float">
            <text:p>27165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6857" calcext:value-type="float">
            <text:p>0.446857</text:p>
          </table:table-cell>
          <table:table-cell office:value-type="float" office:value="149" calcext:value-type="float">
            <text:p>149</text:p>
          </table:table-cell>
          <table:table-cell office:value-type="float" office:value="0.000583" calcext:value-type="float">
            <text:p>0.000583</text:p>
          </table:table-cell>
          <table:table-cell office:value-type="float" office:value="0.001732" calcext:value-type="float">
            <text:p>0.001732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4" calcext:value-type="float">
            <text:p>0.34</text:p>
          </table:table-cell>
          <table:table-cell office:value-type="float" office:value="195.43" calcext:value-type="float">
            <text:p>195.4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7004" calcext:value-type="float">
            <text:p>557004</text:p>
          </table:table-cell>
          <table:table-cell office:value-type="float" office:value="168242" calcext:value-type="float">
            <text:p>168242</text:p>
          </table:table-cell>
          <table:table-cell office:value-type="float" office:value="510768" calcext:value-type="float">
            <text:p>510768</text:p>
          </table:table-cell>
          <table:table-cell office:value-type="float" office:value="85" calcext:value-type="float">
            <text:p>85</text:p>
          </table:table-cell>
          <table:table-cell office:value-type="float" office:value="4485" calcext:value-type="float">
            <text:p>4485</text:p>
          </table:table-cell>
          <table:table-cell office:value-type="float" office:value="13427" calcext:value-type="float">
            <text:p>1342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939" calcext:value-type="float">
            <text:p>0.32939</text:p>
          </table:table-cell>
          <table:table-cell office:value-type="float" office:value="85" calcext:value-type="float">
            <text:p>85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3" calcext:value-type="float">
            <text:p>0.33</text:p>
          </table:table-cell>
          <table:table-cell office:value-type="float" office:value="213.13" calcext:value-type="float">
            <text:p>213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8008" calcext:value-type="float">
            <text:p>558008</text:p>
          </table:table-cell>
          <table:table-cell office:value-type="float" office:value="375248" calcext:value-type="float">
            <text:p>375248</text:p>
          </table:table-cell>
          <table:table-cell office:value-type="float" office:value="681442" calcext:value-type="float">
            <text:p>681442</text:p>
          </table:table-cell>
          <table:table-cell office:value-type="float" office:value="83" calcext:value-type="float">
            <text:p>83</text:p>
          </table:table-cell>
          <table:table-cell office:value-type="float" office:value="5074" calcext:value-type="float">
            <text:p>5074</text:p>
          </table:table-cell>
          <table:table-cell office:value-type="float" office:value="13708" calcext:value-type="float">
            <text:p>13708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0668" calcext:value-type="float">
            <text:p>0.550668</text:p>
          </table:table-cell>
          <table:table-cell office:value-type="float" office:value="83" calcext:value-type="float">
            <text:p>83</text:p>
          </table:table-cell>
          <table:table-cell office:value-type="float" office:value="0.000323" calcext:value-type="float">
            <text:p>0.000323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7" calcext:value-type="float">
            <text:p>0.37</text:p>
          </table:table-cell>
          <table:table-cell office:value-type="float" office:value="178.03" calcext:value-type="float">
            <text:p>178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9012" calcext:value-type="float">
            <text:p>559012</text:p>
          </table:table-cell>
          <table:table-cell office:value-type="float" office:value="284301" calcext:value-type="float">
            <text:p>284301</text:p>
          </table:table-cell>
          <table:table-cell office:value-type="float" office:value="798587" calcext:value-type="float">
            <text:p>798587</text:p>
          </table:table-cell>
          <table:table-cell office:value-type="float" office:value="98" calcext:value-type="float">
            <text:p>98</text:p>
          </table:table-cell>
          <table:table-cell office:value-type="float" office:value="6828" calcext:value-type="float">
            <text:p>6828</text:p>
          </table:table-cell>
          <table:table-cell office:value-type="float" office:value="19857" calcext:value-type="float">
            <text:p>19857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6005" calcext:value-type="float">
            <text:p>0.356005</text:p>
          </table:table-cell>
          <table:table-cell office:value-type="float" office:value="98" calcext:value-type="float">
            <text:p>98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4" calcext:value-type="float">
            <text:p>0.34</text:p>
          </table:table-cell>
          <table:table-cell office:value-type="float" office:value="220.63" calcext:value-type="float">
            <text:p>220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0016" calcext:value-type="float">
            <text:p>560016</text:p>
          </table:table-cell>
          <table:table-cell office:value-type="float" office:value="468120" calcext:value-type="float">
            <text:p>468120</text:p>
          </table:table-cell>
          <table:table-cell office:value-type="float" office:value="991143" calcext:value-type="float">
            <text:p>991143</text:p>
          </table:table-cell>
          <table:table-cell office:value-type="float" office:value="115" calcext:value-type="float">
            <text:p>115</text:p>
          </table:table-cell>
          <table:table-cell office:value-type="float" office:value="7459" calcext:value-type="float">
            <text:p>7459</text:p>
          </table:table-cell>
          <table:table-cell office:value-type="float" office:value="21520" calcext:value-type="float">
            <text:p>2152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2303" calcext:value-type="float">
            <text:p>0.472303</text:p>
          </table:table-cell>
          <table:table-cell office:value-type="float" office:value="115" calcext:value-type="float">
            <text:p>115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01372" calcext:value-type="float">
            <text:p>0.001372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5" calcext:value-type="float">
            <text:p>0.35</text:p>
          </table:table-cell>
          <table:table-cell office:value-type="float" office:value="201.12" calcext:value-type="float">
            <text:p>201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1020" calcext:value-type="float">
            <text:p>561020</text:p>
          </table:table-cell>
          <table:table-cell office:value-type="float" office:value="168307" calcext:value-type="float">
            <text:p>168307</text:p>
          </table:table-cell>
          <table:table-cell office:value-type="float" office:value="515154" calcext:value-type="float">
            <text:p>515154</text:p>
          </table:table-cell>
          <table:table-cell office:value-type="float" office:value="49" calcext:value-type="float">
            <text:p>49</text:p>
          </table:table-cell>
          <table:table-cell office:value-type="float" office:value="4467" calcext:value-type="float">
            <text:p>4467</text:p>
          </table:table-cell>
          <table:table-cell office:value-type="float" office:value="13723" calcext:value-type="float">
            <text:p>13723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6712" calcext:value-type="float">
            <text:p>0.326712</text:p>
          </table:table-cell>
          <table:table-cell office:value-type="float" office:value="49" calcext:value-type="float">
            <text:p>49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3" calcext:value-type="float">
            <text:p>0.33</text:p>
          </table:table-cell>
          <table:table-cell office:value-type="float" office:value="304.96" calcext:value-type="float">
            <text:p>304.9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2025" calcext:value-type="float">
            <text:p>562025</text:p>
          </table:table-cell>
          <table:table-cell office:value-type="float" office:value="370509" calcext:value-type="float">
            <text:p>370509</text:p>
          </table:table-cell>
          <table:table-cell office:value-type="float" office:value="681772" calcext:value-type="float">
            <text:p>681772</text:p>
          </table:table-cell>
          <table:table-cell office:value-type="float" office:value="35" calcext:value-type="float">
            <text:p>35</text:p>
          </table:table-cell>
          <table:table-cell office:value-type="float" office:value="5293" calcext:value-type="float">
            <text:p>5293</text:p>
          </table:table-cell>
          <table:table-cell office:value-type="float" office:value="14022" calcext:value-type="float">
            <text:p>1402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345" calcext:value-type="float">
            <text:p>0.54345</text:p>
          </table:table-cell>
          <table:table-cell office:value-type="float" office:value="35" calcext:value-type="float">
            <text:p>35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8" calcext:value-type="float">
            <text:p>0.38</text:p>
          </table:table-cell>
          <table:table-cell office:value-type="float" office:value="438.19" calcext:value-type="float">
            <text:p>438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3029" calcext:value-type="float">
            <text:p>563029</text:p>
          </table:table-cell>
          <table:table-cell office:value-type="float" office:value="122522" calcext:value-type="float">
            <text:p>122522</text:p>
          </table:table-cell>
          <table:table-cell office:value-type="float" office:value="342022" calcext:value-type="float">
            <text:p>342022</text:p>
          </table:table-cell>
          <table:table-cell office:value-type="float" office:value="97" calcext:value-type="float">
            <text:p>97</text:p>
          </table:table-cell>
          <table:table-cell office:value-type="float" office:value="2977" calcext:value-type="float">
            <text:p>2977</text:p>
          </table:table-cell>
          <table:table-cell office:value-type="float" office:value="8662" calcext:value-type="float">
            <text:p>8662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228" calcext:value-type="float">
            <text:p>0.358228</text:p>
          </table:table-cell>
          <table:table-cell office:value-type="float" office:value="97" calcext:value-type="float">
            <text:p>97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04.36" calcext:value-type="float">
            <text:p>104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4033" calcext:value-type="float">
            <text:p>564033</text:p>
          </table:table-cell>
          <table:table-cell office:value-type="float" office:value="561212" calcext:value-type="float">
            <text:p>561212</text:p>
          </table:table-cell>
          <table:table-cell office:value-type="float" office:value="1289363" calcext:value-type="float">
            <text:p>1289363</text:p>
          </table:table-cell>
          <table:table-cell office:value-type="float" office:value="244" calcext:value-type="float">
            <text:p>244</text:p>
          </table:table-cell>
          <table:table-cell office:value-type="float" office:value="10262" calcext:value-type="float">
            <text:p>10262</text:p>
          </table:table-cell>
          <table:table-cell office:value-type="float" office:value="29957" calcext:value-type="float">
            <text:p>29957</text:p>
          </table:table-cell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5263" calcext:value-type="float">
            <text:p>0.435263</text:p>
          </table:table-cell>
          <table:table-cell office:value-type="float" office:value="244" calcext:value-type="float">
            <text:p>244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0.34" calcext:value-type="float">
            <text:p>0.34</text:p>
          </table:table-cell>
          <table:table-cell office:value-type="float" office:value="129.12" calcext:value-type="float">
            <text:p>129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5037" calcext:value-type="float">
            <text:p>565037</text:p>
          </table:table-cell>
          <table:table-cell office:value-type="float" office:value="201918" calcext:value-type="float">
            <text:p>201918</text:p>
          </table:table-cell>
          <table:table-cell office:value-type="float" office:value="545627" calcext:value-type="float">
            <text:p>545627</text:p>
          </table:table-cell>
          <table:table-cell office:value-type="float" office:value="82" calcext:value-type="float">
            <text:p>82</text:p>
          </table:table-cell>
          <table:table-cell office:value-type="float" office:value="4565" calcext:value-type="float">
            <text:p>4565</text:p>
          </table:table-cell>
          <table:table-cell office:value-type="float" office:value="13557" calcext:value-type="float">
            <text:p>13557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70066" calcext:value-type="float">
            <text:p>0.370066</text:p>
          </table:table-cell>
          <table:table-cell office:value-type="float" office:value="82" calcext:value-type="float">
            <text:p>82</text:p>
          </table:table-cell>
          <table:table-cell office:value-type="float" office:value="0.000291" calcext:value-type="float">
            <text:p>0.000291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78.38" calcext:value-type="float">
            <text:p>178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6041" calcext:value-type="float">
            <text:p>566041</text:p>
          </table:table-cell>
          <table:table-cell office:value-type="float" office:value="353233" calcext:value-type="float">
            <text:p>353233</text:p>
          </table:table-cell>
          <table:table-cell office:value-type="float" office:value="624271" calcext:value-type="float">
            <text:p>624271</text:p>
          </table:table-cell>
          <table:table-cell office:value-type="float" office:value="147" calcext:value-type="float">
            <text:p>147</text:p>
          </table:table-cell>
          <table:table-cell office:value-type="float" office:value="4690" calcext:value-type="float">
            <text:p>4690</text:p>
          </table:table-cell>
          <table:table-cell office:value-type="float" office:value="12398" calcext:value-type="float">
            <text:p>12398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5833" calcext:value-type="float">
            <text:p>0.565833</text:p>
          </table:table-cell>
          <table:table-cell office:value-type="float" office:value="147" calcext:value-type="float">
            <text:p>147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00079" calcext:value-type="float">
            <text:p>0.00079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8" calcext:value-type="float">
            <text:p>0.38</text:p>
          </table:table-cell>
          <table:table-cell office:value-type="float" office:value="101.62" calcext:value-type="float">
            <text:p>101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7046" calcext:value-type="float">
            <text:p>567046</text:p>
          </table:table-cell>
          <table:table-cell office:value-type="float" office:value="137662" calcext:value-type="float">
            <text:p>137662</text:p>
          </table:table-cell>
          <table:table-cell office:value-type="float" office:value="393543" calcext:value-type="float">
            <text:p>393543</text:p>
          </table:table-cell>
          <table:table-cell office:value-type="float" office:value="82" calcext:value-type="float">
            <text:p>82</text:p>
          </table:table-cell>
          <table:table-cell office:value-type="float" office:value="3427" calcext:value-type="float">
            <text:p>3427</text:p>
          </table:table-cell>
          <table:table-cell office:value-type="float" office:value="10008" calcext:value-type="float">
            <text:p>10008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802" calcext:value-type="float">
            <text:p>0.349802</text:p>
          </table:table-cell>
          <table:table-cell office:value-type="float" office:value="82" calcext:value-type="float">
            <text:p>82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637" calcext:value-type="float">
            <text:p>0.000637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4" calcext:value-type="float">
            <text:p>0.34</text:p>
          </table:table-cell>
          <table:table-cell office:value-type="float" office:value="149.37" calcext:value-type="float">
            <text:p>149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8050" calcext:value-type="float">
            <text:p>568050</text:p>
          </table:table-cell>
          <table:table-cell office:value-type="float" office:value="486116" calcext:value-type="float">
            <text:p>486116</text:p>
          </table:table-cell>
          <table:table-cell office:value-type="float" office:value="1025235" calcext:value-type="float">
            <text:p>1025235</text:p>
          </table:table-cell>
          <table:table-cell office:value-type="float" office:value="167" calcext:value-type="float">
            <text:p>167</text:p>
          </table:table-cell>
          <table:table-cell office:value-type="float" office:value="7881" calcext:value-type="float">
            <text:p>7881</text:p>
          </table:table-cell>
          <table:table-cell office:value-type="float" office:value="22730" calcext:value-type="float">
            <text:p>22730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74151" calcext:value-type="float">
            <text:p>0.474151</text:p>
          </table:table-cell>
          <table:table-cell office:value-type="float" office:value="167" calcext:value-type="float">
            <text:p>167</text:p>
          </table:table-cell>
          <table:table-cell office:value-type="float" office:value="0.000502" calcext:value-type="float">
            <text:p>0.000502</text:p>
          </table:table-cell>
          <table:table-cell office:value-type="float" office:value="0.001449" calcext:value-type="float">
            <text:p>0.001449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5" calcext:value-type="float">
            <text:p>0.35</text:p>
          </table:table-cell>
          <table:table-cell office:value-type="float" office:value="146.65" calcext:value-type="float">
            <text:p>146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9054" calcext:value-type="float">
            <text:p>569054</text:p>
          </table:table-cell>
          <table:table-cell office:value-type="float" office:value="222861" calcext:value-type="float">
            <text:p>222861</text:p>
          </table:table-cell>
          <table:table-cell office:value-type="float" office:value="659036" calcext:value-type="float">
            <text:p>659036</text:p>
          </table:table-cell>
          <table:table-cell office:value-type="float" office:value="98" calcext:value-type="float">
            <text:p>98</text:p>
          </table:table-cell>
          <table:table-cell office:value-type="float" office:value="5822" calcext:value-type="float">
            <text:p>5822</text:p>
          </table:table-cell>
          <table:table-cell office:value-type="float" office:value="16938" calcext:value-type="float">
            <text:p>16938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8162" calcext:value-type="float">
            <text:p>0.338162</text:p>
          </table:table-cell>
          <table:table-cell office:value-type="float" office:value="98" calcext:value-type="float">
            <text:p>98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225.84" calcext:value-type="float">
            <text:p>225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0058" calcext:value-type="float">
            <text:p>570058</text:p>
          </table:table-cell>
          <table:table-cell office:value-type="float" office:value="413311" calcext:value-type="float">
            <text:p>413311</text:p>
          </table:table-cell>
          <table:table-cell office:value-type="float" office:value="763906" calcext:value-type="float">
            <text:p>763906</text:p>
          </table:table-cell>
          <table:table-cell office:value-type="float" office:value="134" calcext:value-type="float">
            <text:p>134</text:p>
          </table:table-cell>
          <table:table-cell office:value-type="float" office:value="5781" calcext:value-type="float">
            <text:p>5781</text:p>
          </table:table-cell>
          <table:table-cell office:value-type="float" office:value="15267" calcext:value-type="float">
            <text:p>15267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105" calcext:value-type="float">
            <text:p>0.54105</text:p>
          </table:table-cell>
          <table:table-cell office:value-type="float" office:value="134" calcext:value-type="float">
            <text:p>134</text:p>
          </table:table-cell>
          <table:table-cell office:value-type="float" office:value="0.000369" calcext:value-type="float">
            <text:p>0.000369</text:p>
          </table:table-cell>
          <table:table-cell office:value-type="float" office:value="0.000973" calcext:value-type="float">
            <text:p>0.000973</text:p>
          </table:table-cell>
          <table:table-cell office:value-type="float" office:value="0.000008" calcext:value-type="float">
            <text:p>0.000008</text:p>
          </table:table-cell>
          <table:table-cell office:value-type="float" office:value="0.38" calcext:value-type="float">
            <text:p>0.38</text:p>
          </table:table-cell>
          <table:table-cell office:value-type="float" office:value="123.12" calcext:value-type="float">
            <text:p>123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1062" calcext:value-type="float">
            <text:p>571062</text:p>
          </table:table-cell>
          <table:table-cell office:value-type="float" office:value="183131" calcext:value-type="float">
            <text:p>183131</text:p>
          </table:table-cell>
          <table:table-cell office:value-type="float" office:value="475214" calcext:value-type="float">
            <text:p>475214</text:p>
          </table:table-cell>
          <table:table-cell office:value-type="float" office:value="17" calcext:value-type="float">
            <text:p>17</text:p>
          </table:table-cell>
          <table:table-cell office:value-type="float" office:value="3847" calcext:value-type="float">
            <text:p>3847</text:p>
          </table:table-cell>
          <table:table-cell office:value-type="float" office:value="11558" calcext:value-type="float">
            <text:p>1155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85365" calcext:value-type="float">
            <text:p>0.385365</text:p>
          </table:table-cell>
          <table:table-cell office:value-type="float" office:value="17" calcext:value-type="float">
            <text:p>17</text:p>
          </table:table-cell>
          <table:table-cell office:value-type="float" office:value="0.000245" calcext:value-type="float">
            <text:p>0.000245</text:p>
          </table:table-cell>
          <table:table-cell office:value-type="float" office:value="0.000737" calcext:value-type="float">
            <text:p>0.00073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3" calcext:value-type="float">
            <text:p>0.33</text:p>
          </table:table-cell>
          <table:table-cell office:value-type="float" office:value="770.53" calcext:value-type="float">
            <text:p>770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2066" calcext:value-type="float">
            <text:p>572066</text:p>
          </table:table-cell>
          <table:table-cell office:value-type="float" office:value="498331" calcext:value-type="float">
            <text:p>498331</text:p>
          </table:table-cell>
          <table:table-cell office:value-type="float" office:value="1067282" calcext:value-type="float">
            <text:p>1067282</text:p>
          </table:table-cell>
          <table:table-cell office:value-type="float" office:value="146" calcext:value-type="float">
            <text:p>146</text:p>
          </table:table-cell>
          <table:table-cell office:value-type="float" office:value="8194" calcext:value-type="float">
            <text:p>8194</text:p>
          </table:table-cell>
          <table:table-cell office:value-type="float" office:value="24057" calcext:value-type="float">
            <text:p>24057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66916" calcext:value-type="float">
            <text:p>0.466916</text:p>
          </table:table-cell>
          <table:table-cell office:value-type="float" office:value="146" calcext:value-type="float">
            <text:p>146</text:p>
          </table:table-cell>
          <table:table-cell office:value-type="float" office:value="0.000522" calcext:value-type="float">
            <text:p>0.000522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34" calcext:value-type="float">
            <text:p>0.34</text:p>
          </table:table-cell>
          <table:table-cell office:value-type="float" office:value="176.89" calcext:value-type="float">
            <text:p>176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3070" calcext:value-type="float">
            <text:p>573070</text:p>
          </table:table-cell>
          <table:table-cell office:value-type="float" office:value="156426" calcext:value-type="float">
            <text:p>156426</text:p>
          </table:table-cell>
          <table:table-cell office:value-type="float" office:value="469536" calcext:value-type="float">
            <text:p>469536</text:p>
          </table:table-cell>
          <table:table-cell office:value-type="float" office:value="82" calcext:value-type="float">
            <text:p>82</text:p>
          </table:table-cell>
          <table:table-cell office:value-type="float" office:value="4120" calcext:value-type="float">
            <text:p>4120</text:p>
          </table:table-cell>
          <table:table-cell office:value-type="float" office:value="12110" calcext:value-type="float">
            <text:p>1211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15" calcext:value-type="float">
            <text:p>0.33315</text:p>
          </table:table-cell>
          <table:table-cell office:value-type="float" office:value="82" calcext:value-type="float">
            <text:p>82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772" calcext:value-type="float">
            <text:p>0.00077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4" calcext:value-type="float">
            <text:p>0.34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4074" calcext:value-type="float">
            <text:p>574074</text:p>
          </table:table-cell>
          <table:table-cell office:value-type="float" office:value="416583" calcext:value-type="float">
            <text:p>416583</text:p>
          </table:table-cell>
          <table:table-cell office:value-type="float" office:value="806154" calcext:value-type="float">
            <text:p>806154</text:p>
          </table:table-cell>
          <table:table-cell office:value-type="float" office:value="179" calcext:value-type="float">
            <text:p>179</text:p>
          </table:table-cell>
          <table:table-cell office:value-type="float" office:value="6336" calcext:value-type="float">
            <text:p>6336</text:p>
          </table:table-cell>
          <table:table-cell office:value-type="float" office:value="17436" calcext:value-type="float">
            <text:p>17436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6754" calcext:value-type="float">
            <text:p>0.516754</text:p>
          </table:table-cell>
          <table:table-cell office:value-type="float" office:value="179" calcext:value-type="float">
            <text:p>179</text:p>
          </table:table-cell>
          <table:table-cell office:value-type="float" office:value="0.000404" calcext:value-type="float">
            <text:p>0.000404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0011" calcext:value-type="float">
            <text:p>0.000011</text:p>
          </table:table-cell>
          <table:table-cell office:value-type="float" office:value="0.36" calcext:value-type="float">
            <text:p>0.36</text:p>
          </table:table-cell>
          <table:table-cell office:value-type="float" office:value="104.41" calcext:value-type="float">
            <text:p>104.4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5078" calcext:value-type="float">
            <text:p>575078</text:p>
          </table:table-cell>
          <table:table-cell office:value-type="float" office:value="125381" calcext:value-type="float">
            <text:p>125381</text:p>
          </table:table-cell>
          <table:table-cell office:value-type="float" office:value="344179" calcext:value-type="float">
            <text:p>344179</text:p>
          </table:table-cell>
          <table:table-cell office:value-type="float" office:value="81" calcext:value-type="float">
            <text:p>81</text:p>
          </table:table-cell>
          <table:table-cell office:value-type="float" office:value="3018" calcext:value-type="float">
            <text:p>3018</text:p>
          </table:table-cell>
          <table:table-cell office:value-type="float" office:value="8550" calcext:value-type="float">
            <text:p>85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6429" calcext:value-type="float">
            <text:p>0.36429</text:p>
          </table:table-cell>
          <table:table-cell office:value-type="float" office:value="81" calcext:value-type="float">
            <text:p>81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5" calcext:value-type="float">
            <text:p>0.3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6082" calcext:value-type="float">
            <text:p>576082</text:p>
          </table:table-cell>
          <table:table-cell office:value-type="float" office:value="529054" calcext:value-type="float">
            <text:p>529054</text:p>
          </table:table-cell>
          <table:table-cell office:value-type="float" office:value="1167671" calcext:value-type="float">
            <text:p>1167671</text:p>
          </table:table-cell>
          <table:table-cell office:value-type="float" office:value="167" calcext:value-type="float">
            <text:p>167</text:p>
          </table:table-cell>
          <table:table-cell office:value-type="float" office:value="9032" calcext:value-type="float">
            <text:p>9032</text:p>
          </table:table-cell>
          <table:table-cell office:value-type="float" office:value="26764" calcext:value-type="float">
            <text:p>26764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53085" calcext:value-type="float">
            <text:p>0.453085</text:p>
          </table:table-cell>
          <table:table-cell office:value-type="float" office:value="167" calcext:value-type="float">
            <text:p>167</text:p>
          </table:table-cell>
          <table:table-cell office:value-type="float" office:value="0.000576" calcext:value-type="float">
            <text:p>0.000576</text:p>
          </table:table-cell>
          <table:table-cell office:value-type="float" office:value="0.001706" calcext:value-type="float">
            <text:p>0.001706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4" calcext:value-type="float">
            <text:p>0.34</text:p>
          </table:table-cell>
          <table:table-cell office:value-type="float" office:value="170.47" calcext:value-type="float">
            <text:p>170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7086" calcext:value-type="float">
            <text:p>577086</text:p>
          </table:table-cell>
          <table:table-cell office:value-type="float" office:value="401538" calcext:value-type="float">
            <text:p>401538</text:p>
          </table:table-cell>
          <table:table-cell office:value-type="float" office:value="760166" calcext:value-type="float">
            <text:p>760166</text:p>
          </table:table-cell>
          <table:table-cell office:value-type="float" office:value="34" calcext:value-type="float">
            <text:p>34</text:p>
          </table:table-cell>
          <table:table-cell office:value-type="float" office:value="5695" calcext:value-type="float">
            <text:p>5695</text:p>
          </table:table-cell>
          <table:table-cell office:value-type="float" office:value="15782" calcext:value-type="float">
            <text:p>1578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8224" calcext:value-type="float">
            <text:p>0.528224</text:p>
          </table:table-cell>
          <table:table-cell office:value-type="float" office:value="34" calcext:value-type="float">
            <text:p>34</text:p>
          </table:table-cell>
          <table:table-cell office:value-type="float" office:value="0.000363" calcext:value-type="float">
            <text:p>0.000363</text:p>
          </table:table-cell>
          <table:table-cell office:value-type="float" office:value="0.001006" calcext:value-type="float">
            <text:p>0.001006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36" calcext:value-type="float">
            <text:p>0.36</text:p>
          </table:table-cell>
          <table:table-cell office:value-type="float" office:value="986.38" calcext:value-type="float">
            <text:p>986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8090" calcext:value-type="float">
            <text:p>578090</text:p>
          </table:table-cell>
          <table:table-cell office:value-type="float" office:value="123342" calcext:value-type="float">
            <text:p>123342</text:p>
          </table:table-cell>
          <table:table-cell office:value-type="float" office:value="350135" calcext:value-type="float">
            <text:p>350135</text:p>
          </table:table-cell>
          <table:table-cell office:value-type="float" office:value="37" calcext:value-type="float">
            <text:p>37</text:p>
          </table:table-cell>
          <table:table-cell office:value-type="float" office:value="2905" calcext:value-type="float">
            <text:p>2905</text:p>
          </table:table-cell>
          <table:table-cell office:value-type="float" office:value="8888" calcext:value-type="float">
            <text:p>888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227" calcext:value-type="float">
            <text:p>0.35227</text:p>
          </table:table-cell>
          <table:table-cell office:value-type="float" office:value="37" calcext:value-type="float">
            <text:p>37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567" calcext:value-type="float">
            <text:p>0.00056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3" calcext:value-type="float">
            <text:p>0.33</text:p>
          </table:table-cell>
          <table:table-cell office:value-type="float" office:value="261.41" calcext:value-type="float">
            <text:p>261.4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9094" calcext:value-type="float">
            <text:p>579094</text:p>
          </table:table-cell>
          <table:table-cell office:value-type="float" office:value="450864" calcext:value-type="float">
            <text:p>450864</text:p>
          </table:table-cell>
          <table:table-cell office:value-type="float" office:value="931342" calcext:value-type="float">
            <text:p>931342</text:p>
          </table:table-cell>
          <table:table-cell office:value-type="float" office:value="81" calcext:value-type="float">
            <text:p>81</text:p>
          </table:table-cell>
          <table:table-cell office:value-type="float" office:value="7322" calcext:value-type="float">
            <text:p>7322</text:p>
          </table:table-cell>
          <table:table-cell office:value-type="float" office:value="20396" calcext:value-type="float">
            <text:p>2039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4101" calcext:value-type="float">
            <text:p>0.484101</text:p>
          </table:table-cell>
          <table:table-cell office:value-type="float" office:value="81" calcext:value-type="float">
            <text:p>81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6" calcext:value-type="float">
            <text:p>0.36</text:p>
          </table:table-cell>
          <table:table-cell office:value-type="float" office:value="271.95" calcext:value-type="float">
            <text:p>271.9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0098" calcext:value-type="float">
            <text:p>580098</text:p>
          </table:table-cell>
          <table:table-cell office:value-type="float" office:value="279701" calcext:value-type="float">
            <text:p>279701</text:p>
          </table:table-cell>
          <table:table-cell office:value-type="float" office:value="832481" calcext:value-type="float">
            <text:p>832481</text:p>
          </table:table-cell>
          <table:table-cell office:value-type="float" office:value="162" calcext:value-type="float">
            <text:p>162</text:p>
          </table:table-cell>
          <table:table-cell office:value-type="float" office:value="6954" calcext:value-type="float">
            <text:p>6954</text:p>
          </table:table-cell>
          <table:table-cell office:value-type="float" office:value="21569" calcext:value-type="float">
            <text:p>2156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5985" calcext:value-type="float">
            <text:p>0.335985</text:p>
          </table:table-cell>
          <table:table-cell office:value-type="float" office:value="162" calcext:value-type="float">
            <text:p>162</text:p>
          </table:table-cell>
          <table:table-cell office:value-type="float" office:value="0.000443" calcext:value-type="float">
            <text:p>0.000443</text:p>
          </table:table-cell>
          <table:table-cell office:value-type="float" office:value="0.001375" calcext:value-type="float">
            <text:p>0.001375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2" calcext:value-type="float">
            <text:p>0.32</text:p>
          </table:table-cell>
          <table:table-cell office:value-type="float" office:value="143.79" calcext:value-type="float">
            <text:p>143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1103" calcext:value-type="float">
            <text:p>581103</text:p>
          </table:table-cell>
          <table:table-cell office:value-type="float" office:value="369030" calcext:value-type="float">
            <text:p>369030</text:p>
          </table:table-cell>
          <table:table-cell office:value-type="float" office:value="644061" calcext:value-type="float">
            <text:p>644061</text:p>
          </table:table-cell>
          <table:table-cell office:value-type="float" office:value="33" calcext:value-type="float">
            <text:p>33</text:p>
          </table:table-cell>
          <table:table-cell office:value-type="float" office:value="4713" calcext:value-type="float">
            <text:p>4713</text:p>
          </table:table-cell>
          <table:table-cell office:value-type="float" office:value="12704" calcext:value-type="float">
            <text:p>127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2974" calcext:value-type="float">
            <text:p>0.572974</text:p>
          </table:table-cell>
          <table:table-cell office:value-type="float" office:value="33" calcext:value-type="float">
            <text:p>33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7" calcext:value-type="float">
            <text:p>0.37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2107" calcext:value-type="float">
            <text:p>582107</text:p>
          </table:table-cell>
          <table:table-cell office:value-type="float" office:value="119137" calcext:value-type="float">
            <text:p>119137</text:p>
          </table:table-cell>
          <table:table-cell office:value-type="float" office:value="343517" calcext:value-type="float">
            <text:p>343517</text:p>
          </table:table-cell>
          <table:table-cell office:value-type="float" office:value="35" calcext:value-type="float">
            <text:p>35</text:p>
          </table:table-cell>
          <table:table-cell office:value-type="float" office:value="2944" calcext:value-type="float">
            <text:p>2944</text:p>
          </table:table-cell>
          <table:table-cell office:value-type="float" office:value="8945" calcext:value-type="float">
            <text:p>8945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6815" calcext:value-type="float">
            <text:p>0.346815</text:p>
          </table:table-cell>
          <table:table-cell office:value-type="float" office:value="35" calcext:value-type="float">
            <text:p>35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3" calcext:value-type="float">
            <text:p>0.33</text:p>
          </table:table-cell>
          <table:table-cell office:value-type="float" office:value="279.53" calcext:value-type="float">
            <text:p>279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3111" calcext:value-type="float">
            <text:p>583111</text:p>
          </table:table-cell>
          <table:table-cell office:value-type="float" office:value="439088" calcext:value-type="float">
            <text:p>439088</text:p>
          </table:table-cell>
          <table:table-cell office:value-type="float" office:value="833838" calcext:value-type="float">
            <text:p>833838</text:p>
          </table:table-cell>
          <table:table-cell office:value-type="float" office:value="82" calcext:value-type="float">
            <text:p>82</text:p>
          </table:table-cell>
          <table:table-cell office:value-type="float" office:value="6229" calcext:value-type="float">
            <text:p>6229</text:p>
          </table:table-cell>
          <table:table-cell office:value-type="float" office:value="17288" calcext:value-type="float">
            <text:p>17288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6587" calcext:value-type="float">
            <text:p>0.526587</text:p>
          </table:table-cell>
          <table:table-cell office:value-type="float" office:value="82" calcext:value-type="float">
            <text:p>82</text:p>
          </table:table-cell>
          <table:table-cell office:value-type="float" office:value="0.000397" calcext:value-type="float">
            <text:p>0.000397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283.41" calcext:value-type="float">
            <text:p>283.4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4115" calcext:value-type="float">
            <text:p>584115</text:p>
          </table:table-cell>
          <table:table-cell office:value-type="float" office:value="295396" calcext:value-type="float">
            <text:p>295396</text:p>
          </table:table-cell>
          <table:table-cell office:value-type="float" office:value="887365" calcext:value-type="float">
            <text:p>887365</text:p>
          </table:table-cell>
          <table:table-cell office:value-type="float" office:value="165" calcext:value-type="float">
            <text:p>165</text:p>
          </table:table-cell>
          <table:table-cell office:value-type="float" office:value="7524" calcext:value-type="float">
            <text:p>7524</text:p>
          </table:table-cell>
          <table:table-cell office:value-type="float" office:value="23226" calcext:value-type="float">
            <text:p>23226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2891" calcext:value-type="float">
            <text:p>0.332891</text:p>
          </table:table-cell>
          <table:table-cell office:value-type="float" office:value="165" calcext:value-type="float">
            <text:p>165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00001" calcext:value-type="float">
            <text:p>0.00001</text:p>
          </table:table-cell>
          <table:table-cell office:value-type="float" office:value="0.32" calcext:value-type="float">
            <text:p>0.32</text:p>
          </table:table-cell>
          <table:table-cell office:value-type="float" office:value="151.8" calcext:value-type="float">
            <text:p>151.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5119" calcext:value-type="float">
            <text:p>585119</text:p>
          </table:table-cell>
          <table:table-cell office:value-type="float" office:value="362773" calcext:value-type="float">
            <text:p>362773</text:p>
          </table:table-cell>
          <table:table-cell office:value-type="float" office:value="653197" calcext:value-type="float">
            <text:p>653197</text:p>
          </table:table-cell>
          <table:table-cell office:value-type="float" office:value="48" calcext:value-type="float">
            <text:p>48</text:p>
          </table:table-cell>
          <table:table-cell office:value-type="float" office:value="5076" calcext:value-type="float">
            <text:p>5076</text:p>
          </table:table-cell>
          <table:table-cell office:value-type="float" office:value="13166" calcext:value-type="float">
            <text:p>131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55381" calcext:value-type="float">
            <text:p>0.555381</text:p>
          </table:table-cell>
          <table:table-cell office:value-type="float" office:value="48" calcext:value-type="float">
            <text:p>48</text:p>
          </table:table-cell>
          <table:table-cell office:value-type="float" office:value="0.000324" calcext:value-type="float">
            <text:p>0.000324</text:p>
          </table:table-cell>
          <table:table-cell office:value-type="float" office:value="0.000839" calcext:value-type="float">
            <text:p>0.00083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39" calcext:value-type="float">
            <text:p>0.39</text:p>
          </table:table-cell>
          <table:table-cell office:value-type="float" office:value="438.87" calcext:value-type="float">
            <text:p>438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6124" calcext:value-type="float">
            <text:p>586124</text:p>
          </table:table-cell>
          <table:table-cell office:value-type="float" office:value="119021" calcext:value-type="float">
            <text:p>119021</text:p>
          </table:table-cell>
          <table:table-cell office:value-type="float" office:value="332396" calcext:value-type="float">
            <text:p>332396</text:p>
          </table:table-cell>
          <table:table-cell office:value-type="float" office:value="51" calcext:value-type="float">
            <text:p>51</text:p>
          </table:table-cell>
          <table:table-cell office:value-type="float" office:value="2745" calcext:value-type="float">
            <text:p>2745</text:p>
          </table:table-cell>
          <table:table-cell office:value-type="float" office:value="8463" calcext:value-type="float">
            <text:p>846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807" calcext:value-type="float">
            <text:p>0.35807</text:p>
          </table:table-cell>
          <table:table-cell office:value-type="float" office:value="51" calcext:value-type="float">
            <text:p>51</text:p>
          </table:table-cell>
          <table:table-cell office:value-type="float" office:value="0.000175" calcext:value-type="float">
            <text:p>0.000175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32" calcext:value-type="float">
            <text:p>0.32</text:p>
          </table:table-cell>
          <table:table-cell office:value-type="float" office:value="176.31" calcext:value-type="float">
            <text:p>176.3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7128" calcext:value-type="float">
            <text:p>587128</text:p>
          </table:table-cell>
          <table:table-cell office:value-type="float" office:value="432885" calcext:value-type="float">
            <text:p>432885</text:p>
          </table:table-cell>
          <table:table-cell office:value-type="float" office:value="827134" calcext:value-type="float">
            <text:p>827134</text:p>
          </table:table-cell>
          <table:table-cell office:value-type="float" office:value="97" calcext:value-type="float">
            <text:p>97</text:p>
          </table:table-cell>
          <table:table-cell office:value-type="float" office:value="6153" calcext:value-type="float">
            <text:p>6153</text:p>
          </table:table-cell>
          <table:table-cell office:value-type="float" office:value="17379" calcext:value-type="float">
            <text:p>17379</text:p>
          </table:table-cell>
          <table:table-cell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23355" calcext:value-type="float">
            <text:p>0.523355</text:p>
          </table:table-cell>
          <table:table-cell office:value-type="float" office:value="97" calcext:value-type="float">
            <text:p>97</text:p>
          </table:table-cell>
          <table:table-cell office:value-type="float" office:value="0.000392" calcext:value-type="float">
            <text:p>0.000392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35" calcext:value-type="float">
            <text:p>0.35</text:p>
          </table:table-cell>
          <table:table-cell office:value-type="float" office:value="190.98" calcext:value-type="float">
            <text:p>190.9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8132" calcext:value-type="float">
            <text:p>588132</text:p>
          </table:table-cell>
          <table:table-cell office:value-type="float" office:value="233741" calcext:value-type="float">
            <text:p>233741</text:p>
          </table:table-cell>
          <table:table-cell office:value-type="float" office:value="722641" calcext:value-type="float">
            <text:p>722641</text:p>
          </table:table-cell>
          <table:table-cell office:value-type="float" office:value="81" calcext:value-type="float">
            <text:p>81</text:p>
          </table:table-cell>
          <table:table-cell office:value-type="float" office:value="6093" calcext:value-type="float">
            <text:p>6093</text:p>
          </table:table-cell>
          <table:table-cell office:value-type="float" office:value="18863" calcext:value-type="float">
            <text:p>18863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23454" calcext:value-type="float">
            <text:p>0.323454</text:p>
          </table:table-cell>
          <table:table-cell office:value-type="float" office:value="81" calcext:value-type="float">
            <text:p>81</text:p>
          </table:table-cell>
          <table:table-cell office:value-type="float" office:value="0.000388" calcext:value-type="float">
            <text:p>0.000388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2" calcext:value-type="float">
            <text:p>0.32</text:p>
          </table:table-cell>
          <table:table-cell office:value-type="float" office:value="248.2" calcext:value-type="float">
            <text:p>248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9136" calcext:value-type="float">
            <text:p>589136</text:p>
          </table:table-cell>
          <table:table-cell office:value-type="float" office:value="502839" calcext:value-type="float">
            <text:p>502839</text:p>
          </table:table-cell>
          <table:table-cell office:value-type="float" office:value="1035719" calcext:value-type="float">
            <text:p>1035719</text:p>
          </table:table-cell>
          <table:table-cell office:value-type="float" office:value="65" calcext:value-type="float">
            <text:p>65</text:p>
          </table:table-cell>
          <table:table-cell office:value-type="float" office:value="8105" calcext:value-type="float">
            <text:p>8105</text:p>
          </table:table-cell>
          <table:table-cell office:value-type="float" office:value="22291" calcext:value-type="float">
            <text:p>22291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5498" calcext:value-type="float">
            <text:p>0.485498</text:p>
          </table:table-cell>
          <table:table-cell office:value-type="float" office:value="65" calcext:value-type="float">
            <text:p>65</text:p>
          </table:table-cell>
          <table:table-cell office:value-type="float" office:value="0.000517" calcext:value-type="float">
            <text:p>0.000517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36" calcext:value-type="float">
            <text:p>0.36</text:p>
          </table:table-cell>
          <table:table-cell office:value-type="float" office:value="359.53" calcext:value-type="float">
            <text:p>359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90140" calcext:value-type="float">
            <text:p>590140</text:p>
          </table:table-cell>
          <table:table-cell office:value-type="float" office:value="119166" calcext:value-type="float">
            <text:p>119166</text:p>
          </table:table-cell>
          <table:table-cell office:value-type="float" office:value="341585" calcext:value-type="float">
            <text:p>341585</text:p>
          </table:table-cell>
          <table:table-cell office:value-type="float" office:value="115" calcext:value-type="float">
            <text:p>115</text:p>
          </table:table-cell>
          <table:table-cell office:value-type="float" office:value="2991" calcext:value-type="float">
            <text:p>2991</text:p>
          </table:table-cell>
          <table:table-cell office:value-type="float" office:value="8741" calcext:value-type="float">
            <text:p>874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8862" calcext:value-type="float">
            <text:p>0.348862</text:p>
          </table:table-cell>
          <table:table-cell office:value-type="float" office:value="115" calcext:value-type="float">
            <text:p>115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557" calcext:value-type="float">
            <text:p>0.000557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4" calcext:value-type="float">
            <text:p>0.34</text:p>
          </table:table-cell>
          <table:table-cell office:value-type="float" office:value="81.69" calcext:value-type="float">
            <text:p>81.6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91144" calcext:value-type="float">
            <text:p>591144</text:p>
          </table:table-cell>
          <table:table-cell office:value-type="float" office:value="464428" calcext:value-type="float">
            <text:p>464428</text:p>
          </table:table-cell>
          <table:table-cell office:value-type="float" office:value="947814" calcext:value-type="float">
            <text:p>947814</text:p>
          </table:table-cell>
          <table:table-cell office:value-type="float" office:value="199" calcext:value-type="float">
            <text:p>199</text:p>
          </table:table-cell>
          <table:table-cell office:value-type="float" office:value="7297" calcext:value-type="float">
            <text:p>7297</text:p>
          </table:table-cell>
          <table:table-cell office:value-type="float" office:value="20653" calcext:value-type="float">
            <text:p>20653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89999" calcext:value-type="float">
            <text:p>0.489999</text:p>
          </table:table-cell>
          <table:table-cell office:value-type="float" office:value="199" calcext:value-type="float">
            <text:p>199</text:p>
          </table:table-cell>
          <table:table-cell office:value-type="float" office:value="0.000465" calcext:value-type="float">
            <text:p>0.000465</text:p>
          </table:table-cell>
          <table:table-cell office:value-type="float" office:value="0.001317" calcext:value-type="float">
            <text:p>0.00131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35" calcext:value-type="float">
            <text:p>0.35</text:p>
          </table:table-cell>
          <table:table-cell office:value-type="float" office:value="110.44" calcext:value-type="float">
            <text:p>110.4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92148" calcext:value-type="float">
            <text:p>592148</text:p>
          </table:table-cell>
          <table:table-cell office:value-type="float" office:value="175874" calcext:value-type="float">
            <text:p>175874</text:p>
          </table:table-cell>
          <table:table-cell office:value-type="float" office:value="524286" calcext:value-type="float">
            <text:p>524286</text:p>
          </table:table-cell>
          <table:table-cell office:value-type="float" office:value="129" calcext:value-type="float">
            <text:p>129</text:p>
          </table:table-cell>
          <table:table-cell office:value-type="float" office:value="4476" calcext:value-type="float">
            <text:p>4476</text:p>
          </table:table-cell>
          <table:table-cell office:value-type="float" office:value="13627" calcext:value-type="float">
            <text:p>13627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5454" calcext:value-type="float">
            <text:p>0.335454</text:p>
          </table:table-cell>
          <table:table-cell office:value-type="float" office:value="129" calcext:value-type="float">
            <text:p>129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33" calcext:value-type="float">
            <text:p>0.33</text:p>
          </table:table-cell>
          <table:table-cell office:value-type="float" office:value="129.78" calcext:value-type="float">
            <text:p>129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93152" calcext:value-type="float">
            <text:p>593152</text:p>
          </table:table-cell>
          <table:table-cell office:value-type="float" office:value="377968" calcext:value-type="float">
            <text:p>377968</text:p>
          </table:table-cell>
          <table:table-cell office:value-type="float" office:value="694195" calcext:value-type="float">
            <text:p>694195</text:p>
          </table:table-cell>
          <table:table-cell office:value-type="float" office:value="81" calcext:value-type="float">
            <text:p>81</text:p>
          </table:table-cell>
          <table:table-cell office:value-type="float" office:value="5266" calcext:value-type="float">
            <text:p>5266</text:p>
          </table:table-cell>
          <table:table-cell office:value-type="float" office:value="14014" calcext:value-type="float">
            <text:p>14014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44469" calcext:value-type="float">
            <text:p>0.544469</text:p>
          </table:table-cell>
          <table:table-cell office:value-type="float" office:value="81" calcext:value-type="float">
            <text:p>81</text:p>
          </table:table-cell>
          <table:table-cell office:value-type="float" office:value="0.000336" calcext:value-type="float">
            <text:p>0.000336</text:p>
          </table:table-cell>
          <table:table-cell office:value-type="float" office:value="0.000893" calcext:value-type="float">
            <text:p>0.00089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38" calcext:value-type="float">
            <text:p>0.38</text:p>
          </table:table-cell>
          <table:table-cell office:value-type="float" office:value="186.85" calcext:value-type="float">
            <text:p>186.85</text:p>
          </table:table-cell>
        </table:table-row>
      </table:table>
      <table:table table:name="jacLR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jacL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065" calcext:value-type="float">
            <text:p>18065</text:p>
          </table:table-cell>
          <table:table-cell office:value-type="float" office:value="3800436830" calcext:value-type="float">
            <text:p>3800436830</text:p>
          </table:table-cell>
          <table:table-cell office:value-type="float" office:value="6089059942" calcext:value-type="float">
            <text:p>6089059942</text:p>
          </table:table-cell>
          <table:table-cell office:value-type="float" office:value="23065147" calcext:value-type="float">
            <text:p>23065147</text:p>
          </table:table-cell>
          <table:table-cell office:value-type="float" office:value="181044872" calcext:value-type="float">
            <text:p>181044872</text:p>
          </table:table-cell>
          <table:table-cell office:value-type="float" office:value="122250992" calcext:value-type="float">
            <text:p>122250992</text:p>
          </table:table-cell>
          <table:table-cell office:value-type="float" office:value="116618435" calcext:value-type="float">
            <text:p>1166184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4142" calcext:value-type="float">
            <text:p>0.624142</text:p>
          </table:table-cell>
          <table:table-cell office:value-type="float" office:value="23065148" calcext:value-type="float">
            <text:p>23065148</text:p>
          </table:table-cell>
          <table:table-cell office:value-type="float" office:value="11.540709" calcext:value-type="float">
            <text:p>11.540709</text:p>
          </table:table-cell>
          <table:table-cell office:value-type="float" office:value="7.792892" calcext:value-type="float">
            <text:p>7.792892</text:p>
          </table:table-cell>
          <table:table-cell office:value-type="float" office:value="7.433844" calcext:value-type="float">
            <text:p>7.433844</text:p>
          </table:table-cell>
          <table:table-cell office:value-type="float" office:value="1.48" calcext:value-type="float">
            <text:p>1.48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068" calcext:value-type="float">
            <text:p>19068</text:p>
          </table:table-cell>
          <table:table-cell office:value-type="float" office:value="4786095909" calcext:value-type="float">
            <text:p>4786095909</text:p>
          </table:table-cell>
          <table:table-cell office:value-type="float" office:value="7627452564" calcext:value-type="float">
            <text:p>7627452564</text:p>
          </table:table-cell>
          <table:table-cell office:value-type="float" office:value="29903982" calcext:value-type="float">
            <text:p>29903982</text:p>
          </table:table-cell>
          <table:table-cell office:value-type="float" office:value="233726873" calcext:value-type="float">
            <text:p>233726873</text:p>
          </table:table-cell>
          <table:table-cell office:value-type="float" office:value="157124231" calcext:value-type="float">
            <text:p>157124231</text:p>
          </table:table-cell>
          <table:table-cell office:value-type="float" office:value="152278339" calcext:value-type="float">
            <text:p>1522783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483" calcext:value-type="float">
            <text:p>0.627483</text:p>
          </table:table-cell>
          <table:table-cell office:value-type="float" office:value="29903982" calcext:value-type="float">
            <text:p>29903982</text:p>
          </table:table-cell>
          <table:table-cell office:value-type="float" office:value="14.913779" calcext:value-type="float">
            <text:p>14.913779</text:p>
          </table:table-cell>
          <table:table-cell office:value-type="float" office:value="10.025873" calcext:value-type="float">
            <text:p>10.025873</text:p>
          </table:table-cell>
          <table:table-cell office:value-type="float" office:value="9.716663" calcext:value-type="float">
            <text:p>9.71666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071" calcext:value-type="float">
            <text:p>20071</text:p>
          </table:table-cell>
          <table:table-cell office:value-type="float" office:value="4793788148" calcext:value-type="float">
            <text:p>4793788148</text:p>
          </table:table-cell>
          <table:table-cell office:value-type="float" office:value="7641746240" calcext:value-type="float">
            <text:p>7641746240</text:p>
          </table:table-cell>
          <table:table-cell office:value-type="float" office:value="30020656" calcext:value-type="float">
            <text:p>30020656</text:p>
          </table:table-cell>
          <table:table-cell office:value-type="float" office:value="234248672" calcext:value-type="float">
            <text:p>234248672</text:p>
          </table:table-cell>
          <table:table-cell office:value-type="float" office:value="157624840" calcext:value-type="float">
            <text:p>157624840</text:p>
          </table:table-cell>
          <table:table-cell office:value-type="float" office:value="152807002" calcext:value-type="float">
            <text:p>1528070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316" calcext:value-type="float">
            <text:p>0.627316</text:p>
          </table:table-cell>
          <table:table-cell office:value-type="float" office:value="30020656" calcext:value-type="float">
            <text:p>30020656</text:p>
          </table:table-cell>
          <table:table-cell office:value-type="float" office:value="14.947074" calcext:value-type="float">
            <text:p>14.947074</text:p>
          </table:table-cell>
          <table:table-cell office:value-type="float" office:value="10.057816" calcext:value-type="float">
            <text:p>10.057816</text:p>
          </table:table-cell>
          <table:table-cell office:value-type="float" office:value="9.750398" calcext:value-type="float">
            <text:p>9.750398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074" calcext:value-type="float">
            <text:p>21074</text:p>
          </table:table-cell>
          <table:table-cell office:value-type="float" office:value="4823485998" calcext:value-type="float">
            <text:p>4823485998</text:p>
          </table:table-cell>
          <table:table-cell office:value-type="float" office:value="7659760018" calcext:value-type="float">
            <text:p>7659760018</text:p>
          </table:table-cell>
          <table:table-cell office:value-type="float" office:value="30035321" calcext:value-type="float">
            <text:p>30035321</text:p>
          </table:table-cell>
          <table:table-cell office:value-type="float" office:value="235505134" calcext:value-type="float">
            <text:p>235505134</text:p>
          </table:table-cell>
          <table:table-cell office:value-type="float" office:value="158007608" calcext:value-type="float">
            <text:p>158007608</text:p>
          </table:table-cell>
          <table:table-cell office:value-type="float" office:value="153153989" calcext:value-type="float">
            <text:p>15315398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9718" calcext:value-type="float">
            <text:p>0.629718</text:p>
          </table:table-cell>
          <table:table-cell office:value-type="float" office:value="30035320" calcext:value-type="float">
            <text:p>30035320</text:p>
          </table:table-cell>
          <table:table-cell office:value-type="float" office:value="15.027247" calcext:value-type="float">
            <text:p>15.027247</text:p>
          </table:table-cell>
          <table:table-cell office:value-type="float" office:value="10.082241" calcext:value-type="float">
            <text:p>10.082241</text:p>
          </table:table-cell>
          <table:table-cell office:value-type="float" office:value="9.772537" calcext:value-type="float">
            <text:p>9.772537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077" calcext:value-type="float">
            <text:p>22077</text:p>
          </table:table-cell>
          <table:table-cell office:value-type="float" office:value="4835767649" calcext:value-type="float">
            <text:p>4835767649</text:p>
          </table:table-cell>
          <table:table-cell office:value-type="float" office:value="7851971392" calcext:value-type="float">
            <text:p>7851971392</text:p>
          </table:table-cell>
          <table:table-cell office:value-type="float" office:value="30366978" calcext:value-type="float">
            <text:p>30366978</text:p>
          </table:table-cell>
          <table:table-cell office:value-type="float" office:value="236336937" calcext:value-type="float">
            <text:p>236336937</text:p>
          </table:table-cell>
          <table:table-cell office:value-type="float" office:value="158808881" calcext:value-type="float">
            <text:p>158808881</text:p>
          </table:table-cell>
          <table:table-cell office:value-type="float" office:value="153953966" calcext:value-type="float">
            <text:p>1539539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5867" calcext:value-type="float">
            <text:p>0.615867</text:p>
          </table:table-cell>
          <table:table-cell office:value-type="float" office:value="30366978" calcext:value-type="float">
            <text:p>30366978</text:p>
          </table:table-cell>
          <table:table-cell office:value-type="float" office:value="15.080323" calcext:value-type="float">
            <text:p>15.080323</text:p>
          </table:table-cell>
          <table:table-cell office:value-type="float" office:value="10.133368" calcext:value-type="float">
            <text:p>10.133368</text:p>
          </table:table-cell>
          <table:table-cell office:value-type="float" office:value="9.823584" calcext:value-type="float">
            <text:p>9.823584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080" calcext:value-type="float">
            <text:p>23080</text:p>
          </table:table-cell>
          <table:table-cell office:value-type="float" office:value="4800414763" calcext:value-type="float">
            <text:p>4800414763</text:p>
          </table:table-cell>
          <table:table-cell office:value-type="float" office:value="7653602954" calcext:value-type="float">
            <text:p>7653602954</text:p>
          </table:table-cell>
          <table:table-cell office:value-type="float" office:value="29904898" calcext:value-type="float">
            <text:p>29904898</text:p>
          </table:table-cell>
          <table:table-cell office:value-type="float" office:value="233713951" calcext:value-type="float">
            <text:p>233713951</text:p>
          </table:table-cell>
          <table:table-cell office:value-type="float" office:value="157088739" calcext:value-type="float">
            <text:p>157088739</text:p>
          </table:table-cell>
          <table:table-cell office:value-type="float" office:value="152269701" calcext:value-type="float">
            <text:p>15226970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21" calcext:value-type="float">
            <text:p>0.62721</text:p>
          </table:table-cell>
          <table:table-cell office:value-type="float" office:value="29904898" calcext:value-type="float">
            <text:p>29904898</text:p>
          </table:table-cell>
          <table:table-cell office:value-type="float" office:value="14.912954" calcext:value-type="float">
            <text:p>14.912954</text:p>
          </table:table-cell>
          <table:table-cell office:value-type="float" office:value="10.023608" calcext:value-type="float">
            <text:p>10.023608</text:p>
          </table:table-cell>
          <table:table-cell office:value-type="float" office:value="9.716112" calcext:value-type="float">
            <text:p>9.716112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4083" calcext:value-type="float">
            <text:p>24083</text:p>
          </table:table-cell>
          <table:table-cell office:value-type="float" office:value="4962854243" calcext:value-type="float">
            <text:p>4962854243</text:p>
          </table:table-cell>
          <table:table-cell office:value-type="float" office:value="7878839794" calcext:value-type="float">
            <text:p>7878839794</text:p>
          </table:table-cell>
          <table:table-cell office:value-type="float" office:value="31226071" calcext:value-type="float">
            <text:p>31226071</text:p>
          </table:table-cell>
          <table:table-cell office:value-type="float" office:value="242570999" calcext:value-type="float">
            <text:p>242570999</text:p>
          </table:table-cell>
          <table:table-cell office:value-type="float" office:value="162881507" calcext:value-type="float">
            <text:p>162881507</text:p>
          </table:table-cell>
          <table:table-cell office:value-type="float" office:value="157947656" calcext:value-type="float">
            <text:p>15794765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9897" calcext:value-type="float">
            <text:p>0.629897</text:p>
          </table:table-cell>
          <table:table-cell office:value-type="float" office:value="31226072" calcext:value-type="float">
            <text:p>31226072</text:p>
          </table:table-cell>
          <table:table-cell office:value-type="float" office:value="15.478109" calcext:value-type="float">
            <text:p>15.478109</text:p>
          </table:table-cell>
          <table:table-cell office:value-type="float" office:value="10.393236" calcext:value-type="float">
            <text:p>10.393236</text:p>
          </table:table-cell>
          <table:table-cell office:value-type="float" office:value="10.078414" calcext:value-type="float">
            <text:p>10.078414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5086" calcext:value-type="float">
            <text:p>25086</text:p>
          </table:table-cell>
          <table:table-cell office:value-type="float" office:value="4783661681" calcext:value-type="float">
            <text:p>4783661681</text:p>
          </table:table-cell>
          <table:table-cell office:value-type="float" office:value="7606316895" calcext:value-type="float">
            <text:p>7606316895</text:p>
          </table:table-cell>
          <table:table-cell office:value-type="float" office:value="29665111" calcext:value-type="float">
            <text:p>29665111</text:p>
          </table:table-cell>
          <table:table-cell office:value-type="float" office:value="232620068" calcext:value-type="float">
            <text:p>232620068</text:p>
          </table:table-cell>
          <table:table-cell office:value-type="float" office:value="155989086" calcext:value-type="float">
            <text:p>155989086</text:p>
          </table:table-cell>
          <table:table-cell office:value-type="float" office:value="151199239" calcext:value-type="float">
            <text:p>1511992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8906" calcext:value-type="float">
            <text:p>0.628906</text:p>
          </table:table-cell>
          <table:table-cell office:value-type="float" office:value="29665112" calcext:value-type="float">
            <text:p>29665112</text:p>
          </table:table-cell>
          <table:table-cell office:value-type="float" office:value="14.843155" calcext:value-type="float">
            <text:p>14.843155</text:p>
          </table:table-cell>
          <table:table-cell office:value-type="float" office:value="9.953442" calcext:value-type="float">
            <text:p>9.953442</text:p>
          </table:table-cell>
          <table:table-cell office:value-type="float" office:value="9.647807" calcext:value-type="float">
            <text:p>9.647807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6090" calcext:value-type="float">
            <text:p>26090</text:p>
          </table:table-cell>
          <table:table-cell office:value-type="float" office:value="4837616161" calcext:value-type="float">
            <text:p>4837616161</text:p>
          </table:table-cell>
          <table:table-cell office:value-type="float" office:value="7860114551" calcext:value-type="float">
            <text:p>7860114551</text:p>
          </table:table-cell>
          <table:table-cell office:value-type="float" office:value="30449167" calcext:value-type="float">
            <text:p>30449167</text:p>
          </table:table-cell>
          <table:table-cell office:value-type="float" office:value="236774907" calcext:value-type="float">
            <text:p>236774907</text:p>
          </table:table-cell>
          <table:table-cell office:value-type="float" office:value="159163026" calcext:value-type="float">
            <text:p>159163026</text:p>
          </table:table-cell>
          <table:table-cell office:value-type="float" office:value="154316985" calcext:value-type="float">
            <text:p>1543169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5464" calcext:value-type="float">
            <text:p>0.615464</text:p>
          </table:table-cell>
          <table:table-cell office:value-type="float" office:value="30449168" calcext:value-type="float">
            <text:p>30449168</text:p>
          </table:table-cell>
          <table:table-cell office:value-type="float" office:value="15.093222" calcext:value-type="float">
            <text:p>15.093222</text:p>
          </table:table-cell>
          <table:table-cell office:value-type="float" office:value="10.14585" calcext:value-type="float">
            <text:p>10.14585</text:p>
          </table:table-cell>
          <table:table-cell office:value-type="float" office:value="9.83694" calcext:value-type="float">
            <text:p>9.83694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7093" calcext:value-type="float">
            <text:p>27093</text:p>
          </table:table-cell>
          <table:table-cell office:value-type="float" office:value="4824388897" calcext:value-type="float">
            <text:p>4824388897</text:p>
          </table:table-cell>
          <table:table-cell office:value-type="float" office:value="7676011996" calcext:value-type="float">
            <text:p>7676011996</text:p>
          </table:table-cell>
          <table:table-cell office:value-type="float" office:value="30189101" calcext:value-type="float">
            <text:p>30189101</text:p>
          </table:table-cell>
          <table:table-cell office:value-type="float" office:value="236217675" calcext:value-type="float">
            <text:p>236217675</text:p>
          </table:table-cell>
          <table:table-cell office:value-type="float" office:value="158571181" calcext:value-type="float">
            <text:p>158571181</text:p>
          </table:table-cell>
          <table:table-cell office:value-type="float" office:value="153735296" calcext:value-type="float">
            <text:p>1537352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8502" calcext:value-type="float">
            <text:p>0.628502</text:p>
          </table:table-cell>
          <table:table-cell office:value-type="float" office:value="30189100" calcext:value-type="float">
            <text:p>30189100</text:p>
          </table:table-cell>
          <table:table-cell office:value-type="float" office:value="15.072714" calcext:value-type="float">
            <text:p>15.072714</text:p>
          </table:table-cell>
          <table:table-cell office:value-type="float" office:value="10.118201" calcext:value-type="float">
            <text:p>10.118201</text:p>
          </table:table-cell>
          <table:table-cell office:value-type="float" office:value="9.80963" calcext:value-type="float">
            <text:p>9.8096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8097" calcext:value-type="float">
            <text:p>28097</text:p>
          </table:table-cell>
          <table:table-cell office:value-type="float" office:value="4843272924" calcext:value-type="float">
            <text:p>4843272924</text:p>
          </table:table-cell>
          <table:table-cell office:value-type="float" office:value="8024547222" calcext:value-type="float">
            <text:p>8024547222</text:p>
          </table:table-cell>
          <table:table-cell office:value-type="float" office:value="30710994" calcext:value-type="float">
            <text:p>30710994</text:p>
          </table:table-cell>
          <table:table-cell office:value-type="float" office:value="237199334" calcext:value-type="float">
            <text:p>237199334</text:p>
          </table:table-cell>
          <table:table-cell office:value-type="float" office:value="159632672" calcext:value-type="float">
            <text:p>159632672</text:p>
          </table:table-cell>
          <table:table-cell office:value-type="float" office:value="154768687" calcext:value-type="float">
            <text:p>1547686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03557" calcext:value-type="float">
            <text:p>0.603557</text:p>
          </table:table-cell>
          <table:table-cell office:value-type="float" office:value="30710994" calcext:value-type="float">
            <text:p>30710994</text:p>
          </table:table-cell>
          <table:table-cell office:value-type="float" office:value="15.120275" calcext:value-type="float">
            <text:p>15.120275</text:p>
          </table:table-cell>
          <table:table-cell office:value-type="float" office:value="10.175788" calcext:value-type="float">
            <text:p>10.175788</text:p>
          </table:table-cell>
          <table:table-cell office:value-type="float" office:value="9.865733" calcext:value-type="float">
            <text:p>9.86573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9100" calcext:value-type="float">
            <text:p>29100</text:p>
          </table:table-cell>
          <table:table-cell office:value-type="float" office:value="4824109922" calcext:value-type="float">
            <text:p>4824109922</text:p>
          </table:table-cell>
          <table:table-cell office:value-type="float" office:value="7683639080" calcext:value-type="float">
            <text:p>7683639080</text:p>
          </table:table-cell>
          <table:table-cell office:value-type="float" office:value="30268731" calcext:value-type="float">
            <text:p>30268731</text:p>
          </table:table-cell>
          <table:table-cell office:value-type="float" office:value="236313806" calcext:value-type="float">
            <text:p>236313806</text:p>
          </table:table-cell>
          <table:table-cell office:value-type="float" office:value="158813665" calcext:value-type="float">
            <text:p>158813665</text:p>
          </table:table-cell>
          <table:table-cell office:value-type="float" office:value="153965120" calcext:value-type="float">
            <text:p>1539651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27842" calcext:value-type="float">
            <text:p>0.627842</text:p>
          </table:table-cell>
          <table:table-cell office:value-type="float" office:value="30268732" calcext:value-type="float">
            <text:p>30268732</text:p>
          </table:table-cell>
          <table:table-cell office:value-type="float" office:value="15.078847" calcext:value-type="float">
            <text:p>15.078847</text:p>
          </table:table-cell>
          <table:table-cell office:value-type="float" office:value="10.133674" calcext:value-type="float">
            <text:p>10.133674</text:p>
          </table:table-cell>
          <table:table-cell office:value-type="float" office:value="9.824295" calcext:value-type="float">
            <text:p>9.824295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0103" calcext:value-type="float">
            <text:p>30103</text:p>
          </table:table-cell>
          <table:table-cell office:value-type="float" office:value="4839567845" calcext:value-type="float">
            <text:p>4839567845</text:p>
          </table:table-cell>
          <table:table-cell office:value-type="float" office:value="7868814682" calcext:value-type="float">
            <text:p>7868814682</text:p>
          </table:table-cell>
          <table:table-cell office:value-type="float" office:value="30445525" calcext:value-type="float">
            <text:p>30445525</text:p>
          </table:table-cell>
          <table:table-cell office:value-type="float" office:value="236625923" calcext:value-type="float">
            <text:p>236625923</text:p>
          </table:table-cell>
          <table:table-cell office:value-type="float" office:value="159083249" calcext:value-type="float">
            <text:p>159083249</text:p>
          </table:table-cell>
          <table:table-cell office:value-type="float" office:value="154228694" calcext:value-type="float">
            <text:p>15422869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5031" calcext:value-type="float">
            <text:p>0.615031</text:p>
          </table:table-cell>
          <table:table-cell office:value-type="float" office:value="30445524" calcext:value-type="float">
            <text:p>30445524</text:p>
          </table:table-cell>
          <table:table-cell office:value-type="float" office:value="15.098763" calcext:value-type="float">
            <text:p>15.098763</text:p>
          </table:table-cell>
          <table:table-cell office:value-type="float" office:value="10.150875" calcext:value-type="float">
            <text:p>10.150875</text:p>
          </table:table-cell>
          <table:table-cell office:value-type="float" office:value="9.841113" calcext:value-type="float">
            <text:p>9.84111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1107" calcext:value-type="float">
            <text:p>31107</text:p>
          </table:table-cell>
          <table:table-cell office:value-type="float" office:value="1160344364" calcext:value-type="float">
            <text:p>1160344364</text:p>
          </table:table-cell>
          <table:table-cell office:value-type="float" office:value="1820706679" calcext:value-type="float">
            <text:p>1820706679</text:p>
          </table:table-cell>
          <table:table-cell office:value-type="float" office:value="7436965" calcext:value-type="float">
            <text:p>7436965</text:p>
          </table:table-cell>
          <table:table-cell office:value-type="float" office:value="56965977" calcext:value-type="float">
            <text:p>56965977</text:p>
          </table:table-cell>
          <table:table-cell office:value-type="float" office:value="38124184" calcext:value-type="float">
            <text:p>38124184</text:p>
          </table:table-cell>
          <table:table-cell office:value-type="float" office:value="36885907" calcext:value-type="float">
            <text:p>368859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37304" calcext:value-type="float">
            <text:p>0.637304</text:p>
          </table:table-cell>
          <table:table-cell office:value-type="float" office:value="7436965" calcext:value-type="float">
            <text:p>7436965</text:p>
          </table:table-cell>
          <table:table-cell office:value-type="float" office:value="3.631297" calcext:value-type="float">
            <text:p>3.631297</text:p>
          </table:table-cell>
          <table:table-cell office:value-type="float" office:value="2.430227" calcext:value-type="float">
            <text:p>2.430227</text:p>
          </table:table-cell>
          <table:table-cell office:value-type="float" office:value="2.351293" calcext:value-type="float">
            <text:p>2.351293</text:p>
          </table:table-cell>
          <table:table-cell office:value-type="float" office:value="1.49" calcext:value-type="float">
            <text:p>1.49</text:p>
          </table:table-cell>
          <table:table-cell office:value-type="float" office:value="1.03" calcext:value-type="float">
            <text:p>1.03</text:p>
          </table:table-cell>
        </table:table-row>
      </table:table>
      <table:table table:name="stream.16M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stream.16M (mallon segfault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4119" calcext:value-type="float">
            <text:p>34119</text:p>
          </table:table-cell>
          <table:table-cell office:value-type="float" office:value="2618513153" calcext:value-type="float">
            <text:p>2618513153</text:p>
          </table:table-cell>
          <table:table-cell office:value-type="float" office:value="5965607962" calcext:value-type="float">
            <text:p>5965607962</text:p>
          </table:table-cell>
          <table:table-cell office:value-type="float" office:value="33429443" calcext:value-type="float">
            <text:p>33429443</text:p>
          </table:table-cell>
          <table:table-cell office:value-type="float" office:value="130072585" calcext:value-type="float">
            <text:p>130072585</text:p>
          </table:table-cell>
          <table:table-cell office:value-type="float" office:value="129884988" calcext:value-type="float">
            <text:p>129884988</text:p>
          </table:table-cell>
          <table:table-cell office:value-type="float" office:value="123660334" calcext:value-type="float">
            <text:p>1236603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38935" calcext:value-type="float">
            <text:p>0.438935</text:p>
          </table:table-cell>
          <table:table-cell office:value-type="float" office:value="33429444" calcext:value-type="float">
            <text:p>33429444</text:p>
          </table:table-cell>
          <table:table-cell office:value-type="float" office:value="8.291479" calcext:value-type="float">
            <text:p>8.291479</text:p>
          </table:table-cell>
          <table:table-cell office:value-type="float" office:value="8.279521" calcext:value-type="float">
            <text:p>8.279521</text:p>
          </table:table-cell>
          <table:table-cell office:value-type="float" office:value="7.88273" calcext:value-type="float">
            <text:p>7.88273</text:p>
          </table:table-cell>
          <table:table-cell office:value-type="float" office:value="1" calcext:value-type="float">
            <text:p>1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5122" calcext:value-type="float">
            <text:p>35122</text:p>
          </table:table-cell>
          <table:table-cell office:value-type="float" office:value="3860574645" calcext:value-type="float">
            <text:p>3860574645</text:p>
          </table:table-cell>
          <table:table-cell office:value-type="float" office:value="8617296182" calcext:value-type="float">
            <text:p>8617296182</text:p>
          </table:table-cell>
          <table:table-cell office:value-type="float" office:value="52673384" calcext:value-type="float">
            <text:p>52673384</text:p>
          </table:table-cell>
          <table:table-cell office:value-type="float" office:value="200031629" calcext:value-type="float">
            <text:p>200031629</text:p>
          </table:table-cell>
          <table:table-cell office:value-type="float" office:value="198266275" calcext:value-type="float">
            <text:p>198266275</text:p>
          </table:table-cell>
          <table:table-cell office:value-type="float" office:value="194519728" calcext:value-type="float">
            <text:p>1945197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448003" calcext:value-type="float">
            <text:p>0.448003</text:p>
          </table:table-cell>
          <table:table-cell office:value-type="float" office:value="52673384" calcext:value-type="float">
            <text:p>52673384</text:p>
          </table:table-cell>
          <table:table-cell office:value-type="float" office:value="12.763733" calcext:value-type="float">
            <text:p>12.763733</text:p>
          </table:table-cell>
          <table:table-cell office:value-type="float" office:value="12.651088" calcext:value-type="float">
            <text:p>12.651088</text:p>
          </table:table-cell>
          <table:table-cell office:value-type="float" office:value="12.412026" calcext:value-type="float">
            <text:p>12.412026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6125" calcext:value-type="float">
            <text:p>36125</text:p>
          </table:table-cell>
          <table:table-cell office:value-type="float" office:value="1819821206" calcext:value-type="float">
            <text:p>1819821206</text:p>
          </table:table-cell>
          <table:table-cell office:value-type="float" office:value="3554651925" calcext:value-type="float">
            <text:p>3554651925</text:p>
          </table:table-cell>
          <table:table-cell office:value-type="float" office:value="20992732" calcext:value-type="float">
            <text:p>20992732</text:p>
          </table:table-cell>
          <table:table-cell office:value-type="float" office:value="84852704" calcext:value-type="float">
            <text:p>84852704</text:p>
          </table:table-cell>
          <table:table-cell office:value-type="float" office:value="83694276" calcext:value-type="float">
            <text:p>83694276</text:p>
          </table:table-cell>
          <table:table-cell office:value-type="float" office:value="82029093" calcext:value-type="float">
            <text:p>8202909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11955" calcext:value-type="float">
            <text:p>0.511955</text:p>
          </table:table-cell>
          <table:table-cell office:value-type="float" office:value="20992732" calcext:value-type="float">
            <text:p>20992732</text:p>
          </table:table-cell>
          <table:table-cell office:value-type="float" office:value="5.41433" calcext:value-type="float">
            <text:p>5.41433</text:p>
          </table:table-cell>
          <table:table-cell office:value-type="float" office:value="5.340412" calcext:value-type="float">
            <text:p>5.340412</text:p>
          </table:table-cell>
          <table:table-cell office:value-type="float" office:value="5.234159" calcext:value-type="float">
            <text:p>5.234159</text:p>
          </table:table-cell>
          <table:table-cell office:value-type="float" office:value="1.01" calcext:value-type="float">
            <text:p>1.01</text:p>
          </table:table-cell>
          <table:table-cell office:value-type="float" office:value="1.02" calcext:value-type="float">
            <text:p>1.02</text:p>
          </table:table-cell>
        </table:table-row>
      </table:table>
      <table:table table:name="ep.A.g" table:style-name="ta1"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ep.A.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39137" calcext:value-type="float">
            <text:p>39137</text:p>
          </table:table-cell>
          <table:table-cell office:value-type="float" office:value="3202736999" calcext:value-type="float">
            <text:p>3202736999</text:p>
          </table:table-cell>
          <table:table-cell office:value-type="float" office:value="4440246589" calcext:value-type="float">
            <text:p>4440246589</text:p>
          </table:table-cell>
          <table:table-cell office:value-type="float" office:value="2611" calcext:value-type="float">
            <text:p>2611</text:p>
          </table:table-cell>
          <table:table-cell office:value-type="float" office:value="7998209" calcext:value-type="float">
            <text:p>7998209</text:p>
          </table:table-cell>
          <table:table-cell office:value-type="float" office:value="8831767" calcext:value-type="float">
            <text:p>8831767</text:p>
          </table:table-cell>
          <table:table-cell office:value-type="float" office:value="5609" calcext:value-type="float">
            <text:p>56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1297" calcext:value-type="float">
            <text:p>0.721297</text:p>
          </table:table-cell>
          <table:table-cell office:value-type="float" office:value="2611" calcext:value-type="float">
            <text:p>2611</text:p>
          </table:table-cell>
          <table:table-cell office:value-type="float" office:value="0.510354" calcext:value-type="float">
            <text:p>0.510354</text:p>
          </table:table-cell>
          <table:table-cell office:value-type="float" office:value="0.563542" calcext:value-type="float">
            <text:p>0.563542</text:p>
          </table:table-cell>
          <table:table-cell office:value-type="float" office:value="0.000358" calcext:value-type="float">
            <text:p>0.000358</text:p>
          </table:table-cell>
          <table:table-cell office:value-type="float" office:value="0.91" calcext:value-type="float">
            <text:p>0.91</text:p>
          </table:table-cell>
          <table:table-cell office:value-type="float" office:value="1574.57" calcext:value-type="float">
            <text:p>1574.5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0140" calcext:value-type="float">
            <text:p>40140</text:p>
          </table:table-cell>
          <table:table-cell office:value-type="float" office:value="6387269217" calcext:value-type="float">
            <text:p>6387269217</text:p>
          </table:table-cell>
          <table:table-cell office:value-type="float" office:value="8828751598" calcext:value-type="float">
            <text:p>8828751598</text:p>
          </table:table-cell>
          <table:table-cell office:value-type="float" office:value="50" calcext:value-type="float">
            <text:p>50</text:p>
          </table:table-cell>
          <table:table-cell office:value-type="float" office:value="15670739" calcext:value-type="float">
            <text:p>15670739</text:p>
          </table:table-cell>
          <table:table-cell office:value-type="float" office:value="17190667" calcext:value-type="float">
            <text:p>17190667</text:p>
          </table:table-cell>
          <table:table-cell office:value-type="float" office:value="1003" calcext:value-type="float">
            <text:p>10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462" calcext:value-type="float">
            <text:p>0.723462</text:p>
          </table:table-cell>
          <table:table-cell office:value-type="float" office:value="50" calcext:value-type="float">
            <text:p>50</text:p>
          </table:table-cell>
          <table:table-cell office:value-type="float" office:value="0.999928" calcext:value-type="float">
            <text:p>0.999928</text:p>
          </table:table-cell>
          <table:table-cell office:value-type="float" office:value="1.096912" calcext:value-type="float">
            <text:p>1.096912</text:p>
          </table:table-cell>
          <table:table-cell office:value-type="float" office:value="0.000064" calcext:value-type="float">
            <text:p>0.000064</text:p>
          </table:table-cell>
          <table:table-cell office:value-type="float" office:value="0.91" calcext:value-type="float">
            <text:p>0.91</text:p>
          </table:table-cell>
          <table:table-cell office:value-type="float" office:value="17139.25" calcext:value-type="float">
            <text:p>17139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1143" calcext:value-type="float">
            <text:p>41143</text:p>
          </table:table-cell>
          <table:table-cell office:value-type="float" office:value="6441654127" calcext:value-type="float">
            <text:p>6441654127</text:p>
          </table:table-cell>
          <table:table-cell office:value-type="float" office:value="8898128504" calcext:value-type="float">
            <text:p>8898128504</text:p>
          </table:table-cell>
          <table:table-cell office:value-type="float" office:value="62" calcext:value-type="float">
            <text:p>62</text:p>
          </table:table-cell>
          <table:table-cell office:value-type="float" office:value="15386923" calcext:value-type="float">
            <text:p>15386923</text:p>
          </table:table-cell>
          <table:table-cell office:value-type="float" office:value="16612594" calcext:value-type="float">
            <text:p>16612594</text:p>
          </table:table-cell>
          <table:table-cell office:value-type="float" office:value="927" calcext:value-type="float">
            <text:p>92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934" calcext:value-type="float">
            <text:p>0.723934</text:p>
          </table:table-cell>
          <table:table-cell office:value-type="float" office:value="62" calcext:value-type="float">
            <text:p>6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1.060026" calcext:value-type="float">
            <text:p>1.060026</text:p>
          </table:table-cell>
          <table:table-cell office:value-type="float" office:value="0.000059" calcext:value-type="float">
            <text:p>0.000059</text:p>
          </table:table-cell>
          <table:table-cell office:value-type="float" office:value="0.93" calcext:value-type="float">
            <text:p>0.93</text:p>
          </table:table-cell>
          <table:table-cell office:value-type="float" office:value="17920.81" calcext:value-type="float">
            <text:p>17920.8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2146" calcext:value-type="float">
            <text:p>42146</text:p>
          </table:table-cell>
          <table:table-cell office:value-type="float" office:value="6602996353" calcext:value-type="float">
            <text:p>6602996353</text:p>
          </table:table-cell>
          <table:table-cell office:value-type="float" office:value="9132534066" calcext:value-type="float">
            <text:p>9132534066</text:p>
          </table:table-cell>
          <table:table-cell office:value-type="float" office:value="56" calcext:value-type="float">
            <text:p>56</text:p>
          </table:table-cell>
          <table:table-cell office:value-type="float" office:value="16317775" calcext:value-type="float">
            <text:p>16317775</text:p>
          </table:table-cell>
          <table:table-cell office:value-type="float" office:value="17974119" calcext:value-type="float">
            <text:p>17974119</text:p>
          </table:table-cell>
          <table:table-cell office:value-type="float" office:value="582" calcext:value-type="float">
            <text:p>58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019" calcext:value-type="float">
            <text:p>0.723019</text:p>
          </table:table-cell>
          <table:table-cell office:value-type="float" office:value="56" calcext:value-type="float">
            <text:p>56</text:p>
          </table:table-cell>
          <table:table-cell office:value-type="float" office:value="1.041214" calcext:value-type="float">
            <text:p>1.041214</text:p>
          </table:table-cell>
          <table:table-cell office:value-type="float" office:value="1.146903" calcext:value-type="float">
            <text:p>1.146903</text:p>
          </table:table-cell>
          <table:table-cell office:value-type="float" office:value="0.000037" calcext:value-type="float">
            <text:p>0.000037</text:p>
          </table:table-cell>
          <table:table-cell office:value-type="float" office:value="0.91" calcext:value-type="float">
            <text:p>0.91</text:p>
          </table:table-cell>
          <table:table-cell office:value-type="float" office:value="30883.37" calcext:value-type="float">
            <text:p>30883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3149" calcext:value-type="float">
            <text:p>43149</text:p>
          </table:table-cell>
          <table:table-cell office:value-type="float" office:value="6396646504" calcext:value-type="float">
            <text:p>6396646504</text:p>
          </table:table-cell>
          <table:table-cell office:value-type="float" office:value="8842631889" calcext:value-type="float">
            <text:p>8842631889</text:p>
          </table:table-cell>
          <table:table-cell office:value-type="float" office:value="45" calcext:value-type="float">
            <text:p>45</text:p>
          </table:table-cell>
          <table:table-cell office:value-type="float" office:value="15569178" calcext:value-type="float">
            <text:p>15569178</text:p>
          </table:table-cell>
          <table:table-cell office:value-type="float" office:value="17024003" calcext:value-type="float">
            <text:p>17024003</text:p>
          </table:table-cell>
          <table:table-cell office:value-type="float" office:value="756" calcext:value-type="float">
            <text:p>7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387" calcext:value-type="float">
            <text:p>0.723387</text:p>
          </table:table-cell>
          <table:table-cell office:value-type="float" office:value="45" calcext:value-type="float">
            <text:p>45</text:p>
          </table:table-cell>
          <table:table-cell office:value-type="float" office:value="0.993447" calcext:value-type="float">
            <text:p>0.993447</text:p>
          </table:table-cell>
          <table:table-cell office:value-type="float" office:value="1.086277" calcext:value-type="float">
            <text:p>1.086277</text:p>
          </table:table-cell>
          <table:table-cell office:value-type="float" office:value="0.000048" calcext:value-type="float">
            <text:p>0.000048</text:p>
          </table:table-cell>
          <table:table-cell office:value-type="float" office:value="0.91" calcext:value-type="float">
            <text:p>0.91</text:p>
          </table:table-cell>
          <table:table-cell office:value-type="float" office:value="22518.52" calcext:value-type="float">
            <text:p>22518.5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4152" calcext:value-type="float">
            <text:p>44152</text:p>
          </table:table-cell>
          <table:table-cell office:value-type="float" office:value="6314832226" calcext:value-type="float">
            <text:p>6314832226</text:p>
          </table:table-cell>
          <table:table-cell office:value-type="float" office:value="8728968980" calcext:value-type="float">
            <text:p>8728968980</text:p>
          </table:table-cell>
          <table:table-cell office:value-type="float" office:value="124" calcext:value-type="float">
            <text:p>124</text:p>
          </table:table-cell>
          <table:table-cell office:value-type="float" office:value="15643859" calcext:value-type="float">
            <text:p>15643859</text:p>
          </table:table-cell>
          <table:table-cell office:value-type="float" office:value="17269151" calcext:value-type="float">
            <text:p>17269151</text:p>
          </table:table-cell>
          <table:table-cell office:value-type="float" office:value="1157" calcext:value-type="float">
            <text:p>11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434" calcext:value-type="float">
            <text:p>0.723434</text:p>
          </table:table-cell>
          <table:table-cell office:value-type="float" office:value="124" calcext:value-type="float">
            <text:p>124</text:p>
          </table:table-cell>
          <table:table-cell office:value-type="float" office:value="0.998212" calcext:value-type="float">
            <text:p>0.998212</text:p>
          </table:table-cell>
          <table:table-cell office:value-type="float" office:value="1.10192" calcext:value-type="float">
            <text:p>1.10192</text:p>
          </table:table-cell>
          <table:table-cell office:value-type="float" office:value="0.000074" calcext:value-type="float">
            <text:p>0.000074</text:p>
          </table:table-cell>
          <table:table-cell office:value-type="float" office:value="0.91" calcext:value-type="float">
            <text:p>0.91</text:p>
          </table:table-cell>
          <table:table-cell office:value-type="float" office:value="14925.8" calcext:value-type="float">
            <text:p>14925.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5155" calcext:value-type="float">
            <text:p>45155</text:p>
          </table:table-cell>
          <table:table-cell office:value-type="float" office:value="6285986089" calcext:value-type="float">
            <text:p>6285986089</text:p>
          </table:table-cell>
          <table:table-cell office:value-type="float" office:value="8685232323" calcext:value-type="float">
            <text:p>8685232323</text:p>
          </table:table-cell>
          <table:table-cell office:value-type="float" office:value="26" calcext:value-type="float">
            <text:p>26</text:p>
          </table:table-cell>
          <table:table-cell office:value-type="float" office:value="15360606" calcext:value-type="float">
            <text:p>15360606</text:p>
          </table:table-cell>
          <table:table-cell office:value-type="float" office:value="16815567" calcext:value-type="float">
            <text:p>16815567</text:p>
          </table:table-cell>
          <table:table-cell office:value-type="float" office:value="957" calcext:value-type="float">
            <text:p>9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756" calcext:value-type="float">
            <text:p>0.723756</text:p>
          </table:table-cell>
          <table:table-cell office:value-type="float" office:value="26" calcext:value-type="float">
            <text:p>26</text:p>
          </table:table-cell>
          <table:table-cell office:value-type="float" office:value="0.980138" calcext:value-type="float">
            <text:p>0.980138</text:p>
          </table:table-cell>
          <table:table-cell office:value-type="float" office:value="1.072977" calcext:value-type="float">
            <text:p>1.072977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0.91" calcext:value-type="float">
            <text:p>0.91</text:p>
          </table:table-cell>
          <table:table-cell office:value-type="float" office:value="17571.13" calcext:value-type="float">
            <text:p>17571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6158" calcext:value-type="float">
            <text:p>46158</text:p>
          </table:table-cell>
          <table:table-cell office:value-type="float" office:value="6473340451" calcext:value-type="float">
            <text:p>6473340451</text:p>
          </table:table-cell>
          <table:table-cell office:value-type="float" office:value="8938389182" calcext:value-type="float">
            <text:p>8938389182</text:p>
          </table:table-cell>
          <table:table-cell office:value-type="float" office:value="94" calcext:value-type="float">
            <text:p>94</text:p>
          </table:table-cell>
          <table:table-cell office:value-type="float" office:value="15510780" calcext:value-type="float">
            <text:p>15510780</text:p>
          </table:table-cell>
          <table:table-cell office:value-type="float" office:value="16794353" calcext:value-type="float">
            <text:p>16794353</text:p>
          </table:table-cell>
          <table:table-cell office:value-type="float" office:value="1014" calcext:value-type="float">
            <text:p>101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4218" calcext:value-type="float">
            <text:p>0.724218</text:p>
          </table:table-cell>
          <table:table-cell office:value-type="float" office:value="94" calcext:value-type="float">
            <text:p>94</text:p>
          </table:table-cell>
          <table:table-cell office:value-type="float" office:value="0.989721" calcext:value-type="float">
            <text:p>0.989721</text:p>
          </table:table-cell>
          <table:table-cell office:value-type="float" office:value="1.071624" calcext:value-type="float">
            <text:p>1.07162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92" calcext:value-type="float">
            <text:p>0.92</text:p>
          </table:table-cell>
          <table:table-cell office:value-type="float" office:value="16562.48" calcext:value-type="float">
            <text:p>16562.4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7161" calcext:value-type="float">
            <text:p>47161</text:p>
          </table:table-cell>
          <table:table-cell office:value-type="float" office:value="6431586846" calcext:value-type="float">
            <text:p>6431586846</text:p>
          </table:table-cell>
          <table:table-cell office:value-type="float" office:value="8885139115" calcext:value-type="float">
            <text:p>8885139115</text:p>
          </table:table-cell>
          <table:table-cell office:value-type="float" office:value="55" calcext:value-type="float">
            <text:p>55</text:p>
          </table:table-cell>
          <table:table-cell office:value-type="float" office:value="15516316" calcext:value-type="float">
            <text:p>15516316</text:p>
          </table:table-cell>
          <table:table-cell office:value-type="float" office:value="16871422" calcext:value-type="float">
            <text:p>16871422</text:p>
          </table:table-cell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3859" calcext:value-type="float">
            <text:p>0.723859</text:p>
          </table:table-cell>
          <table:table-cell office:value-type="float" office:value="55" calcext:value-type="float">
            <text:p>55</text:p>
          </table:table-cell>
          <table:table-cell office:value-type="float" office:value="0.990074" calcext:value-type="float">
            <text:p>0.990074</text:p>
          </table:table-cell>
          <table:table-cell office:value-type="float" office:value="1.076541" calcext:value-type="float">
            <text:p>1.076541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92" calcext:value-type="float">
            <text:p>0.92</text:p>
          </table:table-cell>
          <table:table-cell office:value-type="float" office:value="21968" calcext:value-type="float">
            <text:p>219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8164" calcext:value-type="float">
            <text:p>48164</text:p>
          </table:table-cell>
          <table:table-cell office:value-type="float" office:value="6374912474" calcext:value-type="float">
            <text:p>6374912474</text:p>
          </table:table-cell>
          <table:table-cell office:value-type="float" office:value="8801579181" calcext:value-type="float">
            <text:p>8801579181</text:p>
          </table:table-cell>
          <table:table-cell office:value-type="float" office:value="78" calcext:value-type="float">
            <text:p>78</text:p>
          </table:table-cell>
          <table:table-cell office:value-type="float" office:value="15437692" calcext:value-type="float">
            <text:p>15437692</text:p>
          </table:table-cell>
          <table:table-cell office:value-type="float" office:value="16826185" calcext:value-type="float">
            <text:p>16826185</text:p>
          </table:table-cell>
          <table:table-cell office:value-type="float" office:value="880" calcext:value-type="float">
            <text:p>88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4292" calcext:value-type="float">
            <text:p>0.724292</text:p>
          </table:table-cell>
          <table:table-cell office:value-type="float" office:value="78" calcext:value-type="float">
            <text:p>78</text:p>
          </table:table-cell>
          <table:table-cell office:value-type="float" office:value="0.985057" calcext:value-type="float">
            <text:p>0.985057</text:p>
          </table:table-cell>
          <table:table-cell office:value-type="float" office:value="1.073655" calcext:value-type="float">
            <text:p>1.073655</text:p>
          </table:table-cell>
          <table:table-cell office:value-type="float" office:value="0.000056" calcext:value-type="float">
            <text:p>0.000056</text:p>
          </table:table-cell>
          <table:table-cell office:value-type="float" office:value="0.92" calcext:value-type="float">
            <text:p>0.92</text:p>
          </table:table-cell>
          <table:table-cell office:value-type="float" office:value="19120.66" calcext:value-type="float">
            <text:p>19120.6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49167" calcext:value-type="float">
            <text:p>49167</text:p>
          </table:table-cell>
          <table:table-cell office:value-type="float" office:value="6445966152" calcext:value-type="float">
            <text:p>6445966152</text:p>
          </table:table-cell>
          <table:table-cell office:value-type="float" office:value="8902533852" calcext:value-type="float">
            <text:p>8902533852</text:p>
          </table:table-cell>
          <table:table-cell office:value-type="float" office:value="15" calcext:value-type="float">
            <text:p>15</text:p>
          </table:table-cell>
          <table:table-cell office:value-type="float" office:value="15251883" calcext:value-type="float">
            <text:p>15251883</text:p>
          </table:table-cell>
          <table:table-cell office:value-type="float" office:value="16383576" calcext:value-type="float">
            <text:p>16383576</text:p>
          </table:table-cell>
          <table:table-cell office:value-type="float" office:value="637" calcext:value-type="float">
            <text:p>6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406" calcext:value-type="float">
            <text:p>0.72406</text:p>
          </table:table-cell>
          <table:table-cell office:value-type="float" office:value="15" calcext:value-type="float">
            <text:p>15</text:p>
          </table:table-cell>
          <table:table-cell office:value-type="float" office:value="0.973201" calcext:value-type="float">
            <text:p>0.973201</text:p>
          </table:table-cell>
          <table:table-cell office:value-type="float" office:value="1.045413" calcext:value-type="float">
            <text:p>1.045413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93" calcext:value-type="float">
            <text:p>0.93</text:p>
          </table:table-cell>
          <table:table-cell office:value-type="float" office:value="25719.9" calcext:value-type="float">
            <text:p>25719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0170" calcext:value-type="float">
            <text:p>50170</text:p>
          </table:table-cell>
          <table:table-cell office:value-type="float" office:value="1952044811" calcext:value-type="float">
            <text:p>1952044811</text:p>
          </table:table-cell>
          <table:table-cell office:value-type="float" office:value="2705490173" calcext:value-type="float">
            <text:p>2705490173</text:p>
          </table:table-cell>
          <table:table-cell office:value-type="float" office:value="1537" calcext:value-type="float">
            <text:p>1537</text:p>
          </table:table-cell>
          <table:table-cell office:value-type="float" office:value="4703742" calcext:value-type="float">
            <text:p>4703742</text:p>
          </table:table-cell>
          <table:table-cell office:value-type="float" office:value="5206924" calcext:value-type="float">
            <text:p>5206924</text:p>
          </table:table-cell>
          <table:table-cell office:value-type="float" office:value="2506" calcext:value-type="float">
            <text:p>250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21512" calcext:value-type="float">
            <text:p>0.721512</text:p>
          </table:table-cell>
          <table:table-cell office:value-type="float" office:value="1537" calcext:value-type="float">
            <text:p>1537</text:p>
          </table:table-cell>
          <table:table-cell office:value-type="float" office:value="0.300139" calcext:value-type="float">
            <text:p>0.300139</text:p>
          </table:table-cell>
          <table:table-cell office:value-type="float" office:value="0.332246" calcext:value-type="float">
            <text:p>0.332246</text:p>
          </table:table-cell>
          <table:table-cell office:value-type="float" office:value="0.00016" calcext:value-type="float">
            <text:p>0.00016</text:p>
          </table:table-cell>
          <table:table-cell office:value-type="float" office:value="0.9" calcext:value-type="float">
            <text:p>0.9</text:p>
          </table:table-cell>
          <table:table-cell office:value-type="float" office:value="2077.78" calcext:value-type="float">
            <text:p>2077.78</text:p>
          </table:table-cell>
        </table:table-row>
      </table:table>
      <table:table table:name="2mm_STANDARD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2mm_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3181" calcext:value-type="float">
            <text:p>53181</text:p>
          </table:table-cell>
          <table:table-cell office:value-type="float" office:value="1252765660" calcext:value-type="float">
            <text:p>1252765660</text:p>
          </table:table-cell>
          <table:table-cell office:value-type="float" office:value="5258202208" calcext:value-type="float">
            <text:p>5258202208</text:p>
          </table:table-cell>
          <table:table-cell office:value-type="float" office:value="259360" calcext:value-type="float">
            <text:p>259360</text:p>
          </table:table-cell>
          <table:table-cell office:value-type="float" office:value="202036958" calcext:value-type="float">
            <text:p>202036958</text:p>
          </table:table-cell>
          <table:table-cell office:value-type="float" office:value="135550386" calcext:value-type="float">
            <text:p>135550386</text:p>
          </table:table-cell>
          <table:table-cell office:value-type="float" office:value="691704" calcext:value-type="float">
            <text:p>6917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825" calcext:value-type="float">
            <text:p>0.23825</text:p>
          </table:table-cell>
          <table:table-cell office:value-type="float" office:value="259360" calcext:value-type="float">
            <text:p>259360</text:p>
          </table:table-cell>
          <table:table-cell office:value-type="float" office:value="12.89169" calcext:value-type="float">
            <text:p>12.89169</text:p>
          </table:table-cell>
          <table:table-cell office:value-type="float" office:value="8.649277" calcext:value-type="float">
            <text:p>8.649277</text:p>
          </table:table-cell>
          <table:table-cell office:value-type="float" office:value="0.044137" calcext:value-type="float">
            <text:p>0.044137</text:p>
          </table:table-cell>
          <table:table-cell office:value-type="float" office:value="1.49" calcext:value-type="float">
            <text:p>1.49</text:p>
          </table:table-cell>
          <table:table-cell office:value-type="float" office:value="195.97" calcext:value-type="float">
            <text:p>195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4184" calcext:value-type="float">
            <text:p>54184</text:p>
          </table:table-cell>
          <table:table-cell office:value-type="float" office:value="2120975219" calcext:value-type="float">
            <text:p>2120975219</text:p>
          </table:table-cell>
          <table:table-cell office:value-type="float" office:value="9147096285" calcext:value-type="float">
            <text:p>9147096285</text:p>
          </table:table-cell>
          <table:table-cell office:value-type="float" office:value="116262" calcext:value-type="float">
            <text:p>116262</text:p>
          </table:table-cell>
          <table:table-cell office:value-type="float" office:value="355170826" calcext:value-type="float">
            <text:p>355170826</text:p>
          </table:table-cell>
          <table:table-cell office:value-type="float" office:value="237786904" calcext:value-type="float">
            <text:p>237786904</text:p>
          </table:table-cell>
          <table:table-cell office:value-type="float" office:value="116160" calcext:value-type="float">
            <text:p>1161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74" calcext:value-type="float">
            <text:p>0.231874</text:p>
          </table:table-cell>
          <table:table-cell office:value-type="float" office:value="116262" calcext:value-type="float">
            <text:p>116262</text:p>
          </table:table-cell>
          <table:table-cell office:value-type="float" office:value="22.662943" calcext:value-type="float">
            <text:p>22.662943</text:p>
          </table:table-cell>
          <table:table-cell office:value-type="float" office:value="15.172844" calcext:value-type="float">
            <text:p>15.172844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1.49" calcext:value-type="float">
            <text:p>1.49</text:p>
          </table:table-cell>
          <table:table-cell office:value-type="float" office:value="2047.06" calcext:value-type="float">
            <text:p>2047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5187" calcext:value-type="float">
            <text:p>55187</text:p>
          </table:table-cell>
          <table:table-cell office:value-type="float" office:value="2081002060" calcext:value-type="float">
            <text:p>2081002060</text:p>
          </table:table-cell>
          <table:table-cell office:value-type="float" office:value="8977588527" calcext:value-type="float">
            <text:p>8977588527</text:p>
          </table:table-cell>
          <table:table-cell office:value-type="float" office:value="78434" calcext:value-type="float">
            <text:p>78434</text:p>
          </table:table-cell>
          <table:table-cell office:value-type="float" office:value="348771247" calcext:value-type="float">
            <text:p>348771247</text:p>
          </table:table-cell>
          <table:table-cell office:value-type="float" office:value="233242468" calcext:value-type="float">
            <text:p>233242468</text:p>
          </table:table-cell>
          <table:table-cell office:value-type="float" office:value="78787" calcext:value-type="float">
            <text:p>78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" calcext:value-type="float">
            <text:p>0.2318</text:p>
          </table:table-cell>
          <table:table-cell office:value-type="float" office:value="78434" calcext:value-type="float">
            <text:p>78434</text:p>
          </table:table-cell>
          <table:table-cell office:value-type="float" office:value="22.254595" calcext:value-type="float">
            <text:p>22.254595</text:p>
          </table:table-cell>
          <table:table-cell office:value-type="float" office:value="14.882869" calcext:value-type="float">
            <text:p>14.882869</text:p>
          </table:table-cell>
          <table:table-cell office:value-type="float" office:value="0.005027" calcext:value-type="float">
            <text:p>0.005027</text:p>
          </table:table-cell>
          <table:table-cell office:value-type="float" office:value="1.5" calcext:value-type="float">
            <text:p>1.5</text:p>
          </table:table-cell>
          <table:table-cell office:value-type="float" office:value="2960.42" calcext:value-type="float">
            <text:p>2960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6190" calcext:value-type="float">
            <text:p>56190</text:p>
          </table:table-cell>
          <table:table-cell office:value-type="float" office:value="2088278739" calcext:value-type="float">
            <text:p>2088278739</text:p>
          </table:table-cell>
          <table:table-cell office:value-type="float" office:value="9006666903" calcext:value-type="float">
            <text:p>9006666903</text:p>
          </table:table-cell>
          <table:table-cell office:value-type="float" office:value="55098" calcext:value-type="float">
            <text:p>55098</text:p>
          </table:table-cell>
          <table:table-cell office:value-type="float" office:value="349724459" calcext:value-type="float">
            <text:p>349724459</text:p>
          </table:table-cell>
          <table:table-cell office:value-type="float" office:value="234062565" calcext:value-type="float">
            <text:p>234062565</text:p>
          </table:table-cell>
          <table:table-cell office:value-type="float" office:value="55313" calcext:value-type="float">
            <text:p>5531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59" calcext:value-type="float">
            <text:p>0.231859</text:p>
          </table:table-cell>
          <table:table-cell office:value-type="float" office:value="55098" calcext:value-type="float">
            <text:p>55098</text:p>
          </table:table-cell>
          <table:table-cell office:value-type="float" office:value="22.315418" calcext:value-type="float">
            <text:p>22.315418</text:p>
          </table:table-cell>
          <table:table-cell office:value-type="float" office:value="14.935198" calcext:value-type="float">
            <text:p>14.935198</text:p>
          </table:table-cell>
          <table:table-cell office:value-type="float" office:value="0.003529" calcext:value-type="float">
            <text:p>0.003529</text:p>
          </table:table-cell>
          <table:table-cell office:value-type="float" office:value="1.49" calcext:value-type="float">
            <text:p>1.49</text:p>
          </table:table-cell>
          <table:table-cell office:value-type="float" office:value="4231.6" calcext:value-type="float">
            <text:p>4231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7193" calcext:value-type="float">
            <text:p>57193</text:p>
          </table:table-cell>
          <table:table-cell office:value-type="float" office:value="2097662898" calcext:value-type="float">
            <text:p>2097662898</text:p>
          </table:table-cell>
          <table:table-cell office:value-type="float" office:value="9037962917" calcext:value-type="float">
            <text:p>9037962917</text:p>
          </table:table-cell>
          <table:table-cell office:value-type="float" office:value="55812" calcext:value-type="float">
            <text:p>55812</text:p>
          </table:table-cell>
          <table:table-cell office:value-type="float" office:value="351206743" calcext:value-type="float">
            <text:p>351206743</text:p>
          </table:table-cell>
          <table:table-cell office:value-type="float" office:value="235129223" calcext:value-type="float">
            <text:p>235129223</text:p>
          </table:table-cell>
          <table:table-cell office:value-type="float" office:value="56093" calcext:value-type="float">
            <text:p>5609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95" calcext:value-type="float">
            <text:p>0.232095</text:p>
          </table:table-cell>
          <table:table-cell office:value-type="float" office:value="55812" calcext:value-type="float">
            <text:p>55812</text:p>
          </table:table-cell>
          <table:table-cell office:value-type="float" office:value="22.410002" calcext:value-type="float">
            <text:p>22.410002</text:p>
          </table:table-cell>
          <table:table-cell office:value-type="float" office:value="15.00326" calcext:value-type="float">
            <text:p>15.00326</text:p>
          </table:table-cell>
          <table:table-cell office:value-type="float" office:value="0.003579" calcext:value-type="float">
            <text:p>0.003579</text:p>
          </table:table-cell>
          <table:table-cell office:value-type="float" office:value="1.49" calcext:value-type="float">
            <text:p>1.49</text:p>
          </table:table-cell>
          <table:table-cell office:value-type="float" office:value="4191.77" calcext:value-type="float">
            <text:p>4191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8196" calcext:value-type="float">
            <text:p>58196</text:p>
          </table:table-cell>
          <table:table-cell office:value-type="float" office:value="1939901194" calcext:value-type="float">
            <text:p>1939901194</text:p>
          </table:table-cell>
          <table:table-cell office:value-type="float" office:value="9018341664" calcext:value-type="float">
            <text:p>9018341664</text:p>
          </table:table-cell>
          <table:table-cell office:value-type="float" office:value="253985" calcext:value-type="float">
            <text:p>253985</text:p>
          </table:table-cell>
          <table:table-cell office:value-type="float" office:value="382488608" calcext:value-type="float">
            <text:p>382488608</text:p>
          </table:table-cell>
          <table:table-cell office:value-type="float" office:value="241754141" calcext:value-type="float">
            <text:p>241754141</text:p>
          </table:table-cell>
          <table:table-cell office:value-type="float" office:value="254602" calcext:value-type="float">
            <text:p>25460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106" calcext:value-type="float">
            <text:p>0.215106</text:p>
          </table:table-cell>
          <table:table-cell office:value-type="float" office:value="253985" calcext:value-type="float">
            <text:p>253985</text:p>
          </table:table-cell>
          <table:table-cell office:value-type="float" office:value="24.406054" calcext:value-type="float">
            <text:p>24.406054</text:p>
          </table:table-cell>
          <table:table-cell office:value-type="float" office:value="15.425987" calcext:value-type="float">
            <text:p>15.425987</text:p>
          </table:table-cell>
          <table:table-cell office:value-type="float" office:value="0.016246" calcext:value-type="float">
            <text:p>0.016246</text:p>
          </table:table-cell>
          <table:table-cell office:value-type="float" office:value="1.58" calcext:value-type="float">
            <text:p>1.58</text:p>
          </table:table-cell>
          <table:table-cell office:value-type="float" office:value="949.54" calcext:value-type="float">
            <text:p>949.5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59198" calcext:value-type="float">
            <text:p>59198</text:p>
          </table:table-cell>
          <table:table-cell office:value-type="float" office:value="1898518831" calcext:value-type="float">
            <text:p>1898518831</text:p>
          </table:table-cell>
          <table:table-cell office:value-type="float" office:value="8883084556" calcext:value-type="float">
            <text:p>8883084556</text:p>
          </table:table-cell>
          <table:table-cell office:value-type="float" office:value="244635" calcext:value-type="float">
            <text:p>244635</text:p>
          </table:table-cell>
          <table:table-cell office:value-type="float" office:value="379127393" calcext:value-type="float">
            <text:p>379127393</text:p>
          </table:table-cell>
          <table:table-cell office:value-type="float" office:value="239113748" calcext:value-type="float">
            <text:p>239113748</text:p>
          </table:table-cell>
          <table:table-cell office:value-type="float" office:value="244789" calcext:value-type="float">
            <text:p>24478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723" calcext:value-type="float">
            <text:p>0.213723</text:p>
          </table:table-cell>
          <table:table-cell office:value-type="float" office:value="244635" calcext:value-type="float">
            <text:p>244635</text:p>
          </table:table-cell>
          <table:table-cell office:value-type="float" office:value="24.215721" calcext:value-type="float">
            <text:p>24.215721</text:p>
          </table:table-cell>
          <table:table-cell office:value-type="float" office:value="15.272734" calcext:value-type="float">
            <text:p>15.272734</text:p>
          </table:table-cell>
          <table:table-cell office:value-type="float" office:value="0.015635" calcext:value-type="float">
            <text:p>0.015635</text:p>
          </table:table-cell>
          <table:table-cell office:value-type="float" office:value="1.59" calcext:value-type="float">
            <text:p>1.59</text:p>
          </table:table-cell>
          <table:table-cell office:value-type="float" office:value="976.82" calcext:value-type="float">
            <text:p>976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0201" calcext:value-type="float">
            <text:p>60201</text:p>
          </table:table-cell>
          <table:table-cell office:value-type="float" office:value="1920103211" calcext:value-type="float">
            <text:p>1920103211</text:p>
          </table:table-cell>
          <table:table-cell office:value-type="float" office:value="8984839052" calcext:value-type="float">
            <text:p>8984839052</text:p>
          </table:table-cell>
          <table:table-cell office:value-type="float" office:value="175025" calcext:value-type="float">
            <text:p>175025</text:p>
          </table:table-cell>
          <table:table-cell office:value-type="float" office:value="383495782" calcext:value-type="float">
            <text:p>383495782</text:p>
          </table:table-cell>
          <table:table-cell office:value-type="float" office:value="241811157" calcext:value-type="float">
            <text:p>241811157</text:p>
          </table:table-cell>
          <table:table-cell office:value-type="float" office:value="175227" calcext:value-type="float">
            <text:p>17522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705" calcext:value-type="float">
            <text:p>0.213705</text:p>
          </table:table-cell>
          <table:table-cell office:value-type="float" office:value="175025" calcext:value-type="float">
            <text:p>175025</text:p>
          </table:table-cell>
          <table:table-cell office:value-type="float" office:value="24.470318" calcext:value-type="float">
            <text:p>24.470318</text:p>
          </table:table-cell>
          <table:table-cell office:value-type="float" office:value="15.429625" calcext:value-type="float">
            <text:p>15.429625</text:p>
          </table:table-cell>
          <table:table-cell office:value-type="float" office:value="0.011181" calcext:value-type="float">
            <text:p>0.011181</text:p>
          </table:table-cell>
          <table:table-cell office:value-type="float" office:value="1.59" calcext:value-type="float">
            <text:p>1.59</text:p>
          </table:table-cell>
          <table:table-cell office:value-type="float" office:value="1379.99" calcext:value-type="float">
            <text:p>1379.9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1204" calcext:value-type="float">
            <text:p>61204</text:p>
          </table:table-cell>
          <table:table-cell office:value-type="float" office:value="1889385019" calcext:value-type="float">
            <text:p>1889385019</text:p>
          </table:table-cell>
          <table:table-cell office:value-type="float" office:value="8842319433" calcext:value-type="float">
            <text:p>8842319433</text:p>
          </table:table-cell>
          <table:table-cell office:value-type="float" office:value="125956" calcext:value-type="float">
            <text:p>125956</text:p>
          </table:table-cell>
          <table:table-cell office:value-type="float" office:value="377617447" calcext:value-type="float">
            <text:p>377617447</text:p>
          </table:table-cell>
          <table:table-cell office:value-type="float" office:value="237948908" calcext:value-type="float">
            <text:p>237948908</text:p>
          </table:table-cell>
          <table:table-cell office:value-type="float" office:value="126158" calcext:value-type="float">
            <text:p>12615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75" calcext:value-type="float">
            <text:p>0.213675</text:p>
          </table:table-cell>
          <table:table-cell office:value-type="float" office:value="125956" calcext:value-type="float">
            <text:p>125956</text:p>
          </table:table-cell>
          <table:table-cell office:value-type="float" office:value="24.09523" calcext:value-type="float">
            <text:p>24.09523</text:p>
          </table:table-cell>
          <table:table-cell office:value-type="float" office:value="15.183181" calcext:value-type="float">
            <text:p>15.183181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1.59" calcext:value-type="float">
            <text:p>1.59</text:p>
          </table:table-cell>
          <table:table-cell office:value-type="float" office:value="1886.12" calcext:value-type="float">
            <text:p>1886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2207" calcext:value-type="float">
            <text:p>62207</text:p>
          </table:table-cell>
          <table:table-cell office:value-type="float" office:value="2026632254" calcext:value-type="float">
            <text:p>2026632254</text:p>
          </table:table-cell>
          <table:table-cell office:value-type="float" office:value="9067433524" calcext:value-type="float">
            <text:p>9067433524</text:p>
          </table:table-cell>
          <table:table-cell office:value-type="float" office:value="466570" calcext:value-type="float">
            <text:p>466570</text:p>
          </table:table-cell>
          <table:table-cell office:value-type="float" office:value="372175859" calcext:value-type="float">
            <text:p>372175859</text:p>
          </table:table-cell>
          <table:table-cell office:value-type="float" office:value="240187043" calcext:value-type="float">
            <text:p>240187043</text:p>
          </table:table-cell>
          <table:table-cell office:value-type="float" office:value="733517" calcext:value-type="float">
            <text:p>73351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3507" calcext:value-type="float">
            <text:p>0.223507</text:p>
          </table:table-cell>
          <table:table-cell office:value-type="float" office:value="466570" calcext:value-type="float">
            <text:p>466570</text:p>
          </table:table-cell>
          <table:table-cell office:value-type="float" office:value="23.748013" calcext:value-type="float">
            <text:p>23.748013</text:p>
          </table:table-cell>
          <table:table-cell office:value-type="float" office:value="15.325993" calcext:value-type="float">
            <text:p>15.325993</text:p>
          </table:table-cell>
          <table:table-cell office:value-type="float" office:value="0.046805" calcext:value-type="float">
            <text:p>0.046805</text:p>
          </table:table-cell>
          <table:table-cell office:value-type="float" office:value="1.55" calcext:value-type="float">
            <text:p>1.55</text:p>
          </table:table-cell>
          <table:table-cell office:value-type="float" office:value="327.45" calcext:value-type="float">
            <text:p>327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3210" calcext:value-type="float">
            <text:p>63210</text:p>
          </table:table-cell>
          <table:table-cell office:value-type="float" office:value="2169323119" calcext:value-type="float">
            <text:p>2169323119</text:p>
          </table:table-cell>
          <table:table-cell office:value-type="float" office:value="9351454143" calcext:value-type="float">
            <text:p>9351454143</text:p>
          </table:table-cell>
          <table:table-cell office:value-type="float" office:value="139009" calcext:value-type="float">
            <text:p>139009</text:p>
          </table:table-cell>
          <table:table-cell office:value-type="float" office:value="363237686" calcext:value-type="float">
            <text:p>363237686</text:p>
          </table:table-cell>
          <table:table-cell office:value-type="float" office:value="243192278" calcext:value-type="float">
            <text:p>243192278</text:p>
          </table:table-cell>
          <table:table-cell office:value-type="float" office:value="139097" calcext:value-type="float">
            <text:p>13909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977" calcext:value-type="float">
            <text:p>0.231977</text:p>
          </table:table-cell>
          <table:table-cell office:value-type="float" office:value="139009" calcext:value-type="float">
            <text:p>139009</text:p>
          </table:table-cell>
          <table:table-cell office:value-type="float" office:value="23.177679" calcext:value-type="float">
            <text:p>23.177679</text:p>
          </table:table-cell>
          <table:table-cell office:value-type="float" office:value="15.517752" calcext:value-type="float">
            <text:p>15.517752</text:p>
          </table:table-cell>
          <table:table-cell office:value-type="float" office:value="0.008876" calcext:value-type="float">
            <text:p>0.008876</text:p>
          </table:table-cell>
          <table:table-cell office:value-type="float" office:value="1.49" calcext:value-type="float">
            <text:p>1.49</text:p>
          </table:table-cell>
          <table:table-cell office:value-type="float" office:value="1748.36" calcext:value-type="float">
            <text:p>1748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4213" calcext:value-type="float">
            <text:p>64213</text:p>
          </table:table-cell>
          <table:table-cell office:value-type="float" office:value="2176958751" calcext:value-type="float">
            <text:p>2176958751</text:p>
          </table:table-cell>
          <table:table-cell office:value-type="float" office:value="9390925740" calcext:value-type="float">
            <text:p>9390925740</text:p>
          </table:table-cell>
          <table:table-cell office:value-type="float" office:value="111964" calcext:value-type="float">
            <text:p>111964</text:p>
          </table:table-cell>
          <table:table-cell office:value-type="float" office:value="364767318" calcext:value-type="float">
            <text:p>364767318</text:p>
          </table:table-cell>
          <table:table-cell office:value-type="float" office:value="244027607" calcext:value-type="float">
            <text:p>244027607</text:p>
          </table:table-cell>
          <table:table-cell office:value-type="float" office:value="112066" calcext:value-type="float">
            <text:p>1120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15" calcext:value-type="float">
            <text:p>0.231815</text:p>
          </table:table-cell>
          <table:table-cell office:value-type="float" office:value="111964" calcext:value-type="float">
            <text:p>111964</text:p>
          </table:table-cell>
          <table:table-cell office:value-type="float" office:value="23.275284" calcext:value-type="float">
            <text:p>23.275284</text:p>
          </table:table-cell>
          <table:table-cell office:value-type="float" office:value="15.571054" calcext:value-type="float">
            <text:p>15.571054</text:p>
          </table:table-cell>
          <table:table-cell office:value-type="float" office:value="0.007151" calcext:value-type="float">
            <text:p>0.007151</text:p>
          </table:table-cell>
          <table:table-cell office:value-type="float" office:value="1.49" calcext:value-type="float">
            <text:p>1.49</text:p>
          </table:table-cell>
          <table:table-cell office:value-type="float" office:value="2177.53" calcext:value-type="float">
            <text:p>2177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5216" calcext:value-type="float">
            <text:p>65216</text:p>
          </table:table-cell>
          <table:table-cell office:value-type="float" office:value="2138414756" calcext:value-type="float">
            <text:p>2138414756</text:p>
          </table:table-cell>
          <table:table-cell office:value-type="float" office:value="9224993543" calcext:value-type="float">
            <text:p>9224993543</text:p>
          </table:table-cell>
          <table:table-cell office:value-type="float" office:value="126210" calcext:value-type="float">
            <text:p>126210</text:p>
          </table:table-cell>
          <table:table-cell office:value-type="float" office:value="358325334" calcext:value-type="float">
            <text:p>358325334</text:p>
          </table:table-cell>
          <table:table-cell office:value-type="float" office:value="239722991" calcext:value-type="float">
            <text:p>239722991</text:p>
          </table:table-cell>
          <table:table-cell office:value-type="float" office:value="126153" calcext:value-type="float">
            <text:p>12615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1807" calcext:value-type="float">
            <text:p>0.231807</text:p>
          </table:table-cell>
          <table:table-cell office:value-type="float" office:value="126210" calcext:value-type="float">
            <text:p>126210</text:p>
          </table:table-cell>
          <table:table-cell office:value-type="float" office:value="22.864229" calcext:value-type="float">
            <text:p>22.864229</text:p>
          </table:table-cell>
          <table:table-cell office:value-type="float" office:value="15.296382" calcext:value-type="float">
            <text:p>15.296382</text:p>
          </table:table-cell>
          <table:table-cell office:value-type="float" office:value="0.00805" calcext:value-type="float">
            <text:p>0.00805</text:p>
          </table:table-cell>
          <table:table-cell office:value-type="float" office:value="1.49" calcext:value-type="float">
            <text:p>1.49</text:p>
          </table:table-cell>
          <table:table-cell office:value-type="float" office:value="1900.26" calcext:value-type="float">
            <text:p>1900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6219" calcext:value-type="float">
            <text:p>66219</text:p>
          </table:table-cell>
          <table:table-cell office:value-type="float" office:value="2160176305" calcext:value-type="float">
            <text:p>2160176305</text:p>
          </table:table-cell>
          <table:table-cell office:value-type="float" office:value="9306245514" calcext:value-type="float">
            <text:p>9306245514</text:p>
          </table:table-cell>
          <table:table-cell office:value-type="float" office:value="85596" calcext:value-type="float">
            <text:p>85596</text:p>
          </table:table-cell>
          <table:table-cell office:value-type="float" office:value="361600500" calcext:value-type="float">
            <text:p>361600500</text:p>
          </table:table-cell>
          <table:table-cell office:value-type="float" office:value="242118964" calcext:value-type="float">
            <text:p>242118964</text:p>
          </table:table-cell>
          <table:table-cell office:value-type="float" office:value="85967" calcext:value-type="float">
            <text:p>859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1" calcext:value-type="float">
            <text:p>0.232121</text:p>
          </table:table-cell>
          <table:table-cell office:value-type="float" office:value="85596" calcext:value-type="float">
            <text:p>85596</text:p>
          </table:table-cell>
          <table:table-cell office:value-type="float" office:value="23.073214" calcext:value-type="float">
            <text:p>23.073214</text:p>
          </table:table-cell>
          <table:table-cell office:value-type="float" office:value="15.449265" calcext:value-type="float">
            <text:p>15.449265</text:p>
          </table:table-cell>
          <table:table-cell office:value-type="float" office:value="0.005485" calcext:value-type="float">
            <text:p>0.005485</text:p>
          </table:table-cell>
          <table:table-cell office:value-type="float" office:value="1.49" calcext:value-type="float">
            <text:p>1.49</text:p>
          </table:table-cell>
          <table:table-cell office:value-type="float" office:value="2816.42" calcext:value-type="float">
            <text:p>2816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7222" calcext:value-type="float">
            <text:p>67222</text:p>
          </table:table-cell>
          <table:table-cell office:value-type="float" office:value="1936935498" calcext:value-type="float">
            <text:p>1936935498</text:p>
          </table:table-cell>
          <table:table-cell office:value-type="float" office:value="8973176456" calcext:value-type="float">
            <text:p>8973176456</text:p>
          </table:table-cell>
          <table:table-cell office:value-type="float" office:value="342316" calcext:value-type="float">
            <text:p>342316</text:p>
          </table:table-cell>
          <table:table-cell office:value-type="float" office:value="379211570" calcext:value-type="float">
            <text:p>379211570</text:p>
          </table:table-cell>
          <table:table-cell office:value-type="float" office:value="240282045" calcext:value-type="float">
            <text:p>240282045</text:p>
          </table:table-cell>
          <table:table-cell office:value-type="float" office:value="343009" calcext:value-type="float">
            <text:p>34300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858" calcext:value-type="float">
            <text:p>0.215858</text:p>
          </table:table-cell>
          <table:table-cell office:value-type="float" office:value="342316" calcext:value-type="float">
            <text:p>342316</text:p>
          </table:table-cell>
          <table:table-cell office:value-type="float" office:value="24.196951" calcext:value-type="float">
            <text:p>24.196951</text:p>
          </table:table-cell>
          <table:table-cell office:value-type="float" office:value="15.332055" calcext:value-type="float">
            <text:p>15.332055</text:p>
          </table:table-cell>
          <table:table-cell office:value-type="float" office:value="0.021887" calcext:value-type="float">
            <text:p>0.021887</text:p>
          </table:table-cell>
          <table:table-cell office:value-type="float" office:value="1.58" calcext:value-type="float">
            <text:p>1.58</text:p>
          </table:table-cell>
          <table:table-cell office:value-type="float" office:value="700.51" calcext:value-type="float">
            <text:p>700.5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8225" calcext:value-type="float">
            <text:p>68225</text:p>
          </table:table-cell>
          <table:table-cell office:value-type="float" office:value="1910125776" calcext:value-type="float">
            <text:p>1910125776</text:p>
          </table:table-cell>
          <table:table-cell office:value-type="float" office:value="8937413007" calcext:value-type="float">
            <text:p>8937413007</text:p>
          </table:table-cell>
          <table:table-cell office:value-type="float" office:value="146763" calcext:value-type="float">
            <text:p>146763</text:p>
          </table:table-cell>
          <table:table-cell office:value-type="float" office:value="381400011" calcext:value-type="float">
            <text:p>381400011</text:p>
          </table:table-cell>
          <table:table-cell office:value-type="float" office:value="240542509" calcext:value-type="float">
            <text:p>240542509</text:p>
          </table:table-cell>
          <table:table-cell office:value-type="float" office:value="147031" calcext:value-type="float">
            <text:p>14703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722" calcext:value-type="float">
            <text:p>0.213722</text:p>
          </table:table-cell>
          <table:table-cell office:value-type="float" office:value="146763" calcext:value-type="float">
            <text:p>146763</text:p>
          </table:table-cell>
          <table:table-cell office:value-type="float" office:value="24.33659" calcext:value-type="float">
            <text:p>24.33659</text:p>
          </table:table-cell>
          <table:table-cell office:value-type="float" office:value="15.348675" calcext:value-type="float">
            <text:p>15.348675</text:p>
          </table:table-cell>
          <table:table-cell office:value-type="float" office:value="0.009382" calcext:value-type="float">
            <text:p>0.009382</text:p>
          </table:table-cell>
          <table:table-cell office:value-type="float" office:value="1.59" calcext:value-type="float">
            <text:p>1.59</text:p>
          </table:table-cell>
          <table:table-cell office:value-type="float" office:value="1636" calcext:value-type="float">
            <text:p>16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69228" calcext:value-type="float">
            <text:p>69228</text:p>
          </table:table-cell>
          <table:table-cell office:value-type="float" office:value="1938527261" calcext:value-type="float">
            <text:p>1938527261</text:p>
          </table:table-cell>
          <table:table-cell office:value-type="float" office:value="9071983010" calcext:value-type="float">
            <text:p>9071983010</text:p>
          </table:table-cell>
          <table:table-cell office:value-type="float" office:value="167607" calcext:value-type="float">
            <text:p>167607</text:p>
          </table:table-cell>
          <table:table-cell office:value-type="float" office:value="387246920" calcext:value-type="float">
            <text:p>387246920</text:p>
          </table:table-cell>
          <table:table-cell office:value-type="float" office:value="244159639" calcext:value-type="float">
            <text:p>244159639</text:p>
          </table:table-cell>
          <table:table-cell office:value-type="float" office:value="167804" calcext:value-type="float">
            <text:p>16780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83" calcext:value-type="float">
            <text:p>0.213683</text:p>
          </table:table-cell>
          <table:table-cell office:value-type="float" office:value="167607" calcext:value-type="float">
            <text:p>167607</text:p>
          </table:table-cell>
          <table:table-cell office:value-type="float" office:value="24.709673" calcext:value-type="float">
            <text:p>24.709673</text:p>
          </table:table-cell>
          <table:table-cell office:value-type="float" office:value="15.579478" calcext:value-type="float">
            <text:p>15.579478</text:p>
          </table:table-cell>
          <table:table-cell office:value-type="float" office:value="0.010707" calcext:value-type="float">
            <text:p>0.010707</text:p>
          </table:table-cell>
          <table:table-cell office:value-type="float" office:value="1.59" calcext:value-type="float">
            <text:p>1.59</text:p>
          </table:table-cell>
          <table:table-cell office:value-type="float" office:value="1455.03" calcext:value-type="float">
            <text:p>1455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0231" calcext:value-type="float">
            <text:p>70231</text:p>
          </table:table-cell>
          <table:table-cell office:value-type="float" office:value="1981464129" calcext:value-type="float">
            <text:p>1981464129</text:p>
          </table:table-cell>
          <table:table-cell office:value-type="float" office:value="9272967829" calcext:value-type="float">
            <text:p>9272967829</text:p>
          </table:table-cell>
          <table:table-cell office:value-type="float" office:value="143199" calcext:value-type="float">
            <text:p>143199</text:p>
          </table:table-cell>
          <table:table-cell office:value-type="float" office:value="396041638" calcext:value-type="float">
            <text:p>396041638</text:p>
          </table:table-cell>
          <table:table-cell office:value-type="float" office:value="249555101" calcext:value-type="float">
            <text:p>249555101</text:p>
          </table:table-cell>
          <table:table-cell office:value-type="float" office:value="143407" calcext:value-type="float">
            <text:p>14340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682" calcext:value-type="float">
            <text:p>0.213682</text:p>
          </table:table-cell>
          <table:table-cell office:value-type="float" office:value="143199" calcext:value-type="float">
            <text:p>143199</text:p>
          </table:table-cell>
          <table:table-cell office:value-type="float" office:value="25.270851" calcext:value-type="float">
            <text:p>25.270851</text:p>
          </table:table-cell>
          <table:table-cell office:value-type="float" office:value="15.923756" calcext:value-type="float">
            <text:p>15.923756</text:p>
          </table:table-cell>
          <table:table-cell office:value-type="float" office:value="0.009151" calcext:value-type="float">
            <text:p>0.009151</text:p>
          </table:table-cell>
          <table:table-cell office:value-type="float" office:value="1.59" calcext:value-type="float">
            <text:p>1.59</text:p>
          </table:table-cell>
          <table:table-cell office:value-type="float" office:value="1740.19" calcext:value-type="float">
            <text:p>1740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1235" calcext:value-type="float">
            <text:p>71235</text:p>
          </table:table-cell>
          <table:table-cell office:value-type="float" office:value="1121705482" calcext:value-type="float">
            <text:p>1121705482</text:p>
          </table:table-cell>
          <table:table-cell office:value-type="float" office:value="5224039769" calcext:value-type="float">
            <text:p>5224039769</text:p>
          </table:table-cell>
          <table:table-cell office:value-type="float" office:value="116341" calcext:value-type="float">
            <text:p>116341</text:p>
          </table:table-cell>
          <table:table-cell office:value-type="float" office:value="221800439" calcext:value-type="float">
            <text:p>221800439</text:p>
          </table:table-cell>
          <table:table-cell office:value-type="float" office:value="139851725" calcext:value-type="float">
            <text:p>139851725</text:p>
          </table:table-cell>
          <table:table-cell office:value-type="float" office:value="120542" calcext:value-type="float">
            <text:p>1205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72" calcext:value-type="float">
            <text:p>0.21472</text:p>
          </table:table-cell>
          <table:table-cell office:value-type="float" office:value="116341" calcext:value-type="float">
            <text:p>116341</text:p>
          </table:table-cell>
          <table:table-cell office:value-type="float" office:value="14.138673" calcext:value-type="float">
            <text:p>14.138673</text:p>
          </table:table-cell>
          <table:table-cell office:value-type="float" office:value="8.914851" calcext:value-type="float">
            <text:p>8.914851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1.59" calcext:value-type="float">
            <text:p>1.59</text:p>
          </table:table-cell>
          <table:table-cell office:value-type="float" office:value="1160.19" calcext:value-type="float">
            <text:p>1160.19</text:p>
          </table:table-cell>
        </table:table-row>
      </table:table>
      <table:table table:name="3mm_STANDARD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3mm_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4246" calcext:value-type="float">
            <text:p>74246</text:p>
          </table:table-cell>
          <table:table-cell office:value-type="float" office:value="734672207" calcext:value-type="float">
            <text:p>734672207</text:p>
          </table:table-cell>
          <table:table-cell office:value-type="float" office:value="3271451871" calcext:value-type="float">
            <text:p>3271451871</text:p>
          </table:table-cell>
          <table:table-cell office:value-type="float" office:value="265750" calcext:value-type="float">
            <text:p>265750</text:p>
          </table:table-cell>
          <table:table-cell office:value-type="float" office:value="132289163" calcext:value-type="float">
            <text:p>132289163</text:p>
          </table:table-cell>
          <table:table-cell office:value-type="float" office:value="87033742" calcext:value-type="float">
            <text:p>87033742</text:p>
          </table:table-cell>
          <table:table-cell office:value-type="float" office:value="694030" calcext:value-type="float">
            <text:p>69403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4571" calcext:value-type="float">
            <text:p>0.224571</text:p>
          </table:table-cell>
          <table:table-cell office:value-type="float" office:value="265750" calcext:value-type="float">
            <text:p>265750</text:p>
          </table:table-cell>
          <table:table-cell office:value-type="float" office:value="8.441183" calcext:value-type="float">
            <text:p>8.441183</text:p>
          </table:table-cell>
          <table:table-cell office:value-type="float" office:value="5.553499" calcext:value-type="float">
            <text:p>5.553499</text:p>
          </table:table-cell>
          <table:table-cell office:value-type="float" office:value="0.044285" calcext:value-type="float">
            <text:p>0.044285</text:p>
          </table:table-cell>
          <table:table-cell office:value-type="float" office:value="1.52" calcext:value-type="float">
            <text:p>1.52</text:p>
          </table:table-cell>
          <table:table-cell office:value-type="float" office:value="125.4" calcext:value-type="float">
            <text:p>125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5248" calcext:value-type="float">
            <text:p>75248</text:p>
          </table:table-cell>
          <table:table-cell office:value-type="float" office:value="1924973042" calcext:value-type="float">
            <text:p>1924973042</text:p>
          </table:table-cell>
          <table:table-cell office:value-type="float" office:value="8969863512" calcext:value-type="float">
            <text:p>8969863512</text:p>
          </table:table-cell>
          <table:table-cell office:value-type="float" office:value="63976" calcext:value-type="float">
            <text:p>63976</text:p>
          </table:table-cell>
          <table:table-cell office:value-type="float" office:value="370464893" calcext:value-type="float">
            <text:p>370464893</text:p>
          </table:table-cell>
          <table:table-cell office:value-type="float" office:value="242521703" calcext:value-type="float">
            <text:p>242521703</text:p>
          </table:table-cell>
          <table:table-cell office:value-type="float" office:value="64153" calcext:value-type="float">
            <text:p>641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05" calcext:value-type="float">
            <text:p>0.214605</text:p>
          </table:table-cell>
          <table:table-cell office:value-type="float" office:value="63976" calcext:value-type="float">
            <text:p>63976</text:p>
          </table:table-cell>
          <table:table-cell office:value-type="float" office:value="23.662428" calcext:value-type="float">
            <text:p>23.662428</text:p>
          </table:table-cell>
          <table:table-cell office:value-type="float" office:value="15.490408" calcext:value-type="float">
            <text:p>15.490408</text:p>
          </table:table-cell>
          <table:table-cell office:value-type="float" office:value="0.004098" calcext:value-type="float">
            <text:p>0.004098</text:p>
          </table:table-cell>
          <table:table-cell office:value-type="float" office:value="1.53" calcext:value-type="float">
            <text:p>1.53</text:p>
          </table:table-cell>
          <table:table-cell office:value-type="float" office:value="3780.36" calcext:value-type="float">
            <text:p>3780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6251" calcext:value-type="float">
            <text:p>76251</text:p>
          </table:table-cell>
          <table:table-cell office:value-type="float" office:value="1919966060" calcext:value-type="float">
            <text:p>1919966060</text:p>
          </table:table-cell>
          <table:table-cell office:value-type="float" office:value="8945559648" calcext:value-type="float">
            <text:p>8945559648</text:p>
          </table:table-cell>
          <table:table-cell office:value-type="float" office:value="65774" calcext:value-type="float">
            <text:p>65774</text:p>
          </table:table-cell>
          <table:table-cell office:value-type="float" office:value="369360330" calcext:value-type="float">
            <text:p>369360330</text:p>
          </table:table-cell>
          <table:table-cell office:value-type="float" office:value="241800089" calcext:value-type="float">
            <text:p>241800089</text:p>
          </table:table-cell>
          <table:table-cell office:value-type="float" office:value="66324" calcext:value-type="float">
            <text:p>663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28" calcext:value-type="float">
            <text:p>0.214628</text:p>
          </table:table-cell>
          <table:table-cell office:value-type="float" office:value="65774" calcext:value-type="float">
            <text:p>65774</text:p>
          </table:table-cell>
          <table:table-cell office:value-type="float" office:value="23.568356" calcext:value-type="float">
            <text:p>23.568356</text:p>
          </table:table-cell>
          <table:table-cell office:value-type="float" office:value="15.42892" calcext:value-type="float">
            <text:p>15.42892</text:p>
          </table:table-cell>
          <table:table-cell office:value-type="float" office:value="0.004232" calcext:value-type="float">
            <text:p>0.004232</text:p>
          </table:table-cell>
          <table:table-cell office:value-type="float" office:value="1.53" calcext:value-type="float">
            <text:p>1.53</text:p>
          </table:table-cell>
          <table:table-cell office:value-type="float" office:value="3645.74" calcext:value-type="float">
            <text:p>3645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7254" calcext:value-type="float">
            <text:p>77254</text:p>
          </table:table-cell>
          <table:table-cell office:value-type="float" office:value="1911698560" calcext:value-type="float">
            <text:p>1911698560</text:p>
          </table:table-cell>
          <table:table-cell office:value-type="float" office:value="8906270460" calcext:value-type="float">
            <text:p>8906270460</text:p>
          </table:table-cell>
          <table:table-cell office:value-type="float" office:value="65793" calcext:value-type="float">
            <text:p>65793</text:p>
          </table:table-cell>
          <table:table-cell office:value-type="float" office:value="367650827" calcext:value-type="float">
            <text:p>367650827</text:p>
          </table:table-cell>
          <table:table-cell office:value-type="float" office:value="240830927" calcext:value-type="float">
            <text:p>240830927</text:p>
          </table:table-cell>
          <table:table-cell office:value-type="float" office:value="65953" calcext:value-type="float">
            <text:p>6595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46" calcext:value-type="float">
            <text:p>0.214646</text:p>
          </table:table-cell>
          <table:table-cell office:value-type="float" office:value="65793" calcext:value-type="float">
            <text:p>65793</text:p>
          </table:table-cell>
          <table:table-cell office:value-type="float" office:value="23.459274" calcext:value-type="float">
            <text:p>23.459274</text:p>
          </table:table-cell>
          <table:table-cell office:value-type="float" office:value="15.367078" calcext:value-type="float">
            <text:p>15.367078</text:p>
          </table:table-cell>
          <table:table-cell office:value-type="float" office:value="0.004208" calcext:value-type="float">
            <text:p>0.004208</text:p>
          </table:table-cell>
          <table:table-cell office:value-type="float" office:value="1.53" calcext:value-type="float">
            <text:p>1.53</text:p>
          </table:table-cell>
          <table:table-cell office:value-type="float" office:value="3651.55" calcext:value-type="float">
            <text:p>3651.5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8257" calcext:value-type="float">
            <text:p>78257</text:p>
          </table:table-cell>
          <table:table-cell office:value-type="float" office:value="1998587568" calcext:value-type="float">
            <text:p>1998587568</text:p>
          </table:table-cell>
          <table:table-cell office:value-type="float" office:value="9311275453" calcext:value-type="float">
            <text:p>9311275453</text:p>
          </table:table-cell>
          <table:table-cell office:value-type="float" office:value="73751" calcext:value-type="float">
            <text:p>73751</text:p>
          </table:table-cell>
          <table:table-cell office:value-type="float" office:value="384555085" calcext:value-type="float">
            <text:p>384555085</text:p>
          </table:table-cell>
          <table:table-cell office:value-type="float" office:value="251784851" calcext:value-type="float">
            <text:p>251784851</text:p>
          </table:table-cell>
          <table:table-cell office:value-type="float" office:value="74023" calcext:value-type="float">
            <text:p>7402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42" calcext:value-type="float">
            <text:p>0.214642</text:p>
          </table:table-cell>
          <table:table-cell office:value-type="float" office:value="73751" calcext:value-type="float">
            <text:p>73751</text:p>
          </table:table-cell>
          <table:table-cell office:value-type="float" office:value="24.53791" calcext:value-type="float">
            <text:p>24.53791</text:p>
          </table:table-cell>
          <table:table-cell office:value-type="float" office:value="16.066032" calcext:value-type="float">
            <text:p>16.066032</text:p>
          </table:table-cell>
          <table:table-cell office:value-type="float" office:value="0.004723" calcext:value-type="float">
            <text:p>0.004723</text:p>
          </table:table-cell>
          <table:table-cell office:value-type="float" office:value="1.53" calcext:value-type="float">
            <text:p>1.53</text:p>
          </table:table-cell>
          <table:table-cell office:value-type="float" office:value="3401.44" calcext:value-type="float">
            <text:p>3401.4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79260" calcext:value-type="float">
            <text:p>79260</text:p>
          </table:table-cell>
          <table:table-cell office:value-type="float" office:value="1852609403" calcext:value-type="float">
            <text:p>1852609403</text:p>
          </table:table-cell>
          <table:table-cell office:value-type="float" office:value="8661706386" calcext:value-type="float">
            <text:p>8661706386</text:p>
          </table:table-cell>
          <table:table-cell office:value-type="float" office:value="191719" calcext:value-type="float">
            <text:p>191719</text:p>
          </table:table-cell>
          <table:table-cell office:value-type="float" office:value="369511463" calcext:value-type="float">
            <text:p>369511463</text:p>
          </table:table-cell>
          <table:table-cell office:value-type="float" office:value="232634126" calcext:value-type="float">
            <text:p>232634126</text:p>
          </table:table-cell>
          <table:table-cell office:value-type="float" office:value="191998" calcext:value-type="float">
            <text:p>19199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885" calcext:value-type="float">
            <text:p>0.213885</text:p>
          </table:table-cell>
          <table:table-cell office:value-type="float" office:value="191719" calcext:value-type="float">
            <text:p>191719</text:p>
          </table:table-cell>
          <table:table-cell office:value-type="float" office:value="23.577999" calcext:value-type="float">
            <text:p>23.577999</text:p>
          </table:table-cell>
          <table:table-cell office:value-type="float" office:value="14.844052" calcext:value-type="float">
            <text:p>14.844052</text:p>
          </table:table-cell>
          <table:table-cell office:value-type="float" office:value="0.012251" calcext:value-type="float">
            <text:p>0.012251</text:p>
          </table:table-cell>
          <table:table-cell office:value-type="float" office:value="1.59" calcext:value-type="float">
            <text:p>1.59</text:p>
          </table:table-cell>
          <table:table-cell office:value-type="float" office:value="1211.65" calcext:value-type="float">
            <text:p>1211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0263" calcext:value-type="float">
            <text:p>80263</text:p>
          </table:table-cell>
          <table:table-cell office:value-type="float" office:value="1919059259" calcext:value-type="float">
            <text:p>1919059259</text:p>
          </table:table-cell>
          <table:table-cell office:value-type="float" office:value="8989908433" calcext:value-type="float">
            <text:p>8989908433</text:p>
          </table:table-cell>
          <table:table-cell office:value-type="float" office:value="45770" calcext:value-type="float">
            <text:p>45770</text:p>
          </table:table-cell>
          <table:table-cell office:value-type="float" office:value="385746592" calcext:value-type="float">
            <text:p>385746592</text:p>
          </table:table-cell>
          <table:table-cell office:value-type="float" office:value="241713176" calcext:value-type="float">
            <text:p>241713176</text:p>
          </table:table-cell>
          <table:table-cell office:value-type="float" office:value="45678" calcext:value-type="float">
            <text:p>456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68" calcext:value-type="float">
            <text:p>0.213468</text:p>
          </table:table-cell>
          <table:table-cell office:value-type="float" office:value="45770" calcext:value-type="float">
            <text:p>45770</text:p>
          </table:table-cell>
          <table:table-cell office:value-type="float" office:value="24.613939" calcext:value-type="float">
            <text:p>24.613939</text:p>
          </table:table-cell>
          <table:table-cell office:value-type="float" office:value="15.423373" calcext:value-type="float">
            <text:p>15.423373</text:p>
          </table:table-cell>
          <table:table-cell office:value-type="float" office:value="0.002915" calcext:value-type="float">
            <text:p>0.002915</text:p>
          </table:table-cell>
          <table:table-cell office:value-type="float" office:value="1.6" calcext:value-type="float">
            <text:p>1.6</text:p>
          </table:table-cell>
          <table:table-cell office:value-type="float" office:value="5291.68" calcext:value-type="float">
            <text:p>5291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1266" calcext:value-type="float">
            <text:p>81266</text:p>
          </table:table-cell>
          <table:table-cell office:value-type="float" office:value="1903624118" calcext:value-type="float">
            <text:p>1903624118</text:p>
          </table:table-cell>
          <table:table-cell office:value-type="float" office:value="8919225940" calcext:value-type="float">
            <text:p>8919225940</text:p>
          </table:table-cell>
          <table:table-cell office:value-type="float" office:value="79323" calcext:value-type="float">
            <text:p>79323</text:p>
          </table:table-cell>
          <table:table-cell office:value-type="float" office:value="382743472" calcext:value-type="float">
            <text:p>382743472</text:p>
          </table:table-cell>
          <table:table-cell office:value-type="float" office:value="239803604" calcext:value-type="float">
            <text:p>239803604</text:p>
          </table:table-cell>
          <table:table-cell office:value-type="float" office:value="78942" calcext:value-type="float">
            <text:p>7894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29" calcext:value-type="float">
            <text:p>0.213429</text:p>
          </table:table-cell>
          <table:table-cell office:value-type="float" office:value="79323" calcext:value-type="float">
            <text:p>79323</text:p>
          </table:table-cell>
          <table:table-cell office:value-type="float" office:value="24.422316" calcext:value-type="float">
            <text:p>24.422316</text:p>
          </table:table-cell>
          <table:table-cell office:value-type="float" office:value="15.301526" calcext:value-type="float">
            <text:p>15.301526</text:p>
          </table:table-cell>
          <table:table-cell office:value-type="float" office:value="0.005037" calcext:value-type="float">
            <text:p>0.005037</text:p>
          </table:table-cell>
          <table:table-cell office:value-type="float" office:value="1.6" calcext:value-type="float">
            <text:p>1.6</text:p>
          </table:table-cell>
          <table:table-cell office:value-type="float" office:value="3037.72" calcext:value-type="float">
            <text:p>3037.7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2269" calcext:value-type="float">
            <text:p>82269</text:p>
          </table:table-cell>
          <table:table-cell office:value-type="float" office:value="1973552416" calcext:value-type="float">
            <text:p>1973552416</text:p>
          </table:table-cell>
          <table:table-cell office:value-type="float" office:value="9245601647" calcext:value-type="float">
            <text:p>9245601647</text:p>
          </table:table-cell>
          <table:table-cell office:value-type="float" office:value="79529" calcext:value-type="float">
            <text:p>79529</text:p>
          </table:table-cell>
          <table:table-cell office:value-type="float" office:value="396856408" calcext:value-type="float">
            <text:p>396856408</text:p>
          </table:table-cell>
          <table:table-cell office:value-type="float" office:value="248612173" calcext:value-type="float">
            <text:p>248612173</text:p>
          </table:table-cell>
          <table:table-cell office:value-type="float" office:value="79393" calcext:value-type="float">
            <text:p>793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59" calcext:value-type="float">
            <text:p>0.213459</text:p>
          </table:table-cell>
          <table:table-cell office:value-type="float" office:value="79529" calcext:value-type="float">
            <text:p>79529</text:p>
          </table:table-cell>
          <table:table-cell office:value-type="float" office:value="25.322842" calcext:value-type="float">
            <text:p>25.322842</text:p>
          </table:table-cell>
          <table:table-cell office:value-type="float" office:value="15.863588" calcext:value-type="float">
            <text:p>15.863588</text:p>
          </table:table-cell>
          <table:table-cell office:value-type="float" office:value="0.005066" calcext:value-type="float">
            <text:p>0.005066</text:p>
          </table:table-cell>
          <table:table-cell office:value-type="float" office:value="1.6" calcext:value-type="float">
            <text:p>1.6</text:p>
          </table:table-cell>
          <table:table-cell office:value-type="float" office:value="3131.41" calcext:value-type="float">
            <text:p>3131.4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3272" calcext:value-type="float">
            <text:p>83272</text:p>
          </table:table-cell>
          <table:table-cell office:value-type="float" office:value="1903509955" calcext:value-type="float">
            <text:p>1903509955</text:p>
          </table:table-cell>
          <table:table-cell office:value-type="float" office:value="8893806479" calcext:value-type="float">
            <text:p>8893806479</text:p>
          </table:table-cell>
          <table:table-cell office:value-type="float" office:value="183217" calcext:value-type="float">
            <text:p>183217</text:p>
          </table:table-cell>
          <table:table-cell office:value-type="float" office:value="378630289" calcext:value-type="float">
            <text:p>378630289</text:p>
          </table:table-cell>
          <table:table-cell office:value-type="float" office:value="239145835" calcext:value-type="float">
            <text:p>239145835</text:p>
          </table:table-cell>
          <table:table-cell office:value-type="float" office:value="183283" calcext:value-type="float">
            <text:p>18328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026" calcext:value-type="float">
            <text:p>0.214026</text:p>
          </table:table-cell>
          <table:table-cell office:value-type="float" office:value="183217" calcext:value-type="float">
            <text:p>183217</text:p>
          </table:table-cell>
          <table:table-cell office:value-type="float" office:value="24.159861" calcext:value-type="float">
            <text:p>24.159861</text:p>
          </table:table-cell>
          <table:table-cell office:value-type="float" office:value="15.259555" calcext:value-type="float">
            <text:p>15.259555</text:p>
          </table:table-cell>
          <table:table-cell office:value-type="float" office:value="0.011695" calcext:value-type="float">
            <text:p>0.011695</text:p>
          </table:table-cell>
          <table:table-cell office:value-type="float" office:value="1.58" calcext:value-type="float">
            <text:p>1.58</text:p>
          </table:table-cell>
          <table:table-cell office:value-type="float" office:value="1304.79" calcext:value-type="float">
            <text:p>1304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4275" calcext:value-type="float">
            <text:p>84275</text:p>
          </table:table-cell>
          <table:table-cell office:value-type="float" office:value="1905584939" calcext:value-type="float">
            <text:p>1905584939</text:p>
          </table:table-cell>
          <table:table-cell office:value-type="float" office:value="8889826532" calcext:value-type="float">
            <text:p>8889826532</text:p>
          </table:table-cell>
          <table:table-cell office:value-type="float" office:value="199235" calcext:value-type="float">
            <text:p>199235</text:p>
          </table:table-cell>
          <table:table-cell office:value-type="float" office:value="374902912" calcext:value-type="float">
            <text:p>374902912</text:p>
          </table:table-cell>
          <table:table-cell office:value-type="float" office:value="240176242" calcext:value-type="float">
            <text:p>240176242</text:p>
          </table:table-cell>
          <table:table-cell office:value-type="float" office:value="199469" calcext:value-type="float">
            <text:p>19946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56" calcext:value-type="float">
            <text:p>0.214356</text:p>
          </table:table-cell>
          <table:table-cell office:value-type="float" office:value="199235" calcext:value-type="float">
            <text:p>199235</text:p>
          </table:table-cell>
          <table:table-cell office:value-type="float" office:value="23.92202" calcext:value-type="float">
            <text:p>23.92202</text:p>
          </table:table-cell>
          <table:table-cell office:value-type="float" office:value="15.325303" calcext:value-type="float">
            <text:p>15.325303</text:p>
          </table:table-cell>
          <table:table-cell office:value-type="float" office:value="0.012728" calcext:value-type="float">
            <text:p>0.012728</text:p>
          </table:table-cell>
          <table:table-cell office:value-type="float" office:value="1.56" calcext:value-type="float">
            <text:p>1.56</text:p>
          </table:table-cell>
          <table:table-cell office:value-type="float" office:value="1204.08" calcext:value-type="float">
            <text:p>1204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5278" calcext:value-type="float">
            <text:p>85278</text:p>
          </table:table-cell>
          <table:table-cell office:value-type="float" office:value="1921562768" calcext:value-type="float">
            <text:p>1921562768</text:p>
          </table:table-cell>
          <table:table-cell office:value-type="float" office:value="8963729593" calcext:value-type="float">
            <text:p>8963729593</text:p>
          </table:table-cell>
          <table:table-cell office:value-type="float" office:value="116934" calcext:value-type="float">
            <text:p>116934</text:p>
          </table:table-cell>
          <table:table-cell office:value-type="float" office:value="377999283" calcext:value-type="float">
            <text:p>377999283</text:p>
          </table:table-cell>
          <table:table-cell office:value-type="float" office:value="242178397" calcext:value-type="float">
            <text:p>242178397</text:p>
          </table:table-cell>
          <table:table-cell office:value-type="float" office:value="117063" calcext:value-type="float">
            <text:p>1170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71" calcext:value-type="float">
            <text:p>0.214371</text:p>
          </table:table-cell>
          <table:table-cell office:value-type="float" office:value="116934" calcext:value-type="float">
            <text:p>116934</text:p>
          </table:table-cell>
          <table:table-cell office:value-type="float" office:value="24.119596" calcext:value-type="float">
            <text:p>24.119596</text:p>
          </table:table-cell>
          <table:table-cell office:value-type="float" office:value="15.453058" calcext:value-type="float">
            <text:p>15.453058</text:p>
          </table:table-cell>
          <table:table-cell office:value-type="float" office:value="0.00747" calcext:value-type="float">
            <text:p>0.00747</text:p>
          </table:table-cell>
          <table:table-cell office:value-type="float" office:value="1.56" calcext:value-type="float">
            <text:p>1.56</text:p>
          </table:table-cell>
          <table:table-cell office:value-type="float" office:value="2068.79" calcext:value-type="float">
            <text:p>2068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6281" calcext:value-type="float">
            <text:p>86281</text:p>
          </table:table-cell>
          <table:table-cell office:value-type="float" office:value="1972862934" calcext:value-type="float">
            <text:p>1972862934</text:p>
          </table:table-cell>
          <table:table-cell office:value-type="float" office:value="9202291498" calcext:value-type="float">
            <text:p>9202291498</text:p>
          </table:table-cell>
          <table:table-cell office:value-type="float" office:value="332920" calcext:value-type="float">
            <text:p>332920</text:p>
          </table:table-cell>
          <table:table-cell office:value-type="float" office:value="388480643" calcext:value-type="float">
            <text:p>388480643</text:p>
          </table:table-cell>
          <table:table-cell office:value-type="float" office:value="248734713" calcext:value-type="float">
            <text:p>248734713</text:p>
          </table:table-cell>
          <table:table-cell office:value-type="float" office:value="332793" calcext:value-type="float">
            <text:p>3327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88" calcext:value-type="float">
            <text:p>0.214388</text:p>
          </table:table-cell>
          <table:table-cell office:value-type="float" office:value="332920" calcext:value-type="float">
            <text:p>332920</text:p>
          </table:table-cell>
          <table:table-cell office:value-type="float" office:value="24.788395" calcext:value-type="float">
            <text:p>24.788395</text:p>
          </table:table-cell>
          <table:table-cell office:value-type="float" office:value="15.871408" calcext:value-type="float">
            <text:p>15.871408</text:p>
          </table:table-cell>
          <table:table-cell office:value-type="float" office:value="0.021235" calcext:value-type="float">
            <text:p>0.021235</text:p>
          </table:table-cell>
          <table:table-cell office:value-type="float" office:value="1.56" calcext:value-type="float">
            <text:p>1.56</text:p>
          </table:table-cell>
          <table:table-cell office:value-type="float" office:value="747.42" calcext:value-type="float">
            <text:p>747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7284" calcext:value-type="float">
            <text:p>87284</text:p>
          </table:table-cell>
          <table:table-cell office:value-type="float" office:value="1907488567" calcext:value-type="float">
            <text:p>1907488567</text:p>
          </table:table-cell>
          <table:table-cell office:value-type="float" office:value="8899588230" calcext:value-type="float">
            <text:p>8899588230</text:p>
          </table:table-cell>
          <table:table-cell office:value-type="float" office:value="209025" calcext:value-type="float">
            <text:p>209025</text:p>
          </table:table-cell>
          <table:table-cell office:value-type="float" office:value="375238322" calcext:value-type="float">
            <text:p>375238322</text:p>
          </table:table-cell>
          <table:table-cell office:value-type="float" office:value="240447020" calcext:value-type="float">
            <text:p>240447020</text:p>
          </table:table-cell>
          <table:table-cell office:value-type="float" office:value="209449" calcext:value-type="float">
            <text:p>20944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34" calcext:value-type="float">
            <text:p>0.214334</text:p>
          </table:table-cell>
          <table:table-cell office:value-type="float" office:value="209025" calcext:value-type="float">
            <text:p>209025</text:p>
          </table:table-cell>
          <table:table-cell office:value-type="float" office:value="23.943422" calcext:value-type="float">
            <text:p>23.943422</text:p>
          </table:table-cell>
          <table:table-cell office:value-type="float" office:value="15.342582" calcext:value-type="float">
            <text:p>15.342582</text:p>
          </table:table-cell>
          <table:table-cell office:value-type="float" office:value="0.013365" calcext:value-type="float">
            <text:p>0.013365</text:p>
          </table:table-cell>
          <table:table-cell office:value-type="float" office:value="1.56" calcext:value-type="float">
            <text:p>1.56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8287" calcext:value-type="float">
            <text:p>88287</text:p>
          </table:table-cell>
          <table:table-cell office:value-type="float" office:value="1908914602" calcext:value-type="float">
            <text:p>1908914602</text:p>
          </table:table-cell>
          <table:table-cell office:value-type="float" office:value="8718726300" calcext:value-type="float">
            <text:p>8718726300</text:p>
          </table:table-cell>
          <table:table-cell office:value-type="float" office:value="426133" calcext:value-type="float">
            <text:p>426133</text:p>
          </table:table-cell>
          <table:table-cell office:value-type="float" office:value="358596473" calcext:value-type="float">
            <text:p>358596473</text:p>
          </table:table-cell>
          <table:table-cell office:value-type="float" office:value="234388356" calcext:value-type="float">
            <text:p>234388356</text:p>
          </table:table-cell>
          <table:table-cell office:value-type="float" office:value="700400" calcext:value-type="float">
            <text:p>70040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8944" calcext:value-type="float">
            <text:p>0.218944</text:p>
          </table:table-cell>
          <table:table-cell office:value-type="float" office:value="426133" calcext:value-type="float">
            <text:p>426133</text:p>
          </table:table-cell>
          <table:table-cell office:value-type="float" office:value="22.881531" calcext:value-type="float">
            <text:p>22.881531</text:p>
          </table:table-cell>
          <table:table-cell office:value-type="float" office:value="14.955987" calcext:value-type="float">
            <text:p>14.955987</text:p>
          </table:table-cell>
          <table:table-cell office:value-type="float" office:value="0.044692" calcext:value-type="float">
            <text:p>0.044692</text:p>
          </table:table-cell>
          <table:table-cell office:value-type="float" office:value="1.53" calcext:value-type="float">
            <text:p>1.53</text:p>
          </table:table-cell>
          <table:table-cell office:value-type="float" office:value="334.65" calcext:value-type="float">
            <text:p>334.6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89290" calcext:value-type="float">
            <text:p>89290</text:p>
          </table:table-cell>
          <table:table-cell office:value-type="float" office:value="1918764640" calcext:value-type="float">
            <text:p>1918764640</text:p>
          </table:table-cell>
          <table:table-cell office:value-type="float" office:value="8942180710" calcext:value-type="float">
            <text:p>8942180710</text:p>
          </table:table-cell>
          <table:table-cell office:value-type="float" office:value="95571" calcext:value-type="float">
            <text:p>95571</text:p>
          </table:table-cell>
          <table:table-cell office:value-type="float" office:value="368910353" calcext:value-type="float">
            <text:p>368910353</text:p>
          </table:table-cell>
          <table:table-cell office:value-type="float" office:value="241717859" calcext:value-type="float">
            <text:p>241717859</text:p>
          </table:table-cell>
          <table:table-cell office:value-type="float" office:value="95663" calcext:value-type="float">
            <text:p>956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75" calcext:value-type="float">
            <text:p>0.214575</text:p>
          </table:table-cell>
          <table:table-cell office:value-type="float" office:value="95571" calcext:value-type="float">
            <text:p>95571</text:p>
          </table:table-cell>
          <table:table-cell office:value-type="float" office:value="23.539644" calcext:value-type="float">
            <text:p>23.539644</text:p>
          </table:table-cell>
          <table:table-cell office:value-type="float" office:value="15.423672" calcext:value-type="float">
            <text:p>15.423672</text:p>
          </table:table-cell>
          <table:table-cell office:value-type="float" office:value="0.006104" calcext:value-type="float">
            <text:p>0.006104</text:p>
          </table:table-cell>
          <table:table-cell office:value-type="float" office:value="1.53" calcext:value-type="float">
            <text:p>1.53</text:p>
          </table:table-cell>
          <table:table-cell office:value-type="float" office:value="2526.76" calcext:value-type="float">
            <text:p>2526.7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0293" calcext:value-type="float">
            <text:p>90293</text:p>
          </table:table-cell>
          <table:table-cell office:value-type="float" office:value="2040357144" calcext:value-type="float">
            <text:p>2040357144</text:p>
          </table:table-cell>
          <table:table-cell office:value-type="float" office:value="9506301849" calcext:value-type="float">
            <text:p>9506301849</text:p>
          </table:table-cell>
          <table:table-cell office:value-type="float" office:value="98756" calcext:value-type="float">
            <text:p>98756</text:p>
          </table:table-cell>
          <table:table-cell office:value-type="float" office:value="392489600" calcext:value-type="float">
            <text:p>392489600</text:p>
          </table:table-cell>
          <table:table-cell office:value-type="float" office:value="257035168" calcext:value-type="float">
            <text:p>257035168</text:p>
          </table:table-cell>
          <table:table-cell office:value-type="float" office:value="98922" calcext:value-type="float">
            <text:p>989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32" calcext:value-type="float">
            <text:p>0.214632</text:p>
          </table:table-cell>
          <table:table-cell office:value-type="float" office:value="98756" calcext:value-type="float">
            <text:p>98756</text:p>
          </table:table-cell>
          <table:table-cell office:value-type="float" office:value="25.044201" calcext:value-type="float">
            <text:p>25.044201</text:p>
          </table:table-cell>
          <table:table-cell office:value-type="float" office:value="16.401047" calcext:value-type="float">
            <text:p>16.401047</text:p>
          </table:table-cell>
          <table:table-cell office:value-type="float" office:value="0.006312" calcext:value-type="float">
            <text:p>0.006312</text:p>
          </table:table-cell>
          <table:table-cell office:value-type="float" office:value="1.53" calcext:value-type="float">
            <text:p>1.53</text:p>
          </table:table-cell>
          <table:table-cell office:value-type="float" office:value="2598.36" calcext:value-type="float">
            <text:p>2598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1296" calcext:value-type="float">
            <text:p>91296</text:p>
          </table:table-cell>
          <table:table-cell office:value-type="float" office:value="1893811437" calcext:value-type="float">
            <text:p>1893811437</text:p>
          </table:table-cell>
          <table:table-cell office:value-type="float" office:value="8822727397" calcext:value-type="float">
            <text:p>8822727397</text:p>
          </table:table-cell>
          <table:table-cell office:value-type="float" office:value="109102" calcext:value-type="float">
            <text:p>109102</text:p>
          </table:table-cell>
          <table:table-cell office:value-type="float" office:value="364012637" calcext:value-type="float">
            <text:p>364012637</text:p>
          </table:table-cell>
          <table:table-cell office:value-type="float" office:value="238564604" calcext:value-type="float">
            <text:p>238564604</text:p>
          </table:table-cell>
          <table:table-cell office:value-type="float" office:value="109124" calcext:value-type="float">
            <text:p>10912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51" calcext:value-type="float">
            <text:p>0.214651</text:p>
          </table:table-cell>
          <table:table-cell office:value-type="float" office:value="109102" calcext:value-type="float">
            <text:p>109102</text:p>
          </table:table-cell>
          <table:table-cell office:value-type="float" office:value="23.227127" calcext:value-type="float">
            <text:p>23.227127</text:p>
          </table:table-cell>
          <table:table-cell office:value-type="float" office:value="15.222467" calcext:value-type="float">
            <text:p>15.222467</text:p>
          </table:table-cell>
          <table:table-cell office:value-type="float" office:value="0.006963" calcext:value-type="float">
            <text:p>0.006963</text:p>
          </table:table-cell>
          <table:table-cell office:value-type="float" office:value="1.53" calcext:value-type="float">
            <text:p>1.53</text:p>
          </table:table-cell>
          <table:table-cell office:value-type="float" office:value="2186.18" calcext:value-type="float">
            <text:p>2186.1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2299" calcext:value-type="float">
            <text:p>92299</text:p>
          </table:table-cell>
          <table:table-cell office:value-type="float" office:value="1868082705" calcext:value-type="float">
            <text:p>1868082705</text:p>
          </table:table-cell>
          <table:table-cell office:value-type="float" office:value="8706906339" calcext:value-type="float">
            <text:p>8706906339</text:p>
          </table:table-cell>
          <table:table-cell office:value-type="float" office:value="230985" calcext:value-type="float">
            <text:p>230985</text:p>
          </table:table-cell>
          <table:table-cell office:value-type="float" office:value="364060684" calcext:value-type="float">
            <text:p>364060684</text:p>
          </table:table-cell>
          <table:table-cell office:value-type="float" office:value="234589673" calcext:value-type="float">
            <text:p>234589673</text:p>
          </table:table-cell>
          <table:table-cell office:value-type="float" office:value="231376" calcext:value-type="float">
            <text:p>23137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52" calcext:value-type="float">
            <text:p>0.214552</text:p>
          </table:table-cell>
          <table:table-cell office:value-type="float" office:value="230985" calcext:value-type="float">
            <text:p>230985</text:p>
          </table:table-cell>
          <table:table-cell office:value-type="float" office:value="23.230192" calcext:value-type="float">
            <text:p>23.230192</text:p>
          </table:table-cell>
          <table:table-cell office:value-type="float" office:value="14.968833" calcext:value-type="float">
            <text:p>14.968833</text:p>
          </table:table-cell>
          <table:table-cell office:value-type="float" office:value="0.014764" calcext:value-type="float">
            <text:p>0.014764</text:p>
          </table:table-cell>
          <table:table-cell office:value-type="float" office:value="1.55" calcext:value-type="float">
            <text:p>1.55</text:p>
          </table:table-cell>
          <table:table-cell office:value-type="float" office:value="1013.89" calcext:value-type="float">
            <text:p>1013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3301" calcext:value-type="float">
            <text:p>93301</text:p>
          </table:table-cell>
          <table:table-cell office:value-type="float" office:value="1909140148" calcext:value-type="float">
            <text:p>1909140148</text:p>
          </table:table-cell>
          <table:table-cell office:value-type="float" office:value="8941989864" calcext:value-type="float">
            <text:p>8941989864</text:p>
          </table:table-cell>
          <table:table-cell office:value-type="float" office:value="99999" calcext:value-type="float">
            <text:p>99999</text:p>
          </table:table-cell>
          <table:table-cell office:value-type="float" office:value="383783980" calcext:value-type="float">
            <text:p>383783980</text:p>
          </table:table-cell>
          <table:table-cell office:value-type="float" office:value="240474914" calcext:value-type="float">
            <text:p>240474914</text:p>
          </table:table-cell>
          <table:table-cell office:value-type="float" office:value="99748" calcext:value-type="float">
            <text:p>9974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503" calcext:value-type="float">
            <text:p>0.213503</text:p>
          </table:table-cell>
          <table:table-cell office:value-type="float" office:value="99999" calcext:value-type="float">
            <text:p>99999</text:p>
          </table:table-cell>
          <table:table-cell office:value-type="float" office:value="24.513147" calcext:value-type="float">
            <text:p>24.513147</text:p>
          </table:table-cell>
          <table:table-cell office:value-type="float" office:value="15.359675" calcext:value-type="float">
            <text:p>15.359675</text:p>
          </table:table-cell>
          <table:table-cell office:value-type="float" office:value="0.006371" calcext:value-type="float">
            <text:p>0.006371</text:p>
          </table:table-cell>
          <table:table-cell office:value-type="float" office:value="1.6" calcext:value-type="float">
            <text:p>1.6</text:p>
          </table:table-cell>
          <table:table-cell office:value-type="float" office:value="2410.82" calcext:value-type="float">
            <text:p>2410.8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4304" calcext:value-type="float">
            <text:p>94304</text:p>
          </table:table-cell>
          <table:table-cell office:value-type="float" office:value="1967352090" calcext:value-type="float">
            <text:p>1967352090</text:p>
          </table:table-cell>
          <table:table-cell office:value-type="float" office:value="9215766720" calcext:value-type="float">
            <text:p>9215766720</text:p>
          </table:table-cell>
          <table:table-cell office:value-type="float" office:value="96849" calcext:value-type="float">
            <text:p>96849</text:p>
          </table:table-cell>
          <table:table-cell office:value-type="float" office:value="395516478" calcext:value-type="float">
            <text:p>395516478</text:p>
          </table:table-cell>
          <table:table-cell office:value-type="float" office:value="247803237" calcext:value-type="float">
            <text:p>247803237</text:p>
          </table:table-cell>
          <table:table-cell office:value-type="float" office:value="96628" calcext:value-type="float">
            <text:p>9662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77" calcext:value-type="float">
            <text:p>0.213477</text:p>
          </table:table-cell>
          <table:table-cell office:value-type="float" office:value="96849" calcext:value-type="float">
            <text:p>96849</text:p>
          </table:table-cell>
          <table:table-cell office:value-type="float" office:value="25.237343" calcext:value-type="float">
            <text:p>25.237343</text:p>
          </table:table-cell>
          <table:table-cell office:value-type="float" office:value="15.811971" calcext:value-type="float">
            <text:p>15.811971</text:p>
          </table:table-cell>
          <table:table-cell office:value-type="float" office:value="0.006166" calcext:value-type="float">
            <text:p>0.006166</text:p>
          </table:table-cell>
          <table:table-cell office:value-type="float" office:value="1.6" calcext:value-type="float">
            <text:p>1.6</text:p>
          </table:table-cell>
          <table:table-cell office:value-type="float" office:value="2564.51" calcext:value-type="float">
            <text:p>2564.5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5307" calcext:value-type="float">
            <text:p>95307</text:p>
          </table:table-cell>
          <table:table-cell office:value-type="float" office:value="1931425720" calcext:value-type="float">
            <text:p>1931425720</text:p>
          </table:table-cell>
          <table:table-cell office:value-type="float" office:value="9047005453" calcext:value-type="float">
            <text:p>9047005453</text:p>
          </table:table-cell>
          <table:table-cell office:value-type="float" office:value="93112" calcext:value-type="float">
            <text:p>93112</text:p>
          </table:table-cell>
          <table:table-cell office:value-type="float" office:value="388306012" calcext:value-type="float">
            <text:p>388306012</text:p>
          </table:table-cell>
          <table:table-cell office:value-type="float" office:value="243287516" calcext:value-type="float">
            <text:p>243287516</text:p>
          </table:table-cell>
          <table:table-cell office:value-type="float" office:value="92755" calcext:value-type="float">
            <text:p>9275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88" calcext:value-type="float">
            <text:p>0.213488</text:p>
          </table:table-cell>
          <table:table-cell office:value-type="float" office:value="93112" calcext:value-type="float">
            <text:p>93112</text:p>
          </table:table-cell>
          <table:table-cell office:value-type="float" office:value="24.777254" calcext:value-type="float">
            <text:p>24.777254</text:p>
          </table:table-cell>
          <table:table-cell office:value-type="float" office:value="15.523829" calcext:value-type="float">
            <text:p>15.523829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1.6" calcext:value-type="float">
            <text:p>1.6</text:p>
          </table:table-cell>
          <table:table-cell office:value-type="float" office:value="2622.9" calcext:value-type="float">
            <text:p>2622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6309" calcext:value-type="float">
            <text:p>96309</text:p>
          </table:table-cell>
          <table:table-cell office:value-type="float" office:value="2015086505" calcext:value-type="float">
            <text:p>2015086505</text:p>
          </table:table-cell>
          <table:table-cell office:value-type="float" office:value="9440978247" calcext:value-type="float">
            <text:p>9440978247</text:p>
          </table:table-cell>
          <table:table-cell office:value-type="float" office:value="95970" calcext:value-type="float">
            <text:p>95970</text:p>
          </table:table-cell>
          <table:table-cell office:value-type="float" office:value="405202517" calcext:value-type="float">
            <text:p>405202517</text:p>
          </table:table-cell>
          <table:table-cell office:value-type="float" office:value="253834487" calcext:value-type="float">
            <text:p>253834487</text:p>
          </table:table-cell>
          <table:table-cell office:value-type="float" office:value="95705" calcext:value-type="float">
            <text:p>9570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344" calcext:value-type="float">
            <text:p>0.21344</text:p>
          </table:table-cell>
          <table:table-cell office:value-type="float" office:value="95970" calcext:value-type="float">
            <text:p>95970</text:p>
          </table:table-cell>
          <table:table-cell office:value-type="float" office:value="25.881199" calcext:value-type="float">
            <text:p>25.881199</text:p>
          </table:table-cell>
          <table:table-cell office:value-type="float" office:value="16.21298" calcext:value-type="float">
            <text:p>16.21298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1.6" calcext:value-type="float">
            <text:p>1.6</text:p>
          </table:table-cell>
          <table:table-cell office:value-type="float" office:value="2652.26" calcext:value-type="float">
            <text:p>2652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7312" calcext:value-type="float">
            <text:p>97312</text:p>
          </table:table-cell>
          <table:table-cell office:value-type="float" office:value="1962694813" calcext:value-type="float">
            <text:p>1962694813</text:p>
          </table:table-cell>
          <table:table-cell office:value-type="float" office:value="9149230669" calcext:value-type="float">
            <text:p>9149230669</text:p>
          </table:table-cell>
          <table:table-cell office:value-type="float" office:value="231321" calcext:value-type="float">
            <text:p>231321</text:p>
          </table:table-cell>
          <table:table-cell office:value-type="float" office:value="385555818" calcext:value-type="float">
            <text:p>385555818</text:p>
          </table:table-cell>
          <table:table-cell office:value-type="float" office:value="246527045" calcext:value-type="float">
            <text:p>246527045</text:p>
          </table:table-cell>
          <table:table-cell office:value-type="float" office:value="231696" calcext:value-type="float">
            <text:p>23169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52" calcext:value-type="float">
            <text:p>0.21452</text:p>
          </table:table-cell>
          <table:table-cell office:value-type="float" office:value="231321" calcext:value-type="float">
            <text:p>231321</text:p>
          </table:table-cell>
          <table:table-cell office:value-type="float" office:value="24.601767" calcext:value-type="float">
            <text:p>24.601767</text:p>
          </table:table-cell>
          <table:table-cell office:value-type="float" office:value="15.730539" calcext:value-type="float">
            <text:p>15.730539</text:p>
          </table:table-cell>
          <table:table-cell office:value-type="float" office:value="0.014784" calcext:value-type="float">
            <text:p>0.014784</text:p>
          </table:table-cell>
          <table:table-cell office:value-type="float" office:value="1.56" calcext:value-type="float">
            <text:p>1.56</text:p>
          </table:table-cell>
          <table:table-cell office:value-type="float" office:value="1064.01" calcext:value-type="float">
            <text:p>1064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8315" calcext:value-type="float">
            <text:p>98315</text:p>
          </table:table-cell>
          <table:table-cell office:value-type="float" office:value="1998513650" calcext:value-type="float">
            <text:p>1998513650</text:p>
          </table:table-cell>
          <table:table-cell office:value-type="float" office:value="9322947314" calcext:value-type="float">
            <text:p>9322947314</text:p>
          </table:table-cell>
          <table:table-cell office:value-type="float" office:value="148112" calcext:value-type="float">
            <text:p>148112</text:p>
          </table:table-cell>
          <table:table-cell office:value-type="float" office:value="393046930" calcext:value-type="float">
            <text:p>393046930</text:p>
          </table:table-cell>
          <table:table-cell office:value-type="float" office:value="251881751" calcext:value-type="float">
            <text:p>251881751</text:p>
          </table:table-cell>
          <table:table-cell office:value-type="float" office:value="148289" calcext:value-type="float">
            <text:p>14828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65" calcext:value-type="float">
            <text:p>0.214365</text:p>
          </table:table-cell>
          <table:table-cell office:value-type="float" office:value="148112" calcext:value-type="float">
            <text:p>148112</text:p>
          </table:table-cell>
          <table:table-cell office:value-type="float" office:value="25.079765" calcext:value-type="float">
            <text:p>25.079765</text:p>
          </table:table-cell>
          <table:table-cell office:value-type="float" office:value="16.072214" calcext:value-type="float">
            <text:p>16.072214</text:p>
          </table:table-cell>
          <table:table-cell office:value-type="float" office:value="0.009462" calcext:value-type="float">
            <text:p>0.009462</text:p>
          </table:table-cell>
          <table:table-cell office:value-type="float" office:value="1.56" calcext:value-type="float">
            <text:p>1.56</text:p>
          </table:table-cell>
          <table:table-cell office:value-type="float" office:value="1698.59" calcext:value-type="float">
            <text:p>1698.5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99317" calcext:value-type="float">
            <text:p>99317</text:p>
          </table:table-cell>
          <table:table-cell office:value-type="float" office:value="1915176960" calcext:value-type="float">
            <text:p>1915176960</text:p>
          </table:table-cell>
          <table:table-cell office:value-type="float" office:value="8938277150" calcext:value-type="float">
            <text:p>8938277150</text:p>
          </table:table-cell>
          <table:table-cell office:value-type="float" office:value="158370" calcext:value-type="float">
            <text:p>158370</text:p>
          </table:table-cell>
          <table:table-cell office:value-type="float" office:value="376845672" calcext:value-type="float">
            <text:p>376845672</text:p>
          </table:table-cell>
          <table:table-cell office:value-type="float" office:value="241374982" calcext:value-type="float">
            <text:p>241374982</text:p>
          </table:table-cell>
          <table:table-cell office:value-type="float" office:value="158522" calcext:value-type="float">
            <text:p>15852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267" calcext:value-type="float">
            <text:p>0.214267</text:p>
          </table:table-cell>
          <table:table-cell office:value-type="float" office:value="158370" calcext:value-type="float">
            <text:p>158370</text:p>
          </table:table-cell>
          <table:table-cell office:value-type="float" office:value="24.069983" calcext:value-type="float">
            <text:p>24.069983</text:p>
          </table:table-cell>
          <table:table-cell office:value-type="float" office:value="15.417164" calcext:value-type="float">
            <text:p>15.417164</text:p>
          </table:table-cell>
          <table:table-cell office:value-type="float" office:value="0.010125" calcext:value-type="float">
            <text:p>0.010125</text:p>
          </table:table-cell>
          <table:table-cell office:value-type="float" office:value="1.56" calcext:value-type="float">
            <text:p>1.56</text:p>
          </table:table-cell>
          <table:table-cell office:value-type="float" office:value="1522.66" calcext:value-type="float">
            <text:p>1522.6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0320" calcext:value-type="float">
            <text:p>100320</text:p>
          </table:table-cell>
          <table:table-cell office:value-type="float" office:value="1910109679" calcext:value-type="float">
            <text:p>1910109679</text:p>
          </table:table-cell>
          <table:table-cell office:value-type="float" office:value="8909956569" calcext:value-type="float">
            <text:p>8909956569</text:p>
          </table:table-cell>
          <table:table-cell office:value-type="float" office:value="177267" calcext:value-type="float">
            <text:p>177267</text:p>
          </table:table-cell>
          <table:table-cell office:value-type="float" office:value="375832427" calcext:value-type="float">
            <text:p>375832427</text:p>
          </table:table-cell>
          <table:table-cell office:value-type="float" office:value="240731515" calcext:value-type="float">
            <text:p>240731515</text:p>
          </table:table-cell>
          <table:table-cell office:value-type="float" office:value="177399" calcext:value-type="float">
            <text:p>17739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379" calcext:value-type="float">
            <text:p>0.214379</text:p>
          </table:table-cell>
          <table:table-cell office:value-type="float" office:value="177267" calcext:value-type="float">
            <text:p>177267</text:p>
          </table:table-cell>
          <table:table-cell office:value-type="float" office:value="23.981331" calcext:value-type="float">
            <text:p>23.981331</text:p>
          </table:table-cell>
          <table:table-cell office:value-type="float" office:value="15.360735" calcext:value-type="float">
            <text:p>15.360735</text:p>
          </table:table-cell>
          <table:table-cell office:value-type="float" office:value="0.01132" calcext:value-type="float">
            <text:p>0.01132</text:p>
          </table:table-cell>
          <table:table-cell office:value-type="float" office:value="1.56" calcext:value-type="float">
            <text:p>1.56</text:p>
          </table:table-cell>
          <table:table-cell office:value-type="float" office:value="1357.01" calcext:value-type="float">
            <text:p>1357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1324" calcext:value-type="float">
            <text:p>101324</text:p>
          </table:table-cell>
          <table:table-cell office:value-type="float" office:value="1045665541" calcext:value-type="float">
            <text:p>1045665541</text:p>
          </table:table-cell>
          <table:table-cell office:value-type="float" office:value="4851327172" calcext:value-type="float">
            <text:p>4851327172</text:p>
          </table:table-cell>
          <table:table-cell office:value-type="float" office:value="133118" calcext:value-type="float">
            <text:p>133118</text:p>
          </table:table-cell>
          <table:table-cell office:value-type="float" office:value="203095519" calcext:value-type="float">
            <text:p>203095519</text:p>
          </table:table-cell>
          <table:table-cell office:value-type="float" office:value="130299902" calcext:value-type="float">
            <text:p>130299902</text:p>
          </table:table-cell>
          <table:table-cell office:value-type="float" office:value="137275" calcext:value-type="float">
            <text:p>13727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5542" calcext:value-type="float">
            <text:p>0.215542</text:p>
          </table:table-cell>
          <table:table-cell office:value-type="float" office:value="133118" calcext:value-type="float">
            <text:p>133118</text:p>
          </table:table-cell>
          <table:table-cell office:value-type="float" office:value="12.946328" calcext:value-type="float">
            <text:p>12.946328</text:p>
          </table:table-cell>
          <table:table-cell office:value-type="float" office:value="8.30597" calcext:value-type="float">
            <text:p>8.30597</text:p>
          </table:table-cell>
          <table:table-cell office:value-type="float" office:value="0.008751" calcext:value-type="float">
            <text:p>0.008751</text:p>
          </table:table-cell>
          <table:table-cell office:value-type="float" office:value="1.56" calcext:value-type="float">
            <text:p>1.56</text:p>
          </table:table-cell>
          <table:table-cell office:value-type="float" office:value="949.19" calcext:value-type="float">
            <text:p>949.19</text:p>
          </table:table-cell>
        </table:table-row>
      </table:table>
      <table:table table:name="cholesky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cholesky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4336" calcext:value-type="float">
            <text:p>104336</text:p>
          </table:table-cell>
          <table:table-cell office:value-type="float" office:value="6700643953" calcext:value-type="float">
            <text:p>6700643953</text:p>
          </table:table-cell>
          <table:table-cell office:value-type="float" office:value="3634881126" calcext:value-type="float">
            <text:p>3634881126</text:p>
          </table:table-cell>
          <table:table-cell office:value-type="float" office:value="101316" calcext:value-type="float">
            <text:p>101316</text:p>
          </table:table-cell>
          <table:table-cell office:value-type="float" office:value="150807832" calcext:value-type="float">
            <text:p>150807832</text:p>
          </table:table-cell>
          <table:table-cell office:value-type="float" office:value="200395403" calcext:value-type="float">
            <text:p>200395403</text:p>
          </table:table-cell>
          <table:table-cell office:value-type="float" office:value="542453" calcext:value-type="float">
            <text:p>54245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43429" calcext:value-type="float">
            <text:p>1.843429</text:p>
          </table:table-cell>
          <table:table-cell office:value-type="float" office:value="101316" calcext:value-type="float">
            <text:p>101316</text:p>
          </table:table-cell>
          <table:table-cell office:value-type="float" office:value="9.613249" calcext:value-type="float">
            <text:p>9.613249</text:p>
          </table:table-cell>
          <table:table-cell office:value-type="float" office:value="12.774209" calcext:value-type="float">
            <text:p>12.774209</text:p>
          </table:table-cell>
          <table:table-cell office:value-type="float" office:value="0.034579" calcext:value-type="float">
            <text:p>0.034579</text:p>
          </table:table-cell>
          <table:table-cell office:value-type="float" office:value="0.75" calcext:value-type="float">
            <text:p>0.75</text:p>
          </table:table-cell>
          <table:table-cell office:value-type="float" office:value="369.42" calcext:value-type="float">
            <text:p>369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5339" calcext:value-type="float">
            <text:p>105339</text:p>
          </table:table-cell>
          <table:table-cell office:value-type="float" office:value="16403710383" calcext:value-type="float">
            <text:p>16403710383</text:p>
          </table:table-cell>
          <table:table-cell office:value-type="float" office:value="8761014643" calcext:value-type="float">
            <text:p>8761014643</text:p>
          </table:table-cell>
          <table:table-cell office:value-type="float" office:value="4764" calcext:value-type="float">
            <text:p>4764</text:p>
          </table:table-cell>
          <table:table-cell office:value-type="float" office:value="368293854" calcext:value-type="float">
            <text:p>368293854</text:p>
          </table:table-cell>
          <table:table-cell office:value-type="float" office:value="486422502" calcext:value-type="float">
            <text:p>486422502</text:p>
          </table:table-cell>
          <table:table-cell office:value-type="float" office:value="12191" calcext:value-type="float">
            <text:p>1219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2353" calcext:value-type="float">
            <text:p>1.872353</text:p>
          </table:table-cell>
          <table:table-cell office:value-type="float" office:value="4764" calcext:value-type="float">
            <text:p>4764</text:p>
          </table:table-cell>
          <table:table-cell office:value-type="float" office:value="23.500305" calcext:value-type="float">
            <text:p>23.500305</text:p>
          </table:table-cell>
          <table:table-cell office:value-type="float" office:value="31.037926" calcext:value-type="float">
            <text:p>31.037926</text:p>
          </table:table-cell>
          <table:table-cell office:value-type="float" office:value="0.000778" calcext:value-type="float">
            <text:p>0.000778</text:p>
          </table:table-cell>
          <table:table-cell office:value-type="float" office:value="0.76" calcext:value-type="float">
            <text:p>0.76</text:p>
          </table:table-cell>
          <table:table-cell office:value-type="float" office:value="39900.13" calcext:value-type="float">
            <text:p>39900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6342" calcext:value-type="float">
            <text:p>106342</text:p>
          </table:table-cell>
          <table:table-cell office:value-type="float" office:value="17551575763" calcext:value-type="float">
            <text:p>17551575763</text:p>
          </table:table-cell>
          <table:table-cell office:value-type="float" office:value="9356351939" calcext:value-type="float">
            <text:p>9356351939</text:p>
          </table:table-cell>
          <table:table-cell office:value-type="float" office:value="5718" calcext:value-type="float">
            <text:p>5718</text:p>
          </table:table-cell>
          <table:table-cell office:value-type="float" office:value="394364180" calcext:value-type="float">
            <text:p>394364180</text:p>
          </table:table-cell>
          <table:table-cell office:value-type="float" office:value="520019657" calcext:value-type="float">
            <text:p>520019657</text:p>
          </table:table-cell>
          <table:table-cell office:value-type="float" office:value="14535" calcext:value-type="float">
            <text:p>1453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9" calcext:value-type="float">
            <text:p>1.8759</text:p>
          </table:table-cell>
          <table:table-cell office:value-type="float" office:value="5718" calcext:value-type="float">
            <text:p>5718</text:p>
          </table:table-cell>
          <table:table-cell office:value-type="float" office:value="25.163816" calcext:value-type="float">
            <text:p>25.163816</text:p>
          </table:table-cell>
          <table:table-cell office:value-type="float" office:value="33.181713" calcext:value-type="float">
            <text:p>33.181713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0.76" calcext:value-type="float">
            <text:p>0.76</text:p>
          </table:table-cell>
          <table:table-cell office:value-type="float" office:value="35777.07" calcext:value-type="float">
            <text:p>35777.0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7345" calcext:value-type="float">
            <text:p>107345</text:p>
          </table:table-cell>
          <table:table-cell office:value-type="float" office:value="16602805035" calcext:value-type="float">
            <text:p>16602805035</text:p>
          </table:table-cell>
          <table:table-cell office:value-type="float" office:value="8860900844" calcext:value-type="float">
            <text:p>8860900844</text:p>
          </table:table-cell>
          <table:table-cell office:value-type="float" office:value="5069" calcext:value-type="float">
            <text:p>5069</text:p>
          </table:table-cell>
          <table:table-cell office:value-type="float" office:value="372832079" calcext:value-type="float">
            <text:p>372832079</text:p>
          </table:table-cell>
          <table:table-cell office:value-type="float" office:value="491365927" calcext:value-type="float">
            <text:p>491365927</text:p>
          </table:table-cell>
          <table:table-cell office:value-type="float" office:value="12895" calcext:value-type="float">
            <text:p>1289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3715" calcext:value-type="float">
            <text:p>1.873715</text:p>
          </table:table-cell>
          <table:table-cell office:value-type="float" office:value="5069" calcext:value-type="float">
            <text:p>5069</text:p>
          </table:table-cell>
          <table:table-cell office:value-type="float" office:value="23.789883" calcext:value-type="float">
            <text:p>23.789883</text:p>
          </table:table-cell>
          <table:table-cell office:value-type="float" office:value="31.353359" calcext:value-type="float">
            <text:p>31.353359</text:p>
          </table:table-cell>
          <table:table-cell office:value-type="float" office:value="0.000823" calcext:value-type="float">
            <text:p>0.000823</text:p>
          </table:table-cell>
          <table:table-cell office:value-type="float" office:value="0.76" calcext:value-type="float">
            <text:p>0.76</text:p>
          </table:table-cell>
          <table:table-cell office:value-type="float" office:value="38105.15" calcext:value-type="float">
            <text:p>38105.1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8348" calcext:value-type="float">
            <text:p>108348</text:p>
          </table:table-cell>
          <table:table-cell office:value-type="float" office:value="16739329895" calcext:value-type="float">
            <text:p>16739329895</text:p>
          </table:table-cell>
          <table:table-cell office:value-type="float" office:value="8935752982" calcext:value-type="float">
            <text:p>8935752982</text:p>
          </table:table-cell>
          <table:table-cell office:value-type="float" office:value="4625" calcext:value-type="float">
            <text:p>4625</text:p>
          </table:table-cell>
          <table:table-cell office:value-type="float" office:value="376326097" calcext:value-type="float">
            <text:p>376326097</text:p>
          </table:table-cell>
          <table:table-cell office:value-type="float" office:value="497583483" calcext:value-type="float">
            <text:p>497583483</text:p>
          </table:table-cell>
          <table:table-cell office:value-type="float" office:value="11497" calcext:value-type="float">
            <text:p>1149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3298" calcext:value-type="float">
            <text:p>1.873298</text:p>
          </table:table-cell>
          <table:table-cell office:value-type="float" office:value="4625" calcext:value-type="float">
            <text:p>4625</text:p>
          </table:table-cell>
          <table:table-cell office:value-type="float" office:value="24.012833" calcext:value-type="float">
            <text:p>24.012833</text:p>
          </table:table-cell>
          <table:table-cell office:value-type="float" office:value="31.750093" calcext:value-type="float">
            <text:p>31.750093</text:p>
          </table:table-cell>
          <table:table-cell office:value-type="float" office:value="0.000734" calcext:value-type="float">
            <text:p>0.000734</text:p>
          </table:table-cell>
          <table:table-cell office:value-type="float" office:value="0.76" calcext:value-type="float">
            <text:p>0.76</text:p>
          </table:table-cell>
          <table:table-cell office:value-type="float" office:value="43279.42" calcext:value-type="float">
            <text:p>43279.4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09351" calcext:value-type="float">
            <text:p>109351</text:p>
          </table:table-cell>
          <table:table-cell office:value-type="float" office:value="16585618924" calcext:value-type="float">
            <text:p>16585618924</text:p>
          </table:table-cell>
          <table:table-cell office:value-type="float" office:value="8846146343" calcext:value-type="float">
            <text:p>8846146343</text:p>
          </table:table-cell>
          <table:table-cell office:value-type="float" office:value="4564" calcext:value-type="float">
            <text:p>4564</text:p>
          </table:table-cell>
          <table:table-cell office:value-type="float" office:value="372502069" calcext:value-type="float">
            <text:p>372502069</text:p>
          </table:table-cell>
          <table:table-cell office:value-type="float" office:value="490947986" calcext:value-type="float">
            <text:p>490947986</text:p>
          </table:table-cell>
          <table:table-cell office:value-type="float" office:value="11811" calcext:value-type="float">
            <text:p>118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4898" calcext:value-type="float">
            <text:p>1.874898</text:p>
          </table:table-cell>
          <table:table-cell office:value-type="float" office:value="4564" calcext:value-type="float">
            <text:p>4564</text:p>
          </table:table-cell>
          <table:table-cell office:value-type="float" office:value="23.768827" calcext:value-type="float">
            <text:p>23.768827</text:p>
          </table:table-cell>
          <table:table-cell office:value-type="float" office:value="31.326693" calcext:value-type="float">
            <text:p>31.326693</text:p>
          </table:table-cell>
          <table:table-cell office:value-type="float" office:value="0.000754" calcext:value-type="float">
            <text:p>0.000754</text:p>
          </table:table-cell>
          <table:table-cell office:value-type="float" office:value="0.76" calcext:value-type="float">
            <text:p>0.76</text:p>
          </table:table-cell>
          <table:table-cell office:value-type="float" office:value="41567.02" calcext:value-type="float">
            <text:p>41567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0354" calcext:value-type="float">
            <text:p>110354</text:p>
          </table:table-cell>
          <table:table-cell office:value-type="float" office:value="17369903779" calcext:value-type="float">
            <text:p>17369903779</text:p>
          </table:table-cell>
          <table:table-cell office:value-type="float" office:value="9261585047" calcext:value-type="float">
            <text:p>9261585047</text:p>
          </table:table-cell>
          <table:table-cell office:value-type="float" office:value="4691" calcext:value-type="float">
            <text:p>4691</text:p>
          </table:table-cell>
          <table:table-cell office:value-type="float" office:value="390274828" calcext:value-type="float">
            <text:p>390274828</text:p>
          </table:table-cell>
          <table:table-cell office:value-type="float" office:value="515105791" calcext:value-type="float">
            <text:p>515105791</text:p>
          </table:table-cell>
          <table:table-cell office:value-type="float" office:value="11665" calcext:value-type="float">
            <text:p>11665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75478" calcext:value-type="float">
            <text:p>1.875478</text:p>
          </table:table-cell>
          <table:table-cell office:value-type="float" office:value="4691" calcext:value-type="float">
            <text:p>4691</text:p>
          </table:table-cell>
          <table:table-cell office:value-type="float" office:value="24.90288" calcext:value-type="float">
            <text:p>24.90288</text:p>
          </table:table-cell>
          <table:table-cell office:value-type="float" office:value="32.868168" calcext:value-type="float">
            <text:p>32.868168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76" calcext:value-type="float">
            <text:p>0.76</text:p>
          </table:table-cell>
          <table:table-cell office:value-type="float" office:value="44158.23" calcext:value-type="float">
            <text:p>44158.2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1357" calcext:value-type="float">
            <text:p>111357</text:p>
          </table:table-cell>
          <table:table-cell office:value-type="float" office:value="512188746" calcext:value-type="float">
            <text:p>512188746</text:p>
          </table:table-cell>
          <table:table-cell office:value-type="float" office:value="278043634" calcext:value-type="float">
            <text:p>278043634</text:p>
          </table:table-cell>
          <table:table-cell office:value-type="float" office:value="5055" calcext:value-type="float">
            <text:p>5055</text:p>
          </table:table-cell>
          <table:table-cell office:value-type="float" office:value="11041528" calcext:value-type="float">
            <text:p>11041528</text:p>
          </table:table-cell>
          <table:table-cell office:value-type="float" office:value="13474727" calcext:value-type="float">
            <text:p>13474727</text:p>
          </table:table-cell>
          <table:table-cell office:value-type="float" office:value="9203" calcext:value-type="float">
            <text:p>92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842116" calcext:value-type="float">
            <text:p>1.842116</text:p>
          </table:table-cell>
          <table:table-cell office:value-type="float" office:value="5055" calcext:value-type="float">
            <text:p>5055</text:p>
          </table:table-cell>
          <table:table-cell office:value-type="float" office:value="0.704544" calcext:value-type="float">
            <text:p>0.704544</text:p>
          </table:table-cell>
          <table:table-cell office:value-type="float" office:value="0.859803" calcext:value-type="float">
            <text:p>0.859803</text:p>
          </table:table-cell>
          <table:table-cell office:value-type="float" office:value="0.000587" calcext:value-type="float">
            <text:p>0.000587</text:p>
          </table:table-cell>
          <table:table-cell office:value-type="float" office:value="0.82" calcext:value-type="float">
            <text:p>0.82</text:p>
          </table:table-cell>
          <table:table-cell office:value-type="float" office:value="1464.17" calcext:value-type="float">
            <text:p>1464.17</text:p>
          </table:table-cell>
        </table:table-row>
      </table:table>
      <table:table table:name="doitget_STANDARD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doitgen_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4368" calcext:value-type="float">
            <text:p>114368</text:p>
          </table:table-cell>
          <table:table-cell office:value-type="float" office:value="14297581050" calcext:value-type="float">
            <text:p>14297581050</text:p>
          </table:table-cell>
          <table:table-cell office:value-type="float" office:value="8659980082" calcext:value-type="float">
            <text:p>8659980082</text:p>
          </table:table-cell>
          <table:table-cell office:value-type="float" office:value="528069" calcext:value-type="float">
            <text:p>528069</text:p>
          </table:table-cell>
          <table:table-cell office:value-type="float" office:value="1795962954" calcext:value-type="float">
            <text:p>1795962954</text:p>
          </table:table-cell>
          <table:table-cell office:value-type="float" office:value="10423407" calcext:value-type="float">
            <text:p>10423407</text:p>
          </table:table-cell>
          <table:table-cell office:value-type="float" office:value="4372769" calcext:value-type="float">
            <text:p>437276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0995" calcext:value-type="float">
            <text:p>1.650995</text:p>
          </table:table-cell>
          <table:table-cell office:value-type="float" office:value="528069" calcext:value-type="float">
            <text:p>528069</text:p>
          </table:table-cell>
          <table:table-cell office:value-type="float" office:value="114.597839" calcext:value-type="float">
            <text:p>114.597839</text:p>
          </table:table-cell>
          <table:table-cell office:value-type="float" office:value="0.665103" calcext:value-type="float">
            <text:p>0.665103</text:p>
          </table:table-cell>
          <table:table-cell office:value-type="float" office:value="0.27902" calcext:value-type="float">
            <text:p>0.27902</text:p>
          </table:table-cell>
          <table:table-cell office:value-type="float" office:value="172.3" calcext:value-type="float">
            <text:p>172.3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5371" calcext:value-type="float">
            <text:p>115371</text:p>
          </table:table-cell>
          <table:table-cell office:value-type="float" office:value="14908363127" calcext:value-type="float">
            <text:p>14908363127</text:p>
          </table:table-cell>
          <table:table-cell office:value-type="float" office:value="8955356561" calcext:value-type="float">
            <text:p>8955356561</text:p>
          </table:table-cell>
          <table:table-cell office:value-type="float" office:value="471194" calcext:value-type="float">
            <text:p>471194</text:p>
          </table:table-cell>
          <table:table-cell office:value-type="float" office:value="1876296120" calcext:value-type="float">
            <text:p>1876296120</text:p>
          </table:table-cell>
          <table:table-cell office:value-type="float" office:value="10316670" calcext:value-type="float">
            <text:p>10316670</text:p>
          </table:table-cell>
          <table:table-cell office:value-type="float" office:value="4358349" calcext:value-type="float">
            <text:p>435834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4743" calcext:value-type="float">
            <text:p>1.664743</text:p>
          </table:table-cell>
          <table:table-cell office:value-type="float" office:value="471194" calcext:value-type="float">
            <text:p>471194</text:p>
          </table:table-cell>
          <table:table-cell office:value-type="float" office:value="119.723778" calcext:value-type="float">
            <text:p>119.723778</text:p>
          </table:table-cell>
          <table:table-cell office:value-type="float" office:value="0.658292" calcext:value-type="float">
            <text:p>0.658292</text:p>
          </table:table-cell>
          <table:table-cell office:value-type="float" office:value="0.2781" calcext:value-type="float">
            <text:p>0.2781</text:p>
          </table:table-cell>
          <table:table-cell office:value-type="float" office:value="181.87" calcext:value-type="float">
            <text:p>181.87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6374" calcext:value-type="float">
            <text:p>116374</text:p>
          </table:table-cell>
          <table:table-cell office:value-type="float" office:value="14774844839" calcext:value-type="float">
            <text:p>14774844839</text:p>
          </table:table-cell>
          <table:table-cell office:value-type="float" office:value="8871025599" calcext:value-type="float">
            <text:p>8871025599</text:p>
          </table:table-cell>
          <table:table-cell office:value-type="float" office:value="428708" calcext:value-type="float">
            <text:p>428708</text:p>
          </table:table-cell>
          <table:table-cell office:value-type="float" office:value="1862475198" calcext:value-type="float">
            <text:p>1862475198</text:p>
          </table:table-cell>
          <table:table-cell office:value-type="float" office:value="9977493" calcext:value-type="float">
            <text:p>9977493</text:p>
          </table:table-cell>
          <table:table-cell office:value-type="float" office:value="4165433" calcext:value-type="float">
            <text:p>41654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5517" calcext:value-type="float">
            <text:p>1.665517</text:p>
          </table:table-cell>
          <table:table-cell office:value-type="float" office:value="428708" calcext:value-type="float">
            <text:p>428708</text:p>
          </table:table-cell>
          <table:table-cell office:value-type="float" office:value="118.841881" calcext:value-type="float">
            <text:p>118.841881</text:p>
          </table:table-cell>
          <table:table-cell office:value-type="float" office:value="0.63665" calcext:value-type="float">
            <text:p>0.63665</text:p>
          </table:table-cell>
          <table:table-cell office:value-type="float" office:value="0.26579" calcext:value-type="float">
            <text:p>0.26579</text:p>
          </table:table-cell>
          <table:table-cell office:value-type="float" office:value="186.67" calcext:value-type="float">
            <text:p>186.67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7377" calcext:value-type="float">
            <text:p>117377</text:p>
          </table:table-cell>
          <table:table-cell office:value-type="float" office:value="14939280921" calcext:value-type="float">
            <text:p>14939280921</text:p>
          </table:table-cell>
          <table:table-cell office:value-type="float" office:value="8955242332" calcext:value-type="float">
            <text:p>8955242332</text:p>
          </table:table-cell>
          <table:table-cell office:value-type="float" office:value="472681" calcext:value-type="float">
            <text:p>472681</text:p>
          </table:table-cell>
          <table:table-cell office:value-type="float" office:value="1881336192" calcext:value-type="float">
            <text:p>1881336192</text:p>
          </table:table-cell>
          <table:table-cell office:value-type="float" office:value="10309453" calcext:value-type="float">
            <text:p>10309453</text:p>
          </table:table-cell>
          <table:table-cell office:value-type="float" office:value="4345746" calcext:value-type="float">
            <text:p>434574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8216" calcext:value-type="float">
            <text:p>1.668216</text:p>
          </table:table-cell>
          <table:table-cell office:value-type="float" office:value="472681" calcext:value-type="float">
            <text:p>472681</text:p>
          </table:table-cell>
          <table:table-cell office:value-type="float" office:value="120.04538" calcext:value-type="float">
            <text:p>120.04538</text:p>
          </table:table-cell>
          <table:table-cell office:value-type="float" office:value="0.657831" calcext:value-type="float">
            <text:p>0.657831</text:p>
          </table:table-cell>
          <table:table-cell office:value-type="float" office:value="0.277296" calcext:value-type="float">
            <text:p>0.277296</text:p>
          </table:table-cell>
          <table:table-cell office:value-type="float" office:value="182.49" calcext:value-type="float">
            <text:p>182.49</text:p>
          </table:table-cell>
          <table:table-cell office:value-type="float" office:value="2.37" calcext:value-type="float">
            <text:p>2.3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8380" calcext:value-type="float">
            <text:p>118380</text:p>
          </table:table-cell>
          <table:table-cell office:value-type="float" office:value="15295517636" calcext:value-type="float">
            <text:p>15295517636</text:p>
          </table:table-cell>
          <table:table-cell office:value-type="float" office:value="9207946373" calcext:value-type="float">
            <text:p>9207946373</text:p>
          </table:table-cell>
          <table:table-cell office:value-type="float" office:value="477644" calcext:value-type="float">
            <text:p>477644</text:p>
          </table:table-cell>
          <table:table-cell office:value-type="float" office:value="1924367408" calcext:value-type="float">
            <text:p>1924367408</text:p>
          </table:table-cell>
          <table:table-cell office:value-type="float" office:value="10409890" calcext:value-type="float">
            <text:p>10409890</text:p>
          </table:table-cell>
          <table:table-cell office:value-type="float" office:value="4438135" calcext:value-type="float">
            <text:p>443813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1121" calcext:value-type="float">
            <text:p>1.661121</text:p>
          </table:table-cell>
          <table:table-cell office:value-type="float" office:value="477644" calcext:value-type="float">
            <text:p>477644</text:p>
          </table:table-cell>
          <table:table-cell office:value-type="float" office:value="122.791138" calcext:value-type="float">
            <text:p>122.791138</text:p>
          </table:table-cell>
          <table:table-cell office:value-type="float" office:value="0.66424" calcext:value-type="float">
            <text:p>0.66424</text:p>
          </table:table-cell>
          <table:table-cell office:value-type="float" office:value="0.283191" calcext:value-type="float">
            <text:p>0.283191</text:p>
          </table:table-cell>
          <table:table-cell office:value-type="float" office:value="184.86" calcext:value-type="float">
            <text:p>184.8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19383" calcext:value-type="float">
            <text:p>119383</text:p>
          </table:table-cell>
          <table:table-cell office:value-type="float" office:value="14637467553" calcext:value-type="float">
            <text:p>14637467553</text:p>
          </table:table-cell>
          <table:table-cell office:value-type="float" office:value="8833408456" calcext:value-type="float">
            <text:p>8833408456</text:p>
          </table:table-cell>
          <table:table-cell office:value-type="float" office:value="467447" calcext:value-type="float">
            <text:p>467447</text:p>
          </table:table-cell>
          <table:table-cell office:value-type="float" office:value="1839199690" calcext:value-type="float">
            <text:p>1839199690</text:p>
          </table:table-cell>
          <table:table-cell office:value-type="float" office:value="10105969" calcext:value-type="float">
            <text:p>10105969</text:p>
          </table:table-cell>
          <table:table-cell office:value-type="float" office:value="4309505" calcext:value-type="float">
            <text:p>430950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7058" calcext:value-type="float">
            <text:p>1.657058</text:p>
          </table:table-cell>
          <table:table-cell office:value-type="float" office:value="467447" calcext:value-type="float">
            <text:p>467447</text:p>
          </table:table-cell>
          <table:table-cell office:value-type="float" office:value="117.356712" calcext:value-type="float">
            <text:p>117.356712</text:p>
          </table:table-cell>
          <table:table-cell office:value-type="float" office:value="0.644847" calcext:value-type="float">
            <text:p>0.644847</text:p>
          </table:table-cell>
          <table:table-cell office:value-type="float" office:value="0.274983" calcext:value-type="float">
            <text:p>0.274983</text:p>
          </table:table-cell>
          <table:table-cell office:value-type="float" office:value="181.99" calcext:value-type="float">
            <text:p>181.99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0386" calcext:value-type="float">
            <text:p>120386</text:p>
          </table:table-cell>
          <table:table-cell office:value-type="float" office:value="14828244695" calcext:value-type="float">
            <text:p>14828244695</text:p>
          </table:table-cell>
          <table:table-cell office:value-type="float" office:value="8893586375" calcext:value-type="float">
            <text:p>8893586375</text:p>
          </table:table-cell>
          <table:table-cell office:value-type="float" office:value="421465" calcext:value-type="float">
            <text:p>421465</text:p>
          </table:table-cell>
          <table:table-cell office:value-type="float" office:value="1870003398" calcext:value-type="float">
            <text:p>1870003398</text:p>
          </table:table-cell>
          <table:table-cell office:value-type="float" office:value="9906077" calcext:value-type="float">
            <text:p>9906077</text:p>
          </table:table-cell>
          <table:table-cell office:value-type="float" office:value="4156788" calcext:value-type="float">
            <text:p>415678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7296" calcext:value-type="float">
            <text:p>1.667296</text:p>
          </table:table-cell>
          <table:table-cell office:value-type="float" office:value="421465" calcext:value-type="float">
            <text:p>421465</text:p>
          </table:table-cell>
          <table:table-cell office:value-type="float" office:value="119.322258" calcext:value-type="float">
            <text:p>119.322258</text:p>
          </table:table-cell>
          <table:table-cell office:value-type="float" office:value="0.632093" calcext:value-type="float">
            <text:p>0.632093</text:p>
          </table:table-cell>
          <table:table-cell office:value-type="float" office:value="0.265239" calcext:value-type="float">
            <text:p>0.265239</text:p>
          </table:table-cell>
          <table:table-cell office:value-type="float" office:value="188.77" calcext:value-type="float">
            <text:p>188.77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1388" calcext:value-type="float">
            <text:p>121388</text:p>
          </table:table-cell>
          <table:table-cell office:value-type="float" office:value="14438584716" calcext:value-type="float">
            <text:p>14438584716</text:p>
          </table:table-cell>
          <table:table-cell office:value-type="float" office:value="8712827259" calcext:value-type="float">
            <text:p>8712827259</text:p>
          </table:table-cell>
          <table:table-cell office:value-type="float" office:value="467867" calcext:value-type="float">
            <text:p>467867</text:p>
          </table:table-cell>
          <table:table-cell office:value-type="float" office:value="1813992300" calcext:value-type="float">
            <text:p>1813992300</text:p>
          </table:table-cell>
          <table:table-cell office:value-type="float" office:value="10044694" calcext:value-type="float">
            <text:p>10044694</text:p>
          </table:table-cell>
          <table:table-cell office:value-type="float" office:value="4252823" calcext:value-type="float">
            <text:p>42528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7164" calcext:value-type="float">
            <text:p>1.657164</text:p>
          </table:table-cell>
          <table:table-cell office:value-type="float" office:value="467867" calcext:value-type="float">
            <text:p>467867</text:p>
          </table:table-cell>
          <table:table-cell office:value-type="float" office:value="115.863777" calcext:value-type="float">
            <text:p>115.863777</text:p>
          </table:table-cell>
          <table:table-cell office:value-type="float" office:value="0.641577" calcext:value-type="float">
            <text:p>0.641577</text:p>
          </table:table-cell>
          <table:table-cell office:value-type="float" office:value="0.271637" calcext:value-type="float">
            <text:p>0.271637</text:p>
          </table:table-cell>
          <table:table-cell office:value-type="float" office:value="180.59" calcext:value-type="float">
            <text:p>180.59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2391" calcext:value-type="float">
            <text:p>122391</text:p>
          </table:table-cell>
          <table:table-cell office:value-type="float" office:value="15471948088" calcext:value-type="float">
            <text:p>15471948088</text:p>
          </table:table-cell>
          <table:table-cell office:value-type="float" office:value="9297094485" calcext:value-type="float">
            <text:p>9297094485</text:p>
          </table:table-cell>
          <table:table-cell office:value-type="float" office:value="480701" calcext:value-type="float">
            <text:p>480701</text:p>
          </table:table-cell>
          <table:table-cell office:value-type="float" office:value="1947880575" calcext:value-type="float">
            <text:p>1947880575</text:p>
          </table:table-cell>
          <table:table-cell office:value-type="float" office:value="10466367" calcext:value-type="float">
            <text:p>10466367</text:p>
          </table:table-cell>
          <table:table-cell office:value-type="float" office:value="4472928" calcext:value-type="float">
            <text:p>44729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417" calcext:value-type="float">
            <text:p>1.66417</text:p>
          </table:table-cell>
          <table:table-cell office:value-type="float" office:value="480701" calcext:value-type="float">
            <text:p>480701</text:p>
          </table:table-cell>
          <table:table-cell office:value-type="float" office:value="124.291481" calcext:value-type="float">
            <text:p>124.291481</text:p>
          </table:table-cell>
          <table:table-cell office:value-type="float" office:value="0.667844" calcext:value-type="float">
            <text:p>0.667844</text:p>
          </table:table-cell>
          <table:table-cell office:value-type="float" office:value="0.285411" calcext:value-type="float">
            <text:p>0.285411</text:p>
          </table:table-cell>
          <table:table-cell office:value-type="float" office:value="186.11" calcext:value-type="float">
            <text:p>186.11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3394" calcext:value-type="float">
            <text:p>123394</text:p>
          </table:table-cell>
          <table:table-cell office:value-type="float" office:value="14675823070" calcext:value-type="float">
            <text:p>14675823070</text:p>
          </table:table-cell>
          <table:table-cell office:value-type="float" office:value="8826838774" calcext:value-type="float">
            <text:p>8826838774</text:p>
          </table:table-cell>
          <table:table-cell office:value-type="float" office:value="423605" calcext:value-type="float">
            <text:p>423605</text:p>
          </table:table-cell>
          <table:table-cell office:value-type="float" office:value="1849199794" calcext:value-type="float">
            <text:p>1849199794</text:p>
          </table:table-cell>
          <table:table-cell office:value-type="float" office:value="9883977" calcext:value-type="float">
            <text:p>9883977</text:p>
          </table:table-cell>
          <table:table-cell office:value-type="float" office:value="4143639" calcext:value-type="float">
            <text:p>41436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2636" calcext:value-type="float">
            <text:p>1.662636</text:p>
          </table:table-cell>
          <table:table-cell office:value-type="float" office:value="423605" calcext:value-type="float">
            <text:p>423605</text:p>
          </table:table-cell>
          <table:table-cell office:value-type="float" office:value="117.994797" calcext:value-type="float">
            <text:p>117.994797</text:p>
          </table:table-cell>
          <table:table-cell office:value-type="float" office:value="0.630682" calcext:value-type="float">
            <text:p>0.630682</text:p>
          </table:table-cell>
          <table:table-cell office:value-type="float" office:value="0.2644" calcext:value-type="float">
            <text:p>0.2644</text:p>
          </table:table-cell>
          <table:table-cell office:value-type="float" office:value="187.09" calcext:value-type="float">
            <text:p>187.09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4397" calcext:value-type="float">
            <text:p>124397</text:p>
          </table:table-cell>
          <table:table-cell office:value-type="float" office:value="14700385393" calcext:value-type="float">
            <text:p>14700385393</text:p>
          </table:table-cell>
          <table:table-cell office:value-type="float" office:value="8870920405" calcext:value-type="float">
            <text:p>8870920405</text:p>
          </table:table-cell>
          <table:table-cell office:value-type="float" office:value="471994" calcext:value-type="float">
            <text:p>471994</text:p>
          </table:table-cell>
          <table:table-cell office:value-type="float" office:value="1847295668" calcext:value-type="float">
            <text:p>1847295668</text:p>
          </table:table-cell>
          <table:table-cell office:value-type="float" office:value="10137007" calcext:value-type="float">
            <text:p>10137007</text:p>
          </table:table-cell>
          <table:table-cell office:value-type="float" office:value="4298504" calcext:value-type="float">
            <text:p>429850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7143" calcext:value-type="float">
            <text:p>1.657143</text:p>
          </table:table-cell>
          <table:table-cell office:value-type="float" office:value="471994" calcext:value-type="float">
            <text:p>471994</text:p>
          </table:table-cell>
          <table:table-cell office:value-type="float" office:value="117.873299" calcext:value-type="float">
            <text:p>117.873299</text:p>
          </table:table-cell>
          <table:table-cell office:value-type="float" office:value="0.646828" calcext:value-type="float">
            <text:p>0.646828</text:p>
          </table:table-cell>
          <table:table-cell office:value-type="float" office:value="0.274281" calcext:value-type="float">
            <text:p>0.274281</text:p>
          </table:table-cell>
          <table:table-cell office:value-type="float" office:value="182.23" calcext:value-type="float">
            <text:p>182.23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5400" calcext:value-type="float">
            <text:p>125400</text:p>
          </table:table-cell>
          <table:table-cell office:value-type="float" office:value="14391361395" calcext:value-type="float">
            <text:p>14391361395</text:p>
          </table:table-cell>
          <table:table-cell office:value-type="float" office:value="8691423129" calcext:value-type="float">
            <text:p>8691423129</text:p>
          </table:table-cell>
          <table:table-cell office:value-type="float" office:value="420895" calcext:value-type="float">
            <text:p>420895</text:p>
          </table:table-cell>
          <table:table-cell office:value-type="float" office:value="1810687397" calcext:value-type="float">
            <text:p>1810687397</text:p>
          </table:table-cell>
          <table:table-cell office:value-type="float" office:value="9657812" calcext:value-type="float">
            <text:p>9657812</text:p>
          </table:table-cell>
          <table:table-cell office:value-type="float" office:value="4090885" calcext:value-type="float">
            <text:p>40908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5812" calcext:value-type="float">
            <text:p>1.655812</text:p>
          </table:table-cell>
          <table:table-cell office:value-type="float" office:value="420895" calcext:value-type="float">
            <text:p>420895</text:p>
          </table:table-cell>
          <table:table-cell office:value-type="float" office:value="115.537376" calcext:value-type="float">
            <text:p>115.537376</text:p>
          </table:table-cell>
          <table:table-cell office:value-type="float" office:value="0.616251" calcext:value-type="float">
            <text:p>0.616251</text:p>
          </table:table-cell>
          <table:table-cell office:value-type="float" office:value="0.261034" calcext:value-type="float">
            <text:p>0.261034</text:p>
          </table:table-cell>
          <table:table-cell office:value-type="float" office:value="187.48" calcext:value-type="float">
            <text:p>187.48</text:p>
          </table:table-cell>
          <table:table-cell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6403" calcext:value-type="float">
            <text:p>126403</text:p>
          </table:table-cell>
          <table:table-cell office:value-type="float" office:value="15479664471" calcext:value-type="float">
            <text:p>15479664471</text:p>
          </table:table-cell>
          <table:table-cell office:value-type="float" office:value="9300525963" calcext:value-type="float">
            <text:p>9300525963</text:p>
          </table:table-cell>
          <table:table-cell office:value-type="float" office:value="476078" calcext:value-type="float">
            <text:p>476078</text:p>
          </table:table-cell>
          <table:table-cell office:value-type="float" office:value="1949062510" calcext:value-type="float">
            <text:p>1949062510</text:p>
          </table:table-cell>
          <table:table-cell office:value-type="float" office:value="10464428" calcext:value-type="float">
            <text:p>10464428</text:p>
          </table:table-cell>
          <table:table-cell office:value-type="float" office:value="4468426" calcext:value-type="float">
            <text:p>44684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4386" calcext:value-type="float">
            <text:p>1.664386</text:p>
          </table:table-cell>
          <table:table-cell office:value-type="float" office:value="476078" calcext:value-type="float">
            <text:p>476078</text:p>
          </table:table-cell>
          <table:table-cell office:value-type="float" office:value="124.366898" calcext:value-type="float">
            <text:p>124.366898</text:p>
          </table:table-cell>
          <table:table-cell office:value-type="float" office:value="0.66772" calcext:value-type="float">
            <text:p>0.66772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186.26" calcext:value-type="float">
            <text:p>186.26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7405" calcext:value-type="float">
            <text:p>127405</text:p>
          </table:table-cell>
          <table:table-cell office:value-type="float" office:value="15082451774" calcext:value-type="float">
            <text:p>15082451774</text:p>
          </table:table-cell>
          <table:table-cell office:value-type="float" office:value="9083188948" calcext:value-type="float">
            <text:p>9083188948</text:p>
          </table:table-cell>
          <table:table-cell office:value-type="float" office:value="472288" calcext:value-type="float">
            <text:p>472288</text:p>
          </table:table-cell>
          <table:table-cell office:value-type="float" office:value="1896959385" calcext:value-type="float">
            <text:p>1896959385</text:p>
          </table:table-cell>
          <table:table-cell office:value-type="float" office:value="10289628" calcext:value-type="float">
            <text:p>10289628</text:p>
          </table:table-cell>
          <table:table-cell office:value-type="float" office:value="4377613" calcext:value-type="float">
            <text:p>437761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6048" calcext:value-type="float">
            <text:p>1.66048</text:p>
          </table:table-cell>
          <table:table-cell office:value-type="float" office:value="472288" calcext:value-type="float">
            <text:p>472288</text:p>
          </table:table-cell>
          <table:table-cell office:value-type="float" office:value="121.163071" calcext:value-type="float">
            <text:p>121.163071</text:p>
          </table:table-cell>
          <table:table-cell office:value-type="float" office:value="0.657222" calcext:value-type="float">
            <text:p>0.657222</text:p>
          </table:table-cell>
          <table:table-cell office:value-type="float" office:value="0.279608" calcext:value-type="float">
            <text:p>0.279608</text:p>
          </table:table-cell>
          <table:table-cell office:value-type="float" office:value="184.36" calcext:value-type="float">
            <text:p>184.36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28409" calcext:value-type="float">
            <text:p>128409</text:p>
          </table:table-cell>
          <table:table-cell office:value-type="float" office:value="13797601050" calcext:value-type="float">
            <text:p>13797601050</text:p>
          </table:table-cell>
          <table:table-cell office:value-type="float" office:value="8332458940" calcext:value-type="float">
            <text:p>8332458940</text:p>
          </table:table-cell>
          <table:table-cell office:value-type="float" office:value="422913" calcext:value-type="float">
            <text:p>422913</text:p>
          </table:table-cell>
          <table:table-cell office:value-type="float" office:value="1735323399" calcext:value-type="float">
            <text:p>1735323399</text:p>
          </table:table-cell>
          <table:table-cell office:value-type="float" office:value="9420326" calcext:value-type="float">
            <text:p>9420326</text:p>
          </table:table-cell>
          <table:table-cell office:value-type="float" office:value="3973588" calcext:value-type="float">
            <text:p>397358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655886" calcext:value-type="float">
            <text:p>1.655886</text:p>
          </table:table-cell>
          <table:table-cell office:value-type="float" office:value="422913" calcext:value-type="float">
            <text:p>422913</text:p>
          </table:table-cell>
          <table:table-cell office:value-type="float" office:value="110.618225" calcext:value-type="float">
            <text:p>110.618225</text:p>
          </table:table-cell>
          <table:table-cell office:value-type="float" office:value="0.600499" calcext:value-type="float">
            <text:p>0.600499</text:p>
          </table:table-cell>
          <table:table-cell office:value-type="float" office:value="0.253296" calcext:value-type="float">
            <text:p>0.253296</text:p>
          </table:table-cell>
          <table:table-cell office:value-type="float" office:value="184.21" calcext:value-type="float">
            <text:p>184.21</text:p>
          </table:table-cell>
          <table:table-cell office:value-type="float" office:value="2.37" calcext:value-type="float">
            <text:p>2.37</text:p>
          </table:table-cell>
        </table:table-row>
      </table:table>
      <table:table table:name="gemm_STANDARD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gemm_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1420" calcext:value-type="float">
            <text:p>131420</text:p>
          </table:table-cell>
          <table:table-cell office:value-type="float" office:value="80867363" calcext:value-type="float">
            <text:p>80867363</text:p>
          </table:table-cell>
          <table:table-cell office:value-type="float" office:value="230893031" calcext:value-type="float">
            <text:p>230893031</text:p>
          </table:table-cell>
          <table:table-cell office:value-type="float" office:value="229320" calcext:value-type="float">
            <text:p>229320</text:p>
          </table:table-cell>
          <table:table-cell office:value-type="float" office:value="6773354" calcext:value-type="float">
            <text:p>6773354</text:p>
          </table:table-cell>
          <table:table-cell office:value-type="float" office:value="4783191" calcext:value-type="float">
            <text:p>4783191</text:p>
          </table:table-cell>
          <table:table-cell office:value-type="float" office:value="658549" calcext:value-type="float">
            <text:p>6585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0237" calcext:value-type="float">
            <text:p>0.350237</text:p>
          </table:table-cell>
          <table:table-cell office:value-type="float" office:value="229320" calcext:value-type="float">
            <text:p>229320</text:p>
          </table:table-cell>
          <table:table-cell office:value-type="float" office:value="0.432198" calcext:value-type="float">
            <text:p>0.432198</text:p>
          </table:table-cell>
          <table:table-cell office:value-type="float" office:value="0.305209" calcext:value-type="float">
            <text:p>0.305209</text:p>
          </table:table-cell>
          <table:table-cell office:value-type="float" office:value="0.042021" calcext:value-type="float">
            <text:p>0.042021</text:p>
          </table:table-cell>
          <table:table-cell office:value-type="float" office:value="1.42" calcext:value-type="float">
            <text:p>1.42</text:p>
          </table:table-cell>
          <table:table-cell office:value-type="float" office:value="7.26" calcext:value-type="float">
            <text:p>7.2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2423" calcext:value-type="float">
            <text:p>132423</text:p>
          </table:table-cell>
          <table:table-cell office:value-type="float" office:value="2063240126" calcext:value-type="float">
            <text:p>2063240126</text:p>
          </table:table-cell>
          <table:table-cell office:value-type="float" office:value="8889742153" calcext:value-type="float">
            <text:p>8889742153</text:p>
          </table:table-cell>
          <table:table-cell office:value-type="float" office:value="117533" calcext:value-type="float">
            <text:p>117533</text:p>
          </table:table-cell>
          <table:table-cell office:value-type="float" office:value="353551375" calcext:value-type="float">
            <text:p>353551375</text:p>
          </table:table-cell>
          <table:table-cell office:value-type="float" office:value="231178100" calcext:value-type="float">
            <text:p>231178100</text:p>
          </table:table-cell>
          <table:table-cell office:value-type="float" office:value="117994" calcext:value-type="float">
            <text:p>11799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92" calcext:value-type="float">
            <text:p>0.232092</text:p>
          </table:table-cell>
          <table:table-cell office:value-type="float" office:value="117533" calcext:value-type="float">
            <text:p>117533</text:p>
          </table:table-cell>
          <table:table-cell office:value-type="float" office:value="22.559608" calcext:value-type="float">
            <text:p>22.559608</text:p>
          </table:table-cell>
          <table:table-cell office:value-type="float" office:value="14.751144" calcext:value-type="float">
            <text:p>14.751144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1.53" calcext:value-type="float">
            <text:p>1.53</text:p>
          </table:table-cell>
          <table:table-cell office:value-type="float" office:value="1959.24" calcext:value-type="float">
            <text:p>1959.2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3426" calcext:value-type="float">
            <text:p>133426</text:p>
          </table:table-cell>
          <table:table-cell office:value-type="float" office:value="2054199604" calcext:value-type="float">
            <text:p>2054199604</text:p>
          </table:table-cell>
          <table:table-cell office:value-type="float" office:value="8849522570" calcext:value-type="float">
            <text:p>8849522570</text:p>
          </table:table-cell>
          <table:table-cell office:value-type="float" office:value="113283" calcext:value-type="float">
            <text:p>113283</text:p>
          </table:table-cell>
          <table:table-cell office:value-type="float" office:value="351816418" calcext:value-type="float">
            <text:p>351816418</text:p>
          </table:table-cell>
          <table:table-cell office:value-type="float" office:value="230168602" calcext:value-type="float">
            <text:p>230168602</text:p>
          </table:table-cell>
          <table:table-cell office:value-type="float" office:value="113400" calcext:value-type="float">
            <text:p>1134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5" calcext:value-type="float">
            <text:p>0.232125</text:p>
          </table:table-cell>
          <table:table-cell office:value-type="float" office:value="113283" calcext:value-type="float">
            <text:p>113283</text:p>
          </table:table-cell>
          <table:table-cell office:value-type="float" office:value="22.448904" calcext:value-type="float">
            <text:p>22.448904</text:p>
          </table:table-cell>
          <table:table-cell office:value-type="float" office:value="14.68673" calcext:value-type="float">
            <text:p>14.68673</text:p>
          </table:table-cell>
          <table:table-cell office:value-type="float" office:value="0.007236" calcext:value-type="float">
            <text:p>0.007236</text:p>
          </table:table-cell>
          <table:table-cell office:value-type="float" office:value="1.53" calcext:value-type="float">
            <text:p>1.53</text:p>
          </table:table-cell>
          <table:table-cell office:value-type="float" office:value="2029.71" calcext:value-type="float">
            <text:p>2029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4429" calcext:value-type="float">
            <text:p>134429</text:p>
          </table:table-cell>
          <table:table-cell office:value-type="float" office:value="2183121961" calcext:value-type="float">
            <text:p>2183121961</text:p>
          </table:table-cell>
          <table:table-cell office:value-type="float" office:value="9405466410" calcext:value-type="float">
            <text:p>9405466410</text:p>
          </table:table-cell>
          <table:table-cell office:value-type="float" office:value="119566" calcext:value-type="float">
            <text:p>119566</text:p>
          </table:table-cell>
          <table:table-cell office:value-type="float" office:value="373874682" calcext:value-type="float">
            <text:p>373874682</text:p>
          </table:table-cell>
          <table:table-cell office:value-type="float" office:value="244591130" calcext:value-type="float">
            <text:p>244591130</text:p>
          </table:table-cell>
          <table:table-cell office:value-type="float" office:value="120265" calcext:value-type="float">
            <text:p>1202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12" calcext:value-type="float">
            <text:p>0.232112</text:p>
          </table:table-cell>
          <table:table-cell office:value-type="float" office:value="119566" calcext:value-type="float">
            <text:p>119566</text:p>
          </table:table-cell>
          <table:table-cell office:value-type="float" office:value="23.856411" calcext:value-type="float">
            <text:p>23.856411</text:p>
          </table:table-cell>
          <table:table-cell office:value-type="float" office:value="15.607012" calcext:value-type="float">
            <text:p>15.607012</text:p>
          </table:table-cell>
          <table:table-cell office:value-type="float" office:value="0.007674" calcext:value-type="float">
            <text:p>0.007674</text:p>
          </table:table-cell>
          <table:table-cell office:value-type="float" office:value="1.53" calcext:value-type="float">
            <text:p>1.53</text:p>
          </table:table-cell>
          <table:table-cell office:value-type="float" office:value="2033.77" calcext:value-type="float">
            <text:p>2033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5431" calcext:value-type="float">
            <text:p>135431</text:p>
          </table:table-cell>
          <table:table-cell office:value-type="float" office:value="2052895575" calcext:value-type="float">
            <text:p>2052895575</text:p>
          </table:table-cell>
          <table:table-cell office:value-type="float" office:value="8843417342" calcext:value-type="float">
            <text:p>8843417342</text:p>
          </table:table-cell>
          <table:table-cell office:value-type="float" office:value="126682" calcext:value-type="float">
            <text:p>126682</text:p>
          </table:table-cell>
          <table:table-cell office:value-type="float" office:value="351545595" calcext:value-type="float">
            <text:p>351545595</text:p>
          </table:table-cell>
          <table:table-cell office:value-type="float" office:value="230029257" calcext:value-type="float">
            <text:p>230029257</text:p>
          </table:table-cell>
          <table:table-cell office:value-type="float" office:value="126787" calcext:value-type="float">
            <text:p>12678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38" calcext:value-type="float">
            <text:p>0.232138</text:p>
          </table:table-cell>
          <table:table-cell office:value-type="float" office:value="126682" calcext:value-type="float">
            <text:p>126682</text:p>
          </table:table-cell>
          <table:table-cell office:value-type="float" office:value="22.45401" calcext:value-type="float">
            <text:p>22.45401</text:p>
          </table:table-cell>
          <table:table-cell office:value-type="float" office:value="14.692488" calcext:value-type="float">
            <text:p>14.692488</text:p>
          </table:table-cell>
          <table:table-cell office:value-type="float" office:value="0.008098" calcext:value-type="float">
            <text:p>0.008098</text:p>
          </table:table-cell>
          <table:table-cell office:value-type="float" office:value="1.53" calcext:value-type="float">
            <text:p>1.53</text:p>
          </table:table-cell>
          <table:table-cell office:value-type="float" office:value="1814.3" calcext:value-type="float">
            <text:p>1814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6434" calcext:value-type="float">
            <text:p>136434</text:p>
          </table:table-cell>
          <table:table-cell office:value-type="float" office:value="2067109944" calcext:value-type="float">
            <text:p>2067109944</text:p>
          </table:table-cell>
          <table:table-cell office:value-type="float" office:value="8767979497" calcext:value-type="float">
            <text:p>8767979497</text:p>
          </table:table-cell>
          <table:table-cell office:value-type="float" office:value="244064" calcext:value-type="float">
            <text:p>244064</text:p>
          </table:table-cell>
          <table:table-cell office:value-type="float" office:value="346927037" calcext:value-type="float">
            <text:p>346927037</text:p>
          </table:table-cell>
          <table:table-cell office:value-type="float" office:value="226979001" calcext:value-type="float">
            <text:p>226979001</text:p>
          </table:table-cell>
          <table:table-cell office:value-type="float" office:value="428566" calcext:value-type="float">
            <text:p>4285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757" calcext:value-type="float">
            <text:p>0.235757</text:p>
          </table:table-cell>
          <table:table-cell office:value-type="float" office:value="244064" calcext:value-type="float">
            <text:p>244064</text:p>
          </table:table-cell>
          <table:table-cell office:value-type="float" office:value="22.136919" calcext:value-type="float">
            <text:p>22.136919</text:p>
          </table:table-cell>
          <table:table-cell office:value-type="float" office:value="14.483207" calcext:value-type="float">
            <text:p>14.483207</text:p>
          </table:table-cell>
          <table:table-cell office:value-type="float" office:value="0.027346" calcext:value-type="float">
            <text:p>0.027346</text:p>
          </table:table-cell>
          <table:table-cell office:value-type="float" office:value="1.53" calcext:value-type="float">
            <text:p>1.53</text:p>
          </table:table-cell>
          <table:table-cell office:value-type="float" office:value="529.62" calcext:value-type="float">
            <text:p>529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7437" calcext:value-type="float">
            <text:p>137437</text:p>
          </table:table-cell>
          <table:table-cell office:value-type="float" office:value="2079565088" calcext:value-type="float">
            <text:p>2079565088</text:p>
          </table:table-cell>
          <table:table-cell office:value-type="float" office:value="8957039113" calcext:value-type="float">
            <text:p>8957039113</text:p>
          </table:table-cell>
          <table:table-cell office:value-type="float" office:value="90572" calcext:value-type="float">
            <text:p>90572</text:p>
          </table:table-cell>
          <table:table-cell office:value-type="float" office:value="355995382" calcext:value-type="float">
            <text:p>355995382</text:p>
          </table:table-cell>
          <table:table-cell office:value-type="float" office:value="233016252" calcext:value-type="float">
            <text:p>233016252</text:p>
          </table:table-cell>
          <table:table-cell office:value-type="float" office:value="90920" calcext:value-type="float">
            <text:p>9092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71" calcext:value-type="float">
            <text:p>0.232171</text:p>
          </table:table-cell>
          <table:table-cell office:value-type="float" office:value="90572" calcext:value-type="float">
            <text:p>90572</text:p>
          </table:table-cell>
          <table:table-cell office:value-type="float" office:value="22.715559" calcext:value-type="float">
            <text:p>22.715559</text:p>
          </table:table-cell>
          <table:table-cell office:value-type="float" office:value="14.868435" calcext:value-type="float">
            <text:p>14.868435</text:p>
          </table:table-cell>
          <table:table-cell office:value-type="float" office:value="0.005801" calcext:value-type="float">
            <text:p>0.005801</text:p>
          </table:table-cell>
          <table:table-cell office:value-type="float" office:value="1.53" calcext:value-type="float">
            <text:p>1.53</text:p>
          </table:table-cell>
          <table:table-cell office:value-type="float" office:value="2562.87" calcext:value-type="float">
            <text:p>2562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8440" calcext:value-type="float">
            <text:p>138440</text:p>
          </table:table-cell>
          <table:table-cell office:value-type="float" office:value="2176354901" calcext:value-type="float">
            <text:p>2176354901</text:p>
          </table:table-cell>
          <table:table-cell office:value-type="float" office:value="9380116469" calcext:value-type="float">
            <text:p>9380116469</text:p>
          </table:table-cell>
          <table:table-cell office:value-type="float" office:value="115864" calcext:value-type="float">
            <text:p>115864</text:p>
          </table:table-cell>
          <table:table-cell office:value-type="float" office:value="373130574" calcext:value-type="float">
            <text:p>373130574</text:p>
          </table:table-cell>
          <table:table-cell office:value-type="float" office:value="243894564" calcext:value-type="float">
            <text:p>243894564</text:p>
          </table:table-cell>
          <table:table-cell office:value-type="float" office:value="115964" calcext:value-type="float">
            <text:p>1159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18" calcext:value-type="float">
            <text:p>0.232018</text:p>
          </table:table-cell>
          <table:table-cell office:value-type="float" office:value="115864" calcext:value-type="float">
            <text:p>115864</text:p>
          </table:table-cell>
          <table:table-cell office:value-type="float" office:value="23.808929" calcext:value-type="float">
            <text:p>23.808929</text:p>
          </table:table-cell>
          <table:table-cell office:value-type="float" office:value="15.562564" calcext:value-type="float">
            <text:p>15.562564</text:p>
          </table:table-cell>
          <table:table-cell office:value-type="float" office:value="0.007399" calcext:value-type="float">
            <text:p>0.007399</text:p>
          </table:table-cell>
          <table:table-cell office:value-type="float" office:value="1.53" calcext:value-type="float">
            <text:p>1.53</text:p>
          </table:table-cell>
          <table:table-cell office:value-type="float" office:value="2103.19" calcext:value-type="float">
            <text:p>2103.1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39443" calcext:value-type="float">
            <text:p>139443</text:p>
          </table:table-cell>
          <table:table-cell office:value-type="float" office:value="2066223556" calcext:value-type="float">
            <text:p>2066223556</text:p>
          </table:table-cell>
          <table:table-cell office:value-type="float" office:value="8902825280" calcext:value-type="float">
            <text:p>8902825280</text:p>
          </table:table-cell>
          <table:table-cell office:value-type="float" office:value="131254" calcext:value-type="float">
            <text:p>131254</text:p>
          </table:table-cell>
          <table:table-cell office:value-type="float" office:value="353723308" calcext:value-type="float">
            <text:p>353723308</text:p>
          </table:table-cell>
          <table:table-cell office:value-type="float" office:value="231515897" calcext:value-type="float">
            <text:p>231515897</text:p>
          </table:table-cell>
          <table:table-cell office:value-type="float" office:value="131784" calcext:value-type="float">
            <text:p>1317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86" calcext:value-type="float">
            <text:p>0.232086</text:p>
          </table:table-cell>
          <table:table-cell office:value-type="float" office:value="131254" calcext:value-type="float">
            <text:p>131254</text:p>
          </table:table-cell>
          <table:table-cell office:value-type="float" office:value="22.57058" calcext:value-type="float">
            <text:p>22.57058</text:p>
          </table:table-cell>
          <table:table-cell office:value-type="float" office:value="14.772699" calcext:value-type="float">
            <text:p>14.772699</text:p>
          </table:table-cell>
          <table:table-cell office:value-type="float" office:value="0.008409" calcext:value-type="float">
            <text:p>0.008409</text:p>
          </table:table-cell>
          <table:table-cell office:value-type="float" office:value="1.53" calcext:value-type="float">
            <text:p>1.53</text:p>
          </table:table-cell>
          <table:table-cell office:value-type="float" office:value="1756.78" calcext:value-type="float">
            <text:p>1756.7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0446" calcext:value-type="float">
            <text:p>140446</text:p>
          </table:table-cell>
          <table:table-cell office:value-type="float" office:value="2057002820" calcext:value-type="float">
            <text:p>2057002820</text:p>
          </table:table-cell>
          <table:table-cell office:value-type="float" office:value="8860832445" calcext:value-type="float">
            <text:p>8860832445</text:p>
          </table:table-cell>
          <table:table-cell office:value-type="float" office:value="128292" calcext:value-type="float">
            <text:p>128292</text:p>
          </table:table-cell>
          <table:table-cell office:value-type="float" office:value="352247631" calcext:value-type="float">
            <text:p>352247631</text:p>
          </table:table-cell>
          <table:table-cell office:value-type="float" office:value="230469295" calcext:value-type="float">
            <text:p>230469295</text:p>
          </table:table-cell>
          <table:table-cell office:value-type="float" office:value="128493" calcext:value-type="float">
            <text:p>12849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46" calcext:value-type="float">
            <text:p>0.232146</text:p>
          </table:table-cell>
          <table:table-cell office:value-type="float" office:value="128292" calcext:value-type="float">
            <text:p>128292</text:p>
          </table:table-cell>
          <table:table-cell office:value-type="float" office:value="22.476418" calcext:value-type="float">
            <text:p>22.476418</text:p>
          </table:table-cell>
          <table:table-cell office:value-type="float" office:value="14.705917" calcext:value-type="float">
            <text:p>14.705917</text:p>
          </table:table-cell>
          <table:table-cell office:value-type="float" office:value="0.008199" calcext:value-type="float">
            <text:p>0.008199</text:p>
          </table:table-cell>
          <table:table-cell office:value-type="float" office:value="1.53" calcext:value-type="float">
            <text:p>1.53</text:p>
          </table:table-cell>
          <table:table-cell office:value-type="float" office:value="1793.63" calcext:value-type="float">
            <text:p>1793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1449" calcext:value-type="float">
            <text:p>141449</text:p>
          </table:table-cell>
          <table:table-cell office:value-type="float" office:value="2076777393" calcext:value-type="float">
            <text:p>2076777393</text:p>
          </table:table-cell>
          <table:table-cell office:value-type="float" office:value="8810458305" calcext:value-type="float">
            <text:p>8810458305</text:p>
          </table:table-cell>
          <table:table-cell office:value-type="float" office:value="249456" calcext:value-type="float">
            <text:p>249456</text:p>
          </table:table-cell>
          <table:table-cell office:value-type="float" office:value="348578710" calcext:value-type="float">
            <text:p>348578710</text:p>
          </table:table-cell>
          <table:table-cell office:value-type="float" office:value="228045147" calcext:value-type="float">
            <text:p>228045147</text:p>
          </table:table-cell>
          <table:table-cell office:value-type="float" office:value="431597" calcext:value-type="float">
            <text:p>43159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717" calcext:value-type="float">
            <text:p>0.235717</text:p>
          </table:table-cell>
          <table:table-cell office:value-type="float" office:value="249456" calcext:value-type="float">
            <text:p>249456</text:p>
          </table:table-cell>
          <table:table-cell office:value-type="float" office:value="22.242311" calcext:value-type="float">
            <text:p>22.242311</text:p>
          </table:table-cell>
          <table:table-cell office:value-type="float" office:value="14.551236" calcext:value-type="float">
            <text:p>14.551236</text:p>
          </table:table-cell>
          <table:table-cell office:value-type="float" office:value="0.02754" calcext:value-type="float">
            <text:p>0.02754</text:p>
          </table:table-cell>
          <table:table-cell office:value-type="float" office:value="1.53" calcext:value-type="float">
            <text:p>1.53</text:p>
          </table:table-cell>
          <table:table-cell office:value-type="float" office:value="528.38" calcext:value-type="float">
            <text:p>528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2452" calcext:value-type="float">
            <text:p>142452</text:p>
          </table:table-cell>
          <table:table-cell office:value-type="float" office:value="2187796158" calcext:value-type="float">
            <text:p>2187796158</text:p>
          </table:table-cell>
          <table:table-cell office:value-type="float" office:value="9425176121" calcext:value-type="float">
            <text:p>9425176121</text:p>
          </table:table-cell>
          <table:table-cell office:value-type="float" office:value="113086" calcext:value-type="float">
            <text:p>113086</text:p>
          </table:table-cell>
          <table:table-cell office:value-type="float" office:value="374619741" calcext:value-type="float">
            <text:p>374619741</text:p>
          </table:table-cell>
          <table:table-cell office:value-type="float" office:value="245164272" calcext:value-type="float">
            <text:p>245164272</text:p>
          </table:table-cell>
          <table:table-cell office:value-type="float" office:value="113381" calcext:value-type="float">
            <text:p>11338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3" calcext:value-type="float">
            <text:p>0.232123</text:p>
          </table:table-cell>
          <table:table-cell office:value-type="float" office:value="113086" calcext:value-type="float">
            <text:p>113086</text:p>
          </table:table-cell>
          <table:table-cell office:value-type="float" office:value="23.903952" calcext:value-type="float">
            <text:p>23.903952</text:p>
          </table:table-cell>
          <table:table-cell office:value-type="float" office:value="15.643582" calcext:value-type="float">
            <text:p>15.643582</text:p>
          </table:table-cell>
          <table:table-cell office:value-type="float" office:value="0.007235" calcext:value-type="float">
            <text:p>0.007235</text:p>
          </table:table-cell>
          <table:table-cell office:value-type="float" office:value="1.53" calcext:value-type="float">
            <text:p>1.53</text:p>
          </table:table-cell>
          <table:table-cell office:value-type="float" office:value="2162.3" calcext:value-type="float">
            <text:p>2162.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3455" calcext:value-type="float">
            <text:p>143455</text:p>
          </table:table-cell>
          <table:table-cell office:value-type="float" office:value="2053794642" calcext:value-type="float">
            <text:p>2053794642</text:p>
          </table:table-cell>
          <table:table-cell office:value-type="float" office:value="8852331811" calcext:value-type="float">
            <text:p>8852331811</text:p>
          </table:table-cell>
          <table:table-cell office:value-type="float" office:value="128841" calcext:value-type="float">
            <text:p>128841</text:p>
          </table:table-cell>
          <table:table-cell office:value-type="float" office:value="351959598" calcext:value-type="float">
            <text:p>351959598</text:p>
          </table:table-cell>
          <table:table-cell office:value-type="float" office:value="230164014" calcext:value-type="float">
            <text:p>230164014</text:p>
          </table:table-cell>
          <table:table-cell office:value-type="float" office:value="128865" calcext:value-type="float">
            <text:p>12886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06" calcext:value-type="float">
            <text:p>0.232006</text:p>
          </table:table-cell>
          <table:table-cell office:value-type="float" office:value="128841" calcext:value-type="float">
            <text:p>128841</text:p>
          </table:table-cell>
          <table:table-cell office:value-type="float" office:value="22.458038" calcext:value-type="float">
            <text:p>22.458038</text:p>
          </table:table-cell>
          <table:table-cell office:value-type="float" office:value="14.686438" calcext:value-type="float">
            <text:p>14.686438</text:p>
          </table:table-cell>
          <table:table-cell office:value-type="float" office:value="0.008223" calcext:value-type="float">
            <text:p>0.008223</text:p>
          </table:table-cell>
          <table:table-cell office:value-type="float" office:value="1.53" calcext:value-type="float">
            <text:p>1.53</text:p>
          </table:table-cell>
          <table:table-cell office:value-type="float" office:value="1786.09" calcext:value-type="float">
            <text:p>1786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4458" calcext:value-type="float">
            <text:p>144458</text:p>
          </table:table-cell>
          <table:table-cell office:value-type="float" office:value="2056574587" calcext:value-type="float">
            <text:p>2056574587</text:p>
          </table:table-cell>
          <table:table-cell office:value-type="float" office:value="8856958780" calcext:value-type="float">
            <text:p>8856958780</text:p>
          </table:table-cell>
          <table:table-cell office:value-type="float" office:value="90069" calcext:value-type="float">
            <text:p>90069</text:p>
          </table:table-cell>
          <table:table-cell office:value-type="float" office:value="352097113" calcext:value-type="float">
            <text:p>352097113</text:p>
          </table:table-cell>
          <table:table-cell office:value-type="float" office:value="230413319" calcext:value-type="float">
            <text:p>230413319</text:p>
          </table:table-cell>
          <table:table-cell office:value-type="float" office:value="90348" calcext:value-type="float">
            <text:p>9034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99" calcext:value-type="float">
            <text:p>0.232199</text:p>
          </table:table-cell>
          <table:table-cell office:value-type="float" office:value="90069" calcext:value-type="float">
            <text:p>90069</text:p>
          </table:table-cell>
          <table:table-cell office:value-type="float" office:value="22.466816" calcext:value-type="float">
            <text:p>22.466816</text:p>
          </table:table-cell>
          <table:table-cell office:value-type="float" office:value="14.702345" calcext:value-type="float">
            <text:p>14.702345</text:p>
          </table:table-cell>
          <table:table-cell office:value-type="float" office:value="0.005765" calcext:value-type="float">
            <text:p>0.005765</text:p>
          </table:table-cell>
          <table:table-cell office:value-type="float" office:value="1.53" calcext:value-type="float">
            <text:p>1.53</text:p>
          </table:table-cell>
          <table:table-cell office:value-type="float" office:value="2550.29" calcext:value-type="float">
            <text:p>2550.2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5462" calcext:value-type="float">
            <text:p>145462</text:p>
          </table:table-cell>
          <table:table-cell office:value-type="float" office:value="2056650124" calcext:value-type="float">
            <text:p>2056650124</text:p>
          </table:table-cell>
          <table:table-cell office:value-type="float" office:value="8849721282" calcext:value-type="float">
            <text:p>8849721282</text:p>
          </table:table-cell>
          <table:table-cell office:value-type="float" office:value="106256" calcext:value-type="float">
            <text:p>106256</text:p>
          </table:table-cell>
          <table:table-cell office:value-type="float" office:value="351194551" calcext:value-type="float">
            <text:p>351194551</text:p>
          </table:table-cell>
          <table:table-cell office:value-type="float" office:value="229832529" calcext:value-type="float">
            <text:p>229832529</text:p>
          </table:table-cell>
          <table:table-cell office:value-type="float" office:value="106504" calcext:value-type="float">
            <text:p>10650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397" calcext:value-type="float">
            <text:p>0.232397</text:p>
          </table:table-cell>
          <table:table-cell office:value-type="float" office:value="106256" calcext:value-type="float">
            <text:p>106256</text:p>
          </table:table-cell>
          <table:table-cell office:value-type="float" office:value="22.386904" calcext:value-type="float">
            <text:p>22.386904</text:p>
          </table:table-cell>
          <table:table-cell office:value-type="float" office:value="14.650679" calcext:value-type="float">
            <text:p>14.650679</text:p>
          </table:table-cell>
          <table:table-cell office:value-type="float" office:value="0.006789" calcext:value-type="float">
            <text:p>0.006789</text:p>
          </table:table-cell>
          <table:table-cell office:value-type="float" office:value="1.53" calcext:value-type="float">
            <text:p>1.53</text:p>
          </table:table-cell>
          <table:table-cell office:value-type="float" office:value="2157.97" calcext:value-type="float">
            <text:p>2157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6465" calcext:value-type="float">
            <text:p>146465</text:p>
          </table:table-cell>
          <table:table-cell office:value-type="float" office:value="2216342175" calcext:value-type="float">
            <text:p>2216342175</text:p>
          </table:table-cell>
          <table:table-cell office:value-type="float" office:value="9415961913" calcext:value-type="float">
            <text:p>9415961913</text:p>
          </table:table-cell>
          <table:table-cell office:value-type="float" office:value="204416" calcext:value-type="float">
            <text:p>204416</text:p>
          </table:table-cell>
          <table:table-cell office:value-type="float" office:value="373364396" calcext:value-type="float">
            <text:p>373364396</text:p>
          </table:table-cell>
          <table:table-cell office:value-type="float" office:value="244291084" calcext:value-type="float">
            <text:p>244291084</text:p>
          </table:table-cell>
          <table:table-cell office:value-type="float" office:value="375378" calcext:value-type="float">
            <text:p>37537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381" calcext:value-type="float">
            <text:p>0.235381</text:p>
          </table:table-cell>
          <table:table-cell office:value-type="float" office:value="204416" calcext:value-type="float">
            <text:p>204416</text:p>
          </table:table-cell>
          <table:table-cell office:value-type="float" office:value="23.823849" calcext:value-type="float">
            <text:p>23.823849</text:p>
          </table:table-cell>
          <table:table-cell office:value-type="float" office:value="15.587866" calcext:value-type="float">
            <text:p>15.587866</text:p>
          </table:table-cell>
          <table:table-cell office:value-type="float" office:value="0.023952" calcext:value-type="float">
            <text:p>0.023952</text:p>
          </table:table-cell>
          <table:table-cell office:value-type="float" office:value="1.53" calcext:value-type="float">
            <text:p>1.53</text:p>
          </table:table-cell>
          <table:table-cell office:value-type="float" office:value="650.79" calcext:value-type="float">
            <text:p>650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7468" calcext:value-type="float">
            <text:p>147468</text:p>
          </table:table-cell>
          <table:table-cell office:value-type="float" office:value="2065098115" calcext:value-type="float">
            <text:p>2065098115</text:p>
          </table:table-cell>
          <table:table-cell office:value-type="float" office:value="8894491889" calcext:value-type="float">
            <text:p>8894491889</text:p>
          </table:table-cell>
          <table:table-cell office:value-type="float" office:value="91684" calcext:value-type="float">
            <text:p>91684</text:p>
          </table:table-cell>
          <table:table-cell office:value-type="float" office:value="353706489" calcext:value-type="float">
            <text:p>353706489</text:p>
          </table:table-cell>
          <table:table-cell office:value-type="float" office:value="231394303" calcext:value-type="float">
            <text:p>231394303</text:p>
          </table:table-cell>
          <table:table-cell office:value-type="float" office:value="91944" calcext:value-type="float">
            <text:p>9194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77" calcext:value-type="float">
            <text:p>0.232177</text:p>
          </table:table-cell>
          <table:table-cell office:value-type="float" office:value="91684" calcext:value-type="float">
            <text:p>91684</text:p>
          </table:table-cell>
          <table:table-cell office:value-type="float" office:value="22.569508" calcext:value-type="float">
            <text:p>22.569508</text:p>
          </table:table-cell>
          <table:table-cell office:value-type="float" office:value="14.76494" calcext:value-type="float">
            <text:p>14.76494</text:p>
          </table:table-cell>
          <table:table-cell office:value-type="float" office:value="0.005867" calcext:value-type="float">
            <text:p>0.005867</text:p>
          </table:table-cell>
          <table:table-cell office:value-type="float" office:value="1.53" calcext:value-type="float">
            <text:p>1.53</text:p>
          </table:table-cell>
          <table:table-cell office:value-type="float" office:value="2516.69" calcext:value-type="float">
            <text:p>2516.6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8470" calcext:value-type="float">
            <text:p>148470</text:p>
          </table:table-cell>
          <table:table-cell office:value-type="float" office:value="2069249126" calcext:value-type="float">
            <text:p>2069249126</text:p>
          </table:table-cell>
          <table:table-cell office:value-type="float" office:value="8916067023" calcext:value-type="float">
            <text:p>8916067023</text:p>
          </table:table-cell>
          <table:table-cell office:value-type="float" office:value="142503" calcext:value-type="float">
            <text:p>142503</text:p>
          </table:table-cell>
          <table:table-cell office:value-type="float" office:value="354436368" calcext:value-type="float">
            <text:p>354436368</text:p>
          </table:table-cell>
          <table:table-cell office:value-type="float" office:value="231859257" calcext:value-type="float">
            <text:p>231859257</text:p>
          </table:table-cell>
          <table:table-cell office:value-type="float" office:value="142590" calcext:value-type="float">
            <text:p>14259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81" calcext:value-type="float">
            <text:p>0.232081</text:p>
          </table:table-cell>
          <table:table-cell office:value-type="float" office:value="142503" calcext:value-type="float">
            <text:p>142503</text:p>
          </table:table-cell>
          <table:table-cell office:value-type="float" office:value="22.638649" calcext:value-type="float">
            <text:p>22.638649</text:p>
          </table:table-cell>
          <table:table-cell office:value-type="float" office:value="14.809374" calcext:value-type="float">
            <text:p>14.809374</text:p>
          </table:table-cell>
          <table:table-cell office:value-type="float" office:value="0.009108" calcext:value-type="float">
            <text:p>0.009108</text:p>
          </table:table-cell>
          <table:table-cell office:value-type="float" office:value="1.53" calcext:value-type="float">
            <text:p>1.53</text:p>
          </table:table-cell>
          <table:table-cell office:value-type="float" office:value="1626.06" calcext:value-type="float">
            <text:p>1626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49473" calcext:value-type="float">
            <text:p>149473</text:p>
          </table:table-cell>
          <table:table-cell office:value-type="float" office:value="2086852563" calcext:value-type="float">
            <text:p>2086852563</text:p>
          </table:table-cell>
          <table:table-cell office:value-type="float" office:value="8989703036" calcext:value-type="float">
            <text:p>8989703036</text:p>
          </table:table-cell>
          <table:table-cell office:value-type="float" office:value="128305" calcext:value-type="float">
            <text:p>128305</text:p>
          </table:table-cell>
          <table:table-cell office:value-type="float" office:value="357391500" calcext:value-type="float">
            <text:p>357391500</text:p>
          </table:table-cell>
          <table:table-cell office:value-type="float" office:value="233839532" calcext:value-type="float">
            <text:p>233839532</text:p>
          </table:table-cell>
          <table:table-cell office:value-type="float" office:value="128429" calcext:value-type="float">
            <text:p>1284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38" calcext:value-type="float">
            <text:p>0.232138</text:p>
          </table:table-cell>
          <table:table-cell office:value-type="float" office:value="128305" calcext:value-type="float">
            <text:p>128305</text:p>
          </table:table-cell>
          <table:table-cell office:value-type="float" office:value="22.804642" calcext:value-type="float">
            <text:p>22.804642</text:p>
          </table:table-cell>
          <table:table-cell office:value-type="float" office:value="14.920967" calcext:value-type="float">
            <text:p>14.920967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1.53" calcext:value-type="float">
            <text:p>1.53</text:p>
          </table:table-cell>
          <table:table-cell office:value-type="float" office:value="1820.77" calcext:value-type="float">
            <text:p>1820.7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0476" calcext:value-type="float">
            <text:p>150476</text:p>
          </table:table-cell>
          <table:table-cell office:value-type="float" office:value="2186333550" calcext:value-type="float">
            <text:p>2186333550</text:p>
          </table:table-cell>
          <table:table-cell office:value-type="float" office:value="9283871185" calcext:value-type="float">
            <text:p>9283871185</text:p>
          </table:table-cell>
          <table:table-cell office:value-type="float" office:value="321527" calcext:value-type="float">
            <text:p>321527</text:p>
          </table:table-cell>
          <table:table-cell office:value-type="float" office:value="367500512" calcext:value-type="float">
            <text:p>367500512</text:p>
          </table:table-cell>
          <table:table-cell office:value-type="float" office:value="240354976" calcext:value-type="float">
            <text:p>240354976</text:p>
          </table:table-cell>
          <table:table-cell office:value-type="float" office:value="491073" calcext:value-type="float">
            <text:p>49107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5498" calcext:value-type="float">
            <text:p>0.235498</text:p>
          </table:table-cell>
          <table:table-cell office:value-type="float" office:value="321527" calcext:value-type="float">
            <text:p>321527</text:p>
          </table:table-cell>
          <table:table-cell office:value-type="float" office:value="23.449684" calcext:value-type="float">
            <text:p>23.449684</text:p>
          </table:table-cell>
          <table:table-cell office:value-type="float" office:value="15.336708" calcext:value-type="float">
            <text:p>15.336708</text:p>
          </table:table-cell>
          <table:table-cell office:value-type="float" office:value="0.031335" calcext:value-type="float">
            <text:p>0.031335</text:p>
          </table:table-cell>
          <table:table-cell office:value-type="float" office:value="1.53" calcext:value-type="float">
            <text:p>1.53</text:p>
          </table:table-cell>
          <table:table-cell office:value-type="float" office:value="489.45" calcext:value-type="float">
            <text:p>489.4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1479" calcext:value-type="float">
            <text:p>151479</text:p>
          </table:table-cell>
          <table:table-cell office:value-type="float" office:value="2057982117" calcext:value-type="float">
            <text:p>2057982117</text:p>
          </table:table-cell>
          <table:table-cell office:value-type="float" office:value="8866110352" calcext:value-type="float">
            <text:p>8866110352</text:p>
          </table:table-cell>
          <table:table-cell office:value-type="float" office:value="103352" calcext:value-type="float">
            <text:p>103352</text:p>
          </table:table-cell>
          <table:table-cell office:value-type="float" office:value="352215336" calcext:value-type="float">
            <text:p>352215336</text:p>
          </table:table-cell>
          <table:table-cell office:value-type="float" office:value="230607328" calcext:value-type="float">
            <text:p>230607328</text:p>
          </table:table-cell>
          <table:table-cell office:value-type="float" office:value="103420" calcext:value-type="float">
            <text:p>10342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18" calcext:value-type="float">
            <text:p>0.232118</text:p>
          </table:table-cell>
          <table:table-cell office:value-type="float" office:value="103352" calcext:value-type="float">
            <text:p>103352</text:p>
          </table:table-cell>
          <table:table-cell office:value-type="float" office:value="22.474358" calcext:value-type="float">
            <text:p>22.474358</text:p>
          </table:table-cell>
          <table:table-cell office:value-type="float" office:value="14.714725" calcext:value-type="float">
            <text:p>14.714725</text:p>
          </table:table-cell>
          <table:table-cell office:value-type="float" office:value="0.006599" calcext:value-type="float">
            <text:p>0.006599</text:p>
          </table:table-cell>
          <table:table-cell office:value-type="float" office:value="1.53" calcext:value-type="float">
            <text:p>1.53</text:p>
          </table:table-cell>
          <table:table-cell office:value-type="float" office:value="2229.81" calcext:value-type="float">
            <text:p>2229.8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2482" calcext:value-type="float">
            <text:p>152482</text:p>
          </table:table-cell>
          <table:table-cell office:value-type="float" office:value="2072404413" calcext:value-type="float">
            <text:p>2072404413</text:p>
          </table:table-cell>
          <table:table-cell office:value-type="float" office:value="8930657224" calcext:value-type="float">
            <text:p>8930657224</text:p>
          </table:table-cell>
          <table:table-cell office:value-type="float" office:value="122506" calcext:value-type="float">
            <text:p>122506</text:p>
          </table:table-cell>
          <table:table-cell office:value-type="float" office:value="355176183" calcext:value-type="float">
            <text:p>355176183</text:p>
          </table:table-cell>
          <table:table-cell office:value-type="float" office:value="232206488" calcext:value-type="float">
            <text:p>232206488</text:p>
          </table:table-cell>
          <table:table-cell office:value-type="float" office:value="122741" calcext:value-type="float">
            <text:p>12274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055" calcext:value-type="float">
            <text:p>0.232055</text:p>
          </table:table-cell>
          <table:table-cell office:value-type="float" office:value="122506" calcext:value-type="float">
            <text:p>122506</text:p>
          </table:table-cell>
          <table:table-cell office:value-type="float" office:value="22.663286" calcext:value-type="float">
            <text:p>22.663286</text:p>
          </table:table-cell>
          <table:table-cell office:value-type="float" office:value="14.816766" calcext:value-type="float">
            <text:p>14.816766</text:p>
          </table:table-cell>
          <table:table-cell office:value-type="float" office:value="0.007832" calcext:value-type="float">
            <text:p>0.007832</text:p>
          </table:table-cell>
          <table:table-cell office:value-type="float" office:value="1.53" calcext:value-type="float">
            <text:p>1.53</text:p>
          </table:table-cell>
          <table:table-cell office:value-type="float" office:value="1891.84" calcext:value-type="float">
            <text:p>1891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3485" calcext:value-type="float">
            <text:p>153485</text:p>
          </table:table-cell>
          <table:table-cell office:value-type="float" office:value="2082590803" calcext:value-type="float">
            <text:p>2082590803</text:p>
          </table:table-cell>
          <table:table-cell office:value-type="float" office:value="8971924061" calcext:value-type="float">
            <text:p>8971924061</text:p>
          </table:table-cell>
          <table:table-cell office:value-type="float" office:value="110384" calcext:value-type="float">
            <text:p>110384</text:p>
          </table:table-cell>
          <table:table-cell office:value-type="float" office:value="356535048" calcext:value-type="float">
            <text:p>356535048</text:p>
          </table:table-cell>
          <table:table-cell office:value-type="float" office:value="233359579" calcext:value-type="float">
            <text:p>233359579</text:p>
          </table:table-cell>
          <table:table-cell office:value-type="float" office:value="110538" calcext:value-type="float">
            <text:p>11053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23" calcext:value-type="float">
            <text:p>0.232123</text:p>
          </table:table-cell>
          <table:table-cell office:value-type="float" office:value="110384" calcext:value-type="float">
            <text:p>110384</text:p>
          </table:table-cell>
          <table:table-cell office:value-type="float" office:value="22.749992" calcext:value-type="float">
            <text:p>22.749992</text:p>
          </table:table-cell>
          <table:table-cell office:value-type="float" office:value="14.890343" calcext:value-type="float">
            <text:p>14.890343</text:p>
          </table:table-cell>
          <table:table-cell office:value-type="float" office:value="0.007053" calcext:value-type="float">
            <text:p>0.007053</text:p>
          </table:table-cell>
          <table:table-cell office:value-type="float" office:value="1.53" calcext:value-type="float">
            <text:p>1.53</text:p>
          </table:table-cell>
          <table:table-cell office:value-type="float" office:value="2111.13" calcext:value-type="float">
            <text:p>2111.1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4488" calcext:value-type="float">
            <text:p>154488</text:p>
          </table:table-cell>
          <table:table-cell office:value-type="float" office:value="2192534559" calcext:value-type="float">
            <text:p>2192534559</text:p>
          </table:table-cell>
          <table:table-cell office:value-type="float" office:value="9445159682" calcext:value-type="float">
            <text:p>9445159682</text:p>
          </table:table-cell>
          <table:table-cell office:value-type="float" office:value="113642" calcext:value-type="float">
            <text:p>113642</text:p>
          </table:table-cell>
          <table:table-cell office:value-type="float" office:value="375504864" calcext:value-type="float">
            <text:p>375504864</text:p>
          </table:table-cell>
          <table:table-cell office:value-type="float" office:value="245687832" calcext:value-type="float">
            <text:p>245687832</text:p>
          </table:table-cell>
          <table:table-cell office:value-type="float" office:value="113880" calcext:value-type="float">
            <text:p>1138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2133" calcext:value-type="float">
            <text:p>0.232133</text:p>
          </table:table-cell>
          <table:table-cell office:value-type="float" office:value="113642" calcext:value-type="float">
            <text:p>113642</text:p>
          </table:table-cell>
          <table:table-cell office:value-type="float" office:value="23.96043" calcext:value-type="float">
            <text:p>23.96043</text:p>
          </table:table-cell>
          <table:table-cell office:value-type="float" office:value="15.676991" calcext:value-type="float">
            <text:p>15.676991</text:p>
          </table:table-cell>
          <table:table-cell office:value-type="float" office:value="0.007267" calcext:value-type="float">
            <text:p>0.007267</text:p>
          </table:table-cell>
          <table:table-cell office:value-type="float" office:value="1.53" calcext:value-type="float">
            <text:p>1.53</text:p>
          </table:table-cell>
          <table:table-cell office:value-type="float" office:value="2157.43" calcext:value-type="float">
            <text:p>2157.4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5491" calcext:value-type="float">
            <text:p>155491</text:p>
          </table:table-cell>
          <table:table-cell office:value-type="float" office:value="520136242" calcext:value-type="float">
            <text:p>520136242</text:p>
          </table:table-cell>
          <table:table-cell office:value-type="float" office:value="2225588602" calcext:value-type="float">
            <text:p>2225588602</text:p>
          </table:table-cell>
          <table:table-cell office:value-type="float" office:value="64922" calcext:value-type="float">
            <text:p>64922</text:p>
          </table:table-cell>
          <table:table-cell office:value-type="float" office:value="87228489" calcext:value-type="float">
            <text:p>87228489</text:p>
          </table:table-cell>
          <table:table-cell office:value-type="float" office:value="57211833" calcext:value-type="float">
            <text:p>57211833</text:p>
          </table:table-cell>
          <table:table-cell office:value-type="float" office:value="69026" calcext:value-type="float">
            <text:p>6902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33707" calcext:value-type="float">
            <text:p>0.233707</text:p>
          </table:table-cell>
          <table:table-cell office:value-type="float" office:value="64922" calcext:value-type="float">
            <text:p>64922</text:p>
          </table:table-cell>
          <table:table-cell office:value-type="float" office:value="5.565926" calcext:value-type="float">
            <text:p>5.565926</text:p>
          </table:table-cell>
          <table:table-cell office:value-type="float" office:value="3.650605" calcext:value-type="float">
            <text:p>3.650605</text:p>
          </table:table-cell>
          <table:table-cell office:value-type="float" office:value="0.004404" calcext:value-type="float">
            <text:p>0.004404</text:p>
          </table:table-cell>
          <table:table-cell office:value-type="float" office:value="1.52" calcext:value-type="float">
            <text:p>1.52</text:p>
          </table:table-cell>
          <table:table-cell office:value-type="float" office:value="828.84" calcext:value-type="float">
            <text:p>828.84</text:p>
          </table:table-cell>
        </table:table-row>
      </table:table>
      <table:table table:name="gemver_STANDARD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gemver_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8503" calcext:value-type="float">
            <text:p>158503</text:p>
          </table:table-cell>
          <table:table-cell office:value-type="float" office:value="1404856554" calcext:value-type="float">
            <text:p>1404856554</text:p>
          </table:table-cell>
          <table:table-cell office:value-type="float" office:value="4434360812" calcext:value-type="float">
            <text:p>4434360812</text:p>
          </table:table-cell>
          <table:table-cell office:value-type="float" office:value="7347889" calcext:value-type="float">
            <text:p>7347889</text:p>
          </table:table-cell>
          <table:table-cell office:value-type="float" office:value="169529757" calcext:value-type="float">
            <text:p>169529757</text:p>
          </table:table-cell>
          <table:table-cell office:value-type="float" office:value="153023186" calcext:value-type="float">
            <text:p>153023186</text:p>
          </table:table-cell>
          <table:table-cell office:value-type="float" office:value="19779920" calcext:value-type="float">
            <text:p>197799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6812" calcext:value-type="float">
            <text:p>0.316812</text:p>
          </table:table-cell>
          <table:table-cell office:value-type="float" office:value="7347889" calcext:value-type="float">
            <text:p>7347889</text:p>
          </table:table-cell>
          <table:table-cell office:value-type="float" office:value="10.806678" calcext:value-type="float">
            <text:p>10.806678</text:p>
          </table:table-cell>
          <table:table-cell office:value-type="float" office:value="9.754466" calcext:value-type="float">
            <text:p>9.754466</text:p>
          </table:table-cell>
          <table:table-cell office:value-type="float" office:value="1.260871" calcext:value-type="float">
            <text:p>1.260871</text:p>
          </table:table-cell>
          <table:table-cell office:value-type="float" office:value="1.11" calcext:value-type="float">
            <text:p>1.11</text:p>
          </table:table-cell>
          <table:table-cell office:value-type="float" office:value="7.74" calcext:value-type="float">
            <text:p>7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59506" calcext:value-type="float">
            <text:p>159506</text:p>
          </table:table-cell>
          <table:table-cell office:value-type="float" office:value="2244278204" calcext:value-type="float">
            <text:p>2244278204</text:p>
          </table:table-cell>
          <table:table-cell office:value-type="float" office:value="6641364180" calcext:value-type="float">
            <text:p>6641364180</text:p>
          </table:table-cell>
          <table:table-cell office:value-type="float" office:value="11493216" calcext:value-type="float">
            <text:p>11493216</text:p>
          </table:table-cell>
          <table:table-cell office:value-type="float" office:value="262954452" calcext:value-type="float">
            <text:p>262954452</text:p>
          </table:table-cell>
          <table:table-cell office:value-type="float" office:value="235991873" calcext:value-type="float">
            <text:p>235991873</text:p>
          </table:table-cell>
          <table:table-cell office:value-type="float" office:value="34716308" calcext:value-type="float">
            <text:p>347163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7924" calcext:value-type="float">
            <text:p>0.337924</text:p>
          </table:table-cell>
          <table:table-cell office:value-type="float" office:value="11493216" calcext:value-type="float">
            <text:p>11493216</text:p>
          </table:table-cell>
          <table:table-cell office:value-type="float" office:value="16.778748" calcext:value-type="float">
            <text:p>16.778748</text:p>
          </table:table-cell>
          <table:table-cell office:value-type="float" office:value="15.058305" calcext:value-type="float">
            <text:p>15.058305</text:p>
          </table:table-cell>
          <table:table-cell office:value-type="float" office:value="2.215198" calcext:value-type="float">
            <text:p>2.215198</text:p>
          </table:table-cell>
          <table:table-cell office:value-type="float" office:value="1.11" calcext:value-type="float">
            <text:p>1.11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0509" calcext:value-type="float">
            <text:p>160509</text:p>
          </table:table-cell>
          <table:table-cell office:value-type="float" office:value="2267544906" calcext:value-type="float">
            <text:p>2267544906</text:p>
          </table:table-cell>
          <table:table-cell office:value-type="float" office:value="6649455357" calcext:value-type="float">
            <text:p>6649455357</text:p>
          </table:table-cell>
          <table:table-cell office:value-type="float" office:value="11439624" calcext:value-type="float">
            <text:p>11439624</text:p>
          </table:table-cell>
          <table:table-cell office:value-type="float" office:value="262302044" calcext:value-type="float">
            <text:p>262302044</text:p>
          </table:table-cell>
          <table:table-cell office:value-type="float" office:value="233425510" calcext:value-type="float">
            <text:p>233425510</text:p>
          </table:table-cell>
          <table:table-cell office:value-type="float" office:value="34875239" calcext:value-type="float">
            <text:p>348752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1012" calcext:value-type="float">
            <text:p>0.341012</text:p>
          </table:table-cell>
          <table:table-cell office:value-type="float" office:value="11439624" calcext:value-type="float">
            <text:p>11439624</text:p>
          </table:table-cell>
          <table:table-cell office:value-type="float" office:value="16.73712" calcext:value-type="float">
            <text:p>16.73712</text:p>
          </table:table-cell>
          <table:table-cell office:value-type="float" office:value="14.894548" calcext:value-type="float">
            <text:p>14.894548</text:p>
          </table:table-cell>
          <table:table-cell office:value-type="float" office:value="2.225339" calcext:value-type="float">
            <text:p>2.225339</text:p>
          </table:table-cell>
          <table:table-cell office:value-type="float" office:value="1.12" calcext:value-type="float">
            <text:p>1.12</text:p>
          </table:table-cell>
          <table:table-cell office:value-type="float" office:value="6.69" calcext:value-type="float">
            <text:p>6.6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1512" calcext:value-type="float">
            <text:p>161512</text:p>
          </table:table-cell>
          <table:table-cell office:value-type="float" office:value="2128593186" calcext:value-type="float">
            <text:p>2128593186</text:p>
          </table:table-cell>
          <table:table-cell office:value-type="float" office:value="6801815027" calcext:value-type="float">
            <text:p>6801815027</text:p>
          </table:table-cell>
          <table:table-cell office:value-type="float" office:value="11693794" calcext:value-type="float">
            <text:p>11693794</text:p>
          </table:table-cell>
          <table:table-cell office:value-type="float" office:value="272784047" calcext:value-type="float">
            <text:p>272784047</text:p>
          </table:table-cell>
          <table:table-cell office:value-type="float" office:value="247702605" calcext:value-type="float">
            <text:p>247702605</text:p>
          </table:table-cell>
          <table:table-cell office:value-type="float" office:value="32505683" calcext:value-type="float">
            <text:p>3250568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2945" calcext:value-type="float">
            <text:p>0.312945</text:p>
          </table:table-cell>
          <table:table-cell office:value-type="float" office:value="11693794" calcext:value-type="float">
            <text:p>11693794</text:p>
          </table:table-cell>
          <table:table-cell office:value-type="float" office:value="17.40596" calcext:value-type="float">
            <text:p>17.40596</text:p>
          </table:table-cell>
          <table:table-cell office:value-type="float" office:value="15.805551" calcext:value-type="float">
            <text:p>15.805551</text:p>
          </table:table-cell>
          <table:table-cell office:value-type="float" office:value="2.074141" calcext:value-type="float">
            <text:p>2.074141</text:p>
          </table:table-cell>
          <table:table-cell office:value-type="float" office:value="1.1" calcext:value-type="float">
            <text:p>1.1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2516" calcext:value-type="float">
            <text:p>162516</text:p>
          </table:table-cell>
          <table:table-cell office:value-type="float" office:value="2278605841" calcext:value-type="float">
            <text:p>2278605841</text:p>
          </table:table-cell>
          <table:table-cell office:value-type="float" office:value="6856469066" calcext:value-type="float">
            <text:p>6856469066</text:p>
          </table:table-cell>
          <table:table-cell office:value-type="float" office:value="11832258" calcext:value-type="float">
            <text:p>11832258</text:p>
          </table:table-cell>
          <table:table-cell office:value-type="float" office:value="269476067" calcext:value-type="float">
            <text:p>269476067</text:p>
          </table:table-cell>
          <table:table-cell office:value-type="float" office:value="242451340" calcext:value-type="float">
            <text:p>242451340</text:p>
          </table:table-cell>
          <table:table-cell office:value-type="float" office:value="35434325" calcext:value-type="float">
            <text:p>354343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2329" calcext:value-type="float">
            <text:p>0.332329</text:p>
          </table:table-cell>
          <table:table-cell office:value-type="float" office:value="11832258" calcext:value-type="float">
            <text:p>11832258</text:p>
          </table:table-cell>
          <table:table-cell office:value-type="float" office:value="17.177757" calcext:value-type="float">
            <text:p>17.177757</text:p>
          </table:table-cell>
          <table:table-cell office:value-type="float" office:value="15.455066" calcext:value-type="float">
            <text:p>15.455066</text:p>
          </table:table-cell>
          <table:table-cell office:value-type="float" office:value="2.258762" calcext:value-type="float">
            <text:p>2.258762</text:p>
          </table:table-cell>
          <table:table-cell office:value-type="float" office:value="1.11" calcext:value-type="float">
            <text:p>1.11</text:p>
          </table:table-cell>
          <table:table-cell office:value-type="float" office:value="6.84" calcext:value-type="float">
            <text:p>6.8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3519" calcext:value-type="float">
            <text:p>163519</text:p>
          </table:table-cell>
          <table:table-cell office:value-type="float" office:value="2247363774" calcext:value-type="float">
            <text:p>2247363774</text:p>
          </table:table-cell>
          <table:table-cell office:value-type="float" office:value="6595162247" calcext:value-type="float">
            <text:p>6595162247</text:p>
          </table:table-cell>
          <table:table-cell office:value-type="float" office:value="11403758" calcext:value-type="float">
            <text:p>11403758</text:p>
          </table:table-cell>
          <table:table-cell office:value-type="float" office:value="262771281" calcext:value-type="float">
            <text:p>262771281</text:p>
          </table:table-cell>
          <table:table-cell office:value-type="float" office:value="233878228" calcext:value-type="float">
            <text:p>233878228</text:p>
          </table:table-cell>
          <table:table-cell office:value-type="float" office:value="34424893" calcext:value-type="float">
            <text:p>3442489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0759" calcext:value-type="float">
            <text:p>0.340759</text:p>
          </table:table-cell>
          <table:table-cell office:value-type="float" office:value="11403758" calcext:value-type="float">
            <text:p>11403758</text:p>
          </table:table-cell>
          <table:table-cell office:value-type="float" office:value="16.767061" calcext:value-type="float">
            <text:p>16.767061</text:p>
          </table:table-cell>
          <table:table-cell office:value-type="float" office:value="14.923436" calcext:value-type="float">
            <text:p>14.923436</text:p>
          </table:table-cell>
          <table:table-cell office:value-type="float" office:value="2.196603" calcext:value-type="float">
            <text:p>2.196603</text:p>
          </table:table-cell>
          <table:table-cell office:value-type="float" office:value="1.12" calcext:value-type="float">
            <text:p>1.12</text:p>
          </table:table-cell>
          <table:table-cell office:value-type="float" office:value="6.79" calcext:value-type="float">
            <text:p>6.7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4522" calcext:value-type="float">
            <text:p>164522</text:p>
          </table:table-cell>
          <table:table-cell office:value-type="float" office:value="2099134525" calcext:value-type="float">
            <text:p>2099134525</text:p>
          </table:table-cell>
          <table:table-cell office:value-type="float" office:value="6603719400" calcext:value-type="float">
            <text:p>6603719400</text:p>
          </table:table-cell>
          <table:table-cell office:value-type="float" office:value="11336145" calcext:value-type="float">
            <text:p>11336145</text:p>
          </table:table-cell>
          <table:table-cell office:value-type="float" office:value="262950881" calcext:value-type="float">
            <text:p>262950881</text:p>
          </table:table-cell>
          <table:table-cell office:value-type="float" office:value="237955266" calcext:value-type="float">
            <text:p>237955266</text:p>
          </table:table-cell>
          <table:table-cell office:value-type="float" office:value="32142417" calcext:value-type="float">
            <text:p>321424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7872" calcext:value-type="float">
            <text:p>0.317872</text:p>
          </table:table-cell>
          <table:table-cell office:value-type="float" office:value="11336145" calcext:value-type="float">
            <text:p>11336145</text:p>
          </table:table-cell>
          <table:table-cell office:value-type="float" office:value="16.778521" calcext:value-type="float">
            <text:p>16.778521</text:p>
          </table:table-cell>
          <table:table-cell office:value-type="float" office:value="15.183586" calcext:value-type="float">
            <text:p>15.183586</text:p>
          </table:table-cell>
          <table:table-cell office:value-type="float" office:value="2.050962" calcext:value-type="float">
            <text:p>2.050962</text:p>
          </table:table-cell>
          <table:table-cell office:value-type="float" office:value="1.11" calcext:value-type="float">
            <text:p>1.1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5525" calcext:value-type="float">
            <text:p>165525</text:p>
          </table:table-cell>
          <table:table-cell office:value-type="float" office:value="2120595160" calcext:value-type="float">
            <text:p>2120595160</text:p>
          </table:table-cell>
          <table:table-cell office:value-type="float" office:value="6797578327" calcext:value-type="float">
            <text:p>6797578327</text:p>
          </table:table-cell>
          <table:table-cell office:value-type="float" office:value="11711744" calcext:value-type="float">
            <text:p>11711744</text:p>
          </table:table-cell>
          <table:table-cell office:value-type="float" office:value="272335616" calcext:value-type="float">
            <text:p>272335616</text:p>
          </table:table-cell>
          <table:table-cell office:value-type="float" office:value="247263515" calcext:value-type="float">
            <text:p>247263515</text:p>
          </table:table-cell>
          <table:table-cell office:value-type="float" office:value="32512881" calcext:value-type="float">
            <text:p>3251288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1963" calcext:value-type="float">
            <text:p>0.311963</text:p>
          </table:table-cell>
          <table:table-cell office:value-type="float" office:value="11711744" calcext:value-type="float">
            <text:p>11711744</text:p>
          </table:table-cell>
          <table:table-cell office:value-type="float" office:value="17.377348" calcext:value-type="float">
            <text:p>17.377348</text:p>
          </table:table-cell>
          <table:table-cell office:value-type="float" office:value="15.777533" calcext:value-type="float">
            <text:p>15.777533</text:p>
          </table:table-cell>
          <table:table-cell office:value-type="float" office:value="2.0746" calcext:value-type="float">
            <text:p>2.0746</text:p>
          </table:table-cell>
          <table:table-cell office:value-type="float" office:value="1.1" calcext:value-type="float">
            <text:p>1.1</text:p>
          </table:table-cell>
          <table:table-cell office:value-type="float" office:value="7.61" calcext:value-type="float">
            <text:p>7.6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6528" calcext:value-type="float">
            <text:p>166528</text:p>
          </table:table-cell>
          <table:table-cell office:value-type="float" office:value="2440746011" calcext:value-type="float">
            <text:p>2440746011</text:p>
          </table:table-cell>
          <table:table-cell office:value-type="float" office:value="6797192024" calcext:value-type="float">
            <text:p>6797192024</text:p>
          </table:table-cell>
          <table:table-cell office:value-type="float" office:value="11675827" calcext:value-type="float">
            <text:p>11675827</text:p>
          </table:table-cell>
          <table:table-cell office:value-type="float" office:value="264494840" calcext:value-type="float">
            <text:p>264494840</text:p>
          </table:table-cell>
          <table:table-cell office:value-type="float" office:value="233613395" calcext:value-type="float">
            <text:p>233613395</text:p>
          </table:table-cell>
          <table:table-cell office:value-type="float" office:value="37571380" calcext:value-type="float">
            <text:p>375713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59082" calcext:value-type="float">
            <text:p>0.359082</text:p>
          </table:table-cell>
          <table:table-cell office:value-type="float" office:value="11675827" calcext:value-type="float">
            <text:p>11675827</text:p>
          </table:table-cell>
          <table:table-cell office:value-type="float" office:value="16.877039" calcext:value-type="float">
            <text:p>16.877039</text:p>
          </table:table-cell>
          <table:table-cell office:value-type="float" office:value="14.906537" calcext:value-type="float">
            <text:p>14.906537</text:p>
          </table:table-cell>
          <table:table-cell office:value-type="float" office:value="2.397376" calcext:value-type="float">
            <text:p>2.397376</text:p>
          </table:table-cell>
          <table:table-cell office:value-type="float" office:value="1.13" calcext:value-type="float">
            <text:p>1.13</text:p>
          </table:table-cell>
          <table:table-cell office:value-type="float" office:value="6.22" calcext:value-type="float">
            <text:p>6.2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7530" calcext:value-type="float">
            <text:p>167530</text:p>
          </table:table-cell>
          <table:table-cell office:value-type="float" office:value="2129721797" calcext:value-type="float">
            <text:p>2129721797</text:p>
          </table:table-cell>
          <table:table-cell office:value-type="float" office:value="6840353965" calcext:value-type="float">
            <text:p>6840353965</text:p>
          </table:table-cell>
          <table:table-cell office:value-type="float" office:value="11801056" calcext:value-type="float">
            <text:p>11801056</text:p>
          </table:table-cell>
          <table:table-cell office:value-type="float" office:value="275393484" calcext:value-type="float">
            <text:p>275393484</text:p>
          </table:table-cell>
          <table:table-cell office:value-type="float" office:value="250295123" calcext:value-type="float">
            <text:p>250295123</text:p>
          </table:table-cell>
          <table:table-cell office:value-type="float" office:value="32608128" calcext:value-type="float">
            <text:p>3260812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11347" calcext:value-type="float">
            <text:p>0.311347</text:p>
          </table:table-cell>
          <table:table-cell office:value-type="float" office:value="11801056" calcext:value-type="float">
            <text:p>11801056</text:p>
          </table:table-cell>
          <table:table-cell office:value-type="float" office:value="17.590002" calcext:value-type="float">
            <text:p>17.590002</text:p>
          </table:table-cell>
          <table:table-cell office:value-type="float" office:value="15.986914" calcext:value-type="float">
            <text:p>15.986914</text:p>
          </table:table-cell>
          <table:table-cell office:value-type="float" office:value="2.082755" calcext:value-type="float">
            <text:p>2.082755</text:p>
          </table:table-cell>
          <table:table-cell office:value-type="float" office:value="1.1" calcext:value-type="float">
            <text:p>1.1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8533" calcext:value-type="float">
            <text:p>168533</text:p>
          </table:table-cell>
          <table:table-cell office:value-type="float" office:value="2225836741" calcext:value-type="float">
            <text:p>2225836741</text:p>
          </table:table-cell>
          <table:table-cell office:value-type="float" office:value="6683480315" calcext:value-type="float">
            <text:p>6683480315</text:p>
          </table:table-cell>
          <table:table-cell office:value-type="float" office:value="11682635" calcext:value-type="float">
            <text:p>11682635</text:p>
          </table:table-cell>
          <table:table-cell office:value-type="float" office:value="268715439" calcext:value-type="float">
            <text:p>268715439</text:p>
          </table:table-cell>
          <table:table-cell office:value-type="float" office:value="241741247" calcext:value-type="float">
            <text:p>241741247</text:p>
          </table:table-cell>
          <table:table-cell office:value-type="float" office:value="34196721" calcext:value-type="float">
            <text:p>3419672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3036" calcext:value-type="float">
            <text:p>0.333036</text:p>
          </table:table-cell>
          <table:table-cell office:value-type="float" office:value="11682635" calcext:value-type="float">
            <text:p>11682635</text:p>
          </table:table-cell>
          <table:table-cell office:value-type="float" office:value="17.146349" calcext:value-type="float">
            <text:p>17.146349</text:p>
          </table:table-cell>
          <table:table-cell office:value-type="float" office:value="15.425164" calcext:value-type="float">
            <text:p>15.425164</text:p>
          </table:table-cell>
          <table:table-cell office:value-type="float" office:value="2.182044" calcext:value-type="float">
            <text:p>2.182044</text:p>
          </table:table-cell>
          <table:table-cell office:value-type="float" office:value="1.11" calcext:value-type="float">
            <text:p>1.11</text:p>
          </table:table-cell>
          <table:table-cell office:value-type="float" office:value="7.07" calcext:value-type="float">
            <text:p>7.0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69537" calcext:value-type="float">
            <text:p>169537</text:p>
          </table:table-cell>
          <table:table-cell office:value-type="float" office:value="2050633303" calcext:value-type="float">
            <text:p>2050633303</text:p>
          </table:table-cell>
          <table:table-cell office:value-type="float" office:value="6204014320" calcext:value-type="float">
            <text:p>6204014320</text:p>
          </table:table-cell>
          <table:table-cell office:value-type="float" office:value="10685770" calcext:value-type="float">
            <text:p>10685770</text:p>
          </table:table-cell>
          <table:table-cell office:value-type="float" office:value="247705824" calcext:value-type="float">
            <text:p>247705824</text:p>
          </table:table-cell>
          <table:table-cell office:value-type="float" office:value="222829800" calcext:value-type="float">
            <text:p>222829800</text:p>
          </table:table-cell>
          <table:table-cell office:value-type="float" office:value="31473163" calcext:value-type="float">
            <text:p>3147316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30533" calcext:value-type="float">
            <text:p>0.330533</text:p>
          </table:table-cell>
          <table:table-cell office:value-type="float" office:value="10685770" calcext:value-type="float">
            <text:p>10685770</text:p>
          </table:table-cell>
          <table:table-cell office:value-type="float" office:value="15.790012" calcext:value-type="float">
            <text:p>15.790012</text:p>
          </table:table-cell>
          <table:table-cell office:value-type="float" office:value="14.204289" calcext:value-type="float">
            <text:p>14.204289</text:p>
          </table:table-cell>
          <table:table-cell office:value-type="float" office:value="2.006258" calcext:value-type="float">
            <text:p>2.006258</text:p>
          </table:table-cell>
          <table:table-cell office:value-type="float" office:value="1.11" calcext:value-type="float">
            <text:p>1.11</text:p>
          </table:table-cell>
          <table:table-cell office:value-type="float" office:value="7.08" calcext:value-type="float">
            <text:p>7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0541" calcext:value-type="float">
            <text:p>170541</text:p>
          </table:table-cell>
          <table:table-cell office:value-type="float" office:value="624402" calcext:value-type="float">
            <text:p>624402</text:p>
          </table:table-cell>
          <table:table-cell office:value-type="float" office:value="1788586" calcext:value-type="float">
            <text:p>1788586</text:p>
          </table:table-cell>
          <table:table-cell office:value-type="float" office:value="643" calcext:value-type="float">
            <text:p>643</text:p>
          </table:table-cell>
          <table:table-cell office:value-type="float" office:value="12951" calcext:value-type="float">
            <text:p>12951</text:p>
          </table:table-cell>
          <table:table-cell office:value-type="float" office:value="39714" calcext:value-type="float">
            <text:p>39714</text:p>
          </table:table-cell>
          <table:table-cell office:value-type="float" office:value="771" calcext:value-type="float">
            <text:p>7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349104" calcext:value-type="float">
            <text:p>0.349104</text:p>
          </table:table-cell>
          <table:table-cell office:value-type="float" office:value="643" calcext:value-type="float">
            <text:p>643</text:p>
          </table:table-cell>
          <table:table-cell office:value-type="float" office:value="0.000826" calcext:value-type="float">
            <text:p>0.000826</text:p>
          </table:table-cell>
          <table:table-cell office:value-type="float" office:value="0.002532" calcext:value-type="float">
            <text:p>0.002532</text:p>
          </table:table-cell>
          <table:table-cell office:value-type="float" office:value="0.000049" calcext:value-type="float">
            <text:p>0.000049</text:p>
          </table:table-cell>
          <table:table-cell office:value-type="float" office:value="0.33" calcext:value-type="float">
            <text:p>0.33</text:p>
          </table:table-cell>
          <table:table-cell office:value-type="float" office:value="51.51" calcext:value-type="float">
            <text:p>51.51</text:p>
          </table:table-cell>
        </table:table-row>
      </table:table>
      <table:table table:name="gesummv_STANDARD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gesummv_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3552" calcext:value-type="float">
            <text:p>173552</text:p>
          </table:table-cell>
          <table:table-cell office:value-type="float" office:value="2201792542" calcext:value-type="float">
            <text:p>2201792542</text:p>
          </table:table-cell>
          <table:table-cell office:value-type="float" office:value="3064860284" calcext:value-type="float">
            <text:p>3064860284</text:p>
          </table:table-cell>
          <table:table-cell office:value-type="float" office:value="2709309" calcext:value-type="float">
            <text:p>2709309</text:p>
          </table:table-cell>
          <table:table-cell office:value-type="float" office:value="74981078" calcext:value-type="float">
            <text:p>74981078</text:p>
          </table:table-cell>
          <table:table-cell office:value-type="float" office:value="59930099" calcext:value-type="float">
            <text:p>59930099</text:p>
          </table:table-cell>
          <table:table-cell office:value-type="float" office:value="56366571" calcext:value-type="float">
            <text:p>5636657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18399" calcext:value-type="float">
            <text:p>0.718399</text:p>
          </table:table-cell>
          <table:table-cell office:value-type="float" office:value="2709309" calcext:value-type="float">
            <text:p>2709309</text:p>
          </table:table-cell>
          <table:table-cell office:value-type="float" office:value="4.784436" calcext:value-type="float">
            <text:p>4.784436</text:p>
          </table:table-cell>
          <table:table-cell office:value-type="float" office:value="3.824054" calcext:value-type="float">
            <text:p>3.824054</text:p>
          </table:table-cell>
          <table:table-cell office:value-type="float" office:value="3.596671" calcext:value-type="float">
            <text:p>3.596671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4555" calcext:value-type="float">
            <text:p>174555</text:p>
          </table:table-cell>
          <table:table-cell office:value-type="float" office:value="2746233088" calcext:value-type="float">
            <text:p>2746233088</text:p>
          </table:table-cell>
          <table:table-cell office:value-type="float" office:value="3663735933" calcext:value-type="float">
            <text:p>3663735933</text:p>
          </table:table-cell>
          <table:table-cell office:value-type="float" office:value="3441401" calcext:value-type="float">
            <text:p>3441401</text:p>
          </table:table-cell>
          <table:table-cell office:value-type="float" office:value="97761052" calcext:value-type="float">
            <text:p>97761052</text:p>
          </table:table-cell>
          <table:table-cell office:value-type="float" office:value="77665095" calcext:value-type="float">
            <text:p>77665095</text:p>
          </table:table-cell>
          <table:table-cell office:value-type="float" office:value="73457286" calcext:value-type="float">
            <text:p>7345728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9572" calcext:value-type="float">
            <text:p>0.749572</text:p>
          </table:table-cell>
          <table:table-cell office:value-type="float" office:value="3441401" calcext:value-type="float">
            <text:p>3441401</text:p>
          </table:table-cell>
          <table:table-cell office:value-type="float" office:value="6.237994" calcext:value-type="float">
            <text:p>6.237994</text:p>
          </table:table-cell>
          <table:table-cell office:value-type="float" office:value="4.955699" calcext:value-type="float">
            <text:p>4.955699</text:p>
          </table:table-cell>
          <table:table-cell office:value-type="float" office:value="4.687205" calcext:value-type="float">
            <text:p>4.687205</text:p>
          </table:table-cell>
          <table:table-cell office:value-type="float" office:value="1.26" calcext:value-type="float">
            <text:p>1.2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5559" calcext:value-type="float">
            <text:p>175559</text:p>
          </table:table-cell>
          <table:table-cell office:value-type="float" office:value="2817577311" calcext:value-type="float">
            <text:p>2817577311</text:p>
          </table:table-cell>
          <table:table-cell office:value-type="float" office:value="3802767631" calcext:value-type="float">
            <text:p>3802767631</text:p>
          </table:table-cell>
          <table:table-cell office:value-type="float" office:value="3555470" calcext:value-type="float">
            <text:p>3555470</text:p>
          </table:table-cell>
          <table:table-cell office:value-type="float" office:value="100216771" calcext:value-type="float">
            <text:p>100216771</text:p>
          </table:table-cell>
          <table:table-cell office:value-type="float" office:value="80155667" calcext:value-type="float">
            <text:p>80155667</text:p>
          </table:table-cell>
          <table:table-cell office:value-type="float" office:value="75603006" calcext:value-type="float">
            <text:p>756030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0928" calcext:value-type="float">
            <text:p>0.740928</text:p>
          </table:table-cell>
          <table:table-cell office:value-type="float" office:value="3555470" calcext:value-type="float">
            <text:p>3555470</text:p>
          </table:table-cell>
          <table:table-cell office:value-type="float" office:value="6.38832" calcext:value-type="float">
            <text:p>6.38832</text:p>
          </table:table-cell>
          <table:table-cell office:value-type="float" office:value="5.109524" calcext:value-type="float">
            <text:p>5.109524</text:p>
          </table:table-cell>
          <table:table-cell office:value-type="float" office:value="4.819315" calcext:value-type="float">
            <text:p>4.819315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6563" calcext:value-type="float">
            <text:p>176563</text:p>
          </table:table-cell>
          <table:table-cell office:value-type="float" office:value="2763094443" calcext:value-type="float">
            <text:p>2763094443</text:p>
          </table:table-cell>
          <table:table-cell office:value-type="float" office:value="3773243347" calcext:value-type="float">
            <text:p>3773243347</text:p>
          </table:table-cell>
          <table:table-cell office:value-type="float" office:value="3477405" calcext:value-type="float">
            <text:p>3477405</text:p>
          </table:table-cell>
          <table:table-cell office:value-type="float" office:value="98899646" calcext:value-type="float">
            <text:p>98899646</text:p>
          </table:table-cell>
          <table:table-cell office:value-type="float" office:value="79443408" calcext:value-type="float">
            <text:p>79443408</text:p>
          </table:table-cell>
          <table:table-cell office:value-type="float" office:value="74987176" calcext:value-type="float">
            <text:p>7498717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2286" calcext:value-type="float">
            <text:p>0.732286</text:p>
          </table:table-cell>
          <table:table-cell office:value-type="float" office:value="3477405" calcext:value-type="float">
            <text:p>3477405</text:p>
          </table:table-cell>
          <table:table-cell office:value-type="float" office:value="6.30436" calcext:value-type="float">
            <text:p>6.30436</text:p>
          </table:table-cell>
          <table:table-cell office:value-type="float" office:value="5.064122" calcext:value-type="float">
            <text:p>5.064122</text:p>
          </table:table-cell>
          <table:table-cell office:value-type="float" office:value="4.780059" calcext:value-type="float">
            <text:p>4.780059</text:p>
          </table:table-cell>
          <table:table-cell office:value-type="float" office:value="1.24" calcext:value-type="float">
            <text:p>1.2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7566" calcext:value-type="float">
            <text:p>177566</text:p>
          </table:table-cell>
          <table:table-cell office:value-type="float" office:value="2883920802" calcext:value-type="float">
            <text:p>2883920802</text:p>
          </table:table-cell>
          <table:table-cell office:value-type="float" office:value="3860138647" calcext:value-type="float">
            <text:p>3860138647</text:p>
          </table:table-cell>
          <table:table-cell office:value-type="float" office:value="3643664" calcext:value-type="float">
            <text:p>3643664</text:p>
          </table:table-cell>
          <table:table-cell office:value-type="float" office:value="102515626" calcext:value-type="float">
            <text:p>102515626</text:p>
          </table:table-cell>
          <table:table-cell office:value-type="float" office:value="81689257" calcext:value-type="float">
            <text:p>81689257</text:p>
          </table:table-cell>
          <table:table-cell office:value-type="float" office:value="77070649" calcext:value-type="float">
            <text:p>7707064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7103" calcext:value-type="float">
            <text:p>0.747103</text:p>
          </table:table-cell>
          <table:table-cell office:value-type="float" office:value="3643664" calcext:value-type="float">
            <text:p>3643664</text:p>
          </table:table-cell>
          <table:table-cell office:value-type="float" office:value="6.541376" calcext:value-type="float">
            <text:p>6.541376</text:p>
          </table:table-cell>
          <table:table-cell office:value-type="float" office:value="5.212475" calcext:value-type="float">
            <text:p>5.212475</text:p>
          </table:table-cell>
          <table:table-cell office:value-type="float" office:value="4.917768" calcext:value-type="float">
            <text:p>4.917768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8570" calcext:value-type="float">
            <text:p>178570</text:p>
          </table:table-cell>
          <table:table-cell office:value-type="float" office:value="2939379189" calcext:value-type="float">
            <text:p>2939379189</text:p>
          </table:table-cell>
          <table:table-cell office:value-type="float" office:value="4015021285" calcext:value-type="float">
            <text:p>4015021285</text:p>
          </table:table-cell>
          <table:table-cell office:value-type="float" office:value="3729388" calcext:value-type="float">
            <text:p>3729388</text:p>
          </table:table-cell>
          <table:table-cell office:value-type="float" office:value="104171908" calcext:value-type="float">
            <text:p>104171908</text:p>
          </table:table-cell>
          <table:table-cell office:value-type="float" office:value="83321405" calcext:value-type="float">
            <text:p>83321405</text:p>
          </table:table-cell>
          <table:table-cell office:value-type="float" office:value="78711092" calcext:value-type="float">
            <text:p>787110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32096" calcext:value-type="float">
            <text:p>0.732096</text:p>
          </table:table-cell>
          <table:table-cell office:value-type="float" office:value="3729388" calcext:value-type="float">
            <text:p>3729388</text:p>
          </table:table-cell>
          <table:table-cell office:value-type="float" office:value="6.64044" calcext:value-type="float">
            <text:p>6.64044</text:p>
          </table:table-cell>
          <table:table-cell office:value-type="float" office:value="5.311325" calcext:value-type="float">
            <text:p>5.311325</text:p>
          </table:table-cell>
          <table:table-cell office:value-type="float" office:value="5.01744" calcext:value-type="float">
            <text:p>5.01744</text:p>
          </table:table-cell>
          <table:table-cell office:value-type="float" office:value="1.25" calcext:value-type="float">
            <text:p>1.25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79573" calcext:value-type="float">
            <text:p>179573</text:p>
          </table:table-cell>
          <table:table-cell office:value-type="float" office:value="2878826571" calcext:value-type="float">
            <text:p>2878826571</text:p>
          </table:table-cell>
          <table:table-cell office:value-type="float" office:value="3847661448" calcext:value-type="float">
            <text:p>3847661448</text:p>
          </table:table-cell>
          <table:table-cell office:value-type="float" office:value="3630642" calcext:value-type="float">
            <text:p>3630642</text:p>
          </table:table-cell>
          <table:table-cell office:value-type="float" office:value="102197176" calcext:value-type="float">
            <text:p>102197176</text:p>
          </table:table-cell>
          <table:table-cell office:value-type="float" office:value="81347771" calcext:value-type="float">
            <text:p>81347771</text:p>
          </table:table-cell>
          <table:table-cell office:value-type="float" office:value="76836842" calcext:value-type="float">
            <text:p>768368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48202" calcext:value-type="float">
            <text:p>0.748202</text:p>
          </table:table-cell>
          <table:table-cell office:value-type="float" office:value="3630642" calcext:value-type="float">
            <text:p>3630642</text:p>
          </table:table-cell>
          <table:table-cell office:value-type="float" office:value="6.521056" calcext:value-type="float">
            <text:p>6.521056</text:p>
          </table:table-cell>
          <table:table-cell office:value-type="float" office:value="5.190685" calcext:value-type="float">
            <text:p>5.190685</text:p>
          </table:table-cell>
          <table:table-cell office:value-type="float" office:value="4.902849" calcext:value-type="float">
            <text:p>4.902849</text:p>
          </table:table-cell>
          <table:table-cell office:value-type="float" office:value="1.26" calcext:value-type="float">
            <text:p>1.26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0577" calcext:value-type="float">
            <text:p>180577</text:p>
          </table:table-cell>
          <table:table-cell office:value-type="float" office:value="1098233898" calcext:value-type="float">
            <text:p>1098233898</text:p>
          </table:table-cell>
          <table:table-cell office:value-type="float" office:value="1421620234" calcext:value-type="float">
            <text:p>1421620234</text:p>
          </table:table-cell>
          <table:table-cell office:value-type="float" office:value="1391605" calcext:value-type="float">
            <text:p>1391605</text:p>
          </table:table-cell>
          <table:table-cell office:value-type="float" office:value="38520115" calcext:value-type="float">
            <text:p>38520115</text:p>
          </table:table-cell>
          <table:table-cell office:value-type="float" office:value="30318819" calcext:value-type="float">
            <text:p>30318819</text:p>
          </table:table-cell>
          <table:table-cell office:value-type="float" office:value="28503266" calcext:value-type="float">
            <text:p>2850326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772523" calcext:value-type="float">
            <text:p>0.772523</text:p>
          </table:table-cell>
          <table:table-cell office:value-type="float" office:value="1391605" calcext:value-type="float">
            <text:p>1391605</text:p>
          </table:table-cell>
          <table:table-cell office:value-type="float" office:value="2.455466" calcext:value-type="float">
            <text:p>2.455466</text:p>
          </table:table-cell>
          <table:table-cell office:value-type="float" office:value="1.932674" calcext:value-type="float">
            <text:p>1.932674</text:p>
          </table:table-cell>
          <table:table-cell office:value-type="float" office:value="1.816941" calcext:value-type="float">
            <text:p>1.816941</text:p>
          </table:table-cell>
          <table:table-cell office:value-type="float" office:value="1.27" calcext:value-type="float">
            <text:p>1.27</text:p>
          </table:table-cell>
          <table:table-cell office:value-type="float" office:value="1.06" calcext:value-type="float">
            <text:p>1.06</text:p>
          </table:table-cell>
        </table:table-row>
      </table:table>
      <table:table table:name="mvt_STANDARD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mvt_STANDARD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3589" calcext:value-type="float">
            <text:p>183589</text:p>
          </table:table-cell>
          <table:table-cell office:value-type="float" office:value="717891756" calcext:value-type="float">
            <text:p>717891756</text:p>
          </table:table-cell>
          <table:table-cell office:value-type="float" office:value="3284380961" calcext:value-type="float">
            <text:p>3284380961</text:p>
          </table:table-cell>
          <table:table-cell office:value-type="float" office:value="4855232" calcext:value-type="float">
            <text:p>4855232</text:p>
          </table:table-cell>
          <table:table-cell office:value-type="float" office:value="112127331" calcext:value-type="float">
            <text:p>112127331</text:p>
          </table:table-cell>
          <table:table-cell office:value-type="float" office:value="109405216" calcext:value-type="float">
            <text:p>109405216</text:p>
          </table:table-cell>
          <table:table-cell office:value-type="float" office:value="11665519" calcext:value-type="float">
            <text:p>116655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8578" calcext:value-type="float">
            <text:p>0.218578</text:p>
          </table:table-cell>
          <table:table-cell office:value-type="float" office:value="4855232" calcext:value-type="float">
            <text:p>4855232</text:p>
          </table:table-cell>
          <table:table-cell office:value-type="float" office:value="7.147559" calcext:value-type="float">
            <text:p>7.147559</text:p>
          </table:table-cell>
          <table:table-cell office:value-type="float" office:value="6.974038" calcext:value-type="float">
            <text:p>6.974038</text:p>
          </table:table-cell>
          <table:table-cell office:value-type="float" office:value="0.743619" calcext:value-type="float">
            <text:p>0.743619</text:p>
          </table:table-cell>
          <table:table-cell office:value-type="float" office:value="1.02" calcext:value-type="float">
            <text:p>1.02</text:p>
          </table:table-cell>
          <table:table-cell office:value-type="float" office:value="9.38" calcext:value-type="float">
            <text:p>9.3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4592" calcext:value-type="float">
            <text:p>184592</text:p>
          </table:table-cell>
          <table:table-cell office:value-type="float" office:value="1443658043" calcext:value-type="float">
            <text:p>1443658043</text:p>
          </table:table-cell>
          <table:table-cell office:value-type="float" office:value="6547492811" calcext:value-type="float">
            <text:p>6547492811</text:p>
          </table:table-cell>
          <table:table-cell office:value-type="float" office:value="10439133" calcext:value-type="float">
            <text:p>10439133</text:p>
          </table:table-cell>
          <table:table-cell office:value-type="float" office:value="239257863" calcext:value-type="float">
            <text:p>239257863</text:p>
          </table:table-cell>
          <table:table-cell office:value-type="float" office:value="231643438" calcext:value-type="float">
            <text:p>231643438</text:p>
          </table:table-cell>
          <table:table-cell office:value-type="float" office:value="26949322" calcext:value-type="float">
            <text:p>2694932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049" calcext:value-type="float">
            <text:p>0.22049</text:p>
          </table:table-cell>
          <table:table-cell office:value-type="float" office:value="10439133" calcext:value-type="float">
            <text:p>10439133</text:p>
          </table:table-cell>
          <table:table-cell office:value-type="float" office:value="15.266703" calcext:value-type="float">
            <text:p>15.266703</text:p>
          </table:table-cell>
          <table:table-cell office:value-type="float" office:value="14.780838" calcext:value-type="float">
            <text:p>14.780838</text:p>
          </table:table-cell>
          <table:table-cell office:value-type="float" office:value="1.719598" calcext:value-type="float">
            <text:p>1.719598</text:p>
          </table:table-cell>
          <table:table-cell office:value-type="float" office:value="1.03" calcext:value-type="float">
            <text:p>1.03</text:p>
          </table:table-cell>
          <table:table-cell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5595" calcext:value-type="float">
            <text:p>185595</text:p>
          </table:table-cell>
          <table:table-cell office:value-type="float" office:value="1325306441" calcext:value-type="float">
            <text:p>1325306441</text:p>
          </table:table-cell>
          <table:table-cell office:value-type="float" office:value="6619489564" calcext:value-type="float">
            <text:p>6619489564</text:p>
          </table:table-cell>
          <table:table-cell office:value-type="float" office:value="10473776" calcext:value-type="float">
            <text:p>10473776</text:p>
          </table:table-cell>
          <table:table-cell office:value-type="float" office:value="243246739" calcext:value-type="float">
            <text:p>243246739</text:p>
          </table:table-cell>
          <table:table-cell office:value-type="float" office:value="237724334" calcext:value-type="float">
            <text:p>237724334</text:p>
          </table:table-cell>
          <table:table-cell office:value-type="float" office:value="24549761" calcext:value-type="float">
            <text:p>245497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0213" calcext:value-type="float">
            <text:p>0.200213</text:p>
          </table:table-cell>
          <table:table-cell office:value-type="float" office:value="10473776" calcext:value-type="float">
            <text:p>10473776</text:p>
          </table:table-cell>
          <table:table-cell office:value-type="float" office:value="15.521228" calcext:value-type="float">
            <text:p>15.521228</text:p>
          </table:table-cell>
          <table:table-cell office:value-type="float" office:value="15.168851" calcext:value-type="float">
            <text:p>15.168851</text:p>
          </table:table-cell>
          <table:table-cell office:value-type="float" office:value="1.566485" calcext:value-type="float">
            <text:p>1.566485</text:p>
          </table:table-cell>
          <table:table-cell office:value-type="float" office:value="1.02" calcext:value-type="float">
            <text:p>1.02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6599" calcext:value-type="float">
            <text:p>186599</text:p>
          </table:table-cell>
          <table:table-cell office:value-type="float" office:value="1404100968" calcext:value-type="float">
            <text:p>1404100968</text:p>
          </table:table-cell>
          <table:table-cell office:value-type="float" office:value="6873559097" calcext:value-type="float">
            <text:p>6873559097</text:p>
          </table:table-cell>
          <table:table-cell office:value-type="float" office:value="10684527" calcext:value-type="float">
            <text:p>10684527</text:p>
          </table:table-cell>
          <table:table-cell office:value-type="float" office:value="246869779" calcext:value-type="float">
            <text:p>246869779</text:p>
          </table:table-cell>
          <table:table-cell office:value-type="float" office:value="241305665" calcext:value-type="float">
            <text:p>241305665</text:p>
          </table:table-cell>
          <table:table-cell office:value-type="float" office:value="26487868" calcext:value-type="float">
            <text:p>264878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4276" calcext:value-type="float">
            <text:p>0.204276</text:p>
          </table:table-cell>
          <table:table-cell office:value-type="float" office:value="10684527" calcext:value-type="float">
            <text:p>10684527</text:p>
          </table:table-cell>
          <table:table-cell office:value-type="float" office:value="15.736719" calcext:value-type="float">
            <text:p>15.736719</text:p>
          </table:table-cell>
          <table:table-cell office:value-type="float" office:value="15.382034" calcext:value-type="float">
            <text:p>15.382034</text:p>
          </table:table-cell>
          <table:table-cell office:value-type="float" office:value="1.68847" calcext:value-type="float">
            <text:p>1.68847</text:p>
          </table:table-cell>
          <table:table-cell office:value-type="float" office:value="1.02" calcext:value-type="float">
            <text:p>1.02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7603" calcext:value-type="float">
            <text:p>187603</text:p>
          </table:table-cell>
          <table:table-cell office:value-type="float" office:value="1449848910" calcext:value-type="float">
            <text:p>1449848910</text:p>
          </table:table-cell>
          <table:table-cell office:value-type="float" office:value="6754553145" calcext:value-type="float">
            <text:p>6754553145</text:p>
          </table:table-cell>
          <table:table-cell office:value-type="float" office:value="10825164" calcext:value-type="float">
            <text:p>10825164</text:p>
          </table:table-cell>
          <table:table-cell office:value-type="float" office:value="249830926" calcext:value-type="float">
            <text:p>249830926</text:p>
          </table:table-cell>
          <table:table-cell office:value-type="float" office:value="242337017" calcext:value-type="float">
            <text:p>242337017</text:p>
          </table:table-cell>
          <table:table-cell office:value-type="float" office:value="26674703" calcext:value-type="float">
            <text:p>2667470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4648" calcext:value-type="float">
            <text:p>0.214648</text:p>
          </table:table-cell>
          <table:table-cell office:value-type="float" office:value="10825164" calcext:value-type="float">
            <text:p>10825164</text:p>
          </table:table-cell>
          <table:table-cell office:value-type="float" office:value="15.925477" calcext:value-type="float">
            <text:p>15.925477</text:p>
          </table:table-cell>
          <table:table-cell office:value-type="float" office:value="15.447779" calcext:value-type="float">
            <text:p>15.447779</text:p>
          </table:table-cell>
          <table:table-cell office:value-type="float" office:value="1.700379" calcext:value-type="float">
            <text:p>1.700379</text:p>
          </table:table-cell>
          <table:table-cell office:value-type="float" office:value="1.03" calcext:value-type="float">
            <text:p>1.03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8606" calcext:value-type="float">
            <text:p>188606</text:p>
          </table:table-cell>
          <table:table-cell office:value-type="float" office:value="1331971417" calcext:value-type="float">
            <text:p>1331971417</text:p>
          </table:table-cell>
          <table:table-cell office:value-type="float" office:value="6674500239" calcext:value-type="float">
            <text:p>6674500239</text:p>
          </table:table-cell>
          <table:table-cell office:value-type="float" office:value="10543661" calcext:value-type="float">
            <text:p>10543661</text:p>
          </table:table-cell>
          <table:table-cell office:value-type="float" office:value="245565316" calcext:value-type="float">
            <text:p>245565316</text:p>
          </table:table-cell>
          <table:table-cell office:value-type="float" office:value="240049055" calcext:value-type="float">
            <text:p>240049055</text:p>
          </table:table-cell>
          <table:table-cell office:value-type="float" office:value="24640381" calcext:value-type="float">
            <text:p>246403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9561" calcext:value-type="float">
            <text:p>0.199561</text:p>
          </table:table-cell>
          <table:table-cell office:value-type="float" office:value="10543661" calcext:value-type="float">
            <text:p>10543661</text:p>
          </table:table-cell>
          <table:table-cell office:value-type="float" office:value="15.669172" calcext:value-type="float">
            <text:p>15.669172</text:p>
          </table:table-cell>
          <table:table-cell office:value-type="float" office:value="15.317188" calcext:value-type="float">
            <text:p>15.317188</text:p>
          </table:table-cell>
          <table:table-cell office:value-type="float" office:value="1.572268" calcext:value-type="float">
            <text:p>1.572268</text:p>
          </table:table-cell>
          <table:table-cell office:value-type="float" office:value="1.02" calcext:value-type="float">
            <text:p>1.0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89609" calcext:value-type="float">
            <text:p>189609</text:p>
          </table:table-cell>
          <table:table-cell office:value-type="float" office:value="1326990989" calcext:value-type="float">
            <text:p>1326990989</text:p>
          </table:table-cell>
          <table:table-cell office:value-type="float" office:value="6411069993" calcext:value-type="float">
            <text:p>6411069993</text:p>
          </table:table-cell>
          <table:table-cell office:value-type="float" office:value="10029596" calcext:value-type="float">
            <text:p>10029596</text:p>
          </table:table-cell>
          <table:table-cell office:value-type="float" office:value="232170792" calcext:value-type="float">
            <text:p>232170792</text:p>
          </table:table-cell>
          <table:table-cell office:value-type="float" office:value="226507619" calcext:value-type="float">
            <text:p>226507619</text:p>
          </table:table-cell>
          <table:table-cell office:value-type="float" office:value="24925742" calcext:value-type="float">
            <text:p>249257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6984" calcext:value-type="float">
            <text:p>0.206984</text:p>
          </table:table-cell>
          <table:table-cell office:value-type="float" office:value="10029596" calcext:value-type="float">
            <text:p>10029596</text:p>
          </table:table-cell>
          <table:table-cell office:value-type="float" office:value="14.814487" calcext:value-type="float">
            <text:p>14.814487</text:p>
          </table:table-cell>
          <table:table-cell office:value-type="float" office:value="14.453128" calcext:value-type="float">
            <text:p>14.453128</text:p>
          </table:table-cell>
          <table:table-cell office:value-type="float" office:value="1.590476" calcext:value-type="float">
            <text:p>1.590476</text:p>
          </table:table-cell>
          <table:table-cell office:value-type="float" office:value="1.03" calcext:value-type="float">
            <text:p>1.03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0612" calcext:value-type="float">
            <text:p>190612</text:p>
          </table:table-cell>
          <table:table-cell office:value-type="float" office:value="1492666758" calcext:value-type="float">
            <text:p>1492666758</text:p>
          </table:table-cell>
          <table:table-cell office:value-type="float" office:value="7043425395" calcext:value-type="float">
            <text:p>7043425395</text:p>
          </table:table-cell>
          <table:table-cell office:value-type="float" office:value="11337425" calcext:value-type="float">
            <text:p>11337425</text:p>
          </table:table-cell>
          <table:table-cell office:value-type="float" office:value="258357055" calcext:value-type="float">
            <text:p>258357055</text:p>
          </table:table-cell>
          <table:table-cell office:value-type="float" office:value="250891623" calcext:value-type="float">
            <text:p>250891623</text:p>
          </table:table-cell>
          <table:table-cell office:value-type="float" office:value="28012747" calcext:value-type="float">
            <text:p>2801274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1923" calcext:value-type="float">
            <text:p>0.211923</text:p>
          </table:table-cell>
          <table:table-cell office:value-type="float" office:value="11337425" calcext:value-type="float">
            <text:p>11337425</text:p>
          </table:table-cell>
          <table:table-cell office:value-type="float" office:value="16.485395" calcext:value-type="float">
            <text:p>16.485395</text:p>
          </table:table-cell>
          <table:table-cell office:value-type="float" office:value="16.009037" calcext:value-type="float">
            <text:p>16.009037</text:p>
          </table:table-cell>
          <table:table-cell office:value-type="float" office:value="1.787454" calcext:value-type="float">
            <text:p>1.787454</text:p>
          </table:table-cell>
          <table:table-cell office:value-type="float" office:value="1.03" calcext:value-type="float">
            <text:p>1.03</text:p>
          </table:table-cell>
          <table:table-cell office:value-type="float" office:value="8.96" calcext:value-type="float">
            <text:p>8.9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1615" calcext:value-type="float">
            <text:p>191615</text:p>
          </table:table-cell>
          <table:table-cell office:value-type="float" office:value="1365316811" calcext:value-type="float">
            <text:p>1365316811</text:p>
          </table:table-cell>
          <table:table-cell office:value-type="float" office:value="6772699555" calcext:value-type="float">
            <text:p>6772699555</text:p>
          </table:table-cell>
          <table:table-cell office:value-type="float" office:value="10624840" calcext:value-type="float">
            <text:p>10624840</text:p>
          </table:table-cell>
          <table:table-cell office:value-type="float" office:value="245908547" calcext:value-type="float">
            <text:p>245908547</text:p>
          </table:table-cell>
          <table:table-cell office:value-type="float" office:value="240376010" calcext:value-type="float">
            <text:p>240376010</text:p>
          </table:table-cell>
          <table:table-cell office:value-type="float" office:value="25214261" calcext:value-type="float">
            <text:p>25214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1591" calcext:value-type="float">
            <text:p>0.201591</text:p>
          </table:table-cell>
          <table:table-cell office:value-type="float" office:value="10624840" calcext:value-type="float">
            <text:p>10624840</text:p>
          </table:table-cell>
          <table:table-cell office:value-type="float" office:value="15.691073" calcext:value-type="float">
            <text:p>15.691073</text:p>
          </table:table-cell>
          <table:table-cell office:value-type="float" office:value="15.338051" calcext:value-type="float">
            <text:p>15.338051</text:p>
          </table:table-cell>
          <table:table-cell office:value-type="float" office:value="1.608886" calcext:value-type="float">
            <text:p>1.608886</text:p>
          </table:table-cell>
          <table:table-cell office:value-type="float" office:value="1.02" calcext:value-type="float">
            <text:p>1.02</text:p>
          </table:table-cell>
          <table:table-cell office:value-type="float" office:value="9.53" calcext:value-type="float">
            <text:p>9.5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2618" calcext:value-type="float">
            <text:p>192618</text:p>
          </table:table-cell>
          <table:table-cell office:value-type="float" office:value="1473803357" calcext:value-type="float">
            <text:p>1473803357</text:p>
          </table:table-cell>
          <table:table-cell office:value-type="float" office:value="6663879794" calcext:value-type="float">
            <text:p>6663879794</text:p>
          </table:table-cell>
          <table:table-cell office:value-type="float" office:value="10576197" calcext:value-type="float">
            <text:p>10576197</text:p>
          </table:table-cell>
          <table:table-cell office:value-type="float" office:value="241354717" calcext:value-type="float">
            <text:p>241354717</text:p>
          </table:table-cell>
          <table:table-cell office:value-type="float" office:value="233741548" calcext:value-type="float">
            <text:p>233741548</text:p>
          </table:table-cell>
          <table:table-cell office:value-type="float" office:value="27587999" calcext:value-type="float">
            <text:p>2758799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21163" calcext:value-type="float">
            <text:p>0.221163</text:p>
          </table:table-cell>
          <table:table-cell office:value-type="float" office:value="10576197" calcext:value-type="float">
            <text:p>10576197</text:p>
          </table:table-cell>
          <table:table-cell office:value-type="float" office:value="15.4005" calcext:value-type="float">
            <text:p>15.4005</text:p>
          </table:table-cell>
          <table:table-cell office:value-type="float" office:value="14.914715" calcext:value-type="float">
            <text:p>14.914715</text:p>
          </table:table-cell>
          <table:table-cell office:value-type="float" office:value="1.760351" calcext:value-type="float">
            <text:p>1.760351</text:p>
          </table:table-cell>
          <table:table-cell office:value-type="float" office:value="1.03" calcext:value-type="float">
            <text:p>1.03</text:p>
          </table:table-cell>
          <table:table-cell office:value-type="float" office:value="8.47" calcext:value-type="float">
            <text:p>8.4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3621" calcext:value-type="float">
            <text:p>193621</text:p>
          </table:table-cell>
          <table:table-cell office:value-type="float" office:value="1332996570" calcext:value-type="float">
            <text:p>1332996570</text:p>
          </table:table-cell>
          <table:table-cell office:value-type="float" office:value="6673069920" calcext:value-type="float">
            <text:p>6673069920</text:p>
          </table:table-cell>
          <table:table-cell office:value-type="float" office:value="10532043" calcext:value-type="float">
            <text:p>10532043</text:p>
          </table:table-cell>
          <table:table-cell office:value-type="float" office:value="245629658" calcext:value-type="float">
            <text:p>245629658</text:p>
          </table:table-cell>
          <table:table-cell office:value-type="float" office:value="240107362" calcext:value-type="float">
            <text:p>240107362</text:p>
          </table:table-cell>
          <table:table-cell office:value-type="float" office:value="24642326" calcext:value-type="float">
            <text:p>2464232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9758" calcext:value-type="float">
            <text:p>0.199758</text:p>
          </table:table-cell>
          <table:table-cell office:value-type="float" office:value="10532043" calcext:value-type="float">
            <text:p>10532043</text:p>
          </table:table-cell>
          <table:table-cell office:value-type="float" office:value="15.673279" calcext:value-type="float">
            <text:p>15.673279</text:p>
          </table:table-cell>
          <table:table-cell office:value-type="float" office:value="15.320909" calcext:value-type="float">
            <text:p>15.320909</text:p>
          </table:table-cell>
          <table:table-cell office:value-type="float" office:value="1.572392" calcext:value-type="float">
            <text:p>1.572392</text:p>
          </table:table-cell>
          <table:table-cell office:value-type="float" office:value="1.02" calcext:value-type="float">
            <text:p>1.02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4624" calcext:value-type="float">
            <text:p>194624</text:p>
          </table:table-cell>
          <table:table-cell office:value-type="float" office:value="1402524651" calcext:value-type="float">
            <text:p>1402524651</text:p>
          </table:table-cell>
          <table:table-cell office:value-type="float" office:value="6795074520" calcext:value-type="float">
            <text:p>6795074520</text:p>
          </table:table-cell>
          <table:table-cell office:value-type="float" office:value="10573473" calcext:value-type="float">
            <text:p>10573473</text:p>
          </table:table-cell>
          <table:table-cell office:value-type="float" office:value="243231231" calcext:value-type="float">
            <text:p>243231231</text:p>
          </table:table-cell>
          <table:table-cell office:value-type="float" office:value="237532984" calcext:value-type="float">
            <text:p>237532984</text:p>
          </table:table-cell>
          <table:table-cell office:value-type="float" office:value="26492453" calcext:value-type="float">
            <text:p>264924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6403" calcext:value-type="float">
            <text:p>0.206403</text:p>
          </table:table-cell>
          <table:table-cell office:value-type="float" office:value="10573473" calcext:value-type="float">
            <text:p>10573473</text:p>
          </table:table-cell>
          <table:table-cell office:value-type="float" office:value="15.520238" calcext:value-type="float">
            <text:p>15.520238</text:p>
          </table:table-cell>
          <table:table-cell office:value-type="float" office:value="15.156642" calcext:value-type="float">
            <text:p>15.156642</text:p>
          </table:table-cell>
          <table:table-cell office:value-type="float" office:value="1.690446" calcext:value-type="float">
            <text:p>1.690446</text:p>
          </table:table-cell>
          <table:table-cell office:value-type="float" office:value="1.02" calcext:value-type="float">
            <text:p>1.02</text:p>
          </table:table-cell>
          <table:table-cell office:value-type="float" office:value="8.97" calcext:value-type="float">
            <text:p>8.9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5627" calcext:value-type="float">
            <text:p>195627</text:p>
          </table:table-cell>
          <table:table-cell office:value-type="float" office:value="1434273109" calcext:value-type="float">
            <text:p>1434273109</text:p>
          </table:table-cell>
          <table:table-cell office:value-type="float" office:value="6793682562" calcext:value-type="float">
            <text:p>6793682562</text:p>
          </table:table-cell>
          <table:table-cell office:value-type="float" office:value="10918853" calcext:value-type="float">
            <text:p>10918853</text:p>
          </table:table-cell>
          <table:table-cell office:value-type="float" office:value="251324742" calcext:value-type="float">
            <text:p>251324742</text:p>
          </table:table-cell>
          <table:table-cell office:value-type="float" office:value="244173476" calcext:value-type="float">
            <text:p>244173476</text:p>
          </table:table-cell>
          <table:table-cell office:value-type="float" office:value="26433339" calcext:value-type="float">
            <text:p>2643333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1119" calcext:value-type="float">
            <text:p>0.211119</text:p>
          </table:table-cell>
          <table:table-cell office:value-type="float" office:value="10918853" calcext:value-type="float">
            <text:p>10918853</text:p>
          </table:table-cell>
          <table:table-cell office:value-type="float" office:value="16.036673" calcext:value-type="float">
            <text:p>16.036673</text:p>
          </table:table-cell>
          <table:table-cell office:value-type="float" office:value="15.580361" calcext:value-type="float">
            <text:p>15.580361</text:p>
          </table:table-cell>
          <table:table-cell office:value-type="float" office:value="1.686674" calcext:value-type="float">
            <text:p>1.686674</text:p>
          </table:table-cell>
          <table:table-cell office:value-type="float" office:value="1.03" calcext:value-type="float">
            <text:p>1.03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6630" calcext:value-type="float">
            <text:p>196630</text:p>
          </table:table-cell>
          <table:table-cell office:value-type="float" office:value="1330739358" calcext:value-type="float">
            <text:p>1330739358</text:p>
          </table:table-cell>
          <table:table-cell office:value-type="float" office:value="6759976604" calcext:value-type="float">
            <text:p>6759976604</text:p>
          </table:table-cell>
          <table:table-cell office:value-type="float" office:value="10769759" calcext:value-type="float">
            <text:p>10769759</text:p>
          </table:table-cell>
          <table:table-cell office:value-type="float" office:value="250138622" calcext:value-type="float">
            <text:p>250138622</text:p>
          </table:table-cell>
          <table:table-cell office:value-type="float" office:value="244660146" calcext:value-type="float">
            <text:p>244660146</text:p>
          </table:table-cell>
          <table:table-cell office:value-type="float" office:value="24836219" calcext:value-type="float">
            <text:p>2483621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196856" calcext:value-type="float">
            <text:p>0.196856</text:p>
          </table:table-cell>
          <table:table-cell office:value-type="float" office:value="10769759" calcext:value-type="float">
            <text:p>10769759</text:p>
          </table:table-cell>
          <table:table-cell office:value-type="float" office:value="15.960989" calcext:value-type="float">
            <text:p>15.960989</text:p>
          </table:table-cell>
          <table:table-cell office:value-type="float" office:value="15.611415" calcext:value-type="float">
            <text:p>15.611415</text:p>
          </table:table-cell>
          <table:table-cell office:value-type="float" office:value="1.584764" calcext:value-type="float">
            <text:p>1.584764</text:p>
          </table:table-cell>
          <table:table-cell office:value-type="float" office:value="1.02" calcext:value-type="float">
            <text:p>1.02</text:p>
          </table:table-cell>
          <table:table-cell office:value-type="float" office:value="9.85" calcext:value-type="float">
            <text:p>9.8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7633" calcext:value-type="float">
            <text:p>197633</text:p>
          </table:table-cell>
          <table:table-cell office:value-type="float" office:value="1328484551" calcext:value-type="float">
            <text:p>1328484551</text:p>
          </table:table-cell>
          <table:table-cell office:value-type="float" office:value="6299740667" calcext:value-type="float">
            <text:p>6299740667</text:p>
          </table:table-cell>
          <table:table-cell office:value-type="float" office:value="9814877" calcext:value-type="float">
            <text:p>9814877</text:p>
          </table:table-cell>
          <table:table-cell office:value-type="float" office:value="226218380" calcext:value-type="float">
            <text:p>226218380</text:p>
          </table:table-cell>
          <table:table-cell office:value-type="float" office:value="220471571" calcext:value-type="float">
            <text:p>220471571</text:p>
          </table:table-cell>
          <table:table-cell office:value-type="float" office:value="25187521" calcext:value-type="float">
            <text:p>2518752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10879" calcext:value-type="float">
            <text:p>0.210879</text:p>
          </table:table-cell>
          <table:table-cell office:value-type="float" office:value="9814877" calcext:value-type="float">
            <text:p>9814877</text:p>
          </table:table-cell>
          <table:table-cell office:value-type="float" office:value="14.434672" calcext:value-type="float">
            <text:p>14.434672</text:p>
          </table:table-cell>
          <table:table-cell office:value-type="float" office:value="14.067976" calcext:value-type="float">
            <text:p>14.067976</text:p>
          </table:table-cell>
          <table:table-cell office:value-type="float" office:value="1.60718" calcext:value-type="float">
            <text:p>1.60718</text:p>
          </table:table-cell>
          <table:table-cell office:value-type="float" office:value="1.03" calcext:value-type="float">
            <text:p>1.03</text:p>
          </table:table-cell>
          <table:table-cell office:value-type="float" office:value="8.75" calcext:value-type="float">
            <text:p>8.7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8636" calcext:value-type="float">
            <text:p>198636</text:p>
          </table:table-cell>
          <table:table-cell office:value-type="float" office:value="1506093622" calcext:value-type="float">
            <text:p>1506093622</text:p>
          </table:table-cell>
          <table:table-cell office:value-type="float" office:value="7373145288" calcext:value-type="float">
            <text:p>7373145288</text:p>
          </table:table-cell>
          <table:table-cell office:value-type="float" office:value="11980666" calcext:value-type="float">
            <text:p>11980666</text:p>
          </table:table-cell>
          <table:table-cell office:value-type="float" office:value="273829092" calcext:value-type="float">
            <text:p>273829092</text:p>
          </table:table-cell>
          <table:table-cell office:value-type="float" office:value="266536498" calcext:value-type="float">
            <text:p>266536498</text:p>
          </table:table-cell>
          <table:table-cell office:value-type="float" office:value="28124052" calcext:value-type="float">
            <text:p>281240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4267" calcext:value-type="float">
            <text:p>0.204267</text:p>
          </table:table-cell>
          <table:table-cell office:value-type="float" office:value="11980666" calcext:value-type="float">
            <text:p>11980666</text:p>
          </table:table-cell>
          <table:table-cell office:value-type="float" office:value="17.472643" calcext:value-type="float">
            <text:p>17.472643</text:p>
          </table:table-cell>
          <table:table-cell office:value-type="float" office:value="17.007315" calcext:value-type="float">
            <text:p>17.007315</text:p>
          </table:table-cell>
          <table:table-cell office:value-type="float" office:value="1.794556" calcext:value-type="float">
            <text:p>1.794556</text:p>
          </table:table-cell>
          <table:table-cell office:value-type="float" office:value="1.03" calcext:value-type="float">
            <text:p>1.03</text:p>
          </table:table-cell>
          <table:table-cell office:value-type="float" office:value="9.48" calcext:value-type="float">
            <text:p>9.4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199639" calcext:value-type="float">
            <text:p>199639</text:p>
          </table:table-cell>
          <table:table-cell office:value-type="float" office:value="656815721" calcext:value-type="float">
            <text:p>656815721</text:p>
          </table:table-cell>
          <table:table-cell office:value-type="float" office:value="3214957177" calcext:value-type="float">
            <text:p>3214957177</text:p>
          </table:table-cell>
          <table:table-cell office:value-type="float" office:value="5058476" calcext:value-type="float">
            <text:p>5058476</text:p>
          </table:table-cell>
          <table:table-cell office:value-type="float" office:value="117079933" calcext:value-type="float">
            <text:p>117079933</text:p>
          </table:table-cell>
          <table:table-cell office:value-type="float" office:value="114371116" calcext:value-type="float">
            <text:p>114371116</text:p>
          </table:table-cell>
          <table:table-cell office:value-type="float" office:value="12098529" calcext:value-type="float">
            <text:p>1209852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2043" calcext:value-type="float">
            <text:p>0.2043</text:p>
          </table:table-cell>
          <table:table-cell office:value-type="float" office:value="5058476" calcext:value-type="float">
            <text:p>5058476</text:p>
          </table:table-cell>
          <table:table-cell office:value-type="float" office:value="7.470704" calcext:value-type="float">
            <text:p>7.470704</text:p>
          </table:table-cell>
          <table:table-cell office:value-type="float" office:value="7.297858" calcext:value-type="float">
            <text:p>7.297858</text:p>
          </table:table-cell>
          <table:table-cell office:value-type="float" office:value="0.77199" calcext:value-type="float">
            <text:p>0.77199</text:p>
          </table:table-cell>
          <table:table-cell office:value-type="float" office:value="1.02" calcext:value-type="float">
            <text:p>1.02</text:p>
          </table:table-cell>
          <table:table-cell office:value-type="float" office:value="9.45" calcext:value-type="float">
            <text:p>9.45</text:p>
          </table:table-cell>
        </table:table-row>
      </table:table>
      <table:table table:name="syr2k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syr2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2651" calcext:value-type="float">
            <text:p>202651</text:p>
          </table:table-cell>
          <table:table-cell office:value-type="float" office:value="8611145823" calcext:value-type="float">
            <text:p>8611145823</text:p>
          </table:table-cell>
          <table:table-cell office:value-type="float" office:value="4415244985" calcext:value-type="float">
            <text:p>4415244985</text:p>
          </table:table-cell>
          <table:table-cell office:value-type="float" office:value="1424907" calcext:value-type="float">
            <text:p>1424907</text:p>
          </table:table-cell>
          <table:table-cell office:value-type="float" office:value="190039333" calcext:value-type="float">
            <text:p>190039333</text:p>
          </table:table-cell>
          <table:table-cell office:value-type="float" office:value="173857602" calcext:value-type="float">
            <text:p>173857602</text:p>
          </table:table-cell>
          <table:table-cell office:value-type="float" office:value="19439108" calcext:value-type="float">
            <text:p>1943910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50321" calcext:value-type="float">
            <text:p>1.950321</text:p>
          </table:table-cell>
          <table:table-cell office:value-type="float" office:value="1424907" calcext:value-type="float">
            <text:p>1424907</text:p>
          </table:table-cell>
          <table:table-cell office:value-type="float" office:value="12.11406" calcext:value-type="float">
            <text:p>12.11406</text:p>
          </table:table-cell>
          <table:table-cell office:value-type="float" office:value="11.082556" calcext:value-type="float">
            <text:p>11.082556</text:p>
          </table:table-cell>
          <table:table-cell office:value-type="float" office:value="1.239146" calcext:value-type="float">
            <text:p>1.239146</text:p>
          </table:table-cell>
          <table:table-cell office:value-type="float" office:value="1.09" calcext:value-type="float">
            <text:p>1.09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3654" calcext:value-type="float">
            <text:p>203654</text:p>
          </table:table-cell>
          <table:table-cell office:value-type="float" office:value="17441409402" calcext:value-type="float">
            <text:p>17441409402</text:p>
          </table:table-cell>
          <table:table-cell office:value-type="float" office:value="8839569309" calcext:value-type="float">
            <text:p>8839569309</text:p>
          </table:table-cell>
          <table:table-cell office:value-type="float" office:value="2745588" calcext:value-type="float">
            <text:p>2745588</text:p>
          </table:table-cell>
          <table:table-cell office:value-type="float" office:value="385254144" calcext:value-type="float">
            <text:p>385254144</text:p>
          </table:table-cell>
          <table:table-cell office:value-type="float" office:value="352189567" calcext:value-type="float">
            <text:p>352189567</text:p>
          </table:table-cell>
          <table:table-cell office:value-type="float" office:value="38735628" calcext:value-type="float">
            <text:p>3873562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3106" calcext:value-type="float">
            <text:p>1.973106</text:p>
          </table:table-cell>
          <table:table-cell office:value-type="float" office:value="2745588" calcext:value-type="float">
            <text:p>2745588</text:p>
          </table:table-cell>
          <table:table-cell office:value-type="float" office:value="24.582518" calcext:value-type="float">
            <text:p>24.582518</text:p>
          </table:table-cell>
          <table:table-cell office:value-type="float" office:value="22.472713" calcext:value-type="float">
            <text:p>22.472713</text:p>
          </table:table-cell>
          <table:table-cell office:value-type="float" office:value="2.471665" calcext:value-type="float">
            <text:p>2.471665</text:p>
          </table:table-cell>
          <table:table-cell office:value-type="float" office:value="1.09" calcext:value-type="float">
            <text:p>1.09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4656" calcext:value-type="float">
            <text:p>204656</text:p>
          </table:table-cell>
          <table:table-cell office:value-type="float" office:value="17404537321" calcext:value-type="float">
            <text:p>17404537321</text:p>
          </table:table-cell>
          <table:table-cell office:value-type="float" office:value="8827519762" calcext:value-type="float">
            <text:p>8827519762</text:p>
          </table:table-cell>
          <table:table-cell office:value-type="float" office:value="2791369" calcext:value-type="float">
            <text:p>2791369</text:p>
          </table:table-cell>
          <table:table-cell office:value-type="float" office:value="384639437" calcext:value-type="float">
            <text:p>384639437</text:p>
          </table:table-cell>
          <table:table-cell office:value-type="float" office:value="351623585" calcext:value-type="float">
            <text:p>351623585</text:p>
          </table:table-cell>
          <table:table-cell office:value-type="float" office:value="38933821" calcext:value-type="float">
            <text:p>3893382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1622" calcext:value-type="float">
            <text:p>1.971622</text:p>
          </table:table-cell>
          <table:table-cell office:value-type="float" office:value="2791369" calcext:value-type="float">
            <text:p>2791369</text:p>
          </table:table-cell>
          <table:table-cell office:value-type="float" office:value="24.567787" calcext:value-type="float">
            <text:p>24.567787</text:p>
          </table:table-cell>
          <table:table-cell office:value-type="float" office:value="22.458992" calcext:value-type="float">
            <text:p>22.458992</text:p>
          </table:table-cell>
          <table:table-cell office:value-type="float" office:value="2.486791" calcext:value-type="float">
            <text:p>2.486791</text:p>
          </table:table-cell>
          <table:table-cell office:value-type="float" office:value="1.09" calcext:value-type="float">
            <text:p>1.09</text:p>
          </table:table-cell>
          <table:table-cell office:value-type="float" office:value="9.03" calcext:value-type="float">
            <text:p>9.0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5659" calcext:value-type="float">
            <text:p>205659</text:p>
          </table:table-cell>
          <table:table-cell office:value-type="float" office:value="17470452954" calcext:value-type="float">
            <text:p>17470452954</text:p>
          </table:table-cell>
          <table:table-cell office:value-type="float" office:value="8839890494" calcext:value-type="float">
            <text:p>8839890494</text:p>
          </table:table-cell>
          <table:table-cell office:value-type="float" office:value="2745337" calcext:value-type="float">
            <text:p>2745337</text:p>
          </table:table-cell>
          <table:table-cell office:value-type="float" office:value="386043110" calcext:value-type="float">
            <text:p>386043110</text:p>
          </table:table-cell>
          <table:table-cell office:value-type="float" office:value="352897156" calcext:value-type="float">
            <text:p>352897156</text:p>
          </table:table-cell>
          <table:table-cell office:value-type="float" office:value="38682120" calcext:value-type="float">
            <text:p>3868212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632" calcext:value-type="float">
            <text:p>1.97632</text:p>
          </table:table-cell>
          <table:table-cell office:value-type="float" office:value="2745337" calcext:value-type="float">
            <text:p>2745337</text:p>
          </table:table-cell>
          <table:table-cell office:value-type="float" office:value="24.63286" calcext:value-type="float">
            <text:p>24.63286</text:p>
          </table:table-cell>
          <table:table-cell office:value-type="float" office:value="22.517864" calcext:value-type="float">
            <text:p>22.517864</text:p>
          </table:table-cell>
          <table:table-cell office:value-type="float" office:value="2.468251" calcext:value-type="float">
            <text:p>2.468251</text:p>
          </table:table-cell>
          <table:table-cell office:value-type="float" office:value="1.09" calcext:value-type="float">
            <text:p>1.09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6662" calcext:value-type="float">
            <text:p>206662</text:p>
          </table:table-cell>
          <table:table-cell office:value-type="float" office:value="18766384541" calcext:value-type="float">
            <text:p>18766384541</text:p>
          </table:table-cell>
          <table:table-cell office:value-type="float" office:value="9531160965" calcext:value-type="float">
            <text:p>9531160965</text:p>
          </table:table-cell>
          <table:table-cell office:value-type="float" office:value="2927222" calcext:value-type="float">
            <text:p>2927222</text:p>
          </table:table-cell>
          <table:table-cell office:value-type="float" office:value="414764248" calcext:value-type="float">
            <text:p>414764248</text:p>
          </table:table-cell>
          <table:table-cell office:value-type="float" office:value="378976497" calcext:value-type="float">
            <text:p>378976497</text:p>
          </table:table-cell>
          <table:table-cell office:value-type="float" office:value="41547301" calcext:value-type="float">
            <text:p>4154730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8951" calcext:value-type="float">
            <text:p>1.968951</text:p>
          </table:table-cell>
          <table:table-cell office:value-type="float" office:value="2927222" calcext:value-type="float">
            <text:p>2927222</text:p>
          </table:table-cell>
          <table:table-cell office:value-type="float" office:value="26.465515" calcext:value-type="float">
            <text:p>26.465515</text:p>
          </table:table-cell>
          <table:table-cell office:value-type="float" office:value="24.181952" calcext:value-type="float">
            <text:p>24.181952</text:p>
          </table:table-cell>
          <table:table-cell office:value-type="float" office:value="2.651074" calcext:value-type="float">
            <text:p>2.651074</text:p>
          </table:table-cell>
          <table:table-cell office:value-type="float" office:value="1.09" calcext:value-type="float">
            <text:p>1.09</text:p>
          </table:table-cell>
          <table:table-cell office:value-type="float" office:value="9.12" calcext:value-type="float">
            <text:p>9.1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7665" calcext:value-type="float">
            <text:p>207665</text:p>
          </table:table-cell>
          <table:table-cell office:value-type="float" office:value="17478728561" calcext:value-type="float">
            <text:p>17478728561</text:p>
          </table:table-cell>
          <table:table-cell office:value-type="float" office:value="8847270577" calcext:value-type="float">
            <text:p>8847270577</text:p>
          </table:table-cell>
          <table:table-cell office:value-type="float" office:value="2745660" calcext:value-type="float">
            <text:p>2745660</text:p>
          </table:table-cell>
          <table:table-cell office:value-type="float" office:value="386212387" calcext:value-type="float">
            <text:p>386212387</text:p>
          </table:table-cell>
          <table:table-cell office:value-type="float" office:value="353043233" calcext:value-type="float">
            <text:p>353043233</text:p>
          </table:table-cell>
          <table:table-cell office:value-type="float" office:value="38801831" calcext:value-type="float">
            <text:p>3880183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607" calcext:value-type="float">
            <text:p>1.975607</text:p>
          </table:table-cell>
          <table:table-cell office:value-type="float" office:value="2745660" calcext:value-type="float">
            <text:p>2745660</text:p>
          </table:table-cell>
          <table:table-cell office:value-type="float" office:value="24.643661" calcext:value-type="float">
            <text:p>24.643661</text:p>
          </table:table-cell>
          <table:table-cell office:value-type="float" office:value="22.527185" calcext:value-type="float">
            <text:p>22.527185</text:p>
          </table:table-cell>
          <table:table-cell office:value-type="float" office:value="2.47589" calcext:value-type="float">
            <text:p>2.47589</text:p>
          </table:table-cell>
          <table:table-cell office:value-type="float" office:value="1.09" calcext:value-type="float">
            <text:p>1.0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8667" calcext:value-type="float">
            <text:p>208667</text:p>
          </table:table-cell>
          <table:table-cell office:value-type="float" office:value="17395609209" calcext:value-type="float">
            <text:p>17395609209</text:p>
          </table:table-cell>
          <table:table-cell office:value-type="float" office:value="8824265435" calcext:value-type="float">
            <text:p>8824265435</text:p>
          </table:table-cell>
          <table:table-cell office:value-type="float" office:value="2784427" calcext:value-type="float">
            <text:p>2784427</text:p>
          </table:table-cell>
          <table:table-cell office:value-type="float" office:value="384461903" calcext:value-type="float">
            <text:p>384461903</text:p>
          </table:table-cell>
          <table:table-cell office:value-type="float" office:value="351445347" calcext:value-type="float">
            <text:p>351445347</text:p>
          </table:table-cell>
          <table:table-cell office:value-type="float" office:value="38872866" calcext:value-type="float">
            <text:p>3887286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1338" calcext:value-type="float">
            <text:p>1.971338</text:p>
          </table:table-cell>
          <table:table-cell office:value-type="float" office:value="2784427" calcext:value-type="float">
            <text:p>2784427</text:p>
          </table:table-cell>
          <table:table-cell office:value-type="float" office:value="24.556448" calcext:value-type="float">
            <text:p>24.556448</text:p>
          </table:table-cell>
          <table:table-cell office:value-type="float" office:value="22.447607" calcext:value-type="float">
            <text:p>22.447607</text:p>
          </table:table-cell>
          <table:table-cell office:value-type="float" office:value="2.482898" calcext:value-type="float">
            <text:p>2.482898</text:p>
          </table:table-cell>
          <table:table-cell office:value-type="float" office:value="1.09" calcext:value-type="float">
            <text:p>1.09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09670" calcext:value-type="float">
            <text:p>209670</text:p>
          </table:table-cell>
          <table:table-cell office:value-type="float" office:value="17473293533" calcext:value-type="float">
            <text:p>17473293533</text:p>
          </table:table-cell>
          <table:table-cell office:value-type="float" office:value="8846460463" calcext:value-type="float">
            <text:p>8846460463</text:p>
          </table:table-cell>
          <table:table-cell office:value-type="float" office:value="2753482" calcext:value-type="float">
            <text:p>2753482</text:p>
          </table:table-cell>
          <table:table-cell office:value-type="float" office:value="386145580" calcext:value-type="float">
            <text:p>386145580</text:p>
          </table:table-cell>
          <table:table-cell office:value-type="float" office:value="352942465" calcext:value-type="float">
            <text:p>352942465</text:p>
          </table:table-cell>
          <table:table-cell office:value-type="float" office:value="38877679" calcext:value-type="float">
            <text:p>3887767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173" calcext:value-type="float">
            <text:p>1.975173</text:p>
          </table:table-cell>
          <table:table-cell office:value-type="float" office:value="2753482" calcext:value-type="float">
            <text:p>2753482</text:p>
          </table:table-cell>
          <table:table-cell office:value-type="float" office:value="24.639399" calcext:value-type="float">
            <text:p>24.639399</text:p>
          </table:table-cell>
          <table:table-cell office:value-type="float" office:value="22.520756" calcext:value-type="float">
            <text:p>22.520756</text:p>
          </table:table-cell>
          <table:table-cell office:value-type="float" office:value="2.480729" calcext:value-type="float">
            <text:p>2.480729</text:p>
          </table:table-cell>
          <table:table-cell office:value-type="float" office:value="1.09" calcext:value-type="float">
            <text:p>1.09</text:p>
          </table:table-cell>
          <table:table-cell office:value-type="float" office:value="9.08" calcext:value-type="float">
            <text:p>9.08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0673" calcext:value-type="float">
            <text:p>210673</text:p>
          </table:table-cell>
          <table:table-cell office:value-type="float" office:value="18787277860" calcext:value-type="float">
            <text:p>18787277860</text:p>
          </table:table-cell>
          <table:table-cell office:value-type="float" office:value="9542272084" calcext:value-type="float">
            <text:p>9542272084</text:p>
          </table:table-cell>
          <table:table-cell office:value-type="float" office:value="2929629" calcext:value-type="float">
            <text:p>2929629</text:p>
          </table:table-cell>
          <table:table-cell office:value-type="float" office:value="415217226" calcext:value-type="float">
            <text:p>415217226</text:p>
          </table:table-cell>
          <table:table-cell office:value-type="float" office:value="379389840" calcext:value-type="float">
            <text:p>379389840</text:p>
          </table:table-cell>
          <table:table-cell office:value-type="float" office:value="41525212" calcext:value-type="float">
            <text:p>4152521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8848" calcext:value-type="float">
            <text:p>1.968848</text:p>
          </table:table-cell>
          <table:table-cell office:value-type="float" office:value="2929629" calcext:value-type="float">
            <text:p>2929629</text:p>
          </table:table-cell>
          <table:table-cell office:value-type="float" office:value="26.494419" calcext:value-type="float">
            <text:p>26.494419</text:p>
          </table:table-cell>
          <table:table-cell office:value-type="float" office:value="24.208324" calcext:value-type="float">
            <text:p>24.208324</text:p>
          </table:table-cell>
          <table:table-cell office:value-type="float" office:value="2.649665" calcext:value-type="float">
            <text:p>2.649665</text:p>
          </table:table-cell>
          <table:table-cell office:value-type="float" office:value="1.09" calcext:value-type="float">
            <text:p>1.09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1676" calcext:value-type="float">
            <text:p>211676</text:p>
          </table:table-cell>
          <table:table-cell office:value-type="float" office:value="17398990113" calcext:value-type="float">
            <text:p>17398990113</text:p>
          </table:table-cell>
          <table:table-cell office:value-type="float" office:value="8828650679" calcext:value-type="float">
            <text:p>8828650679</text:p>
          </table:table-cell>
          <table:table-cell office:value-type="float" office:value="2790363" calcext:value-type="float">
            <text:p>2790363</text:p>
          </table:table-cell>
          <table:table-cell office:value-type="float" office:value="384570315" calcext:value-type="float">
            <text:p>384570315</text:p>
          </table:table-cell>
          <table:table-cell office:value-type="float" office:value="351517501" calcext:value-type="float">
            <text:p>351517501</text:p>
          </table:table-cell>
          <table:table-cell office:value-type="float" office:value="38973276" calcext:value-type="float">
            <text:p>389732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0742" calcext:value-type="float">
            <text:p>1.970742</text:p>
          </table:table-cell>
          <table:table-cell office:value-type="float" office:value="2790363" calcext:value-type="float">
            <text:p>2790363</text:p>
          </table:table-cell>
          <table:table-cell office:value-type="float" office:value="24.538883" calcext:value-type="float">
            <text:p>24.538883</text:p>
          </table:table-cell>
          <table:table-cell office:value-type="float" office:value="22.429831" calcext:value-type="float">
            <text:p>22.429831</text:p>
          </table:table-cell>
          <table:table-cell office:value-type="float" office:value="2.486829" calcext:value-type="float">
            <text:p>2.486829</text:p>
          </table:table-cell>
          <table:table-cell office:value-type="float" office:value="1.09" calcext:value-type="float">
            <text:p>1.09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2679" calcext:value-type="float">
            <text:p>212679</text:p>
          </table:table-cell>
          <table:table-cell office:value-type="float" office:value="18189707487" calcext:value-type="float">
            <text:p>18189707487</text:p>
          </table:table-cell>
          <table:table-cell office:value-type="float" office:value="9226140074" calcext:value-type="float">
            <text:p>9226140074</text:p>
          </table:table-cell>
          <table:table-cell office:value-type="float" office:value="2839950" calcext:value-type="float">
            <text:p>2839950</text:p>
          </table:table-cell>
          <table:table-cell office:value-type="float" office:value="401959083" calcext:value-type="float">
            <text:p>401959083</text:p>
          </table:table-cell>
          <table:table-cell office:value-type="float" office:value="367374270" calcext:value-type="float">
            <text:p>367374270</text:p>
          </table:table-cell>
          <table:table-cell office:value-type="float" office:value="40173013" calcext:value-type="float">
            <text:p>4017301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154" calcext:value-type="float">
            <text:p>1.97154</text:p>
          </table:table-cell>
          <table:table-cell office:value-type="float" office:value="2839950" calcext:value-type="float">
            <text:p>2839950</text:p>
          </table:table-cell>
          <table:table-cell office:value-type="float" office:value="25.648436" calcext:value-type="float">
            <text:p>25.648436</text:p>
          </table:table-cell>
          <table:table-cell office:value-type="float" office:value="23.441629" calcext:value-type="float">
            <text:p>23.441629</text:p>
          </table:table-cell>
          <table:table-cell office:value-type="float" office:value="2.563383" calcext:value-type="float">
            <text:p>2.563383</text:p>
          </table:table-cell>
          <table:table-cell office:value-type="float" office:value="1.09" calcext:value-type="float">
            <text:p>1.09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3682" calcext:value-type="float">
            <text:p>213682</text:p>
          </table:table-cell>
          <table:table-cell office:value-type="float" office:value="17480472664" calcext:value-type="float">
            <text:p>17480472664</text:p>
          </table:table-cell>
          <table:table-cell office:value-type="float" office:value="8848138936" calcext:value-type="float">
            <text:p>8848138936</text:p>
          </table:table-cell>
          <table:table-cell office:value-type="float" office:value="2749886" calcext:value-type="float">
            <text:p>2749886</text:p>
          </table:table-cell>
          <table:table-cell office:value-type="float" office:value="386266011" calcext:value-type="float">
            <text:p>386266011</text:p>
          </table:table-cell>
          <table:table-cell office:value-type="float" office:value="353081513" calcext:value-type="float">
            <text:p>353081513</text:p>
          </table:table-cell>
          <table:table-cell office:value-type="float" office:value="38835111" calcext:value-type="float">
            <text:p>3883511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61" calcext:value-type="float">
            <text:p>1.97561</text:p>
          </table:table-cell>
          <table:table-cell office:value-type="float" office:value="2749886" calcext:value-type="float">
            <text:p>2749886</text:p>
          </table:table-cell>
          <table:table-cell office:value-type="float" office:value="24.647083" calcext:value-type="float">
            <text:p>24.647083</text:p>
          </table:table-cell>
          <table:table-cell office:value-type="float" office:value="22.529627" calcext:value-type="float">
            <text:p>22.529627</text:p>
          </table:table-cell>
          <table:table-cell office:value-type="float" office:value="2.478013" calcext:value-type="float">
            <text:p>2.478013</text:p>
          </table:table-cell>
          <table:table-cell office:value-type="float" office:value="1.09" calcext:value-type="float">
            <text:p>1.09</text:p>
          </table:table-cell>
          <table:table-cell office:value-type="float" office:value="9.09" calcext:value-type="float">
            <text:p>9.0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4685" calcext:value-type="float">
            <text:p>214685</text:p>
          </table:table-cell>
          <table:table-cell office:value-type="float" office:value="18809181287" calcext:value-type="float">
            <text:p>18809181287</text:p>
          </table:table-cell>
          <table:table-cell office:value-type="float" office:value="9552892792" calcext:value-type="float">
            <text:p>9552892792</text:p>
          </table:table-cell>
          <table:table-cell office:value-type="float" office:value="2929133" calcext:value-type="float">
            <text:p>2929133</text:p>
          </table:table-cell>
          <table:table-cell office:value-type="float" office:value="415665507" calcext:value-type="float">
            <text:p>415665507</text:p>
          </table:table-cell>
          <table:table-cell office:value-type="float" office:value="379830683" calcext:value-type="float">
            <text:p>379830683</text:p>
          </table:table-cell>
          <table:table-cell office:value-type="float" office:value="41575947" calcext:value-type="float">
            <text:p>4157594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8951" calcext:value-type="float">
            <text:p>1.968951</text:p>
          </table:table-cell>
          <table:table-cell office:value-type="float" office:value="2929133" calcext:value-type="float">
            <text:p>2929133</text:p>
          </table:table-cell>
          <table:table-cell office:value-type="float" office:value="26.523024" calcext:value-type="float">
            <text:p>26.523024</text:p>
          </table:table-cell>
          <table:table-cell office:value-type="float" office:value="24.236454" calcext:value-type="float">
            <text:p>24.236454</text:p>
          </table:table-cell>
          <table:table-cell office:value-type="float" office:value="2.652902" calcext:value-type="float">
            <text:p>2.652902</text:p>
          </table:table-cell>
          <table:table-cell office:value-type="float" office:value="1.09" calcext:value-type="float">
            <text:p>1.09</text:p>
          </table:table-cell>
          <table:table-cell office:value-type="float" office:value="9.14" calcext:value-type="float">
            <text:p>9.1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5688" calcext:value-type="float">
            <text:p>215688</text:p>
          </table:table-cell>
          <table:table-cell office:value-type="float" office:value="17402890470" calcext:value-type="float">
            <text:p>17402890470</text:p>
          </table:table-cell>
          <table:table-cell office:value-type="float" office:value="8830030235" calcext:value-type="float">
            <text:p>8830030235</text:p>
          </table:table-cell>
          <table:table-cell office:value-type="float" office:value="2793347" calcext:value-type="float">
            <text:p>2793347</text:p>
          </table:table-cell>
          <table:table-cell office:value-type="float" office:value="384601963" calcext:value-type="float">
            <text:p>384601963</text:p>
          </table:table-cell>
          <table:table-cell office:value-type="float" office:value="351602962" calcext:value-type="float">
            <text:p>351602962</text:p>
          </table:table-cell>
          <table:table-cell office:value-type="float" office:value="39005247" calcext:value-type="float">
            <text:p>390052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0876" calcext:value-type="float">
            <text:p>1.970876</text:p>
          </table:table-cell>
          <table:table-cell office:value-type="float" office:value="2793347" calcext:value-type="float">
            <text:p>2793347</text:p>
          </table:table-cell>
          <table:table-cell office:value-type="float" office:value="24.540903" calcext:value-type="float">
            <text:p>24.540903</text:p>
          </table:table-cell>
          <table:table-cell office:value-type="float" office:value="22.435284" calcext:value-type="float">
            <text:p>22.435284</text:p>
          </table:table-cell>
          <table:table-cell office:value-type="float" office:value="2.488869" calcext:value-type="float">
            <text:p>2.488869</text:p>
          </table:table-cell>
          <table:table-cell office:value-type="float" office:value="1.09" calcext:value-type="float">
            <text:p>1.09</text:p>
          </table:table-cell>
          <table:table-cell office:value-type="float" office:value="9.01" calcext:value-type="float">
            <text:p>9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6691" calcext:value-type="float">
            <text:p>216691</text:p>
          </table:table-cell>
          <table:table-cell office:value-type="float" office:value="17474098387" calcext:value-type="float">
            <text:p>17474098387</text:p>
          </table:table-cell>
          <table:table-cell office:value-type="float" office:value="8844736802" calcext:value-type="float">
            <text:p>8844736802</text:p>
          </table:table-cell>
          <table:table-cell office:value-type="float" office:value="2744150" calcext:value-type="float">
            <text:p>2744150</text:p>
          </table:table-cell>
          <table:table-cell office:value-type="float" office:value="386093400" calcext:value-type="float">
            <text:p>386093400</text:p>
          </table:table-cell>
          <table:table-cell office:value-type="float" office:value="352966621" calcext:value-type="float">
            <text:p>352966621</text:p>
          </table:table-cell>
          <table:table-cell office:value-type="float" office:value="38751627" calcext:value-type="float">
            <text:p>3875162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649" calcext:value-type="float">
            <text:p>1.975649</text:p>
          </table:table-cell>
          <table:table-cell office:value-type="float" office:value="2744150" calcext:value-type="float">
            <text:p>2744150</text:p>
          </table:table-cell>
          <table:table-cell office:value-type="float" office:value="24.63607" calcext:value-type="float">
            <text:p>24.63607</text:p>
          </table:table-cell>
          <table:table-cell office:value-type="float" office:value="22.522297" calcext:value-type="float">
            <text:p>22.522297</text:p>
          </table:table-cell>
          <table:table-cell office:value-type="float" office:value="2.472686" calcext:value-type="float">
            <text:p>2.472686</text:p>
          </table:table-cell>
          <table:table-cell office:value-type="float" office:value="1.09" calcext:value-type="float">
            <text:p>1.09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7694" calcext:value-type="float">
            <text:p>217694</text:p>
          </table:table-cell>
          <table:table-cell office:value-type="float" office:value="17478922659" calcext:value-type="float">
            <text:p>17478922659</text:p>
          </table:table-cell>
          <table:table-cell office:value-type="float" office:value="8847728264" calcext:value-type="float">
            <text:p>8847728264</text:p>
          </table:table-cell>
          <table:table-cell office:value-type="float" office:value="2745792" calcext:value-type="float">
            <text:p>2745792</text:p>
          </table:table-cell>
          <table:table-cell office:value-type="float" office:value="386239433" calcext:value-type="float">
            <text:p>386239433</text:p>
          </table:table-cell>
          <table:table-cell office:value-type="float" office:value="353059432" calcext:value-type="float">
            <text:p>353059432</text:p>
          </table:table-cell>
          <table:table-cell office:value-type="float" office:value="38805643" calcext:value-type="float">
            <text:p>3880564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75526" calcext:value-type="float">
            <text:p>1.975526</text:p>
          </table:table-cell>
          <table:table-cell office:value-type="float" office:value="2745792" calcext:value-type="float">
            <text:p>2745792</text:p>
          </table:table-cell>
          <table:table-cell office:value-type="float" office:value="24.645388" calcext:value-type="float">
            <text:p>24.645388</text:p>
          </table:table-cell>
          <table:table-cell office:value-type="float" office:value="22.528219" calcext:value-type="float">
            <text:p>22.528219</text:p>
          </table:table-cell>
          <table:table-cell office:value-type="float" office:value="2.476133" calcext:value-type="float">
            <text:p>2.476133</text:p>
          </table:table-cell>
          <table:table-cell office:value-type="float" office:value="1.09" calcext:value-type="float">
            <text:p>1.09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18697" calcext:value-type="float">
            <text:p>218697</text:p>
          </table:table-cell>
          <table:table-cell office:value-type="float" office:value="4837890511" calcext:value-type="float">
            <text:p>4837890511</text:p>
          </table:table-cell>
          <table:table-cell office:value-type="float" office:value="2467312136" calcext:value-type="float">
            <text:p>2467312136</text:p>
          </table:table-cell>
          <table:table-cell office:value-type="float" office:value="745753" calcext:value-type="float">
            <text:p>745753</text:p>
          </table:table-cell>
          <table:table-cell office:value-type="float" office:value="106792311" calcext:value-type="float">
            <text:p>106792311</text:p>
          </table:table-cell>
          <table:table-cell office:value-type="float" office:value="97678538" calcext:value-type="float">
            <text:p>97678538</text:p>
          </table:table-cell>
          <table:table-cell office:value-type="float" office:value="10605903" calcext:value-type="float">
            <text:p>106059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1.960794" calcext:value-type="float">
            <text:p>1.960794</text:p>
          </table:table-cell>
          <table:table-cell office:value-type="float" office:value="745753" calcext:value-type="float">
            <text:p>745753</text:p>
          </table:table-cell>
          <table:table-cell office:value-type="float" office:value="6.814265" calcext:value-type="float">
            <text:p>6.814265</text:p>
          </table:table-cell>
          <table:table-cell office:value-type="float" office:value="6.232728" calcext:value-type="float">
            <text:p>6.232728</text:p>
          </table:table-cell>
          <table:table-cell office:value-type="float" office:value="0.676748" calcext:value-type="float">
            <text:p>0.676748</text:p>
          </table:table-cell>
          <table:table-cell office:value-type="float" office:value="1.09" calcext:value-type="float">
            <text:p>1.09</text:p>
          </table:table-cell>
          <table:table-cell office:value-type="float" office:value="9.21" calcext:value-type="float">
            <text:p>9.21</text:p>
          </table:table-cell>
        </table:table-row>
      </table:table>
      <table:table table:name="syrk" table:style-name="ta1"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syrk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1709" calcext:value-type="float">
            <text:p>221709</text:p>
          </table:table-cell>
          <table:table-cell office:value-type="float" office:value="15170877571" calcext:value-type="float">
            <text:p>15170877571</text:p>
          </table:table-cell>
          <table:table-cell office:value-type="float" office:value="6143331420" calcext:value-type="float">
            <text:p>6143331420</text:p>
          </table:table-cell>
          <table:table-cell office:value-type="float" office:value="293246" calcext:value-type="float">
            <text:p>293246</text:p>
          </table:table-cell>
          <table:table-cell office:value-type="float" office:value="239900808" calcext:value-type="float">
            <text:p>239900808</text:p>
          </table:table-cell>
          <table:table-cell office:value-type="float" office:value="242343533" calcext:value-type="float">
            <text:p>242343533</text:p>
          </table:table-cell>
          <table:table-cell office:value-type="float" office:value="1561038" calcext:value-type="float">
            <text:p>156103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69487" calcext:value-type="float">
            <text:p>2.469487</text:p>
          </table:table-cell>
          <table:table-cell office:value-type="float" office:value="293246" calcext:value-type="float">
            <text:p>293246</text:p>
          </table:table-cell>
          <table:table-cell office:value-type="float" office:value="15.292481" calcext:value-type="float">
            <text:p>15.292481</text:p>
          </table:table-cell>
          <table:table-cell office:value-type="float" office:value="15.448194" calcext:value-type="float">
            <text:p>15.448194</text:p>
          </table:table-cell>
          <table:table-cell office:value-type="float" office:value="0.099508" calcext:value-type="float">
            <text:p>0.099508</text:p>
          </table:table-cell>
          <table:table-cell office:value-type="float" office:value="0.99" calcext:value-type="float">
            <text:p>0.99</text:p>
          </table:table-cell>
          <table:table-cell office:value-type="float" office:value="155.25" calcext:value-type="float">
            <text:p>155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2713" calcext:value-type="float">
            <text:p>222713</text:p>
          </table:table-cell>
          <table:table-cell office:value-type="float" office:value="23492620731" calcext:value-type="float">
            <text:p>23492620731</text:p>
          </table:table-cell>
          <table:table-cell office:value-type="float" office:value="9473367417" calcext:value-type="float">
            <text:p>9473367417</text:p>
          </table:table-cell>
          <table:table-cell office:value-type="float" office:value="277194" calcext:value-type="float">
            <text:p>277194</text:p>
          </table:table-cell>
          <table:table-cell office:value-type="float" office:value="370984281" calcext:value-type="float">
            <text:p>370984281</text:p>
          </table:table-cell>
          <table:table-cell office:value-type="float" office:value="374591286" calcext:value-type="float">
            <text:p>374591286</text:p>
          </table:table-cell>
          <table:table-cell office:value-type="float" office:value="1443896" calcext:value-type="float">
            <text:p>144389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986" calcext:value-type="float">
            <text:p>2.47986</text:p>
          </table:table-cell>
          <table:table-cell office:value-type="float" office:value="277194" calcext:value-type="float">
            <text:p>277194</text:p>
          </table:table-cell>
          <table:table-cell office:value-type="float" office:value="23.648401" calcext:value-type="float">
            <text:p>23.648401</text:p>
          </table:table-cell>
          <table:table-cell office:value-type="float" office:value="23.87833" calcext:value-type="float">
            <text:p>23.87833</text:p>
          </table:table-cell>
          <table:table-cell office:value-type="float" office:value="0.092041" calcext:value-type="float">
            <text:p>0.092041</text:p>
          </table:table-cell>
          <table:table-cell office:value-type="float" office:value="0.99" calcext:value-type="float">
            <text:p>0.99</text:p>
          </table:table-cell>
          <table:table-cell office:value-type="float" office:value="259.43" calcext:value-type="float">
            <text:p>259.4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3716" calcext:value-type="float">
            <text:p>223716</text:p>
          </table:table-cell>
          <table:table-cell office:value-type="float" office:value="22122961870" calcext:value-type="float">
            <text:p>22122961870</text:p>
          </table:table-cell>
          <table:table-cell office:value-type="float" office:value="8941026260" calcext:value-type="float">
            <text:p>8941026260</text:p>
          </table:table-cell>
          <table:table-cell office:value-type="float" office:value="257169" calcext:value-type="float">
            <text:p>257169</text:p>
          </table:table-cell>
          <table:table-cell office:value-type="float" office:value="349252022" calcext:value-type="float">
            <text:p>349252022</text:p>
          </table:table-cell>
          <table:table-cell office:value-type="float" office:value="352683361" calcext:value-type="float">
            <text:p>352683361</text:p>
          </table:table-cell>
          <table:table-cell office:value-type="float" office:value="1317405" calcext:value-type="float">
            <text:p>131740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432" calcext:value-type="float">
            <text:p>2.47432</text:p>
          </table:table-cell>
          <table:table-cell office:value-type="float" office:value="257169" calcext:value-type="float">
            <text:p>257169</text:p>
          </table:table-cell>
          <table:table-cell office:value-type="float" office:value="22.285275" calcext:value-type="float">
            <text:p>22.285275</text:p>
          </table:table-cell>
          <table:table-cell office:value-type="float" office:value="22.504223" calcext:value-type="float">
            <text:p>22.504223</text:p>
          </table:table-cell>
          <table:table-cell office:value-type="float" office:value="0.084062" calcext:value-type="float">
            <text:p>0.084062</text:p>
          </table:table-cell>
          <table:table-cell office:value-type="float" office:value="0.99" calcext:value-type="float">
            <text:p>0.99</text:p>
          </table:table-cell>
          <table:table-cell office:value-type="float" office:value="267.71" calcext:value-type="float">
            <text:p>267.7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4719" calcext:value-type="float">
            <text:p>224719</text:p>
          </table:table-cell>
          <table:table-cell office:value-type="float" office:value="22766882682" calcext:value-type="float">
            <text:p>22766882682</text:p>
          </table:table-cell>
          <table:table-cell office:value-type="float" office:value="9144967870" calcext:value-type="float">
            <text:p>9144967870</text:p>
          </table:table-cell>
          <table:table-cell office:value-type="float" office:value="202925" calcext:value-type="float">
            <text:p>202925</text:p>
          </table:table-cell>
          <table:table-cell office:value-type="float" office:value="359789084" calcext:value-type="float">
            <text:p>359789084</text:p>
          </table:table-cell>
          <table:table-cell office:value-type="float" office:value="363304013" calcext:value-type="float">
            <text:p>363304013</text:p>
          </table:table-cell>
          <table:table-cell office:value-type="float" office:value="1017931" calcext:value-type="float">
            <text:p>101793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9553" calcext:value-type="float">
            <text:p>2.489553</text:p>
          </table:table-cell>
          <table:table-cell office:value-type="float" office:value="202925" calcext:value-type="float">
            <text:p>202925</text:p>
          </table:table-cell>
          <table:table-cell office:value-type="float" office:value="22.957628" calcext:value-type="float">
            <text:p>22.957628</text:p>
          </table:table-cell>
          <table:table-cell office:value-type="float" office:value="23.18191" calcext:value-type="float">
            <text:p>23.18191</text:p>
          </table:table-cell>
          <table:table-cell office:value-type="float" office:value="0.064953" calcext:value-type="float">
            <text:p>0.064953</text:p>
          </table:table-cell>
          <table:table-cell office:value-type="float" office:value="0.99" calcext:value-type="float">
            <text:p>0.99</text:p>
          </table:table-cell>
          <table:table-cell office:value-type="float" office:value="356.9" calcext:value-type="float">
            <text:p>356.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5722" calcext:value-type="float">
            <text:p>225722</text:p>
          </table:table-cell>
          <table:table-cell office:value-type="float" office:value="21957280784" calcext:value-type="float">
            <text:p>21957280784</text:p>
          </table:table-cell>
          <table:table-cell office:value-type="float" office:value="8862923106" calcext:value-type="float">
            <text:p>8862923106</text:p>
          </table:table-cell>
          <table:table-cell office:value-type="float" office:value="216151" calcext:value-type="float">
            <text:p>216151</text:p>
          </table:table-cell>
          <table:table-cell office:value-type="float" office:value="346682959" calcext:value-type="float">
            <text:p>346682959</text:p>
          </table:table-cell>
          <table:table-cell office:value-type="float" office:value="350053133" calcext:value-type="float">
            <text:p>350053133</text:p>
          </table:table-cell>
          <table:table-cell office:value-type="float" office:value="1055822" calcext:value-type="float">
            <text:p>10558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7431" calcext:value-type="float">
            <text:p>2.477431</text:p>
          </table:table-cell>
          <table:table-cell office:value-type="float" office:value="216151" calcext:value-type="float">
            <text:p>216151</text:p>
          </table:table-cell>
          <table:table-cell office:value-type="float" office:value="22.121344" calcext:value-type="float">
            <text:p>22.121344</text:p>
          </table:table-cell>
          <table:table-cell office:value-type="float" office:value="22.336391" calcext:value-type="float">
            <text:p>22.336391</text:p>
          </table:table-cell>
          <table:table-cell office:value-type="float" office:value="0.06737" calcext:value-type="float">
            <text:p>0.06737</text:p>
          </table:table-cell>
          <table:table-cell office:value-type="float" office:value="0.99" calcext:value-type="float">
            <text:p>0.99</text:p>
          </table:table-cell>
          <table:table-cell office:value-type="float" office:value="331.55" calcext:value-type="float">
            <text:p>331.5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6725" calcext:value-type="float">
            <text:p>226725</text:p>
          </table:table-cell>
          <table:table-cell office:value-type="float" office:value="23648131454" calcext:value-type="float">
            <text:p>23648131454</text:p>
          </table:table-cell>
          <table:table-cell office:value-type="float" office:value="9501692249" calcext:value-type="float">
            <text:p>9501692249</text:p>
          </table:table-cell>
          <table:table-cell office:value-type="float" office:value="212725" calcext:value-type="float">
            <text:p>212725</text:p>
          </table:table-cell>
          <table:table-cell office:value-type="float" office:value="373660176" calcext:value-type="float">
            <text:p>373660176</text:p>
          </table:table-cell>
          <table:table-cell office:value-type="float" office:value="377275092" calcext:value-type="float">
            <text:p>377275092</text:p>
          </table:table-cell>
          <table:table-cell office:value-type="float" office:value="1065155" calcext:value-type="float">
            <text:p>10651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8834" calcext:value-type="float">
            <text:p>2.488834</text:p>
          </table:table-cell>
          <table:table-cell office:value-type="float" office:value="212725" calcext:value-type="float">
            <text:p>212725</text:p>
          </table:table-cell>
          <table:table-cell office:value-type="float" office:value="23.842722" calcext:value-type="float">
            <text:p>23.842722</text:p>
          </table:table-cell>
          <table:table-cell office:value-type="float" office:value="24.073387" calcext:value-type="float">
            <text:p>24.073387</text:p>
          </table:table-cell>
          <table:table-cell office:value-type="float" office:value="0.067966" calcext:value-type="float">
            <text:p>0.067966</text:p>
          </table:table-cell>
          <table:table-cell office:value-type="float" office:value="0.99" calcext:value-type="float">
            <text:p>0.99</text:p>
          </table:table-cell>
          <table:table-cell office:value-type="float" office:value="354.2" calcext:value-type="float">
            <text:p>354.2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7728" calcext:value-type="float">
            <text:p>227728</text:p>
          </table:table-cell>
          <table:table-cell office:value-type="float" office:value="21560479267" calcext:value-type="float">
            <text:p>21560479267</text:p>
          </table:table-cell>
          <table:table-cell office:value-type="float" office:value="8698378821" calcext:value-type="float">
            <text:p>8698378821</text:p>
          </table:table-cell>
          <table:table-cell office:value-type="float" office:value="238066" calcext:value-type="float">
            <text:p>238066</text:p>
          </table:table-cell>
          <table:table-cell office:value-type="float" office:value="340479014" calcext:value-type="float">
            <text:p>340479014</text:p>
          </table:table-cell>
          <table:table-cell office:value-type="float" office:value="343830132" calcext:value-type="float">
            <text:p>343830132</text:p>
          </table:table-cell>
          <table:table-cell office:value-type="float" office:value="1237399" calcext:value-type="float">
            <text:p>123739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8678" calcext:value-type="float">
            <text:p>2.478678</text:p>
          </table:table-cell>
          <table:table-cell office:value-type="float" office:value="238066" calcext:value-type="float">
            <text:p>238066</text:p>
          </table:table-cell>
          <table:table-cell office:value-type="float" office:value="21.725479" calcext:value-type="float">
            <text:p>21.725479</text:p>
          </table:table-cell>
          <table:table-cell office:value-type="float" office:value="21.939312" calcext:value-type="float">
            <text:p>21.939312</text:p>
          </table:table-cell>
          <table:table-cell office:value-type="float" office:value="0.078957" calcext:value-type="float">
            <text:p>0.078957</text:p>
          </table:table-cell>
          <table:table-cell office:value-type="float" office:value="0.99" calcext:value-type="float">
            <text:p>0.99</text:p>
          </table:table-cell>
          <table:table-cell office:value-type="float" office:value="277.87" calcext:value-type="float">
            <text:p>277.87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8731" calcext:value-type="float">
            <text:p>228731</text:p>
          </table:table-cell>
          <table:table-cell office:value-type="float" office:value="21854951076" calcext:value-type="float">
            <text:p>21854951076</text:p>
          </table:table-cell>
          <table:table-cell office:value-type="float" office:value="8782431419" calcext:value-type="float">
            <text:p>8782431419</text:p>
          </table:table-cell>
          <table:table-cell office:value-type="float" office:value="207178" calcext:value-type="float">
            <text:p>207178</text:p>
          </table:table-cell>
          <table:table-cell office:value-type="float" office:value="345382917" calcext:value-type="float">
            <text:p>345382917</text:p>
          </table:table-cell>
          <table:table-cell office:value-type="float" office:value="348764436" calcext:value-type="float">
            <text:p>348764436</text:p>
          </table:table-cell>
          <table:table-cell office:value-type="float" office:value="1083311" calcext:value-type="float">
            <text:p>108331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8485" calcext:value-type="float">
            <text:p>2.488485</text:p>
          </table:table-cell>
          <table:table-cell office:value-type="float" office:value="207178" calcext:value-type="float">
            <text:p>207178</text:p>
          </table:table-cell>
          <table:table-cell office:value-type="float" office:value="22.038391" calcext:value-type="float">
            <text:p>22.038391</text:p>
          </table:table-cell>
          <table:table-cell office:value-type="float" office:value="22.254162" calcext:value-type="float">
            <text:p>22.254162</text:p>
          </table:table-cell>
          <table:table-cell office:value-type="float" office:value="0.069125" calcext:value-type="float">
            <text:p>0.069125</text:p>
          </table:table-cell>
          <table:table-cell office:value-type="float" office:value="0.99" calcext:value-type="float">
            <text:p>0.99</text:p>
          </table:table-cell>
          <table:table-cell office:value-type="float" office:value="321.94" calcext:value-type="float">
            <text:p>321.94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29734" calcext:value-type="float">
            <text:p>229734</text:p>
          </table:table-cell>
          <table:table-cell office:value-type="float" office:value="21343381020" calcext:value-type="float">
            <text:p>21343381020</text:p>
          </table:table-cell>
          <table:table-cell office:value-type="float" office:value="8620048290" calcext:value-type="float">
            <text:p>8620048290</text:p>
          </table:table-cell>
          <table:table-cell office:value-type="float" office:value="230121" calcext:value-type="float">
            <text:p>230121</text:p>
          </table:table-cell>
          <table:table-cell office:value-type="float" office:value="336992684" calcext:value-type="float">
            <text:p>336992684</text:p>
          </table:table-cell>
          <table:table-cell office:value-type="float" office:value="340308777" calcext:value-type="float">
            <text:p>340308777</text:p>
          </table:table-cell>
          <table:table-cell office:value-type="float" office:value="1163223" calcext:value-type="float">
            <text:p>116322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6017" calcext:value-type="float">
            <text:p>2.476017</text:p>
          </table:table-cell>
          <table:table-cell office:value-type="float" office:value="230121" calcext:value-type="float">
            <text:p>230121</text:p>
          </table:table-cell>
          <table:table-cell office:value-type="float" office:value="21.503021" calcext:value-type="float">
            <text:p>21.503021</text:p>
          </table:table-cell>
          <table:table-cell office:value-type="float" office:value="21.714617" calcext:value-type="float">
            <text:p>21.714617</text:p>
          </table:table-cell>
          <table:table-cell office:value-type="float" office:value="0.074224" calcext:value-type="float">
            <text:p>0.074224</text:p>
          </table:table-cell>
          <table:table-cell office:value-type="float" office:value="0.99" calcext:value-type="float">
            <text:p>0.99</text:p>
          </table:table-cell>
          <table:table-cell office:value-type="float" office:value="292.56" calcext:value-type="float">
            <text:p>292.56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0737" calcext:value-type="float">
            <text:p>230737</text:p>
          </table:table-cell>
          <table:table-cell office:value-type="float" office:value="23960800507" calcext:value-type="float">
            <text:p>23960800507</text:p>
          </table:table-cell>
          <table:table-cell office:value-type="float" office:value="9646175202" calcext:value-type="float">
            <text:p>9646175202</text:p>
          </table:table-cell>
          <table:table-cell office:value-type="float" office:value="247526" calcext:value-type="float">
            <text:p>247526</text:p>
          </table:table-cell>
          <table:table-cell office:value-type="float" office:value="378468235" calcext:value-type="float">
            <text:p>378468235</text:p>
          </table:table-cell>
          <table:table-cell office:value-type="float" office:value="382133139" calcext:value-type="float">
            <text:p>382133139</text:p>
          </table:table-cell>
          <table:table-cell office:value-type="float" office:value="1232655" calcext:value-type="float">
            <text:p>123265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3969" calcext:value-type="float">
            <text:p>2.483969</text:p>
          </table:table-cell>
          <table:table-cell office:value-type="float" office:value="247526" calcext:value-type="float">
            <text:p>247526</text:p>
          </table:table-cell>
          <table:table-cell office:value-type="float" office:value="24.149517" calcext:value-type="float">
            <text:p>24.149517</text:p>
          </table:table-cell>
          <table:table-cell office:value-type="float" office:value="24.383371" calcext:value-type="float">
            <text:p>24.383371</text:p>
          </table:table-cell>
          <table:table-cell office:value-type="float" office:value="0.078654" calcext:value-type="float">
            <text:p>0.078654</text:p>
          </table:table-cell>
          <table:table-cell office:value-type="float" office:value="0.99" calcext:value-type="float">
            <text:p>0.99</text:p>
          </table:table-cell>
          <table:table-cell office:value-type="float" office:value="310.01" calcext:value-type="float">
            <text:p>310.0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1739" calcext:value-type="float">
            <text:p>231739</text:p>
          </table:table-cell>
          <table:table-cell office:value-type="float" office:value="21980095116" calcext:value-type="float">
            <text:p>21980095116</text:p>
          </table:table-cell>
          <table:table-cell office:value-type="float" office:value="8830141794" calcext:value-type="float">
            <text:p>8830141794</text:p>
          </table:table-cell>
          <table:table-cell office:value-type="float" office:value="209075" calcext:value-type="float">
            <text:p>209075</text:p>
          </table:table-cell>
          <table:table-cell office:value-type="float" office:value="347379148" calcext:value-type="float">
            <text:p>347379148</text:p>
          </table:table-cell>
          <table:table-cell office:value-type="float" office:value="350782502" calcext:value-type="float">
            <text:p>350782502</text:p>
          </table:table-cell>
          <table:table-cell office:value-type="float" office:value="1109333" calcext:value-type="float">
            <text:p>11093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9212" calcext:value-type="float">
            <text:p>2.489212</text:p>
          </table:table-cell>
          <table:table-cell office:value-type="float" office:value="209075" calcext:value-type="float">
            <text:p>209075</text:p>
          </table:table-cell>
          <table:table-cell office:value-type="float" office:value="22.187889" calcext:value-type="float">
            <text:p>22.187889</text:p>
          </table:table-cell>
          <table:table-cell office:value-type="float" office:value="22.40527" calcext:value-type="float">
            <text:p>22.40527</text:p>
          </table:table-cell>
          <table:table-cell office:value-type="float" office:value="0.070856" calcext:value-type="float">
            <text:p>0.070856</text:p>
          </table:table-cell>
          <table:table-cell office:value-type="float" office:value="0.99" calcext:value-type="float">
            <text:p>0.99</text:p>
          </table:table-cell>
          <table:table-cell office:value-type="float" office:value="316.21" calcext:value-type="float">
            <text:p>316.21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2742" calcext:value-type="float">
            <text:p>232742</text:p>
          </table:table-cell>
          <table:table-cell office:value-type="float" office:value="21212338654" calcext:value-type="float">
            <text:p>21212338654</text:p>
          </table:table-cell>
          <table:table-cell office:value-type="float" office:value="8566157787" calcext:value-type="float">
            <text:p>8566157787</text:p>
          </table:table-cell>
          <table:table-cell office:value-type="float" office:value="237788" calcext:value-type="float">
            <text:p>237788</text:p>
          </table:table-cell>
          <table:table-cell office:value-type="float" office:value="334925666" calcext:value-type="float">
            <text:p>334925666</text:p>
          </table:table-cell>
          <table:table-cell office:value-type="float" office:value="338214803" calcext:value-type="float">
            <text:p>338214803</text:p>
          </table:table-cell>
          <table:table-cell office:value-type="float" office:value="1230649" calcext:value-type="float">
            <text:p>123064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6295" calcext:value-type="float">
            <text:p>2.476295</text:p>
          </table:table-cell>
          <table:table-cell office:value-type="float" office:value="237788" calcext:value-type="float">
            <text:p>237788</text:p>
          </table:table-cell>
          <table:table-cell office:value-type="float" office:value="21.37113" calcext:value-type="float">
            <text:p>21.37113</text:p>
          </table:table-cell>
          <table:table-cell office:value-type="float" office:value="21.581005" calcext:value-type="float">
            <text:p>21.581005</text:p>
          </table:table-cell>
          <table:table-cell office:value-type="float" office:value="0.078526" calcext:value-type="float">
            <text:p>0.078526</text:p>
          </table:table-cell>
          <table:table-cell office:value-type="float" office:value="0.99" calcext:value-type="float">
            <text:p>0.99</text:p>
          </table:table-cell>
          <table:table-cell office:value-type="float" office:value="274.83" calcext:value-type="float">
            <text:p>274.8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3745" calcext:value-type="float">
            <text:p>233745</text:p>
          </table:table-cell>
          <table:table-cell office:value-type="float" office:value="21497269482" calcext:value-type="float">
            <text:p>21497269482</text:p>
          </table:table-cell>
          <table:table-cell office:value-type="float" office:value="8645688180" calcext:value-type="float">
            <text:p>8645688180</text:p>
          </table:table-cell>
          <table:table-cell office:value-type="float" office:value="237537" calcext:value-type="float">
            <text:p>237537</text:p>
          </table:table-cell>
          <table:table-cell office:value-type="float" office:value="339701906" calcext:value-type="float">
            <text:p>339701906</text:p>
          </table:table-cell>
          <table:table-cell office:value-type="float" office:value="343046392" calcext:value-type="float">
            <text:p>343046392</text:p>
          </table:table-cell>
          <table:table-cell office:value-type="float" office:value="1340587" calcext:value-type="float">
            <text:p>134058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6473" calcext:value-type="float">
            <text:p>2.486473</text:p>
          </table:table-cell>
          <table:table-cell office:value-type="float" office:value="237537" calcext:value-type="float">
            <text:p>237537</text:p>
          </table:table-cell>
          <table:table-cell office:value-type="float" office:value="21.675896" calcext:value-type="float">
            <text:p>21.675896</text:p>
          </table:table-cell>
          <table:table-cell office:value-type="float" office:value="21.889301" calcext:value-type="float">
            <text:p>21.889301</text:p>
          </table:table-cell>
          <table:table-cell office:value-type="float" office:value="0.085541" calcext:value-type="float">
            <text:p>0.085541</text:p>
          </table:table-cell>
          <table:table-cell office:value-type="float" office:value="0.99" calcext:value-type="float">
            <text:p>0.99</text:p>
          </table:table-cell>
          <table:table-cell office:value-type="float" office:value="255.89" calcext:value-type="float">
            <text:p>255.89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4748" calcext:value-type="float">
            <text:p>234748</text:p>
          </table:table-cell>
          <table:table-cell office:value-type="float" office:value="22375064606" calcext:value-type="float">
            <text:p>22375064606</text:p>
          </table:table-cell>
          <table:table-cell office:value-type="float" office:value="9024677692" calcext:value-type="float">
            <text:p>9024677692</text:p>
          </table:table-cell>
          <table:table-cell office:value-type="float" office:value="227662" calcext:value-type="float">
            <text:p>227662</text:p>
          </table:table-cell>
          <table:table-cell office:value-type="float" office:value="353320085" calcext:value-type="float">
            <text:p>353320085</text:p>
          </table:table-cell>
          <table:table-cell office:value-type="float" office:value="356768099" calcext:value-type="float">
            <text:p>356768099</text:p>
          </table:table-cell>
          <table:table-cell office:value-type="float" office:value="1114017" calcext:value-type="float">
            <text:p>111401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932" calcext:value-type="float">
            <text:p>2.47932</text:p>
          </table:table-cell>
          <table:table-cell office:value-type="float" office:value="227662" calcext:value-type="float">
            <text:p>227662</text:p>
          </table:table-cell>
          <table:table-cell office:value-type="float" office:value="22.544851" calcext:value-type="float">
            <text:p>22.544851</text:p>
          </table:table-cell>
          <table:table-cell office:value-type="float" office:value="22.764864" calcext:value-type="float">
            <text:p>22.764864</text:p>
          </table:table-cell>
          <table:table-cell office:value-type="float" office:value="0.071084" calcext:value-type="float">
            <text:p>0.071084</text:p>
          </table:table-cell>
          <table:table-cell office:value-type="float" office:value="0.99" calcext:value-type="float">
            <text:p>0.99</text:p>
          </table:table-cell>
          <table:table-cell office:value-type="float" office:value="320.25" calcext:value-type="float">
            <text:p>320.2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5751" calcext:value-type="float">
            <text:p>235751</text:p>
          </table:table-cell>
          <table:table-cell office:value-type="float" office:value="21474671643" calcext:value-type="float">
            <text:p>21474671643</text:p>
          </table:table-cell>
          <table:table-cell office:value-type="float" office:value="8634154551" calcext:value-type="float">
            <text:p>8634154551</text:p>
          </table:table-cell>
          <table:table-cell office:value-type="float" office:value="213534" calcext:value-type="float">
            <text:p>213534</text:p>
          </table:table-cell>
          <table:table-cell office:value-type="float" office:value="339354582" calcext:value-type="float">
            <text:p>339354582</text:p>
          </table:table-cell>
          <table:table-cell office:value-type="float" office:value="342691527" calcext:value-type="float">
            <text:p>342691527</text:p>
          </table:table-cell>
          <table:table-cell office:value-type="float" office:value="1139924" calcext:value-type="float">
            <text:p>113992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87177" calcext:value-type="float">
            <text:p>2.487177</text:p>
          </table:table-cell>
          <table:table-cell office:value-type="float" office:value="213534" calcext:value-type="float">
            <text:p>213534</text:p>
          </table:table-cell>
          <table:table-cell office:value-type="float" office:value="21.653732" calcext:value-type="float">
            <text:p>21.653732</text:p>
          </table:table-cell>
          <table:table-cell office:value-type="float" office:value="21.866657" calcext:value-type="float">
            <text:p>21.866657</text:p>
          </table:table-cell>
          <table:table-cell office:value-type="float" office:value="0.072737" calcext:value-type="float">
            <text:p>0.072737</text:p>
          </table:table-cell>
          <table:table-cell office:value-type="float" office:value="0.99" calcext:value-type="float">
            <text:p>0.99</text:p>
          </table:table-cell>
          <table:table-cell office:value-type="float" office:value="300.63" calcext:value-type="float">
            <text:p>300.63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  <table:table-cell office:value-type="float" office:value="236755" calcext:value-type="float">
            <text:p>236755</text:p>
          </table:table-cell>
          <table:table-cell office:value-type="float" office:value="19504131207" calcext:value-type="float">
            <text:p>19504131207</text:p>
          </table:table-cell>
          <table:table-cell office:value-type="float" office:value="7875158139" calcext:value-type="float">
            <text:p>7875158139</text:p>
          </table:table-cell>
          <table:table-cell office:value-type="float" office:value="227152" calcext:value-type="float">
            <text:p>227152</text:p>
          </table:table-cell>
          <table:table-cell office:value-type="float" office:value="308035243" calcext:value-type="float">
            <text:p>308035243</text:p>
          </table:table-cell>
          <table:table-cell office:value-type="float" office:value="311113231" calcext:value-type="float">
            <text:p>311113231</text:p>
          </table:table-cell>
          <table:table-cell office:value-type="float" office:value="1251239" calcext:value-type="float">
            <text:p>125123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2.476665" calcext:value-type="float">
            <text:p>2.476665</text:p>
          </table:table-cell>
          <table:table-cell office:value-type="float" office:value="227152" calcext:value-type="float">
            <text:p>227152</text:p>
          </table:table-cell>
          <table:table-cell office:value-type="float" office:value="19.635712" calcext:value-type="float">
            <text:p>19.635712</text:p>
          </table:table-cell>
          <table:table-cell office:value-type="float" office:value="19.831919" calcext:value-type="float">
            <text:p>19.831919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99" calcext:value-type="float">
            <text:p>0.99</text:p>
          </table:table-cell>
          <table:table-cell office:value-type="float" office:value="248.64" calcext:value-type="float">
            <text:p>248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3">00/00/0000</text:date>, <text:time style:data-style-name="N2" text:time-value="13:58:45.855773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02:48:13.592604366</meta:creation-date>
    <dc:date>2016-05-03T02:35:58.717439943</dc:date>
    <meta:editing-duration>PT21M18S</meta:editing-duration>
    <meta:editing-cycles>11</meta:editing-cycles>
    <meta:generator>LibreOffice/4.2.8.2$Linux_X86_64 LibreOffice_project/420m0$Build-2</meta:generator>
    <meta:document-statistic meta:table-count="14" meta:cell-count="16013" meta:object-count="0"/>
  </office:meta>
</office:document-meta>
</file>